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Stoppuhr.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401cm"/>
    </style:style>
    <style:style style:name="co2" style:family="table-column">
      <style:table-column-properties fo:break-before="auto" style:column-width="4.505cm"/>
    </style:style>
    <style:style style:name="co3" style:family="table-column">
      <style:table-column-properties fo:break-before="auto" style:column-width="2.258cm"/>
    </style:style>
    <style:style style:name="co4" style:family="table-column">
      <style:table-column-properties fo:break-before="auto" style:column-width="3.93cm"/>
    </style:style>
    <style:style style:name="co5" style:family="table-column">
      <style:table-column-properties fo:break-before="auto" style:column-width="3.764cm"/>
    </style:style>
    <style:style style:name="co6" style:family="table-column">
      <style:table-column-properties fo:break-before="auto" style:column-width="4.477cm"/>
    </style:style>
    <style:style style:name="co7" style:family="table-column">
      <style:table-column-properties fo:break-before="auto" style:column-width="2.695cm"/>
    </style:style>
    <style:style style:name="co8" style:family="table-column">
      <style:table-column-properties fo:break-before="auto" style:column-width="6.142cm"/>
    </style:style>
    <style:style style:name="co9" style:family="table-column">
      <style:table-column-properties fo:break-before="auto" style:column-width="4.145cm"/>
    </style:style>
    <style:style style:name="co10" style:family="table-column">
      <style:table-column-properties fo:break-before="auto" style:column-width="1.635cm"/>
    </style:style>
    <style:style style:name="co11" style:family="table-column">
      <style:table-column-properties fo:break-before="auto" style:column-width="2.464cm"/>
    </style:style>
    <style:style style:name="ro1" style:family="table-row">
      <style:table-row-properties style:row-height="0.452cm" fo:break-before="auto" style:use-optimal-row-height="true"/>
    </style:style>
    <style:style style:name="ro2" style:family="table-row">
      <style:table-row-properties style:row-height="0.48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ime-style style:name="N46" number:truncate-on-overflow="false">
      <number:hours number:style="long"/>
      <number:text>:</number:text>
      <number:minutes number:style="long"/>
      <number:text>:</number:text>
      <number:seconds number:style="long" number:decimal-places="2"/>
    </number:tim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boolean-style style:name="N99">
      <number:boolean/>
    </number:boolean-style>
    <style:style style:name="ce1" style:family="table-cell" style:parent-style-name="Default" style:data-style-name="N37"/>
    <style:style style:name="ce2" style:family="table-cell" style:parent-style-name="Default">
      <style:map style:condition="is-true-formula(COUNTIF([.$A$5:.$A$505];[.A5])&gt;1)" style:apply-style-name="ZELLE_5f_FEHLER" style:base-cell-address="Teilnehmer.A5"/>
      <style:map style:condition="is-true-formula(ISEVEN(ROW()))" style:apply-style-name="ZELLE_5f_GERADE" style:base-cell-address="Teilnehmer.A5"/>
    </style:style>
    <style:style style:name="ce3" style:family="table-cell" style:parent-style-name="Default">
      <style:map style:condition="is-true-formula(ISEVEN(ROW()))" style:apply-style-name="ZELLE_5f_GERADE" style:base-cell-address="Teilnehmer.B5"/>
    </style:style>
    <style:style style:name="ce4" style:family="table-cell" style:parent-style-name="Default">
      <style:text-properties style:font-name="Arial" style:font-name-asian="DejaVu Sans" style:font-name-complex="DejaVu Sans"/>
      <style:map style:condition="is-true-formula(ISEVEN(ROW()))" style:apply-style-name="ZELLE_5f_GERADE" style:base-cell-address="Teilnehmer.B5"/>
    </style:style>
    <style:style style:name="ce5" style:family="table-cell" style:parent-style-name="Default">
      <style:table-cell-properties style:text-align-source="fix" style:repeat-content="false" fo:wrap-option="wrap" style:vertical-align="middle"/>
      <style:paragraph-properties fo:text-align="start"/>
    </style:style>
    <style:style style:name="ce6" style:family="table-cell" style:parent-style-name="Default">
      <style:table-cell-properties style:text-align-source="fix" style:repeat-content="false" fo:wrap-option="wrap" style:vertical-align="middle"/>
      <style:paragraph-properties fo:text-align="center"/>
    </style:style>
    <style:style style:name="ce7"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data-style-name="N37">
      <style:map style:condition="is-true-formula(ISEVEN(ROW()))" style:apply-style-name="ZELLE_5f_GERADE" style:base-cell-address="Teilnehmer.B5"/>
    </style:style>
    <style:style style:name="ce9" style:family="table-cell" style:parent-style-name="Default" style:data-style-name="N50"/>
    <style:style style:name="ce10" style:family="table-cell" style:parent-style-name="Default" style:data-style-name="N99">
      <style:text-properties fo:color="#000000" style:font-name="Calibri" fo:font-size="11pt" style:font-name-asian="DejaVu Sans" style:font-size-asian="11pt" style:font-name-complex="DejaVu Sans" style:font-size-complex="11pt"/>
    </style:style>
    <style:style style:name="ce11" style:family="table-cell" style:parent-style-name="Default" style:data-style-name="N46">
      <style:map style:condition="is-true-formula(ISEVEN(ROW()))" style:apply-style-name="ZELLE_5f_GERADE" style:base-cell-address="Teilnehmer.B5"/>
    </style:style>
    <style:style style:name="ce12" style:family="table-cell" style:parent-style-name="Default"/>
    <style:style style:name="ce13" style:family="table-cell" style:parent-style-name="Default" style:data-style-name="N99">
      <style:map style:condition="is-true-formula(ISEVEN(ROW()))" style:apply-style-name="ZELLE_5f_GERADE" style:base-cell-address="Teilnehmer.B5"/>
    </style:style>
    <style:style style:name="ce14" style:family="table-cell" style:parent-style-name="Default" style:data-style-name="N51"/>
    <style:style style:name="ce15" style:family="table-cell" style:parent-style-name="Default" style:data-style-name="N0"/>
    <style:style style:name="ce16" style:family="table-cell" style:parent-style-name="Default" style:data-style-name="N46"/>
    <style:style style:name="ce17" style:family="table-cell" style:parent-style-name="Pivot-Tabelle_20_Feld">
      <style:table-cell-properties fo:border-bottom="0.99pt solid #000000" fo:border-left="2.01pt solid #000000" fo:border-right="0.99pt solid #000000" fo:border-top="2.01pt solid #000000"/>
    </style:style>
    <style:style style:name="ce18" style:family="table-cell" style:parent-style-name="Pivot-Tabelle_20_Kategorie" style:data-style-name="N0">
      <style:table-cell-properties fo:border-bottom="none" fo:border-left="2.01pt solid #000000" fo:border-right="none" fo:border-top="0.99pt solid #000000"/>
    </style:style>
    <style:style style:name="ce19" style:family="table-cell" style:parent-style-name="Pivot-Tabelle_20_Kategorie" style:data-style-name="N0">
      <style:table-cell-properties fo:border-bottom="none" fo:border-left="2.01pt solid #000000" fo:border-right="none" fo:border-top="none"/>
    </style:style>
    <style:style style:name="ce20" style:family="table-cell" style:parent-style-name="Pivot-Tabelle_20_Kategorie" style:data-style-name="N0">
      <style:table-cell-properties fo:border-bottom="2.01pt solid #000000" fo:border-left="2.01pt solid #000000" fo:border-right="none" fo:border-top="none"/>
    </style:style>
    <style:style style:name="ce21" style:family="table-cell" style:parent-style-name="Pivot-Tabelle_20_Feld">
      <style:table-cell-properties fo:border-bottom="0.99pt solid #000000" fo:border-left="0.99pt solid #000000" fo:border-right="0.99pt solid #000000" fo:border-top="2.01pt solid #000000"/>
    </style:style>
    <style:style style:name="ce22" style:family="table-cell" style:parent-style-name="Pivot-Tabelle_20_Kategorie" style:data-style-name="N0">
      <style:table-cell-properties fo:border-bottom="none" fo:border-left="none" fo:border-right="none" fo:border-top="0.99pt solid #000000"/>
    </style:style>
    <style:style style:name="ce23" style:family="table-cell" style:parent-style-name="Pivot-Tabelle_20_Kategorie" style:data-style-name="N0"/>
    <style:style style:name="ce24" style:family="table-cell" style:parent-style-name="Pivot-Tabelle_20_Kategorie" style:data-style-name="N0">
      <style:table-cell-properties fo:border-bottom="2.01pt solid #000000" fo:border-left="none" fo:border-right="none" fo:border-top="none"/>
    </style:style>
    <style:style style:name="ce25" style:family="table-cell" style:parent-style-name="Pivot-Tabelle_20_Kategorie" style:data-style-name="N46">
      <style:table-cell-properties fo:border-bottom="none" fo:border-left="none" fo:border-right="0.99pt solid #000000" fo:border-top="0.99pt solid #000000"/>
    </style:style>
    <style:style style:name="ce26" style:family="table-cell" style:parent-style-name="Pivot-Tabelle_20_Kategorie" style:data-style-name="N46">
      <style:table-cell-properties fo:border-bottom="none" fo:border-left="none" fo:border-right="0.99pt solid #000000" fo:border-top="none"/>
    </style:style>
    <style:style style:name="ce27" style:family="table-cell" style:parent-style-name="Pivot-Tabelle_20_Kategorie" style:data-style-name="N46">
      <style:table-cell-properties fo:border-bottom="2.01pt solid #000000" fo:border-left="none" fo:border-right="0.99pt solid #000000" fo:border-top="none"/>
    </style:style>
    <style:style style:name="ce28" style:family="table-cell" style:parent-style-name="Pivot-Tabelle_20_Ecke">
      <style:table-cell-properties fo:border-bottom="0.99pt solid #000000" fo:border-left="0.99pt solid #000000" fo:border-right="2.01pt solid #000000" fo:border-top="2.01pt solid #000000"/>
    </style:style>
    <style:style style:name="ce29" style:family="table-cell" style:parent-style-name="Pivot-Tabelle_20_Wert">
      <style:table-cell-properties fo:border-bottom="none" fo:border-left="0.99pt solid #000000" fo:border-right="2.01pt solid #000000" fo:border-top="0.99pt solid #000000"/>
    </style:style>
    <style:style style:name="ce30" style:family="table-cell" style:parent-style-name="Pivot-Tabelle_20_Wert">
      <style:table-cell-properties fo:border-bottom="0.99pt solid #000000" fo:border-left="0.99pt solid #000000" fo:border-right="2.01pt solid #000000" fo:border-top="none"/>
    </style:style>
    <style:style style:name="ce31" style:family="table-cell" style:parent-style-name="Pivot-Tabelle_20_Wert">
      <style:table-cell-properties fo:border-bottom="0.99pt solid #000000" fo:border-left="0.99pt solid #000000" fo:border-right="2.01pt solid #000000" fo:border-top="0.99pt solid #000000"/>
    </style:style>
    <style:style style:name="ce32" style:family="table-cell" style:parent-style-name="Pivot-Tabelle_20_Wert">
      <style:table-cell-properties fo:border-bottom="2.01pt solid #000000" fo:border-left="0.99pt solid #000000" fo:border-right="2.01pt solid #000000" fo:border-top="none"/>
    </style:style>
    <style:style style:name="P1" style:family="paragraph">
      <style:paragraph-properties fo:text-align="center"/>
    </style:style>
  </office:automatic-styles>
  <office:body>
    <office:spreadsheet>
      <table:table table:name="Veranstaltung"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row table:style-name="ro1">
          <table:table-cell office:value-type="string" calcext:value-type="string">
            <text:p>Veranstaltung:</text:p>
          </table:table-cell>
          <table:table-cell table:number-columns-repeated="8"/>
        </table:table-row>
        <table:table-row table:style-name="ro1">
          <table:table-cell office:value-type="string" calcext:value-type="string">
            <text:p>Datum</text:p>
          </table:table-cell>
          <table:table-cell table:style-name="ce1" office:value-type="date" office:date-value="2014-09-18" calcext:value-type="date">
            <text:p>18.09.14</text:p>
          </table:table-cell>
          <table:table-cell table:number-columns-repeated="7"/>
        </table:table-row>
        <table:table-row table:style-name="ro1">
          <table:table-cell office:value-type="string" calcext:value-type="string">
            <text:p>Bezugsjahr Altersklassen</text:p>
          </table:table-cell>
          <table:table-cell table:formula="of:=YEAR([.B2])" office:value-type="float" office:value="2014" calcext:value-type="float">
            <text:p>2014</text:p>
          </table:table-cell>
          <table:table-cell table:number-columns-repeated="7"/>
        </table:table-row>
        <table:table-row table:style-name="ro1" table:number-rows-repeated="5">
          <table:table-cell table:number-columns-repeated="9"/>
        </table:table-row>
        <table:table-row table:style-name="ro1">
          <table:table-cell table:number-columns-repeated="2"/>
          <table:table-cell office:value-type="string" calcext:value-type="string">
            <text:p>Alter von</text:p>
          </table:table-cell>
          <table:table-cell office:value-type="string" calcext:value-type="string">
            <text:p>Alter bis</text:p>
          </table:table-cell>
          <table:table-cell office:value-type="string" calcext:value-type="string">
            <text:p>Kürzel M</text:p>
          </table:table-cell>
          <table:table-cell office:value-type="string" calcext:value-type="string">
            <text:p>Bezeichnung M</text:p>
          </table:table-cell>
          <table:table-cell office:value-type="string" calcext:value-type="string">
            <text:p>Kürzel W</text:p>
          </table:table-cell>
          <table:table-cell office:value-type="string" calcext:value-type="string">
            <text:p>Bezeichnung W</text:p>
          </table:table-cell>
          <table:table-cell office:value-type="string" calcext:value-type="string">
            <text:p>Jahrgänge</text:p>
          </table:table-cell>
        </table:table-row>
        <table:table-row table:style-name="ro1">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MU8</text:p>
          </table:table-cell>
          <table:table-cell office:value-type="string" calcext:value-type="string">
            <text:p>männliche Kinder U8</text:p>
          </table:table-cell>
          <table:table-cell office:value-type="string" calcext:value-type="string">
            <text:p>WU8</text:p>
          </table:table-cell>
          <table:table-cell office:value-type="string" calcext:value-type="string">
            <text:p>weibliche Kinder U8</text:p>
          </table:table-cell>
          <table:table-cell table:formula="of:=IF(OR(ISBLANK([.C10]);ISBLANK([.D10]));&quot;&quot;; JahrDerVeranstaltung-[.D10]&amp;&quot; - &quot;&amp;JahrDerVeranstaltung-[.C10])" office:value-type="string" office:string-value="2007 - 2014" calcext:value-type="string">
            <text:p>2007 - 2014</text:p>
          </table:table-cell>
        </table:table-row>
        <table:table-row table:style-name="ro1">
          <table:table-cell table:number-columns-repeated="2"/>
          <table:table-cell office:value-type="float" office:value="8" calcext:value-type="float">
            <text:p>8</text:p>
          </table:table-cell>
          <table:table-cell office:value-type="float" office:value="9" calcext:value-type="float">
            <text:p>9</text:p>
          </table:table-cell>
          <table:table-cell office:value-type="string" calcext:value-type="string">
            <text:p>MU10</text:p>
          </table:table-cell>
          <table:table-cell office:value-type="string" calcext:value-type="string">
            <text:p>männliche Kinder U10</text:p>
          </table:table-cell>
          <table:table-cell office:value-type="string" calcext:value-type="string">
            <text:p>WU10</text:p>
          </table:table-cell>
          <table:table-cell office:value-type="string" calcext:value-type="string">
            <text:p>weibliche Kinder U10</text:p>
          </table:table-cell>
          <table:table-cell table:formula="of:=IF(OR(ISBLANK([.C11]);ISBLANK([.D11]));&quot;&quot;; JahrDerVeranstaltung-[.D11]&amp;&quot; - &quot;&amp;JahrDerVeranstaltung-[.C11])" office:value-type="string" office:string-value="2005 - 2006" calcext:value-type="string">
            <text:p>2005 - 2006</text:p>
          </table:table-cell>
        </table:table-row>
        <table:table-row table:style-name="ro1">
          <table:table-cell table:number-columns-repeated="2"/>
          <table:table-cell office:value-type="float" office:value="10" calcext:value-type="float">
            <text:p>10</text:p>
          </table:table-cell>
          <table:table-cell office:value-type="float" office:value="11" calcext:value-type="float">
            <text:p>11</text:p>
          </table:table-cell>
          <table:table-cell office:value-type="string" calcext:value-type="string">
            <text:p>MU12</text:p>
          </table:table-cell>
          <table:table-cell office:value-type="string" calcext:value-type="string">
            <text:p>männliche Kinder U12</text:p>
          </table:table-cell>
          <table:table-cell office:value-type="string" calcext:value-type="string">
            <text:p>WU12</text:p>
          </table:table-cell>
          <table:table-cell office:value-type="string" calcext:value-type="string">
            <text:p>weibliche Kinder U12</text:p>
          </table:table-cell>
          <table:table-cell table:formula="of:=IF(OR(ISBLANK([.C12]);ISBLANK([.D12]));&quot;&quot;; JahrDerVeranstaltung-[.D12]&amp;&quot; - &quot;&amp;JahrDerVeranstaltung-[.C12])" office:value-type="string" office:string-value="2003 - 2004" calcext:value-type="string">
            <text:p>2003 - 2004</text:p>
          </table:table-cell>
        </table:table-row>
        <table:table-row table:style-name="ro1">
          <table:table-cell table:number-columns-repeated="2"/>
          <table:table-cell office:value-type="float" office:value="12" calcext:value-type="float">
            <text:p>12</text:p>
          </table:table-cell>
          <table:table-cell office:value-type="float" office:value="13" calcext:value-type="float">
            <text:p>13</text:p>
          </table:table-cell>
          <table:table-cell office:value-type="string" calcext:value-type="string">
            <text:p>MU14</text:p>
          </table:table-cell>
          <table:table-cell office:value-type="string" calcext:value-type="string">
            <text:p>männliche Jugend U14</text:p>
          </table:table-cell>
          <table:table-cell office:value-type="string" calcext:value-type="string">
            <text:p>WU14</text:p>
          </table:table-cell>
          <table:table-cell office:value-type="string" calcext:value-type="string">
            <text:p>weibliche Jugend U14</text:p>
          </table:table-cell>
          <table:table-cell table:formula="of:=IF(OR(ISBLANK([.C13]);ISBLANK([.D13]));&quot;&quot;; JahrDerVeranstaltung-[.D13]&amp;&quot; - &quot;&amp;JahrDerVeranstaltung-[.C13])" office:value-type="string" office:string-value="2001 - 2002" calcext:value-type="string">
            <text:p>2001 - 2002</text:p>
          </table:table-cell>
        </table:table-row>
        <table:table-row table:style-name="ro1">
          <table:table-cell table:number-columns-repeated="2"/>
          <table:table-cell office:value-type="float" office:value="14" calcext:value-type="float">
            <text:p>14</text:p>
          </table:table-cell>
          <table:table-cell office:value-type="float" office:value="15" calcext:value-type="float">
            <text:p>15</text:p>
          </table:table-cell>
          <table:table-cell office:value-type="string" calcext:value-type="string">
            <text:p>MU16</text:p>
          </table:table-cell>
          <table:table-cell office:value-type="string" calcext:value-type="string">
            <text:p>männliche Jugend U16</text:p>
          </table:table-cell>
          <table:table-cell office:value-type="string" calcext:value-type="string">
            <text:p>WU16</text:p>
          </table:table-cell>
          <table:table-cell office:value-type="string" calcext:value-type="string">
            <text:p>weibliche Jugend U16</text:p>
          </table:table-cell>
          <table:table-cell table:formula="of:=IF(OR(ISBLANK([.C14]);ISBLANK([.D14]));&quot;&quot;; JahrDerVeranstaltung-[.D14]&amp;&quot; - &quot;&amp;JahrDerVeranstaltung-[.C14])" office:value-type="string" office:string-value="1999 - 2000" calcext:value-type="string">
            <text:p>1999 - 2000</text:p>
          </table:table-cell>
        </table:table-row>
        <table:table-row table:style-name="ro1">
          <table:table-cell table:number-columns-repeated="2"/>
          <table:table-cell office:value-type="float" office:value="16" calcext:value-type="float">
            <text:p>16</text:p>
          </table:table-cell>
          <table:table-cell office:value-type="float" office:value="17" calcext:value-type="float">
            <text:p>17</text:p>
          </table:table-cell>
          <table:table-cell office:value-type="string" calcext:value-type="string">
            <text:p>MU18</text:p>
          </table:table-cell>
          <table:table-cell office:value-type="string" calcext:value-type="string">
            <text:p>männliche Jugend U18</text:p>
          </table:table-cell>
          <table:table-cell office:value-type="string" calcext:value-type="string">
            <text:p>WU18</text:p>
          </table:table-cell>
          <table:table-cell office:value-type="string" calcext:value-type="string">
            <text:p>weibliche Jugend U18</text:p>
          </table:table-cell>
          <table:table-cell table:formula="of:=IF(OR(ISBLANK([.C15]);ISBLANK([.D15]));&quot;&quot;; JahrDerVeranstaltung-[.D15]&amp;&quot; - &quot;&amp;JahrDerVeranstaltung-[.C15])" office:value-type="string" office:string-value="1997 - 1998" calcext:value-type="string">
            <text:p>1997 - 1998</text:p>
          </table:table-cell>
        </table:table-row>
        <table:table-row table:style-name="ro1">
          <table:table-cell table:number-columns-repeated="2"/>
          <table:table-cell office:value-type="float" office:value="18" calcext:value-type="float">
            <text:p>18</text:p>
          </table:table-cell>
          <table:table-cell office:value-type="float" office:value="19" calcext:value-type="float">
            <text:p>19</text:p>
          </table:table-cell>
          <table:table-cell office:value-type="string" calcext:value-type="string">
            <text:p>MU20</text:p>
          </table:table-cell>
          <table:table-cell office:value-type="string" calcext:value-type="string">
            <text:p>männliche Jugend U20</text:p>
          </table:table-cell>
          <table:table-cell office:value-type="string" calcext:value-type="string">
            <text:p>WU20</text:p>
          </table:table-cell>
          <table:table-cell office:value-type="string" calcext:value-type="string">
            <text:p>weibliche Jugend U20</text:p>
          </table:table-cell>
          <table:table-cell table:formula="of:=IF(OR(ISBLANK([.C16]);ISBLANK([.D16]));&quot;&quot;; JahrDerVeranstaltung-[.D16]&amp;&quot; - &quot;&amp;JahrDerVeranstaltung-[.C16])" office:value-type="string" office:string-value="1995 - 1996" calcext:value-type="string">
            <text:p>1995 - 1996</text:p>
          </table:table-cell>
        </table:table-row>
        <table:table-row table:style-name="ro1">
          <table:table-cell table:number-columns-repeated="2"/>
          <table:table-cell office:value-type="float" office:value="20" calcext:value-type="float">
            <text:p>20</text:p>
          </table:table-cell>
          <table:table-cell office:value-type="float" office:value="29" calcext:value-type="float">
            <text:p>29</text:p>
          </table:table-cell>
          <table:table-cell office:value-type="string" calcext:value-type="string">
            <text:p>MHK</text:p>
          </table:table-cell>
          <table:table-cell office:value-type="string" calcext:value-type="string">
            <text:p>Männer (Hauptklasse)</text:p>
          </table:table-cell>
          <table:table-cell office:value-type="string" calcext:value-type="string">
            <text:p>WHK</text:p>
          </table:table-cell>
          <table:table-cell office:value-type="string" calcext:value-type="string">
            <text:p>Frauen (Hauptklasse)</text:p>
          </table:table-cell>
          <table:table-cell table:formula="of:=IF(OR(ISBLANK([.C17]);ISBLANK([.D17]));&quot;&quot;; JahrDerVeranstaltung-[.D17]&amp;&quot; - &quot;&amp;JahrDerVeranstaltung-[.C17])" office:value-type="string" office:string-value="1985 - 1994" calcext:value-type="string">
            <text:p>1985 - 1994</text:p>
          </table:table-cell>
        </table:table-row>
        <table:table-row table:style-name="ro1">
          <table:table-cell table:number-columns-repeated="2"/>
          <table:table-cell office:value-type="float" office:value="30" calcext:value-type="float">
            <text:p>30</text:p>
          </table:table-cell>
          <table:table-cell office:value-type="float" office:value="34" calcext:value-type="float">
            <text:p>34</text:p>
          </table:table-cell>
          <table:table-cell office:value-type="string" calcext:value-type="string">
            <text:p>M30</text:p>
          </table:table-cell>
          <table:table-cell office:value-type="string" calcext:value-type="string">
            <text:p>Senioren M30</text:p>
          </table:table-cell>
          <table:table-cell office:value-type="string" calcext:value-type="string">
            <text:p>W30</text:p>
          </table:table-cell>
          <table:table-cell office:value-type="string" calcext:value-type="string">
            <text:p>Seniorinnen W30</text:p>
          </table:table-cell>
          <table:table-cell table:formula="of:=IF(OR(ISBLANK([.C18]);ISBLANK([.D18]));&quot;&quot;; JahrDerVeranstaltung-[.D18]&amp;&quot; - &quot;&amp;JahrDerVeranstaltung-[.C18])" office:value-type="string" office:string-value="1980 - 1984" calcext:value-type="string">
            <text:p>1980 - 1984</text:p>
          </table:table-cell>
        </table:table-row>
        <table:table-row table:style-name="ro1">
          <table:table-cell table:number-columns-repeated="2"/>
          <table:table-cell office:value-type="float" office:value="35" calcext:value-type="float">
            <text:p>35</text:p>
          </table:table-cell>
          <table:table-cell office:value-type="float" office:value="39" calcext:value-type="float">
            <text:p>39</text:p>
          </table:table-cell>
          <table:table-cell office:value-type="string" calcext:value-type="string">
            <text:p>M35</text:p>
          </table:table-cell>
          <table:table-cell office:value-type="string" calcext:value-type="string">
            <text:p>Senioren M35</text:p>
          </table:table-cell>
          <table:table-cell office:value-type="string" calcext:value-type="string">
            <text:p>W35</text:p>
          </table:table-cell>
          <table:table-cell office:value-type="string" calcext:value-type="string">
            <text:p>Seniorinnen W35</text:p>
          </table:table-cell>
          <table:table-cell table:formula="of:=IF(OR(ISBLANK([.C19]);ISBLANK([.D19]));&quot;&quot;; JahrDerVeranstaltung-[.D19]&amp;&quot; - &quot;&amp;JahrDerVeranstaltung-[.C19])" office:value-type="string" office:string-value="1975 - 1979" calcext:value-type="string">
            <text:p>1975 - 1979</text:p>
          </table:table-cell>
        </table:table-row>
        <table:table-row table:style-name="ro1">
          <table:table-cell table:number-columns-repeated="2"/>
          <table:table-cell office:value-type="float" office:value="40" calcext:value-type="float">
            <text:p>40</text:p>
          </table:table-cell>
          <table:table-cell office:value-type="float" office:value="44" calcext:value-type="float">
            <text:p>44</text:p>
          </table:table-cell>
          <table:table-cell office:value-type="string" calcext:value-type="string">
            <text:p>M40</text:p>
          </table:table-cell>
          <table:table-cell office:value-type="string" calcext:value-type="string">
            <text:p>Senioren M40</text:p>
          </table:table-cell>
          <table:table-cell office:value-type="string" calcext:value-type="string">
            <text:p>W40</text:p>
          </table:table-cell>
          <table:table-cell office:value-type="string" calcext:value-type="string">
            <text:p>Seniorinnen W40</text:p>
          </table:table-cell>
          <table:table-cell table:formula="of:=IF(OR(ISBLANK([.C20]);ISBLANK([.D20]));&quot;&quot;; JahrDerVeranstaltung-[.D20]&amp;&quot; - &quot;&amp;JahrDerVeranstaltung-[.C20])" office:value-type="string" office:string-value="1970 - 1974" calcext:value-type="string">
            <text:p>1970 - 1974</text:p>
          </table:table-cell>
        </table:table-row>
        <table:table-row table:style-name="ro1">
          <table:table-cell table:number-columns-repeated="2"/>
          <table:table-cell office:value-type="float" office:value="45" calcext:value-type="float">
            <text:p>45</text:p>
          </table:table-cell>
          <table:table-cell office:value-type="float" office:value="49" calcext:value-type="float">
            <text:p>49</text:p>
          </table:table-cell>
          <table:table-cell office:value-type="string" calcext:value-type="string">
            <text:p>M45</text:p>
          </table:table-cell>
          <table:table-cell office:value-type="string" calcext:value-type="string">
            <text:p>Senioren M45</text:p>
          </table:table-cell>
          <table:table-cell office:value-type="string" calcext:value-type="string">
            <text:p>W45</text:p>
          </table:table-cell>
          <table:table-cell office:value-type="string" calcext:value-type="string">
            <text:p>Seniorinnen W45</text:p>
          </table:table-cell>
          <table:table-cell table:formula="of:=IF(OR(ISBLANK([.C21]);ISBLANK([.D21]));&quot;&quot;; JahrDerVeranstaltung-[.D21]&amp;&quot; - &quot;&amp;JahrDerVeranstaltung-[.C21])" office:value-type="string" office:string-value="1965 - 1969" calcext:value-type="string">
            <text:p>1965 - 1969</text:p>
          </table:table-cell>
        </table:table-row>
        <table:table-row table:style-name="ro1">
          <table:table-cell table:number-columns-repeated="2"/>
          <table:table-cell office:value-type="float" office:value="50" calcext:value-type="float">
            <text:p>50</text:p>
          </table:table-cell>
          <table:table-cell office:value-type="float" office:value="54" calcext:value-type="float">
            <text:p>54</text:p>
          </table:table-cell>
          <table:table-cell office:value-type="string" calcext:value-type="string">
            <text:p>M50</text:p>
          </table:table-cell>
          <table:table-cell office:value-type="string" calcext:value-type="string">
            <text:p>Senioren M50</text:p>
          </table:table-cell>
          <table:table-cell office:value-type="string" calcext:value-type="string">
            <text:p>W50</text:p>
          </table:table-cell>
          <table:table-cell office:value-type="string" calcext:value-type="string">
            <text:p>Seniorinnen W50</text:p>
          </table:table-cell>
          <table:table-cell table:formula="of:=IF(OR(ISBLANK([.C22]);ISBLANK([.D22]));&quot;&quot;; JahrDerVeranstaltung-[.D22]&amp;&quot; - &quot;&amp;JahrDerVeranstaltung-[.C22])" office:value-type="string" office:string-value="1960 - 1964" calcext:value-type="string">
            <text:p>1960 - 1964</text:p>
          </table:table-cell>
        </table:table-row>
        <table:table-row table:style-name="ro1">
          <table:table-cell table:number-columns-repeated="2"/>
          <table:table-cell office:value-type="float" office:value="55" calcext:value-type="float">
            <text:p>55</text:p>
          </table:table-cell>
          <table:table-cell office:value-type="float" office:value="59" calcext:value-type="float">
            <text:p>59</text:p>
          </table:table-cell>
          <table:table-cell office:value-type="string" calcext:value-type="string">
            <text:p>M55</text:p>
          </table:table-cell>
          <table:table-cell office:value-type="string" calcext:value-type="string">
            <text:p>Senioren M55</text:p>
          </table:table-cell>
          <table:table-cell office:value-type="string" calcext:value-type="string">
            <text:p>W55</text:p>
          </table:table-cell>
          <table:table-cell office:value-type="string" calcext:value-type="string">
            <text:p>Seniorinnen W55</text:p>
          </table:table-cell>
          <table:table-cell table:formula="of:=IF(OR(ISBLANK([.C23]);ISBLANK([.D23]));&quot;&quot;; JahrDerVeranstaltung-[.D23]&amp;&quot; - &quot;&amp;JahrDerVeranstaltung-[.C23])" office:value-type="string" office:string-value="1955 - 1959" calcext:value-type="string">
            <text:p>1955 - 1959</text:p>
          </table:table-cell>
        </table:table-row>
        <table:table-row table:style-name="ro1">
          <table:table-cell table:number-columns-repeated="2"/>
          <table:table-cell office:value-type="float" office:value="60" calcext:value-type="float">
            <text:p>60</text:p>
          </table:table-cell>
          <table:table-cell office:value-type="float" office:value="64" calcext:value-type="float">
            <text:p>64</text:p>
          </table:table-cell>
          <table:table-cell office:value-type="string" calcext:value-type="string">
            <text:p>M60</text:p>
          </table:table-cell>
          <table:table-cell office:value-type="string" calcext:value-type="string">
            <text:p>Senioren M60</text:p>
          </table:table-cell>
          <table:table-cell office:value-type="string" calcext:value-type="string">
            <text:p>W60</text:p>
          </table:table-cell>
          <table:table-cell office:value-type="string" calcext:value-type="string">
            <text:p>Seniorinnen W60</text:p>
          </table:table-cell>
          <table:table-cell table:formula="of:=IF(OR(ISBLANK([.C24]);ISBLANK([.D24]));&quot;&quot;; JahrDerVeranstaltung-[.D24]&amp;&quot; - &quot;&amp;JahrDerVeranstaltung-[.C24])" office:value-type="string" office:string-value="1950 - 1954" calcext:value-type="string">
            <text:p>1950 - 1954</text:p>
          </table:table-cell>
        </table:table-row>
        <table:table-row table:style-name="ro1">
          <table:table-cell table:number-columns-repeated="2"/>
          <table:table-cell office:value-type="float" office:value="65" calcext:value-type="float">
            <text:p>65</text:p>
          </table:table-cell>
          <table:table-cell office:value-type="float" office:value="69" calcext:value-type="float">
            <text:p>69</text:p>
          </table:table-cell>
          <table:table-cell office:value-type="string" calcext:value-type="string">
            <text:p>M65</text:p>
          </table:table-cell>
          <table:table-cell office:value-type="string" calcext:value-type="string">
            <text:p>Senioren M65</text:p>
          </table:table-cell>
          <table:table-cell office:value-type="string" calcext:value-type="string">
            <text:p>W65</text:p>
          </table:table-cell>
          <table:table-cell office:value-type="string" calcext:value-type="string">
            <text:p>Seniorinnen W65</text:p>
          </table:table-cell>
          <table:table-cell table:formula="of:=IF(OR(ISBLANK([.C25]);ISBLANK([.D25]));&quot;&quot;; JahrDerVeranstaltung-[.D25]&amp;&quot; - &quot;&amp;JahrDerVeranstaltung-[.C25])" office:value-type="string" office:string-value="1945 - 1949" calcext:value-type="string">
            <text:p>1945 - 1949</text:p>
          </table:table-cell>
        </table:table-row>
        <table:table-row table:style-name="ro1">
          <table:table-cell table:number-columns-repeated="2"/>
          <table:table-cell office:value-type="float" office:value="70" calcext:value-type="float">
            <text:p>70</text:p>
          </table:table-cell>
          <table:table-cell office:value-type="float" office:value="74" calcext:value-type="float">
            <text:p>74</text:p>
          </table:table-cell>
          <table:table-cell office:value-type="string" calcext:value-type="string">
            <text:p>M70</text:p>
          </table:table-cell>
          <table:table-cell office:value-type="string" calcext:value-type="string">
            <text:p>Senioren M70</text:p>
          </table:table-cell>
          <table:table-cell office:value-type="string" calcext:value-type="string">
            <text:p>W70</text:p>
          </table:table-cell>
          <table:table-cell office:value-type="string" calcext:value-type="string">
            <text:p>Seniorinnen W70</text:p>
          </table:table-cell>
          <table:table-cell table:formula="of:=IF(OR(ISBLANK([.C26]);ISBLANK([.D26]));&quot;&quot;; JahrDerVeranstaltung-[.D26]&amp;&quot; - &quot;&amp;JahrDerVeranstaltung-[.C26])" office:value-type="string" office:string-value="1940 - 1944" calcext:value-type="string">
            <text:p>1940 - 1944</text:p>
          </table:table-cell>
        </table:table-row>
        <table:table-row table:style-name="ro1">
          <table:table-cell table:number-columns-repeated="2"/>
          <table:table-cell office:value-type="float" office:value="75" calcext:value-type="float">
            <text:p>75</text:p>
          </table:table-cell>
          <table:table-cell office:value-type="float" office:value="79" calcext:value-type="float">
            <text:p>79</text:p>
          </table:table-cell>
          <table:table-cell office:value-type="string" calcext:value-type="string">
            <text:p>M75</text:p>
          </table:table-cell>
          <table:table-cell office:value-type="string" calcext:value-type="string">
            <text:p>Senioren M75</text:p>
          </table:table-cell>
          <table:table-cell office:value-type="string" calcext:value-type="string">
            <text:p>W75</text:p>
          </table:table-cell>
          <table:table-cell office:value-type="string" calcext:value-type="string">
            <text:p>Seniorinnen W75</text:p>
          </table:table-cell>
          <table:table-cell table:formula="of:=IF(OR(ISBLANK([.C27]);ISBLANK([.D27]));&quot;&quot;; JahrDerVeranstaltung-[.D27]&amp;&quot; - &quot;&amp;JahrDerVeranstaltung-[.C27])" office:value-type="string" office:string-value="1935 - 1939" calcext:value-type="string">
            <text:p>1935 - 1939</text:p>
          </table:table-cell>
        </table:table-row>
        <table:table-row table:style-name="ro1">
          <table:table-cell table:number-columns-repeated="2"/>
          <table:table-cell office:value-type="float" office:value="80" calcext:value-type="float">
            <text:p>80</text:p>
          </table:table-cell>
          <table:table-cell office:value-type="float" office:value="84" calcext:value-type="float">
            <text:p>84</text:p>
          </table:table-cell>
          <table:table-cell office:value-type="string" calcext:value-type="string">
            <text:p>M80</text:p>
          </table:table-cell>
          <table:table-cell office:value-type="string" calcext:value-type="string">
            <text:p>Senioren M80</text:p>
          </table:table-cell>
          <table:table-cell office:value-type="string" calcext:value-type="string">
            <text:p>W80</text:p>
          </table:table-cell>
          <table:table-cell office:value-type="string" calcext:value-type="string">
            <text:p>Seniorinnen W80</text:p>
          </table:table-cell>
          <table:table-cell table:formula="of:=IF(OR(ISBLANK([.C28]);ISBLANK([.D28]));&quot;&quot;; JahrDerVeranstaltung-[.D28]&amp;&quot; - &quot;&amp;JahrDerVeranstaltung-[.C28])" office:value-type="string" office:string-value="1930 - 1934" calcext:value-type="string">
            <text:p>1930 - 1934</text:p>
          </table:table-cell>
        </table:table-row>
        <table:table-row table:style-name="ro1">
          <table:table-cell table:number-columns-repeated="2"/>
          <table:table-cell office:value-type="float" office:value="85" calcext:value-type="float">
            <text:p>85</text:p>
          </table:table-cell>
          <table:table-cell office:value-type="float" office:value="99" calcext:value-type="float">
            <text:p>99</text:p>
          </table:table-cell>
          <table:table-cell office:value-type="string" calcext:value-type="string">
            <text:p>M85</text:p>
          </table:table-cell>
          <table:table-cell office:value-type="string" calcext:value-type="string">
            <text:p>Senioren M85</text:p>
          </table:table-cell>
          <table:table-cell office:value-type="string" calcext:value-type="string">
            <text:p>W85</text:p>
          </table:table-cell>
          <table:table-cell office:value-type="string" calcext:value-type="string">
            <text:p>Seniorinnen W85</text:p>
          </table:table-cell>
          <table:table-cell table:formula="of:=IF(OR(ISBLANK([.C29]);ISBLANK([.D29]));&quot;&quot;; JahrDerVeranstaltung-[.D29]&amp;&quot; - &quot;&amp;JahrDerVeranstaltung-[.C29])" office:value-type="string" office:string-value="1915 - 1929" calcext:value-type="string">
            <text:p>1915 - 1929</text:p>
          </table:table-cell>
        </table:table-row>
      </table:table>
      <table:table table:name="Teilnehmer" table:style-name="ta1">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chaltfläche 1" form:control-implementation="ooo:com.sun.star.form.component.CommandButton" xml:id="control1" form:id="control1" form:label="Stoppuhr einlesen"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toppuhr.StoppuhrEinlesen?language=Basic&amp;location=document" xlink:type="simple"/>
              </office:event-listeners>
            </form:button>
          </form:form>
        </office:forms>
        <table:shapes>
          <draw:control draw:z-index="0" draw:text-style-name="P1" svg:width="4.098cm" svg:height="0.703cm" svg:x="0.528cm" svg:y="0.27cm" draw:control="control1"/>
        </table:shapes>
        <table:table-column table:style-name="co3" table:default-cell-style-name="ce2"/>
        <table:table-column table:style-name="co3" table:number-columns-repeated="4" table:default-cell-style-name="ce3"/>
        <table:table-column table:style-name="co6" table:default-cell-style-name="ce3"/>
        <table:table-column table:style-name="co3" table:number-columns-repeated="2" table:default-cell-style-name="ce3"/>
        <table:table-column table:style-name="co7" table:default-cell-style-name="ce11"/>
        <table:table-column table:style-name="co3" table:number-columns-repeated="2" table:default-cell-style-name="ce3"/>
        <table:table-column table:style-name="co8" table:default-cell-style-name="ce3"/>
        <table:table-column table:style-name="co3" table:number-columns-repeated="14" table:default-cell-style-name="ce3"/>
        <table:table-row table:style-name="ro1">
          <table:table-cell table:style-name="Default" table:number-columns-repeated="3"/>
          <table:table-cell table:style-name="ce5"/>
          <table:table-cell table:style-name="Default" office:value-type="string" calcext:value-type="string">
            <text:p>Startzeit:</text:p>
          </table:table-cell>
          <table:table-cell table:style-name="ce9" table:formula="of:=[Zeitnahme.$B$1]" office:value-type="date" office:date-value="2014-09-18T08:42:05.11" calcext:value-type="date">
            <text:p>18.09.14 08:42</text:p>
          </table:table-cell>
          <table:table-cell table:style-name="Default" table:number-columns-repeated="20"/>
        </table:table-row>
        <table:table-row table:style-name="ro1">
          <table:table-cell table:style-name="Default" table:number-columns-repeated="3"/>
          <table:table-cell table:style-name="ce6"/>
          <table:table-cell table:style-name="Default" office:value-type="string" calcext:value-type="string">
            <text:p>Stoppuhr:</text:p>
          </table:table-cell>
          <table:table-cell table:style-name="Default" table:formula="of:=[Zeitnahme.$B$2]" office:value-type="float" office:value="1" calcext:value-type="float">
            <text:p>1</text:p>
          </table:table-cell>
          <table:table-cell table:style-name="Default" table:number-columns-repeated="20"/>
        </table:table-row>
        <table:table-row table:style-name="ro1">
          <table:table-cell table:style-name="Default" table:number-columns-repeated="3"/>
          <table:table-cell table:style-name="ce7"/>
          <table:table-cell table:style-name="Default" table:number-columns-repeated="5"/>
          <table:table-cell table:style-name="ce7" office:value-type="string" calcext:value-type="string" table:number-columns-spanned="2" table:number-rows-spanned="1">
            <text:p>Platz je Strecke</text:p>
          </table:table-cell>
          <table:covered-table-cell table:style-name="Default"/>
          <table:table-cell table:style-name="Default" table:number-columns-repeated="15"/>
        </table:table-row>
        <table:table-row table:style-name="ro1">
          <table:table-cell table:style-name="Default" office:value-type="string" calcext:value-type="string">
            <text:p>Startnummer</text:p>
          </table:table-cell>
          <table:table-cell table:style-name="Default" office:value-type="string" calcext:value-type="string">
            <text:p>Nachname</text:p>
          </table:table-cell>
          <table:table-cell table:style-name="Default" office:value-type="string" calcext:value-type="string">
            <text:p>Vorname</text:p>
          </table:table-cell>
          <table:table-cell table:style-name="Default" office:value-type="string" calcext:value-type="string">
            <text:p>AK/Geb.</text:p>
          </table:table-cell>
          <table:table-cell table:style-name="Default" office:value-type="string" calcext:value-type="string">
            <text:p>M/W</text:p>
          </table:table-cell>
          <table:table-cell table:style-name="Default" office:value-type="string" calcext:value-type="string">
            <text:p>Verein</text:p>
          </table:table-cell>
          <table:table-cell table:style-name="Default" office:value-type="string" calcext:value-type="string">
            <text:p>Strecke</text:p>
          </table:table-cell>
          <table:table-cell table:style-name="Default" office:value-type="string" calcext:value-type="string">
            <text:p>AK</text:p>
          </table:table-cell>
          <table:table-cell table:style-name="Default" office:value-type="string" calcext:value-type="string">
            <text:p>Zeit</text:p>
          </table:table-cell>
          <table:table-cell table:style-name="Default" office:value-type="string" calcext:value-type="string">
            <text:p>Platz AK</text:p>
          </table:table-cell>
          <table:table-cell table:style-name="Default" office:value-type="string" calcext:value-type="string">
            <text:p>Platz M/W</text:p>
          </table:table-cell>
          <table:table-cell table:style-name="Default" office:value-type="string" calcext:value-type="string">
            <text:p>E-Mail</text:p>
          </table:table-cell>
          <table:table-cell table:style-name="Default" table:number-columns-repeated="14"/>
        </table:table-row>
        <table:table-row table:style-name="ro1">
          <table:table-cell office:value-type="float" office:value="1" calcext:value-type="float">
            <text:p>1</text:p>
          </table:table-cell>
          <table:table-cell office:value-type="string" calcext:value-type="string">
            <text:p>Nachname1</text:p>
          </table:table-cell>
          <table:table-cell office:value-type="string" calcext:value-type="string">
            <text:p>Vorname1</text:p>
          </table:table-cell>
          <table:table-cell table:style-name="ce8" office:value-type="date" office:date-value="1980-05-27" calcext:value-type="date">
            <text:p>27.05.80</text:p>
          </table:table-cell>
          <table:table-cell office:value-type="string" calcext:value-type="string">
            <text:p>M</text:p>
          </table:table-cell>
          <table:table-cell office:value-type="string" calcext:value-type="string">
            <text:p>Verein1</text:p>
          </table:table-cell>
          <table:table-cell office:value-type="string" calcext:value-type="string">
            <text:p>12 km</text:p>
          </table:table-cell>
          <table:table-cell table:formula="of:=IF(             OR           (     NOT(ISNA(VLOOKUP([.D5];[Veranstaltung.$E$10:.$E$99];1;0)));     NOT(ISNA(VLOOKUP([.D5];[Veranstaltung.$G$10:.$G$99];1;0)))   );   [.D5];   IF(     OR(N([.D5])=0;ISBLANK([.E5]));     &quot;&quot;;  VLOOKUP(       JahrDerVeranstaltung-IF(N([.D5])&lt;3000;[.D5];YEAR([.D5]));       [Veranstaltung.$C$10:.$H$99];       IF(LOWER([.E5])=&quot;m&quot;;3;5);       1     )   )  )" office:value-type="string" office:string-value="M30" calcext:value-type="string">
            <text:p>M30</text:p>
          </table:table-cell>
          <table:table-cell table:formula="of:=VLOOKUP([.A5];[Zeitnahme.$A$5:.$B$505];2;0)" office:value-type="time" office:time-value="PT00H01M04.742S" calcext:value-type="time">
            <text:p>00:01:04,74</text:p>
          </table:table-cell>
          <table:table-cell table:formula="of:=COUNTIFS([.$I$5:.$I$505];&quot;&lt;&quot;&amp;[.$I5];[.$G$5:.$G$505];[.$G5];[.$H$5:.$H$505];[.$H5])+1" office:value-type="float" office:value="1" calcext:value-type="float">
            <text:p>1</text:p>
          </table:table-cell>
          <table:table-cell table:formula="of:=COUNTIFS([.$I$5:.$I$505];&quot;&lt;&quot;&amp;[.$I5];[.$G$5:.$G$505];[.$G5];[.E$5:.$E$505];[.$E5])+1" office:value-type="float" office:value="2" calcext:value-type="float">
            <text:p>2</text:p>
          </table:table-cell>
          <table:table-cell/>
          <table:table-cell table:style-name="ce13"/>
          <table:table-cell table:number-columns-repeated="13"/>
        </table:table-row>
        <table:table-row table:style-name="ro1">
          <table:table-cell office:value-type="float" office:value="2" calcext:value-type="float">
            <text:p>2</text:p>
          </table:table-cell>
          <table:table-cell table:style-name="ce4" office:value-type="string" calcext:value-type="string">
            <text:p>Nachname2</text:p>
          </table:table-cell>
          <table:table-cell table:style-name="ce4" office:value-type="string" calcext:value-type="string">
            <text:p>Vorname2</text:p>
          </table:table-cell>
          <table:table-cell table:style-name="ce8" office:value-type="date" office:date-value="1996-07-05" calcext:value-type="date">
            <text:p>05.07.96</text:p>
          </table:table-cell>
          <table:table-cell office:value-type="string" calcext:value-type="string">
            <text:p>M</text:p>
          </table:table-cell>
          <table:table-cell office:value-type="string" calcext:value-type="string">
            <text:p>Verein2</text:p>
          </table:table-cell>
          <table:table-cell office:value-type="string" calcext:value-type="string">
            <text:p>12 km</text:p>
          </table:table-cell>
          <table:table-cell table:formula="of:=IF(             OR           (     NOT(ISNA(VLOOKUP([.D6];[Veranstaltung.$E$10:.$E$99];1;0)));     NOT(ISNA(VLOOKUP([.D6];[Veranstaltung.$G$10:.$G$99];1;0)))   );   [.D6];   IF(     OR(N([.D6])=0;ISBLANK([.E6]));     &quot;&quot;;  VLOOKUP(       JahrDerVeranstaltung-IF(N([.D6])&lt;3000;[.D6];YEAR([.D6]));       [Veranstaltung.$C$10:.$H$99];       IF(LOWER([.E6])=&quot;m&quot;;3;5);       1     )   )  )" office:value-type="string" office:string-value="MU20" calcext:value-type="string">
            <text:p>MU20</text:p>
          </table:table-cell>
          <table:table-cell table:formula="of:=VLOOKUP([.A6];[Zeitnahme.$A$5:.$B$505];2;0)" office:value-type="time" office:time-value="PT00H01M05.078S" calcext:value-type="time">
            <text:p>00:01:05,08</text:p>
          </table:table-cell>
          <table:table-cell table:formula="of:=COUNTIFS([.$I$5:.$I$505];&quot;&lt;&quot;&amp;[.$I6];[.$G$5:.$G$505];[.$G6];[.$H$5:.$H$505];[.$H6])+1" office:value-type="float" office:value="2" calcext:value-type="float">
            <text:p>2</text:p>
          </table:table-cell>
          <table:table-cell table:formula="of:=COUNTIFS([.$I$5:.$I$505];&quot;&lt;&quot;&amp;[.$I6];[.$G$5:.$G$505];[.$G6];[.E$5:.$E$505];[.$E6])+1" office:value-type="float" office:value="3" calcext:value-type="float">
            <text:p>3</text:p>
          </table:table-cell>
          <table:table-cell/>
          <table:table-cell table:style-name="ce13"/>
          <table:table-cell table:number-columns-repeated="13"/>
        </table:table-row>
        <table:table-row table:style-name="ro1">
          <table:table-cell office:value-type="float" office:value="3" calcext:value-type="float">
            <text:p>3</text:p>
          </table:table-cell>
          <table:table-cell office:value-type="string" calcext:value-type="string">
            <text:p>Nachname3</text:p>
          </table:table-cell>
          <table:table-cell office:value-type="string" calcext:value-type="string">
            <text:p>Vorname3</text:p>
          </table:table-cell>
          <table:table-cell table:style-name="ce8" office:value-type="date" office:date-value="1987-07-19" calcext:value-type="date">
            <text:p>19.07.87</text:p>
          </table:table-cell>
          <table:table-cell office:value-type="string" calcext:value-type="string">
            <text:p>W</text:p>
          </table:table-cell>
          <table:table-cell/>
          <table:table-cell office:value-type="string" calcext:value-type="string">
            <text:p>6 km</text:p>
          </table:table-cell>
          <table:table-cell table:formula="of:=IF(             OR           (     NOT(ISNA(VLOOKUP([.D7];[Veranstaltung.$E$10:.$E$99];1;0)));     NOT(ISNA(VLOOKUP([.D7];[Veranstaltung.$G$10:.$G$99];1;0)))   );   [.D7];   IF(     OR(N([.D7])=0;ISBLANK([.E7]));     &quot;&quot;;  VLOOKUP(       JahrDerVeranstaltung-IF(N([.D7])&lt;3000;[.D7];YEAR([.D7]));       [Veranstaltung.$C$10:.$H$99];       IF(LOWER([.E7])=&quot;m&quot;;3;5);       1     )   )  )" office:value-type="string" office:string-value="WHK" calcext:value-type="string">
            <text:p>WHK</text:p>
          </table:table-cell>
          <table:table-cell table:formula="of:=VLOOKUP([.A7];[Zeitnahme.$A$5:.$B$505];2;0)" office:value-type="time" office:time-value="PT00H01M05.302S" calcext:value-type="time">
            <text:p>00:01:05,30</text:p>
          </table:table-cell>
          <table:table-cell table:formula="of:=COUNTIFS([.$I$5:.$I$505];&quot;&lt;&quot;&amp;[.$I7];[.$G$5:.$G$505];[.$G7];[.$H$5:.$H$505];[.$H7])+1" office:value-type="float" office:value="1" calcext:value-type="float">
            <text:p>1</text:p>
          </table:table-cell>
          <table:table-cell table:formula="of:=COUNTIFS([.$I$5:.$I$505];&quot;&lt;&quot;&amp;[.$I7];[.$G$5:.$G$505];[.$G7];[.E$5:.$E$505];[.$E7])+1" office:value-type="float" office:value="1" calcext:value-type="float">
            <text:p>1</text:p>
          </table:table-cell>
          <table:table-cell table:number-columns-repeated="15"/>
        </table:table-row>
        <table:table-row table:style-name="ro1">
          <table:table-cell office:value-type="float" office:value="4" calcext:value-type="float">
            <text:p>4</text:p>
          </table:table-cell>
          <table:table-cell table:style-name="ce4" office:value-type="string" calcext:value-type="string">
            <text:p>Nachname4</text:p>
          </table:table-cell>
          <table:table-cell table:style-name="ce4" office:value-type="string" calcext:value-type="string">
            <text:p>Vorname4</text:p>
          </table:table-cell>
          <table:table-cell table:style-name="ce8" office:value-type="date" office:date-value="1983-03-10" calcext:value-type="date">
            <text:p>10.03.83</text:p>
          </table:table-cell>
          <table:table-cell office:value-type="string" calcext:value-type="string">
            <text:p>W</text:p>
          </table:table-cell>
          <table:table-cell/>
          <table:table-cell office:value-type="string" calcext:value-type="string">
            <text:p>6 km</text:p>
          </table:table-cell>
          <table:table-cell table:formula="of:=IF(             OR           (     NOT(ISNA(VLOOKUP([.D8];[Veranstaltung.$E$10:.$E$99];1;0)));     NOT(ISNA(VLOOKUP([.D8];[Veranstaltung.$G$10:.$G$99];1;0)))   );   [.D8];   IF(     OR(N([.D8])=0;ISBLANK([.E8]));     &quot;&quot;;  VLOOKUP(       JahrDerVeranstaltung-IF(N([.D8])&lt;3000;[.D8];YEAR([.D8]));       [Veranstaltung.$C$10:.$H$99];       IF(LOWER([.E8])=&quot;m&quot;;3;5);       1     )   )  )" office:value-type="string" office:string-value="W30" calcext:value-type="string">
            <text:p>W30</text:p>
          </table:table-cell>
          <table:table-cell table:formula="of:=VLOOKUP([.A8];[Zeitnahme.$A$5:.$B$505];2;0)" office:value-type="time" office:time-value="PT00H01M05.302S" calcext:value-type="time">
            <text:p>00:01:05,30</text:p>
          </table:table-cell>
          <table:table-cell table:formula="of:=COUNTIFS([.$I$5:.$I$505];&quot;&lt;&quot;&amp;[.$I8];[.$G$5:.$G$505];[.$G8];[.$H$5:.$H$505];[.$H8])+1" office:value-type="float" office:value="1" calcext:value-type="float">
            <text:p>1</text:p>
          </table:table-cell>
          <table:table-cell table:formula="of:=COUNTIFS([.$I$5:.$I$505];&quot;&lt;&quot;&amp;[.$I8];[.$G$5:.$G$505];[.$G8];[.E$5:.$E$505];[.$E8])+1" office:value-type="float" office:value="1" calcext:value-type="float">
            <text:p>1</text:p>
          </table:table-cell>
          <table:table-cell table:number-columns-repeated="15"/>
        </table:table-row>
        <table:table-row table:style-name="ro1">
          <table:table-cell office:value-type="float" office:value="5" calcext:value-type="float">
            <text:p>5</text:p>
          </table:table-cell>
          <table:table-cell office:value-type="string" calcext:value-type="string">
            <text:p>Nachname5</text:p>
          </table:table-cell>
          <table:table-cell office:value-type="string" calcext:value-type="string">
            <text:p>Vorname5</text:p>
          </table:table-cell>
          <table:table-cell table:style-name="ce8" office:value-type="date" office:date-value="1996-07-05" calcext:value-type="date">
            <text:p>05.07.96</text:p>
          </table:table-cell>
          <table:table-cell office:value-type="string" calcext:value-type="string">
            <text:p>M</text:p>
          </table:table-cell>
          <table:table-cell/>
          <table:table-cell office:value-type="string" calcext:value-type="string">
            <text:p>12 km</text:p>
          </table:table-cell>
          <table:table-cell table:formula="of:=IF(             OR           (     NOT(ISNA(VLOOKUP([.D9];[Veranstaltung.$E$10:.$E$99];1;0)));     NOT(ISNA(VLOOKUP([.D9];[Veranstaltung.$G$10:.$G$99];1;0)))   );   [.D9];   IF(     OR(N([.D9])=0;ISBLANK([.E9]));     &quot;&quot;;  VLOOKUP(       JahrDerVeranstaltung-IF(N([.D9])&lt;3000;[.D9];YEAR([.D9]));       [Veranstaltung.$C$10:.$H$99];       IF(LOWER([.E9])=&quot;m&quot;;3;5);       1     )   )  )" office:value-type="string" office:string-value="MU20" calcext:value-type="string">
            <text:p>MU20</text:p>
          </table:table-cell>
          <table:table-cell table:formula="of:=VLOOKUP([.A9];[Zeitnahme.$A$5:.$B$505];2;0)" office:value-type="time" office:time-value="PT00H01M05.078S" calcext:value-type="time">
            <text:p>00:01:05,08</text:p>
          </table:table-cell>
          <table:table-cell table:formula="of:=COUNTIFS([.$I$5:.$I$505];&quot;&lt;&quot;&amp;[.$I9];[.$G$5:.$G$505];[.$G9];[.$H$5:.$H$505];[.$H9])+1" office:value-type="float" office:value="2" calcext:value-type="float">
            <text:p>2</text:p>
          </table:table-cell>
          <table:table-cell table:formula="of:=COUNTIFS([.$I$5:.$I$505];&quot;&lt;&quot;&amp;[.$I9];[.$G$5:.$G$505];[.$G9];[.E$5:.$E$505];[.$E9])+1" office:value-type="float" office:value="3" calcext:value-type="float">
            <text:p>3</text:p>
          </table:table-cell>
          <table:table-cell table:number-columns-repeated="15"/>
        </table:table-row>
        <table:table-row table:style-name="ro1">
          <table:table-cell office:value-type="float" office:value="6" calcext:value-type="float">
            <text:p>6</text:p>
          </table:table-cell>
          <table:table-cell table:style-name="ce4" office:value-type="string" calcext:value-type="string">
            <text:p>Nachname6</text:p>
          </table:table-cell>
          <table:table-cell table:style-name="ce4" office:value-type="string" calcext:value-type="string">
            <text:p>Vorname6</text:p>
          </table:table-cell>
          <table:table-cell table:style-name="ce8" office:value-type="date" office:date-value="1996-07-05" calcext:value-type="date">
            <text:p>05.07.96</text:p>
          </table:table-cell>
          <table:table-cell office:value-type="string" calcext:value-type="string">
            <text:p>M</text:p>
          </table:table-cell>
          <table:table-cell/>
          <table:table-cell office:value-type="string" calcext:value-type="string">
            <text:p>12 km</text:p>
          </table:table-cell>
          <table:table-cell table:formula="of:=IF(             OR           (     NOT(ISNA(VLOOKUP([.D10];[Veranstaltung.$E$10:.$E$99];1;0)));     NOT(ISNA(VLOOKUP([.D10];[Veranstaltung.$G$10:.$G$99];1;0)))   );   [.D10];   IF(     OR(N([.D10])=0;ISBLANK([.E10]));     &quot;&quot;;  VLOOKUP(       JahrDerVeranstaltung-IF(N([.D10])&lt;3000;[.D10];YEAR([.D10]));       [Veranstaltung.$C$10:.$H$99];       IF(LOWER([.E10])=&quot;m&quot;;3;5);       1     )   )  )" office:value-type="string" office:string-value="MU20" calcext:value-type="string">
            <text:p>MU20</text:p>
          </table:table-cell>
          <table:table-cell table:formula="of:=VLOOKUP([.A10];[Zeitnahme.$A$5:.$B$505];2;0)" office:value-type="time" office:time-value="PT00H01M05.302S" calcext:value-type="time">
            <text:p>00:01:05,30</text:p>
          </table:table-cell>
          <table:table-cell table:formula="of:=COUNTIFS([.$I$5:.$I$505];&quot;&lt;&quot;&amp;[.$I10];[.$G$5:.$G$505];[.$G10];[.$H$5:.$H$505];[.$H10])+1" office:value-type="float" office:value="4" calcext:value-type="float">
            <text:p>4</text:p>
          </table:table-cell>
          <table:table-cell table:formula="of:=COUNTIFS([.$I$5:.$I$505];&quot;&lt;&quot;&amp;[.$I10];[.$G$5:.$G$505];[.$G10];[.E$5:.$E$505];[.$E10])+1" office:value-type="float" office:value="5" calcext:value-type="float">
            <text:p>5</text:p>
          </table:table-cell>
          <table:table-cell table:number-columns-repeated="15"/>
        </table:table-row>
        <table:table-row table:style-name="ro1">
          <table:table-cell office:value-type="float" office:value="7" calcext:value-type="float">
            <text:p>7</text:p>
          </table:table-cell>
          <table:table-cell office:value-type="string" calcext:value-type="string">
            <text:p>Nachname7</text:p>
          </table:table-cell>
          <table:table-cell office:value-type="string" calcext:value-type="string">
            <text:p>Vorname7</text:p>
          </table:table-cell>
          <table:table-cell table:style-name="ce8" office:value-type="date" office:date-value="1996-07-05" calcext:value-type="date">
            <text:p>05.07.96</text:p>
          </table:table-cell>
          <table:table-cell office:value-type="string" calcext:value-type="string">
            <text:p>M</text:p>
          </table:table-cell>
          <table:table-cell/>
          <table:table-cell office:value-type="string" calcext:value-type="string">
            <text:p>12 km</text:p>
          </table:table-cell>
          <table:table-cell table:formula="of:=IF(             OR           (     NOT(ISNA(VLOOKUP([.D11];[Veranstaltung.$E$10:.$E$99];1;0)));     NOT(ISNA(VLOOKUP([.D11];[Veranstaltung.$G$10:.$G$99];1;0)))   );   [.D11];   IF(     OR(N([.D11])=0;ISBLANK([.E11]));     &quot;&quot;;  VLOOKUP(       JahrDerVeranstaltung-IF(N([.D11])&lt;3000;[.D11];YEAR([.D11]));       [Veranstaltung.$C$10:.$H$99];       IF(LOWER([.E11])=&quot;m&quot;;3;5);       1     )   )  )" office:value-type="string" office:string-value="MU20" calcext:value-type="string">
            <text:p>MU20</text:p>
          </table:table-cell>
          <table:table-cell table:formula="of:=VLOOKUP([.A11];[Zeitnahme.$A$5:.$B$505];2;0)" office:value-type="time" office:time-value="PT00H01M01.3S" calcext:value-type="time">
            <text:p>00:01:01,30</text:p>
          </table:table-cell>
          <table:table-cell table:formula="of:=COUNTIFS([.$I$5:.$I$505];&quot;&lt;&quot;&amp;[.$I11];[.$G$5:.$G$505];[.$G11];[.$H$5:.$H$505];[.$H11])+1" office:value-type="float" office:value="1" calcext:value-type="float">
            <text:p>1</text:p>
          </table:table-cell>
          <table:table-cell table:formula="of:=COUNTIFS([.$I$5:.$I$505];&quot;&lt;&quot;&amp;[.$I11];[.$G$5:.$G$505];[.$G11];[.E$5:.$E$505];[.$E11])+1" office:value-type="float" office:value="1" calcext:value-type="float">
            <text:p>1</text:p>
          </table:table-cell>
          <table:table-cell/>
          <table:table-cell table:style-name="ce13"/>
          <table:table-cell table:number-columns-repeated="13"/>
        </table:table-row>
        <table:table-row table:style-name="ro1">
          <table:table-cell office:value-type="float" office:value="8" calcext:value-type="float">
            <text:p>8</text:p>
          </table:table-cell>
          <table:table-cell table:style-name="ce4" office:value-type="string" calcext:value-type="string">
            <text:p>Nachname8</text:p>
          </table:table-cell>
          <table:table-cell table:style-name="ce4" office:value-type="string" calcext:value-type="string">
            <text:p>Vorname8</text:p>
          </table:table-cell>
          <table:table-cell table:style-name="ce8" office:value-type="date" office:date-value="1945-06-30" calcext:value-type="date">
            <text:p>30.06.45</text:p>
          </table:table-cell>
          <table:table-cell office:value-type="string" calcext:value-type="string">
            <text:p>M</text:p>
          </table:table-cell>
          <table:table-cell/>
          <table:table-cell office:value-type="string" calcext:value-type="string">
            <text:p>6 km</text:p>
          </table:table-cell>
          <table:table-cell table:formula="of:=IF(             OR           (     NOT(ISNA(VLOOKUP([.D12];[Veranstaltung.$E$10:.$E$99];1;0)));     NOT(ISNA(VLOOKUP([.D12];[Veranstaltung.$G$10:.$G$99];1;0)))   );   [.D12];   IF(     OR(N([.D12])=0;ISBLANK([.E12]));     &quot;&quot;;  VLOOKUP(       JahrDerVeranstaltung-IF(N([.D12])&lt;3000;[.D12];YEAR([.D12]));       [Veranstaltung.$C$10:.$H$99];       IF(LOWER([.E12])=&quot;m&quot;;3;5);       1     )   )  )" office:value-type="string" office:string-value="M65" calcext:value-type="string">
            <text:p>M65</text:p>
          </table:table-cell>
          <table:table-cell table:formula="of:=VLOOKUP([.A12];[Zeitnahme.$A$5:.$B$505];2;0)" office:value-type="time" office:time-value="PT00H01M12.3S" calcext:value-type="time">
            <text:p>00:01:12,30</text:p>
          </table:table-cell>
          <table:table-cell table:formula="of:=COUNTIFS([.$I$5:.$I$505];&quot;&lt;&quot;&amp;[.$I12];[.$G$5:.$G$505];[.$G12];[.$H$5:.$H$505];[.$H12])+1" office:value-type="float" office:value="1" calcext:value-type="float">
            <text:p>1</text:p>
          </table:table-cell>
          <table:table-cell table:formula="of:=COUNTIFS([.$I$5:.$I$505];&quot;&lt;&quot;&amp;[.$I12];[.$G$5:.$G$505];[.$G12];[.E$5:.$E$505];[.$E12])+1" office:value-type="float" office:value="1" calcext:value-type="float">
            <text:p>1</text:p>
          </table:table-cell>
          <table:table-cell/>
          <table:table-cell table:style-name="ce13"/>
          <table:table-cell table:number-columns-repeated="13"/>
        </table:table-row>
        <table:table-row table:style-name="ro1">
          <table:table-cell office:value-type="float" office:value="9" calcext:value-type="float">
            <text:p>9</text:p>
          </table:table-cell>
          <table:table-cell office:value-type="string" calcext:value-type="string">
            <text:p>Nachname9</text:p>
          </table:table-cell>
          <table:table-cell office:value-type="string" calcext:value-type="string">
            <text:p>Vorname9</text:p>
          </table:table-cell>
          <table:table-cell table:style-name="ce8" office:value-type="date" office:date-value="1948-04-03" calcext:value-type="date">
            <text:p>03.04.48</text:p>
          </table:table-cell>
          <table:table-cell office:value-type="string" calcext:value-type="string">
            <text:p>W</text:p>
          </table:table-cell>
          <table:table-cell/>
          <table:table-cell office:value-type="string" calcext:value-type="string">
            <text:p>6 km</text:p>
          </table:table-cell>
          <table:table-cell table:formula="of:=IF(             OR           (     NOT(ISNA(VLOOKUP([.D13];[Veranstaltung.$E$10:.$E$99];1;0)));     NOT(ISNA(VLOOKUP([.D13];[Veranstaltung.$G$10:.$G$99];1;0)))   );   [.D13];   IF(     OR(N([.D13])=0;ISBLANK([.E13]));     &quot;&quot;;  VLOOKUP(       JahrDerVeranstaltung-IF(N([.D13])&lt;3000;[.D13];YEAR([.D13]));       [Veranstaltung.$C$10:.$H$99];       IF(LOWER([.E13])=&quot;m&quot;;3;5);       1     )   )  )" office:value-type="string" office:string-value="W65" calcext:value-type="string">
            <text:p>W65</text:p>
          </table:table-cell>
          <table:table-cell table:formula="of:=VLOOKUP([.A13];[Zeitnahme.$A$5:.$B$505];2;0)" office:value-type="string" office:string-value="" calcext:value-type="error">
            <text:p>#NV</text:p>
          </table:table-cell>
          <table:table-cell table:formula="of:=COUNTIFS([.$I$5:.$I$505];&quot;&lt;&quot;&amp;[.$I13];[.$G$5:.$G$505];[.$G13];[.$H$5:.$H$505];[.$H13])+1" office:value-type="string" office:string-value="" calcext:value-type="error">
            <text:p>#NV</text:p>
          </table:table-cell>
          <table:table-cell table:formula="of:=COUNTIFS([.$I$5:.$I$505];&quot;&lt;&quot;&amp;[.$I13];[.$G$5:.$G$505];[.$G13];[.E$5:.$E$505];[.$E13])+1" office:value-type="string" office:string-value="" calcext:value-type="error">
            <text:p>#NV</text:p>
          </table:table-cell>
          <table:table-cell table:number-columns-repeated="15"/>
        </table:table-row>
        <table:table-row table:style-name="ro1">
          <table:table-cell office:value-type="float" office:value="10" calcext:value-type="float">
            <text:p>10</text:p>
          </table:table-cell>
          <table:table-cell table:style-name="ce4" office:value-type="string" calcext:value-type="string">
            <text:p>Nachname10</text:p>
          </table:table-cell>
          <table:table-cell table:style-name="ce4" office:value-type="string" calcext:value-type="string">
            <text:p>Vorname10</text:p>
          </table:table-cell>
          <table:table-cell table:style-name="ce8" office:value-type="date" office:date-value="1968-02-15" calcext:value-type="date">
            <text:p>15.02.68</text:p>
          </table:table-cell>
          <table:table-cell office:value-type="string" calcext:value-type="string">
            <text:p>W</text:p>
          </table:table-cell>
          <table:table-cell/>
          <table:table-cell office:value-type="string" calcext:value-type="string">
            <text:p>6 km</text:p>
          </table:table-cell>
          <table:table-cell table:formula="of:=IF(             OR           (     NOT(ISNA(VLOOKUP([.D14];[Veranstaltung.$E$10:.$E$99];1;0)));     NOT(ISNA(VLOOKUP([.D14];[Veranstaltung.$G$10:.$G$99];1;0)))   );   [.D14];   IF(     OR(N([.D14])=0;ISBLANK([.E14]));     &quot;&quot;;  VLOOKUP(       JahrDerVeranstaltung-IF(N([.D14])&lt;3000;[.D14];YEAR([.D14]));       [Veranstaltung.$C$10:.$H$99];       IF(LOWER([.E14])=&quot;m&quot;;3;5);       1     )   )  )" office:value-type="string" office:string-value="W45" calcext:value-type="string">
            <text:p>W45</text:p>
          </table:table-cell>
          <table:table-cell table:formula="of:=VLOOKUP([.A14];[Zeitnahme.$A$5:.$B$505];2;0)" office:value-type="string" office:string-value="" calcext:value-type="error">
            <text:p>#NV</text:p>
          </table:table-cell>
          <table:table-cell table:formula="of:=COUNTIFS([.$I$5:.$I$505];&quot;&lt;&quot;&amp;[.$I14];[.$G$5:.$G$505];[.$G14];[.$H$5:.$H$505];[.$H14])+1" office:value-type="string" office:string-value="" calcext:value-type="error">
            <text:p>#NV</text:p>
          </table:table-cell>
          <table:table-cell table:formula="of:=COUNTIFS([.$I$5:.$I$505];&quot;&lt;&quot;&amp;[.$I14];[.$G$5:.$G$505];[.$G14];[.E$5:.$E$505];[.$E14])+1" office:value-type="string" office:string-value="" calcext:value-type="error">
            <text:p>#NV</text:p>
          </table:table-cell>
          <table:table-cell table:number-columns-repeated="15"/>
        </table:table-row>
        <table:table-row table:style-name="ro1">
          <table:table-cell office:value-type="float" office:value="11" calcext:value-type="float">
            <text:p>11</text:p>
          </table:table-cell>
          <table:table-cell office:value-type="string" calcext:value-type="string">
            <text:p>Nachname11</text:p>
          </table:table-cell>
          <table:table-cell office:value-type="string" calcext:value-type="string">
            <text:p>Vorname11</text:p>
          </table:table-cell>
          <table:table-cell table:style-name="ce8" office:value-type="date" office:date-value="1985-04-03" calcext:value-type="date">
            <text:p>03.04.85</text:p>
          </table:table-cell>
          <table:table-cell office:value-type="string" calcext:value-type="string">
            <text:p>M</text:p>
          </table:table-cell>
          <table:table-cell/>
          <table:table-cell office:value-type="string" calcext:value-type="string">
            <text:p>12 km</text:p>
          </table:table-cell>
          <table:table-cell table:formula="of:=IF(             OR           (     NOT(ISNA(VLOOKUP([.D15];[Veranstaltung.$E$10:.$E$99];1;0)));     NOT(ISNA(VLOOKUP([.D15];[Veranstaltung.$G$10:.$G$99];1;0)))   );   [.D15];   IF(     OR(N([.D15])=0;ISBLANK([.E15]));     &quot;&quot;;  VLOOKUP(       JahrDerVeranstaltung-IF(N([.D15])&lt;3000;[.D15];YEAR([.D15]));       [Veranstaltung.$C$10:.$H$99];       IF(LOWER([.E15])=&quot;m&quot;;3;5);       1     )   )  )" office:value-type="string" office:string-value="MHK" calcext:value-type="string">
            <text:p>MHK</text:p>
          </table:table-cell>
          <table:table-cell table:formula="of:=VLOOKUP([.A15];[Zeitnahme.$A$5:.$B$505];2;0)" office:value-type="string" office:string-value="" calcext:value-type="error">
            <text:p>#NV</text:p>
          </table:table-cell>
          <table:table-cell table:formula="of:=COUNTIFS([.$I$5:.$I$505];&quot;&lt;&quot;&amp;[.$I15];[.$G$5:.$G$505];[.$G15];[.$H$5:.$H$505];[.$H15])+1" office:value-type="string" office:string-value="" calcext:value-type="error">
            <text:p>#NV</text:p>
          </table:table-cell>
          <table:table-cell table:formula="of:=COUNTIFS([.$I$5:.$I$505];&quot;&lt;&quot;&amp;[.$I15];[.$G$5:.$G$505];[.$G15];[.E$5:.$E$505];[.$E15])+1" office:value-type="string" office:string-value="" calcext:value-type="error">
            <text:p>#NV</text:p>
          </table:table-cell>
          <table:table-cell table:number-columns-repeated="15"/>
        </table:table-row>
        <table:table-row table:style-name="ro1">
          <table:table-cell office:value-type="float" office:value="12" calcext:value-type="float">
            <text:p>12</text:p>
          </table:table-cell>
          <table:table-cell table:style-name="ce4" office:value-type="string" calcext:value-type="string">
            <text:p>Nachname12</text:p>
          </table:table-cell>
          <table:table-cell table:style-name="ce4" office:value-type="string" calcext:value-type="string">
            <text:p>Vorname12</text:p>
          </table:table-cell>
          <table:table-cell table:style-name="ce8" office:value-type="date" office:date-value="2003-06-09" calcext:value-type="date">
            <text:p>09.06.03</text:p>
          </table:table-cell>
          <table:table-cell office:value-type="string" calcext:value-type="string">
            <text:p>M</text:p>
          </table:table-cell>
          <table:table-cell/>
          <table:table-cell office:value-type="string" calcext:value-type="string">
            <text:p>3 km</text:p>
          </table:table-cell>
          <table:table-cell table:formula="of:=IF(             OR           (     NOT(ISNA(VLOOKUP([.D16];[Veranstaltung.$E$10:.$E$99];1;0)));     NOT(ISNA(VLOOKUP([.D16];[Veranstaltung.$G$10:.$G$99];1;0)))   );   [.D16];   IF(     OR(N([.D16])=0;ISBLANK([.E16]));     &quot;&quot;;  VLOOKUP(       JahrDerVeranstaltung-IF(N([.D16])&lt;3000;[.D16];YEAR([.D16]));       [Veranstaltung.$C$10:.$H$99];       IF(LOWER([.E16])=&quot;m&quot;;3;5);       1     )   )  )" office:value-type="string" office:string-value="MU12" calcext:value-type="string">
            <text:p>MU12</text:p>
          </table:table-cell>
          <table:table-cell table:formula="of:=VLOOKUP([.A16];[Zeitnahme.$A$5:.$B$505];2;0)" office:value-type="string" office:string-value="" calcext:value-type="error">
            <text:p>#NV</text:p>
          </table:table-cell>
          <table:table-cell table:formula="of:=COUNTIFS([.$I$5:.$I$505];&quot;&lt;&quot;&amp;[.$I16];[.$G$5:.$G$505];[.$G16];[.$H$5:.$H$505];[.$H16])+1" office:value-type="string" office:string-value="" calcext:value-type="error">
            <text:p>#NV</text:p>
          </table:table-cell>
          <table:table-cell table:formula="of:=COUNTIFS([.$I$5:.$I$505];&quot;&lt;&quot;&amp;[.$I16];[.$G$5:.$G$505];[.$G16];[.E$5:.$E$505];[.$E16])+1" office:value-type="string" office:string-value="" calcext:value-type="error">
            <text:p>#NV</text:p>
          </table:table-cell>
          <table:table-cell table:number-columns-repeated="15"/>
        </table:table-row>
        <table:table-row table:style-name="ro1">
          <table:table-cell office:value-type="float" office:value="13" calcext:value-type="float">
            <text:p>13</text:p>
          </table:table-cell>
          <table:table-cell office:value-type="string" calcext:value-type="string">
            <text:p>Nachname13</text:p>
          </table:table-cell>
          <table:table-cell office:value-type="string" calcext:value-type="string">
            <text:p>Vorname13</text:p>
          </table:table-cell>
          <table:table-cell table:style-name="ce8" office:value-type="date" office:date-value="1972-01-11" calcext:value-type="date">
            <text:p>11.01.72</text:p>
          </table:table-cell>
          <table:table-cell office:value-type="string" calcext:value-type="string">
            <text:p>W</text:p>
          </table:table-cell>
          <table:table-cell/>
          <table:table-cell office:value-type="string" calcext:value-type="string">
            <text:p>6 km</text:p>
          </table:table-cell>
          <table:table-cell table:formula="of:=IF(             OR           (     NOT(ISNA(VLOOKUP([.D17];[Veranstaltung.$E$10:.$E$99];1;0)));     NOT(ISNA(VLOOKUP([.D17];[Veranstaltung.$G$10:.$G$99];1;0)))   );   [.D17];   IF(     OR(N([.D17])=0;ISBLANK([.E17]));     &quot;&quot;;  VLOOKUP(       JahrDerVeranstaltung-IF(N([.D17])&lt;3000;[.D17];YEAR([.D17]));       [Veranstaltung.$C$10:.$H$99];       IF(LOWER([.E17])=&quot;m&quot;;3;5);       1     )   )  )" office:value-type="string" office:string-value="W40" calcext:value-type="string">
            <text:p>W40</text:p>
          </table:table-cell>
          <table:table-cell table:formula="of:=VLOOKUP([.A17];[Zeitnahme.$A$5:.$B$505];2;0)" office:value-type="string" office:string-value="" calcext:value-type="error">
            <text:p>#NV</text:p>
          </table:table-cell>
          <table:table-cell table:formula="of:=COUNTIFS([.$I$5:.$I$505];&quot;&lt;&quot;&amp;[.$I17];[.$G$5:.$G$505];[.$G17];[.$H$5:.$H$505];[.$H17])+1" office:value-type="string" office:string-value="" calcext:value-type="error">
            <text:p>#NV</text:p>
          </table:table-cell>
          <table:table-cell table:formula="of:=COUNTIFS([.$I$5:.$I$505];&quot;&lt;&quot;&amp;[.$I17];[.$G$5:.$G$505];[.$G17];[.E$5:.$E$505];[.$E17])+1" office:value-type="string" office:string-value="" calcext:value-type="error">
            <text:p>#NV</text:p>
          </table:table-cell>
          <table:table-cell table:number-columns-repeated="15"/>
        </table:table-row>
        <table:table-row table:style-name="ro1">
          <table:table-cell office:value-type="float" office:value="14" calcext:value-type="float">
            <text:p>14</text:p>
          </table:table-cell>
          <table:table-cell table:style-name="ce4" office:value-type="string" calcext:value-type="string">
            <text:p>Nachname14</text:p>
          </table:table-cell>
          <table:table-cell table:style-name="ce4" office:value-type="string" calcext:value-type="string">
            <text:p>Vorname14</text:p>
          </table:table-cell>
          <table:table-cell table:style-name="ce8" office:value-type="date" office:date-value="2001-12-05" calcext:value-type="date">
            <text:p>05.12.01</text:p>
          </table:table-cell>
          <table:table-cell office:value-type="string" calcext:value-type="string">
            <text:p>W</text:p>
          </table:table-cell>
          <table:table-cell/>
          <table:table-cell office:value-type="string" calcext:value-type="string">
            <text:p>6 km</text:p>
          </table:table-cell>
          <table:table-cell table:formula="of:=IF(             OR           (     NOT(ISNA(VLOOKUP([.D18];[Veranstaltung.$E$10:.$E$99];1;0)));     NOT(ISNA(VLOOKUP([.D18];[Veranstaltung.$G$10:.$G$99];1;0)))   );   [.D18];   IF(     OR(N([.D18])=0;ISBLANK([.E18]));     &quot;&quot;;  VLOOKUP(       JahrDerVeranstaltung-IF(N([.D18])&lt;3000;[.D18];YEAR([.D18]));       [Veranstaltung.$C$10:.$H$99];       IF(LOWER([.E18])=&quot;m&quot;;3;5);       1     )   )  )" office:value-type="string" office:string-value="WU14" calcext:value-type="string">
            <text:p>WU14</text:p>
          </table:table-cell>
          <table:table-cell table:formula="of:=VLOOKUP([.A18];[Zeitnahme.$A$5:.$B$505];2;0)" office:value-type="string" office:string-value="" calcext:value-type="error">
            <text:p>#NV</text:p>
          </table:table-cell>
          <table:table-cell table:formula="of:=COUNTIFS([.$I$5:.$I$505];&quot;&lt;&quot;&amp;[.$I18];[.$G$5:.$G$505];[.$G18];[.$H$5:.$H$505];[.$H18])+1" office:value-type="string" office:string-value="" calcext:value-type="error">
            <text:p>#NV</text:p>
          </table:table-cell>
          <table:table-cell table:formula="of:=COUNTIFS([.$I$5:.$I$505];&quot;&lt;&quot;&amp;[.$I18];[.$G$5:.$G$505];[.$G18];[.E$5:.$E$505];[.$E18])+1" office:value-type="string" office:string-value="" calcext:value-type="error">
            <text:p>#NV</text:p>
          </table:table-cell>
          <table:table-cell table:number-columns-repeated="15"/>
        </table:table-row>
        <table:table-row table:style-name="ro1">
          <table:table-cell office:value-type="float" office:value="15" calcext:value-type="float">
            <text:p>15</text:p>
          </table:table-cell>
          <table:table-cell office:value-type="string" calcext:value-type="string">
            <text:p>Nachname15</text:p>
          </table:table-cell>
          <table:table-cell office:value-type="string" calcext:value-type="string">
            <text:p>Vorname15</text:p>
          </table:table-cell>
          <table:table-cell table:style-name="ce8" office:value-type="date" office:date-value="2004-05-13" calcext:value-type="date">
            <text:p>13.05.04</text:p>
          </table:table-cell>
          <table:table-cell office:value-type="string" calcext:value-type="string">
            <text:p>W</text:p>
          </table:table-cell>
          <table:table-cell/>
          <table:table-cell office:value-type="string" calcext:value-type="string">
            <text:p>3 km</text:p>
          </table:table-cell>
          <table:table-cell table:formula="of:=IF(             OR           (     NOT(ISNA(VLOOKUP([.D19];[Veranstaltung.$E$10:.$E$99];1;0)));     NOT(ISNA(VLOOKUP([.D19];[Veranstaltung.$G$10:.$G$99];1;0)))   );   [.D19];   IF(     OR(N([.D19])=0;ISBLANK([.E19]));     &quot;&quot;;  VLOOKUP(       JahrDerVeranstaltung-IF(N([.D19])&lt;3000;[.D19];YEAR([.D19]));       [Veranstaltung.$C$10:.$H$99];       IF(LOWER([.E19])=&quot;m&quot;;3;5);       1     )   )  )" office:value-type="string" office:string-value="WU12" calcext:value-type="string">
            <text:p>WU12</text:p>
          </table:table-cell>
          <table:table-cell table:formula="of:=VLOOKUP([.A19];[Zeitnahme.$A$5:.$B$505];2;0)" office:value-type="string" office:string-value="" calcext:value-type="error">
            <text:p>#NV</text:p>
          </table:table-cell>
          <table:table-cell table:formula="of:=COUNTIFS([.$I$5:.$I$505];&quot;&lt;&quot;&amp;[.$I19];[.$G$5:.$G$505];[.$G19];[.$H$5:.$H$505];[.$H19])+1" office:value-type="string" office:string-value="" calcext:value-type="error">
            <text:p>#NV</text:p>
          </table:table-cell>
          <table:table-cell table:formula="of:=COUNTIFS([.$I$5:.$I$505];&quot;&lt;&quot;&amp;[.$I19];[.$G$5:.$G$505];[.$G19];[.E$5:.$E$505];[.$E19])+1" office:value-type="string" office:string-value="" calcext:value-type="error">
            <text:p>#NV</text:p>
          </table:table-cell>
          <table:table-cell table:number-columns-repeated="15"/>
        </table:table-row>
        <table:table-row table:style-name="ro1">
          <table:table-cell office:value-type="float" office:value="16" calcext:value-type="float">
            <text:p>16</text:p>
          </table:table-cell>
          <table:table-cell table:style-name="ce4" office:value-type="string" calcext:value-type="string">
            <text:p>Nachname16</text:p>
          </table:table-cell>
          <table:table-cell table:style-name="ce4" office:value-type="string" calcext:value-type="string">
            <text:p>Vorname16</text:p>
          </table:table-cell>
          <table:table-cell table:style-name="ce8" office:value-type="date" office:date-value="2006-06-29" calcext:value-type="date">
            <text:p>29.06.06</text:p>
          </table:table-cell>
          <table:table-cell office:value-type="string" calcext:value-type="string">
            <text:p>W</text:p>
          </table:table-cell>
          <table:table-cell/>
          <table:table-cell office:value-type="string" calcext:value-type="string">
            <text:p>3 km</text:p>
          </table:table-cell>
          <table:table-cell table:formula="of:=IF(             OR           (     NOT(ISNA(VLOOKUP([.D20];[Veranstaltung.$E$10:.$E$99];1;0)));     NOT(ISNA(VLOOKUP([.D20];[Veranstaltung.$G$10:.$G$99];1;0)))   );   [.D20];   IF(     OR(N([.D20])=0;ISBLANK([.E20]));     &quot;&quot;;  VLOOKUP(       JahrDerVeranstaltung-IF(N([.D20])&lt;3000;[.D20];YEAR([.D20]));       [Veranstaltung.$C$10:.$H$99];       IF(LOWER([.E20])=&quot;m&quot;;3;5);       1     )   )  )" office:value-type="string" office:string-value="WU10" calcext:value-type="string">
            <text:p>WU10</text:p>
          </table:table-cell>
          <table:table-cell table:formula="of:=VLOOKUP([.A20];[Zeitnahme.$A$5:.$B$505];2;0)" office:value-type="string" office:string-value="" calcext:value-type="error">
            <text:p>#NV</text:p>
          </table:table-cell>
          <table:table-cell table:formula="of:=COUNTIFS([.$I$5:.$I$505];&quot;&lt;&quot;&amp;[.$I20];[.$G$5:.$G$505];[.$G20];[.$H$5:.$H$505];[.$H20])+1" office:value-type="string" office:string-value="" calcext:value-type="error">
            <text:p>#NV</text:p>
          </table:table-cell>
          <table:table-cell table:formula="of:=COUNTIFS([.$I$5:.$I$505];&quot;&lt;&quot;&amp;[.$I20];[.$G$5:.$G$505];[.$G20];[.E$5:.$E$505];[.$E20])+1" office:value-type="string" office:string-value="" calcext:value-type="error">
            <text:p>#NV</text:p>
          </table:table-cell>
          <table:table-cell table:number-columns-repeated="15"/>
        </table:table-row>
        <table:table-row table:style-name="ro1">
          <table:table-cell office:value-type="float" office:value="17" calcext:value-type="float">
            <text:p>17</text:p>
          </table:table-cell>
          <table:table-cell office:value-type="string" calcext:value-type="string">
            <text:p>Nachname17</text:p>
          </table:table-cell>
          <table:table-cell office:value-type="string" calcext:value-type="string">
            <text:p>Vorname17</text:p>
          </table:table-cell>
          <table:table-cell table:style-name="ce8" office:value-type="date" office:date-value="1983-04-17" calcext:value-type="date">
            <text:p>17.04.83</text:p>
          </table:table-cell>
          <table:table-cell office:value-type="string" calcext:value-type="string">
            <text:p>M</text:p>
          </table:table-cell>
          <table:table-cell/>
          <table:table-cell office:value-type="string" calcext:value-type="string">
            <text:p>12 km</text:p>
          </table:table-cell>
          <table:table-cell table:formula="of:=IF(             OR           (     NOT(ISNA(VLOOKUP([.D21];[Veranstaltung.$E$10:.$E$99];1;0)));     NOT(ISNA(VLOOKUP([.D21];[Veranstaltung.$G$10:.$G$99];1;0)))   );   [.D21];   IF(     OR(N([.D21])=0;ISBLANK([.E21]));     &quot;&quot;;  VLOOKUP(       JahrDerVeranstaltung-IF(N([.D21])&lt;3000;[.D21];YEAR([.D21]));       [Veranstaltung.$C$10:.$H$99];       IF(LOWER([.E21])=&quot;m&quot;;3;5);       1     )   )  )" office:value-type="string" office:string-value="M30" calcext:value-type="string">
            <text:p>M30</text:p>
          </table:table-cell>
          <table:table-cell table:formula="of:=VLOOKUP([.A21];[Zeitnahme.$A$5:.$B$505];2;0)" office:value-type="string" office:string-value="" calcext:value-type="error">
            <text:p>#NV</text:p>
          </table:table-cell>
          <table:table-cell table:formula="of:=COUNTIFS([.$I$5:.$I$505];&quot;&lt;&quot;&amp;[.$I21];[.$G$5:.$G$505];[.$G21];[.$H$5:.$H$505];[.$H21])+1" office:value-type="string" office:string-value="" calcext:value-type="error">
            <text:p>#NV</text:p>
          </table:table-cell>
          <table:table-cell table:formula="of:=COUNTIFS([.$I$5:.$I$505];&quot;&lt;&quot;&amp;[.$I21];[.$G$5:.$G$505];[.$G21];[.E$5:.$E$505];[.$E21])+1" office:value-type="string" office:string-value="" calcext:value-type="error">
            <text:p>#NV</text:p>
          </table:table-cell>
          <table:table-cell table:number-columns-repeated="15"/>
        </table:table-row>
        <table:table-row table:style-name="ro1">
          <table:table-cell office:value-type="float" office:value="18" calcext:value-type="float">
            <text:p>18</text:p>
          </table:table-cell>
          <table:table-cell table:style-name="ce4" office:value-type="string" calcext:value-type="string">
            <text:p>Nachname18</text:p>
          </table:table-cell>
          <table:table-cell table:style-name="ce4" office:value-type="string" calcext:value-type="string">
            <text:p>Vorname18</text:p>
          </table:table-cell>
          <table:table-cell table:style-name="ce8" office:value-type="date" office:date-value="1984-09-28" calcext:value-type="date">
            <text:p>28.09.84</text:p>
          </table:table-cell>
          <table:table-cell office:value-type="string" calcext:value-type="string">
            <text:p>W</text:p>
          </table:table-cell>
          <table:table-cell/>
          <table:table-cell office:value-type="string" calcext:value-type="string">
            <text:p>6 km</text:p>
          </table:table-cell>
          <table:table-cell table:formula="of:=IF(             OR           (     NOT(ISNA(VLOOKUP([.D22];[Veranstaltung.$E$10:.$E$99];1;0)));     NOT(ISNA(VLOOKUP([.D22];[Veranstaltung.$G$10:.$G$99];1;0)))   );   [.D22];   IF(     OR(N([.D22])=0;ISBLANK([.E22]));     &quot;&quot;;  VLOOKUP(       JahrDerVeranstaltung-IF(N([.D22])&lt;3000;[.D22];YEAR([.D22]));       [Veranstaltung.$C$10:.$H$99];       IF(LOWER([.E22])=&quot;m&quot;;3;5);       1     )   )  )" office:value-type="string" office:string-value="W30" calcext:value-type="string">
            <text:p>W30</text:p>
          </table:table-cell>
          <table:table-cell table:formula="of:=VLOOKUP([.A22];[Zeitnahme.$A$5:.$B$505];2;0)" office:value-type="string" office:string-value="" calcext:value-type="error">
            <text:p>#NV</text:p>
          </table:table-cell>
          <table:table-cell table:formula="of:=COUNTIFS([.$I$5:.$I$505];&quot;&lt;&quot;&amp;[.$I22];[.$G$5:.$G$505];[.$G22];[.$H$5:.$H$505];[.$H22])+1" office:value-type="string" office:string-value="" calcext:value-type="error">
            <text:p>#NV</text:p>
          </table:table-cell>
          <table:table-cell table:formula="of:=COUNTIFS([.$I$5:.$I$505];&quot;&lt;&quot;&amp;[.$I22];[.$G$5:.$G$505];[.$G22];[.E$5:.$E$505];[.$E22])+1" office:value-type="string" office:string-value="" calcext:value-type="error">
            <text:p>#NV</text:p>
          </table:table-cell>
          <table:table-cell table:number-columns-repeated="15"/>
        </table:table-row>
        <table:table-row table:style-name="ro1">
          <table:table-cell office:value-type="float" office:value="19" calcext:value-type="float">
            <text:p>19</text:p>
          </table:table-cell>
          <table:table-cell office:value-type="string" calcext:value-type="string">
            <text:p>Nachname19</text:p>
          </table:table-cell>
          <table:table-cell office:value-type="string" calcext:value-type="string">
            <text:p>Vorname19</text:p>
          </table:table-cell>
          <table:table-cell table:style-name="ce8" office:value-type="date" office:date-value="2002-09-16" calcext:value-type="date">
            <text:p>16.09.02</text:p>
          </table:table-cell>
          <table:table-cell office:value-type="string" calcext:value-type="string">
            <text:p>W</text:p>
          </table:table-cell>
          <table:table-cell/>
          <table:table-cell office:value-type="string" calcext:value-type="string">
            <text:p>6 km</text:p>
          </table:table-cell>
          <table:table-cell table:formula="of:=IF(             OR           (     NOT(ISNA(VLOOKUP([.D23];[Veranstaltung.$E$10:.$E$99];1;0)));     NOT(ISNA(VLOOKUP([.D23];[Veranstaltung.$G$10:.$G$99];1;0)))   );   [.D23];   IF(     OR(N([.D23])=0;ISBLANK([.E23]));     &quot;&quot;;  VLOOKUP(       JahrDerVeranstaltung-IF(N([.D23])&lt;3000;[.D23];YEAR([.D23]));       [Veranstaltung.$C$10:.$H$99];       IF(LOWER([.E23])=&quot;m&quot;;3;5);       1     )   )  )" office:value-type="string" office:string-value="WU14" calcext:value-type="string">
            <text:p>WU14</text:p>
          </table:table-cell>
          <table:table-cell table:formula="of:=VLOOKUP([.A23];[Zeitnahme.$A$5:.$B$505];2;0)" office:value-type="string" office:string-value="" calcext:value-type="error">
            <text:p>#NV</text:p>
          </table:table-cell>
          <table:table-cell table:formula="of:=COUNTIFS([.$I$5:.$I$505];&quot;&lt;&quot;&amp;[.$I23];[.$G$5:.$G$505];[.$G23];[.$H$5:.$H$505];[.$H23])+1" office:value-type="string" office:string-value="" calcext:value-type="error">
            <text:p>#NV</text:p>
          </table:table-cell>
          <table:table-cell table:formula="of:=COUNTIFS([.$I$5:.$I$505];&quot;&lt;&quot;&amp;[.$I23];[.$G$5:.$G$505];[.$G23];[.E$5:.$E$505];[.$E23])+1" office:value-type="string" office:string-value="" calcext:value-type="error">
            <text:p>#NV</text:p>
          </table:table-cell>
          <table:table-cell table:number-columns-repeated="15"/>
        </table:table-row>
        <table:table-row table:style-name="ro1">
          <table:table-cell office:value-type="float" office:value="20" calcext:value-type="float">
            <text:p>20</text:p>
          </table:table-cell>
          <table:table-cell table:style-name="ce4" office:value-type="string" calcext:value-type="string">
            <text:p>Nachname20</text:p>
          </table:table-cell>
          <table:table-cell table:style-name="ce4" office:value-type="string" calcext:value-type="string">
            <text:p>Vorname20</text:p>
          </table:table-cell>
          <table:table-cell table:style-name="ce8" office:value-type="date" office:date-value="1973-01-28" calcext:value-type="date">
            <text:p>28.01.73</text:p>
          </table:table-cell>
          <table:table-cell office:value-type="string" calcext:value-type="string">
            <text:p>M</text:p>
          </table:table-cell>
          <table:table-cell/>
          <table:table-cell office:value-type="string" calcext:value-type="string">
            <text:p>12 km</text:p>
          </table:table-cell>
          <table:table-cell table:formula="of:=IF(             OR           (     NOT(ISNA(VLOOKUP([.D24];[Veranstaltung.$E$10:.$E$99];1;0)));     NOT(ISNA(VLOOKUP([.D24];[Veranstaltung.$G$10:.$G$99];1;0)))   );   [.D24];   IF(     OR(N([.D24])=0;ISBLANK([.E24]));     &quot;&quot;;  VLOOKUP(       JahrDerVeranstaltung-IF(N([.D24])&lt;3000;[.D24];YEAR([.D24]));       [Veranstaltung.$C$10:.$H$99];       IF(LOWER([.E24])=&quot;m&quot;;3;5);       1     )   )  )" office:value-type="string" office:string-value="M40" calcext:value-type="string">
            <text:p>M40</text:p>
          </table:table-cell>
          <table:table-cell table:formula="of:=VLOOKUP([.A24];[Zeitnahme.$A$5:.$B$505];2;0)" office:value-type="string" office:string-value="" calcext:value-type="error">
            <text:p>#NV</text:p>
          </table:table-cell>
          <table:table-cell table:formula="of:=COUNTIFS([.$I$5:.$I$505];&quot;&lt;&quot;&amp;[.$I24];[.$G$5:.$G$505];[.$G24];[.$H$5:.$H$505];[.$H24])+1" office:value-type="string" office:string-value="" calcext:value-type="error">
            <text:p>#NV</text:p>
          </table:table-cell>
          <table:table-cell table:formula="of:=COUNTIFS([.$I$5:.$I$505];&quot;&lt;&quot;&amp;[.$I24];[.$G$5:.$G$505];[.$G24];[.E$5:.$E$505];[.$E24])+1" office:value-type="string" office:string-value="" calcext:value-type="error">
            <text:p>#NV</text:p>
          </table:table-cell>
          <table:table-cell table:number-columns-repeated="15"/>
        </table:table-row>
        <table:table-row table:style-name="ro1">
          <table:table-cell office:value-type="float" office:value="21" calcext:value-type="float">
            <text:p>21</text:p>
          </table:table-cell>
          <table:table-cell office:value-type="string" calcext:value-type="string">
            <text:p>Nachname21</text:p>
          </table:table-cell>
          <table:table-cell office:value-type="string" calcext:value-type="string">
            <text:p>Vorname21</text:p>
          </table:table-cell>
          <table:table-cell table:style-name="ce8" office:value-type="date" office:date-value="1997-07-06" calcext:value-type="date">
            <text:p>06.07.97</text:p>
          </table:table-cell>
          <table:table-cell office:value-type="string" calcext:value-type="string">
            <text:p>M</text:p>
          </table:table-cell>
          <table:table-cell/>
          <table:table-cell office:value-type="string" calcext:value-type="string">
            <text:p>12 km</text:p>
          </table:table-cell>
          <table:table-cell table:formula="of:=IF(             OR           (     NOT(ISNA(VLOOKUP([.D25];[Veranstaltung.$E$10:.$E$99];1;0)));     NOT(ISNA(VLOOKUP([.D25];[Veranstaltung.$G$10:.$G$99];1;0)))   );   [.D25];   IF(     OR(N([.D25])=0;ISBLANK([.E25]));     &quot;&quot;;  VLOOKUP(       JahrDerVeranstaltung-IF(N([.D25])&lt;3000;[.D25];YEAR([.D25]));       [Veranstaltung.$C$10:.$H$99];       IF(LOWER([.E25])=&quot;m&quot;;3;5);       1     )   )  )" office:value-type="string" office:string-value="MU18" calcext:value-type="string">
            <text:p>MU18</text:p>
          </table:table-cell>
          <table:table-cell table:formula="of:=VLOOKUP([.A25];[Zeitnahme.$A$5:.$B$505];2;0)" office:value-type="string" office:string-value="" calcext:value-type="error">
            <text:p>#NV</text:p>
          </table:table-cell>
          <table:table-cell table:formula="of:=COUNTIFS([.$I$5:.$I$505];&quot;&lt;&quot;&amp;[.$I25];[.$G$5:.$G$505];[.$G25];[.$H$5:.$H$505];[.$H25])+1" office:value-type="string" office:string-value="" calcext:value-type="error">
            <text:p>#NV</text:p>
          </table:table-cell>
          <table:table-cell table:formula="of:=COUNTIFS([.$I$5:.$I$505];&quot;&lt;&quot;&amp;[.$I25];[.$G$5:.$G$505];[.$G25];[.E$5:.$E$505];[.$E25])+1" office:value-type="string" office:string-value="" calcext:value-type="error">
            <text:p>#NV</text:p>
          </table:table-cell>
          <table:table-cell table:number-columns-repeated="15"/>
        </table:table-row>
        <table:table-row table:style-name="ro1">
          <table:table-cell office:value-type="float" office:value="22" calcext:value-type="float">
            <text:p>22</text:p>
          </table:table-cell>
          <table:table-cell table:style-name="ce4" office:value-type="string" calcext:value-type="string">
            <text:p>Nachname22</text:p>
          </table:table-cell>
          <table:table-cell table:style-name="ce4" office:value-type="string" calcext:value-type="string">
            <text:p>Vorname22</text:p>
          </table:table-cell>
          <table:table-cell table:style-name="ce8" office:value-type="date" office:date-value="1972-08-26" calcext:value-type="date">
            <text:p>26.08.72</text:p>
          </table:table-cell>
          <table:table-cell office:value-type="string" calcext:value-type="string">
            <text:p>M</text:p>
          </table:table-cell>
          <table:table-cell/>
          <table:table-cell office:value-type="string" calcext:value-type="string">
            <text:p>12 km</text:p>
          </table:table-cell>
          <table:table-cell table:formula="of:=IF(             OR           (     NOT(ISNA(VLOOKUP([.D26];[Veranstaltung.$E$10:.$E$99];1;0)));     NOT(ISNA(VLOOKUP([.D26];[Veranstaltung.$G$10:.$G$99];1;0)))   );   [.D26];   IF(     OR(N([.D26])=0;ISBLANK([.E26]));     &quot;&quot;;  VLOOKUP(       JahrDerVeranstaltung-IF(N([.D26])&lt;3000;[.D26];YEAR([.D26]));       [Veranstaltung.$C$10:.$H$99];       IF(LOWER([.E26])=&quot;m&quot;;3;5);       1     )   )  )" office:value-type="string" office:string-value="M40" calcext:value-type="string">
            <text:p>M40</text:p>
          </table:table-cell>
          <table:table-cell table:formula="of:=VLOOKUP([.A26];[Zeitnahme.$A$5:.$B$505];2;0)" office:value-type="string" office:string-value="" calcext:value-type="error">
            <text:p>#NV</text:p>
          </table:table-cell>
          <table:table-cell table:formula="of:=COUNTIFS([.$I$5:.$I$505];&quot;&lt;&quot;&amp;[.$I26];[.$G$5:.$G$505];[.$G26];[.$H$5:.$H$505];[.$H26])+1" office:value-type="string" office:string-value="" calcext:value-type="error">
            <text:p>#NV</text:p>
          </table:table-cell>
          <table:table-cell table:formula="of:=COUNTIFS([.$I$5:.$I$505];&quot;&lt;&quot;&amp;[.$I26];[.$G$5:.$G$505];[.$G26];[.E$5:.$E$505];[.$E26])+1" office:value-type="string" office:string-value="" calcext:value-type="error">
            <text:p>#NV</text:p>
          </table:table-cell>
          <table:table-cell table:number-columns-repeated="15"/>
        </table:table-row>
        <table:table-row table:style-name="ro1">
          <table:table-cell office:value-type="float" office:value="23" calcext:value-type="float">
            <text:p>23</text:p>
          </table:table-cell>
          <table:table-cell office:value-type="string" calcext:value-type="string">
            <text:p>Nachname23</text:p>
          </table:table-cell>
          <table:table-cell office:value-type="string" calcext:value-type="string">
            <text:p>Vorname23</text:p>
          </table:table-cell>
          <table:table-cell table:style-name="ce8" office:value-type="date" office:date-value="1978-11-07" calcext:value-type="date">
            <text:p>07.11.78</text:p>
          </table:table-cell>
          <table:table-cell office:value-type="string" calcext:value-type="string">
            <text:p>M</text:p>
          </table:table-cell>
          <table:table-cell/>
          <table:table-cell office:value-type="string" calcext:value-type="string">
            <text:p>12 km</text:p>
          </table:table-cell>
          <table:table-cell table:formula="of:=IF(             OR           (     NOT(ISNA(VLOOKUP([.D27];[Veranstaltung.$E$10:.$E$99];1;0)));     NOT(ISNA(VLOOKUP([.D27];[Veranstaltung.$G$10:.$G$99];1;0)))   );   [.D27];   IF(     OR(N([.D27])=0;ISBLANK([.E27]));     &quot;&quot;;  VLOOKUP(       JahrDerVeranstaltung-IF(N([.D27])&lt;3000;[.D27];YEAR([.D27]));       [Veranstaltung.$C$10:.$H$99];       IF(LOWER([.E27])=&quot;m&quot;;3;5);       1     )   )  )" office:value-type="string" office:string-value="M35" calcext:value-type="string">
            <text:p>M35</text:p>
          </table:table-cell>
          <table:table-cell table:formula="of:=VLOOKUP([.A27];[Zeitnahme.$A$5:.$B$505];2;0)" office:value-type="string" office:string-value="" calcext:value-type="error">
            <text:p>#NV</text:p>
          </table:table-cell>
          <table:table-cell table:formula="of:=COUNTIFS([.$I$5:.$I$505];&quot;&lt;&quot;&amp;[.$I27];[.$G$5:.$G$505];[.$G27];[.$H$5:.$H$505];[.$H27])+1" office:value-type="string" office:string-value="" calcext:value-type="error">
            <text:p>#NV</text:p>
          </table:table-cell>
          <table:table-cell table:formula="of:=COUNTIFS([.$I$5:.$I$505];&quot;&lt;&quot;&amp;[.$I27];[.$G$5:.$G$505];[.$G27];[.E$5:.$E$505];[.$E27])+1" office:value-type="string" office:string-value="" calcext:value-type="error">
            <text:p>#NV</text:p>
          </table:table-cell>
          <table:table-cell table:number-columns-repeated="15"/>
        </table:table-row>
        <table:table-row table:style-name="ro1">
          <table:table-cell office:value-type="float" office:value="24" calcext:value-type="float">
            <text:p>24</text:p>
          </table:table-cell>
          <table:table-cell table:style-name="ce4" office:value-type="string" calcext:value-type="string">
            <text:p>Nachname24</text:p>
          </table:table-cell>
          <table:table-cell table:style-name="ce4" office:value-type="string" calcext:value-type="string">
            <text:p>Vorname24</text:p>
          </table:table-cell>
          <table:table-cell table:style-name="ce8" office:value-type="date" office:date-value="2004-09-23" calcext:value-type="date">
            <text:p>23.09.04</text:p>
          </table:table-cell>
          <table:table-cell office:value-type="string" calcext:value-type="string">
            <text:p>M</text:p>
          </table:table-cell>
          <table:table-cell/>
          <table:table-cell office:value-type="string" calcext:value-type="string">
            <text:p>3 km</text:p>
          </table:table-cell>
          <table:table-cell table:formula="of:=IF(             OR           (     NOT(ISNA(VLOOKUP([.D28];[Veranstaltung.$E$10:.$E$99];1;0)));     NOT(ISNA(VLOOKUP([.D28];[Veranstaltung.$G$10:.$G$99];1;0)))   );   [.D28];   IF(     OR(N([.D28])=0;ISBLANK([.E28]));     &quot;&quot;;  VLOOKUP(       JahrDerVeranstaltung-IF(N([.D28])&lt;3000;[.D28];YEAR([.D28]));       [Veranstaltung.$C$10:.$H$99];       IF(LOWER([.E28])=&quot;m&quot;;3;5);       1     )   )  )" office:value-type="string" office:string-value="MU12" calcext:value-type="string">
            <text:p>MU12</text:p>
          </table:table-cell>
          <table:table-cell table:formula="of:=VLOOKUP([.A28];[Zeitnahme.$A$5:.$B$505];2;0)" office:value-type="string" office:string-value="" calcext:value-type="error">
            <text:p>#NV</text:p>
          </table:table-cell>
          <table:table-cell table:formula="of:=COUNTIFS([.$I$5:.$I$505];&quot;&lt;&quot;&amp;[.$I28];[.$G$5:.$G$505];[.$G28];[.$H$5:.$H$505];[.$H28])+1" office:value-type="string" office:string-value="" calcext:value-type="error">
            <text:p>#NV</text:p>
          </table:table-cell>
          <table:table-cell table:formula="of:=COUNTIFS([.$I$5:.$I$505];&quot;&lt;&quot;&amp;[.$I28];[.$G$5:.$G$505];[.$G28];[.E$5:.$E$505];[.$E28])+1" office:value-type="string" office:string-value="" calcext:value-type="error">
            <text:p>#NV</text:p>
          </table:table-cell>
          <table:table-cell table:number-columns-repeated="15"/>
        </table:table-row>
        <table:table-row table:style-name="ro1">
          <table:table-cell office:value-type="float" office:value="25" calcext:value-type="float">
            <text:p>25</text:p>
          </table:table-cell>
          <table:table-cell office:value-type="string" calcext:value-type="string">
            <text:p>Nachname25</text:p>
          </table:table-cell>
          <table:table-cell office:value-type="string" calcext:value-type="string">
            <text:p>Vorname25</text:p>
          </table:table-cell>
          <table:table-cell table:style-name="ce8" office:value-type="date" office:date-value="1979-01-19" calcext:value-type="date">
            <text:p>19.01.79</text:p>
          </table:table-cell>
          <table:table-cell office:value-type="string" calcext:value-type="string">
            <text:p>W</text:p>
          </table:table-cell>
          <table:table-cell/>
          <table:table-cell office:value-type="string" calcext:value-type="string">
            <text:p>6 km</text:p>
          </table:table-cell>
          <table:table-cell table:formula="of:=IF(             OR           (     NOT(ISNA(VLOOKUP([.D29];[Veranstaltung.$E$10:.$E$99];1;0)));     NOT(ISNA(VLOOKUP([.D29];[Veranstaltung.$G$10:.$G$99];1;0)))   );   [.D29];   IF(     OR(N([.D29])=0;ISBLANK([.E29]));     &quot;&quot;;  VLOOKUP(       JahrDerVeranstaltung-IF(N([.D29])&lt;3000;[.D29];YEAR([.D29]));       [Veranstaltung.$C$10:.$H$99];       IF(LOWER([.E29])=&quot;m&quot;;3;5);       1     )   )  )" office:value-type="string" office:string-value="W35" calcext:value-type="string">
            <text:p>W35</text:p>
          </table:table-cell>
          <table:table-cell table:formula="of:=VLOOKUP([.A29];[Zeitnahme.$A$5:.$B$505];2;0)" office:value-type="string" office:string-value="" calcext:value-type="error">
            <text:p>#NV</text:p>
          </table:table-cell>
          <table:table-cell table:formula="of:=COUNTIFS([.$I$5:.$I$505];&quot;&lt;&quot;&amp;[.$I29];[.$G$5:.$G$505];[.$G29];[.$H$5:.$H$505];[.$H29])+1" office:value-type="string" office:string-value="" calcext:value-type="error">
            <text:p>#NV</text:p>
          </table:table-cell>
          <table:table-cell table:formula="of:=COUNTIFS([.$I$5:.$I$505];&quot;&lt;&quot;&amp;[.$I29];[.$G$5:.$G$505];[.$G29];[.E$5:.$E$505];[.$E29])+1" office:value-type="string" office:string-value="" calcext:value-type="error">
            <text:p>#NV</text:p>
          </table:table-cell>
          <table:table-cell table:number-columns-repeated="15"/>
        </table:table-row>
        <table:table-row table:style-name="ro1">
          <table:table-cell office:value-type="float" office:value="26" calcext:value-type="float">
            <text:p>26</text:p>
          </table:table-cell>
          <table:table-cell table:style-name="ce4" office:value-type="string" calcext:value-type="string">
            <text:p>Nachname26</text:p>
          </table:table-cell>
          <table:table-cell table:style-name="ce4" office:value-type="string" calcext:value-type="string">
            <text:p>Vorname26</text:p>
          </table:table-cell>
          <table:table-cell table:style-name="ce8" office:value-type="date" office:date-value="1964-06-14" calcext:value-type="date">
            <text:p>14.06.64</text:p>
          </table:table-cell>
          <table:table-cell office:value-type="string" calcext:value-type="string">
            <text:p>W</text:p>
          </table:table-cell>
          <table:table-cell/>
          <table:table-cell office:value-type="string" calcext:value-type="string">
            <text:p>6 km</text:p>
          </table:table-cell>
          <table:table-cell table:formula="of:=IF(             OR           (     NOT(ISNA(VLOOKUP([.D30];[Veranstaltung.$E$10:.$E$99];1;0)));     NOT(ISNA(VLOOKUP([.D30];[Veranstaltung.$G$10:.$G$99];1;0)))   );   [.D30];   IF(     OR(N([.D30])=0;ISBLANK([.E30]));     &quot;&quot;;  VLOOKUP(       JahrDerVeranstaltung-IF(N([.D30])&lt;3000;[.D30];YEAR([.D30]));       [Veranstaltung.$C$10:.$H$99];       IF(LOWER([.E30])=&quot;m&quot;;3;5);       1     )   )  )" office:value-type="string" office:string-value="W50" calcext:value-type="string">
            <text:p>W50</text:p>
          </table:table-cell>
          <table:table-cell table:formula="of:=VLOOKUP([.A30];[Zeitnahme.$A$5:.$B$505];2;0)" office:value-type="string" office:string-value="" calcext:value-type="error">
            <text:p>#NV</text:p>
          </table:table-cell>
          <table:table-cell table:formula="of:=COUNTIFS([.$I$5:.$I$505];&quot;&lt;&quot;&amp;[.$I30];[.$G$5:.$G$505];[.$G30];[.$H$5:.$H$505];[.$H30])+1" office:value-type="string" office:string-value="" calcext:value-type="error">
            <text:p>#NV</text:p>
          </table:table-cell>
          <table:table-cell table:formula="of:=COUNTIFS([.$I$5:.$I$505];&quot;&lt;&quot;&amp;[.$I30];[.$G$5:.$G$505];[.$G30];[.E$5:.$E$505];[.$E30])+1" office:value-type="string" office:string-value="" calcext:value-type="error">
            <text:p>#NV</text:p>
          </table:table-cell>
          <table:table-cell table:number-columns-repeated="15"/>
        </table:table-row>
        <table:table-row table:style-name="ro1">
          <table:table-cell office:value-type="float" office:value="27" calcext:value-type="float">
            <text:p>27</text:p>
          </table:table-cell>
          <table:table-cell office:value-type="string" calcext:value-type="string">
            <text:p>Nachname27</text:p>
          </table:table-cell>
          <table:table-cell office:value-type="string" calcext:value-type="string">
            <text:p>Vorname27</text:p>
          </table:table-cell>
          <table:table-cell table:style-name="ce8" office:value-type="date" office:date-value="1961-04-05" calcext:value-type="date">
            <text:p>05.04.61</text:p>
          </table:table-cell>
          <table:table-cell office:value-type="string" calcext:value-type="string">
            <text:p>W</text:p>
          </table:table-cell>
          <table:table-cell/>
          <table:table-cell office:value-type="string" calcext:value-type="string">
            <text:p>6 km</text:p>
          </table:table-cell>
          <table:table-cell table:formula="of:=IF(             OR           (     NOT(ISNA(VLOOKUP([.D31];[Veranstaltung.$E$10:.$E$99];1;0)));     NOT(ISNA(VLOOKUP([.D31];[Veranstaltung.$G$10:.$G$99];1;0)))   );   [.D31];   IF(     OR(N([.D31])=0;ISBLANK([.E31]));     &quot;&quot;;  VLOOKUP(       JahrDerVeranstaltung-IF(N([.D31])&lt;3000;[.D31];YEAR([.D31]));       [Veranstaltung.$C$10:.$H$99];       IF(LOWER([.E31])=&quot;m&quot;;3;5);       1     )   )  )" office:value-type="string" office:string-value="W50" calcext:value-type="string">
            <text:p>W50</text:p>
          </table:table-cell>
          <table:table-cell table:formula="of:=VLOOKUP([.A31];[Zeitnahme.$A$5:.$B$505];2;0)" office:value-type="string" office:string-value="" calcext:value-type="error">
            <text:p>#NV</text:p>
          </table:table-cell>
          <table:table-cell table:formula="of:=COUNTIFS([.$I$5:.$I$505];&quot;&lt;&quot;&amp;[.$I31];[.$G$5:.$G$505];[.$G31];[.$H$5:.$H$505];[.$H31])+1" office:value-type="string" office:string-value="" calcext:value-type="error">
            <text:p>#NV</text:p>
          </table:table-cell>
          <table:table-cell table:formula="of:=COUNTIFS([.$I$5:.$I$505];&quot;&lt;&quot;&amp;[.$I31];[.$G$5:.$G$505];[.$G31];[.E$5:.$E$505];[.$E31])+1" office:value-type="string" office:string-value="" calcext:value-type="error">
            <text:p>#NV</text:p>
          </table:table-cell>
          <table:table-cell table:number-columns-repeated="15"/>
        </table:table-row>
        <table:table-row table:style-name="ro1">
          <table:table-cell office:value-type="float" office:value="28" calcext:value-type="float">
            <text:p>28</text:p>
          </table:table-cell>
          <table:table-cell table:style-name="ce4" office:value-type="string" calcext:value-type="string">
            <text:p>Nachname28</text:p>
          </table:table-cell>
          <table:table-cell table:style-name="ce4" office:value-type="string" calcext:value-type="string">
            <text:p>Vorname28</text:p>
          </table:table-cell>
          <table:table-cell table:style-name="ce8" office:value-type="date" office:date-value="1952-01-13" calcext:value-type="date">
            <text:p>13.01.52</text:p>
          </table:table-cell>
          <table:table-cell office:value-type="string" calcext:value-type="string">
            <text:p>W</text:p>
          </table:table-cell>
          <table:table-cell/>
          <table:table-cell office:value-type="string" calcext:value-type="string">
            <text:p>6 km</text:p>
          </table:table-cell>
          <table:table-cell table:formula="of:=IF(             OR           (     NOT(ISNA(VLOOKUP([.D32];[Veranstaltung.$E$10:.$E$99];1;0)));     NOT(ISNA(VLOOKUP([.D32];[Veranstaltung.$G$10:.$G$99];1;0)))   );   [.D32];   IF(     OR(N([.D32])=0;ISBLANK([.E32]));     &quot;&quot;;  VLOOKUP(       JahrDerVeranstaltung-IF(N([.D32])&lt;3000;[.D32];YEAR([.D32]));       [Veranstaltung.$C$10:.$H$99];       IF(LOWER([.E32])=&quot;m&quot;;3;5);       1     )   )  )" office:value-type="string" office:string-value="W60" calcext:value-type="string">
            <text:p>W60</text:p>
          </table:table-cell>
          <table:table-cell table:formula="of:=VLOOKUP([.A32];[Zeitnahme.$A$5:.$B$505];2;0)" office:value-type="string" office:string-value="" calcext:value-type="error">
            <text:p>#NV</text:p>
          </table:table-cell>
          <table:table-cell table:formula="of:=COUNTIFS([.$I$5:.$I$505];&quot;&lt;&quot;&amp;[.$I32];[.$G$5:.$G$505];[.$G32];[.$H$5:.$H$505];[.$H32])+1" office:value-type="string" office:string-value="" calcext:value-type="error">
            <text:p>#NV</text:p>
          </table:table-cell>
          <table:table-cell table:formula="of:=COUNTIFS([.$I$5:.$I$505];&quot;&lt;&quot;&amp;[.$I32];[.$G$5:.$G$505];[.$G32];[.E$5:.$E$505];[.$E32])+1" office:value-type="string" office:string-value="" calcext:value-type="error">
            <text:p>#NV</text:p>
          </table:table-cell>
          <table:table-cell table:number-columns-repeated="15"/>
        </table:table-row>
        <table:table-row table:style-name="ro1">
          <table:table-cell office:value-type="float" office:value="29" calcext:value-type="float">
            <text:p>29</text:p>
          </table:table-cell>
          <table:table-cell office:value-type="string" calcext:value-type="string">
            <text:p>Nachname29</text:p>
          </table:table-cell>
          <table:table-cell office:value-type="string" calcext:value-type="string">
            <text:p>Vorname29</text:p>
          </table:table-cell>
          <table:table-cell table:style-name="ce8" office:value-type="date" office:date-value="1989-01-15" calcext:value-type="date">
            <text:p>15.01.89</text:p>
          </table:table-cell>
          <table:table-cell office:value-type="string" calcext:value-type="string">
            <text:p>M</text:p>
          </table:table-cell>
          <table:table-cell/>
          <table:table-cell office:value-type="string" calcext:value-type="string">
            <text:p>12 km</text:p>
          </table:table-cell>
          <table:table-cell table:formula="of:=IF(             OR           (     NOT(ISNA(VLOOKUP([.D33];[Veranstaltung.$E$10:.$E$99];1;0)));     NOT(ISNA(VLOOKUP([.D33];[Veranstaltung.$G$10:.$G$99];1;0)))   );   [.D33];   IF(     OR(N([.D33])=0;ISBLANK([.E33]));     &quot;&quot;;  VLOOKUP(       JahrDerVeranstaltung-IF(N([.D33])&lt;3000;[.D33];YEAR([.D33]));       [Veranstaltung.$C$10:.$H$99];       IF(LOWER([.E33])=&quot;m&quot;;3;5);       1     )   )  )" office:value-type="string" office:string-value="MHK" calcext:value-type="string">
            <text:p>MHK</text:p>
          </table:table-cell>
          <table:table-cell table:formula="of:=VLOOKUP([.A33];[Zeitnahme.$A$5:.$B$505];2;0)" office:value-type="string" office:string-value="" calcext:value-type="error">
            <text:p>#NV</text:p>
          </table:table-cell>
          <table:table-cell table:formula="of:=COUNTIFS([.$I$5:.$I$505];&quot;&lt;&quot;&amp;[.$I33];[.$G$5:.$G$505];[.$G33];[.$H$5:.$H$505];[.$H33])+1" office:value-type="string" office:string-value="" calcext:value-type="error">
            <text:p>#NV</text:p>
          </table:table-cell>
          <table:table-cell table:formula="of:=COUNTIFS([.$I$5:.$I$505];&quot;&lt;&quot;&amp;[.$I33];[.$G$5:.$G$505];[.$G33];[.E$5:.$E$505];[.$E33])+1" office:value-type="string" office:string-value="" calcext:value-type="error">
            <text:p>#NV</text:p>
          </table:table-cell>
          <table:table-cell table:number-columns-repeated="15"/>
        </table:table-row>
        <table:table-row table:style-name="ro1">
          <table:table-cell office:value-type="float" office:value="30" calcext:value-type="float">
            <text:p>30</text:p>
          </table:table-cell>
          <table:table-cell table:style-name="ce4" office:value-type="string" calcext:value-type="string">
            <text:p>Nachname30</text:p>
          </table:table-cell>
          <table:table-cell table:style-name="ce4" office:value-type="string" calcext:value-type="string">
            <text:p>Vorname30</text:p>
          </table:table-cell>
          <table:table-cell table:style-name="ce8" office:value-type="date" office:date-value="1957-08-14" calcext:value-type="date">
            <text:p>14.08.57</text:p>
          </table:table-cell>
          <table:table-cell office:value-type="string" calcext:value-type="string">
            <text:p>W</text:p>
          </table:table-cell>
          <table:table-cell/>
          <table:table-cell office:value-type="string" calcext:value-type="string">
            <text:p>6 km</text:p>
          </table:table-cell>
          <table:table-cell table:formula="of:=IF(             OR           (     NOT(ISNA(VLOOKUP([.D34];[Veranstaltung.$E$10:.$E$99];1;0)));     NOT(ISNA(VLOOKUP([.D34];[Veranstaltung.$G$10:.$G$99];1;0)))   );   [.D34];   IF(     OR(N([.D34])=0;ISBLANK([.E34]));     &quot;&quot;;  VLOOKUP(       JahrDerVeranstaltung-IF(N([.D34])&lt;3000;[.D34];YEAR([.D34]));       [Veranstaltung.$C$10:.$H$99];       IF(LOWER([.E34])=&quot;m&quot;;3;5);       1     )   )  )" office:value-type="string" office:string-value="W55" calcext:value-type="string">
            <text:p>W55</text:p>
          </table:table-cell>
          <table:table-cell table:formula="of:=VLOOKUP([.A34];[Zeitnahme.$A$5:.$B$505];2;0)" office:value-type="string" office:string-value="" calcext:value-type="error">
            <text:p>#NV</text:p>
          </table:table-cell>
          <table:table-cell table:formula="of:=COUNTIFS([.$I$5:.$I$505];&quot;&lt;&quot;&amp;[.$I34];[.$G$5:.$G$505];[.$G34];[.$H$5:.$H$505];[.$H34])+1" office:value-type="string" office:string-value="" calcext:value-type="error">
            <text:p>#NV</text:p>
          </table:table-cell>
          <table:table-cell table:formula="of:=COUNTIFS([.$I$5:.$I$505];&quot;&lt;&quot;&amp;[.$I34];[.$G$5:.$G$505];[.$G34];[.E$5:.$E$505];[.$E34])+1" office:value-type="string" office:string-value="" calcext:value-type="error">
            <text:p>#NV</text:p>
          </table:table-cell>
          <table:table-cell table:number-columns-repeated="15"/>
        </table:table-row>
        <table:table-row table:style-name="ro1">
          <table:table-cell office:value-type="float" office:value="31" calcext:value-type="float">
            <text:p>31</text:p>
          </table:table-cell>
          <table:table-cell office:value-type="string" calcext:value-type="string">
            <text:p>Nachname31</text:p>
          </table:table-cell>
          <table:table-cell office:value-type="string" calcext:value-type="string">
            <text:p>Vorname31</text:p>
          </table:table-cell>
          <table:table-cell table:style-name="ce8" office:value-type="date" office:date-value="1999-06-20" calcext:value-type="date">
            <text:p>20.06.99</text:p>
          </table:table-cell>
          <table:table-cell office:value-type="string" calcext:value-type="string">
            <text:p>M</text:p>
          </table:table-cell>
          <table:table-cell/>
          <table:table-cell office:value-type="string" calcext:value-type="string">
            <text:p>6 km</text:p>
          </table:table-cell>
          <table:table-cell table:formula="of:=IF(             OR           (     NOT(ISNA(VLOOKUP([.D35];[Veranstaltung.$E$10:.$E$99];1;0)));     NOT(ISNA(VLOOKUP([.D35];[Veranstaltung.$G$10:.$G$99];1;0)))   );   [.D35];   IF(     OR(N([.D35])=0;ISBLANK([.E35]));     &quot;&quot;;  VLOOKUP(       JahrDerVeranstaltung-IF(N([.D35])&lt;3000;[.D35];YEAR([.D35]));       [Veranstaltung.$C$10:.$H$99];       IF(LOWER([.E35])=&quot;m&quot;;3;5);       1     )   )  )" office:value-type="string" office:string-value="MU16" calcext:value-type="string">
            <text:p>MU16</text:p>
          </table:table-cell>
          <table:table-cell table:formula="of:=VLOOKUP([.A35];[Zeitnahme.$A$5:.$B$505];2;0)" office:value-type="string" office:string-value="" calcext:value-type="error">
            <text:p>#NV</text:p>
          </table:table-cell>
          <table:table-cell table:formula="of:=COUNTIFS([.$I$5:.$I$505];&quot;&lt;&quot;&amp;[.$I35];[.$G$5:.$G$505];[.$G35];[.$H$5:.$H$505];[.$H35])+1" office:value-type="string" office:string-value="" calcext:value-type="error">
            <text:p>#NV</text:p>
          </table:table-cell>
          <table:table-cell table:formula="of:=COUNTIFS([.$I$5:.$I$505];&quot;&lt;&quot;&amp;[.$I35];[.$G$5:.$G$505];[.$G35];[.E$5:.$E$505];[.$E35])+1" office:value-type="string" office:string-value="" calcext:value-type="error">
            <text:p>#NV</text:p>
          </table:table-cell>
          <table:table-cell table:number-columns-repeated="15"/>
        </table:table-row>
        <table:table-row table:style-name="ro1">
          <table:table-cell office:value-type="float" office:value="32" calcext:value-type="float">
            <text:p>32</text:p>
          </table:table-cell>
          <table:table-cell table:style-name="ce4" office:value-type="string" calcext:value-type="string">
            <text:p>Nachname32</text:p>
          </table:table-cell>
          <table:table-cell table:style-name="ce4" office:value-type="string" calcext:value-type="string">
            <text:p>Vorname32</text:p>
          </table:table-cell>
          <table:table-cell table:style-name="ce8" office:value-type="date" office:date-value="1964-01-06" calcext:value-type="date">
            <text:p>06.01.64</text:p>
          </table:table-cell>
          <table:table-cell office:value-type="string" calcext:value-type="string">
            <text:p>M</text:p>
          </table:table-cell>
          <table:table-cell/>
          <table:table-cell office:value-type="string" calcext:value-type="string">
            <text:p>12 km</text:p>
          </table:table-cell>
          <table:table-cell table:formula="of:=IF(             OR           (     NOT(ISNA(VLOOKUP([.D36];[Veranstaltung.$E$10:.$E$99];1;0)));     NOT(ISNA(VLOOKUP([.D36];[Veranstaltung.$G$10:.$G$99];1;0)))   );   [.D36];   IF(     OR(N([.D36])=0;ISBLANK([.E36]));     &quot;&quot;;  VLOOKUP(       JahrDerVeranstaltung-IF(N([.D36])&lt;3000;[.D36];YEAR([.D36]));       [Veranstaltung.$C$10:.$H$99];       IF(LOWER([.E36])=&quot;m&quot;;3;5);       1     )   )  )" office:value-type="string" office:string-value="M50" calcext:value-type="string">
            <text:p>M50</text:p>
          </table:table-cell>
          <table:table-cell table:formula="of:=VLOOKUP([.A36];[Zeitnahme.$A$5:.$B$505];2;0)" office:value-type="string" office:string-value="" calcext:value-type="error">
            <text:p>#NV</text:p>
          </table:table-cell>
          <table:table-cell table:formula="of:=COUNTIFS([.$I$5:.$I$505];&quot;&lt;&quot;&amp;[.$I36];[.$G$5:.$G$505];[.$G36];[.$H$5:.$H$505];[.$H36])+1" office:value-type="string" office:string-value="" calcext:value-type="error">
            <text:p>#NV</text:p>
          </table:table-cell>
          <table:table-cell table:formula="of:=COUNTIFS([.$I$5:.$I$505];&quot;&lt;&quot;&amp;[.$I36];[.$G$5:.$G$505];[.$G36];[.E$5:.$E$505];[.$E36])+1" office:value-type="string" office:string-value="" calcext:value-type="error">
            <text:p>#NV</text:p>
          </table:table-cell>
          <table:table-cell table:number-columns-repeated="15"/>
        </table:table-row>
        <table:table-row table:style-name="ro1">
          <table:table-cell office:value-type="float" office:value="33" calcext:value-type="float">
            <text:p>33</text:p>
          </table:table-cell>
          <table:table-cell office:value-type="string" calcext:value-type="string">
            <text:p>Nachname33</text:p>
          </table:table-cell>
          <table:table-cell office:value-type="string" calcext:value-type="string">
            <text:p>Vorname33</text:p>
          </table:table-cell>
          <table:table-cell table:style-name="ce8" office:value-type="date" office:date-value="1941-06-12" calcext:value-type="date">
            <text:p>12.06.41</text:p>
          </table:table-cell>
          <table:table-cell office:value-type="string" calcext:value-type="string">
            <text:p>M</text:p>
          </table:table-cell>
          <table:table-cell/>
          <table:table-cell office:value-type="string" calcext:value-type="string">
            <text:p>6 km</text:p>
          </table:table-cell>
          <table:table-cell table:formula="of:=IF(             OR           (     NOT(ISNA(VLOOKUP([.D37];[Veranstaltung.$E$10:.$E$99];1;0)));     NOT(ISNA(VLOOKUP([.D37];[Veranstaltung.$G$10:.$G$99];1;0)))   );   [.D37];   IF(     OR(N([.D37])=0;ISBLANK([.E37]));     &quot;&quot;;  VLOOKUP(       JahrDerVeranstaltung-IF(N([.D37])&lt;3000;[.D37];YEAR([.D37]));       [Veranstaltung.$C$10:.$H$99];       IF(LOWER([.E37])=&quot;m&quot;;3;5);       1     )   )  )" office:value-type="string" office:string-value="M70" calcext:value-type="string">
            <text:p>M70</text:p>
          </table:table-cell>
          <table:table-cell table:formula="of:=VLOOKUP([.A37];[Zeitnahme.$A$5:.$B$505];2;0)" office:value-type="string" office:string-value="" calcext:value-type="error">
            <text:p>#NV</text:p>
          </table:table-cell>
          <table:table-cell table:formula="of:=COUNTIFS([.$I$5:.$I$505];&quot;&lt;&quot;&amp;[.$I37];[.$G$5:.$G$505];[.$G37];[.$H$5:.$H$505];[.$H37])+1" office:value-type="string" office:string-value="" calcext:value-type="error">
            <text:p>#NV</text:p>
          </table:table-cell>
          <table:table-cell table:formula="of:=COUNTIFS([.$I$5:.$I$505];&quot;&lt;&quot;&amp;[.$I37];[.$G$5:.$G$505];[.$G37];[.E$5:.$E$505];[.$E37])+1" office:value-type="string" office:string-value="" calcext:value-type="error">
            <text:p>#NV</text:p>
          </table:table-cell>
          <table:table-cell table:number-columns-repeated="15"/>
        </table:table-row>
        <table:table-row table:style-name="ro1">
          <table:table-cell office:value-type="float" office:value="34" calcext:value-type="float">
            <text:p>34</text:p>
          </table:table-cell>
          <table:table-cell table:style-name="ce4" office:value-type="string" calcext:value-type="string">
            <text:p>Nachname34</text:p>
          </table:table-cell>
          <table:table-cell table:style-name="ce4" office:value-type="string" calcext:value-type="string">
            <text:p>Vorname34</text:p>
          </table:table-cell>
          <table:table-cell table:style-name="ce8" office:value-type="date" office:date-value="1988-12-02" calcext:value-type="date">
            <text:p>02.12.88</text:p>
          </table:table-cell>
          <table:table-cell office:value-type="string" calcext:value-type="string">
            <text:p>W</text:p>
          </table:table-cell>
          <table:table-cell/>
          <table:table-cell office:value-type="string" calcext:value-type="string">
            <text:p>6 km</text:p>
          </table:table-cell>
          <table:table-cell table:formula="of:=IF(             OR           (     NOT(ISNA(VLOOKUP([.D38];[Veranstaltung.$E$10:.$E$99];1;0)));     NOT(ISNA(VLOOKUP([.D38];[Veranstaltung.$G$10:.$G$99];1;0)))   );   [.D38];   IF(     OR(N([.D38])=0;ISBLANK([.E38]));     &quot;&quot;;  VLOOKUP(       JahrDerVeranstaltung-IF(N([.D38])&lt;3000;[.D38];YEAR([.D38]));       [Veranstaltung.$C$10:.$H$99];       IF(LOWER([.E38])=&quot;m&quot;;3;5);       1     )   )  )" office:value-type="string" office:string-value="WHK" calcext:value-type="string">
            <text:p>WHK</text:p>
          </table:table-cell>
          <table:table-cell table:formula="of:=VLOOKUP([.A38];[Zeitnahme.$A$5:.$B$505];2;0)" office:value-type="string" office:string-value="" calcext:value-type="error">
            <text:p>#NV</text:p>
          </table:table-cell>
          <table:table-cell table:formula="of:=COUNTIFS([.$I$5:.$I$505];&quot;&lt;&quot;&amp;[.$I38];[.$G$5:.$G$505];[.$G38];[.$H$5:.$H$505];[.$H38])+1" office:value-type="string" office:string-value="" calcext:value-type="error">
            <text:p>#NV</text:p>
          </table:table-cell>
          <table:table-cell table:formula="of:=COUNTIFS([.$I$5:.$I$505];&quot;&lt;&quot;&amp;[.$I38];[.$G$5:.$G$505];[.$G38];[.E$5:.$E$505];[.$E38])+1" office:value-type="string" office:string-value="" calcext:value-type="error">
            <text:p>#NV</text:p>
          </table:table-cell>
          <table:table-cell table:number-columns-repeated="15"/>
        </table:table-row>
        <table:table-row table:style-name="ro1">
          <table:table-cell office:value-type="float" office:value="35" calcext:value-type="float">
            <text:p>35</text:p>
          </table:table-cell>
          <table:table-cell office:value-type="string" calcext:value-type="string">
            <text:p>Nachname35</text:p>
          </table:table-cell>
          <table:table-cell office:value-type="string" calcext:value-type="string">
            <text:p>Vorname35</text:p>
          </table:table-cell>
          <table:table-cell table:style-name="ce8" office:value-type="date" office:date-value="1985-10-08" calcext:value-type="date">
            <text:p>08.10.85</text:p>
          </table:table-cell>
          <table:table-cell office:value-type="string" calcext:value-type="string">
            <text:p>M</text:p>
          </table:table-cell>
          <table:table-cell/>
          <table:table-cell office:value-type="string" calcext:value-type="string">
            <text:p>12 km</text:p>
          </table:table-cell>
          <table:table-cell table:formula="of:=IF(             OR           (     NOT(ISNA(VLOOKUP([.D39];[Veranstaltung.$E$10:.$E$99];1;0)));     NOT(ISNA(VLOOKUP([.D39];[Veranstaltung.$G$10:.$G$99];1;0)))   );   [.D39];   IF(     OR(N([.D39])=0;ISBLANK([.E39]));     &quot;&quot;;  VLOOKUP(       JahrDerVeranstaltung-IF(N([.D39])&lt;3000;[.D39];YEAR([.D39]));       [Veranstaltung.$C$10:.$H$99];       IF(LOWER([.E39])=&quot;m&quot;;3;5);       1     )   )  )" office:value-type="string" office:string-value="MHK" calcext:value-type="string">
            <text:p>MHK</text:p>
          </table:table-cell>
          <table:table-cell table:formula="of:=VLOOKUP([.A39];[Zeitnahme.$A$5:.$B$505];2;0)" office:value-type="string" office:string-value="" calcext:value-type="error">
            <text:p>#NV</text:p>
          </table:table-cell>
          <table:table-cell table:formula="of:=COUNTIFS([.$I$5:.$I$505];&quot;&lt;&quot;&amp;[.$I39];[.$G$5:.$G$505];[.$G39];[.$H$5:.$H$505];[.$H39])+1" office:value-type="string" office:string-value="" calcext:value-type="error">
            <text:p>#NV</text:p>
          </table:table-cell>
          <table:table-cell table:formula="of:=COUNTIFS([.$I$5:.$I$505];&quot;&lt;&quot;&amp;[.$I39];[.$G$5:.$G$505];[.$G39];[.E$5:.$E$505];[.$E39])+1" office:value-type="string" office:string-value="" calcext:value-type="error">
            <text:p>#NV</text:p>
          </table:table-cell>
          <table:table-cell table:number-columns-repeated="15"/>
        </table:table-row>
        <table:table-row table:style-name="ro1">
          <table:table-cell office:value-type="float" office:value="36" calcext:value-type="float">
            <text:p>36</text:p>
          </table:table-cell>
          <table:table-cell table:style-name="ce4" office:value-type="string" calcext:value-type="string">
            <text:p>Nachname36</text:p>
          </table:table-cell>
          <table:table-cell table:style-name="ce4" office:value-type="string" calcext:value-type="string">
            <text:p>Vorname36</text:p>
          </table:table-cell>
          <table:table-cell table:style-name="ce8" office:value-type="date" office:date-value="1964-10-24" calcext:value-type="date">
            <text:p>24.10.64</text:p>
          </table:table-cell>
          <table:table-cell office:value-type="string" calcext:value-type="string">
            <text:p>W</text:p>
          </table:table-cell>
          <table:table-cell/>
          <table:table-cell office:value-type="string" calcext:value-type="string">
            <text:p>6 km</text:p>
          </table:table-cell>
          <table:table-cell table:formula="of:=IF(             OR           (     NOT(ISNA(VLOOKUP([.D40];[Veranstaltung.$E$10:.$E$99];1;0)));     NOT(ISNA(VLOOKUP([.D40];[Veranstaltung.$G$10:.$G$99];1;0)))   );   [.D40];   IF(     OR(N([.D40])=0;ISBLANK([.E40]));     &quot;&quot;;  VLOOKUP(       JahrDerVeranstaltung-IF(N([.D40])&lt;3000;[.D40];YEAR([.D40]));       [Veranstaltung.$C$10:.$H$99];       IF(LOWER([.E40])=&quot;m&quot;;3;5);       1     )   )  )" office:value-type="string" office:string-value="W50" calcext:value-type="string">
            <text:p>W50</text:p>
          </table:table-cell>
          <table:table-cell table:formula="of:=VLOOKUP([.A40];[Zeitnahme.$A$5:.$B$505];2;0)" office:value-type="string" office:string-value="" calcext:value-type="error">
            <text:p>#NV</text:p>
          </table:table-cell>
          <table:table-cell table:formula="of:=COUNTIFS([.$I$5:.$I$505];&quot;&lt;&quot;&amp;[.$I40];[.$G$5:.$G$505];[.$G40];[.$H$5:.$H$505];[.$H40])+1" office:value-type="string" office:string-value="" calcext:value-type="error">
            <text:p>#NV</text:p>
          </table:table-cell>
          <table:table-cell table:formula="of:=COUNTIFS([.$I$5:.$I$505];&quot;&lt;&quot;&amp;[.$I40];[.$G$5:.$G$505];[.$G40];[.E$5:.$E$505];[.$E40])+1" office:value-type="string" office:string-value="" calcext:value-type="error">
            <text:p>#NV</text:p>
          </table:table-cell>
          <table:table-cell table:number-columns-repeated="15"/>
        </table:table-row>
        <table:table-row table:style-name="ro1">
          <table:table-cell office:value-type="float" office:value="37" calcext:value-type="float">
            <text:p>37</text:p>
          </table:table-cell>
          <table:table-cell office:value-type="string" calcext:value-type="string">
            <text:p>Nachname37</text:p>
          </table:table-cell>
          <table:table-cell office:value-type="string" calcext:value-type="string">
            <text:p>Vorname37</text:p>
          </table:table-cell>
          <table:table-cell table:style-name="ce8" office:value-type="date" office:date-value="1953-10-15" calcext:value-type="date">
            <text:p>15.10.53</text:p>
          </table:table-cell>
          <table:table-cell office:value-type="string" calcext:value-type="string">
            <text:p>M</text:p>
          </table:table-cell>
          <table:table-cell/>
          <table:table-cell office:value-type="string" calcext:value-type="string">
            <text:p>6 km</text:p>
          </table:table-cell>
          <table:table-cell table:formula="of:=IF(             OR           (     NOT(ISNA(VLOOKUP([.D41];[Veranstaltung.$E$10:.$E$99];1;0)));     NOT(ISNA(VLOOKUP([.D41];[Veranstaltung.$G$10:.$G$99];1;0)))   );   [.D41];   IF(     OR(N([.D41])=0;ISBLANK([.E41]));     &quot;&quot;;  VLOOKUP(       JahrDerVeranstaltung-IF(N([.D41])&lt;3000;[.D41];YEAR([.D41]));       [Veranstaltung.$C$10:.$H$99];       IF(LOWER([.E41])=&quot;m&quot;;3;5);       1     )   )  )" office:value-type="string" office:string-value="M60" calcext:value-type="string">
            <text:p>M60</text:p>
          </table:table-cell>
          <table:table-cell table:formula="of:=VLOOKUP([.A41];[Zeitnahme.$A$5:.$B$505];2;0)" office:value-type="string" office:string-value="" calcext:value-type="error">
            <text:p>#NV</text:p>
          </table:table-cell>
          <table:table-cell table:formula="of:=COUNTIFS([.$I$5:.$I$505];&quot;&lt;&quot;&amp;[.$I41];[.$G$5:.$G$505];[.$G41];[.$H$5:.$H$505];[.$H41])+1" office:value-type="string" office:string-value="" calcext:value-type="error">
            <text:p>#NV</text:p>
          </table:table-cell>
          <table:table-cell table:formula="of:=COUNTIFS([.$I$5:.$I$505];&quot;&lt;&quot;&amp;[.$I41];[.$G$5:.$G$505];[.$G41];[.E$5:.$E$505];[.$E41])+1" office:value-type="string" office:string-value="" calcext:value-type="error">
            <text:p>#NV</text:p>
          </table:table-cell>
          <table:table-cell table:number-columns-repeated="15"/>
        </table:table-row>
        <table:table-row table:style-name="ro1">
          <table:table-cell office:value-type="float" office:value="38" calcext:value-type="float">
            <text:p>38</text:p>
          </table:table-cell>
          <table:table-cell table:style-name="ce4" office:value-type="string" calcext:value-type="string">
            <text:p>Nachname38</text:p>
          </table:table-cell>
          <table:table-cell table:style-name="ce4" office:value-type="string" calcext:value-type="string">
            <text:p>Vorname38</text:p>
          </table:table-cell>
          <table:table-cell table:style-name="ce8" office:value-type="date" office:date-value="1971-12-11" calcext:value-type="date">
            <text:p>11.12.71</text:p>
          </table:table-cell>
          <table:table-cell office:value-type="string" calcext:value-type="string">
            <text:p>M</text:p>
          </table:table-cell>
          <table:table-cell/>
          <table:table-cell office:value-type="string" calcext:value-type="string">
            <text:p>12 km</text:p>
          </table:table-cell>
          <table:table-cell table:formula="of:=IF(             OR           (     NOT(ISNA(VLOOKUP([.D42];[Veranstaltung.$E$10:.$E$99];1;0)));     NOT(ISNA(VLOOKUP([.D42];[Veranstaltung.$G$10:.$G$99];1;0)))   );   [.D42];   IF(     OR(N([.D42])=0;ISBLANK([.E42]));     &quot;&quot;;  VLOOKUP(       JahrDerVeranstaltung-IF(N([.D42])&lt;3000;[.D42];YEAR([.D42]));       [Veranstaltung.$C$10:.$H$99];       IF(LOWER([.E42])=&quot;m&quot;;3;5);       1     )   )  )" office:value-type="string" office:string-value="M40" calcext:value-type="string">
            <text:p>M40</text:p>
          </table:table-cell>
          <table:table-cell table:formula="of:=VLOOKUP([.A42];[Zeitnahme.$A$5:.$B$505];2;0)" office:value-type="string" office:string-value="" calcext:value-type="error">
            <text:p>#NV</text:p>
          </table:table-cell>
          <table:table-cell table:formula="of:=COUNTIFS([.$I$5:.$I$505];&quot;&lt;&quot;&amp;[.$I42];[.$G$5:.$G$505];[.$G42];[.$H$5:.$H$505];[.$H42])+1" office:value-type="string" office:string-value="" calcext:value-type="error">
            <text:p>#NV</text:p>
          </table:table-cell>
          <table:table-cell table:formula="of:=COUNTIFS([.$I$5:.$I$505];&quot;&lt;&quot;&amp;[.$I42];[.$G$5:.$G$505];[.$G42];[.E$5:.$E$505];[.$E42])+1" office:value-type="string" office:string-value="" calcext:value-type="error">
            <text:p>#NV</text:p>
          </table:table-cell>
          <table:table-cell table:number-columns-repeated="15"/>
        </table:table-row>
        <table:table-row table:style-name="ro1">
          <table:table-cell office:value-type="float" office:value="39" calcext:value-type="float">
            <text:p>39</text:p>
          </table:table-cell>
          <table:table-cell office:value-type="string" calcext:value-type="string">
            <text:p>Nachname39</text:p>
          </table:table-cell>
          <table:table-cell office:value-type="string" calcext:value-type="string">
            <text:p>Vorname39</text:p>
          </table:table-cell>
          <table:table-cell table:style-name="ce8" office:value-type="date" office:date-value="1999-12-06" calcext:value-type="date">
            <text:p>06.12.99</text:p>
          </table:table-cell>
          <table:table-cell office:value-type="string" calcext:value-type="string">
            <text:p>W</text:p>
          </table:table-cell>
          <table:table-cell/>
          <table:table-cell office:value-type="string" calcext:value-type="string">
            <text:p>6 km</text:p>
          </table:table-cell>
          <table:table-cell table:formula="of:=IF(             OR           (     NOT(ISNA(VLOOKUP([.D43];[Veranstaltung.$E$10:.$E$99];1;0)));     NOT(ISNA(VLOOKUP([.D43];[Veranstaltung.$G$10:.$G$99];1;0)))   );   [.D43];   IF(     OR(N([.D43])=0;ISBLANK([.E43]));     &quot;&quot;;  VLOOKUP(       JahrDerVeranstaltung-IF(N([.D43])&lt;3000;[.D43];YEAR([.D43]));       [Veranstaltung.$C$10:.$H$99];       IF(LOWER([.E43])=&quot;m&quot;;3;5);       1     )   )  )" office:value-type="string" office:string-value="WU16" calcext:value-type="string">
            <text:p>WU16</text:p>
          </table:table-cell>
          <table:table-cell table:formula="of:=VLOOKUP([.A43];[Zeitnahme.$A$5:.$B$505];2;0)" office:value-type="string" office:string-value="" calcext:value-type="error">
            <text:p>#NV</text:p>
          </table:table-cell>
          <table:table-cell table:formula="of:=COUNTIFS([.$I$5:.$I$505];&quot;&lt;&quot;&amp;[.$I43];[.$G$5:.$G$505];[.$G43];[.$H$5:.$H$505];[.$H43])+1" office:value-type="string" office:string-value="" calcext:value-type="error">
            <text:p>#NV</text:p>
          </table:table-cell>
          <table:table-cell table:formula="of:=COUNTIFS([.$I$5:.$I$505];&quot;&lt;&quot;&amp;[.$I43];[.$G$5:.$G$505];[.$G43];[.E$5:.$E$505];[.$E43])+1" office:value-type="string" office:string-value="" calcext:value-type="error">
            <text:p>#NV</text:p>
          </table:table-cell>
          <table:table-cell table:number-columns-repeated="15"/>
        </table:table-row>
        <table:table-row table:style-name="ro1">
          <table:table-cell office:value-type="float" office:value="40" calcext:value-type="float">
            <text:p>40</text:p>
          </table:table-cell>
          <table:table-cell table:style-name="ce4" office:value-type="string" calcext:value-type="string">
            <text:p>Nachname40</text:p>
          </table:table-cell>
          <table:table-cell table:style-name="ce4" office:value-type="string" calcext:value-type="string">
            <text:p>Vorname40</text:p>
          </table:table-cell>
          <table:table-cell table:style-name="ce8" office:value-type="date" office:date-value="1983-08-08" calcext:value-type="date">
            <text:p>08.08.83</text:p>
          </table:table-cell>
          <table:table-cell office:value-type="string" calcext:value-type="string">
            <text:p>M</text:p>
          </table:table-cell>
          <table:table-cell/>
          <table:table-cell office:value-type="string" calcext:value-type="string">
            <text:p>12 km</text:p>
          </table:table-cell>
          <table:table-cell table:formula="of:=IF(             OR           (     NOT(ISNA(VLOOKUP([.D44];[Veranstaltung.$E$10:.$E$99];1;0)));     NOT(ISNA(VLOOKUP([.D44];[Veranstaltung.$G$10:.$G$99];1;0)))   );   [.D44];   IF(     OR(N([.D44])=0;ISBLANK([.E44]));     &quot;&quot;;  VLOOKUP(       JahrDerVeranstaltung-IF(N([.D44])&lt;3000;[.D44];YEAR([.D44]));       [Veranstaltung.$C$10:.$H$99];       IF(LOWER([.E44])=&quot;m&quot;;3;5);       1     )   )  )" office:value-type="string" office:string-value="M30" calcext:value-type="string">
            <text:p>M30</text:p>
          </table:table-cell>
          <table:table-cell table:formula="of:=VLOOKUP([.A44];[Zeitnahme.$A$5:.$B$505];2;0)" office:value-type="string" office:string-value="" calcext:value-type="error">
            <text:p>#NV</text:p>
          </table:table-cell>
          <table:table-cell table:formula="of:=COUNTIFS([.$I$5:.$I$505];&quot;&lt;&quot;&amp;[.$I44];[.$G$5:.$G$505];[.$G44];[.$H$5:.$H$505];[.$H44])+1" office:value-type="string" office:string-value="" calcext:value-type="error">
            <text:p>#NV</text:p>
          </table:table-cell>
          <table:table-cell table:formula="of:=COUNTIFS([.$I$5:.$I$505];&quot;&lt;&quot;&amp;[.$I44];[.$G$5:.$G$505];[.$G44];[.E$5:.$E$505];[.$E44])+1" office:value-type="string" office:string-value="" calcext:value-type="error">
            <text:p>#NV</text:p>
          </table:table-cell>
          <table:table-cell table:number-columns-repeated="15"/>
        </table:table-row>
        <table:table-row table:style-name="ro1">
          <table:table-cell office:value-type="float" office:value="41" calcext:value-type="float">
            <text:p>41</text:p>
          </table:table-cell>
          <table:table-cell office:value-type="string" calcext:value-type="string">
            <text:p>Nachname41</text:p>
          </table:table-cell>
          <table:table-cell office:value-type="string" calcext:value-type="string">
            <text:p>Vorname41</text:p>
          </table:table-cell>
          <table:table-cell table:style-name="ce8" office:value-type="date" office:date-value="1976-12-30" calcext:value-type="date">
            <text:p>30.12.76</text:p>
          </table:table-cell>
          <table:table-cell office:value-type="string" calcext:value-type="string">
            <text:p>W</text:p>
          </table:table-cell>
          <table:table-cell/>
          <table:table-cell office:value-type="string" calcext:value-type="string">
            <text:p>6 km</text:p>
          </table:table-cell>
          <table:table-cell table:formula="of:=IF(             OR           (     NOT(ISNA(VLOOKUP([.D45];[Veranstaltung.$E$10:.$E$99];1;0)));     NOT(ISNA(VLOOKUP([.D45];[Veranstaltung.$G$10:.$G$99];1;0)))   );   [.D45];   IF(     OR(N([.D45])=0;ISBLANK([.E45]));     &quot;&quot;;  VLOOKUP(       JahrDerVeranstaltung-IF(N([.D45])&lt;3000;[.D45];YEAR([.D45]));       [Veranstaltung.$C$10:.$H$99];       IF(LOWER([.E45])=&quot;m&quot;;3;5);       1     )   )  )" office:value-type="string" office:string-value="W35" calcext:value-type="string">
            <text:p>W35</text:p>
          </table:table-cell>
          <table:table-cell table:formula="of:=VLOOKUP([.A45];[Zeitnahme.$A$5:.$B$505];2;0)" office:value-type="string" office:string-value="" calcext:value-type="error">
            <text:p>#NV</text:p>
          </table:table-cell>
          <table:table-cell table:formula="of:=COUNTIFS([.$I$5:.$I$505];&quot;&lt;&quot;&amp;[.$I45];[.$G$5:.$G$505];[.$G45];[.$H$5:.$H$505];[.$H45])+1" office:value-type="string" office:string-value="" calcext:value-type="error">
            <text:p>#NV</text:p>
          </table:table-cell>
          <table:table-cell table:formula="of:=COUNTIFS([.$I$5:.$I$505];&quot;&lt;&quot;&amp;[.$I45];[.$G$5:.$G$505];[.$G45];[.E$5:.$E$505];[.$E45])+1" office:value-type="string" office:string-value="" calcext:value-type="error">
            <text:p>#NV</text:p>
          </table:table-cell>
          <table:table-cell table:number-columns-repeated="15"/>
        </table:table-row>
        <table:table-row table:style-name="ro1">
          <table:table-cell office:value-type="float" office:value="42" calcext:value-type="float">
            <text:p>42</text:p>
          </table:table-cell>
          <table:table-cell table:style-name="ce4" office:value-type="string" calcext:value-type="string">
            <text:p>Nachname42</text:p>
          </table:table-cell>
          <table:table-cell table:style-name="ce4" office:value-type="string" calcext:value-type="string">
            <text:p>Vorname42</text:p>
          </table:table-cell>
          <table:table-cell table:style-name="ce8" office:value-type="date" office:date-value="1981-04-18" calcext:value-type="date">
            <text:p>18.04.81</text:p>
          </table:table-cell>
          <table:table-cell office:value-type="string" calcext:value-type="string">
            <text:p>M</text:p>
          </table:table-cell>
          <table:table-cell/>
          <table:table-cell office:value-type="string" calcext:value-type="string">
            <text:p>12 km</text:p>
          </table:table-cell>
          <table:table-cell table:formula="of:=IF(             OR           (     NOT(ISNA(VLOOKUP([.D46];[Veranstaltung.$E$10:.$E$99];1;0)));     NOT(ISNA(VLOOKUP([.D46];[Veranstaltung.$G$10:.$G$99];1;0)))   );   [.D46];   IF(     OR(N([.D46])=0;ISBLANK([.E46]));     &quot;&quot;;  VLOOKUP(       JahrDerVeranstaltung-IF(N([.D46])&lt;3000;[.D46];YEAR([.D46]));       [Veranstaltung.$C$10:.$H$99];       IF(LOWER([.E46])=&quot;m&quot;;3;5);       1     )   )  )" office:value-type="string" office:string-value="M30" calcext:value-type="string">
            <text:p>M30</text:p>
          </table:table-cell>
          <table:table-cell table:formula="of:=VLOOKUP([.A46];[Zeitnahme.$A$5:.$B$505];2;0)" office:value-type="string" office:string-value="" calcext:value-type="error">
            <text:p>#NV</text:p>
          </table:table-cell>
          <table:table-cell table:formula="of:=COUNTIFS([.$I$5:.$I$505];&quot;&lt;&quot;&amp;[.$I46];[.$G$5:.$G$505];[.$G46];[.$H$5:.$H$505];[.$H46])+1" office:value-type="string" office:string-value="" calcext:value-type="error">
            <text:p>#NV</text:p>
          </table:table-cell>
          <table:table-cell table:formula="of:=COUNTIFS([.$I$5:.$I$505];&quot;&lt;&quot;&amp;[.$I46];[.$G$5:.$G$505];[.$G46];[.E$5:.$E$505];[.$E46])+1" office:value-type="string" office:string-value="" calcext:value-type="error">
            <text:p>#NV</text:p>
          </table:table-cell>
          <table:table-cell table:number-columns-repeated="15"/>
        </table:table-row>
        <table:table-row table:style-name="ro1">
          <table:table-cell office:value-type="float" office:value="43" calcext:value-type="float">
            <text:p>43</text:p>
          </table:table-cell>
          <table:table-cell office:value-type="string" calcext:value-type="string">
            <text:p>Nachname43</text:p>
          </table:table-cell>
          <table:table-cell office:value-type="string" calcext:value-type="string">
            <text:p>Vorname43</text:p>
          </table:table-cell>
          <table:table-cell table:style-name="ce8" office:value-type="date" office:date-value="1979-06-25" calcext:value-type="date">
            <text:p>25.06.79</text:p>
          </table:table-cell>
          <table:table-cell office:value-type="string" calcext:value-type="string">
            <text:p>W</text:p>
          </table:table-cell>
          <table:table-cell/>
          <table:table-cell office:value-type="string" calcext:value-type="string">
            <text:p>6 km</text:p>
          </table:table-cell>
          <table:table-cell table:formula="of:=IF(             OR           (     NOT(ISNA(VLOOKUP([.D47];[Veranstaltung.$E$10:.$E$99];1;0)));     NOT(ISNA(VLOOKUP([.D47];[Veranstaltung.$G$10:.$G$99];1;0)))   );   [.D47];   IF(     OR(N([.D47])=0;ISBLANK([.E47]));     &quot;&quot;;  VLOOKUP(       JahrDerVeranstaltung-IF(N([.D47])&lt;3000;[.D47];YEAR([.D47]));       [Veranstaltung.$C$10:.$H$99];       IF(LOWER([.E47])=&quot;m&quot;;3;5);       1     )   )  )" office:value-type="string" office:string-value="W35" calcext:value-type="string">
            <text:p>W35</text:p>
          </table:table-cell>
          <table:table-cell table:formula="of:=VLOOKUP([.A47];[Zeitnahme.$A$5:.$B$505];2;0)" office:value-type="string" office:string-value="" calcext:value-type="error">
            <text:p>#NV</text:p>
          </table:table-cell>
          <table:table-cell table:formula="of:=COUNTIFS([.$I$5:.$I$505];&quot;&lt;&quot;&amp;[.$I47];[.$G$5:.$G$505];[.$G47];[.$H$5:.$H$505];[.$H47])+1" office:value-type="string" office:string-value="" calcext:value-type="error">
            <text:p>#NV</text:p>
          </table:table-cell>
          <table:table-cell table:formula="of:=COUNTIFS([.$I$5:.$I$505];&quot;&lt;&quot;&amp;[.$I47];[.$G$5:.$G$505];[.$G47];[.E$5:.$E$505];[.$E47])+1" office:value-type="string" office:string-value="" calcext:value-type="error">
            <text:p>#NV</text:p>
          </table:table-cell>
          <table:table-cell table:number-columns-repeated="15"/>
        </table:table-row>
        <table:table-row table:style-name="ro1">
          <table:table-cell office:value-type="float" office:value="44" calcext:value-type="float">
            <text:p>44</text:p>
          </table:table-cell>
          <table:table-cell table:style-name="ce4" office:value-type="string" calcext:value-type="string">
            <text:p>Nachname44</text:p>
          </table:table-cell>
          <table:table-cell table:style-name="ce4" office:value-type="string" calcext:value-type="string">
            <text:p>Vorname44</text:p>
          </table:table-cell>
          <table:table-cell table:style-name="ce8" office:value-type="date" office:date-value="1959-02-17" calcext:value-type="date">
            <text:p>17.02.59</text:p>
          </table:table-cell>
          <table:table-cell office:value-type="string" calcext:value-type="string">
            <text:p>M</text:p>
          </table:table-cell>
          <table:table-cell/>
          <table:table-cell office:value-type="string" calcext:value-type="string">
            <text:p>12 km</text:p>
          </table:table-cell>
          <table:table-cell table:formula="of:=IF(             OR           (     NOT(ISNA(VLOOKUP([.D48];[Veranstaltung.$E$10:.$E$99];1;0)));     NOT(ISNA(VLOOKUP([.D48];[Veranstaltung.$G$10:.$G$99];1;0)))   );   [.D48];   IF(     OR(N([.D48])=0;ISBLANK([.E48]));     &quot;&quot;;  VLOOKUP(       JahrDerVeranstaltung-IF(N([.D48])&lt;3000;[.D48];YEAR([.D48]));       [Veranstaltung.$C$10:.$H$99];       IF(LOWER([.E48])=&quot;m&quot;;3;5);       1     )   )  )" office:value-type="string" office:string-value="M55" calcext:value-type="string">
            <text:p>M55</text:p>
          </table:table-cell>
          <table:table-cell table:formula="of:=VLOOKUP([.A48];[Zeitnahme.$A$5:.$B$505];2;0)" office:value-type="string" office:string-value="" calcext:value-type="error">
            <text:p>#NV</text:p>
          </table:table-cell>
          <table:table-cell table:formula="of:=COUNTIFS([.$I$5:.$I$505];&quot;&lt;&quot;&amp;[.$I48];[.$G$5:.$G$505];[.$G48];[.$H$5:.$H$505];[.$H48])+1" office:value-type="string" office:string-value="" calcext:value-type="error">
            <text:p>#NV</text:p>
          </table:table-cell>
          <table:table-cell table:formula="of:=COUNTIFS([.$I$5:.$I$505];&quot;&lt;&quot;&amp;[.$I48];[.$G$5:.$G$505];[.$G48];[.E$5:.$E$505];[.$E48])+1" office:value-type="string" office:string-value="" calcext:value-type="error">
            <text:p>#NV</text:p>
          </table:table-cell>
          <table:table-cell table:number-columns-repeated="15"/>
        </table:table-row>
        <table:table-row table:style-name="ro1">
          <table:table-cell office:value-type="float" office:value="45" calcext:value-type="float">
            <text:p>45</text:p>
          </table:table-cell>
          <table:table-cell office:value-type="string" calcext:value-type="string">
            <text:p>Nachname45</text:p>
          </table:table-cell>
          <table:table-cell office:value-type="string" calcext:value-type="string">
            <text:p>Vorname45</text:p>
          </table:table-cell>
          <table:table-cell table:style-name="ce8" office:value-type="date" office:date-value="1957-01-12" calcext:value-type="date">
            <text:p>12.01.57</text:p>
          </table:table-cell>
          <table:table-cell office:value-type="string" calcext:value-type="string">
            <text:p>M</text:p>
          </table:table-cell>
          <table:table-cell/>
          <table:table-cell office:value-type="string" calcext:value-type="string">
            <text:p>12 km</text:p>
          </table:table-cell>
          <table:table-cell table:formula="of:=IF(             OR           (     NOT(ISNA(VLOOKUP([.D49];[Veranstaltung.$E$10:.$E$99];1;0)));     NOT(ISNA(VLOOKUP([.D49];[Veranstaltung.$G$10:.$G$99];1;0)))   );   [.D49];   IF(     OR(N([.D49])=0;ISBLANK([.E49]));     &quot;&quot;;  VLOOKUP(       JahrDerVeranstaltung-IF(N([.D49])&lt;3000;[.D49];YEAR([.D49]));       [Veranstaltung.$C$10:.$H$99];       IF(LOWER([.E49])=&quot;m&quot;;3;5);       1     )   )  )" office:value-type="string" office:string-value="M55" calcext:value-type="string">
            <text:p>M55</text:p>
          </table:table-cell>
          <table:table-cell table:formula="of:=VLOOKUP([.A49];[Zeitnahme.$A$5:.$B$505];2;0)" office:value-type="string" office:string-value="" calcext:value-type="error">
            <text:p>#NV</text:p>
          </table:table-cell>
          <table:table-cell table:formula="of:=COUNTIFS([.$I$5:.$I$505];&quot;&lt;&quot;&amp;[.$I49];[.$G$5:.$G$505];[.$G49];[.$H$5:.$H$505];[.$H49])+1" office:value-type="string" office:string-value="" calcext:value-type="error">
            <text:p>#NV</text:p>
          </table:table-cell>
          <table:table-cell table:formula="of:=COUNTIFS([.$I$5:.$I$505];&quot;&lt;&quot;&amp;[.$I49];[.$G$5:.$G$505];[.$G49];[.E$5:.$E$505];[.$E49])+1" office:value-type="string" office:string-value="" calcext:value-type="error">
            <text:p>#NV</text:p>
          </table:table-cell>
          <table:table-cell table:number-columns-repeated="15"/>
        </table:table-row>
        <table:table-row table:style-name="ro1">
          <table:table-cell office:value-type="float" office:value="46" calcext:value-type="float">
            <text:p>46</text:p>
          </table:table-cell>
          <table:table-cell table:style-name="ce4" office:value-type="string" calcext:value-type="string">
            <text:p>Nachname46</text:p>
          </table:table-cell>
          <table:table-cell table:style-name="ce4" office:value-type="string" calcext:value-type="string">
            <text:p>Vorname46</text:p>
          </table:table-cell>
          <table:table-cell table:style-name="ce8" office:value-type="date" office:date-value="1993-05-17" calcext:value-type="date">
            <text:p>17.05.93</text:p>
          </table:table-cell>
          <table:table-cell office:value-type="string" calcext:value-type="string">
            <text:p>M</text:p>
          </table:table-cell>
          <table:table-cell/>
          <table:table-cell office:value-type="string" calcext:value-type="string">
            <text:p>12 km</text:p>
          </table:table-cell>
          <table:table-cell table:formula="of:=IF(             OR           (     NOT(ISNA(VLOOKUP([.D50];[Veranstaltung.$E$10:.$E$99];1;0)));     NOT(ISNA(VLOOKUP([.D50];[Veranstaltung.$G$10:.$G$99];1;0)))   );   [.D50];   IF(     OR(N([.D50])=0;ISBLANK([.E50]));     &quot;&quot;;  VLOOKUP(       JahrDerVeranstaltung-IF(N([.D50])&lt;3000;[.D50];YEAR([.D50]));       [Veranstaltung.$C$10:.$H$99];       IF(LOWER([.E50])=&quot;m&quot;;3;5);       1     )   )  )" office:value-type="string" office:string-value="MHK" calcext:value-type="string">
            <text:p>MHK</text:p>
          </table:table-cell>
          <table:table-cell table:formula="of:=VLOOKUP([.A50];[Zeitnahme.$A$5:.$B$505];2;0)" office:value-type="string" office:string-value="" calcext:value-type="error">
            <text:p>#NV</text:p>
          </table:table-cell>
          <table:table-cell table:formula="of:=COUNTIFS([.$I$5:.$I$505];&quot;&lt;&quot;&amp;[.$I50];[.$G$5:.$G$505];[.$G50];[.$H$5:.$H$505];[.$H50])+1" office:value-type="string" office:string-value="" calcext:value-type="error">
            <text:p>#NV</text:p>
          </table:table-cell>
          <table:table-cell table:formula="of:=COUNTIFS([.$I$5:.$I$505];&quot;&lt;&quot;&amp;[.$I50];[.$G$5:.$G$505];[.$G50];[.E$5:.$E$505];[.$E50])+1" office:value-type="string" office:string-value="" calcext:value-type="error">
            <text:p>#NV</text:p>
          </table:table-cell>
          <table:table-cell table:number-columns-repeated="15"/>
        </table:table-row>
        <table:table-row table:style-name="ro1">
          <table:table-cell office:value-type="float" office:value="47" calcext:value-type="float">
            <text:p>47</text:p>
          </table:table-cell>
          <table:table-cell office:value-type="string" calcext:value-type="string">
            <text:p>Nachname47</text:p>
          </table:table-cell>
          <table:table-cell office:value-type="string" calcext:value-type="string">
            <text:p>Vorname47</text:p>
          </table:table-cell>
          <table:table-cell table:style-name="ce8" office:value-type="date" office:date-value="1981-01-08" calcext:value-type="date">
            <text:p>08.01.81</text:p>
          </table:table-cell>
          <table:table-cell office:value-type="string" calcext:value-type="string">
            <text:p>M</text:p>
          </table:table-cell>
          <table:table-cell/>
          <table:table-cell office:value-type="string" calcext:value-type="string">
            <text:p>12 km</text:p>
          </table:table-cell>
          <table:table-cell table:formula="of:=IF(             OR           (     NOT(ISNA(VLOOKUP([.D51];[Veranstaltung.$E$10:.$E$99];1;0)));     NOT(ISNA(VLOOKUP([.D51];[Veranstaltung.$G$10:.$G$99];1;0)))   );   [.D51];   IF(     OR(N([.D51])=0;ISBLANK([.E51]));     &quot;&quot;;  VLOOKUP(       JahrDerVeranstaltung-IF(N([.D51])&lt;3000;[.D51];YEAR([.D51]));       [Veranstaltung.$C$10:.$H$99];       IF(LOWER([.E51])=&quot;m&quot;;3;5);       1     )   )  )" office:value-type="string" office:string-value="M30" calcext:value-type="string">
            <text:p>M30</text:p>
          </table:table-cell>
          <table:table-cell table:formula="of:=VLOOKUP([.A51];[Zeitnahme.$A$5:.$B$505];2;0)" office:value-type="string" office:string-value="" calcext:value-type="error">
            <text:p>#NV</text:p>
          </table:table-cell>
          <table:table-cell table:formula="of:=COUNTIFS([.$I$5:.$I$505];&quot;&lt;&quot;&amp;[.$I51];[.$G$5:.$G$505];[.$G51];[.$H$5:.$H$505];[.$H51])+1" office:value-type="string" office:string-value="" calcext:value-type="error">
            <text:p>#NV</text:p>
          </table:table-cell>
          <table:table-cell table:formula="of:=COUNTIFS([.$I$5:.$I$505];&quot;&lt;&quot;&amp;[.$I51];[.$G$5:.$G$505];[.$G51];[.E$5:.$E$505];[.$E51])+1" office:value-type="string" office:string-value="" calcext:value-type="error">
            <text:p>#NV</text:p>
          </table:table-cell>
          <table:table-cell table:number-columns-repeated="15"/>
        </table:table-row>
        <table:table-row table:style-name="ro1">
          <table:table-cell office:value-type="float" office:value="48" calcext:value-type="float">
            <text:p>48</text:p>
          </table:table-cell>
          <table:table-cell table:style-name="ce4" office:value-type="string" calcext:value-type="string">
            <text:p>Nachname48</text:p>
          </table:table-cell>
          <table:table-cell table:style-name="ce4" office:value-type="string" calcext:value-type="string">
            <text:p>Vorname48</text:p>
          </table:table-cell>
          <table:table-cell table:style-name="ce8" office:value-type="date" office:date-value="1983-06-30" calcext:value-type="date">
            <text:p>30.06.83</text:p>
          </table:table-cell>
          <table:table-cell office:value-type="string" calcext:value-type="string">
            <text:p>M</text:p>
          </table:table-cell>
          <table:table-cell/>
          <table:table-cell office:value-type="string" calcext:value-type="string">
            <text:p>12 km</text:p>
          </table:table-cell>
          <table:table-cell table:formula="of:=IF(             OR           (     NOT(ISNA(VLOOKUP([.D52];[Veranstaltung.$E$10:.$E$99];1;0)));     NOT(ISNA(VLOOKUP([.D52];[Veranstaltung.$G$10:.$G$99];1;0)))   );   [.D52];   IF(     OR(N([.D52])=0;ISBLANK([.E52]));     &quot;&quot;;  VLOOKUP(       JahrDerVeranstaltung-IF(N([.D52])&lt;3000;[.D52];YEAR([.D52]));       [Veranstaltung.$C$10:.$H$99];       IF(LOWER([.E52])=&quot;m&quot;;3;5);       1     )   )  )" office:value-type="string" office:string-value="M30" calcext:value-type="string">
            <text:p>M30</text:p>
          </table:table-cell>
          <table:table-cell table:formula="of:=VLOOKUP([.A52];[Zeitnahme.$A$5:.$B$505];2;0)" office:value-type="string" office:string-value="" calcext:value-type="error">
            <text:p>#NV</text:p>
          </table:table-cell>
          <table:table-cell table:formula="of:=COUNTIFS([.$I$5:.$I$505];&quot;&lt;&quot;&amp;[.$I52];[.$G$5:.$G$505];[.$G52];[.$H$5:.$H$505];[.$H52])+1" office:value-type="string" office:string-value="" calcext:value-type="error">
            <text:p>#NV</text:p>
          </table:table-cell>
          <table:table-cell table:formula="of:=COUNTIFS([.$I$5:.$I$505];&quot;&lt;&quot;&amp;[.$I52];[.$G$5:.$G$505];[.$G52];[.E$5:.$E$505];[.$E52])+1" office:value-type="string" office:string-value="" calcext:value-type="error">
            <text:p>#NV</text:p>
          </table:table-cell>
          <table:table-cell table:number-columns-repeated="15"/>
        </table:table-row>
        <table:table-row table:style-name="ro1">
          <table:table-cell table:number-columns-repeated="3"/>
          <table:table-cell table:style-name="ce8"/>
          <table:table-cell table:number-columns-repeated="3"/>
          <table:table-cell table:formula="of:=IF(             OR           (     NOT(ISNA(VLOOKUP([.D53];[Veranstaltung.$E$10:.$E$99];1;0)));     NOT(ISNA(VLOOKUP([.D53];[Veranstaltung.$G$10:.$G$99];1;0)))   );   [.D53];   IF(     OR(N([.D53])=0;ISBLANK([.E53]));     &quot;&quot;;  VLOOKUP(       JahrDerVeranstaltung-IF(N([.D53])&lt;3000;[.D53];YEAR([.D53]));       [Veranstaltung.$C$10:.$H$99];       IF(LOWER([.E53])=&quot;m&quot;;3;5);       1     )   )  )">
            <text:p/>
          </table:table-cell>
          <table:table-cell table:formula="of:=VLOOKUP([.A53];[Zeitnahme.$A$5:.$B$505];2;0)" office:value-type="string" office:string-value="" calcext:value-type="error">
            <text:p>#NV</text:p>
          </table:table-cell>
          <table:table-cell table:formula="of:=COUNTIFS([.$I$5:.$I$505];&quot;&lt;&quot;&amp;[.$I53];[.$G$5:.$G$505];[.$G53];[.$H$5:.$H$505];[.$H53])+1" office:value-type="string" office:string-value="" calcext:value-type="error">
            <text:p>#NV</text:p>
          </table:table-cell>
          <table:table-cell table:formula="of:=COUNTIFS([.$I$5:.$I$505];&quot;&lt;&quot;&amp;[.$I53];[.$G$5:.$G$505];[.$G53];[.E$5:.$E$505];[.$E53])+1" office:value-type="string" office:string-value="" calcext:value-type="error">
            <text:p>#NV</text:p>
          </table:table-cell>
          <table:table-cell table:number-columns-repeated="15"/>
        </table:table-row>
        <table:table-row table:style-name="ro1">
          <table:table-cell table:number-columns-repeated="7"/>
          <table:table-cell table:formula="of:=IF(             OR           (     NOT(ISNA(VLOOKUP([.D54];[Veranstaltung.$E$10:.$E$99];1;0)));     NOT(ISNA(VLOOKUP([.D54];[Veranstaltung.$G$10:.$G$99];1;0)))   );   [.D54];   IF(     OR(N([.D54])=0;ISBLANK([.E54]));     &quot;&quot;;  VLOOKUP(       JahrDerVeranstaltung-IF(N([.D54])&lt;3000;[.D54];YEAR([.D54]));       [Veranstaltung.$C$10:.$H$99];       IF(LOWER([.E54])=&quot;m&quot;;3;5);       1     )   )  )">
            <text:p/>
          </table:table-cell>
          <table:table-cell table:formula="of:=VLOOKUP([.A54];[Zeitnahme.$A$5:.$B$505];2;0)" office:value-type="string" office:string-value="" calcext:value-type="error">
            <text:p>#NV</text:p>
          </table:table-cell>
          <table:table-cell table:formula="of:=COUNTIFS([.$I$5:.$I$505];&quot;&lt;&quot;&amp;[.$I54];[.$G$5:.$G$505];[.$G54];[.$H$5:.$H$505];[.$H54])+1" office:value-type="string" office:string-value="" calcext:value-type="error">
            <text:p>#NV</text:p>
          </table:table-cell>
          <table:table-cell table:formula="of:=COUNTIFS([.$I$5:.$I$505];&quot;&lt;&quot;&amp;[.$I54];[.$G$5:.$G$505];[.$G54];[.E$5:.$E$505];[.$E54])+1" office:value-type="string" office:string-value="" calcext:value-type="error">
            <text:p>#NV</text:p>
          </table:table-cell>
          <table:table-cell table:number-columns-repeated="15"/>
        </table:table-row>
        <table:table-row table:style-name="ro1">
          <table:table-cell table:number-columns-repeated="7"/>
          <table:table-cell table:formula="of:=IF(             OR           (     NOT(ISNA(VLOOKUP([.D55];[Veranstaltung.$E$10:.$E$99];1;0)));     NOT(ISNA(VLOOKUP([.D55];[Veranstaltung.$G$10:.$G$99];1;0)))   );   [.D55];   IF(     OR(N([.D55])=0;ISBLANK([.E55]));     &quot;&quot;;  VLOOKUP(       JahrDerVeranstaltung-IF(N([.D55])&lt;3000;[.D55];YEAR([.D55]));       [Veranstaltung.$C$10:.$H$99];       IF(LOWER([.E55])=&quot;m&quot;;3;5);       1     )   )  )">
            <text:p/>
          </table:table-cell>
          <table:table-cell table:formula="of:=VLOOKUP([.A55];[Zeitnahme.$A$5:.$B$505];2;0)" office:value-type="string" office:string-value="" calcext:value-type="error">
            <text:p>#NV</text:p>
          </table:table-cell>
          <table:table-cell table:formula="of:=COUNTIFS([.$I$5:.$I$505];&quot;&lt;&quot;&amp;[.$I55];[.$G$5:.$G$505];[.$G55];[.$H$5:.$H$505];[.$H55])+1" office:value-type="string" office:string-value="" calcext:value-type="error">
            <text:p>#NV</text:p>
          </table:table-cell>
          <table:table-cell table:formula="of:=COUNTIFS([.$I$5:.$I$505];&quot;&lt;&quot;&amp;[.$I55];[.$G$5:.$G$505];[.$G55];[.E$5:.$E$505];[.$E55])+1" office:value-type="string" office:string-value="" calcext:value-type="error">
            <text:p>#NV</text:p>
          </table:table-cell>
          <table:table-cell table:number-columns-repeated="15"/>
        </table:table-row>
        <table:table-row table:style-name="ro1">
          <table:table-cell table:number-columns-repeated="7"/>
          <table:table-cell table:formula="of:=IF(             OR           (     NOT(ISNA(VLOOKUP([.D56];[Veranstaltung.$E$10:.$E$99];1;0)));     NOT(ISNA(VLOOKUP([.D56];[Veranstaltung.$G$10:.$G$99];1;0)))   );   [.D56];   IF(     OR(N([.D56])=0;ISBLANK([.E56]));     &quot;&quot;;  VLOOKUP(       JahrDerVeranstaltung-IF(N([.D56])&lt;3000;[.D56];YEAR([.D56]));       [Veranstaltung.$C$10:.$H$99];       IF(LOWER([.E56])=&quot;m&quot;;3;5);       1     )   )  )">
            <text:p/>
          </table:table-cell>
          <table:table-cell table:formula="of:=VLOOKUP([.A56];[Zeitnahme.$A$5:.$B$505];2;0)" office:value-type="string" office:string-value="" calcext:value-type="error">
            <text:p>#NV</text:p>
          </table:table-cell>
          <table:table-cell table:formula="of:=COUNTIFS([.$I$5:.$I$505];&quot;&lt;&quot;&amp;[.$I56];[.$G$5:.$G$505];[.$G56];[.$H$5:.$H$505];[.$H56])+1" office:value-type="string" office:string-value="" calcext:value-type="error">
            <text:p>#NV</text:p>
          </table:table-cell>
          <table:table-cell table:formula="of:=COUNTIFS([.$I$5:.$I$505];&quot;&lt;&quot;&amp;[.$I56];[.$G$5:.$G$505];[.$G56];[.E$5:.$E$505];[.$E56])+1" office:value-type="string" office:string-value="" calcext:value-type="error">
            <text:p>#NV</text:p>
          </table:table-cell>
          <table:table-cell table:number-columns-repeated="15"/>
        </table:table-row>
        <table:table-row table:style-name="ro1">
          <table:table-cell table:number-columns-repeated="7"/>
          <table:table-cell table:formula="of:=IF(             OR           (     NOT(ISNA(VLOOKUP([.D57];[Veranstaltung.$E$10:.$E$99];1;0)));     NOT(ISNA(VLOOKUP([.D57];[Veranstaltung.$G$10:.$G$99];1;0)))   );   [.D57];   IF(     OR(N([.D57])=0;ISBLANK([.E57]));     &quot;&quot;;  VLOOKUP(       JahrDerVeranstaltung-IF(N([.D57])&lt;3000;[.D57];YEAR([.D57]));       [Veranstaltung.$C$10:.$H$99];       IF(LOWER([.E57])=&quot;m&quot;;3;5);       1     )   )  )">
            <text:p/>
          </table:table-cell>
          <table:table-cell table:formula="of:=VLOOKUP([.A57];[Zeitnahme.$A$5:.$B$505];2;0)" office:value-type="string" office:string-value="" calcext:value-type="error">
            <text:p>#NV</text:p>
          </table:table-cell>
          <table:table-cell table:formula="of:=COUNTIFS([.$I$5:.$I$505];&quot;&lt;&quot;&amp;[.$I57];[.$G$5:.$G$505];[.$G57];[.$H$5:.$H$505];[.$H57])+1" office:value-type="string" office:string-value="" calcext:value-type="error">
            <text:p>#NV</text:p>
          </table:table-cell>
          <table:table-cell table:formula="of:=COUNTIFS([.$I$5:.$I$505];&quot;&lt;&quot;&amp;[.$I57];[.$G$5:.$G$505];[.$G57];[.E$5:.$E$505];[.$E57])+1" office:value-type="string" office:string-value="" calcext:value-type="error">
            <text:p>#NV</text:p>
          </table:table-cell>
          <table:table-cell table:number-columns-repeated="15"/>
        </table:table-row>
        <table:table-row table:style-name="ro1">
          <table:table-cell table:number-columns-repeated="7"/>
          <table:table-cell table:formula="of:=IF(             OR           (     NOT(ISNA(VLOOKUP([.D58];[Veranstaltung.$E$10:.$E$99];1;0)));     NOT(ISNA(VLOOKUP([.D58];[Veranstaltung.$G$10:.$G$99];1;0)))   );   [.D58];   IF(     OR(N([.D58])=0;ISBLANK([.E58]));     &quot;&quot;;  VLOOKUP(       JahrDerVeranstaltung-IF(N([.D58])&lt;3000;[.D58];YEAR([.D58]));       [Veranstaltung.$C$10:.$H$99];       IF(LOWER([.E58])=&quot;m&quot;;3;5);       1     )   )  )">
            <text:p/>
          </table:table-cell>
          <table:table-cell table:formula="of:=VLOOKUP([.A58];[Zeitnahme.$A$5:.$B$505];2;0)" office:value-type="string" office:string-value="" calcext:value-type="error">
            <text:p>#NV</text:p>
          </table:table-cell>
          <table:table-cell table:formula="of:=COUNTIFS([.$I$5:.$I$505];&quot;&lt;&quot;&amp;[.$I58];[.$G$5:.$G$505];[.$G58];[.$H$5:.$H$505];[.$H58])+1" office:value-type="string" office:string-value="" calcext:value-type="error">
            <text:p>#NV</text:p>
          </table:table-cell>
          <table:table-cell table:formula="of:=COUNTIFS([.$I$5:.$I$505];&quot;&lt;&quot;&amp;[.$I58];[.$G$5:.$G$505];[.$G58];[.E$5:.$E$505];[.$E58])+1" office:value-type="string" office:string-value="" calcext:value-type="error">
            <text:p>#NV</text:p>
          </table:table-cell>
          <table:table-cell table:number-columns-repeated="15"/>
        </table:table-row>
        <table:table-row table:style-name="ro1">
          <table:table-cell table:number-columns-repeated="7"/>
          <table:table-cell table:formula="of:=IF(             OR           (     NOT(ISNA(VLOOKUP([.D59];[Veranstaltung.$E$10:.$E$99];1;0)));     NOT(ISNA(VLOOKUP([.D59];[Veranstaltung.$G$10:.$G$99];1;0)))   );   [.D59];   IF(     OR(N([.D59])=0;ISBLANK([.E59]));     &quot;&quot;;  VLOOKUP(       JahrDerVeranstaltung-IF(N([.D59])&lt;3000;[.D59];YEAR([.D59]));       [Veranstaltung.$C$10:.$H$99];       IF(LOWER([.E59])=&quot;m&quot;;3;5);       1     )   )  )">
            <text:p/>
          </table:table-cell>
          <table:table-cell table:formula="of:=VLOOKUP([.A59];[Zeitnahme.$A$5:.$B$505];2;0)" office:value-type="string" office:string-value="" calcext:value-type="error">
            <text:p>#NV</text:p>
          </table:table-cell>
          <table:table-cell table:formula="of:=COUNTIFS([.$I$5:.$I$505];&quot;&lt;&quot;&amp;[.$I59];[.$G$5:.$G$505];[.$G59];[.$H$5:.$H$505];[.$H59])+1" office:value-type="string" office:string-value="" calcext:value-type="error">
            <text:p>#NV</text:p>
          </table:table-cell>
          <table:table-cell table:formula="of:=COUNTIFS([.$I$5:.$I$505];&quot;&lt;&quot;&amp;[.$I59];[.$G$5:.$G$505];[.$G59];[.E$5:.$E$505];[.$E59])+1" office:value-type="string" office:string-value="" calcext:value-type="error">
            <text:p>#NV</text:p>
          </table:table-cell>
          <table:table-cell table:number-columns-repeated="15"/>
        </table:table-row>
        <table:table-row table:style-name="ro1">
          <table:table-cell table:number-columns-repeated="7"/>
          <table:table-cell table:formula="of:=IF(             OR           (     NOT(ISNA(VLOOKUP([.D60];[Veranstaltung.$E$10:.$E$99];1;0)));     NOT(ISNA(VLOOKUP([.D60];[Veranstaltung.$G$10:.$G$99];1;0)))   );   [.D60];   IF(     OR(N([.D60])=0;ISBLANK([.E60]));     &quot;&quot;;  VLOOKUP(       JahrDerVeranstaltung-IF(N([.D60])&lt;3000;[.D60];YEAR([.D60]));       [Veranstaltung.$C$10:.$H$99];       IF(LOWER([.E60])=&quot;m&quot;;3;5);       1     )   )  )">
            <text:p/>
          </table:table-cell>
          <table:table-cell table:formula="of:=VLOOKUP([.A60];[Zeitnahme.$A$5:.$B$505];2;0)" office:value-type="string" office:string-value="" calcext:value-type="error">
            <text:p>#NV</text:p>
          </table:table-cell>
          <table:table-cell table:formula="of:=COUNTIFS([.$I$5:.$I$505];&quot;&lt;&quot;&amp;[.$I60];[.$G$5:.$G$505];[.$G60];[.$H$5:.$H$505];[.$H60])+1" office:value-type="string" office:string-value="" calcext:value-type="error">
            <text:p>#NV</text:p>
          </table:table-cell>
          <table:table-cell table:formula="of:=COUNTIFS([.$I$5:.$I$505];&quot;&lt;&quot;&amp;[.$I60];[.$G$5:.$G$505];[.$G60];[.E$5:.$E$505];[.$E60])+1" office:value-type="string" office:string-value="" calcext:value-type="error">
            <text:p>#NV</text:p>
          </table:table-cell>
          <table:table-cell table:number-columns-repeated="15"/>
        </table:table-row>
        <table:table-row table:style-name="ro1">
          <table:table-cell table:number-columns-repeated="7"/>
          <table:table-cell table:formula="of:=IF(             OR           (     NOT(ISNA(VLOOKUP([.D61];[Veranstaltung.$E$10:.$E$99];1;0)));     NOT(ISNA(VLOOKUP([.D61];[Veranstaltung.$G$10:.$G$99];1;0)))   );   [.D61];   IF(     OR(N([.D61])=0;ISBLANK([.E61]));     &quot;&quot;;  VLOOKUP(       JahrDerVeranstaltung-IF(N([.D61])&lt;3000;[.D61];YEAR([.D61]));       [Veranstaltung.$C$10:.$H$99];       IF(LOWER([.E61])=&quot;m&quot;;3;5);       1     )   )  )">
            <text:p/>
          </table:table-cell>
          <table:table-cell table:formula="of:=VLOOKUP([.A61];[Zeitnahme.$A$5:.$B$505];2;0)" office:value-type="string" office:string-value="" calcext:value-type="error">
            <text:p>#NV</text:p>
          </table:table-cell>
          <table:table-cell table:formula="of:=COUNTIFS([.$I$5:.$I$505];&quot;&lt;&quot;&amp;[.$I61];[.$G$5:.$G$505];[.$G61];[.$H$5:.$H$505];[.$H61])+1" office:value-type="string" office:string-value="" calcext:value-type="error">
            <text:p>#NV</text:p>
          </table:table-cell>
          <table:table-cell table:formula="of:=COUNTIFS([.$I$5:.$I$505];&quot;&lt;&quot;&amp;[.$I61];[.$G$5:.$G$505];[.$G61];[.E$5:.$E$505];[.$E61])+1" office:value-type="string" office:string-value="" calcext:value-type="error">
            <text:p>#NV</text:p>
          </table:table-cell>
          <table:table-cell table:number-columns-repeated="15"/>
        </table:table-row>
        <table:table-row table:style-name="ro1">
          <table:table-cell table:number-columns-repeated="7"/>
          <table:table-cell table:formula="of:=IF(             OR           (     NOT(ISNA(VLOOKUP([.D62];[Veranstaltung.$E$10:.$E$99];1;0)));     NOT(ISNA(VLOOKUP([.D62];[Veranstaltung.$G$10:.$G$99];1;0)))   );   [.D62];   IF(     OR(N([.D62])=0;ISBLANK([.E62]));     &quot;&quot;;  VLOOKUP(       JahrDerVeranstaltung-IF(N([.D62])&lt;3000;[.D62];YEAR([.D62]));       [Veranstaltung.$C$10:.$H$99];       IF(LOWER([.E62])=&quot;m&quot;;3;5);       1     )   )  )">
            <text:p/>
          </table:table-cell>
          <table:table-cell table:formula="of:=VLOOKUP([.A62];[Zeitnahme.$A$5:.$B$505];2;0)" office:value-type="string" office:string-value="" calcext:value-type="error">
            <text:p>#NV</text:p>
          </table:table-cell>
          <table:table-cell table:formula="of:=COUNTIFS([.$I$5:.$I$505];&quot;&lt;&quot;&amp;[.$I62];[.$G$5:.$G$505];[.$G62];[.$H$5:.$H$505];[.$H62])+1" office:value-type="string" office:string-value="" calcext:value-type="error">
            <text:p>#NV</text:p>
          </table:table-cell>
          <table:table-cell table:formula="of:=COUNTIFS([.$I$5:.$I$505];&quot;&lt;&quot;&amp;[.$I62];[.$G$5:.$G$505];[.$G62];[.E$5:.$E$505];[.$E62])+1" office:value-type="string" office:string-value="" calcext:value-type="error">
            <text:p>#NV</text:p>
          </table:table-cell>
          <table:table-cell table:number-columns-repeated="15"/>
        </table:table-row>
        <table:table-row table:style-name="ro1">
          <table:table-cell table:number-columns-repeated="7"/>
          <table:table-cell table:formula="of:=IF(             OR           (     NOT(ISNA(VLOOKUP([.D63];[Veranstaltung.$E$10:.$E$99];1;0)));     NOT(ISNA(VLOOKUP([.D63];[Veranstaltung.$G$10:.$G$99];1;0)))   );   [.D63];   IF(     OR(N([.D63])=0;ISBLANK([.E63]));     &quot;&quot;;  VLOOKUP(       JahrDerVeranstaltung-IF(N([.D63])&lt;3000;[.D63];YEAR([.D63]));       [Veranstaltung.$C$10:.$H$99];       IF(LOWER([.E63])=&quot;m&quot;;3;5);       1     )   )  )">
            <text:p/>
          </table:table-cell>
          <table:table-cell table:formula="of:=VLOOKUP([.A63];[Zeitnahme.$A$5:.$B$505];2;0)" office:value-type="string" office:string-value="" calcext:value-type="error">
            <text:p>#NV</text:p>
          </table:table-cell>
          <table:table-cell table:formula="of:=COUNTIFS([.$I$5:.$I$505];&quot;&lt;&quot;&amp;[.$I63];[.$G$5:.$G$505];[.$G63];[.$H$5:.$H$505];[.$H63])+1" office:value-type="string" office:string-value="" calcext:value-type="error">
            <text:p>#NV</text:p>
          </table:table-cell>
          <table:table-cell table:formula="of:=COUNTIFS([.$I$5:.$I$505];&quot;&lt;&quot;&amp;[.$I63];[.$G$5:.$G$505];[.$G63];[.E$5:.$E$505];[.$E63])+1" office:value-type="string" office:string-value="" calcext:value-type="error">
            <text:p>#NV</text:p>
          </table:table-cell>
          <table:table-cell table:number-columns-repeated="15"/>
        </table:table-row>
        <table:table-row table:style-name="ro1">
          <table:table-cell table:number-columns-repeated="7"/>
          <table:table-cell table:formula="of:=IF(             OR           (     NOT(ISNA(VLOOKUP([.D64];[Veranstaltung.$E$10:.$E$99];1;0)));     NOT(ISNA(VLOOKUP([.D64];[Veranstaltung.$G$10:.$G$99];1;0)))   );   [.D64];   IF(     OR(N([.D64])=0;ISBLANK([.E64]));     &quot;&quot;;  VLOOKUP(       JahrDerVeranstaltung-IF(N([.D64])&lt;3000;[.D64];YEAR([.D64]));       [Veranstaltung.$C$10:.$H$99];       IF(LOWER([.E64])=&quot;m&quot;;3;5);       1     )   )  )">
            <text:p/>
          </table:table-cell>
          <table:table-cell table:formula="of:=VLOOKUP([.A64];[Zeitnahme.$A$5:.$B$505];2;0)" office:value-type="string" office:string-value="" calcext:value-type="error">
            <text:p>#NV</text:p>
          </table:table-cell>
          <table:table-cell table:formula="of:=COUNTIFS([.$I$5:.$I$505];&quot;&lt;&quot;&amp;[.$I64];[.$G$5:.$G$505];[.$G64];[.$H$5:.$H$505];[.$H64])+1" office:value-type="string" office:string-value="" calcext:value-type="error">
            <text:p>#NV</text:p>
          </table:table-cell>
          <table:table-cell table:formula="of:=COUNTIFS([.$I$5:.$I$505];&quot;&lt;&quot;&amp;[.$I64];[.$G$5:.$G$505];[.$G64];[.E$5:.$E$505];[.$E64])+1" office:value-type="string" office:string-value="" calcext:value-type="error">
            <text:p>#NV</text:p>
          </table:table-cell>
          <table:table-cell table:number-columns-repeated="15"/>
        </table:table-row>
        <table:table-row table:style-name="ro1">
          <table:table-cell table:number-columns-repeated="7"/>
          <table:table-cell table:formula="of:=IF(             OR           (     NOT(ISNA(VLOOKUP([.D65];[Veranstaltung.$E$10:.$E$99];1;0)));     NOT(ISNA(VLOOKUP([.D65];[Veranstaltung.$G$10:.$G$99];1;0)))   );   [.D65];   IF(     OR(N([.D65])=0;ISBLANK([.E65]));     &quot;&quot;;  VLOOKUP(       JahrDerVeranstaltung-IF(N([.D65])&lt;3000;[.D65];YEAR([.D65]));       [Veranstaltung.$C$10:.$H$99];       IF(LOWER([.E65])=&quot;m&quot;;3;5);       1     )   )  )">
            <text:p/>
          </table:table-cell>
          <table:table-cell table:formula="of:=VLOOKUP([.A65];[Zeitnahme.$A$5:.$B$505];2;0)" office:value-type="string" office:string-value="" calcext:value-type="error">
            <text:p>#NV</text:p>
          </table:table-cell>
          <table:table-cell table:formula="of:=COUNTIFS([.$I$5:.$I$505];&quot;&lt;&quot;&amp;[.$I65];[.$G$5:.$G$505];[.$G65];[.$H$5:.$H$505];[.$H65])+1" office:value-type="string" office:string-value="" calcext:value-type="error">
            <text:p>#NV</text:p>
          </table:table-cell>
          <table:table-cell table:formula="of:=COUNTIFS([.$I$5:.$I$505];&quot;&lt;&quot;&amp;[.$I65];[.$G$5:.$G$505];[.$G65];[.E$5:.$E$505];[.$E65])+1" office:value-type="string" office:string-value="" calcext:value-type="error">
            <text:p>#NV</text:p>
          </table:table-cell>
          <table:table-cell table:number-columns-repeated="15"/>
        </table:table-row>
        <table:table-row table:style-name="ro1">
          <table:table-cell table:number-columns-repeated="7"/>
          <table:table-cell table:formula="of:=IF(             OR           (     NOT(ISNA(VLOOKUP([.D66];[Veranstaltung.$E$10:.$E$99];1;0)));     NOT(ISNA(VLOOKUP([.D66];[Veranstaltung.$G$10:.$G$99];1;0)))   );   [.D66];   IF(     OR(N([.D66])=0;ISBLANK([.E66]));     &quot;&quot;;  VLOOKUP(       JahrDerVeranstaltung-IF(N([.D66])&lt;3000;[.D66];YEAR([.D66]));       [Veranstaltung.$C$10:.$H$99];       IF(LOWER([.E66])=&quot;m&quot;;3;5);       1     )   )  )">
            <text:p/>
          </table:table-cell>
          <table:table-cell table:formula="of:=VLOOKUP([.A66];[Zeitnahme.$A$5:.$B$505];2;0)" office:value-type="string" office:string-value="" calcext:value-type="error">
            <text:p>#NV</text:p>
          </table:table-cell>
          <table:table-cell table:formula="of:=COUNTIFS([.$I$5:.$I$505];&quot;&lt;&quot;&amp;[.$I66];[.$G$5:.$G$505];[.$G66];[.$H$5:.$H$505];[.$H66])+1" office:value-type="string" office:string-value="" calcext:value-type="error">
            <text:p>#NV</text:p>
          </table:table-cell>
          <table:table-cell table:formula="of:=COUNTIFS([.$I$5:.$I$505];&quot;&lt;&quot;&amp;[.$I66];[.$G$5:.$G$505];[.$G66];[.E$5:.$E$505];[.$E66])+1" office:value-type="string" office:string-value="" calcext:value-type="error">
            <text:p>#NV</text:p>
          </table:table-cell>
          <table:table-cell table:number-columns-repeated="15"/>
        </table:table-row>
        <table:table-row table:style-name="ro1">
          <table:table-cell table:number-columns-repeated="7"/>
          <table:table-cell table:formula="of:=IF(             OR           (     NOT(ISNA(VLOOKUP([.D67];[Veranstaltung.$E$10:.$E$99];1;0)));     NOT(ISNA(VLOOKUP([.D67];[Veranstaltung.$G$10:.$G$99];1;0)))   );   [.D67];   IF(     OR(N([.D67])=0;ISBLANK([.E67]));     &quot;&quot;;  VLOOKUP(       JahrDerVeranstaltung-IF(N([.D67])&lt;3000;[.D67];YEAR([.D67]));       [Veranstaltung.$C$10:.$H$99];       IF(LOWER([.E67])=&quot;m&quot;;3;5);       1     )   )  )">
            <text:p/>
          </table:table-cell>
          <table:table-cell table:formula="of:=VLOOKUP([.A67];[Zeitnahme.$A$5:.$B$505];2;0)" office:value-type="string" office:string-value="" calcext:value-type="error">
            <text:p>#NV</text:p>
          </table:table-cell>
          <table:table-cell table:formula="of:=COUNTIFS([.$I$5:.$I$505];&quot;&lt;&quot;&amp;[.$I67];[.$G$5:.$G$505];[.$G67];[.$H$5:.$H$505];[.$H67])+1" office:value-type="string" office:string-value="" calcext:value-type="error">
            <text:p>#NV</text:p>
          </table:table-cell>
          <table:table-cell table:formula="of:=COUNTIFS([.$I$5:.$I$505];&quot;&lt;&quot;&amp;[.$I67];[.$G$5:.$G$505];[.$G67];[.E$5:.$E$505];[.$E67])+1" office:value-type="string" office:string-value="" calcext:value-type="error">
            <text:p>#NV</text:p>
          </table:table-cell>
          <table:table-cell table:number-columns-repeated="15"/>
        </table:table-row>
        <table:table-row table:style-name="ro1">
          <table:table-cell table:number-columns-repeated="7"/>
          <table:table-cell table:formula="of:=IF(             OR           (     NOT(ISNA(VLOOKUP([.D68];[Veranstaltung.$E$10:.$E$99];1;0)));     NOT(ISNA(VLOOKUP([.D68];[Veranstaltung.$G$10:.$G$99];1;0)))   );   [.D68];   IF(     OR(N([.D68])=0;ISBLANK([.E68]));     &quot;&quot;;  VLOOKUP(       JahrDerVeranstaltung-IF(N([.D68])&lt;3000;[.D68];YEAR([.D68]));       [Veranstaltung.$C$10:.$H$99];       IF(LOWER([.E68])=&quot;m&quot;;3;5);       1     )   )  )">
            <text:p/>
          </table:table-cell>
          <table:table-cell table:formula="of:=VLOOKUP([.A68];[Zeitnahme.$A$5:.$B$505];2;0)" office:value-type="string" office:string-value="" calcext:value-type="error">
            <text:p>#NV</text:p>
          </table:table-cell>
          <table:table-cell table:formula="of:=COUNTIFS([.$I$5:.$I$505];&quot;&lt;&quot;&amp;[.$I68];[.$G$5:.$G$505];[.$G68];[.$H$5:.$H$505];[.$H68])+1" office:value-type="string" office:string-value="" calcext:value-type="error">
            <text:p>#NV</text:p>
          </table:table-cell>
          <table:table-cell table:formula="of:=COUNTIFS([.$I$5:.$I$505];&quot;&lt;&quot;&amp;[.$I68];[.$G$5:.$G$505];[.$G68];[.E$5:.$E$505];[.$E68])+1" office:value-type="string" office:string-value="" calcext:value-type="error">
            <text:p>#NV</text:p>
          </table:table-cell>
          <table:table-cell table:number-columns-repeated="15"/>
        </table:table-row>
        <table:table-row table:style-name="ro1">
          <table:table-cell table:number-columns-repeated="7"/>
          <table:table-cell table:formula="of:=IF(             OR           (     NOT(ISNA(VLOOKUP([.D69];[Veranstaltung.$E$10:.$E$99];1;0)));     NOT(ISNA(VLOOKUP([.D69];[Veranstaltung.$G$10:.$G$99];1;0)))   );   [.D69];   IF(     OR(N([.D69])=0;ISBLANK([.E69]));     &quot;&quot;;  VLOOKUP(       JahrDerVeranstaltung-IF(N([.D69])&lt;3000;[.D69];YEAR([.D69]));       [Veranstaltung.$C$10:.$H$99];       IF(LOWER([.E69])=&quot;m&quot;;3;5);       1     )   )  )">
            <text:p/>
          </table:table-cell>
          <table:table-cell table:formula="of:=VLOOKUP([.A69];[Zeitnahme.$A$5:.$B$505];2;0)" office:value-type="string" office:string-value="" calcext:value-type="error">
            <text:p>#NV</text:p>
          </table:table-cell>
          <table:table-cell table:formula="of:=COUNTIFS([.$I$5:.$I$505];&quot;&lt;&quot;&amp;[.$I69];[.$G$5:.$G$505];[.$G69];[.$H$5:.$H$505];[.$H69])+1" office:value-type="string" office:string-value="" calcext:value-type="error">
            <text:p>#NV</text:p>
          </table:table-cell>
          <table:table-cell table:formula="of:=COUNTIFS([.$I$5:.$I$505];&quot;&lt;&quot;&amp;[.$I69];[.$G$5:.$G$505];[.$G69];[.E$5:.$E$505];[.$E69])+1" office:value-type="string" office:string-value="" calcext:value-type="error">
            <text:p>#NV</text:p>
          </table:table-cell>
          <table:table-cell table:number-columns-repeated="15"/>
        </table:table-row>
        <table:table-row table:style-name="ro1">
          <table:table-cell table:number-columns-repeated="7"/>
          <table:table-cell table:formula="of:=IF(             OR           (     NOT(ISNA(VLOOKUP([.D70];[Veranstaltung.$E$10:.$E$99];1;0)));     NOT(ISNA(VLOOKUP([.D70];[Veranstaltung.$G$10:.$G$99];1;0)))   );   [.D70];   IF(     OR(N([.D70])=0;ISBLANK([.E70]));     &quot;&quot;;  VLOOKUP(       JahrDerVeranstaltung-IF(N([.D70])&lt;3000;[.D70];YEAR([.D70]));       [Veranstaltung.$C$10:.$H$99];       IF(LOWER([.E70])=&quot;m&quot;;3;5);       1     )   )  )">
            <text:p/>
          </table:table-cell>
          <table:table-cell table:formula="of:=VLOOKUP([.A70];[Zeitnahme.$A$5:.$B$505];2;0)" office:value-type="string" office:string-value="" calcext:value-type="error">
            <text:p>#NV</text:p>
          </table:table-cell>
          <table:table-cell table:formula="of:=COUNTIFS([.$I$5:.$I$505];&quot;&lt;&quot;&amp;[.$I70];[.$G$5:.$G$505];[.$G70];[.$H$5:.$H$505];[.$H70])+1" office:value-type="string" office:string-value="" calcext:value-type="error">
            <text:p>#NV</text:p>
          </table:table-cell>
          <table:table-cell table:formula="of:=COUNTIFS([.$I$5:.$I$505];&quot;&lt;&quot;&amp;[.$I70];[.$G$5:.$G$505];[.$G70];[.E$5:.$E$505];[.$E70])+1" office:value-type="string" office:string-value="" calcext:value-type="error">
            <text:p>#NV</text:p>
          </table:table-cell>
          <table:table-cell table:number-columns-repeated="15"/>
        </table:table-row>
        <table:table-row table:style-name="ro1">
          <table:table-cell table:number-columns-repeated="7"/>
          <table:table-cell table:formula="of:=IF(             OR           (     NOT(ISNA(VLOOKUP([.D71];[Veranstaltung.$E$10:.$E$99];1;0)));     NOT(ISNA(VLOOKUP([.D71];[Veranstaltung.$G$10:.$G$99];1;0)))   );   [.D71];   IF(     OR(N([.D71])=0;ISBLANK([.E71]));     &quot;&quot;;  VLOOKUP(       JahrDerVeranstaltung-IF(N([.D71])&lt;3000;[.D71];YEAR([.D71]));       [Veranstaltung.$C$10:.$H$99];       IF(LOWER([.E71])=&quot;m&quot;;3;5);       1     )   )  )">
            <text:p/>
          </table:table-cell>
          <table:table-cell table:formula="of:=VLOOKUP([.A71];[Zeitnahme.$A$5:.$B$505];2;0)" office:value-type="string" office:string-value="" calcext:value-type="error">
            <text:p>#NV</text:p>
          </table:table-cell>
          <table:table-cell table:formula="of:=COUNTIFS([.$I$5:.$I$505];&quot;&lt;&quot;&amp;[.$I71];[.$G$5:.$G$505];[.$G71];[.$H$5:.$H$505];[.$H71])+1" office:value-type="string" office:string-value="" calcext:value-type="error">
            <text:p>#NV</text:p>
          </table:table-cell>
          <table:table-cell table:formula="of:=COUNTIFS([.$I$5:.$I$505];&quot;&lt;&quot;&amp;[.$I71];[.$G$5:.$G$505];[.$G71];[.E$5:.$E$505];[.$E71])+1" office:value-type="string" office:string-value="" calcext:value-type="error">
            <text:p>#NV</text:p>
          </table:table-cell>
          <table:table-cell table:number-columns-repeated="15"/>
        </table:table-row>
        <table:table-row table:style-name="ro1">
          <table:table-cell table:number-columns-repeated="7"/>
          <table:table-cell table:formula="of:=IF(             OR           (     NOT(ISNA(VLOOKUP([.D72];[Veranstaltung.$E$10:.$E$99];1;0)));     NOT(ISNA(VLOOKUP([.D72];[Veranstaltung.$G$10:.$G$99];1;0)))   );   [.D72];   IF(     OR(N([.D72])=0;ISBLANK([.E72]));     &quot;&quot;;  VLOOKUP(       JahrDerVeranstaltung-IF(N([.D72])&lt;3000;[.D72];YEAR([.D72]));       [Veranstaltung.$C$10:.$H$99];       IF(LOWER([.E72])=&quot;m&quot;;3;5);       1     )   )  )">
            <text:p/>
          </table:table-cell>
          <table:table-cell table:formula="of:=VLOOKUP([.A72];[Zeitnahme.$A$5:.$B$505];2;0)" office:value-type="string" office:string-value="" calcext:value-type="error">
            <text:p>#NV</text:p>
          </table:table-cell>
          <table:table-cell table:formula="of:=COUNTIFS([.$I$5:.$I$505];&quot;&lt;&quot;&amp;[.$I72];[.$G$5:.$G$505];[.$G72];[.$H$5:.$H$505];[.$H72])+1" office:value-type="string" office:string-value="" calcext:value-type="error">
            <text:p>#NV</text:p>
          </table:table-cell>
          <table:table-cell table:formula="of:=COUNTIFS([.$I$5:.$I$505];&quot;&lt;&quot;&amp;[.$I72];[.$G$5:.$G$505];[.$G72];[.E$5:.$E$505];[.$E72])+1" office:value-type="string" office:string-value="" calcext:value-type="error">
            <text:p>#NV</text:p>
          </table:table-cell>
          <table:table-cell table:number-columns-repeated="15"/>
        </table:table-row>
        <table:table-row table:style-name="ro1">
          <table:table-cell table:number-columns-repeated="7"/>
          <table:table-cell table:formula="of:=IF(             OR           (     NOT(ISNA(VLOOKUP([.D73];[Veranstaltung.$E$10:.$E$99];1;0)));     NOT(ISNA(VLOOKUP([.D73];[Veranstaltung.$G$10:.$G$99];1;0)))   );   [.D73];   IF(     OR(N([.D73])=0;ISBLANK([.E73]));     &quot;&quot;;  VLOOKUP(       JahrDerVeranstaltung-IF(N([.D73])&lt;3000;[.D73];YEAR([.D73]));       [Veranstaltung.$C$10:.$H$99];       IF(LOWER([.E73])=&quot;m&quot;;3;5);       1     )   )  )">
            <text:p/>
          </table:table-cell>
          <table:table-cell table:formula="of:=VLOOKUP([.A73];[Zeitnahme.$A$5:.$B$505];2;0)" office:value-type="string" office:string-value="" calcext:value-type="error">
            <text:p>#NV</text:p>
          </table:table-cell>
          <table:table-cell table:formula="of:=COUNTIFS([.$I$5:.$I$505];&quot;&lt;&quot;&amp;[.$I73];[.$G$5:.$G$505];[.$G73];[.$H$5:.$H$505];[.$H73])+1" office:value-type="string" office:string-value="" calcext:value-type="error">
            <text:p>#NV</text:p>
          </table:table-cell>
          <table:table-cell table:formula="of:=COUNTIFS([.$I$5:.$I$505];&quot;&lt;&quot;&amp;[.$I73];[.$G$5:.$G$505];[.$G73];[.E$5:.$E$505];[.$E73])+1" office:value-type="string" office:string-value="" calcext:value-type="error">
            <text:p>#NV</text:p>
          </table:table-cell>
          <table:table-cell table:number-columns-repeated="15"/>
        </table:table-row>
        <table:table-row table:style-name="ro1">
          <table:table-cell table:number-columns-repeated="7"/>
          <table:table-cell table:formula="of:=IF(             OR           (     NOT(ISNA(VLOOKUP([.D74];[Veranstaltung.$E$10:.$E$99];1;0)));     NOT(ISNA(VLOOKUP([.D74];[Veranstaltung.$G$10:.$G$99];1;0)))   );   [.D74];   IF(     OR(N([.D74])=0;ISBLANK([.E74]));     &quot;&quot;;  VLOOKUP(       JahrDerVeranstaltung-IF(N([.D74])&lt;3000;[.D74];YEAR([.D74]));       [Veranstaltung.$C$10:.$H$99];       IF(LOWER([.E74])=&quot;m&quot;;3;5);       1     )   )  )">
            <text:p/>
          </table:table-cell>
          <table:table-cell table:formula="of:=VLOOKUP([.A74];[Zeitnahme.$A$5:.$B$505];2;0)" office:value-type="string" office:string-value="" calcext:value-type="error">
            <text:p>#NV</text:p>
          </table:table-cell>
          <table:table-cell table:formula="of:=COUNTIFS([.$I$5:.$I$505];&quot;&lt;&quot;&amp;[.$I74];[.$G$5:.$G$505];[.$G74];[.$H$5:.$H$505];[.$H74])+1" office:value-type="string" office:string-value="" calcext:value-type="error">
            <text:p>#NV</text:p>
          </table:table-cell>
          <table:table-cell table:formula="of:=COUNTIFS([.$I$5:.$I$505];&quot;&lt;&quot;&amp;[.$I74];[.$G$5:.$G$505];[.$G74];[.E$5:.$E$505];[.$E74])+1" office:value-type="string" office:string-value="" calcext:value-type="error">
            <text:p>#NV</text:p>
          </table:table-cell>
          <table:table-cell table:number-columns-repeated="15"/>
        </table:table-row>
        <table:table-row table:style-name="ro1">
          <table:table-cell table:number-columns-repeated="7"/>
          <table:table-cell table:formula="of:=IF(             OR           (     NOT(ISNA(VLOOKUP([.D75];[Veranstaltung.$E$10:.$E$99];1;0)));     NOT(ISNA(VLOOKUP([.D75];[Veranstaltung.$G$10:.$G$99];1;0)))   );   [.D75];   IF(     OR(N([.D75])=0;ISBLANK([.E75]));     &quot;&quot;;  VLOOKUP(       JahrDerVeranstaltung-IF(N([.D75])&lt;3000;[.D75];YEAR([.D75]));       [Veranstaltung.$C$10:.$H$99];       IF(LOWER([.E75])=&quot;m&quot;;3;5);       1     )   )  )">
            <text:p/>
          </table:table-cell>
          <table:table-cell table:formula="of:=VLOOKUP([.A75];[Zeitnahme.$A$5:.$B$505];2;0)" office:value-type="string" office:string-value="" calcext:value-type="error">
            <text:p>#NV</text:p>
          </table:table-cell>
          <table:table-cell table:formula="of:=COUNTIFS([.$I$5:.$I$505];&quot;&lt;&quot;&amp;[.$I75];[.$G$5:.$G$505];[.$G75];[.$H$5:.$H$505];[.$H75])+1" office:value-type="string" office:string-value="" calcext:value-type="error">
            <text:p>#NV</text:p>
          </table:table-cell>
          <table:table-cell table:formula="of:=COUNTIFS([.$I$5:.$I$505];&quot;&lt;&quot;&amp;[.$I75];[.$G$5:.$G$505];[.$G75];[.E$5:.$E$505];[.$E75])+1" office:value-type="string" office:string-value="" calcext:value-type="error">
            <text:p>#NV</text:p>
          </table:table-cell>
          <table:table-cell table:number-columns-repeated="15"/>
        </table:table-row>
        <table:table-row table:style-name="ro1">
          <table:table-cell table:number-columns-repeated="7"/>
          <table:table-cell table:formula="of:=IF(             OR           (     NOT(ISNA(VLOOKUP([.D76];[Veranstaltung.$E$10:.$E$99];1;0)));     NOT(ISNA(VLOOKUP([.D76];[Veranstaltung.$G$10:.$G$99];1;0)))   );   [.D76];   IF(     OR(N([.D76])=0;ISBLANK([.E76]));     &quot;&quot;;  VLOOKUP(       JahrDerVeranstaltung-IF(N([.D76])&lt;3000;[.D76];YEAR([.D76]));       [Veranstaltung.$C$10:.$H$99];       IF(LOWER([.E76])=&quot;m&quot;;3;5);       1     )   )  )">
            <text:p/>
          </table:table-cell>
          <table:table-cell table:formula="of:=VLOOKUP([.A76];[Zeitnahme.$A$5:.$B$505];2;0)" office:value-type="string" office:string-value="" calcext:value-type="error">
            <text:p>#NV</text:p>
          </table:table-cell>
          <table:table-cell table:formula="of:=COUNTIFS([.$I$5:.$I$505];&quot;&lt;&quot;&amp;[.$I76];[.$G$5:.$G$505];[.$G76];[.$H$5:.$H$505];[.$H76])+1" office:value-type="string" office:string-value="" calcext:value-type="error">
            <text:p>#NV</text:p>
          </table:table-cell>
          <table:table-cell table:formula="of:=COUNTIFS([.$I$5:.$I$505];&quot;&lt;&quot;&amp;[.$I76];[.$G$5:.$G$505];[.$G76];[.E$5:.$E$505];[.$E76])+1" office:value-type="string" office:string-value="" calcext:value-type="error">
            <text:p>#NV</text:p>
          </table:table-cell>
          <table:table-cell table:number-columns-repeated="15"/>
        </table:table-row>
        <table:table-row table:style-name="ro1">
          <table:table-cell table:number-columns-repeated="7"/>
          <table:table-cell table:formula="of:=IF(             OR           (     NOT(ISNA(VLOOKUP([.D77];[Veranstaltung.$E$10:.$E$99];1;0)));     NOT(ISNA(VLOOKUP([.D77];[Veranstaltung.$G$10:.$G$99];1;0)))   );   [.D77];   IF(     OR(N([.D77])=0;ISBLANK([.E77]));     &quot;&quot;;  VLOOKUP(       JahrDerVeranstaltung-IF(N([.D77])&lt;3000;[.D77];YEAR([.D77]));       [Veranstaltung.$C$10:.$H$99];       IF(LOWER([.E77])=&quot;m&quot;;3;5);       1     )   )  )">
            <text:p/>
          </table:table-cell>
          <table:table-cell table:formula="of:=VLOOKUP([.A77];[Zeitnahme.$A$5:.$B$505];2;0)" office:value-type="string" office:string-value="" calcext:value-type="error">
            <text:p>#NV</text:p>
          </table:table-cell>
          <table:table-cell table:formula="of:=COUNTIFS([.$I$5:.$I$505];&quot;&lt;&quot;&amp;[.$I77];[.$G$5:.$G$505];[.$G77];[.$H$5:.$H$505];[.$H77])+1" office:value-type="string" office:string-value="" calcext:value-type="error">
            <text:p>#NV</text:p>
          </table:table-cell>
          <table:table-cell table:formula="of:=COUNTIFS([.$I$5:.$I$505];&quot;&lt;&quot;&amp;[.$I77];[.$G$5:.$G$505];[.$G77];[.E$5:.$E$505];[.$E77])+1" office:value-type="string" office:string-value="" calcext:value-type="error">
            <text:p>#NV</text:p>
          </table:table-cell>
          <table:table-cell table:number-columns-repeated="15"/>
        </table:table-row>
        <table:table-row table:style-name="ro1">
          <table:table-cell table:number-columns-repeated="7"/>
          <table:table-cell table:formula="of:=IF(             OR           (     NOT(ISNA(VLOOKUP([.D78];[Veranstaltung.$E$10:.$E$99];1;0)));     NOT(ISNA(VLOOKUP([.D78];[Veranstaltung.$G$10:.$G$99];1;0)))   );   [.D78];   IF(     OR(N([.D78])=0;ISBLANK([.E78]));     &quot;&quot;;  VLOOKUP(       JahrDerVeranstaltung-IF(N([.D78])&lt;3000;[.D78];YEAR([.D78]));       [Veranstaltung.$C$10:.$H$99];       IF(LOWER([.E78])=&quot;m&quot;;3;5);       1     )   )  )">
            <text:p/>
          </table:table-cell>
          <table:table-cell table:formula="of:=VLOOKUP([.A78];[Zeitnahme.$A$5:.$B$505];2;0)" office:value-type="string" office:string-value="" calcext:value-type="error">
            <text:p>#NV</text:p>
          </table:table-cell>
          <table:table-cell table:formula="of:=COUNTIFS([.$I$5:.$I$505];&quot;&lt;&quot;&amp;[.$I78];[.$G$5:.$G$505];[.$G78];[.$H$5:.$H$505];[.$H78])+1" office:value-type="string" office:string-value="" calcext:value-type="error">
            <text:p>#NV</text:p>
          </table:table-cell>
          <table:table-cell table:formula="of:=COUNTIFS([.$I$5:.$I$505];&quot;&lt;&quot;&amp;[.$I78];[.$G$5:.$G$505];[.$G78];[.E$5:.$E$505];[.$E78])+1" office:value-type="string" office:string-value="" calcext:value-type="error">
            <text:p>#NV</text:p>
          </table:table-cell>
          <table:table-cell table:number-columns-repeated="15"/>
        </table:table-row>
        <table:table-row table:style-name="ro1">
          <table:table-cell table:number-columns-repeated="7"/>
          <table:table-cell table:formula="of:=IF(             OR           (     NOT(ISNA(VLOOKUP([.D79];[Veranstaltung.$E$10:.$E$99];1;0)));     NOT(ISNA(VLOOKUP([.D79];[Veranstaltung.$G$10:.$G$99];1;0)))   );   [.D79];   IF(     OR(N([.D79])=0;ISBLANK([.E79]));     &quot;&quot;;  VLOOKUP(       JahrDerVeranstaltung-IF(N([.D79])&lt;3000;[.D79];YEAR([.D79]));       [Veranstaltung.$C$10:.$H$99];       IF(LOWER([.E79])=&quot;m&quot;;3;5);       1     )   )  )">
            <text:p/>
          </table:table-cell>
          <table:table-cell table:formula="of:=VLOOKUP([.A79];[Zeitnahme.$A$5:.$B$505];2;0)" office:value-type="string" office:string-value="" calcext:value-type="error">
            <text:p>#NV</text:p>
          </table:table-cell>
          <table:table-cell table:formula="of:=COUNTIFS([.$I$5:.$I$505];&quot;&lt;&quot;&amp;[.$I79];[.$G$5:.$G$505];[.$G79];[.$H$5:.$H$505];[.$H79])+1" office:value-type="string" office:string-value="" calcext:value-type="error">
            <text:p>#NV</text:p>
          </table:table-cell>
          <table:table-cell table:formula="of:=COUNTIFS([.$I$5:.$I$505];&quot;&lt;&quot;&amp;[.$I79];[.$G$5:.$G$505];[.$G79];[.E$5:.$E$505];[.$E79])+1" office:value-type="string" office:string-value="" calcext:value-type="error">
            <text:p>#NV</text:p>
          </table:table-cell>
          <table:table-cell table:number-columns-repeated="15"/>
        </table:table-row>
        <table:table-row table:style-name="ro1">
          <table:table-cell table:number-columns-repeated="7"/>
          <table:table-cell table:formula="of:=IF(             OR           (     NOT(ISNA(VLOOKUP([.D80];[Veranstaltung.$E$10:.$E$99];1;0)));     NOT(ISNA(VLOOKUP([.D80];[Veranstaltung.$G$10:.$G$99];1;0)))   );   [.D80];   IF(     OR(N([.D80])=0;ISBLANK([.E80]));     &quot;&quot;;  VLOOKUP(       JahrDerVeranstaltung-IF(N([.D80])&lt;3000;[.D80];YEAR([.D80]));       [Veranstaltung.$C$10:.$H$99];       IF(LOWER([.E80])=&quot;m&quot;;3;5);       1     )   )  )">
            <text:p/>
          </table:table-cell>
          <table:table-cell table:formula="of:=VLOOKUP([.A80];[Zeitnahme.$A$5:.$B$505];2;0)" office:value-type="string" office:string-value="" calcext:value-type="error">
            <text:p>#NV</text:p>
          </table:table-cell>
          <table:table-cell table:formula="of:=COUNTIFS([.$I$5:.$I$505];&quot;&lt;&quot;&amp;[.$I80];[.$G$5:.$G$505];[.$G80];[.$H$5:.$H$505];[.$H80])+1" office:value-type="string" office:string-value="" calcext:value-type="error">
            <text:p>#NV</text:p>
          </table:table-cell>
          <table:table-cell table:formula="of:=COUNTIFS([.$I$5:.$I$505];&quot;&lt;&quot;&amp;[.$I80];[.$G$5:.$G$505];[.$G80];[.E$5:.$E$505];[.$E80])+1" office:value-type="string" office:string-value="" calcext:value-type="error">
            <text:p>#NV</text:p>
          </table:table-cell>
          <table:table-cell table:number-columns-repeated="15"/>
        </table:table-row>
        <table:table-row table:style-name="ro1">
          <table:table-cell table:number-columns-repeated="7"/>
          <table:table-cell table:formula="of:=IF(             OR           (     NOT(ISNA(VLOOKUP([.D81];[Veranstaltung.$E$10:.$E$99];1;0)));     NOT(ISNA(VLOOKUP([.D81];[Veranstaltung.$G$10:.$G$99];1;0)))   );   [.D81];   IF(     OR(N([.D81])=0;ISBLANK([.E81]));     &quot;&quot;;  VLOOKUP(       JahrDerVeranstaltung-IF(N([.D81])&lt;3000;[.D81];YEAR([.D81]));       [Veranstaltung.$C$10:.$H$99];       IF(LOWER([.E81])=&quot;m&quot;;3;5);       1     )   )  )">
            <text:p/>
          </table:table-cell>
          <table:table-cell table:formula="of:=VLOOKUP([.A81];[Zeitnahme.$A$5:.$B$505];2;0)" office:value-type="string" office:string-value="" calcext:value-type="error">
            <text:p>#NV</text:p>
          </table:table-cell>
          <table:table-cell table:formula="of:=COUNTIFS([.$I$5:.$I$505];&quot;&lt;&quot;&amp;[.$I81];[.$G$5:.$G$505];[.$G81];[.$H$5:.$H$505];[.$H81])+1" office:value-type="string" office:string-value="" calcext:value-type="error">
            <text:p>#NV</text:p>
          </table:table-cell>
          <table:table-cell table:formula="of:=COUNTIFS([.$I$5:.$I$505];&quot;&lt;&quot;&amp;[.$I81];[.$G$5:.$G$505];[.$G81];[.E$5:.$E$505];[.$E81])+1" office:value-type="string" office:string-value="" calcext:value-type="error">
            <text:p>#NV</text:p>
          </table:table-cell>
          <table:table-cell table:number-columns-repeated="15"/>
        </table:table-row>
        <table:table-row table:style-name="ro1">
          <table:table-cell table:number-columns-repeated="7"/>
          <table:table-cell table:formula="of:=IF(             OR           (     NOT(ISNA(VLOOKUP([.D82];[Veranstaltung.$E$10:.$E$99];1;0)));     NOT(ISNA(VLOOKUP([.D82];[Veranstaltung.$G$10:.$G$99];1;0)))   );   [.D82];   IF(     OR(N([.D82])=0;ISBLANK([.E82]));     &quot;&quot;;  VLOOKUP(       JahrDerVeranstaltung-IF(N([.D82])&lt;3000;[.D82];YEAR([.D82]));       [Veranstaltung.$C$10:.$H$99];       IF(LOWER([.E82])=&quot;m&quot;;3;5);       1     )   )  )">
            <text:p/>
          </table:table-cell>
          <table:table-cell table:formula="of:=VLOOKUP([.A82];[Zeitnahme.$A$5:.$B$505];2;0)" office:value-type="string" office:string-value="" calcext:value-type="error">
            <text:p>#NV</text:p>
          </table:table-cell>
          <table:table-cell table:formula="of:=COUNTIFS([.$I$5:.$I$505];&quot;&lt;&quot;&amp;[.$I82];[.$G$5:.$G$505];[.$G82];[.$H$5:.$H$505];[.$H82])+1" office:value-type="string" office:string-value="" calcext:value-type="error">
            <text:p>#NV</text:p>
          </table:table-cell>
          <table:table-cell table:formula="of:=COUNTIFS([.$I$5:.$I$505];&quot;&lt;&quot;&amp;[.$I82];[.$G$5:.$G$505];[.$G82];[.E$5:.$E$505];[.$E82])+1" office:value-type="string" office:string-value="" calcext:value-type="error">
            <text:p>#NV</text:p>
          </table:table-cell>
          <table:table-cell table:number-columns-repeated="15"/>
        </table:table-row>
        <table:table-row table:style-name="ro1">
          <table:table-cell table:number-columns-repeated="7"/>
          <table:table-cell table:formula="of:=IF(             OR           (     NOT(ISNA(VLOOKUP([.D83];[Veranstaltung.$E$10:.$E$99];1;0)));     NOT(ISNA(VLOOKUP([.D83];[Veranstaltung.$G$10:.$G$99];1;0)))   );   [.D83];   IF(     OR(N([.D83])=0;ISBLANK([.E83]));     &quot;&quot;;  VLOOKUP(       JahrDerVeranstaltung-IF(N([.D83])&lt;3000;[.D83];YEAR([.D83]));       [Veranstaltung.$C$10:.$H$99];       IF(LOWER([.E83])=&quot;m&quot;;3;5);       1     )   )  )">
            <text:p/>
          </table:table-cell>
          <table:table-cell table:formula="of:=VLOOKUP([.A83];[Zeitnahme.$A$5:.$B$505];2;0)" office:value-type="string" office:string-value="" calcext:value-type="error">
            <text:p>#NV</text:p>
          </table:table-cell>
          <table:table-cell table:formula="of:=COUNTIFS([.$I$5:.$I$505];&quot;&lt;&quot;&amp;[.$I83];[.$G$5:.$G$505];[.$G83];[.$H$5:.$H$505];[.$H83])+1" office:value-type="string" office:string-value="" calcext:value-type="error">
            <text:p>#NV</text:p>
          </table:table-cell>
          <table:table-cell table:formula="of:=COUNTIFS([.$I$5:.$I$505];&quot;&lt;&quot;&amp;[.$I83];[.$G$5:.$G$505];[.$G83];[.E$5:.$E$505];[.$E83])+1" office:value-type="string" office:string-value="" calcext:value-type="error">
            <text:p>#NV</text:p>
          </table:table-cell>
          <table:table-cell table:number-columns-repeated="15"/>
        </table:table-row>
        <table:table-row table:style-name="ro1">
          <table:table-cell table:number-columns-repeated="7"/>
          <table:table-cell table:formula="of:=IF(             OR           (     NOT(ISNA(VLOOKUP([.D84];[Veranstaltung.$E$10:.$E$99];1;0)));     NOT(ISNA(VLOOKUP([.D84];[Veranstaltung.$G$10:.$G$99];1;0)))   );   [.D84];   IF(     OR(N([.D84])=0;ISBLANK([.E84]));     &quot;&quot;;  VLOOKUP(       JahrDerVeranstaltung-IF(N([.D84])&lt;3000;[.D84];YEAR([.D84]));       [Veranstaltung.$C$10:.$H$99];       IF(LOWER([.E84])=&quot;m&quot;;3;5);       1     )   )  )">
            <text:p/>
          </table:table-cell>
          <table:table-cell table:formula="of:=VLOOKUP([.A84];[Zeitnahme.$A$5:.$B$505];2;0)" office:value-type="string" office:string-value="" calcext:value-type="error">
            <text:p>#NV</text:p>
          </table:table-cell>
          <table:table-cell table:formula="of:=COUNTIFS([.$I$5:.$I$505];&quot;&lt;&quot;&amp;[.$I84];[.$G$5:.$G$505];[.$G84];[.$H$5:.$H$505];[.$H84])+1" office:value-type="string" office:string-value="" calcext:value-type="error">
            <text:p>#NV</text:p>
          </table:table-cell>
          <table:table-cell table:formula="of:=COUNTIFS([.$I$5:.$I$505];&quot;&lt;&quot;&amp;[.$I84];[.$G$5:.$G$505];[.$G84];[.E$5:.$E$505];[.$E84])+1" office:value-type="string" office:string-value="" calcext:value-type="error">
            <text:p>#NV</text:p>
          </table:table-cell>
          <table:table-cell table:number-columns-repeated="15"/>
        </table:table-row>
        <table:table-row table:style-name="ro1">
          <table:table-cell table:number-columns-repeated="7"/>
          <table:table-cell table:formula="of:=IF(             OR           (     NOT(ISNA(VLOOKUP([.D85];[Veranstaltung.$E$10:.$E$99];1;0)));     NOT(ISNA(VLOOKUP([.D85];[Veranstaltung.$G$10:.$G$99];1;0)))   );   [.D85];   IF(     OR(N([.D85])=0;ISBLANK([.E85]));     &quot;&quot;;  VLOOKUP(       JahrDerVeranstaltung-IF(N([.D85])&lt;3000;[.D85];YEAR([.D85]));       [Veranstaltung.$C$10:.$H$99];       IF(LOWER([.E85])=&quot;m&quot;;3;5);       1     )   )  )">
            <text:p/>
          </table:table-cell>
          <table:table-cell table:formula="of:=VLOOKUP([.A85];[Zeitnahme.$A$5:.$B$505];2;0)" office:value-type="string" office:string-value="" calcext:value-type="error">
            <text:p>#NV</text:p>
          </table:table-cell>
          <table:table-cell table:formula="of:=COUNTIFS([.$I$5:.$I$505];&quot;&lt;&quot;&amp;[.$I85];[.$G$5:.$G$505];[.$G85];[.$H$5:.$H$505];[.$H85])+1" office:value-type="string" office:string-value="" calcext:value-type="error">
            <text:p>#NV</text:p>
          </table:table-cell>
          <table:table-cell table:formula="of:=COUNTIFS([.$I$5:.$I$505];&quot;&lt;&quot;&amp;[.$I85];[.$G$5:.$G$505];[.$G85];[.E$5:.$E$505];[.$E85])+1" office:value-type="string" office:string-value="" calcext:value-type="error">
            <text:p>#NV</text:p>
          </table:table-cell>
          <table:table-cell table:number-columns-repeated="15"/>
        </table:table-row>
        <table:table-row table:style-name="ro1">
          <table:table-cell table:number-columns-repeated="7"/>
          <table:table-cell table:formula="of:=IF(             OR           (     NOT(ISNA(VLOOKUP([.D86];[Veranstaltung.$E$10:.$E$99];1;0)));     NOT(ISNA(VLOOKUP([.D86];[Veranstaltung.$G$10:.$G$99];1;0)))   );   [.D86];   IF(     OR(N([.D86])=0;ISBLANK([.E86]));     &quot;&quot;;  VLOOKUP(       JahrDerVeranstaltung-IF(N([.D86])&lt;3000;[.D86];YEAR([.D86]));       [Veranstaltung.$C$10:.$H$99];       IF(LOWER([.E86])=&quot;m&quot;;3;5);       1     )   )  )">
            <text:p/>
          </table:table-cell>
          <table:table-cell table:formula="of:=VLOOKUP([.A86];[Zeitnahme.$A$5:.$B$505];2;0)" office:value-type="string" office:string-value="" calcext:value-type="error">
            <text:p>#NV</text:p>
          </table:table-cell>
          <table:table-cell table:formula="of:=COUNTIFS([.$I$5:.$I$505];&quot;&lt;&quot;&amp;[.$I86];[.$G$5:.$G$505];[.$G86];[.$H$5:.$H$505];[.$H86])+1" office:value-type="string" office:string-value="" calcext:value-type="error">
            <text:p>#NV</text:p>
          </table:table-cell>
          <table:table-cell table:formula="of:=COUNTIFS([.$I$5:.$I$505];&quot;&lt;&quot;&amp;[.$I86];[.$G$5:.$G$505];[.$G86];[.E$5:.$E$505];[.$E86])+1" office:value-type="string" office:string-value="" calcext:value-type="error">
            <text:p>#NV</text:p>
          </table:table-cell>
          <table:table-cell table:number-columns-repeated="15"/>
        </table:table-row>
        <table:table-row table:style-name="ro1">
          <table:table-cell table:number-columns-repeated="7"/>
          <table:table-cell table:formula="of:=IF(             OR           (     NOT(ISNA(VLOOKUP([.D87];[Veranstaltung.$E$10:.$E$99];1;0)));     NOT(ISNA(VLOOKUP([.D87];[Veranstaltung.$G$10:.$G$99];1;0)))   );   [.D87];   IF(     OR(N([.D87])=0;ISBLANK([.E87]));     &quot;&quot;;  VLOOKUP(       JahrDerVeranstaltung-IF(N([.D87])&lt;3000;[.D87];YEAR([.D87]));       [Veranstaltung.$C$10:.$H$99];       IF(LOWER([.E87])=&quot;m&quot;;3;5);       1     )   )  )">
            <text:p/>
          </table:table-cell>
          <table:table-cell table:formula="of:=VLOOKUP([.A87];[Zeitnahme.$A$5:.$B$505];2;0)" office:value-type="string" office:string-value="" calcext:value-type="error">
            <text:p>#NV</text:p>
          </table:table-cell>
          <table:table-cell table:formula="of:=COUNTIFS([.$I$5:.$I$505];&quot;&lt;&quot;&amp;[.$I87];[.$G$5:.$G$505];[.$G87];[.$H$5:.$H$505];[.$H87])+1" office:value-type="string" office:string-value="" calcext:value-type="error">
            <text:p>#NV</text:p>
          </table:table-cell>
          <table:table-cell table:formula="of:=COUNTIFS([.$I$5:.$I$505];&quot;&lt;&quot;&amp;[.$I87];[.$G$5:.$G$505];[.$G87];[.E$5:.$E$505];[.$E87])+1" office:value-type="string" office:string-value="" calcext:value-type="error">
            <text:p>#NV</text:p>
          </table:table-cell>
          <table:table-cell table:number-columns-repeated="15"/>
        </table:table-row>
        <table:table-row table:style-name="ro1">
          <table:table-cell table:number-columns-repeated="7"/>
          <table:table-cell table:formula="of:=IF(             OR           (     NOT(ISNA(VLOOKUP([.D88];[Veranstaltung.$E$10:.$E$99];1;0)));     NOT(ISNA(VLOOKUP([.D88];[Veranstaltung.$G$10:.$G$99];1;0)))   );   [.D88];   IF(     OR(N([.D88])=0;ISBLANK([.E88]));     &quot;&quot;;  VLOOKUP(       JahrDerVeranstaltung-IF(N([.D88])&lt;3000;[.D88];YEAR([.D88]));       [Veranstaltung.$C$10:.$H$99];       IF(LOWER([.E88])=&quot;m&quot;;3;5);       1     )   )  )">
            <text:p/>
          </table:table-cell>
          <table:table-cell table:formula="of:=VLOOKUP([.A88];[Zeitnahme.$A$5:.$B$505];2;0)" office:value-type="string" office:string-value="" calcext:value-type="error">
            <text:p>#NV</text:p>
          </table:table-cell>
          <table:table-cell table:formula="of:=COUNTIFS([.$I$5:.$I$505];&quot;&lt;&quot;&amp;[.$I88];[.$G$5:.$G$505];[.$G88];[.$H$5:.$H$505];[.$H88])+1" office:value-type="string" office:string-value="" calcext:value-type="error">
            <text:p>#NV</text:p>
          </table:table-cell>
          <table:table-cell table:formula="of:=COUNTIFS([.$I$5:.$I$505];&quot;&lt;&quot;&amp;[.$I88];[.$G$5:.$G$505];[.$G88];[.E$5:.$E$505];[.$E88])+1" office:value-type="string" office:string-value="" calcext:value-type="error">
            <text:p>#NV</text:p>
          </table:table-cell>
          <table:table-cell table:number-columns-repeated="15"/>
        </table:table-row>
        <table:table-row table:style-name="ro1">
          <table:table-cell table:number-columns-repeated="7"/>
          <table:table-cell table:formula="of:=IF(             OR           (     NOT(ISNA(VLOOKUP([.D89];[Veranstaltung.$E$10:.$E$99];1;0)));     NOT(ISNA(VLOOKUP([.D89];[Veranstaltung.$G$10:.$G$99];1;0)))   );   [.D89];   IF(     OR(N([.D89])=0;ISBLANK([.E89]));     &quot;&quot;;  VLOOKUP(       JahrDerVeranstaltung-IF(N([.D89])&lt;3000;[.D89];YEAR([.D89]));       [Veranstaltung.$C$10:.$H$99];       IF(LOWER([.E89])=&quot;m&quot;;3;5);       1     )   )  )">
            <text:p/>
          </table:table-cell>
          <table:table-cell table:formula="of:=VLOOKUP([.A89];[Zeitnahme.$A$5:.$B$505];2;0)" office:value-type="string" office:string-value="" calcext:value-type="error">
            <text:p>#NV</text:p>
          </table:table-cell>
          <table:table-cell table:formula="of:=COUNTIFS([.$I$5:.$I$505];&quot;&lt;&quot;&amp;[.$I89];[.$G$5:.$G$505];[.$G89];[.$H$5:.$H$505];[.$H89])+1" office:value-type="string" office:string-value="" calcext:value-type="error">
            <text:p>#NV</text:p>
          </table:table-cell>
          <table:table-cell table:formula="of:=COUNTIFS([.$I$5:.$I$505];&quot;&lt;&quot;&amp;[.$I89];[.$G$5:.$G$505];[.$G89];[.E$5:.$E$505];[.$E89])+1" office:value-type="string" office:string-value="" calcext:value-type="error">
            <text:p>#NV</text:p>
          </table:table-cell>
          <table:table-cell table:number-columns-repeated="15"/>
        </table:table-row>
        <table:table-row table:style-name="ro1">
          <table:table-cell table:number-columns-repeated="7"/>
          <table:table-cell table:formula="of:=IF(             OR           (     NOT(ISNA(VLOOKUP([.D90];[Veranstaltung.$E$10:.$E$99];1;0)));     NOT(ISNA(VLOOKUP([.D90];[Veranstaltung.$G$10:.$G$99];1;0)))   );   [.D90];   IF(     OR(N([.D90])=0;ISBLANK([.E90]));     &quot;&quot;;  VLOOKUP(       JahrDerVeranstaltung-IF(N([.D90])&lt;3000;[.D90];YEAR([.D90]));       [Veranstaltung.$C$10:.$H$99];       IF(LOWER([.E90])=&quot;m&quot;;3;5);       1     )   )  )">
            <text:p/>
          </table:table-cell>
          <table:table-cell table:formula="of:=VLOOKUP([.A90];[Zeitnahme.$A$5:.$B$505];2;0)" office:value-type="string" office:string-value="" calcext:value-type="error">
            <text:p>#NV</text:p>
          </table:table-cell>
          <table:table-cell table:formula="of:=COUNTIFS([.$I$5:.$I$505];&quot;&lt;&quot;&amp;[.$I90];[.$G$5:.$G$505];[.$G90];[.$H$5:.$H$505];[.$H90])+1" office:value-type="string" office:string-value="" calcext:value-type="error">
            <text:p>#NV</text:p>
          </table:table-cell>
          <table:table-cell table:formula="of:=COUNTIFS([.$I$5:.$I$505];&quot;&lt;&quot;&amp;[.$I90];[.$G$5:.$G$505];[.$G90];[.E$5:.$E$505];[.$E90])+1" office:value-type="string" office:string-value="" calcext:value-type="error">
            <text:p>#NV</text:p>
          </table:table-cell>
          <table:table-cell table:number-columns-repeated="15"/>
        </table:table-row>
        <table:table-row table:style-name="ro1">
          <table:table-cell table:number-columns-repeated="7"/>
          <table:table-cell table:formula="of:=IF(             OR           (     NOT(ISNA(VLOOKUP([.D91];[Veranstaltung.$E$10:.$E$99];1;0)));     NOT(ISNA(VLOOKUP([.D91];[Veranstaltung.$G$10:.$G$99];1;0)))   );   [.D91];   IF(     OR(N([.D91])=0;ISBLANK([.E91]));     &quot;&quot;;  VLOOKUP(       JahrDerVeranstaltung-IF(N([.D91])&lt;3000;[.D91];YEAR([.D91]));       [Veranstaltung.$C$10:.$H$99];       IF(LOWER([.E91])=&quot;m&quot;;3;5);       1     )   )  )">
            <text:p/>
          </table:table-cell>
          <table:table-cell table:formula="of:=VLOOKUP([.A91];[Zeitnahme.$A$5:.$B$505];2;0)" office:value-type="string" office:string-value="" calcext:value-type="error">
            <text:p>#NV</text:p>
          </table:table-cell>
          <table:table-cell table:formula="of:=COUNTIFS([.$I$5:.$I$505];&quot;&lt;&quot;&amp;[.$I91];[.$G$5:.$G$505];[.$G91];[.$H$5:.$H$505];[.$H91])+1" office:value-type="string" office:string-value="" calcext:value-type="error">
            <text:p>#NV</text:p>
          </table:table-cell>
          <table:table-cell table:formula="of:=COUNTIFS([.$I$5:.$I$505];&quot;&lt;&quot;&amp;[.$I91];[.$G$5:.$G$505];[.$G91];[.E$5:.$E$505];[.$E91])+1" office:value-type="string" office:string-value="" calcext:value-type="error">
            <text:p>#NV</text:p>
          </table:table-cell>
          <table:table-cell table:number-columns-repeated="15"/>
        </table:table-row>
        <table:table-row table:style-name="ro1">
          <table:table-cell table:number-columns-repeated="7"/>
          <table:table-cell table:formula="of:=IF(             OR           (     NOT(ISNA(VLOOKUP([.D92];[Veranstaltung.$E$10:.$E$99];1;0)));     NOT(ISNA(VLOOKUP([.D92];[Veranstaltung.$G$10:.$G$99];1;0)))   );   [.D92];   IF(     OR(N([.D92])=0;ISBLANK([.E92]));     &quot;&quot;;  VLOOKUP(       JahrDerVeranstaltung-IF(N([.D92])&lt;3000;[.D92];YEAR([.D92]));       [Veranstaltung.$C$10:.$H$99];       IF(LOWER([.E92])=&quot;m&quot;;3;5);       1     )   )  )">
            <text:p/>
          </table:table-cell>
          <table:table-cell table:formula="of:=VLOOKUP([.A92];[Zeitnahme.$A$5:.$B$505];2;0)" office:value-type="string" office:string-value="" calcext:value-type="error">
            <text:p>#NV</text:p>
          </table:table-cell>
          <table:table-cell table:formula="of:=COUNTIFS([.$I$5:.$I$505];&quot;&lt;&quot;&amp;[.$I92];[.$G$5:.$G$505];[.$G92];[.$H$5:.$H$505];[.$H92])+1" office:value-type="string" office:string-value="" calcext:value-type="error">
            <text:p>#NV</text:p>
          </table:table-cell>
          <table:table-cell table:formula="of:=COUNTIFS([.$I$5:.$I$505];&quot;&lt;&quot;&amp;[.$I92];[.$G$5:.$G$505];[.$G92];[.E$5:.$E$505];[.$E92])+1" office:value-type="string" office:string-value="" calcext:value-type="error">
            <text:p>#NV</text:p>
          </table:table-cell>
          <table:table-cell table:number-columns-repeated="15"/>
        </table:table-row>
        <table:table-row table:style-name="ro1">
          <table:table-cell table:number-columns-repeated="7"/>
          <table:table-cell table:formula="of:=IF(             OR           (     NOT(ISNA(VLOOKUP([.D93];[Veranstaltung.$E$10:.$E$99];1;0)));     NOT(ISNA(VLOOKUP([.D93];[Veranstaltung.$G$10:.$G$99];1;0)))   );   [.D93];   IF(     OR(N([.D93])=0;ISBLANK([.E93]));     &quot;&quot;;  VLOOKUP(       JahrDerVeranstaltung-IF(N([.D93])&lt;3000;[.D93];YEAR([.D93]));       [Veranstaltung.$C$10:.$H$99];       IF(LOWER([.E93])=&quot;m&quot;;3;5);       1     )   )  )">
            <text:p/>
          </table:table-cell>
          <table:table-cell table:formula="of:=VLOOKUP([.A93];[Zeitnahme.$A$5:.$B$505];2;0)" office:value-type="string" office:string-value="" calcext:value-type="error">
            <text:p>#NV</text:p>
          </table:table-cell>
          <table:table-cell table:formula="of:=COUNTIFS([.$I$5:.$I$505];&quot;&lt;&quot;&amp;[.$I93];[.$G$5:.$G$505];[.$G93];[.$H$5:.$H$505];[.$H93])+1" office:value-type="string" office:string-value="" calcext:value-type="error">
            <text:p>#NV</text:p>
          </table:table-cell>
          <table:table-cell table:formula="of:=COUNTIFS([.$I$5:.$I$505];&quot;&lt;&quot;&amp;[.$I93];[.$G$5:.$G$505];[.$G93];[.E$5:.$E$505];[.$E93])+1" office:value-type="string" office:string-value="" calcext:value-type="error">
            <text:p>#NV</text:p>
          </table:table-cell>
          <table:table-cell table:number-columns-repeated="15"/>
        </table:table-row>
        <table:table-row table:style-name="ro1">
          <table:table-cell table:number-columns-repeated="7"/>
          <table:table-cell table:formula="of:=IF(             OR           (     NOT(ISNA(VLOOKUP([.D94];[Veranstaltung.$E$10:.$E$99];1;0)));     NOT(ISNA(VLOOKUP([.D94];[Veranstaltung.$G$10:.$G$99];1;0)))   );   [.D94];   IF(     OR(N([.D94])=0;ISBLANK([.E94]));     &quot;&quot;;  VLOOKUP(       JahrDerVeranstaltung-IF(N([.D94])&lt;3000;[.D94];YEAR([.D94]));       [Veranstaltung.$C$10:.$H$99];       IF(LOWER([.E94])=&quot;m&quot;;3;5);       1     )   )  )">
            <text:p/>
          </table:table-cell>
          <table:table-cell table:formula="of:=VLOOKUP([.A94];[Zeitnahme.$A$5:.$B$505];2;0)" office:value-type="string" office:string-value="" calcext:value-type="error">
            <text:p>#NV</text:p>
          </table:table-cell>
          <table:table-cell table:formula="of:=COUNTIFS([.$I$5:.$I$505];&quot;&lt;&quot;&amp;[.$I94];[.$G$5:.$G$505];[.$G94];[.$H$5:.$H$505];[.$H94])+1" office:value-type="string" office:string-value="" calcext:value-type="error">
            <text:p>#NV</text:p>
          </table:table-cell>
          <table:table-cell table:formula="of:=COUNTIFS([.$I$5:.$I$505];&quot;&lt;&quot;&amp;[.$I94];[.$G$5:.$G$505];[.$G94];[.E$5:.$E$505];[.$E94])+1" office:value-type="string" office:string-value="" calcext:value-type="error">
            <text:p>#NV</text:p>
          </table:table-cell>
          <table:table-cell table:number-columns-repeated="15"/>
        </table:table-row>
        <table:table-row table:style-name="ro1">
          <table:table-cell table:number-columns-repeated="7"/>
          <table:table-cell table:formula="of:=IF(             OR           (     NOT(ISNA(VLOOKUP([.D95];[Veranstaltung.$E$10:.$E$99];1;0)));     NOT(ISNA(VLOOKUP([.D95];[Veranstaltung.$G$10:.$G$99];1;0)))   );   [.D95];   IF(     OR(N([.D95])=0;ISBLANK([.E95]));     &quot;&quot;;  VLOOKUP(       JahrDerVeranstaltung-IF(N([.D95])&lt;3000;[.D95];YEAR([.D95]));       [Veranstaltung.$C$10:.$H$99];       IF(LOWER([.E95])=&quot;m&quot;;3;5);       1     )   )  )">
            <text:p/>
          </table:table-cell>
          <table:table-cell table:formula="of:=VLOOKUP([.A95];[Zeitnahme.$A$5:.$B$505];2;0)" office:value-type="string" office:string-value="" calcext:value-type="error">
            <text:p>#NV</text:p>
          </table:table-cell>
          <table:table-cell table:formula="of:=COUNTIFS([.$I$5:.$I$505];&quot;&lt;&quot;&amp;[.$I95];[.$G$5:.$G$505];[.$G95];[.$H$5:.$H$505];[.$H95])+1" office:value-type="string" office:string-value="" calcext:value-type="error">
            <text:p>#NV</text:p>
          </table:table-cell>
          <table:table-cell table:formula="of:=COUNTIFS([.$I$5:.$I$505];&quot;&lt;&quot;&amp;[.$I95];[.$G$5:.$G$505];[.$G95];[.E$5:.$E$505];[.$E95])+1" office:value-type="string" office:string-value="" calcext:value-type="error">
            <text:p>#NV</text:p>
          </table:table-cell>
          <table:table-cell table:number-columns-repeated="15"/>
        </table:table-row>
        <table:table-row table:style-name="ro1">
          <table:table-cell table:number-columns-repeated="7"/>
          <table:table-cell table:formula="of:=IF(             OR           (     NOT(ISNA(VLOOKUP([.D96];[Veranstaltung.$E$10:.$E$99];1;0)));     NOT(ISNA(VLOOKUP([.D96];[Veranstaltung.$G$10:.$G$99];1;0)))   );   [.D96];   IF(     OR(N([.D96])=0;ISBLANK([.E96]));     &quot;&quot;;  VLOOKUP(       JahrDerVeranstaltung-IF(N([.D96])&lt;3000;[.D96];YEAR([.D96]));       [Veranstaltung.$C$10:.$H$99];       IF(LOWER([.E96])=&quot;m&quot;;3;5);       1     )   )  )">
            <text:p/>
          </table:table-cell>
          <table:table-cell table:formula="of:=VLOOKUP([.A96];[Zeitnahme.$A$5:.$B$505];2;0)" office:value-type="string" office:string-value="" calcext:value-type="error">
            <text:p>#NV</text:p>
          </table:table-cell>
          <table:table-cell table:formula="of:=COUNTIFS([.$I$5:.$I$505];&quot;&lt;&quot;&amp;[.$I96];[.$G$5:.$G$505];[.$G96];[.$H$5:.$H$505];[.$H96])+1" office:value-type="string" office:string-value="" calcext:value-type="error">
            <text:p>#NV</text:p>
          </table:table-cell>
          <table:table-cell table:formula="of:=COUNTIFS([.$I$5:.$I$505];&quot;&lt;&quot;&amp;[.$I96];[.$G$5:.$G$505];[.$G96];[.E$5:.$E$505];[.$E96])+1" office:value-type="string" office:string-value="" calcext:value-type="error">
            <text:p>#NV</text:p>
          </table:table-cell>
          <table:table-cell table:number-columns-repeated="15"/>
        </table:table-row>
        <table:table-row table:style-name="ro1">
          <table:table-cell table:number-columns-repeated="7"/>
          <table:table-cell table:formula="of:=IF(             OR           (     NOT(ISNA(VLOOKUP([.D97];[Veranstaltung.$E$10:.$E$99];1;0)));     NOT(ISNA(VLOOKUP([.D97];[Veranstaltung.$G$10:.$G$99];1;0)))   );   [.D97];   IF(     OR(N([.D97])=0;ISBLANK([.E97]));     &quot;&quot;;  VLOOKUP(       JahrDerVeranstaltung-IF(N([.D97])&lt;3000;[.D97];YEAR([.D97]));       [Veranstaltung.$C$10:.$H$99];       IF(LOWER([.E97])=&quot;m&quot;;3;5);       1     )   )  )">
            <text:p/>
          </table:table-cell>
          <table:table-cell table:formula="of:=VLOOKUP([.A97];[Zeitnahme.$A$5:.$B$505];2;0)" office:value-type="string" office:string-value="" calcext:value-type="error">
            <text:p>#NV</text:p>
          </table:table-cell>
          <table:table-cell table:formula="of:=COUNTIFS([.$I$5:.$I$505];&quot;&lt;&quot;&amp;[.$I97];[.$G$5:.$G$505];[.$G97];[.$H$5:.$H$505];[.$H97])+1" office:value-type="string" office:string-value="" calcext:value-type="error">
            <text:p>#NV</text:p>
          </table:table-cell>
          <table:table-cell table:formula="of:=COUNTIFS([.$I$5:.$I$505];&quot;&lt;&quot;&amp;[.$I97];[.$G$5:.$G$505];[.$G97];[.E$5:.$E$505];[.$E97])+1" office:value-type="string" office:string-value="" calcext:value-type="error">
            <text:p>#NV</text:p>
          </table:table-cell>
          <table:table-cell table:number-columns-repeated="15"/>
        </table:table-row>
        <table:table-row table:style-name="ro1">
          <table:table-cell table:number-columns-repeated="7"/>
          <table:table-cell table:formula="of:=IF(             OR           (     NOT(ISNA(VLOOKUP([.D98];[Veranstaltung.$E$10:.$E$99];1;0)));     NOT(ISNA(VLOOKUP([.D98];[Veranstaltung.$G$10:.$G$99];1;0)))   );   [.D98];   IF(     OR(N([.D98])=0;ISBLANK([.E98]));     &quot;&quot;;  VLOOKUP(       JahrDerVeranstaltung-IF(N([.D98])&lt;3000;[.D98];YEAR([.D98]));       [Veranstaltung.$C$10:.$H$99];       IF(LOWER([.E98])=&quot;m&quot;;3;5);       1     )   )  )">
            <text:p/>
          </table:table-cell>
          <table:table-cell table:formula="of:=VLOOKUP([.A98];[Zeitnahme.$A$5:.$B$505];2;0)" office:value-type="string" office:string-value="" calcext:value-type="error">
            <text:p>#NV</text:p>
          </table:table-cell>
          <table:table-cell table:formula="of:=COUNTIFS([.$I$5:.$I$505];&quot;&lt;&quot;&amp;[.$I98];[.$G$5:.$G$505];[.$G98];[.$H$5:.$H$505];[.$H98])+1" office:value-type="string" office:string-value="" calcext:value-type="error">
            <text:p>#NV</text:p>
          </table:table-cell>
          <table:table-cell table:formula="of:=COUNTIFS([.$I$5:.$I$505];&quot;&lt;&quot;&amp;[.$I98];[.$G$5:.$G$505];[.$G98];[.E$5:.$E$505];[.$E98])+1" office:value-type="string" office:string-value="" calcext:value-type="error">
            <text:p>#NV</text:p>
          </table:table-cell>
          <table:table-cell table:number-columns-repeated="15"/>
        </table:table-row>
        <table:table-row table:style-name="ro1">
          <table:table-cell table:number-columns-repeated="7"/>
          <table:table-cell table:formula="of:=IF(             OR           (     NOT(ISNA(VLOOKUP([.D99];[Veranstaltung.$E$10:.$E$99];1;0)));     NOT(ISNA(VLOOKUP([.D99];[Veranstaltung.$G$10:.$G$99];1;0)))   );   [.D99];   IF(     OR(N([.D99])=0;ISBLANK([.E99]));     &quot;&quot;;  VLOOKUP(       JahrDerVeranstaltung-IF(N([.D99])&lt;3000;[.D99];YEAR([.D99]));       [Veranstaltung.$C$10:.$H$99];       IF(LOWER([.E99])=&quot;m&quot;;3;5);       1     )   )  )">
            <text:p/>
          </table:table-cell>
          <table:table-cell table:formula="of:=VLOOKUP([.A99];[Zeitnahme.$A$5:.$B$505];2;0)" office:value-type="string" office:string-value="" calcext:value-type="error">
            <text:p>#NV</text:p>
          </table:table-cell>
          <table:table-cell table:formula="of:=COUNTIFS([.$I$5:.$I$505];&quot;&lt;&quot;&amp;[.$I99];[.$G$5:.$G$505];[.$G99];[.$H$5:.$H$505];[.$H99])+1" office:value-type="string" office:string-value="" calcext:value-type="error">
            <text:p>#NV</text:p>
          </table:table-cell>
          <table:table-cell table:formula="of:=COUNTIFS([.$I$5:.$I$505];&quot;&lt;&quot;&amp;[.$I99];[.$G$5:.$G$505];[.$G99];[.E$5:.$E$505];[.$E99])+1" office:value-type="string" office:string-value="" calcext:value-type="error">
            <text:p>#NV</text:p>
          </table:table-cell>
          <table:table-cell table:number-columns-repeated="15"/>
        </table:table-row>
        <table:table-row table:style-name="ro1">
          <table:table-cell table:number-columns-repeated="7"/>
          <table:table-cell table:formula="of:=IF(             OR           (     NOT(ISNA(VLOOKUP([.D100];[Veranstaltung.$E$10:.$E$99];1;0)));     NOT(ISNA(VLOOKUP([.D100];[Veranstaltung.$G$10:.$G$99];1;0)))   );   [.D100];   IF(     OR(N([.D100])=0;ISBLANK([.E100]));     &quot;&quot;;  VLOOKUP(       JahrDerVeranstaltung-IF(N([.D100])&lt;3000;[.D100];YEAR([.D100]));       [Veranstaltung.$C$10:.$H$99];       IF(LOWER([.E100])=&quot;m&quot;;3;5);       1     )   )  )">
            <text:p/>
          </table:table-cell>
          <table:table-cell table:formula="of:=VLOOKUP([.A100];[Zeitnahme.$A$5:.$B$505];2;0)" office:value-type="string" office:string-value="" calcext:value-type="error">
            <text:p>#NV</text:p>
          </table:table-cell>
          <table:table-cell table:formula="of:=COUNTIFS([.$I$5:.$I$505];&quot;&lt;&quot;&amp;[.$I100];[.$G$5:.$G$505];[.$G100];[.$H$5:.$H$505];[.$H100])+1" office:value-type="string" office:string-value="" calcext:value-type="error">
            <text:p>#NV</text:p>
          </table:table-cell>
          <table:table-cell table:formula="of:=COUNTIFS([.$I$5:.$I$505];&quot;&lt;&quot;&amp;[.$I100];[.$G$5:.$G$505];[.$G100];[.E$5:.$E$505];[.$E100])+1" office:value-type="string" office:string-value="" calcext:value-type="error">
            <text:p>#NV</text:p>
          </table:table-cell>
          <table:table-cell table:number-columns-repeated="15"/>
        </table:table-row>
        <table:table-row table:style-name="ro1">
          <table:table-cell table:number-columns-repeated="7"/>
          <table:table-cell table:formula="of:=IF(             OR           (     NOT(ISNA(VLOOKUP([.D101];[Veranstaltung.$E$10:.$E$99];1;0)));     NOT(ISNA(VLOOKUP([.D101];[Veranstaltung.$G$10:.$G$99];1;0)))   );   [.D101];   IF(     OR(N([.D101])=0;ISBLANK([.E101]));     &quot;&quot;;  VLOOKUP(       JahrDerVeranstaltung-IF(N([.D101])&lt;3000;[.D101];YEAR([.D101]));       [Veranstaltung.$C$10:.$H$99];       IF(LOWER([.E101])=&quot;m&quot;;3;5);       1     )   )  )">
            <text:p/>
          </table:table-cell>
          <table:table-cell table:formula="of:=VLOOKUP([.A101];[Zeitnahme.$A$5:.$B$505];2;0)" office:value-type="string" office:string-value="" calcext:value-type="error">
            <text:p>#NV</text:p>
          </table:table-cell>
          <table:table-cell table:formula="of:=COUNTIFS([.$I$5:.$I$505];&quot;&lt;&quot;&amp;[.$I101];[.$G$5:.$G$505];[.$G101];[.$H$5:.$H$505];[.$H101])+1" office:value-type="string" office:string-value="" calcext:value-type="error">
            <text:p>#NV</text:p>
          </table:table-cell>
          <table:table-cell table:formula="of:=COUNTIFS([.$I$5:.$I$505];&quot;&lt;&quot;&amp;[.$I101];[.$G$5:.$G$505];[.$G101];[.E$5:.$E$505];[.$E101])+1" office:value-type="string" office:string-value="" calcext:value-type="error">
            <text:p>#NV</text:p>
          </table:table-cell>
          <table:table-cell table:number-columns-repeated="15"/>
        </table:table-row>
        <table:table-row table:style-name="ro1">
          <table:table-cell table:number-columns-repeated="7"/>
          <table:table-cell table:formula="of:=IF(             OR           (     NOT(ISNA(VLOOKUP([.D102];[Veranstaltung.$E$10:.$E$99];1;0)));     NOT(ISNA(VLOOKUP([.D102];[Veranstaltung.$G$10:.$G$99];1;0)))   );   [.D102];   IF(     OR(N([.D102])=0;ISBLANK([.E102]));     &quot;&quot;;  VLOOKUP(       JahrDerVeranstaltung-IF(N([.D102])&lt;3000;[.D102];YEAR([.D102]));       [Veranstaltung.$C$10:.$H$99];       IF(LOWER([.E102])=&quot;m&quot;;3;5);       1     )   )  )">
            <text:p/>
          </table:table-cell>
          <table:table-cell table:formula="of:=VLOOKUP([.A102];[Zeitnahme.$A$5:.$B$505];2;0)" office:value-type="string" office:string-value="" calcext:value-type="error">
            <text:p>#NV</text:p>
          </table:table-cell>
          <table:table-cell table:formula="of:=COUNTIFS([.$I$5:.$I$505];&quot;&lt;&quot;&amp;[.$I102];[.$G$5:.$G$505];[.$G102];[.$H$5:.$H$505];[.$H102])+1" office:value-type="string" office:string-value="" calcext:value-type="error">
            <text:p>#NV</text:p>
          </table:table-cell>
          <table:table-cell table:formula="of:=COUNTIFS([.$I$5:.$I$505];&quot;&lt;&quot;&amp;[.$I102];[.$G$5:.$G$505];[.$G102];[.E$5:.$E$505];[.$E102])+1" office:value-type="string" office:string-value="" calcext:value-type="error">
            <text:p>#NV</text:p>
          </table:table-cell>
          <table:table-cell table:number-columns-repeated="15"/>
        </table:table-row>
        <table:table-row table:style-name="ro1">
          <table:table-cell table:number-columns-repeated="7"/>
          <table:table-cell table:formula="of:=IF(             OR           (     NOT(ISNA(VLOOKUP([.D103];[Veranstaltung.$E$10:.$E$99];1;0)));     NOT(ISNA(VLOOKUP([.D103];[Veranstaltung.$G$10:.$G$99];1;0)))   );   [.D103];   IF(     OR(N([.D103])=0;ISBLANK([.E103]));     &quot;&quot;;  VLOOKUP(       JahrDerVeranstaltung-IF(N([.D103])&lt;3000;[.D103];YEAR([.D103]));       [Veranstaltung.$C$10:.$H$99];       IF(LOWER([.E103])=&quot;m&quot;;3;5);       1     )   )  )">
            <text:p/>
          </table:table-cell>
          <table:table-cell table:formula="of:=VLOOKUP([.A103];[Zeitnahme.$A$5:.$B$505];2;0)" office:value-type="string" office:string-value="" calcext:value-type="error">
            <text:p>#NV</text:p>
          </table:table-cell>
          <table:table-cell table:formula="of:=COUNTIFS([.$I$5:.$I$505];&quot;&lt;&quot;&amp;[.$I103];[.$G$5:.$G$505];[.$G103];[.$H$5:.$H$505];[.$H103])+1" office:value-type="string" office:string-value="" calcext:value-type="error">
            <text:p>#NV</text:p>
          </table:table-cell>
          <table:table-cell table:formula="of:=COUNTIFS([.$I$5:.$I$505];&quot;&lt;&quot;&amp;[.$I103];[.$G$5:.$G$505];[.$G103];[.E$5:.$E$505];[.$E103])+1" office:value-type="string" office:string-value="" calcext:value-type="error">
            <text:p>#NV</text:p>
          </table:table-cell>
          <table:table-cell table:number-columns-repeated="15"/>
        </table:table-row>
        <table:table-row table:style-name="ro1">
          <table:table-cell table:number-columns-repeated="7"/>
          <table:table-cell table:formula="of:=IF(             OR           (     NOT(ISNA(VLOOKUP([.D104];[Veranstaltung.$E$10:.$E$99];1;0)));     NOT(ISNA(VLOOKUP([.D104];[Veranstaltung.$G$10:.$G$99];1;0)))   );   [.D104];   IF(     OR(N([.D104])=0;ISBLANK([.E104]));     &quot;&quot;;  VLOOKUP(       JahrDerVeranstaltung-IF(N([.D104])&lt;3000;[.D104];YEAR([.D104]));       [Veranstaltung.$C$10:.$H$99];       IF(LOWER([.E104])=&quot;m&quot;;3;5);       1     )   )  )">
            <text:p/>
          </table:table-cell>
          <table:table-cell table:formula="of:=VLOOKUP([.A104];[Zeitnahme.$A$5:.$B$505];2;0)" office:value-type="string" office:string-value="" calcext:value-type="error">
            <text:p>#NV</text:p>
          </table:table-cell>
          <table:table-cell table:formula="of:=COUNTIFS([.$I$5:.$I$505];&quot;&lt;&quot;&amp;[.$I104];[.$G$5:.$G$505];[.$G104];[.$H$5:.$H$505];[.$H104])+1" office:value-type="string" office:string-value="" calcext:value-type="error">
            <text:p>#NV</text:p>
          </table:table-cell>
          <table:table-cell table:formula="of:=COUNTIFS([.$I$5:.$I$505];&quot;&lt;&quot;&amp;[.$I104];[.$G$5:.$G$505];[.$G104];[.E$5:.$E$505];[.$E104])+1" office:value-type="string" office:string-value="" calcext:value-type="error">
            <text:p>#NV</text:p>
          </table:table-cell>
          <table:table-cell table:number-columns-repeated="15"/>
        </table:table-row>
        <table:table-row table:style-name="ro1">
          <table:table-cell table:number-columns-repeated="7"/>
          <table:table-cell table:formula="of:=IF(             OR           (     NOT(ISNA(VLOOKUP([.D105];[Veranstaltung.$E$10:.$E$99];1;0)));     NOT(ISNA(VLOOKUP([.D105];[Veranstaltung.$G$10:.$G$99];1;0)))   );   [.D105];   IF(     OR(N([.D105])=0;ISBLANK([.E105]));     &quot;&quot;;  VLOOKUP(       JahrDerVeranstaltung-IF(N([.D105])&lt;3000;[.D105];YEAR([.D105]));       [Veranstaltung.$C$10:.$H$99];       IF(LOWER([.E105])=&quot;m&quot;;3;5);       1     )   )  )">
            <text:p/>
          </table:table-cell>
          <table:table-cell table:formula="of:=VLOOKUP([.A105];[Zeitnahme.$A$5:.$B$505];2;0)" office:value-type="string" office:string-value="" calcext:value-type="error">
            <text:p>#NV</text:p>
          </table:table-cell>
          <table:table-cell table:formula="of:=COUNTIFS([.$I$5:.$I$505];&quot;&lt;&quot;&amp;[.$I105];[.$G$5:.$G$505];[.$G105];[.$H$5:.$H$505];[.$H105])+1" office:value-type="string" office:string-value="" calcext:value-type="error">
            <text:p>#NV</text:p>
          </table:table-cell>
          <table:table-cell table:formula="of:=COUNTIFS([.$I$5:.$I$505];&quot;&lt;&quot;&amp;[.$I105];[.$G$5:.$G$505];[.$G105];[.E$5:.$E$505];[.$E105])+1" office:value-type="string" office:string-value="" calcext:value-type="error">
            <text:p>#NV</text:p>
          </table:table-cell>
          <table:table-cell table:number-columns-repeated="15"/>
        </table:table-row>
        <table:table-row table:style-name="ro1">
          <table:table-cell table:number-columns-repeated="7"/>
          <table:table-cell table:formula="of:=IF(             OR           (     NOT(ISNA(VLOOKUP([.D106];[Veranstaltung.$E$10:.$E$99];1;0)));     NOT(ISNA(VLOOKUP([.D106];[Veranstaltung.$G$10:.$G$99];1;0)))   );   [.D106];   IF(     OR(N([.D106])=0;ISBLANK([.E106]));     &quot;&quot;;  VLOOKUP(       JahrDerVeranstaltung-IF(N([.D106])&lt;3000;[.D106];YEAR([.D106]));       [Veranstaltung.$C$10:.$H$99];       IF(LOWER([.E106])=&quot;m&quot;;3;5);       1     )   )  )">
            <text:p/>
          </table:table-cell>
          <table:table-cell table:formula="of:=VLOOKUP([.A106];[Zeitnahme.$A$5:.$B$505];2;0)" office:value-type="string" office:string-value="" calcext:value-type="error">
            <text:p>#NV</text:p>
          </table:table-cell>
          <table:table-cell table:formula="of:=COUNTIFS([.$I$5:.$I$505];&quot;&lt;&quot;&amp;[.$I106];[.$G$5:.$G$505];[.$G106];[.$H$5:.$H$505];[.$H106])+1" office:value-type="string" office:string-value="" calcext:value-type="error">
            <text:p>#NV</text:p>
          </table:table-cell>
          <table:table-cell table:formula="of:=COUNTIFS([.$I$5:.$I$505];&quot;&lt;&quot;&amp;[.$I106];[.$G$5:.$G$505];[.$G106];[.E$5:.$E$505];[.$E106])+1" office:value-type="string" office:string-value="" calcext:value-type="error">
            <text:p>#NV</text:p>
          </table:table-cell>
          <table:table-cell table:number-columns-repeated="15"/>
        </table:table-row>
        <table:table-row table:style-name="ro1">
          <table:table-cell table:number-columns-repeated="7"/>
          <table:table-cell table:formula="of:=IF(             OR           (     NOT(ISNA(VLOOKUP([.D107];[Veranstaltung.$E$10:.$E$99];1;0)));     NOT(ISNA(VLOOKUP([.D107];[Veranstaltung.$G$10:.$G$99];1;0)))   );   [.D107];   IF(     OR(N([.D107])=0;ISBLANK([.E107]));     &quot;&quot;;  VLOOKUP(       JahrDerVeranstaltung-IF(N([.D107])&lt;3000;[.D107];YEAR([.D107]));       [Veranstaltung.$C$10:.$H$99];       IF(LOWER([.E107])=&quot;m&quot;;3;5);       1     )   )  )">
            <text:p/>
          </table:table-cell>
          <table:table-cell table:formula="of:=VLOOKUP([.A107];[Zeitnahme.$A$5:.$B$505];2;0)" office:value-type="string" office:string-value="" calcext:value-type="error">
            <text:p>#NV</text:p>
          </table:table-cell>
          <table:table-cell table:formula="of:=COUNTIFS([.$I$5:.$I$505];&quot;&lt;&quot;&amp;[.$I107];[.$G$5:.$G$505];[.$G107];[.$H$5:.$H$505];[.$H107])+1" office:value-type="string" office:string-value="" calcext:value-type="error">
            <text:p>#NV</text:p>
          </table:table-cell>
          <table:table-cell table:formula="of:=COUNTIFS([.$I$5:.$I$505];&quot;&lt;&quot;&amp;[.$I107];[.$G$5:.$G$505];[.$G107];[.E$5:.$E$505];[.$E107])+1" office:value-type="string" office:string-value="" calcext:value-type="error">
            <text:p>#NV</text:p>
          </table:table-cell>
          <table:table-cell table:number-columns-repeated="15"/>
        </table:table-row>
        <table:table-row table:style-name="ro1">
          <table:table-cell table:number-columns-repeated="7"/>
          <table:table-cell table:formula="of:=IF(             OR           (     NOT(ISNA(VLOOKUP([.D108];[Veranstaltung.$E$10:.$E$99];1;0)));     NOT(ISNA(VLOOKUP([.D108];[Veranstaltung.$G$10:.$G$99];1;0)))   );   [.D108];   IF(     OR(N([.D108])=0;ISBLANK([.E108]));     &quot;&quot;;  VLOOKUP(       JahrDerVeranstaltung-IF(N([.D108])&lt;3000;[.D108];YEAR([.D108]));       [Veranstaltung.$C$10:.$H$99];       IF(LOWER([.E108])=&quot;m&quot;;3;5);       1     )   )  )">
            <text:p/>
          </table:table-cell>
          <table:table-cell table:formula="of:=VLOOKUP([.A108];[Zeitnahme.$A$5:.$B$505];2;0)" office:value-type="string" office:string-value="" calcext:value-type="error">
            <text:p>#NV</text:p>
          </table:table-cell>
          <table:table-cell table:formula="of:=COUNTIFS([.$I$5:.$I$505];&quot;&lt;&quot;&amp;[.$I108];[.$G$5:.$G$505];[.$G108];[.$H$5:.$H$505];[.$H108])+1" office:value-type="string" office:string-value="" calcext:value-type="error">
            <text:p>#NV</text:p>
          </table:table-cell>
          <table:table-cell table:formula="of:=COUNTIFS([.$I$5:.$I$505];&quot;&lt;&quot;&amp;[.$I108];[.$G$5:.$G$505];[.$G108];[.E$5:.$E$505];[.$E108])+1" office:value-type="string" office:string-value="" calcext:value-type="error">
            <text:p>#NV</text:p>
          </table:table-cell>
          <table:table-cell table:number-columns-repeated="15"/>
        </table:table-row>
        <table:table-row table:style-name="ro1">
          <table:table-cell table:number-columns-repeated="7"/>
          <table:table-cell table:formula="of:=IF(             OR           (     NOT(ISNA(VLOOKUP([.D109];[Veranstaltung.$E$10:.$E$99];1;0)));     NOT(ISNA(VLOOKUP([.D109];[Veranstaltung.$G$10:.$G$99];1;0)))   );   [.D109];   IF(     OR(N([.D109])=0;ISBLANK([.E109]));     &quot;&quot;;  VLOOKUP(       JahrDerVeranstaltung-IF(N([.D109])&lt;3000;[.D109];YEAR([.D109]));       [Veranstaltung.$C$10:.$H$99];       IF(LOWER([.E109])=&quot;m&quot;;3;5);       1     )   )  )">
            <text:p/>
          </table:table-cell>
          <table:table-cell table:formula="of:=VLOOKUP([.A109];[Zeitnahme.$A$5:.$B$505];2;0)" office:value-type="string" office:string-value="" calcext:value-type="error">
            <text:p>#NV</text:p>
          </table:table-cell>
          <table:table-cell table:formula="of:=COUNTIFS([.$I$5:.$I$505];&quot;&lt;&quot;&amp;[.$I109];[.$G$5:.$G$505];[.$G109];[.$H$5:.$H$505];[.$H109])+1" office:value-type="string" office:string-value="" calcext:value-type="error">
            <text:p>#NV</text:p>
          </table:table-cell>
          <table:table-cell table:formula="of:=COUNTIFS([.$I$5:.$I$505];&quot;&lt;&quot;&amp;[.$I109];[.$G$5:.$G$505];[.$G109];[.E$5:.$E$505];[.$E109])+1" office:value-type="string" office:string-value="" calcext:value-type="error">
            <text:p>#NV</text:p>
          </table:table-cell>
          <table:table-cell table:number-columns-repeated="15"/>
        </table:table-row>
        <table:table-row table:style-name="ro1">
          <table:table-cell table:number-columns-repeated="7"/>
          <table:table-cell table:formula="of:=IF(             OR           (     NOT(ISNA(VLOOKUP([.D110];[Veranstaltung.$E$10:.$E$99];1;0)));     NOT(ISNA(VLOOKUP([.D110];[Veranstaltung.$G$10:.$G$99];1;0)))   );   [.D110];   IF(     OR(N([.D110])=0;ISBLANK([.E110]));     &quot;&quot;;  VLOOKUP(       JahrDerVeranstaltung-IF(N([.D110])&lt;3000;[.D110];YEAR([.D110]));       [Veranstaltung.$C$10:.$H$99];       IF(LOWER([.E110])=&quot;m&quot;;3;5);       1     )   )  )">
            <text:p/>
          </table:table-cell>
          <table:table-cell table:formula="of:=VLOOKUP([.A110];[Zeitnahme.$A$5:.$B$505];2;0)" office:value-type="string" office:string-value="" calcext:value-type="error">
            <text:p>#NV</text:p>
          </table:table-cell>
          <table:table-cell table:formula="of:=COUNTIFS([.$I$5:.$I$505];&quot;&lt;&quot;&amp;[.$I110];[.$G$5:.$G$505];[.$G110];[.$H$5:.$H$505];[.$H110])+1" office:value-type="string" office:string-value="" calcext:value-type="error">
            <text:p>#NV</text:p>
          </table:table-cell>
          <table:table-cell table:formula="of:=COUNTIFS([.$I$5:.$I$505];&quot;&lt;&quot;&amp;[.$I110];[.$G$5:.$G$505];[.$G110];[.E$5:.$E$505];[.$E110])+1" office:value-type="string" office:string-value="" calcext:value-type="error">
            <text:p>#NV</text:p>
          </table:table-cell>
          <table:table-cell table:number-columns-repeated="15"/>
        </table:table-row>
        <table:table-row table:style-name="ro1">
          <table:table-cell table:number-columns-repeated="7"/>
          <table:table-cell table:formula="of:=IF(             OR           (     NOT(ISNA(VLOOKUP([.D111];[Veranstaltung.$E$10:.$E$99];1;0)));     NOT(ISNA(VLOOKUP([.D111];[Veranstaltung.$G$10:.$G$99];1;0)))   );   [.D111];   IF(     OR(N([.D111])=0;ISBLANK([.E111]));     &quot;&quot;;  VLOOKUP(       JahrDerVeranstaltung-IF(N([.D111])&lt;3000;[.D111];YEAR([.D111]));       [Veranstaltung.$C$10:.$H$99];       IF(LOWER([.E111])=&quot;m&quot;;3;5);       1     )   )  )">
            <text:p/>
          </table:table-cell>
          <table:table-cell table:formula="of:=VLOOKUP([.A111];[Zeitnahme.$A$5:.$B$505];2;0)" office:value-type="string" office:string-value="" calcext:value-type="error">
            <text:p>#NV</text:p>
          </table:table-cell>
          <table:table-cell table:formula="of:=COUNTIFS([.$I$5:.$I$505];&quot;&lt;&quot;&amp;[.$I111];[.$G$5:.$G$505];[.$G111];[.$H$5:.$H$505];[.$H111])+1" office:value-type="string" office:string-value="" calcext:value-type="error">
            <text:p>#NV</text:p>
          </table:table-cell>
          <table:table-cell table:formula="of:=COUNTIFS([.$I$5:.$I$505];&quot;&lt;&quot;&amp;[.$I111];[.$G$5:.$G$505];[.$G111];[.E$5:.$E$505];[.$E111])+1" office:value-type="string" office:string-value="" calcext:value-type="error">
            <text:p>#NV</text:p>
          </table:table-cell>
          <table:table-cell table:number-columns-repeated="15"/>
        </table:table-row>
        <table:table-row table:style-name="ro1">
          <table:table-cell table:number-columns-repeated="7"/>
          <table:table-cell table:formula="of:=IF(             OR           (     NOT(ISNA(VLOOKUP([.D112];[Veranstaltung.$E$10:.$E$99];1;0)));     NOT(ISNA(VLOOKUP([.D112];[Veranstaltung.$G$10:.$G$99];1;0)))   );   [.D112];   IF(     OR(N([.D112])=0;ISBLANK([.E112]));     &quot;&quot;;  VLOOKUP(       JahrDerVeranstaltung-IF(N([.D112])&lt;3000;[.D112];YEAR([.D112]));       [Veranstaltung.$C$10:.$H$99];       IF(LOWER([.E112])=&quot;m&quot;;3;5);       1     )   )  )">
            <text:p/>
          </table:table-cell>
          <table:table-cell table:formula="of:=VLOOKUP([.A112];[Zeitnahme.$A$5:.$B$505];2;0)" office:value-type="string" office:string-value="" calcext:value-type="error">
            <text:p>#NV</text:p>
          </table:table-cell>
          <table:table-cell table:formula="of:=COUNTIFS([.$I$5:.$I$505];&quot;&lt;&quot;&amp;[.$I112];[.$G$5:.$G$505];[.$G112];[.$H$5:.$H$505];[.$H112])+1" office:value-type="string" office:string-value="" calcext:value-type="error">
            <text:p>#NV</text:p>
          </table:table-cell>
          <table:table-cell table:formula="of:=COUNTIFS([.$I$5:.$I$505];&quot;&lt;&quot;&amp;[.$I112];[.$G$5:.$G$505];[.$G112];[.E$5:.$E$505];[.$E112])+1" office:value-type="string" office:string-value="" calcext:value-type="error">
            <text:p>#NV</text:p>
          </table:table-cell>
          <table:table-cell table:number-columns-repeated="15"/>
        </table:table-row>
        <table:table-row table:style-name="ro1">
          <table:table-cell table:number-columns-repeated="7"/>
          <table:table-cell table:formula="of:=IF(             OR           (     NOT(ISNA(VLOOKUP([.D113];[Veranstaltung.$E$10:.$E$99];1;0)));     NOT(ISNA(VLOOKUP([.D113];[Veranstaltung.$G$10:.$G$99];1;0)))   );   [.D113];   IF(     OR(N([.D113])=0;ISBLANK([.E113]));     &quot;&quot;;  VLOOKUP(       JahrDerVeranstaltung-IF(N([.D113])&lt;3000;[.D113];YEAR([.D113]));       [Veranstaltung.$C$10:.$H$99];       IF(LOWER([.E113])=&quot;m&quot;;3;5);       1     )   )  )">
            <text:p/>
          </table:table-cell>
          <table:table-cell table:formula="of:=VLOOKUP([.A113];[Zeitnahme.$A$5:.$B$505];2;0)" office:value-type="string" office:string-value="" calcext:value-type="error">
            <text:p>#NV</text:p>
          </table:table-cell>
          <table:table-cell table:formula="of:=COUNTIFS([.$I$5:.$I$505];&quot;&lt;&quot;&amp;[.$I113];[.$G$5:.$G$505];[.$G113];[.$H$5:.$H$505];[.$H113])+1" office:value-type="string" office:string-value="" calcext:value-type="error">
            <text:p>#NV</text:p>
          </table:table-cell>
          <table:table-cell table:formula="of:=COUNTIFS([.$I$5:.$I$505];&quot;&lt;&quot;&amp;[.$I113];[.$G$5:.$G$505];[.$G113];[.E$5:.$E$505];[.$E113])+1" office:value-type="string" office:string-value="" calcext:value-type="error">
            <text:p>#NV</text:p>
          </table:table-cell>
          <table:table-cell table:number-columns-repeated="15"/>
        </table:table-row>
        <table:table-row table:style-name="ro1">
          <table:table-cell table:number-columns-repeated="7"/>
          <table:table-cell table:formula="of:=IF(             OR           (     NOT(ISNA(VLOOKUP([.D114];[Veranstaltung.$E$10:.$E$99];1;0)));     NOT(ISNA(VLOOKUP([.D114];[Veranstaltung.$G$10:.$G$99];1;0)))   );   [.D114];   IF(     OR(N([.D114])=0;ISBLANK([.E114]));     &quot;&quot;;  VLOOKUP(       JahrDerVeranstaltung-IF(N([.D114])&lt;3000;[.D114];YEAR([.D114]));       [Veranstaltung.$C$10:.$H$99];       IF(LOWER([.E114])=&quot;m&quot;;3;5);       1     )   )  )">
            <text:p/>
          </table:table-cell>
          <table:table-cell table:formula="of:=VLOOKUP([.A114];[Zeitnahme.$A$5:.$B$505];2;0)" office:value-type="string" office:string-value="" calcext:value-type="error">
            <text:p>#NV</text:p>
          </table:table-cell>
          <table:table-cell table:formula="of:=COUNTIFS([.$I$5:.$I$505];&quot;&lt;&quot;&amp;[.$I114];[.$G$5:.$G$505];[.$G114];[.$H$5:.$H$505];[.$H114])+1" office:value-type="string" office:string-value="" calcext:value-type="error">
            <text:p>#NV</text:p>
          </table:table-cell>
          <table:table-cell table:formula="of:=COUNTIFS([.$I$5:.$I$505];&quot;&lt;&quot;&amp;[.$I114];[.$G$5:.$G$505];[.$G114];[.E$5:.$E$505];[.$E114])+1" office:value-type="string" office:string-value="" calcext:value-type="error">
            <text:p>#NV</text:p>
          </table:table-cell>
          <table:table-cell table:number-columns-repeated="15"/>
        </table:table-row>
        <table:table-row table:style-name="ro1">
          <table:table-cell table:number-columns-repeated="7"/>
          <table:table-cell table:formula="of:=IF(             OR           (     NOT(ISNA(VLOOKUP([.D115];[Veranstaltung.$E$10:.$E$99];1;0)));     NOT(ISNA(VLOOKUP([.D115];[Veranstaltung.$G$10:.$G$99];1;0)))   );   [.D115];   IF(     OR(N([.D115])=0;ISBLANK([.E115]));     &quot;&quot;;  VLOOKUP(       JahrDerVeranstaltung-IF(N([.D115])&lt;3000;[.D115];YEAR([.D115]));       [Veranstaltung.$C$10:.$H$99];       IF(LOWER([.E115])=&quot;m&quot;;3;5);       1     )   )  )">
            <text:p/>
          </table:table-cell>
          <table:table-cell table:formula="of:=VLOOKUP([.A115];[Zeitnahme.$A$5:.$B$505];2;0)" office:value-type="string" office:string-value="" calcext:value-type="error">
            <text:p>#NV</text:p>
          </table:table-cell>
          <table:table-cell table:formula="of:=COUNTIFS([.$I$5:.$I$505];&quot;&lt;&quot;&amp;[.$I115];[.$G$5:.$G$505];[.$G115];[.$H$5:.$H$505];[.$H115])+1" office:value-type="string" office:string-value="" calcext:value-type="error">
            <text:p>#NV</text:p>
          </table:table-cell>
          <table:table-cell table:formula="of:=COUNTIFS([.$I$5:.$I$505];&quot;&lt;&quot;&amp;[.$I115];[.$G$5:.$G$505];[.$G115];[.E$5:.$E$505];[.$E115])+1" office:value-type="string" office:string-value="" calcext:value-type="error">
            <text:p>#NV</text:p>
          </table:table-cell>
          <table:table-cell table:number-columns-repeated="15"/>
        </table:table-row>
        <table:table-row table:style-name="ro1">
          <table:table-cell table:number-columns-repeated="7"/>
          <table:table-cell table:formula="of:=IF(             OR           (     NOT(ISNA(VLOOKUP([.D116];[Veranstaltung.$E$10:.$E$99];1;0)));     NOT(ISNA(VLOOKUP([.D116];[Veranstaltung.$G$10:.$G$99];1;0)))   );   [.D116];   IF(     OR(N([.D116])=0;ISBLANK([.E116]));     &quot;&quot;;  VLOOKUP(       JahrDerVeranstaltung-IF(N([.D116])&lt;3000;[.D116];YEAR([.D116]));       [Veranstaltung.$C$10:.$H$99];       IF(LOWER([.E116])=&quot;m&quot;;3;5);       1     )   )  )">
            <text:p/>
          </table:table-cell>
          <table:table-cell table:formula="of:=VLOOKUP([.A116];[Zeitnahme.$A$5:.$B$505];2;0)" office:value-type="string" office:string-value="" calcext:value-type="error">
            <text:p>#NV</text:p>
          </table:table-cell>
          <table:table-cell table:formula="of:=COUNTIFS([.$I$5:.$I$505];&quot;&lt;&quot;&amp;[.$I116];[.$G$5:.$G$505];[.$G116];[.$H$5:.$H$505];[.$H116])+1" office:value-type="string" office:string-value="" calcext:value-type="error">
            <text:p>#NV</text:p>
          </table:table-cell>
          <table:table-cell table:formula="of:=COUNTIFS([.$I$5:.$I$505];&quot;&lt;&quot;&amp;[.$I116];[.$G$5:.$G$505];[.$G116];[.E$5:.$E$505];[.$E116])+1" office:value-type="string" office:string-value="" calcext:value-type="error">
            <text:p>#NV</text:p>
          </table:table-cell>
          <table:table-cell table:number-columns-repeated="15"/>
        </table:table-row>
        <table:table-row table:style-name="ro1">
          <table:table-cell table:number-columns-repeated="7"/>
          <table:table-cell table:formula="of:=IF(             OR           (     NOT(ISNA(VLOOKUP([.D117];[Veranstaltung.$E$10:.$E$99];1;0)));     NOT(ISNA(VLOOKUP([.D117];[Veranstaltung.$G$10:.$G$99];1;0)))   );   [.D117];   IF(     OR(N([.D117])=0;ISBLANK([.E117]));     &quot;&quot;;  VLOOKUP(       JahrDerVeranstaltung-IF(N([.D117])&lt;3000;[.D117];YEAR([.D117]));       [Veranstaltung.$C$10:.$H$99];       IF(LOWER([.E117])=&quot;m&quot;;3;5);       1     )   )  )">
            <text:p/>
          </table:table-cell>
          <table:table-cell table:formula="of:=VLOOKUP([.A117];[Zeitnahme.$A$5:.$B$505];2;0)" office:value-type="string" office:string-value="" calcext:value-type="error">
            <text:p>#NV</text:p>
          </table:table-cell>
          <table:table-cell table:formula="of:=COUNTIFS([.$I$5:.$I$505];&quot;&lt;&quot;&amp;[.$I117];[.$G$5:.$G$505];[.$G117];[.$H$5:.$H$505];[.$H117])+1" office:value-type="string" office:string-value="" calcext:value-type="error">
            <text:p>#NV</text:p>
          </table:table-cell>
          <table:table-cell table:formula="of:=COUNTIFS([.$I$5:.$I$505];&quot;&lt;&quot;&amp;[.$I117];[.$G$5:.$G$505];[.$G117];[.E$5:.$E$505];[.$E117])+1" office:value-type="string" office:string-value="" calcext:value-type="error">
            <text:p>#NV</text:p>
          </table:table-cell>
          <table:table-cell table:number-columns-repeated="15"/>
        </table:table-row>
        <table:table-row table:style-name="ro1">
          <table:table-cell table:number-columns-repeated="7"/>
          <table:table-cell table:formula="of:=IF(             OR           (     NOT(ISNA(VLOOKUP([.D118];[Veranstaltung.$E$10:.$E$99];1;0)));     NOT(ISNA(VLOOKUP([.D118];[Veranstaltung.$G$10:.$G$99];1;0)))   );   [.D118];   IF(     OR(N([.D118])=0;ISBLANK([.E118]));     &quot;&quot;;  VLOOKUP(       JahrDerVeranstaltung-IF(N([.D118])&lt;3000;[.D118];YEAR([.D118]));       [Veranstaltung.$C$10:.$H$99];       IF(LOWER([.E118])=&quot;m&quot;;3;5);       1     )   )  )">
            <text:p/>
          </table:table-cell>
          <table:table-cell table:formula="of:=VLOOKUP([.A118];[Zeitnahme.$A$5:.$B$505];2;0)" office:value-type="string" office:string-value="" calcext:value-type="error">
            <text:p>#NV</text:p>
          </table:table-cell>
          <table:table-cell table:formula="of:=COUNTIFS([.$I$5:.$I$505];&quot;&lt;&quot;&amp;[.$I118];[.$G$5:.$G$505];[.$G118];[.$H$5:.$H$505];[.$H118])+1" office:value-type="string" office:string-value="" calcext:value-type="error">
            <text:p>#NV</text:p>
          </table:table-cell>
          <table:table-cell table:formula="of:=COUNTIFS([.$I$5:.$I$505];&quot;&lt;&quot;&amp;[.$I118];[.$G$5:.$G$505];[.$G118];[.E$5:.$E$505];[.$E118])+1" office:value-type="string" office:string-value="" calcext:value-type="error">
            <text:p>#NV</text:p>
          </table:table-cell>
          <table:table-cell table:number-columns-repeated="15"/>
        </table:table-row>
        <table:table-row table:style-name="ro1">
          <table:table-cell table:number-columns-repeated="7"/>
          <table:table-cell table:formula="of:=IF(             OR           (     NOT(ISNA(VLOOKUP([.D119];[Veranstaltung.$E$10:.$E$99];1;0)));     NOT(ISNA(VLOOKUP([.D119];[Veranstaltung.$G$10:.$G$99];1;0)))   );   [.D119];   IF(     OR(N([.D119])=0;ISBLANK([.E119]));     &quot;&quot;;  VLOOKUP(       JahrDerVeranstaltung-IF(N([.D119])&lt;3000;[.D119];YEAR([.D119]));       [Veranstaltung.$C$10:.$H$99];       IF(LOWER([.E119])=&quot;m&quot;;3;5);       1     )   )  )">
            <text:p/>
          </table:table-cell>
          <table:table-cell table:formula="of:=VLOOKUP([.A119];[Zeitnahme.$A$5:.$B$505];2;0)" office:value-type="string" office:string-value="" calcext:value-type="error">
            <text:p>#NV</text:p>
          </table:table-cell>
          <table:table-cell table:formula="of:=COUNTIFS([.$I$5:.$I$505];&quot;&lt;&quot;&amp;[.$I119];[.$G$5:.$G$505];[.$G119];[.$H$5:.$H$505];[.$H119])+1" office:value-type="string" office:string-value="" calcext:value-type="error">
            <text:p>#NV</text:p>
          </table:table-cell>
          <table:table-cell table:formula="of:=COUNTIFS([.$I$5:.$I$505];&quot;&lt;&quot;&amp;[.$I119];[.$G$5:.$G$505];[.$G119];[.E$5:.$E$505];[.$E119])+1" office:value-type="string" office:string-value="" calcext:value-type="error">
            <text:p>#NV</text:p>
          </table:table-cell>
          <table:table-cell table:number-columns-repeated="15"/>
        </table:table-row>
        <table:table-row table:style-name="ro1">
          <table:table-cell table:number-columns-repeated="7"/>
          <table:table-cell table:formula="of:=IF(             OR           (     NOT(ISNA(VLOOKUP([.D120];[Veranstaltung.$E$10:.$E$99];1;0)));     NOT(ISNA(VLOOKUP([.D120];[Veranstaltung.$G$10:.$G$99];1;0)))   );   [.D120];   IF(     OR(N([.D120])=0;ISBLANK([.E120]));     &quot;&quot;;  VLOOKUP(       JahrDerVeranstaltung-IF(N([.D120])&lt;3000;[.D120];YEAR([.D120]));       [Veranstaltung.$C$10:.$H$99];       IF(LOWER([.E120])=&quot;m&quot;;3;5);       1     )   )  )">
            <text:p/>
          </table:table-cell>
          <table:table-cell table:formula="of:=VLOOKUP([.A120];[Zeitnahme.$A$5:.$B$505];2;0)" office:value-type="string" office:string-value="" calcext:value-type="error">
            <text:p>#NV</text:p>
          </table:table-cell>
          <table:table-cell table:formula="of:=COUNTIFS([.$I$5:.$I$505];&quot;&lt;&quot;&amp;[.$I120];[.$G$5:.$G$505];[.$G120];[.$H$5:.$H$505];[.$H120])+1" office:value-type="string" office:string-value="" calcext:value-type="error">
            <text:p>#NV</text:p>
          </table:table-cell>
          <table:table-cell table:formula="of:=COUNTIFS([.$I$5:.$I$505];&quot;&lt;&quot;&amp;[.$I120];[.$G$5:.$G$505];[.$G120];[.E$5:.$E$505];[.$E120])+1" office:value-type="string" office:string-value="" calcext:value-type="error">
            <text:p>#NV</text:p>
          </table:table-cell>
          <table:table-cell table:number-columns-repeated="15"/>
        </table:table-row>
        <table:table-row table:style-name="ro1">
          <table:table-cell table:number-columns-repeated="7"/>
          <table:table-cell table:formula="of:=IF(             OR           (     NOT(ISNA(VLOOKUP([.D121];[Veranstaltung.$E$10:.$E$99];1;0)));     NOT(ISNA(VLOOKUP([.D121];[Veranstaltung.$G$10:.$G$99];1;0)))   );   [.D121];   IF(     OR(N([.D121])=0;ISBLANK([.E121]));     &quot;&quot;;  VLOOKUP(       JahrDerVeranstaltung-IF(N([.D121])&lt;3000;[.D121];YEAR([.D121]));       [Veranstaltung.$C$10:.$H$99];       IF(LOWER([.E121])=&quot;m&quot;;3;5);       1     )   )  )">
            <text:p/>
          </table:table-cell>
          <table:table-cell table:formula="of:=VLOOKUP([.A121];[Zeitnahme.$A$5:.$B$505];2;0)" office:value-type="string" office:string-value="" calcext:value-type="error">
            <text:p>#NV</text:p>
          </table:table-cell>
          <table:table-cell table:formula="of:=COUNTIFS([.$I$5:.$I$505];&quot;&lt;&quot;&amp;[.$I121];[.$G$5:.$G$505];[.$G121];[.$H$5:.$H$505];[.$H121])+1" office:value-type="string" office:string-value="" calcext:value-type="error">
            <text:p>#NV</text:p>
          </table:table-cell>
          <table:table-cell table:formula="of:=COUNTIFS([.$I$5:.$I$505];&quot;&lt;&quot;&amp;[.$I121];[.$G$5:.$G$505];[.$G121];[.E$5:.$E$505];[.$E121])+1" office:value-type="string" office:string-value="" calcext:value-type="error">
            <text:p>#NV</text:p>
          </table:table-cell>
          <table:table-cell table:number-columns-repeated="15"/>
        </table:table-row>
        <table:table-row table:style-name="ro1">
          <table:table-cell table:number-columns-repeated="7"/>
          <table:table-cell table:formula="of:=IF(             OR           (     NOT(ISNA(VLOOKUP([.D122];[Veranstaltung.$E$10:.$E$99];1;0)));     NOT(ISNA(VLOOKUP([.D122];[Veranstaltung.$G$10:.$G$99];1;0)))   );   [.D122];   IF(     OR(N([.D122])=0;ISBLANK([.E122]));     &quot;&quot;;  VLOOKUP(       JahrDerVeranstaltung-IF(N([.D122])&lt;3000;[.D122];YEAR([.D122]));       [Veranstaltung.$C$10:.$H$99];       IF(LOWER([.E122])=&quot;m&quot;;3;5);       1     )   )  )">
            <text:p/>
          </table:table-cell>
          <table:table-cell table:formula="of:=VLOOKUP([.A122];[Zeitnahme.$A$5:.$B$505];2;0)" office:value-type="string" office:string-value="" calcext:value-type="error">
            <text:p>#NV</text:p>
          </table:table-cell>
          <table:table-cell table:formula="of:=COUNTIFS([.$I$5:.$I$505];&quot;&lt;&quot;&amp;[.$I122];[.$G$5:.$G$505];[.$G122];[.$H$5:.$H$505];[.$H122])+1" office:value-type="string" office:string-value="" calcext:value-type="error">
            <text:p>#NV</text:p>
          </table:table-cell>
          <table:table-cell table:formula="of:=COUNTIFS([.$I$5:.$I$505];&quot;&lt;&quot;&amp;[.$I122];[.$G$5:.$G$505];[.$G122];[.E$5:.$E$505];[.$E122])+1" office:value-type="string" office:string-value="" calcext:value-type="error">
            <text:p>#NV</text:p>
          </table:table-cell>
          <table:table-cell table:number-columns-repeated="15"/>
        </table:table-row>
        <table:table-row table:style-name="ro1">
          <table:table-cell table:number-columns-repeated="7"/>
          <table:table-cell table:formula="of:=IF(             OR           (     NOT(ISNA(VLOOKUP([.D123];[Veranstaltung.$E$10:.$E$99];1;0)));     NOT(ISNA(VLOOKUP([.D123];[Veranstaltung.$G$10:.$G$99];1;0)))   );   [.D123];   IF(     OR(N([.D123])=0;ISBLANK([.E123]));     &quot;&quot;;  VLOOKUP(       JahrDerVeranstaltung-IF(N([.D123])&lt;3000;[.D123];YEAR([.D123]));       [Veranstaltung.$C$10:.$H$99];       IF(LOWER([.E123])=&quot;m&quot;;3;5);       1     )   )  )">
            <text:p/>
          </table:table-cell>
          <table:table-cell table:formula="of:=VLOOKUP([.A123];[Zeitnahme.$A$5:.$B$505];2;0)" office:value-type="string" office:string-value="" calcext:value-type="error">
            <text:p>#NV</text:p>
          </table:table-cell>
          <table:table-cell table:formula="of:=COUNTIFS([.$I$5:.$I$505];&quot;&lt;&quot;&amp;[.$I123];[.$G$5:.$G$505];[.$G123];[.$H$5:.$H$505];[.$H123])+1" office:value-type="string" office:string-value="" calcext:value-type="error">
            <text:p>#NV</text:p>
          </table:table-cell>
          <table:table-cell table:formula="of:=COUNTIFS([.$I$5:.$I$505];&quot;&lt;&quot;&amp;[.$I123];[.$G$5:.$G$505];[.$G123];[.E$5:.$E$505];[.$E123])+1" office:value-type="string" office:string-value="" calcext:value-type="error">
            <text:p>#NV</text:p>
          </table:table-cell>
          <table:table-cell table:number-columns-repeated="15"/>
        </table:table-row>
        <table:table-row table:style-name="ro1">
          <table:table-cell table:number-columns-repeated="7"/>
          <table:table-cell table:formula="of:=IF(             OR           (     NOT(ISNA(VLOOKUP([.D124];[Veranstaltung.$E$10:.$E$99];1;0)));     NOT(ISNA(VLOOKUP([.D124];[Veranstaltung.$G$10:.$G$99];1;0)))   );   [.D124];   IF(     OR(N([.D124])=0;ISBLANK([.E124]));     &quot;&quot;;  VLOOKUP(       JahrDerVeranstaltung-IF(N([.D124])&lt;3000;[.D124];YEAR([.D124]));       [Veranstaltung.$C$10:.$H$99];       IF(LOWER([.E124])=&quot;m&quot;;3;5);       1     )   )  )">
            <text:p/>
          </table:table-cell>
          <table:table-cell table:formula="of:=VLOOKUP([.A124];[Zeitnahme.$A$5:.$B$505];2;0)" office:value-type="string" office:string-value="" calcext:value-type="error">
            <text:p>#NV</text:p>
          </table:table-cell>
          <table:table-cell table:formula="of:=COUNTIFS([.$I$5:.$I$505];&quot;&lt;&quot;&amp;[.$I124];[.$G$5:.$G$505];[.$G124];[.$H$5:.$H$505];[.$H124])+1" office:value-type="string" office:string-value="" calcext:value-type="error">
            <text:p>#NV</text:p>
          </table:table-cell>
          <table:table-cell table:formula="of:=COUNTIFS([.$I$5:.$I$505];&quot;&lt;&quot;&amp;[.$I124];[.$G$5:.$G$505];[.$G124];[.E$5:.$E$505];[.$E124])+1" office:value-type="string" office:string-value="" calcext:value-type="error">
            <text:p>#NV</text:p>
          </table:table-cell>
          <table:table-cell table:number-columns-repeated="15"/>
        </table:table-row>
        <table:table-row table:style-name="ro1">
          <table:table-cell table:number-columns-repeated="7"/>
          <table:table-cell table:formula="of:=IF(             OR           (     NOT(ISNA(VLOOKUP([.D125];[Veranstaltung.$E$10:.$E$99];1;0)));     NOT(ISNA(VLOOKUP([.D125];[Veranstaltung.$G$10:.$G$99];1;0)))   );   [.D125];   IF(     OR(N([.D125])=0;ISBLANK([.E125]));     &quot;&quot;;  VLOOKUP(       JahrDerVeranstaltung-IF(N([.D125])&lt;3000;[.D125];YEAR([.D125]));       [Veranstaltung.$C$10:.$H$99];       IF(LOWER([.E125])=&quot;m&quot;;3;5);       1     )   )  )">
            <text:p/>
          </table:table-cell>
          <table:table-cell table:formula="of:=VLOOKUP([.A125];[Zeitnahme.$A$5:.$B$505];2;0)" office:value-type="string" office:string-value="" calcext:value-type="error">
            <text:p>#NV</text:p>
          </table:table-cell>
          <table:table-cell table:formula="of:=COUNTIFS([.$I$5:.$I$505];&quot;&lt;&quot;&amp;[.$I125];[.$G$5:.$G$505];[.$G125];[.$H$5:.$H$505];[.$H125])+1" office:value-type="string" office:string-value="" calcext:value-type="error">
            <text:p>#NV</text:p>
          </table:table-cell>
          <table:table-cell table:formula="of:=COUNTIFS([.$I$5:.$I$505];&quot;&lt;&quot;&amp;[.$I125];[.$G$5:.$G$505];[.$G125];[.E$5:.$E$505];[.$E125])+1" office:value-type="string" office:string-value="" calcext:value-type="error">
            <text:p>#NV</text:p>
          </table:table-cell>
          <table:table-cell table:number-columns-repeated="15"/>
        </table:table-row>
        <table:table-row table:style-name="ro1">
          <table:table-cell table:number-columns-repeated="7"/>
          <table:table-cell table:formula="of:=IF(             OR           (     NOT(ISNA(VLOOKUP([.D126];[Veranstaltung.$E$10:.$E$99];1;0)));     NOT(ISNA(VLOOKUP([.D126];[Veranstaltung.$G$10:.$G$99];1;0)))   );   [.D126];   IF(     OR(N([.D126])=0;ISBLANK([.E126]));     &quot;&quot;;  VLOOKUP(       JahrDerVeranstaltung-IF(N([.D126])&lt;3000;[.D126];YEAR([.D126]));       [Veranstaltung.$C$10:.$H$99];       IF(LOWER([.E126])=&quot;m&quot;;3;5);       1     )   )  )">
            <text:p/>
          </table:table-cell>
          <table:table-cell table:formula="of:=VLOOKUP([.A126];[Zeitnahme.$A$5:.$B$505];2;0)" office:value-type="string" office:string-value="" calcext:value-type="error">
            <text:p>#NV</text:p>
          </table:table-cell>
          <table:table-cell table:formula="of:=COUNTIFS([.$I$5:.$I$505];&quot;&lt;&quot;&amp;[.$I126];[.$G$5:.$G$505];[.$G126];[.$H$5:.$H$505];[.$H126])+1" office:value-type="string" office:string-value="" calcext:value-type="error">
            <text:p>#NV</text:p>
          </table:table-cell>
          <table:table-cell table:formula="of:=COUNTIFS([.$I$5:.$I$505];&quot;&lt;&quot;&amp;[.$I126];[.$G$5:.$G$505];[.$G126];[.E$5:.$E$505];[.$E126])+1" office:value-type="string" office:string-value="" calcext:value-type="error">
            <text:p>#NV</text:p>
          </table:table-cell>
          <table:table-cell table:number-columns-repeated="15"/>
        </table:table-row>
        <table:table-row table:style-name="ro1">
          <table:table-cell table:number-columns-repeated="7"/>
          <table:table-cell table:formula="of:=IF(             OR           (     NOT(ISNA(VLOOKUP([.D127];[Veranstaltung.$E$10:.$E$99];1;0)));     NOT(ISNA(VLOOKUP([.D127];[Veranstaltung.$G$10:.$G$99];1;0)))   );   [.D127];   IF(     OR(N([.D127])=0;ISBLANK([.E127]));     &quot;&quot;;  VLOOKUP(       JahrDerVeranstaltung-IF(N([.D127])&lt;3000;[.D127];YEAR([.D127]));       [Veranstaltung.$C$10:.$H$99];       IF(LOWER([.E127])=&quot;m&quot;;3;5);       1     )   )  )">
            <text:p/>
          </table:table-cell>
          <table:table-cell table:formula="of:=VLOOKUP([.A127];[Zeitnahme.$A$5:.$B$505];2;0)" office:value-type="string" office:string-value="" calcext:value-type="error">
            <text:p>#NV</text:p>
          </table:table-cell>
          <table:table-cell table:formula="of:=COUNTIFS([.$I$5:.$I$505];&quot;&lt;&quot;&amp;[.$I127];[.$G$5:.$G$505];[.$G127];[.$H$5:.$H$505];[.$H127])+1" office:value-type="string" office:string-value="" calcext:value-type="error">
            <text:p>#NV</text:p>
          </table:table-cell>
          <table:table-cell table:formula="of:=COUNTIFS([.$I$5:.$I$505];&quot;&lt;&quot;&amp;[.$I127];[.$G$5:.$G$505];[.$G127];[.E$5:.$E$505];[.$E127])+1" office:value-type="string" office:string-value="" calcext:value-type="error">
            <text:p>#NV</text:p>
          </table:table-cell>
          <table:table-cell table:number-columns-repeated="15"/>
        </table:table-row>
        <table:table-row table:style-name="ro1">
          <table:table-cell table:number-columns-repeated="7"/>
          <table:table-cell table:formula="of:=IF(             OR           (     NOT(ISNA(VLOOKUP([.D128];[Veranstaltung.$E$10:.$E$99];1;0)));     NOT(ISNA(VLOOKUP([.D128];[Veranstaltung.$G$10:.$G$99];1;0)))   );   [.D128];   IF(     OR(N([.D128])=0;ISBLANK([.E128]));     &quot;&quot;;  VLOOKUP(       JahrDerVeranstaltung-IF(N([.D128])&lt;3000;[.D128];YEAR([.D128]));       [Veranstaltung.$C$10:.$H$99];       IF(LOWER([.E128])=&quot;m&quot;;3;5);       1     )   )  )">
            <text:p/>
          </table:table-cell>
          <table:table-cell table:formula="of:=VLOOKUP([.A128];[Zeitnahme.$A$5:.$B$505];2;0)" office:value-type="string" office:string-value="" calcext:value-type="error">
            <text:p>#NV</text:p>
          </table:table-cell>
          <table:table-cell table:formula="of:=COUNTIFS([.$I$5:.$I$505];&quot;&lt;&quot;&amp;[.$I128];[.$G$5:.$G$505];[.$G128];[.$H$5:.$H$505];[.$H128])+1" office:value-type="string" office:string-value="" calcext:value-type="error">
            <text:p>#NV</text:p>
          </table:table-cell>
          <table:table-cell table:formula="of:=COUNTIFS([.$I$5:.$I$505];&quot;&lt;&quot;&amp;[.$I128];[.$G$5:.$G$505];[.$G128];[.E$5:.$E$505];[.$E128])+1" office:value-type="string" office:string-value="" calcext:value-type="error">
            <text:p>#NV</text:p>
          </table:table-cell>
          <table:table-cell table:number-columns-repeated="15"/>
        </table:table-row>
        <table:table-row table:style-name="ro1">
          <table:table-cell table:number-columns-repeated="7"/>
          <table:table-cell table:formula="of:=IF(             OR           (     NOT(ISNA(VLOOKUP([.D129];[Veranstaltung.$E$10:.$E$99];1;0)));     NOT(ISNA(VLOOKUP([.D129];[Veranstaltung.$G$10:.$G$99];1;0)))   );   [.D129];   IF(     OR(N([.D129])=0;ISBLANK([.E129]));     &quot;&quot;;  VLOOKUP(       JahrDerVeranstaltung-IF(N([.D129])&lt;3000;[.D129];YEAR([.D129]));       [Veranstaltung.$C$10:.$H$99];       IF(LOWER([.E129])=&quot;m&quot;;3;5);       1     )   )  )">
            <text:p/>
          </table:table-cell>
          <table:table-cell table:formula="of:=VLOOKUP([.A129];[Zeitnahme.$A$5:.$B$505];2;0)" office:value-type="string" office:string-value="" calcext:value-type="error">
            <text:p>#NV</text:p>
          </table:table-cell>
          <table:table-cell table:formula="of:=COUNTIFS([.$I$5:.$I$505];&quot;&lt;&quot;&amp;[.$I129];[.$G$5:.$G$505];[.$G129];[.$H$5:.$H$505];[.$H129])+1" office:value-type="string" office:string-value="" calcext:value-type="error">
            <text:p>#NV</text:p>
          </table:table-cell>
          <table:table-cell table:formula="of:=COUNTIFS([.$I$5:.$I$505];&quot;&lt;&quot;&amp;[.$I129];[.$G$5:.$G$505];[.$G129];[.E$5:.$E$505];[.$E129])+1" office:value-type="string" office:string-value="" calcext:value-type="error">
            <text:p>#NV</text:p>
          </table:table-cell>
          <table:table-cell table:number-columns-repeated="15"/>
        </table:table-row>
        <table:table-row table:style-name="ro1">
          <table:table-cell table:number-columns-repeated="7"/>
          <table:table-cell table:formula="of:=IF(             OR           (     NOT(ISNA(VLOOKUP([.D130];[Veranstaltung.$E$10:.$E$99];1;0)));     NOT(ISNA(VLOOKUP([.D130];[Veranstaltung.$G$10:.$G$99];1;0)))   );   [.D130];   IF(     OR(N([.D130])=0;ISBLANK([.E130]));     &quot;&quot;;  VLOOKUP(       JahrDerVeranstaltung-IF(N([.D130])&lt;3000;[.D130];YEAR([.D130]));       [Veranstaltung.$C$10:.$H$99];       IF(LOWER([.E130])=&quot;m&quot;;3;5);       1     )   )  )">
            <text:p/>
          </table:table-cell>
          <table:table-cell table:formula="of:=VLOOKUP([.A130];[Zeitnahme.$A$5:.$B$505];2;0)" office:value-type="string" office:string-value="" calcext:value-type="error">
            <text:p>#NV</text:p>
          </table:table-cell>
          <table:table-cell table:formula="of:=COUNTIFS([.$I$5:.$I$505];&quot;&lt;&quot;&amp;[.$I130];[.$G$5:.$G$505];[.$G130];[.$H$5:.$H$505];[.$H130])+1" office:value-type="string" office:string-value="" calcext:value-type="error">
            <text:p>#NV</text:p>
          </table:table-cell>
          <table:table-cell table:formula="of:=COUNTIFS([.$I$5:.$I$505];&quot;&lt;&quot;&amp;[.$I130];[.$G$5:.$G$505];[.$G130];[.E$5:.$E$505];[.$E130])+1" office:value-type="string" office:string-value="" calcext:value-type="error">
            <text:p>#NV</text:p>
          </table:table-cell>
          <table:table-cell table:number-columns-repeated="15"/>
        </table:table-row>
        <table:table-row table:style-name="ro1">
          <table:table-cell table:number-columns-repeated="7"/>
          <table:table-cell table:formula="of:=IF(             OR           (     NOT(ISNA(VLOOKUP([.D131];[Veranstaltung.$E$10:.$E$99];1;0)));     NOT(ISNA(VLOOKUP([.D131];[Veranstaltung.$G$10:.$G$99];1;0)))   );   [.D131];   IF(     OR(N([.D131])=0;ISBLANK([.E131]));     &quot;&quot;;  VLOOKUP(       JahrDerVeranstaltung-IF(N([.D131])&lt;3000;[.D131];YEAR([.D131]));       [Veranstaltung.$C$10:.$H$99];       IF(LOWER([.E131])=&quot;m&quot;;3;5);       1     )   )  )">
            <text:p/>
          </table:table-cell>
          <table:table-cell table:formula="of:=VLOOKUP([.A131];[Zeitnahme.$A$5:.$B$505];2;0)" office:value-type="string" office:string-value="" calcext:value-type="error">
            <text:p>#NV</text:p>
          </table:table-cell>
          <table:table-cell table:formula="of:=COUNTIFS([.$I$5:.$I$505];&quot;&lt;&quot;&amp;[.$I131];[.$G$5:.$G$505];[.$G131];[.$H$5:.$H$505];[.$H131])+1" office:value-type="string" office:string-value="" calcext:value-type="error">
            <text:p>#NV</text:p>
          </table:table-cell>
          <table:table-cell table:formula="of:=COUNTIFS([.$I$5:.$I$505];&quot;&lt;&quot;&amp;[.$I131];[.$G$5:.$G$505];[.$G131];[.E$5:.$E$505];[.$E131])+1" office:value-type="string" office:string-value="" calcext:value-type="error">
            <text:p>#NV</text:p>
          </table:table-cell>
          <table:table-cell table:number-columns-repeated="15"/>
        </table:table-row>
        <table:table-row table:style-name="ro1">
          <table:table-cell table:number-columns-repeated="7"/>
          <table:table-cell table:formula="of:=IF(             OR           (     NOT(ISNA(VLOOKUP([.D132];[Veranstaltung.$E$10:.$E$99];1;0)));     NOT(ISNA(VLOOKUP([.D132];[Veranstaltung.$G$10:.$G$99];1;0)))   );   [.D132];   IF(     OR(N([.D132])=0;ISBLANK([.E132]));     &quot;&quot;;  VLOOKUP(       JahrDerVeranstaltung-IF(N([.D132])&lt;3000;[.D132];YEAR([.D132]));       [Veranstaltung.$C$10:.$H$99];       IF(LOWER([.E132])=&quot;m&quot;;3;5);       1     )   )  )">
            <text:p/>
          </table:table-cell>
          <table:table-cell table:formula="of:=VLOOKUP([.A132];[Zeitnahme.$A$5:.$B$505];2;0)" office:value-type="string" office:string-value="" calcext:value-type="error">
            <text:p>#NV</text:p>
          </table:table-cell>
          <table:table-cell table:formula="of:=COUNTIFS([.$I$5:.$I$505];&quot;&lt;&quot;&amp;[.$I132];[.$G$5:.$G$505];[.$G132];[.$H$5:.$H$505];[.$H132])+1" office:value-type="string" office:string-value="" calcext:value-type="error">
            <text:p>#NV</text:p>
          </table:table-cell>
          <table:table-cell table:formula="of:=COUNTIFS([.$I$5:.$I$505];&quot;&lt;&quot;&amp;[.$I132];[.$G$5:.$G$505];[.$G132];[.E$5:.$E$505];[.$E132])+1" office:value-type="string" office:string-value="" calcext:value-type="error">
            <text:p>#NV</text:p>
          </table:table-cell>
          <table:table-cell table:number-columns-repeated="15"/>
        </table:table-row>
        <table:table-row table:style-name="ro1">
          <table:table-cell table:number-columns-repeated="7"/>
          <table:table-cell table:formula="of:=IF(             OR           (     NOT(ISNA(VLOOKUP([.D133];[Veranstaltung.$E$10:.$E$99];1;0)));     NOT(ISNA(VLOOKUP([.D133];[Veranstaltung.$G$10:.$G$99];1;0)))   );   [.D133];   IF(     OR(N([.D133])=0;ISBLANK([.E133]));     &quot;&quot;;  VLOOKUP(       JahrDerVeranstaltung-IF(N([.D133])&lt;3000;[.D133];YEAR([.D133]));       [Veranstaltung.$C$10:.$H$99];       IF(LOWER([.E133])=&quot;m&quot;;3;5);       1     )   )  )">
            <text:p/>
          </table:table-cell>
          <table:table-cell table:formula="of:=VLOOKUP([.A133];[Zeitnahme.$A$5:.$B$505];2;0)" office:value-type="string" office:string-value="" calcext:value-type="error">
            <text:p>#NV</text:p>
          </table:table-cell>
          <table:table-cell table:formula="of:=COUNTIFS([.$I$5:.$I$505];&quot;&lt;&quot;&amp;[.$I133];[.$G$5:.$G$505];[.$G133];[.$H$5:.$H$505];[.$H133])+1" office:value-type="string" office:string-value="" calcext:value-type="error">
            <text:p>#NV</text:p>
          </table:table-cell>
          <table:table-cell table:formula="of:=COUNTIFS([.$I$5:.$I$505];&quot;&lt;&quot;&amp;[.$I133];[.$G$5:.$G$505];[.$G133];[.E$5:.$E$505];[.$E133])+1" office:value-type="string" office:string-value="" calcext:value-type="error">
            <text:p>#NV</text:p>
          </table:table-cell>
          <table:table-cell table:number-columns-repeated="15"/>
        </table:table-row>
        <table:table-row table:style-name="ro1">
          <table:table-cell table:number-columns-repeated="7"/>
          <table:table-cell table:formula="of:=IF(             OR           (     NOT(ISNA(VLOOKUP([.D134];[Veranstaltung.$E$10:.$E$99];1;0)));     NOT(ISNA(VLOOKUP([.D134];[Veranstaltung.$G$10:.$G$99];1;0)))   );   [.D134];   IF(     OR(N([.D134])=0;ISBLANK([.E134]));     &quot;&quot;;  VLOOKUP(       JahrDerVeranstaltung-IF(N([.D134])&lt;3000;[.D134];YEAR([.D134]));       [Veranstaltung.$C$10:.$H$99];       IF(LOWER([.E134])=&quot;m&quot;;3;5);       1     )   )  )">
            <text:p/>
          </table:table-cell>
          <table:table-cell table:formula="of:=VLOOKUP([.A134];[Zeitnahme.$A$5:.$B$505];2;0)" office:value-type="string" office:string-value="" calcext:value-type="error">
            <text:p>#NV</text:p>
          </table:table-cell>
          <table:table-cell table:formula="of:=COUNTIFS([.$I$5:.$I$505];&quot;&lt;&quot;&amp;[.$I134];[.$G$5:.$G$505];[.$G134];[.$H$5:.$H$505];[.$H134])+1" office:value-type="string" office:string-value="" calcext:value-type="error">
            <text:p>#NV</text:p>
          </table:table-cell>
          <table:table-cell table:formula="of:=COUNTIFS([.$I$5:.$I$505];&quot;&lt;&quot;&amp;[.$I134];[.$G$5:.$G$505];[.$G134];[.E$5:.$E$505];[.$E134])+1" office:value-type="string" office:string-value="" calcext:value-type="error">
            <text:p>#NV</text:p>
          </table:table-cell>
          <table:table-cell table:number-columns-repeated="15"/>
        </table:table-row>
        <table:table-row table:style-name="ro1">
          <table:table-cell table:number-columns-repeated="7"/>
          <table:table-cell table:formula="of:=IF(             OR           (     NOT(ISNA(VLOOKUP([.D135];[Veranstaltung.$E$10:.$E$99];1;0)));     NOT(ISNA(VLOOKUP([.D135];[Veranstaltung.$G$10:.$G$99];1;0)))   );   [.D135];   IF(     OR(N([.D135])=0;ISBLANK([.E135]));     &quot;&quot;;  VLOOKUP(       JahrDerVeranstaltung-IF(N([.D135])&lt;3000;[.D135];YEAR([.D135]));       [Veranstaltung.$C$10:.$H$99];       IF(LOWER([.E135])=&quot;m&quot;;3;5);       1     )   )  )">
            <text:p/>
          </table:table-cell>
          <table:table-cell table:formula="of:=VLOOKUP([.A135];[Zeitnahme.$A$5:.$B$505];2;0)" office:value-type="string" office:string-value="" calcext:value-type="error">
            <text:p>#NV</text:p>
          </table:table-cell>
          <table:table-cell table:formula="of:=COUNTIFS([.$I$5:.$I$505];&quot;&lt;&quot;&amp;[.$I135];[.$G$5:.$G$505];[.$G135];[.$H$5:.$H$505];[.$H135])+1" office:value-type="string" office:string-value="" calcext:value-type="error">
            <text:p>#NV</text:p>
          </table:table-cell>
          <table:table-cell table:formula="of:=COUNTIFS([.$I$5:.$I$505];&quot;&lt;&quot;&amp;[.$I135];[.$G$5:.$G$505];[.$G135];[.E$5:.$E$505];[.$E135])+1" office:value-type="string" office:string-value="" calcext:value-type="error">
            <text:p>#NV</text:p>
          </table:table-cell>
          <table:table-cell table:number-columns-repeated="15"/>
        </table:table-row>
        <table:table-row table:style-name="ro1">
          <table:table-cell table:number-columns-repeated="7"/>
          <table:table-cell table:formula="of:=IF(             OR           (     NOT(ISNA(VLOOKUP([.D136];[Veranstaltung.$E$10:.$E$99];1;0)));     NOT(ISNA(VLOOKUP([.D136];[Veranstaltung.$G$10:.$G$99];1;0)))   );   [.D136];   IF(     OR(N([.D136])=0;ISBLANK([.E136]));     &quot;&quot;;  VLOOKUP(       JahrDerVeranstaltung-IF(N([.D136])&lt;3000;[.D136];YEAR([.D136]));       [Veranstaltung.$C$10:.$H$99];       IF(LOWER([.E136])=&quot;m&quot;;3;5);       1     )   )  )">
            <text:p/>
          </table:table-cell>
          <table:table-cell table:formula="of:=VLOOKUP([.A136];[Zeitnahme.$A$5:.$B$505];2;0)" office:value-type="string" office:string-value="" calcext:value-type="error">
            <text:p>#NV</text:p>
          </table:table-cell>
          <table:table-cell table:formula="of:=COUNTIFS([.$I$5:.$I$505];&quot;&lt;&quot;&amp;[.$I136];[.$G$5:.$G$505];[.$G136];[.$H$5:.$H$505];[.$H136])+1" office:value-type="string" office:string-value="" calcext:value-type="error">
            <text:p>#NV</text:p>
          </table:table-cell>
          <table:table-cell table:formula="of:=COUNTIFS([.$I$5:.$I$505];&quot;&lt;&quot;&amp;[.$I136];[.$G$5:.$G$505];[.$G136];[.E$5:.$E$505];[.$E136])+1" office:value-type="string" office:string-value="" calcext:value-type="error">
            <text:p>#NV</text:p>
          </table:table-cell>
          <table:table-cell table:number-columns-repeated="15"/>
        </table:table-row>
        <table:table-row table:style-name="ro1">
          <table:table-cell table:number-columns-repeated="7"/>
          <table:table-cell table:formula="of:=IF(             OR           (     NOT(ISNA(VLOOKUP([.D137];[Veranstaltung.$E$10:.$E$99];1;0)));     NOT(ISNA(VLOOKUP([.D137];[Veranstaltung.$G$10:.$G$99];1;0)))   );   [.D137];   IF(     OR(N([.D137])=0;ISBLANK([.E137]));     &quot;&quot;;  VLOOKUP(       JahrDerVeranstaltung-IF(N([.D137])&lt;3000;[.D137];YEAR([.D137]));       [Veranstaltung.$C$10:.$H$99];       IF(LOWER([.E137])=&quot;m&quot;;3;5);       1     )   )  )">
            <text:p/>
          </table:table-cell>
          <table:table-cell table:formula="of:=VLOOKUP([.A137];[Zeitnahme.$A$5:.$B$505];2;0)" office:value-type="string" office:string-value="" calcext:value-type="error">
            <text:p>#NV</text:p>
          </table:table-cell>
          <table:table-cell table:formula="of:=COUNTIFS([.$I$5:.$I$505];&quot;&lt;&quot;&amp;[.$I137];[.$G$5:.$G$505];[.$G137];[.$H$5:.$H$505];[.$H137])+1" office:value-type="string" office:string-value="" calcext:value-type="error">
            <text:p>#NV</text:p>
          </table:table-cell>
          <table:table-cell table:formula="of:=COUNTIFS([.$I$5:.$I$505];&quot;&lt;&quot;&amp;[.$I137];[.$G$5:.$G$505];[.$G137];[.E$5:.$E$505];[.$E137])+1" office:value-type="string" office:string-value="" calcext:value-type="error">
            <text:p>#NV</text:p>
          </table:table-cell>
          <table:table-cell table:number-columns-repeated="15"/>
        </table:table-row>
        <table:table-row table:style-name="ro1">
          <table:table-cell table:number-columns-repeated="7"/>
          <table:table-cell table:formula="of:=IF(             OR           (     NOT(ISNA(VLOOKUP([.D138];[Veranstaltung.$E$10:.$E$99];1;0)));     NOT(ISNA(VLOOKUP([.D138];[Veranstaltung.$G$10:.$G$99];1;0)))   );   [.D138];   IF(     OR(N([.D138])=0;ISBLANK([.E138]));     &quot;&quot;;  VLOOKUP(       JahrDerVeranstaltung-IF(N([.D138])&lt;3000;[.D138];YEAR([.D138]));       [Veranstaltung.$C$10:.$H$99];       IF(LOWER([.E138])=&quot;m&quot;;3;5);       1     )   )  )">
            <text:p/>
          </table:table-cell>
          <table:table-cell table:formula="of:=VLOOKUP([.A138];[Zeitnahme.$A$5:.$B$505];2;0)" office:value-type="string" office:string-value="" calcext:value-type="error">
            <text:p>#NV</text:p>
          </table:table-cell>
          <table:table-cell table:formula="of:=COUNTIFS([.$I$5:.$I$505];&quot;&lt;&quot;&amp;[.$I138];[.$G$5:.$G$505];[.$G138];[.$H$5:.$H$505];[.$H138])+1" office:value-type="string" office:string-value="" calcext:value-type="error">
            <text:p>#NV</text:p>
          </table:table-cell>
          <table:table-cell table:formula="of:=COUNTIFS([.$I$5:.$I$505];&quot;&lt;&quot;&amp;[.$I138];[.$G$5:.$G$505];[.$G138];[.E$5:.$E$505];[.$E138])+1" office:value-type="string" office:string-value="" calcext:value-type="error">
            <text:p>#NV</text:p>
          </table:table-cell>
          <table:table-cell table:number-columns-repeated="15"/>
        </table:table-row>
        <table:table-row table:style-name="ro1">
          <table:table-cell table:number-columns-repeated="7"/>
          <table:table-cell table:formula="of:=IF(             OR           (     NOT(ISNA(VLOOKUP([.D139];[Veranstaltung.$E$10:.$E$99];1;0)));     NOT(ISNA(VLOOKUP([.D139];[Veranstaltung.$G$10:.$G$99];1;0)))   );   [.D139];   IF(     OR(N([.D139])=0;ISBLANK([.E139]));     &quot;&quot;;  VLOOKUP(       JahrDerVeranstaltung-IF(N([.D139])&lt;3000;[.D139];YEAR([.D139]));       [Veranstaltung.$C$10:.$H$99];       IF(LOWER([.E139])=&quot;m&quot;;3;5);       1     )   )  )">
            <text:p/>
          </table:table-cell>
          <table:table-cell table:formula="of:=VLOOKUP([.A139];[Zeitnahme.$A$5:.$B$505];2;0)" office:value-type="string" office:string-value="" calcext:value-type="error">
            <text:p>#NV</text:p>
          </table:table-cell>
          <table:table-cell table:formula="of:=COUNTIFS([.$I$5:.$I$505];&quot;&lt;&quot;&amp;[.$I139];[.$G$5:.$G$505];[.$G139];[.$H$5:.$H$505];[.$H139])+1" office:value-type="string" office:string-value="" calcext:value-type="error">
            <text:p>#NV</text:p>
          </table:table-cell>
          <table:table-cell table:formula="of:=COUNTIFS([.$I$5:.$I$505];&quot;&lt;&quot;&amp;[.$I139];[.$G$5:.$G$505];[.$G139];[.E$5:.$E$505];[.$E139])+1" office:value-type="string" office:string-value="" calcext:value-type="error">
            <text:p>#NV</text:p>
          </table:table-cell>
          <table:table-cell table:number-columns-repeated="15"/>
        </table:table-row>
        <table:table-row table:style-name="ro1">
          <table:table-cell table:number-columns-repeated="7"/>
          <table:table-cell table:formula="of:=IF(             OR           (     NOT(ISNA(VLOOKUP([.D140];[Veranstaltung.$E$10:.$E$99];1;0)));     NOT(ISNA(VLOOKUP([.D140];[Veranstaltung.$G$10:.$G$99];1;0)))   );   [.D140];   IF(     OR(N([.D140])=0;ISBLANK([.E140]));     &quot;&quot;;  VLOOKUP(       JahrDerVeranstaltung-IF(N([.D140])&lt;3000;[.D140];YEAR([.D140]));       [Veranstaltung.$C$10:.$H$99];       IF(LOWER([.E140])=&quot;m&quot;;3;5);       1     )   )  )">
            <text:p/>
          </table:table-cell>
          <table:table-cell table:formula="of:=VLOOKUP([.A140];[Zeitnahme.$A$5:.$B$505];2;0)" office:value-type="string" office:string-value="" calcext:value-type="error">
            <text:p>#NV</text:p>
          </table:table-cell>
          <table:table-cell table:formula="of:=COUNTIFS([.$I$5:.$I$505];&quot;&lt;&quot;&amp;[.$I140];[.$G$5:.$G$505];[.$G140];[.$H$5:.$H$505];[.$H140])+1" office:value-type="string" office:string-value="" calcext:value-type="error">
            <text:p>#NV</text:p>
          </table:table-cell>
          <table:table-cell table:formula="of:=COUNTIFS([.$I$5:.$I$505];&quot;&lt;&quot;&amp;[.$I140];[.$G$5:.$G$505];[.$G140];[.E$5:.$E$505];[.$E140])+1" office:value-type="string" office:string-value="" calcext:value-type="error">
            <text:p>#NV</text:p>
          </table:table-cell>
          <table:table-cell table:number-columns-repeated="15"/>
        </table:table-row>
        <table:table-row table:style-name="ro1">
          <table:table-cell table:number-columns-repeated="7"/>
          <table:table-cell table:formula="of:=IF(             OR           (     NOT(ISNA(VLOOKUP([.D141];[Veranstaltung.$E$10:.$E$99];1;0)));     NOT(ISNA(VLOOKUP([.D141];[Veranstaltung.$G$10:.$G$99];1;0)))   );   [.D141];   IF(     OR(N([.D141])=0;ISBLANK([.E141]));     &quot;&quot;;  VLOOKUP(       JahrDerVeranstaltung-IF(N([.D141])&lt;3000;[.D141];YEAR([.D141]));       [Veranstaltung.$C$10:.$H$99];       IF(LOWER([.E141])=&quot;m&quot;;3;5);       1     )   )  )">
            <text:p/>
          </table:table-cell>
          <table:table-cell table:formula="of:=VLOOKUP([.A141];[Zeitnahme.$A$5:.$B$505];2;0)" office:value-type="string" office:string-value="" calcext:value-type="error">
            <text:p>#NV</text:p>
          </table:table-cell>
          <table:table-cell table:formula="of:=COUNTIFS([.$I$5:.$I$505];&quot;&lt;&quot;&amp;[.$I141];[.$G$5:.$G$505];[.$G141];[.$H$5:.$H$505];[.$H141])+1" office:value-type="string" office:string-value="" calcext:value-type="error">
            <text:p>#NV</text:p>
          </table:table-cell>
          <table:table-cell table:formula="of:=COUNTIFS([.$I$5:.$I$505];&quot;&lt;&quot;&amp;[.$I141];[.$G$5:.$G$505];[.$G141];[.E$5:.$E$505];[.$E141])+1" office:value-type="string" office:string-value="" calcext:value-type="error">
            <text:p>#NV</text:p>
          </table:table-cell>
          <table:table-cell table:number-columns-repeated="15"/>
        </table:table-row>
        <table:table-row table:style-name="ro1">
          <table:table-cell table:number-columns-repeated="7"/>
          <table:table-cell table:formula="of:=IF(             OR           (     NOT(ISNA(VLOOKUP([.D142];[Veranstaltung.$E$10:.$E$99];1;0)));     NOT(ISNA(VLOOKUP([.D142];[Veranstaltung.$G$10:.$G$99];1;0)))   );   [.D142];   IF(     OR(N([.D142])=0;ISBLANK([.E142]));     &quot;&quot;;  VLOOKUP(       JahrDerVeranstaltung-IF(N([.D142])&lt;3000;[.D142];YEAR([.D142]));       [Veranstaltung.$C$10:.$H$99];       IF(LOWER([.E142])=&quot;m&quot;;3;5);       1     )   )  )">
            <text:p/>
          </table:table-cell>
          <table:table-cell table:formula="of:=VLOOKUP([.A142];[Zeitnahme.$A$5:.$B$505];2;0)" office:value-type="string" office:string-value="" calcext:value-type="error">
            <text:p>#NV</text:p>
          </table:table-cell>
          <table:table-cell table:formula="of:=COUNTIFS([.$I$5:.$I$505];&quot;&lt;&quot;&amp;[.$I142];[.$G$5:.$G$505];[.$G142];[.$H$5:.$H$505];[.$H142])+1" office:value-type="string" office:string-value="" calcext:value-type="error">
            <text:p>#NV</text:p>
          </table:table-cell>
          <table:table-cell table:formula="of:=COUNTIFS([.$I$5:.$I$505];&quot;&lt;&quot;&amp;[.$I142];[.$G$5:.$G$505];[.$G142];[.E$5:.$E$505];[.$E142])+1" office:value-type="string" office:string-value="" calcext:value-type="error">
            <text:p>#NV</text:p>
          </table:table-cell>
          <table:table-cell table:number-columns-repeated="15"/>
        </table:table-row>
        <table:table-row table:style-name="ro1">
          <table:table-cell table:number-columns-repeated="7"/>
          <table:table-cell table:formula="of:=IF(             OR           (     NOT(ISNA(VLOOKUP([.D143];[Veranstaltung.$E$10:.$E$99];1;0)));     NOT(ISNA(VLOOKUP([.D143];[Veranstaltung.$G$10:.$G$99];1;0)))   );   [.D143];   IF(     OR(N([.D143])=0;ISBLANK([.E143]));     &quot;&quot;;  VLOOKUP(       JahrDerVeranstaltung-IF(N([.D143])&lt;3000;[.D143];YEAR([.D143]));       [Veranstaltung.$C$10:.$H$99];       IF(LOWER([.E143])=&quot;m&quot;;3;5);       1     )   )  )">
            <text:p/>
          </table:table-cell>
          <table:table-cell table:formula="of:=VLOOKUP([.A143];[Zeitnahme.$A$5:.$B$505];2;0)" office:value-type="string" office:string-value="" calcext:value-type="error">
            <text:p>#NV</text:p>
          </table:table-cell>
          <table:table-cell table:formula="of:=COUNTIFS([.$I$5:.$I$505];&quot;&lt;&quot;&amp;[.$I143];[.$G$5:.$G$505];[.$G143];[.$H$5:.$H$505];[.$H143])+1" office:value-type="string" office:string-value="" calcext:value-type="error">
            <text:p>#NV</text:p>
          </table:table-cell>
          <table:table-cell table:formula="of:=COUNTIFS([.$I$5:.$I$505];&quot;&lt;&quot;&amp;[.$I143];[.$G$5:.$G$505];[.$G143];[.E$5:.$E$505];[.$E143])+1" office:value-type="string" office:string-value="" calcext:value-type="error">
            <text:p>#NV</text:p>
          </table:table-cell>
          <table:table-cell table:number-columns-repeated="15"/>
        </table:table-row>
        <table:table-row table:style-name="ro1">
          <table:table-cell table:number-columns-repeated="7"/>
          <table:table-cell table:formula="of:=IF(             OR           (     NOT(ISNA(VLOOKUP([.D144];[Veranstaltung.$E$10:.$E$99];1;0)));     NOT(ISNA(VLOOKUP([.D144];[Veranstaltung.$G$10:.$G$99];1;0)))   );   [.D144];   IF(     OR(N([.D144])=0;ISBLANK([.E144]));     &quot;&quot;;  VLOOKUP(       JahrDerVeranstaltung-IF(N([.D144])&lt;3000;[.D144];YEAR([.D144]));       [Veranstaltung.$C$10:.$H$99];       IF(LOWER([.E144])=&quot;m&quot;;3;5);       1     )   )  )">
            <text:p/>
          </table:table-cell>
          <table:table-cell table:formula="of:=VLOOKUP([.A144];[Zeitnahme.$A$5:.$B$505];2;0)" office:value-type="string" office:string-value="" calcext:value-type="error">
            <text:p>#NV</text:p>
          </table:table-cell>
          <table:table-cell table:formula="of:=COUNTIFS([.$I$5:.$I$505];&quot;&lt;&quot;&amp;[.$I144];[.$G$5:.$G$505];[.$G144];[.$H$5:.$H$505];[.$H144])+1" office:value-type="string" office:string-value="" calcext:value-type="error">
            <text:p>#NV</text:p>
          </table:table-cell>
          <table:table-cell table:formula="of:=COUNTIFS([.$I$5:.$I$505];&quot;&lt;&quot;&amp;[.$I144];[.$G$5:.$G$505];[.$G144];[.E$5:.$E$505];[.$E144])+1" office:value-type="string" office:string-value="" calcext:value-type="error">
            <text:p>#NV</text:p>
          </table:table-cell>
          <table:table-cell table:number-columns-repeated="15"/>
        </table:table-row>
        <table:table-row table:style-name="ro1">
          <table:table-cell table:number-columns-repeated="7"/>
          <table:table-cell table:formula="of:=IF(             OR           (     NOT(ISNA(VLOOKUP([.D145];[Veranstaltung.$E$10:.$E$99];1;0)));     NOT(ISNA(VLOOKUP([.D145];[Veranstaltung.$G$10:.$G$99];1;0)))   );   [.D145];   IF(     OR(N([.D145])=0;ISBLANK([.E145]));     &quot;&quot;;  VLOOKUP(       JahrDerVeranstaltung-IF(N([.D145])&lt;3000;[.D145];YEAR([.D145]));       [Veranstaltung.$C$10:.$H$99];       IF(LOWER([.E145])=&quot;m&quot;;3;5);       1     )   )  )">
            <text:p/>
          </table:table-cell>
          <table:table-cell table:formula="of:=VLOOKUP([.A145];[Zeitnahme.$A$5:.$B$505];2;0)" office:value-type="string" office:string-value="" calcext:value-type="error">
            <text:p>#NV</text:p>
          </table:table-cell>
          <table:table-cell table:formula="of:=COUNTIFS([.$I$5:.$I$505];&quot;&lt;&quot;&amp;[.$I145];[.$G$5:.$G$505];[.$G145];[.$H$5:.$H$505];[.$H145])+1" office:value-type="string" office:string-value="" calcext:value-type="error">
            <text:p>#NV</text:p>
          </table:table-cell>
          <table:table-cell table:formula="of:=COUNTIFS([.$I$5:.$I$505];&quot;&lt;&quot;&amp;[.$I145];[.$G$5:.$G$505];[.$G145];[.E$5:.$E$505];[.$E145])+1" office:value-type="string" office:string-value="" calcext:value-type="error">
            <text:p>#NV</text:p>
          </table:table-cell>
          <table:table-cell table:number-columns-repeated="15"/>
        </table:table-row>
        <table:table-row table:style-name="ro1">
          <table:table-cell table:number-columns-repeated="7"/>
          <table:table-cell table:formula="of:=IF(             OR           (     NOT(ISNA(VLOOKUP([.D146];[Veranstaltung.$E$10:.$E$99];1;0)));     NOT(ISNA(VLOOKUP([.D146];[Veranstaltung.$G$10:.$G$99];1;0)))   );   [.D146];   IF(     OR(N([.D146])=0;ISBLANK([.E146]));     &quot;&quot;;  VLOOKUP(       JahrDerVeranstaltung-IF(N([.D146])&lt;3000;[.D146];YEAR([.D146]));       [Veranstaltung.$C$10:.$H$99];       IF(LOWER([.E146])=&quot;m&quot;;3;5);       1     )   )  )">
            <text:p/>
          </table:table-cell>
          <table:table-cell table:formula="of:=VLOOKUP([.A146];[Zeitnahme.$A$5:.$B$505];2;0)" office:value-type="string" office:string-value="" calcext:value-type="error">
            <text:p>#NV</text:p>
          </table:table-cell>
          <table:table-cell table:formula="of:=COUNTIFS([.$I$5:.$I$505];&quot;&lt;&quot;&amp;[.$I146];[.$G$5:.$G$505];[.$G146];[.$H$5:.$H$505];[.$H146])+1" office:value-type="string" office:string-value="" calcext:value-type="error">
            <text:p>#NV</text:p>
          </table:table-cell>
          <table:table-cell table:formula="of:=COUNTIFS([.$I$5:.$I$505];&quot;&lt;&quot;&amp;[.$I146];[.$G$5:.$G$505];[.$G146];[.E$5:.$E$505];[.$E146])+1" office:value-type="string" office:string-value="" calcext:value-type="error">
            <text:p>#NV</text:p>
          </table:table-cell>
          <table:table-cell table:number-columns-repeated="15"/>
        </table:table-row>
        <table:table-row table:style-name="ro1">
          <table:table-cell table:number-columns-repeated="7"/>
          <table:table-cell table:formula="of:=IF(             OR           (     NOT(ISNA(VLOOKUP([.D147];[Veranstaltung.$E$10:.$E$99];1;0)));     NOT(ISNA(VLOOKUP([.D147];[Veranstaltung.$G$10:.$G$99];1;0)))   );   [.D147];   IF(     OR(N([.D147])=0;ISBLANK([.E147]));     &quot;&quot;;  VLOOKUP(       JahrDerVeranstaltung-IF(N([.D147])&lt;3000;[.D147];YEAR([.D147]));       [Veranstaltung.$C$10:.$H$99];       IF(LOWER([.E147])=&quot;m&quot;;3;5);       1     )   )  )">
            <text:p/>
          </table:table-cell>
          <table:table-cell table:formula="of:=VLOOKUP([.A147];[Zeitnahme.$A$5:.$B$505];2;0)" office:value-type="string" office:string-value="" calcext:value-type="error">
            <text:p>#NV</text:p>
          </table:table-cell>
          <table:table-cell table:formula="of:=COUNTIFS([.$I$5:.$I$505];&quot;&lt;&quot;&amp;[.$I147];[.$G$5:.$G$505];[.$G147];[.$H$5:.$H$505];[.$H147])+1" office:value-type="string" office:string-value="" calcext:value-type="error">
            <text:p>#NV</text:p>
          </table:table-cell>
          <table:table-cell table:formula="of:=COUNTIFS([.$I$5:.$I$505];&quot;&lt;&quot;&amp;[.$I147];[.$G$5:.$G$505];[.$G147];[.E$5:.$E$505];[.$E147])+1" office:value-type="string" office:string-value="" calcext:value-type="error">
            <text:p>#NV</text:p>
          </table:table-cell>
          <table:table-cell table:number-columns-repeated="15"/>
        </table:table-row>
        <table:table-row table:style-name="ro1">
          <table:table-cell table:number-columns-repeated="7"/>
          <table:table-cell table:formula="of:=IF(             OR           (     NOT(ISNA(VLOOKUP([.D148];[Veranstaltung.$E$10:.$E$99];1;0)));     NOT(ISNA(VLOOKUP([.D148];[Veranstaltung.$G$10:.$G$99];1;0)))   );   [.D148];   IF(     OR(N([.D148])=0;ISBLANK([.E148]));     &quot;&quot;;  VLOOKUP(       JahrDerVeranstaltung-IF(N([.D148])&lt;3000;[.D148];YEAR([.D148]));       [Veranstaltung.$C$10:.$H$99];       IF(LOWER([.E148])=&quot;m&quot;;3;5);       1     )   )  )">
            <text:p/>
          </table:table-cell>
          <table:table-cell table:formula="of:=VLOOKUP([.A148];[Zeitnahme.$A$5:.$B$505];2;0)" office:value-type="string" office:string-value="" calcext:value-type="error">
            <text:p>#NV</text:p>
          </table:table-cell>
          <table:table-cell table:formula="of:=COUNTIFS([.$I$5:.$I$505];&quot;&lt;&quot;&amp;[.$I148];[.$G$5:.$G$505];[.$G148];[.$H$5:.$H$505];[.$H148])+1" office:value-type="string" office:string-value="" calcext:value-type="error">
            <text:p>#NV</text:p>
          </table:table-cell>
          <table:table-cell table:formula="of:=COUNTIFS([.$I$5:.$I$505];&quot;&lt;&quot;&amp;[.$I148];[.$G$5:.$G$505];[.$G148];[.E$5:.$E$505];[.$E148])+1" office:value-type="string" office:string-value="" calcext:value-type="error">
            <text:p>#NV</text:p>
          </table:table-cell>
          <table:table-cell table:number-columns-repeated="15"/>
        </table:table-row>
        <table:table-row table:style-name="ro1">
          <table:table-cell table:number-columns-repeated="7"/>
          <table:table-cell table:formula="of:=IF(             OR           (     NOT(ISNA(VLOOKUP([.D149];[Veranstaltung.$E$10:.$E$99];1;0)));     NOT(ISNA(VLOOKUP([.D149];[Veranstaltung.$G$10:.$G$99];1;0)))   );   [.D149];   IF(     OR(N([.D149])=0;ISBLANK([.E149]));     &quot;&quot;;  VLOOKUP(       JahrDerVeranstaltung-IF(N([.D149])&lt;3000;[.D149];YEAR([.D149]));       [Veranstaltung.$C$10:.$H$99];       IF(LOWER([.E149])=&quot;m&quot;;3;5);       1     )   )  )">
            <text:p/>
          </table:table-cell>
          <table:table-cell table:formula="of:=VLOOKUP([.A149];[Zeitnahme.$A$5:.$B$505];2;0)" office:value-type="string" office:string-value="" calcext:value-type="error">
            <text:p>#NV</text:p>
          </table:table-cell>
          <table:table-cell table:formula="of:=COUNTIFS([.$I$5:.$I$505];&quot;&lt;&quot;&amp;[.$I149];[.$G$5:.$G$505];[.$G149];[.$H$5:.$H$505];[.$H149])+1" office:value-type="string" office:string-value="" calcext:value-type="error">
            <text:p>#NV</text:p>
          </table:table-cell>
          <table:table-cell table:formula="of:=COUNTIFS([.$I$5:.$I$505];&quot;&lt;&quot;&amp;[.$I149];[.$G$5:.$G$505];[.$G149];[.E$5:.$E$505];[.$E149])+1" office:value-type="string" office:string-value="" calcext:value-type="error">
            <text:p>#NV</text:p>
          </table:table-cell>
          <table:table-cell table:number-columns-repeated="15"/>
        </table:table-row>
        <table:table-row table:style-name="ro1">
          <table:table-cell table:number-columns-repeated="7"/>
          <table:table-cell table:formula="of:=IF(             OR           (     NOT(ISNA(VLOOKUP([.D150];[Veranstaltung.$E$10:.$E$99];1;0)));     NOT(ISNA(VLOOKUP([.D150];[Veranstaltung.$G$10:.$G$99];1;0)))   );   [.D150];   IF(     OR(N([.D150])=0;ISBLANK([.E150]));     &quot;&quot;;  VLOOKUP(       JahrDerVeranstaltung-IF(N([.D150])&lt;3000;[.D150];YEAR([.D150]));       [Veranstaltung.$C$10:.$H$99];       IF(LOWER([.E150])=&quot;m&quot;;3;5);       1     )   )  )">
            <text:p/>
          </table:table-cell>
          <table:table-cell table:formula="of:=VLOOKUP([.A150];[Zeitnahme.$A$5:.$B$505];2;0)" office:value-type="string" office:string-value="" calcext:value-type="error">
            <text:p>#NV</text:p>
          </table:table-cell>
          <table:table-cell table:formula="of:=COUNTIFS([.$I$5:.$I$505];&quot;&lt;&quot;&amp;[.$I150];[.$G$5:.$G$505];[.$G150];[.$H$5:.$H$505];[.$H150])+1" office:value-type="string" office:string-value="" calcext:value-type="error">
            <text:p>#NV</text:p>
          </table:table-cell>
          <table:table-cell table:formula="of:=COUNTIFS([.$I$5:.$I$505];&quot;&lt;&quot;&amp;[.$I150];[.$G$5:.$G$505];[.$G150];[.E$5:.$E$505];[.$E150])+1" office:value-type="string" office:string-value="" calcext:value-type="error">
            <text:p>#NV</text:p>
          </table:table-cell>
          <table:table-cell table:number-columns-repeated="15"/>
        </table:table-row>
        <table:table-row table:style-name="ro1">
          <table:table-cell table:number-columns-repeated="7"/>
          <table:table-cell table:formula="of:=IF(             OR           (     NOT(ISNA(VLOOKUP([.D151];[Veranstaltung.$E$10:.$E$99];1;0)));     NOT(ISNA(VLOOKUP([.D151];[Veranstaltung.$G$10:.$G$99];1;0)))   );   [.D151];   IF(     OR(N([.D151])=0;ISBLANK([.E151]));     &quot;&quot;;  VLOOKUP(       JahrDerVeranstaltung-IF(N([.D151])&lt;3000;[.D151];YEAR([.D151]));       [Veranstaltung.$C$10:.$H$99];       IF(LOWER([.E151])=&quot;m&quot;;3;5);       1     )   )  )">
            <text:p/>
          </table:table-cell>
          <table:table-cell table:formula="of:=VLOOKUP([.A151];[Zeitnahme.$A$5:.$B$505];2;0)" office:value-type="string" office:string-value="" calcext:value-type="error">
            <text:p>#NV</text:p>
          </table:table-cell>
          <table:table-cell table:formula="of:=COUNTIFS([.$I$5:.$I$505];&quot;&lt;&quot;&amp;[.$I151];[.$G$5:.$G$505];[.$G151];[.$H$5:.$H$505];[.$H151])+1" office:value-type="string" office:string-value="" calcext:value-type="error">
            <text:p>#NV</text:p>
          </table:table-cell>
          <table:table-cell table:formula="of:=COUNTIFS([.$I$5:.$I$505];&quot;&lt;&quot;&amp;[.$I151];[.$G$5:.$G$505];[.$G151];[.E$5:.$E$505];[.$E151])+1" office:value-type="string" office:string-value="" calcext:value-type="error">
            <text:p>#NV</text:p>
          </table:table-cell>
          <table:table-cell table:number-columns-repeated="15"/>
        </table:table-row>
        <table:table-row table:style-name="ro1">
          <table:table-cell table:number-columns-repeated="7"/>
          <table:table-cell table:formula="of:=IF(             OR           (     NOT(ISNA(VLOOKUP([.D152];[Veranstaltung.$E$10:.$E$99];1;0)));     NOT(ISNA(VLOOKUP([.D152];[Veranstaltung.$G$10:.$G$99];1;0)))   );   [.D152];   IF(     OR(N([.D152])=0;ISBLANK([.E152]));     &quot;&quot;;  VLOOKUP(       JahrDerVeranstaltung-IF(N([.D152])&lt;3000;[.D152];YEAR([.D152]));       [Veranstaltung.$C$10:.$H$99];       IF(LOWER([.E152])=&quot;m&quot;;3;5);       1     )   )  )">
            <text:p/>
          </table:table-cell>
          <table:table-cell table:formula="of:=VLOOKUP([.A152];[Zeitnahme.$A$5:.$B$505];2;0)" office:value-type="string" office:string-value="" calcext:value-type="error">
            <text:p>#NV</text:p>
          </table:table-cell>
          <table:table-cell table:formula="of:=COUNTIFS([.$I$5:.$I$505];&quot;&lt;&quot;&amp;[.$I152];[.$G$5:.$G$505];[.$G152];[.$H$5:.$H$505];[.$H152])+1" office:value-type="string" office:string-value="" calcext:value-type="error">
            <text:p>#NV</text:p>
          </table:table-cell>
          <table:table-cell table:formula="of:=COUNTIFS([.$I$5:.$I$505];&quot;&lt;&quot;&amp;[.$I152];[.$G$5:.$G$505];[.$G152];[.E$5:.$E$505];[.$E152])+1" office:value-type="string" office:string-value="" calcext:value-type="error">
            <text:p>#NV</text:p>
          </table:table-cell>
          <table:table-cell table:number-columns-repeated="15"/>
        </table:table-row>
        <table:table-row table:style-name="ro1">
          <table:table-cell table:number-columns-repeated="7"/>
          <table:table-cell table:formula="of:=IF(             OR           (     NOT(ISNA(VLOOKUP([.D153];[Veranstaltung.$E$10:.$E$99];1;0)));     NOT(ISNA(VLOOKUP([.D153];[Veranstaltung.$G$10:.$G$99];1;0)))   );   [.D153];   IF(     OR(N([.D153])=0;ISBLANK([.E153]));     &quot;&quot;;  VLOOKUP(       JahrDerVeranstaltung-IF(N([.D153])&lt;3000;[.D153];YEAR([.D153]));       [Veranstaltung.$C$10:.$H$99];       IF(LOWER([.E153])=&quot;m&quot;;3;5);       1     )   )  )">
            <text:p/>
          </table:table-cell>
          <table:table-cell table:formula="of:=VLOOKUP([.A153];[Zeitnahme.$A$5:.$B$505];2;0)" office:value-type="string" office:string-value="" calcext:value-type="error">
            <text:p>#NV</text:p>
          </table:table-cell>
          <table:table-cell table:formula="of:=COUNTIFS([.$I$5:.$I$505];&quot;&lt;&quot;&amp;[.$I153];[.$G$5:.$G$505];[.$G153];[.$H$5:.$H$505];[.$H153])+1" office:value-type="string" office:string-value="" calcext:value-type="error">
            <text:p>#NV</text:p>
          </table:table-cell>
          <table:table-cell table:formula="of:=COUNTIFS([.$I$5:.$I$505];&quot;&lt;&quot;&amp;[.$I153];[.$G$5:.$G$505];[.$G153];[.E$5:.$E$505];[.$E153])+1" office:value-type="string" office:string-value="" calcext:value-type="error">
            <text:p>#NV</text:p>
          </table:table-cell>
          <table:table-cell table:number-columns-repeated="15"/>
        </table:table-row>
        <table:table-row table:style-name="ro1">
          <table:table-cell table:number-columns-repeated="7"/>
          <table:table-cell table:formula="of:=IF(             OR           (     NOT(ISNA(VLOOKUP([.D154];[Veranstaltung.$E$10:.$E$99];1;0)));     NOT(ISNA(VLOOKUP([.D154];[Veranstaltung.$G$10:.$G$99];1;0)))   );   [.D154];   IF(     OR(N([.D154])=0;ISBLANK([.E154]));     &quot;&quot;;  VLOOKUP(       JahrDerVeranstaltung-IF(N([.D154])&lt;3000;[.D154];YEAR([.D154]));       [Veranstaltung.$C$10:.$H$99];       IF(LOWER([.E154])=&quot;m&quot;;3;5);       1     )   )  )">
            <text:p/>
          </table:table-cell>
          <table:table-cell table:formula="of:=VLOOKUP([.A154];[Zeitnahme.$A$5:.$B$505];2;0)" office:value-type="string" office:string-value="" calcext:value-type="error">
            <text:p>#NV</text:p>
          </table:table-cell>
          <table:table-cell table:formula="of:=COUNTIFS([.$I$5:.$I$505];&quot;&lt;&quot;&amp;[.$I154];[.$G$5:.$G$505];[.$G154];[.$H$5:.$H$505];[.$H154])+1" office:value-type="string" office:string-value="" calcext:value-type="error">
            <text:p>#NV</text:p>
          </table:table-cell>
          <table:table-cell table:formula="of:=COUNTIFS([.$I$5:.$I$505];&quot;&lt;&quot;&amp;[.$I154];[.$G$5:.$G$505];[.$G154];[.E$5:.$E$505];[.$E154])+1" office:value-type="string" office:string-value="" calcext:value-type="error">
            <text:p>#NV</text:p>
          </table:table-cell>
          <table:table-cell table:number-columns-repeated="15"/>
        </table:table-row>
        <table:table-row table:style-name="ro1">
          <table:table-cell table:number-columns-repeated="7"/>
          <table:table-cell table:formula="of:=IF(             OR           (     NOT(ISNA(VLOOKUP([.D155];[Veranstaltung.$E$10:.$E$99];1;0)));     NOT(ISNA(VLOOKUP([.D155];[Veranstaltung.$G$10:.$G$99];1;0)))   );   [.D155];   IF(     OR(N([.D155])=0;ISBLANK([.E155]));     &quot;&quot;;  VLOOKUP(       JahrDerVeranstaltung-IF(N([.D155])&lt;3000;[.D155];YEAR([.D155]));       [Veranstaltung.$C$10:.$H$99];       IF(LOWER([.E155])=&quot;m&quot;;3;5);       1     )   )  )">
            <text:p/>
          </table:table-cell>
          <table:table-cell table:formula="of:=VLOOKUP([.A155];[Zeitnahme.$A$5:.$B$505];2;0)" office:value-type="string" office:string-value="" calcext:value-type="error">
            <text:p>#NV</text:p>
          </table:table-cell>
          <table:table-cell table:formula="of:=COUNTIFS([.$I$5:.$I$505];&quot;&lt;&quot;&amp;[.$I155];[.$G$5:.$G$505];[.$G155];[.$H$5:.$H$505];[.$H155])+1" office:value-type="string" office:string-value="" calcext:value-type="error">
            <text:p>#NV</text:p>
          </table:table-cell>
          <table:table-cell table:formula="of:=COUNTIFS([.$I$5:.$I$505];&quot;&lt;&quot;&amp;[.$I155];[.$G$5:.$G$505];[.$G155];[.E$5:.$E$505];[.$E155])+1" office:value-type="string" office:string-value="" calcext:value-type="error">
            <text:p>#NV</text:p>
          </table:table-cell>
          <table:table-cell table:number-columns-repeated="15"/>
        </table:table-row>
        <table:table-row table:style-name="ro1">
          <table:table-cell table:number-columns-repeated="7"/>
          <table:table-cell table:formula="of:=IF(             OR           (     NOT(ISNA(VLOOKUP([.D156];[Veranstaltung.$E$10:.$E$99];1;0)));     NOT(ISNA(VLOOKUP([.D156];[Veranstaltung.$G$10:.$G$99];1;0)))   );   [.D156];   IF(     OR(N([.D156])=0;ISBLANK([.E156]));     &quot;&quot;;  VLOOKUP(       JahrDerVeranstaltung-IF(N([.D156])&lt;3000;[.D156];YEAR([.D156]));       [Veranstaltung.$C$10:.$H$99];       IF(LOWER([.E156])=&quot;m&quot;;3;5);       1     )   )  )">
            <text:p/>
          </table:table-cell>
          <table:table-cell table:formula="of:=VLOOKUP([.A156];[Zeitnahme.$A$5:.$B$505];2;0)" office:value-type="string" office:string-value="" calcext:value-type="error">
            <text:p>#NV</text:p>
          </table:table-cell>
          <table:table-cell table:formula="of:=COUNTIFS([.$I$5:.$I$505];&quot;&lt;&quot;&amp;[.$I156];[.$G$5:.$G$505];[.$G156];[.$H$5:.$H$505];[.$H156])+1" office:value-type="string" office:string-value="" calcext:value-type="error">
            <text:p>#NV</text:p>
          </table:table-cell>
          <table:table-cell table:formula="of:=COUNTIFS([.$I$5:.$I$505];&quot;&lt;&quot;&amp;[.$I156];[.$G$5:.$G$505];[.$G156];[.E$5:.$E$505];[.$E156])+1" office:value-type="string" office:string-value="" calcext:value-type="error">
            <text:p>#NV</text:p>
          </table:table-cell>
          <table:table-cell table:number-columns-repeated="15"/>
        </table:table-row>
        <table:table-row table:style-name="ro1">
          <table:table-cell table:number-columns-repeated="7"/>
          <table:table-cell table:formula="of:=IF(             OR           (     NOT(ISNA(VLOOKUP([.D157];[Veranstaltung.$E$10:.$E$99];1;0)));     NOT(ISNA(VLOOKUP([.D157];[Veranstaltung.$G$10:.$G$99];1;0)))   );   [.D157];   IF(     OR(N([.D157])=0;ISBLANK([.E157]));     &quot;&quot;;  VLOOKUP(       JahrDerVeranstaltung-IF(N([.D157])&lt;3000;[.D157];YEAR([.D157]));       [Veranstaltung.$C$10:.$H$99];       IF(LOWER([.E157])=&quot;m&quot;;3;5);       1     )   )  )">
            <text:p/>
          </table:table-cell>
          <table:table-cell table:formula="of:=VLOOKUP([.A157];[Zeitnahme.$A$5:.$B$505];2;0)" office:value-type="string" office:string-value="" calcext:value-type="error">
            <text:p>#NV</text:p>
          </table:table-cell>
          <table:table-cell table:formula="of:=COUNTIFS([.$I$5:.$I$505];&quot;&lt;&quot;&amp;[.$I157];[.$G$5:.$G$505];[.$G157];[.$H$5:.$H$505];[.$H157])+1" office:value-type="string" office:string-value="" calcext:value-type="error">
            <text:p>#NV</text:p>
          </table:table-cell>
          <table:table-cell table:formula="of:=COUNTIFS([.$I$5:.$I$505];&quot;&lt;&quot;&amp;[.$I157];[.$G$5:.$G$505];[.$G157];[.E$5:.$E$505];[.$E157])+1" office:value-type="string" office:string-value="" calcext:value-type="error">
            <text:p>#NV</text:p>
          </table:table-cell>
          <table:table-cell table:number-columns-repeated="15"/>
        </table:table-row>
        <table:table-row table:style-name="ro1">
          <table:table-cell table:number-columns-repeated="7"/>
          <table:table-cell table:formula="of:=IF(             OR           (     NOT(ISNA(VLOOKUP([.D158];[Veranstaltung.$E$10:.$E$99];1;0)));     NOT(ISNA(VLOOKUP([.D158];[Veranstaltung.$G$10:.$G$99];1;0)))   );   [.D158];   IF(     OR(N([.D158])=0;ISBLANK([.E158]));     &quot;&quot;;  VLOOKUP(       JahrDerVeranstaltung-IF(N([.D158])&lt;3000;[.D158];YEAR([.D158]));       [Veranstaltung.$C$10:.$H$99];       IF(LOWER([.E158])=&quot;m&quot;;3;5);       1     )   )  )">
            <text:p/>
          </table:table-cell>
          <table:table-cell table:formula="of:=VLOOKUP([.A158];[Zeitnahme.$A$5:.$B$505];2;0)" office:value-type="string" office:string-value="" calcext:value-type="error">
            <text:p>#NV</text:p>
          </table:table-cell>
          <table:table-cell table:formula="of:=COUNTIFS([.$I$5:.$I$505];&quot;&lt;&quot;&amp;[.$I158];[.$G$5:.$G$505];[.$G158];[.$H$5:.$H$505];[.$H158])+1" office:value-type="string" office:string-value="" calcext:value-type="error">
            <text:p>#NV</text:p>
          </table:table-cell>
          <table:table-cell table:formula="of:=COUNTIFS([.$I$5:.$I$505];&quot;&lt;&quot;&amp;[.$I158];[.$G$5:.$G$505];[.$G158];[.E$5:.$E$505];[.$E158])+1" office:value-type="string" office:string-value="" calcext:value-type="error">
            <text:p>#NV</text:p>
          </table:table-cell>
          <table:table-cell table:number-columns-repeated="15"/>
        </table:table-row>
        <table:table-row table:style-name="ro1">
          <table:table-cell table:number-columns-repeated="7"/>
          <table:table-cell table:formula="of:=IF(             OR           (     NOT(ISNA(VLOOKUP([.D159];[Veranstaltung.$E$10:.$E$99];1;0)));     NOT(ISNA(VLOOKUP([.D159];[Veranstaltung.$G$10:.$G$99];1;0)))   );   [.D159];   IF(     OR(N([.D159])=0;ISBLANK([.E159]));     &quot;&quot;;  VLOOKUP(       JahrDerVeranstaltung-IF(N([.D159])&lt;3000;[.D159];YEAR([.D159]));       [Veranstaltung.$C$10:.$H$99];       IF(LOWER([.E159])=&quot;m&quot;;3;5);       1     )   )  )">
            <text:p/>
          </table:table-cell>
          <table:table-cell table:formula="of:=VLOOKUP([.A159];[Zeitnahme.$A$5:.$B$505];2;0)" office:value-type="string" office:string-value="" calcext:value-type="error">
            <text:p>#NV</text:p>
          </table:table-cell>
          <table:table-cell table:formula="of:=COUNTIFS([.$I$5:.$I$505];&quot;&lt;&quot;&amp;[.$I159];[.$G$5:.$G$505];[.$G159];[.$H$5:.$H$505];[.$H159])+1" office:value-type="string" office:string-value="" calcext:value-type="error">
            <text:p>#NV</text:p>
          </table:table-cell>
          <table:table-cell table:formula="of:=COUNTIFS([.$I$5:.$I$505];&quot;&lt;&quot;&amp;[.$I159];[.$G$5:.$G$505];[.$G159];[.E$5:.$E$505];[.$E159])+1" office:value-type="string" office:string-value="" calcext:value-type="error">
            <text:p>#NV</text:p>
          </table:table-cell>
          <table:table-cell table:number-columns-repeated="15"/>
        </table:table-row>
        <table:table-row table:style-name="ro1">
          <table:table-cell table:number-columns-repeated="7"/>
          <table:table-cell table:formula="of:=IF(             OR           (     NOT(ISNA(VLOOKUP([.D160];[Veranstaltung.$E$10:.$E$99];1;0)));     NOT(ISNA(VLOOKUP([.D160];[Veranstaltung.$G$10:.$G$99];1;0)))   );   [.D160];   IF(     OR(N([.D160])=0;ISBLANK([.E160]));     &quot;&quot;;  VLOOKUP(       JahrDerVeranstaltung-IF(N([.D160])&lt;3000;[.D160];YEAR([.D160]));       [Veranstaltung.$C$10:.$H$99];       IF(LOWER([.E160])=&quot;m&quot;;3;5);       1     )   )  )">
            <text:p/>
          </table:table-cell>
          <table:table-cell table:formula="of:=VLOOKUP([.A160];[Zeitnahme.$A$5:.$B$505];2;0)" office:value-type="string" office:string-value="" calcext:value-type="error">
            <text:p>#NV</text:p>
          </table:table-cell>
          <table:table-cell table:formula="of:=COUNTIFS([.$I$5:.$I$505];&quot;&lt;&quot;&amp;[.$I160];[.$G$5:.$G$505];[.$G160];[.$H$5:.$H$505];[.$H160])+1" office:value-type="string" office:string-value="" calcext:value-type="error">
            <text:p>#NV</text:p>
          </table:table-cell>
          <table:table-cell table:formula="of:=COUNTIFS([.$I$5:.$I$505];&quot;&lt;&quot;&amp;[.$I160];[.$G$5:.$G$505];[.$G160];[.E$5:.$E$505];[.$E160])+1" office:value-type="string" office:string-value="" calcext:value-type="error">
            <text:p>#NV</text:p>
          </table:table-cell>
          <table:table-cell table:number-columns-repeated="15"/>
        </table:table-row>
        <table:table-row table:style-name="ro1">
          <table:table-cell table:number-columns-repeated="7"/>
          <table:table-cell table:formula="of:=IF(             OR           (     NOT(ISNA(VLOOKUP([.D161];[Veranstaltung.$E$10:.$E$99];1;0)));     NOT(ISNA(VLOOKUP([.D161];[Veranstaltung.$G$10:.$G$99];1;0)))   );   [.D161];   IF(     OR(N([.D161])=0;ISBLANK([.E161]));     &quot;&quot;;  VLOOKUP(       JahrDerVeranstaltung-IF(N([.D161])&lt;3000;[.D161];YEAR([.D161]));       [Veranstaltung.$C$10:.$H$99];       IF(LOWER([.E161])=&quot;m&quot;;3;5);       1     )   )  )">
            <text:p/>
          </table:table-cell>
          <table:table-cell table:formula="of:=VLOOKUP([.A161];[Zeitnahme.$A$5:.$B$505];2;0)" office:value-type="string" office:string-value="" calcext:value-type="error">
            <text:p>#NV</text:p>
          </table:table-cell>
          <table:table-cell table:formula="of:=COUNTIFS([.$I$5:.$I$505];&quot;&lt;&quot;&amp;[.$I161];[.$G$5:.$G$505];[.$G161];[.$H$5:.$H$505];[.$H161])+1" office:value-type="string" office:string-value="" calcext:value-type="error">
            <text:p>#NV</text:p>
          </table:table-cell>
          <table:table-cell table:formula="of:=COUNTIFS([.$I$5:.$I$505];&quot;&lt;&quot;&amp;[.$I161];[.$G$5:.$G$505];[.$G161];[.E$5:.$E$505];[.$E161])+1" office:value-type="string" office:string-value="" calcext:value-type="error">
            <text:p>#NV</text:p>
          </table:table-cell>
          <table:table-cell table:number-columns-repeated="15"/>
        </table:table-row>
        <table:table-row table:style-name="ro1">
          <table:table-cell table:number-columns-repeated="7"/>
          <table:table-cell table:formula="of:=IF(             OR           (     NOT(ISNA(VLOOKUP([.D162];[Veranstaltung.$E$10:.$E$99];1;0)));     NOT(ISNA(VLOOKUP([.D162];[Veranstaltung.$G$10:.$G$99];1;0)))   );   [.D162];   IF(     OR(N([.D162])=0;ISBLANK([.E162]));     &quot;&quot;;  VLOOKUP(       JahrDerVeranstaltung-IF(N([.D162])&lt;3000;[.D162];YEAR([.D162]));       [Veranstaltung.$C$10:.$H$99];       IF(LOWER([.E162])=&quot;m&quot;;3;5);       1     )   )  )">
            <text:p/>
          </table:table-cell>
          <table:table-cell table:formula="of:=VLOOKUP([.A162];[Zeitnahme.$A$5:.$B$505];2;0)" office:value-type="string" office:string-value="" calcext:value-type="error">
            <text:p>#NV</text:p>
          </table:table-cell>
          <table:table-cell table:formula="of:=COUNTIFS([.$I$5:.$I$505];&quot;&lt;&quot;&amp;[.$I162];[.$G$5:.$G$505];[.$G162];[.$H$5:.$H$505];[.$H162])+1" office:value-type="string" office:string-value="" calcext:value-type="error">
            <text:p>#NV</text:p>
          </table:table-cell>
          <table:table-cell table:formula="of:=COUNTIFS([.$I$5:.$I$505];&quot;&lt;&quot;&amp;[.$I162];[.$G$5:.$G$505];[.$G162];[.E$5:.$E$505];[.$E162])+1" office:value-type="string" office:string-value="" calcext:value-type="error">
            <text:p>#NV</text:p>
          </table:table-cell>
          <table:table-cell table:number-columns-repeated="15"/>
        </table:table-row>
        <table:table-row table:style-name="ro1">
          <table:table-cell table:number-columns-repeated="7"/>
          <table:table-cell table:formula="of:=IF(             OR           (     NOT(ISNA(VLOOKUP([.D163];[Veranstaltung.$E$10:.$E$99];1;0)));     NOT(ISNA(VLOOKUP([.D163];[Veranstaltung.$G$10:.$G$99];1;0)))   );   [.D163];   IF(     OR(N([.D163])=0;ISBLANK([.E163]));     &quot;&quot;;  VLOOKUP(       JahrDerVeranstaltung-IF(N([.D163])&lt;3000;[.D163];YEAR([.D163]));       [Veranstaltung.$C$10:.$H$99];       IF(LOWER([.E163])=&quot;m&quot;;3;5);       1     )   )  )">
            <text:p/>
          </table:table-cell>
          <table:table-cell table:formula="of:=VLOOKUP([.A163];[Zeitnahme.$A$5:.$B$505];2;0)" office:value-type="string" office:string-value="" calcext:value-type="error">
            <text:p>#NV</text:p>
          </table:table-cell>
          <table:table-cell table:formula="of:=COUNTIFS([.$I$5:.$I$505];&quot;&lt;&quot;&amp;[.$I163];[.$G$5:.$G$505];[.$G163];[.$H$5:.$H$505];[.$H163])+1" office:value-type="string" office:string-value="" calcext:value-type="error">
            <text:p>#NV</text:p>
          </table:table-cell>
          <table:table-cell table:formula="of:=COUNTIFS([.$I$5:.$I$505];&quot;&lt;&quot;&amp;[.$I163];[.$G$5:.$G$505];[.$G163];[.E$5:.$E$505];[.$E163])+1" office:value-type="string" office:string-value="" calcext:value-type="error">
            <text:p>#NV</text:p>
          </table:table-cell>
          <table:table-cell table:number-columns-repeated="15"/>
        </table:table-row>
        <table:table-row table:style-name="ro1">
          <table:table-cell table:number-columns-repeated="7"/>
          <table:table-cell table:formula="of:=IF(             OR           (     NOT(ISNA(VLOOKUP([.D164];[Veranstaltung.$E$10:.$E$99];1;0)));     NOT(ISNA(VLOOKUP([.D164];[Veranstaltung.$G$10:.$G$99];1;0)))   );   [.D164];   IF(     OR(N([.D164])=0;ISBLANK([.E164]));     &quot;&quot;;  VLOOKUP(       JahrDerVeranstaltung-IF(N([.D164])&lt;3000;[.D164];YEAR([.D164]));       [Veranstaltung.$C$10:.$H$99];       IF(LOWER([.E164])=&quot;m&quot;;3;5);       1     )   )  )">
            <text:p/>
          </table:table-cell>
          <table:table-cell table:formula="of:=VLOOKUP([.A164];[Zeitnahme.$A$5:.$B$505];2;0)" office:value-type="string" office:string-value="" calcext:value-type="error">
            <text:p>#NV</text:p>
          </table:table-cell>
          <table:table-cell table:formula="of:=COUNTIFS([.$I$5:.$I$505];&quot;&lt;&quot;&amp;[.$I164];[.$G$5:.$G$505];[.$G164];[.$H$5:.$H$505];[.$H164])+1" office:value-type="string" office:string-value="" calcext:value-type="error">
            <text:p>#NV</text:p>
          </table:table-cell>
          <table:table-cell table:formula="of:=COUNTIFS([.$I$5:.$I$505];&quot;&lt;&quot;&amp;[.$I164];[.$G$5:.$G$505];[.$G164];[.E$5:.$E$505];[.$E164])+1" office:value-type="string" office:string-value="" calcext:value-type="error">
            <text:p>#NV</text:p>
          </table:table-cell>
          <table:table-cell table:number-columns-repeated="15"/>
        </table:table-row>
        <table:table-row table:style-name="ro1">
          <table:table-cell table:number-columns-repeated="7"/>
          <table:table-cell table:formula="of:=IF(             OR           (     NOT(ISNA(VLOOKUP([.D165];[Veranstaltung.$E$10:.$E$99];1;0)));     NOT(ISNA(VLOOKUP([.D165];[Veranstaltung.$G$10:.$G$99];1;0)))   );   [.D165];   IF(     OR(N([.D165])=0;ISBLANK([.E165]));     &quot;&quot;;  VLOOKUP(       JahrDerVeranstaltung-IF(N([.D165])&lt;3000;[.D165];YEAR([.D165]));       [Veranstaltung.$C$10:.$H$99];       IF(LOWER([.E165])=&quot;m&quot;;3;5);       1     )   )  )">
            <text:p/>
          </table:table-cell>
          <table:table-cell table:formula="of:=VLOOKUP([.A165];[Zeitnahme.$A$5:.$B$505];2;0)" office:value-type="string" office:string-value="" calcext:value-type="error">
            <text:p>#NV</text:p>
          </table:table-cell>
          <table:table-cell table:formula="of:=COUNTIFS([.$I$5:.$I$505];&quot;&lt;&quot;&amp;[.$I165];[.$G$5:.$G$505];[.$G165];[.$H$5:.$H$505];[.$H165])+1" office:value-type="string" office:string-value="" calcext:value-type="error">
            <text:p>#NV</text:p>
          </table:table-cell>
          <table:table-cell table:formula="of:=COUNTIFS([.$I$5:.$I$505];&quot;&lt;&quot;&amp;[.$I165];[.$G$5:.$G$505];[.$G165];[.E$5:.$E$505];[.$E165])+1" office:value-type="string" office:string-value="" calcext:value-type="error">
            <text:p>#NV</text:p>
          </table:table-cell>
          <table:table-cell table:number-columns-repeated="15"/>
        </table:table-row>
        <table:table-row table:style-name="ro1">
          <table:table-cell table:number-columns-repeated="7"/>
          <table:table-cell table:formula="of:=IF(             OR           (     NOT(ISNA(VLOOKUP([.D166];[Veranstaltung.$E$10:.$E$99];1;0)));     NOT(ISNA(VLOOKUP([.D166];[Veranstaltung.$G$10:.$G$99];1;0)))   );   [.D166];   IF(     OR(N([.D166])=0;ISBLANK([.E166]));     &quot;&quot;;  VLOOKUP(       JahrDerVeranstaltung-IF(N([.D166])&lt;3000;[.D166];YEAR([.D166]));       [Veranstaltung.$C$10:.$H$99];       IF(LOWER([.E166])=&quot;m&quot;;3;5);       1     )   )  )">
            <text:p/>
          </table:table-cell>
          <table:table-cell table:formula="of:=VLOOKUP([.A166];[Zeitnahme.$A$5:.$B$505];2;0)" office:value-type="string" office:string-value="" calcext:value-type="error">
            <text:p>#NV</text:p>
          </table:table-cell>
          <table:table-cell table:formula="of:=COUNTIFS([.$I$5:.$I$505];&quot;&lt;&quot;&amp;[.$I166];[.$G$5:.$G$505];[.$G166];[.$H$5:.$H$505];[.$H166])+1" office:value-type="string" office:string-value="" calcext:value-type="error">
            <text:p>#NV</text:p>
          </table:table-cell>
          <table:table-cell table:formula="of:=COUNTIFS([.$I$5:.$I$505];&quot;&lt;&quot;&amp;[.$I166];[.$G$5:.$G$505];[.$G166];[.E$5:.$E$505];[.$E166])+1" office:value-type="string" office:string-value="" calcext:value-type="error">
            <text:p>#NV</text:p>
          </table:table-cell>
          <table:table-cell table:number-columns-repeated="15"/>
        </table:table-row>
        <table:table-row table:style-name="ro1">
          <table:table-cell table:number-columns-repeated="7"/>
          <table:table-cell table:formula="of:=IF(             OR           (     NOT(ISNA(VLOOKUP([.D167];[Veranstaltung.$E$10:.$E$99];1;0)));     NOT(ISNA(VLOOKUP([.D167];[Veranstaltung.$G$10:.$G$99];1;0)))   );   [.D167];   IF(     OR(N([.D167])=0;ISBLANK([.E167]));     &quot;&quot;;  VLOOKUP(       JahrDerVeranstaltung-IF(N([.D167])&lt;3000;[.D167];YEAR([.D167]));       [Veranstaltung.$C$10:.$H$99];       IF(LOWER([.E167])=&quot;m&quot;;3;5);       1     )   )  )">
            <text:p/>
          </table:table-cell>
          <table:table-cell table:formula="of:=VLOOKUP([.A167];[Zeitnahme.$A$5:.$B$505];2;0)" office:value-type="string" office:string-value="" calcext:value-type="error">
            <text:p>#NV</text:p>
          </table:table-cell>
          <table:table-cell table:formula="of:=COUNTIFS([.$I$5:.$I$505];&quot;&lt;&quot;&amp;[.$I167];[.$G$5:.$G$505];[.$G167];[.$H$5:.$H$505];[.$H167])+1" office:value-type="string" office:string-value="" calcext:value-type="error">
            <text:p>#NV</text:p>
          </table:table-cell>
          <table:table-cell table:formula="of:=COUNTIFS([.$I$5:.$I$505];&quot;&lt;&quot;&amp;[.$I167];[.$G$5:.$G$505];[.$G167];[.E$5:.$E$505];[.$E167])+1" office:value-type="string" office:string-value="" calcext:value-type="error">
            <text:p>#NV</text:p>
          </table:table-cell>
          <table:table-cell table:number-columns-repeated="15"/>
        </table:table-row>
        <table:table-row table:style-name="ro1">
          <table:table-cell table:number-columns-repeated="7"/>
          <table:table-cell table:formula="of:=IF(             OR           (     NOT(ISNA(VLOOKUP([.D168];[Veranstaltung.$E$10:.$E$99];1;0)));     NOT(ISNA(VLOOKUP([.D168];[Veranstaltung.$G$10:.$G$99];1;0)))   );   [.D168];   IF(     OR(N([.D168])=0;ISBLANK([.E168]));     &quot;&quot;;  VLOOKUP(       JahrDerVeranstaltung-IF(N([.D168])&lt;3000;[.D168];YEAR([.D168]));       [Veranstaltung.$C$10:.$H$99];       IF(LOWER([.E168])=&quot;m&quot;;3;5);       1     )   )  )">
            <text:p/>
          </table:table-cell>
          <table:table-cell table:formula="of:=VLOOKUP([.A168];[Zeitnahme.$A$5:.$B$505];2;0)" office:value-type="string" office:string-value="" calcext:value-type="error">
            <text:p>#NV</text:p>
          </table:table-cell>
          <table:table-cell table:formula="of:=COUNTIFS([.$I$5:.$I$505];&quot;&lt;&quot;&amp;[.$I168];[.$G$5:.$G$505];[.$G168];[.$H$5:.$H$505];[.$H168])+1" office:value-type="string" office:string-value="" calcext:value-type="error">
            <text:p>#NV</text:p>
          </table:table-cell>
          <table:table-cell table:formula="of:=COUNTIFS([.$I$5:.$I$505];&quot;&lt;&quot;&amp;[.$I168];[.$G$5:.$G$505];[.$G168];[.E$5:.$E$505];[.$E168])+1" office:value-type="string" office:string-value="" calcext:value-type="error">
            <text:p>#NV</text:p>
          </table:table-cell>
          <table:table-cell table:number-columns-repeated="15"/>
        </table:table-row>
        <table:table-row table:style-name="ro1">
          <table:table-cell table:number-columns-repeated="7"/>
          <table:table-cell table:formula="of:=IF(             OR           (     NOT(ISNA(VLOOKUP([.D169];[Veranstaltung.$E$10:.$E$99];1;0)));     NOT(ISNA(VLOOKUP([.D169];[Veranstaltung.$G$10:.$G$99];1;0)))   );   [.D169];   IF(     OR(N([.D169])=0;ISBLANK([.E169]));     &quot;&quot;;  VLOOKUP(       JahrDerVeranstaltung-IF(N([.D169])&lt;3000;[.D169];YEAR([.D169]));       [Veranstaltung.$C$10:.$H$99];       IF(LOWER([.E169])=&quot;m&quot;;3;5);       1     )   )  )">
            <text:p/>
          </table:table-cell>
          <table:table-cell table:formula="of:=VLOOKUP([.A169];[Zeitnahme.$A$5:.$B$505];2;0)" office:value-type="string" office:string-value="" calcext:value-type="error">
            <text:p>#NV</text:p>
          </table:table-cell>
          <table:table-cell table:formula="of:=COUNTIFS([.$I$5:.$I$505];&quot;&lt;&quot;&amp;[.$I169];[.$G$5:.$G$505];[.$G169];[.$H$5:.$H$505];[.$H169])+1" office:value-type="string" office:string-value="" calcext:value-type="error">
            <text:p>#NV</text:p>
          </table:table-cell>
          <table:table-cell table:formula="of:=COUNTIFS([.$I$5:.$I$505];&quot;&lt;&quot;&amp;[.$I169];[.$G$5:.$G$505];[.$G169];[.E$5:.$E$505];[.$E169])+1" office:value-type="string" office:string-value="" calcext:value-type="error">
            <text:p>#NV</text:p>
          </table:table-cell>
          <table:table-cell table:number-columns-repeated="15"/>
        </table:table-row>
        <table:table-row table:style-name="ro1">
          <table:table-cell table:number-columns-repeated="7"/>
          <table:table-cell table:formula="of:=IF(             OR           (     NOT(ISNA(VLOOKUP([.D170];[Veranstaltung.$E$10:.$E$99];1;0)));     NOT(ISNA(VLOOKUP([.D170];[Veranstaltung.$G$10:.$G$99];1;0)))   );   [.D170];   IF(     OR(N([.D170])=0;ISBLANK([.E170]));     &quot;&quot;;  VLOOKUP(       JahrDerVeranstaltung-IF(N([.D170])&lt;3000;[.D170];YEAR([.D170]));       [Veranstaltung.$C$10:.$H$99];       IF(LOWER([.E170])=&quot;m&quot;;3;5);       1     )   )  )">
            <text:p/>
          </table:table-cell>
          <table:table-cell table:formula="of:=VLOOKUP([.A170];[Zeitnahme.$A$5:.$B$505];2;0)" office:value-type="string" office:string-value="" calcext:value-type="error">
            <text:p>#NV</text:p>
          </table:table-cell>
          <table:table-cell table:formula="of:=COUNTIFS([.$I$5:.$I$505];&quot;&lt;&quot;&amp;[.$I170];[.$G$5:.$G$505];[.$G170];[.$H$5:.$H$505];[.$H170])+1" office:value-type="string" office:string-value="" calcext:value-type="error">
            <text:p>#NV</text:p>
          </table:table-cell>
          <table:table-cell table:formula="of:=COUNTIFS([.$I$5:.$I$505];&quot;&lt;&quot;&amp;[.$I170];[.$G$5:.$G$505];[.$G170];[.E$5:.$E$505];[.$E170])+1" office:value-type="string" office:string-value="" calcext:value-type="error">
            <text:p>#NV</text:p>
          </table:table-cell>
          <table:table-cell table:number-columns-repeated="15"/>
        </table:table-row>
        <table:table-row table:style-name="ro1">
          <table:table-cell table:number-columns-repeated="7"/>
          <table:table-cell table:formula="of:=IF(             OR           (     NOT(ISNA(VLOOKUP([.D171];[Veranstaltung.$E$10:.$E$99];1;0)));     NOT(ISNA(VLOOKUP([.D171];[Veranstaltung.$G$10:.$G$99];1;0)))   );   [.D171];   IF(     OR(N([.D171])=0;ISBLANK([.E171]));     &quot;&quot;;  VLOOKUP(       JahrDerVeranstaltung-IF(N([.D171])&lt;3000;[.D171];YEAR([.D171]));       [Veranstaltung.$C$10:.$H$99];       IF(LOWER([.E171])=&quot;m&quot;;3;5);       1     )   )  )">
            <text:p/>
          </table:table-cell>
          <table:table-cell table:formula="of:=VLOOKUP([.A171];[Zeitnahme.$A$5:.$B$505];2;0)" office:value-type="string" office:string-value="" calcext:value-type="error">
            <text:p>#NV</text:p>
          </table:table-cell>
          <table:table-cell table:formula="of:=COUNTIFS([.$I$5:.$I$505];&quot;&lt;&quot;&amp;[.$I171];[.$G$5:.$G$505];[.$G171];[.$H$5:.$H$505];[.$H171])+1" office:value-type="string" office:string-value="" calcext:value-type="error">
            <text:p>#NV</text:p>
          </table:table-cell>
          <table:table-cell table:formula="of:=COUNTIFS([.$I$5:.$I$505];&quot;&lt;&quot;&amp;[.$I171];[.$G$5:.$G$505];[.$G171];[.E$5:.$E$505];[.$E171])+1" office:value-type="string" office:string-value="" calcext:value-type="error">
            <text:p>#NV</text:p>
          </table:table-cell>
          <table:table-cell table:number-columns-repeated="15"/>
        </table:table-row>
        <table:table-row table:style-name="ro1">
          <table:table-cell table:number-columns-repeated="7"/>
          <table:table-cell table:formula="of:=IF(             OR           (     NOT(ISNA(VLOOKUP([.D172];[Veranstaltung.$E$10:.$E$99];1;0)));     NOT(ISNA(VLOOKUP([.D172];[Veranstaltung.$G$10:.$G$99];1;0)))   );   [.D172];   IF(     OR(N([.D172])=0;ISBLANK([.E172]));     &quot;&quot;;  VLOOKUP(       JahrDerVeranstaltung-IF(N([.D172])&lt;3000;[.D172];YEAR([.D172]));       [Veranstaltung.$C$10:.$H$99];       IF(LOWER([.E172])=&quot;m&quot;;3;5);       1     )   )  )">
            <text:p/>
          </table:table-cell>
          <table:table-cell table:formula="of:=VLOOKUP([.A172];[Zeitnahme.$A$5:.$B$505];2;0)" office:value-type="string" office:string-value="" calcext:value-type="error">
            <text:p>#NV</text:p>
          </table:table-cell>
          <table:table-cell table:formula="of:=COUNTIFS([.$I$5:.$I$505];&quot;&lt;&quot;&amp;[.$I172];[.$G$5:.$G$505];[.$G172];[.$H$5:.$H$505];[.$H172])+1" office:value-type="string" office:string-value="" calcext:value-type="error">
            <text:p>#NV</text:p>
          </table:table-cell>
          <table:table-cell table:formula="of:=COUNTIFS([.$I$5:.$I$505];&quot;&lt;&quot;&amp;[.$I172];[.$G$5:.$G$505];[.$G172];[.E$5:.$E$505];[.$E172])+1" office:value-type="string" office:string-value="" calcext:value-type="error">
            <text:p>#NV</text:p>
          </table:table-cell>
          <table:table-cell table:number-columns-repeated="15"/>
        </table:table-row>
        <table:table-row table:style-name="ro1">
          <table:table-cell table:number-columns-repeated="7"/>
          <table:table-cell table:formula="of:=IF(             OR           (     NOT(ISNA(VLOOKUP([.D173];[Veranstaltung.$E$10:.$E$99];1;0)));     NOT(ISNA(VLOOKUP([.D173];[Veranstaltung.$G$10:.$G$99];1;0)))   );   [.D173];   IF(     OR(N([.D173])=0;ISBLANK([.E173]));     &quot;&quot;;  VLOOKUP(       JahrDerVeranstaltung-IF(N([.D173])&lt;3000;[.D173];YEAR([.D173]));       [Veranstaltung.$C$10:.$H$99];       IF(LOWER([.E173])=&quot;m&quot;;3;5);       1     )   )  )">
            <text:p/>
          </table:table-cell>
          <table:table-cell table:formula="of:=VLOOKUP([.A173];[Zeitnahme.$A$5:.$B$505];2;0)" office:value-type="string" office:string-value="" calcext:value-type="error">
            <text:p>#NV</text:p>
          </table:table-cell>
          <table:table-cell table:formula="of:=COUNTIFS([.$I$5:.$I$505];&quot;&lt;&quot;&amp;[.$I173];[.$G$5:.$G$505];[.$G173];[.$H$5:.$H$505];[.$H173])+1" office:value-type="string" office:string-value="" calcext:value-type="error">
            <text:p>#NV</text:p>
          </table:table-cell>
          <table:table-cell table:formula="of:=COUNTIFS([.$I$5:.$I$505];&quot;&lt;&quot;&amp;[.$I173];[.$G$5:.$G$505];[.$G173];[.E$5:.$E$505];[.$E173])+1" office:value-type="string" office:string-value="" calcext:value-type="error">
            <text:p>#NV</text:p>
          </table:table-cell>
          <table:table-cell table:number-columns-repeated="15"/>
        </table:table-row>
        <table:table-row table:style-name="ro1">
          <table:table-cell table:number-columns-repeated="7"/>
          <table:table-cell table:formula="of:=IF(             OR           (     NOT(ISNA(VLOOKUP([.D174];[Veranstaltung.$E$10:.$E$99];1;0)));     NOT(ISNA(VLOOKUP([.D174];[Veranstaltung.$G$10:.$G$99];1;0)))   );   [.D174];   IF(     OR(N([.D174])=0;ISBLANK([.E174]));     &quot;&quot;;  VLOOKUP(       JahrDerVeranstaltung-IF(N([.D174])&lt;3000;[.D174];YEAR([.D174]));       [Veranstaltung.$C$10:.$H$99];       IF(LOWER([.E174])=&quot;m&quot;;3;5);       1     )   )  )">
            <text:p/>
          </table:table-cell>
          <table:table-cell table:formula="of:=VLOOKUP([.A174];[Zeitnahme.$A$5:.$B$505];2;0)" office:value-type="string" office:string-value="" calcext:value-type="error">
            <text:p>#NV</text:p>
          </table:table-cell>
          <table:table-cell table:formula="of:=COUNTIFS([.$I$5:.$I$505];&quot;&lt;&quot;&amp;[.$I174];[.$G$5:.$G$505];[.$G174];[.$H$5:.$H$505];[.$H174])+1" office:value-type="string" office:string-value="" calcext:value-type="error">
            <text:p>#NV</text:p>
          </table:table-cell>
          <table:table-cell table:formula="of:=COUNTIFS([.$I$5:.$I$505];&quot;&lt;&quot;&amp;[.$I174];[.$G$5:.$G$505];[.$G174];[.E$5:.$E$505];[.$E174])+1" office:value-type="string" office:string-value="" calcext:value-type="error">
            <text:p>#NV</text:p>
          </table:table-cell>
          <table:table-cell table:number-columns-repeated="15"/>
        </table:table-row>
        <table:table-row table:style-name="ro1">
          <table:table-cell table:number-columns-repeated="7"/>
          <table:table-cell table:formula="of:=IF(             OR           (     NOT(ISNA(VLOOKUP([.D175];[Veranstaltung.$E$10:.$E$99];1;0)));     NOT(ISNA(VLOOKUP([.D175];[Veranstaltung.$G$10:.$G$99];1;0)))   );   [.D175];   IF(     OR(N([.D175])=0;ISBLANK([.E175]));     &quot;&quot;;  VLOOKUP(       JahrDerVeranstaltung-IF(N([.D175])&lt;3000;[.D175];YEAR([.D175]));       [Veranstaltung.$C$10:.$H$99];       IF(LOWER([.E175])=&quot;m&quot;;3;5);       1     )   )  )">
            <text:p/>
          </table:table-cell>
          <table:table-cell table:formula="of:=VLOOKUP([.A175];[Zeitnahme.$A$5:.$B$505];2;0)" office:value-type="string" office:string-value="" calcext:value-type="error">
            <text:p>#NV</text:p>
          </table:table-cell>
          <table:table-cell table:formula="of:=COUNTIFS([.$I$5:.$I$505];&quot;&lt;&quot;&amp;[.$I175];[.$G$5:.$G$505];[.$G175];[.$H$5:.$H$505];[.$H175])+1" office:value-type="string" office:string-value="" calcext:value-type="error">
            <text:p>#NV</text:p>
          </table:table-cell>
          <table:table-cell table:formula="of:=COUNTIFS([.$I$5:.$I$505];&quot;&lt;&quot;&amp;[.$I175];[.$G$5:.$G$505];[.$G175];[.E$5:.$E$505];[.$E175])+1" office:value-type="string" office:string-value="" calcext:value-type="error">
            <text:p>#NV</text:p>
          </table:table-cell>
          <table:table-cell table:number-columns-repeated="15"/>
        </table:table-row>
        <table:table-row table:style-name="ro1">
          <table:table-cell table:number-columns-repeated="7"/>
          <table:table-cell table:formula="of:=IF(             OR           (     NOT(ISNA(VLOOKUP([.D176];[Veranstaltung.$E$10:.$E$99];1;0)));     NOT(ISNA(VLOOKUP([.D176];[Veranstaltung.$G$10:.$G$99];1;0)))   );   [.D176];   IF(     OR(N([.D176])=0;ISBLANK([.E176]));     &quot;&quot;;  VLOOKUP(       JahrDerVeranstaltung-IF(N([.D176])&lt;3000;[.D176];YEAR([.D176]));       [Veranstaltung.$C$10:.$H$99];       IF(LOWER([.E176])=&quot;m&quot;;3;5);       1     )   )  )">
            <text:p/>
          </table:table-cell>
          <table:table-cell table:formula="of:=VLOOKUP([.A176];[Zeitnahme.$A$5:.$B$505];2;0)" office:value-type="string" office:string-value="" calcext:value-type="error">
            <text:p>#NV</text:p>
          </table:table-cell>
          <table:table-cell table:formula="of:=COUNTIFS([.$I$5:.$I$505];&quot;&lt;&quot;&amp;[.$I176];[.$G$5:.$G$505];[.$G176];[.$H$5:.$H$505];[.$H176])+1" office:value-type="string" office:string-value="" calcext:value-type="error">
            <text:p>#NV</text:p>
          </table:table-cell>
          <table:table-cell table:formula="of:=COUNTIFS([.$I$5:.$I$505];&quot;&lt;&quot;&amp;[.$I176];[.$G$5:.$G$505];[.$G176];[.E$5:.$E$505];[.$E176])+1" office:value-type="string" office:string-value="" calcext:value-type="error">
            <text:p>#NV</text:p>
          </table:table-cell>
          <table:table-cell table:number-columns-repeated="15"/>
        </table:table-row>
        <table:table-row table:style-name="ro1">
          <table:table-cell table:number-columns-repeated="7"/>
          <table:table-cell table:formula="of:=IF(             OR           (     NOT(ISNA(VLOOKUP([.D177];[Veranstaltung.$E$10:.$E$99];1;0)));     NOT(ISNA(VLOOKUP([.D177];[Veranstaltung.$G$10:.$G$99];1;0)))   );   [.D177];   IF(     OR(N([.D177])=0;ISBLANK([.E177]));     &quot;&quot;;  VLOOKUP(       JahrDerVeranstaltung-IF(N([.D177])&lt;3000;[.D177];YEAR([.D177]));       [Veranstaltung.$C$10:.$H$99];       IF(LOWER([.E177])=&quot;m&quot;;3;5);       1     )   )  )">
            <text:p/>
          </table:table-cell>
          <table:table-cell table:formula="of:=VLOOKUP([.A177];[Zeitnahme.$A$5:.$B$505];2;0)" office:value-type="string" office:string-value="" calcext:value-type="error">
            <text:p>#NV</text:p>
          </table:table-cell>
          <table:table-cell table:formula="of:=COUNTIFS([.$I$5:.$I$505];&quot;&lt;&quot;&amp;[.$I177];[.$G$5:.$G$505];[.$G177];[.$H$5:.$H$505];[.$H177])+1" office:value-type="string" office:string-value="" calcext:value-type="error">
            <text:p>#NV</text:p>
          </table:table-cell>
          <table:table-cell table:formula="of:=COUNTIFS([.$I$5:.$I$505];&quot;&lt;&quot;&amp;[.$I177];[.$G$5:.$G$505];[.$G177];[.E$5:.$E$505];[.$E177])+1" office:value-type="string" office:string-value="" calcext:value-type="error">
            <text:p>#NV</text:p>
          </table:table-cell>
          <table:table-cell table:number-columns-repeated="15"/>
        </table:table-row>
        <table:table-row table:style-name="ro1">
          <table:table-cell table:number-columns-repeated="7"/>
          <table:table-cell table:formula="of:=IF(             OR           (     NOT(ISNA(VLOOKUP([.D178];[Veranstaltung.$E$10:.$E$99];1;0)));     NOT(ISNA(VLOOKUP([.D178];[Veranstaltung.$G$10:.$G$99];1;0)))   );   [.D178];   IF(     OR(N([.D178])=0;ISBLANK([.E178]));     &quot;&quot;;  VLOOKUP(       JahrDerVeranstaltung-IF(N([.D178])&lt;3000;[.D178];YEAR([.D178]));       [Veranstaltung.$C$10:.$H$99];       IF(LOWER([.E178])=&quot;m&quot;;3;5);       1     )   )  )">
            <text:p/>
          </table:table-cell>
          <table:table-cell table:formula="of:=VLOOKUP([.A178];[Zeitnahme.$A$5:.$B$505];2;0)" office:value-type="string" office:string-value="" calcext:value-type="error">
            <text:p>#NV</text:p>
          </table:table-cell>
          <table:table-cell table:formula="of:=COUNTIFS([.$I$5:.$I$505];&quot;&lt;&quot;&amp;[.$I178];[.$G$5:.$G$505];[.$G178];[.$H$5:.$H$505];[.$H178])+1" office:value-type="string" office:string-value="" calcext:value-type="error">
            <text:p>#NV</text:p>
          </table:table-cell>
          <table:table-cell table:formula="of:=COUNTIFS([.$I$5:.$I$505];&quot;&lt;&quot;&amp;[.$I178];[.$G$5:.$G$505];[.$G178];[.E$5:.$E$505];[.$E178])+1" office:value-type="string" office:string-value="" calcext:value-type="error">
            <text:p>#NV</text:p>
          </table:table-cell>
          <table:table-cell table:number-columns-repeated="15"/>
        </table:table-row>
        <table:table-row table:style-name="ro1">
          <table:table-cell table:number-columns-repeated="7"/>
          <table:table-cell table:formula="of:=IF(             OR           (     NOT(ISNA(VLOOKUP([.D179];[Veranstaltung.$E$10:.$E$99];1;0)));     NOT(ISNA(VLOOKUP([.D179];[Veranstaltung.$G$10:.$G$99];1;0)))   );   [.D179];   IF(     OR(N([.D179])=0;ISBLANK([.E179]));     &quot;&quot;;  VLOOKUP(       JahrDerVeranstaltung-IF(N([.D179])&lt;3000;[.D179];YEAR([.D179]));       [Veranstaltung.$C$10:.$H$99];       IF(LOWER([.E179])=&quot;m&quot;;3;5);       1     )   )  )">
            <text:p/>
          </table:table-cell>
          <table:table-cell table:formula="of:=VLOOKUP([.A179];[Zeitnahme.$A$5:.$B$505];2;0)" office:value-type="string" office:string-value="" calcext:value-type="error">
            <text:p>#NV</text:p>
          </table:table-cell>
          <table:table-cell table:formula="of:=COUNTIFS([.$I$5:.$I$505];&quot;&lt;&quot;&amp;[.$I179];[.$G$5:.$G$505];[.$G179];[.$H$5:.$H$505];[.$H179])+1" office:value-type="string" office:string-value="" calcext:value-type="error">
            <text:p>#NV</text:p>
          </table:table-cell>
          <table:table-cell table:formula="of:=COUNTIFS([.$I$5:.$I$505];&quot;&lt;&quot;&amp;[.$I179];[.$G$5:.$G$505];[.$G179];[.E$5:.$E$505];[.$E179])+1" office:value-type="string" office:string-value="" calcext:value-type="error">
            <text:p>#NV</text:p>
          </table:table-cell>
          <table:table-cell table:number-columns-repeated="15"/>
        </table:table-row>
        <table:table-row table:style-name="ro1">
          <table:table-cell table:number-columns-repeated="7"/>
          <table:table-cell table:formula="of:=IF(             OR           (     NOT(ISNA(VLOOKUP([.D180];[Veranstaltung.$E$10:.$E$99];1;0)));     NOT(ISNA(VLOOKUP([.D180];[Veranstaltung.$G$10:.$G$99];1;0)))   );   [.D180];   IF(     OR(N([.D180])=0;ISBLANK([.E180]));     &quot;&quot;;  VLOOKUP(       JahrDerVeranstaltung-IF(N([.D180])&lt;3000;[.D180];YEAR([.D180]));       [Veranstaltung.$C$10:.$H$99];       IF(LOWER([.E180])=&quot;m&quot;;3;5);       1     )   )  )">
            <text:p/>
          </table:table-cell>
          <table:table-cell table:formula="of:=VLOOKUP([.A180];[Zeitnahme.$A$5:.$B$505];2;0)" office:value-type="string" office:string-value="" calcext:value-type="error">
            <text:p>#NV</text:p>
          </table:table-cell>
          <table:table-cell table:formula="of:=COUNTIFS([.$I$5:.$I$505];&quot;&lt;&quot;&amp;[.$I180];[.$G$5:.$G$505];[.$G180];[.$H$5:.$H$505];[.$H180])+1" office:value-type="string" office:string-value="" calcext:value-type="error">
            <text:p>#NV</text:p>
          </table:table-cell>
          <table:table-cell table:formula="of:=COUNTIFS([.$I$5:.$I$505];&quot;&lt;&quot;&amp;[.$I180];[.$G$5:.$G$505];[.$G180];[.E$5:.$E$505];[.$E180])+1" office:value-type="string" office:string-value="" calcext:value-type="error">
            <text:p>#NV</text:p>
          </table:table-cell>
          <table:table-cell table:number-columns-repeated="15"/>
        </table:table-row>
        <table:table-row table:style-name="ro1">
          <table:table-cell table:number-columns-repeated="7"/>
          <table:table-cell table:formula="of:=IF(             OR           (     NOT(ISNA(VLOOKUP([.D181];[Veranstaltung.$E$10:.$E$99];1;0)));     NOT(ISNA(VLOOKUP([.D181];[Veranstaltung.$G$10:.$G$99];1;0)))   );   [.D181];   IF(     OR(N([.D181])=0;ISBLANK([.E181]));     &quot;&quot;;  VLOOKUP(       JahrDerVeranstaltung-IF(N([.D181])&lt;3000;[.D181];YEAR([.D181]));       [Veranstaltung.$C$10:.$H$99];       IF(LOWER([.E181])=&quot;m&quot;;3;5);       1     )   )  )">
            <text:p/>
          </table:table-cell>
          <table:table-cell table:formula="of:=VLOOKUP([.A181];[Zeitnahme.$A$5:.$B$505];2;0)" office:value-type="string" office:string-value="" calcext:value-type="error">
            <text:p>#NV</text:p>
          </table:table-cell>
          <table:table-cell table:formula="of:=COUNTIFS([.$I$5:.$I$505];&quot;&lt;&quot;&amp;[.$I181];[.$G$5:.$G$505];[.$G181];[.$H$5:.$H$505];[.$H181])+1" office:value-type="string" office:string-value="" calcext:value-type="error">
            <text:p>#NV</text:p>
          </table:table-cell>
          <table:table-cell table:formula="of:=COUNTIFS([.$I$5:.$I$505];&quot;&lt;&quot;&amp;[.$I181];[.$G$5:.$G$505];[.$G181];[.E$5:.$E$505];[.$E181])+1" office:value-type="string" office:string-value="" calcext:value-type="error">
            <text:p>#NV</text:p>
          </table:table-cell>
          <table:table-cell table:number-columns-repeated="15"/>
        </table:table-row>
        <table:table-row table:style-name="ro1">
          <table:table-cell table:number-columns-repeated="7"/>
          <table:table-cell table:formula="of:=IF(             OR           (     NOT(ISNA(VLOOKUP([.D182];[Veranstaltung.$E$10:.$E$99];1;0)));     NOT(ISNA(VLOOKUP([.D182];[Veranstaltung.$G$10:.$G$99];1;0)))   );   [.D182];   IF(     OR(N([.D182])=0;ISBLANK([.E182]));     &quot;&quot;;  VLOOKUP(       JahrDerVeranstaltung-IF(N([.D182])&lt;3000;[.D182];YEAR([.D182]));       [Veranstaltung.$C$10:.$H$99];       IF(LOWER([.E182])=&quot;m&quot;;3;5);       1     )   )  )">
            <text:p/>
          </table:table-cell>
          <table:table-cell table:formula="of:=VLOOKUP([.A182];[Zeitnahme.$A$5:.$B$505];2;0)" office:value-type="string" office:string-value="" calcext:value-type="error">
            <text:p>#NV</text:p>
          </table:table-cell>
          <table:table-cell table:formula="of:=COUNTIFS([.$I$5:.$I$505];&quot;&lt;&quot;&amp;[.$I182];[.$G$5:.$G$505];[.$G182];[.$H$5:.$H$505];[.$H182])+1" office:value-type="string" office:string-value="" calcext:value-type="error">
            <text:p>#NV</text:p>
          </table:table-cell>
          <table:table-cell table:formula="of:=COUNTIFS([.$I$5:.$I$505];&quot;&lt;&quot;&amp;[.$I182];[.$G$5:.$G$505];[.$G182];[.E$5:.$E$505];[.$E182])+1" office:value-type="string" office:string-value="" calcext:value-type="error">
            <text:p>#NV</text:p>
          </table:table-cell>
          <table:table-cell table:number-columns-repeated="15"/>
        </table:table-row>
        <table:table-row table:style-name="ro1">
          <table:table-cell table:number-columns-repeated="7"/>
          <table:table-cell table:formula="of:=IF(             OR           (     NOT(ISNA(VLOOKUP([.D183];[Veranstaltung.$E$10:.$E$99];1;0)));     NOT(ISNA(VLOOKUP([.D183];[Veranstaltung.$G$10:.$G$99];1;0)))   );   [.D183];   IF(     OR(N([.D183])=0;ISBLANK([.E183]));     &quot;&quot;;  VLOOKUP(       JahrDerVeranstaltung-IF(N([.D183])&lt;3000;[.D183];YEAR([.D183]));       [Veranstaltung.$C$10:.$H$99];       IF(LOWER([.E183])=&quot;m&quot;;3;5);       1     )   )  )">
            <text:p/>
          </table:table-cell>
          <table:table-cell table:formula="of:=VLOOKUP([.A183];[Zeitnahme.$A$5:.$B$505];2;0)" office:value-type="string" office:string-value="" calcext:value-type="error">
            <text:p>#NV</text:p>
          </table:table-cell>
          <table:table-cell table:formula="of:=COUNTIFS([.$I$5:.$I$505];&quot;&lt;&quot;&amp;[.$I183];[.$G$5:.$G$505];[.$G183];[.$H$5:.$H$505];[.$H183])+1" office:value-type="string" office:string-value="" calcext:value-type="error">
            <text:p>#NV</text:p>
          </table:table-cell>
          <table:table-cell table:formula="of:=COUNTIFS([.$I$5:.$I$505];&quot;&lt;&quot;&amp;[.$I183];[.$G$5:.$G$505];[.$G183];[.E$5:.$E$505];[.$E183])+1" office:value-type="string" office:string-value="" calcext:value-type="error">
            <text:p>#NV</text:p>
          </table:table-cell>
          <table:table-cell table:number-columns-repeated="15"/>
        </table:table-row>
        <table:table-row table:style-name="ro1">
          <table:table-cell table:number-columns-repeated="7"/>
          <table:table-cell table:formula="of:=IF(             OR           (     NOT(ISNA(VLOOKUP([.D184];[Veranstaltung.$E$10:.$E$99];1;0)));     NOT(ISNA(VLOOKUP([.D184];[Veranstaltung.$G$10:.$G$99];1;0)))   );   [.D184];   IF(     OR(N([.D184])=0;ISBLANK([.E184]));     &quot;&quot;;  VLOOKUP(       JahrDerVeranstaltung-IF(N([.D184])&lt;3000;[.D184];YEAR([.D184]));       [Veranstaltung.$C$10:.$H$99];       IF(LOWER([.E184])=&quot;m&quot;;3;5);       1     )   )  )">
            <text:p/>
          </table:table-cell>
          <table:table-cell table:formula="of:=VLOOKUP([.A184];[Zeitnahme.$A$5:.$B$505];2;0)" office:value-type="string" office:string-value="" calcext:value-type="error">
            <text:p>#NV</text:p>
          </table:table-cell>
          <table:table-cell table:formula="of:=COUNTIFS([.$I$5:.$I$505];&quot;&lt;&quot;&amp;[.$I184];[.$G$5:.$G$505];[.$G184];[.$H$5:.$H$505];[.$H184])+1" office:value-type="string" office:string-value="" calcext:value-type="error">
            <text:p>#NV</text:p>
          </table:table-cell>
          <table:table-cell table:formula="of:=COUNTIFS([.$I$5:.$I$505];&quot;&lt;&quot;&amp;[.$I184];[.$G$5:.$G$505];[.$G184];[.E$5:.$E$505];[.$E184])+1" office:value-type="string" office:string-value="" calcext:value-type="error">
            <text:p>#NV</text:p>
          </table:table-cell>
          <table:table-cell table:number-columns-repeated="15"/>
        </table:table-row>
        <table:table-row table:style-name="ro1">
          <table:table-cell table:number-columns-repeated="7"/>
          <table:table-cell table:formula="of:=IF(             OR           (     NOT(ISNA(VLOOKUP([.D185];[Veranstaltung.$E$10:.$E$99];1;0)));     NOT(ISNA(VLOOKUP([.D185];[Veranstaltung.$G$10:.$G$99];1;0)))   );   [.D185];   IF(     OR(N([.D185])=0;ISBLANK([.E185]));     &quot;&quot;;  VLOOKUP(       JahrDerVeranstaltung-IF(N([.D185])&lt;3000;[.D185];YEAR([.D185]));       [Veranstaltung.$C$10:.$H$99];       IF(LOWER([.E185])=&quot;m&quot;;3;5);       1     )   )  )">
            <text:p/>
          </table:table-cell>
          <table:table-cell table:formula="of:=VLOOKUP([.A185];[Zeitnahme.$A$5:.$B$505];2;0)" office:value-type="string" office:string-value="" calcext:value-type="error">
            <text:p>#NV</text:p>
          </table:table-cell>
          <table:table-cell table:formula="of:=COUNTIFS([.$I$5:.$I$505];&quot;&lt;&quot;&amp;[.$I185];[.$G$5:.$G$505];[.$G185];[.$H$5:.$H$505];[.$H185])+1" office:value-type="string" office:string-value="" calcext:value-type="error">
            <text:p>#NV</text:p>
          </table:table-cell>
          <table:table-cell table:formula="of:=COUNTIFS([.$I$5:.$I$505];&quot;&lt;&quot;&amp;[.$I185];[.$G$5:.$G$505];[.$G185];[.E$5:.$E$505];[.$E185])+1" office:value-type="string" office:string-value="" calcext:value-type="error">
            <text:p>#NV</text:p>
          </table:table-cell>
          <table:table-cell table:number-columns-repeated="15"/>
        </table:table-row>
        <table:table-row table:style-name="ro1">
          <table:table-cell table:number-columns-repeated="7"/>
          <table:table-cell table:formula="of:=IF(             OR           (     NOT(ISNA(VLOOKUP([.D186];[Veranstaltung.$E$10:.$E$99];1;0)));     NOT(ISNA(VLOOKUP([.D186];[Veranstaltung.$G$10:.$G$99];1;0)))   );   [.D186];   IF(     OR(N([.D186])=0;ISBLANK([.E186]));     &quot;&quot;;  VLOOKUP(       JahrDerVeranstaltung-IF(N([.D186])&lt;3000;[.D186];YEAR([.D186]));       [Veranstaltung.$C$10:.$H$99];       IF(LOWER([.E186])=&quot;m&quot;;3;5);       1     )   )  )">
            <text:p/>
          </table:table-cell>
          <table:table-cell table:formula="of:=VLOOKUP([.A186];[Zeitnahme.$A$5:.$B$505];2;0)" office:value-type="string" office:string-value="" calcext:value-type="error">
            <text:p>#NV</text:p>
          </table:table-cell>
          <table:table-cell table:formula="of:=COUNTIFS([.$I$5:.$I$505];&quot;&lt;&quot;&amp;[.$I186];[.$G$5:.$G$505];[.$G186];[.$H$5:.$H$505];[.$H186])+1" office:value-type="string" office:string-value="" calcext:value-type="error">
            <text:p>#NV</text:p>
          </table:table-cell>
          <table:table-cell table:formula="of:=COUNTIFS([.$I$5:.$I$505];&quot;&lt;&quot;&amp;[.$I186];[.$G$5:.$G$505];[.$G186];[.E$5:.$E$505];[.$E186])+1" office:value-type="string" office:string-value="" calcext:value-type="error">
            <text:p>#NV</text:p>
          </table:table-cell>
          <table:table-cell table:number-columns-repeated="15"/>
        </table:table-row>
        <table:table-row table:style-name="ro1">
          <table:table-cell table:number-columns-repeated="7"/>
          <table:table-cell table:formula="of:=IF(             OR           (     NOT(ISNA(VLOOKUP([.D187];[Veranstaltung.$E$10:.$E$99];1;0)));     NOT(ISNA(VLOOKUP([.D187];[Veranstaltung.$G$10:.$G$99];1;0)))   );   [.D187];   IF(     OR(N([.D187])=0;ISBLANK([.E187]));     &quot;&quot;;  VLOOKUP(       JahrDerVeranstaltung-IF(N([.D187])&lt;3000;[.D187];YEAR([.D187]));       [Veranstaltung.$C$10:.$H$99];       IF(LOWER([.E187])=&quot;m&quot;;3;5);       1     )   )  )">
            <text:p/>
          </table:table-cell>
          <table:table-cell table:formula="of:=VLOOKUP([.A187];[Zeitnahme.$A$5:.$B$505];2;0)" office:value-type="string" office:string-value="" calcext:value-type="error">
            <text:p>#NV</text:p>
          </table:table-cell>
          <table:table-cell table:formula="of:=COUNTIFS([.$I$5:.$I$505];&quot;&lt;&quot;&amp;[.$I187];[.$G$5:.$G$505];[.$G187];[.$H$5:.$H$505];[.$H187])+1" office:value-type="string" office:string-value="" calcext:value-type="error">
            <text:p>#NV</text:p>
          </table:table-cell>
          <table:table-cell table:formula="of:=COUNTIFS([.$I$5:.$I$505];&quot;&lt;&quot;&amp;[.$I187];[.$G$5:.$G$505];[.$G187];[.E$5:.$E$505];[.$E187])+1" office:value-type="string" office:string-value="" calcext:value-type="error">
            <text:p>#NV</text:p>
          </table:table-cell>
          <table:table-cell table:number-columns-repeated="15"/>
        </table:table-row>
        <table:table-row table:style-name="ro1">
          <table:table-cell table:number-columns-repeated="7"/>
          <table:table-cell table:formula="of:=IF(             OR           (     NOT(ISNA(VLOOKUP([.D188];[Veranstaltung.$E$10:.$E$99];1;0)));     NOT(ISNA(VLOOKUP([.D188];[Veranstaltung.$G$10:.$G$99];1;0)))   );   [.D188];   IF(     OR(N([.D188])=0;ISBLANK([.E188]));     &quot;&quot;;  VLOOKUP(       JahrDerVeranstaltung-IF(N([.D188])&lt;3000;[.D188];YEAR([.D188]));       [Veranstaltung.$C$10:.$H$99];       IF(LOWER([.E188])=&quot;m&quot;;3;5);       1     )   )  )">
            <text:p/>
          </table:table-cell>
          <table:table-cell table:formula="of:=VLOOKUP([.A188];[Zeitnahme.$A$5:.$B$505];2;0)" office:value-type="string" office:string-value="" calcext:value-type="error">
            <text:p>#NV</text:p>
          </table:table-cell>
          <table:table-cell table:formula="of:=COUNTIFS([.$I$5:.$I$505];&quot;&lt;&quot;&amp;[.$I188];[.$G$5:.$G$505];[.$G188];[.$H$5:.$H$505];[.$H188])+1" office:value-type="string" office:string-value="" calcext:value-type="error">
            <text:p>#NV</text:p>
          </table:table-cell>
          <table:table-cell table:formula="of:=COUNTIFS([.$I$5:.$I$505];&quot;&lt;&quot;&amp;[.$I188];[.$G$5:.$G$505];[.$G188];[.E$5:.$E$505];[.$E188])+1" office:value-type="string" office:string-value="" calcext:value-type="error">
            <text:p>#NV</text:p>
          </table:table-cell>
          <table:table-cell table:number-columns-repeated="15"/>
        </table:table-row>
        <table:table-row table:style-name="ro1">
          <table:table-cell table:number-columns-repeated="7"/>
          <table:table-cell table:formula="of:=IF(             OR           (     NOT(ISNA(VLOOKUP([.D189];[Veranstaltung.$E$10:.$E$99];1;0)));     NOT(ISNA(VLOOKUP([.D189];[Veranstaltung.$G$10:.$G$99];1;0)))   );   [.D189];   IF(     OR(N([.D189])=0;ISBLANK([.E189]));     &quot;&quot;;  VLOOKUP(       JahrDerVeranstaltung-IF(N([.D189])&lt;3000;[.D189];YEAR([.D189]));       [Veranstaltung.$C$10:.$H$99];       IF(LOWER([.E189])=&quot;m&quot;;3;5);       1     )   )  )">
            <text:p/>
          </table:table-cell>
          <table:table-cell table:formula="of:=VLOOKUP([.A189];[Zeitnahme.$A$5:.$B$505];2;0)" office:value-type="string" office:string-value="" calcext:value-type="error">
            <text:p>#NV</text:p>
          </table:table-cell>
          <table:table-cell table:formula="of:=COUNTIFS([.$I$5:.$I$505];&quot;&lt;&quot;&amp;[.$I189];[.$G$5:.$G$505];[.$G189];[.$H$5:.$H$505];[.$H189])+1" office:value-type="string" office:string-value="" calcext:value-type="error">
            <text:p>#NV</text:p>
          </table:table-cell>
          <table:table-cell table:formula="of:=COUNTIFS([.$I$5:.$I$505];&quot;&lt;&quot;&amp;[.$I189];[.$G$5:.$G$505];[.$G189];[.E$5:.$E$505];[.$E189])+1" office:value-type="string" office:string-value="" calcext:value-type="error">
            <text:p>#NV</text:p>
          </table:table-cell>
          <table:table-cell table:number-columns-repeated="15"/>
        </table:table-row>
        <table:table-row table:style-name="ro1">
          <table:table-cell table:number-columns-repeated="7"/>
          <table:table-cell table:formula="of:=IF(             OR           (     NOT(ISNA(VLOOKUP([.D190];[Veranstaltung.$E$10:.$E$99];1;0)));     NOT(ISNA(VLOOKUP([.D190];[Veranstaltung.$G$10:.$G$99];1;0)))   );   [.D190];   IF(     OR(N([.D190])=0;ISBLANK([.E190]));     &quot;&quot;;  VLOOKUP(       JahrDerVeranstaltung-IF(N([.D190])&lt;3000;[.D190];YEAR([.D190]));       [Veranstaltung.$C$10:.$H$99];       IF(LOWER([.E190])=&quot;m&quot;;3;5);       1     )   )  )">
            <text:p/>
          </table:table-cell>
          <table:table-cell table:formula="of:=VLOOKUP([.A190];[Zeitnahme.$A$5:.$B$505];2;0)" office:value-type="string" office:string-value="" calcext:value-type="error">
            <text:p>#NV</text:p>
          </table:table-cell>
          <table:table-cell table:formula="of:=COUNTIFS([.$I$5:.$I$505];&quot;&lt;&quot;&amp;[.$I190];[.$G$5:.$G$505];[.$G190];[.$H$5:.$H$505];[.$H190])+1" office:value-type="string" office:string-value="" calcext:value-type="error">
            <text:p>#NV</text:p>
          </table:table-cell>
          <table:table-cell table:formula="of:=COUNTIFS([.$I$5:.$I$505];&quot;&lt;&quot;&amp;[.$I190];[.$G$5:.$G$505];[.$G190];[.E$5:.$E$505];[.$E190])+1" office:value-type="string" office:string-value="" calcext:value-type="error">
            <text:p>#NV</text:p>
          </table:table-cell>
          <table:table-cell table:number-columns-repeated="15"/>
        </table:table-row>
        <table:table-row table:style-name="ro1">
          <table:table-cell table:number-columns-repeated="7"/>
          <table:table-cell table:formula="of:=IF(             OR           (     NOT(ISNA(VLOOKUP([.D191];[Veranstaltung.$E$10:.$E$99];1;0)));     NOT(ISNA(VLOOKUP([.D191];[Veranstaltung.$G$10:.$G$99];1;0)))   );   [.D191];   IF(     OR(N([.D191])=0;ISBLANK([.E191]));     &quot;&quot;;  VLOOKUP(       JahrDerVeranstaltung-IF(N([.D191])&lt;3000;[.D191];YEAR([.D191]));       [Veranstaltung.$C$10:.$H$99];       IF(LOWER([.E191])=&quot;m&quot;;3;5);       1     )   )  )">
            <text:p/>
          </table:table-cell>
          <table:table-cell table:formula="of:=VLOOKUP([.A191];[Zeitnahme.$A$5:.$B$505];2;0)" office:value-type="string" office:string-value="" calcext:value-type="error">
            <text:p>#NV</text:p>
          </table:table-cell>
          <table:table-cell table:formula="of:=COUNTIFS([.$I$5:.$I$505];&quot;&lt;&quot;&amp;[.$I191];[.$G$5:.$G$505];[.$G191];[.$H$5:.$H$505];[.$H191])+1" office:value-type="string" office:string-value="" calcext:value-type="error">
            <text:p>#NV</text:p>
          </table:table-cell>
          <table:table-cell table:formula="of:=COUNTIFS([.$I$5:.$I$505];&quot;&lt;&quot;&amp;[.$I191];[.$G$5:.$G$505];[.$G191];[.E$5:.$E$505];[.$E191])+1" office:value-type="string" office:string-value="" calcext:value-type="error">
            <text:p>#NV</text:p>
          </table:table-cell>
          <table:table-cell table:number-columns-repeated="15"/>
        </table:table-row>
        <table:table-row table:style-name="ro1">
          <table:table-cell table:number-columns-repeated="7"/>
          <table:table-cell table:formula="of:=IF(             OR           (     NOT(ISNA(VLOOKUP([.D192];[Veranstaltung.$E$10:.$E$99];1;0)));     NOT(ISNA(VLOOKUP([.D192];[Veranstaltung.$G$10:.$G$99];1;0)))   );   [.D192];   IF(     OR(N([.D192])=0;ISBLANK([.E192]));     &quot;&quot;;  VLOOKUP(       JahrDerVeranstaltung-IF(N([.D192])&lt;3000;[.D192];YEAR([.D192]));       [Veranstaltung.$C$10:.$H$99];       IF(LOWER([.E192])=&quot;m&quot;;3;5);       1     )   )  )">
            <text:p/>
          </table:table-cell>
          <table:table-cell table:formula="of:=VLOOKUP([.A192];[Zeitnahme.$A$5:.$B$505];2;0)" office:value-type="string" office:string-value="" calcext:value-type="error">
            <text:p>#NV</text:p>
          </table:table-cell>
          <table:table-cell table:formula="of:=COUNTIFS([.$I$5:.$I$505];&quot;&lt;&quot;&amp;[.$I192];[.$G$5:.$G$505];[.$G192];[.$H$5:.$H$505];[.$H192])+1" office:value-type="string" office:string-value="" calcext:value-type="error">
            <text:p>#NV</text:p>
          </table:table-cell>
          <table:table-cell table:formula="of:=COUNTIFS([.$I$5:.$I$505];&quot;&lt;&quot;&amp;[.$I192];[.$G$5:.$G$505];[.$G192];[.E$5:.$E$505];[.$E192])+1" office:value-type="string" office:string-value="" calcext:value-type="error">
            <text:p>#NV</text:p>
          </table:table-cell>
          <table:table-cell table:number-columns-repeated="15"/>
        </table:table-row>
        <table:table-row table:style-name="ro1">
          <table:table-cell table:number-columns-repeated="7"/>
          <table:table-cell table:formula="of:=IF(             OR           (     NOT(ISNA(VLOOKUP([.D193];[Veranstaltung.$E$10:.$E$99];1;0)));     NOT(ISNA(VLOOKUP([.D193];[Veranstaltung.$G$10:.$G$99];1;0)))   );   [.D193];   IF(     OR(N([.D193])=0;ISBLANK([.E193]));     &quot;&quot;;  VLOOKUP(       JahrDerVeranstaltung-IF(N([.D193])&lt;3000;[.D193];YEAR([.D193]));       [Veranstaltung.$C$10:.$H$99];       IF(LOWER([.E193])=&quot;m&quot;;3;5);       1     )   )  )">
            <text:p/>
          </table:table-cell>
          <table:table-cell table:formula="of:=VLOOKUP([.A193];[Zeitnahme.$A$5:.$B$505];2;0)" office:value-type="string" office:string-value="" calcext:value-type="error">
            <text:p>#NV</text:p>
          </table:table-cell>
          <table:table-cell table:formula="of:=COUNTIFS([.$I$5:.$I$505];&quot;&lt;&quot;&amp;[.$I193];[.$G$5:.$G$505];[.$G193];[.$H$5:.$H$505];[.$H193])+1" office:value-type="string" office:string-value="" calcext:value-type="error">
            <text:p>#NV</text:p>
          </table:table-cell>
          <table:table-cell table:formula="of:=COUNTIFS([.$I$5:.$I$505];&quot;&lt;&quot;&amp;[.$I193];[.$G$5:.$G$505];[.$G193];[.E$5:.$E$505];[.$E193])+1" office:value-type="string" office:string-value="" calcext:value-type="error">
            <text:p>#NV</text:p>
          </table:table-cell>
          <table:table-cell table:number-columns-repeated="15"/>
        </table:table-row>
        <table:table-row table:style-name="ro1">
          <table:table-cell table:number-columns-repeated="7"/>
          <table:table-cell table:formula="of:=IF(             OR           (     NOT(ISNA(VLOOKUP([.D194];[Veranstaltung.$E$10:.$E$99];1;0)));     NOT(ISNA(VLOOKUP([.D194];[Veranstaltung.$G$10:.$G$99];1;0)))   );   [.D194];   IF(     OR(N([.D194])=0;ISBLANK([.E194]));     &quot;&quot;;  VLOOKUP(       JahrDerVeranstaltung-IF(N([.D194])&lt;3000;[.D194];YEAR([.D194]));       [Veranstaltung.$C$10:.$H$99];       IF(LOWER([.E194])=&quot;m&quot;;3;5);       1     )   )  )">
            <text:p/>
          </table:table-cell>
          <table:table-cell table:formula="of:=VLOOKUP([.A194];[Zeitnahme.$A$5:.$B$505];2;0)" office:value-type="string" office:string-value="" calcext:value-type="error">
            <text:p>#NV</text:p>
          </table:table-cell>
          <table:table-cell table:formula="of:=COUNTIFS([.$I$5:.$I$505];&quot;&lt;&quot;&amp;[.$I194];[.$G$5:.$G$505];[.$G194];[.$H$5:.$H$505];[.$H194])+1" office:value-type="string" office:string-value="" calcext:value-type="error">
            <text:p>#NV</text:p>
          </table:table-cell>
          <table:table-cell table:formula="of:=COUNTIFS([.$I$5:.$I$505];&quot;&lt;&quot;&amp;[.$I194];[.$G$5:.$G$505];[.$G194];[.E$5:.$E$505];[.$E194])+1" office:value-type="string" office:string-value="" calcext:value-type="error">
            <text:p>#NV</text:p>
          </table:table-cell>
          <table:table-cell table:number-columns-repeated="15"/>
        </table:table-row>
        <table:table-row table:style-name="ro1">
          <table:table-cell table:number-columns-repeated="7"/>
          <table:table-cell table:formula="of:=IF(             OR           (     NOT(ISNA(VLOOKUP([.D195];[Veranstaltung.$E$10:.$E$99];1;0)));     NOT(ISNA(VLOOKUP([.D195];[Veranstaltung.$G$10:.$G$99];1;0)))   );   [.D195];   IF(     OR(N([.D195])=0;ISBLANK([.E195]));     &quot;&quot;;  VLOOKUP(       JahrDerVeranstaltung-IF(N([.D195])&lt;3000;[.D195];YEAR([.D195]));       [Veranstaltung.$C$10:.$H$99];       IF(LOWER([.E195])=&quot;m&quot;;3;5);       1     )   )  )">
            <text:p/>
          </table:table-cell>
          <table:table-cell table:formula="of:=VLOOKUP([.A195];[Zeitnahme.$A$5:.$B$505];2;0)" office:value-type="string" office:string-value="" calcext:value-type="error">
            <text:p>#NV</text:p>
          </table:table-cell>
          <table:table-cell table:formula="of:=COUNTIFS([.$I$5:.$I$505];&quot;&lt;&quot;&amp;[.$I195];[.$G$5:.$G$505];[.$G195];[.$H$5:.$H$505];[.$H195])+1" office:value-type="string" office:string-value="" calcext:value-type="error">
            <text:p>#NV</text:p>
          </table:table-cell>
          <table:table-cell table:formula="of:=COUNTIFS([.$I$5:.$I$505];&quot;&lt;&quot;&amp;[.$I195];[.$G$5:.$G$505];[.$G195];[.E$5:.$E$505];[.$E195])+1" office:value-type="string" office:string-value="" calcext:value-type="error">
            <text:p>#NV</text:p>
          </table:table-cell>
          <table:table-cell table:number-columns-repeated="15"/>
        </table:table-row>
        <table:table-row table:style-name="ro1">
          <table:table-cell table:number-columns-repeated="7"/>
          <table:table-cell table:formula="of:=IF(             OR           (     NOT(ISNA(VLOOKUP([.D196];[Veranstaltung.$E$10:.$E$99];1;0)));     NOT(ISNA(VLOOKUP([.D196];[Veranstaltung.$G$10:.$G$99];1;0)))   );   [.D196];   IF(     OR(N([.D196])=0;ISBLANK([.E196]));     &quot;&quot;;  VLOOKUP(       JahrDerVeranstaltung-IF(N([.D196])&lt;3000;[.D196];YEAR([.D196]));       [Veranstaltung.$C$10:.$H$99];       IF(LOWER([.E196])=&quot;m&quot;;3;5);       1     )   )  )">
            <text:p/>
          </table:table-cell>
          <table:table-cell table:formula="of:=VLOOKUP([.A196];[Zeitnahme.$A$5:.$B$505];2;0)" office:value-type="string" office:string-value="" calcext:value-type="error">
            <text:p>#NV</text:p>
          </table:table-cell>
          <table:table-cell table:formula="of:=COUNTIFS([.$I$5:.$I$505];&quot;&lt;&quot;&amp;[.$I196];[.$G$5:.$G$505];[.$G196];[.$H$5:.$H$505];[.$H196])+1" office:value-type="string" office:string-value="" calcext:value-type="error">
            <text:p>#NV</text:p>
          </table:table-cell>
          <table:table-cell table:formula="of:=COUNTIFS([.$I$5:.$I$505];&quot;&lt;&quot;&amp;[.$I196];[.$G$5:.$G$505];[.$G196];[.E$5:.$E$505];[.$E196])+1" office:value-type="string" office:string-value="" calcext:value-type="error">
            <text:p>#NV</text:p>
          </table:table-cell>
          <table:table-cell table:number-columns-repeated="15"/>
        </table:table-row>
        <table:table-row table:style-name="ro1">
          <table:table-cell table:number-columns-repeated="7"/>
          <table:table-cell table:formula="of:=IF(             OR           (     NOT(ISNA(VLOOKUP([.D197];[Veranstaltung.$E$10:.$E$99];1;0)));     NOT(ISNA(VLOOKUP([.D197];[Veranstaltung.$G$10:.$G$99];1;0)))   );   [.D197];   IF(     OR(N([.D197])=0;ISBLANK([.E197]));     &quot;&quot;;  VLOOKUP(       JahrDerVeranstaltung-IF(N([.D197])&lt;3000;[.D197];YEAR([.D197]));       [Veranstaltung.$C$10:.$H$99];       IF(LOWER([.E197])=&quot;m&quot;;3;5);       1     )   )  )">
            <text:p/>
          </table:table-cell>
          <table:table-cell table:formula="of:=VLOOKUP([.A197];[Zeitnahme.$A$5:.$B$505];2;0)" office:value-type="string" office:string-value="" calcext:value-type="error">
            <text:p>#NV</text:p>
          </table:table-cell>
          <table:table-cell table:formula="of:=COUNTIFS([.$I$5:.$I$505];&quot;&lt;&quot;&amp;[.$I197];[.$G$5:.$G$505];[.$G197];[.$H$5:.$H$505];[.$H197])+1" office:value-type="string" office:string-value="" calcext:value-type="error">
            <text:p>#NV</text:p>
          </table:table-cell>
          <table:table-cell table:formula="of:=COUNTIFS([.$I$5:.$I$505];&quot;&lt;&quot;&amp;[.$I197];[.$G$5:.$G$505];[.$G197];[.E$5:.$E$505];[.$E197])+1" office:value-type="string" office:string-value="" calcext:value-type="error">
            <text:p>#NV</text:p>
          </table:table-cell>
          <table:table-cell table:number-columns-repeated="15"/>
        </table:table-row>
        <table:table-row table:style-name="ro1">
          <table:table-cell table:number-columns-repeated="7"/>
          <table:table-cell table:formula="of:=IF(             OR           (     NOT(ISNA(VLOOKUP([.D198];[Veranstaltung.$E$10:.$E$99];1;0)));     NOT(ISNA(VLOOKUP([.D198];[Veranstaltung.$G$10:.$G$99];1;0)))   );   [.D198];   IF(     OR(N([.D198])=0;ISBLANK([.E198]));     &quot;&quot;;  VLOOKUP(       JahrDerVeranstaltung-IF(N([.D198])&lt;3000;[.D198];YEAR([.D198]));       [Veranstaltung.$C$10:.$H$99];       IF(LOWER([.E198])=&quot;m&quot;;3;5);       1     )   )  )">
            <text:p/>
          </table:table-cell>
          <table:table-cell table:formula="of:=VLOOKUP([.A198];[Zeitnahme.$A$5:.$B$505];2;0)" office:value-type="string" office:string-value="" calcext:value-type="error">
            <text:p>#NV</text:p>
          </table:table-cell>
          <table:table-cell table:formula="of:=COUNTIFS([.$I$5:.$I$505];&quot;&lt;&quot;&amp;[.$I198];[.$G$5:.$G$505];[.$G198];[.$H$5:.$H$505];[.$H198])+1" office:value-type="string" office:string-value="" calcext:value-type="error">
            <text:p>#NV</text:p>
          </table:table-cell>
          <table:table-cell table:formula="of:=COUNTIFS([.$I$5:.$I$505];&quot;&lt;&quot;&amp;[.$I198];[.$G$5:.$G$505];[.$G198];[.E$5:.$E$505];[.$E198])+1" office:value-type="string" office:string-value="" calcext:value-type="error">
            <text:p>#NV</text:p>
          </table:table-cell>
          <table:table-cell table:number-columns-repeated="15"/>
        </table:table-row>
        <table:table-row table:style-name="ro1">
          <table:table-cell table:number-columns-repeated="7"/>
          <table:table-cell table:formula="of:=IF(             OR           (     NOT(ISNA(VLOOKUP([.D199];[Veranstaltung.$E$10:.$E$99];1;0)));     NOT(ISNA(VLOOKUP([.D199];[Veranstaltung.$G$10:.$G$99];1;0)))   );   [.D199];   IF(     OR(N([.D199])=0;ISBLANK([.E199]));     &quot;&quot;;  VLOOKUP(       JahrDerVeranstaltung-IF(N([.D199])&lt;3000;[.D199];YEAR([.D199]));       [Veranstaltung.$C$10:.$H$99];       IF(LOWER([.E199])=&quot;m&quot;;3;5);       1     )   )  )">
            <text:p/>
          </table:table-cell>
          <table:table-cell table:formula="of:=VLOOKUP([.A199];[Zeitnahme.$A$5:.$B$505];2;0)" office:value-type="string" office:string-value="" calcext:value-type="error">
            <text:p>#NV</text:p>
          </table:table-cell>
          <table:table-cell table:formula="of:=COUNTIFS([.$I$5:.$I$505];&quot;&lt;&quot;&amp;[.$I199];[.$G$5:.$G$505];[.$G199];[.$H$5:.$H$505];[.$H199])+1" office:value-type="string" office:string-value="" calcext:value-type="error">
            <text:p>#NV</text:p>
          </table:table-cell>
          <table:table-cell table:formula="of:=COUNTIFS([.$I$5:.$I$505];&quot;&lt;&quot;&amp;[.$I199];[.$G$5:.$G$505];[.$G199];[.E$5:.$E$505];[.$E199])+1" office:value-type="string" office:string-value="" calcext:value-type="error">
            <text:p>#NV</text:p>
          </table:table-cell>
          <table:table-cell table:number-columns-repeated="15"/>
        </table:table-row>
        <table:table-row table:style-name="ro1">
          <table:table-cell table:number-columns-repeated="7"/>
          <table:table-cell table:formula="of:=IF(             OR           (     NOT(ISNA(VLOOKUP([.D200];[Veranstaltung.$E$10:.$E$99];1;0)));     NOT(ISNA(VLOOKUP([.D200];[Veranstaltung.$G$10:.$G$99];1;0)))   );   [.D200];   IF(     OR(N([.D200])=0;ISBLANK([.E200]));     &quot;&quot;;  VLOOKUP(       JahrDerVeranstaltung-IF(N([.D200])&lt;3000;[.D200];YEAR([.D200]));       [Veranstaltung.$C$10:.$H$99];       IF(LOWER([.E200])=&quot;m&quot;;3;5);       1     )   )  )">
            <text:p/>
          </table:table-cell>
          <table:table-cell table:formula="of:=VLOOKUP([.A200];[Zeitnahme.$A$5:.$B$505];2;0)" office:value-type="string" office:string-value="" calcext:value-type="error">
            <text:p>#NV</text:p>
          </table:table-cell>
          <table:table-cell table:formula="of:=COUNTIFS([.$I$5:.$I$505];&quot;&lt;&quot;&amp;[.$I200];[.$G$5:.$G$505];[.$G200];[.$H$5:.$H$505];[.$H200])+1" office:value-type="string" office:string-value="" calcext:value-type="error">
            <text:p>#NV</text:p>
          </table:table-cell>
          <table:table-cell table:formula="of:=COUNTIFS([.$I$5:.$I$505];&quot;&lt;&quot;&amp;[.$I200];[.$G$5:.$G$505];[.$G200];[.E$5:.$E$505];[.$E200])+1" office:value-type="string" office:string-value="" calcext:value-type="error">
            <text:p>#NV</text:p>
          </table:table-cell>
          <table:table-cell table:number-columns-repeated="15"/>
        </table:table-row>
        <table:table-row table:style-name="ro1">
          <table:table-cell table:number-columns-repeated="7"/>
          <table:table-cell table:formula="of:=IF(             OR           (     NOT(ISNA(VLOOKUP([.D201];[Veranstaltung.$E$10:.$E$99];1;0)));     NOT(ISNA(VLOOKUP([.D201];[Veranstaltung.$G$10:.$G$99];1;0)))   );   [.D201];   IF(     OR(N([.D201])=0;ISBLANK([.E201]));     &quot;&quot;;  VLOOKUP(       JahrDerVeranstaltung-IF(N([.D201])&lt;3000;[.D201];YEAR([.D201]));       [Veranstaltung.$C$10:.$H$99];       IF(LOWER([.E201])=&quot;m&quot;;3;5);       1     )   )  )">
            <text:p/>
          </table:table-cell>
          <table:table-cell table:formula="of:=VLOOKUP([.A201];[Zeitnahme.$A$5:.$B$505];2;0)" office:value-type="string" office:string-value="" calcext:value-type="error">
            <text:p>#NV</text:p>
          </table:table-cell>
          <table:table-cell table:formula="of:=COUNTIFS([.$I$5:.$I$505];&quot;&lt;&quot;&amp;[.$I201];[.$G$5:.$G$505];[.$G201];[.$H$5:.$H$505];[.$H201])+1" office:value-type="string" office:string-value="" calcext:value-type="error">
            <text:p>#NV</text:p>
          </table:table-cell>
          <table:table-cell table:formula="of:=COUNTIFS([.$I$5:.$I$505];&quot;&lt;&quot;&amp;[.$I201];[.$G$5:.$G$505];[.$G201];[.E$5:.$E$505];[.$E201])+1" office:value-type="string" office:string-value="" calcext:value-type="error">
            <text:p>#NV</text:p>
          </table:table-cell>
          <table:table-cell table:number-columns-repeated="15"/>
        </table:table-row>
        <table:table-row table:style-name="ro1">
          <table:table-cell table:number-columns-repeated="7"/>
          <table:table-cell table:formula="of:=IF(             OR           (     NOT(ISNA(VLOOKUP([.D202];[Veranstaltung.$E$10:.$E$99];1;0)));     NOT(ISNA(VLOOKUP([.D202];[Veranstaltung.$G$10:.$G$99];1;0)))   );   [.D202];   IF(     OR(N([.D202])=0;ISBLANK([.E202]));     &quot;&quot;;  VLOOKUP(       JahrDerVeranstaltung-IF(N([.D202])&lt;3000;[.D202];YEAR([.D202]));       [Veranstaltung.$C$10:.$H$99];       IF(LOWER([.E202])=&quot;m&quot;;3;5);       1     )   )  )">
            <text:p/>
          </table:table-cell>
          <table:table-cell table:formula="of:=VLOOKUP([.A202];[Zeitnahme.$A$5:.$B$505];2;0)" office:value-type="string" office:string-value="" calcext:value-type="error">
            <text:p>#NV</text:p>
          </table:table-cell>
          <table:table-cell table:formula="of:=COUNTIFS([.$I$5:.$I$505];&quot;&lt;&quot;&amp;[.$I202];[.$G$5:.$G$505];[.$G202];[.$H$5:.$H$505];[.$H202])+1" office:value-type="string" office:string-value="" calcext:value-type="error">
            <text:p>#NV</text:p>
          </table:table-cell>
          <table:table-cell table:formula="of:=COUNTIFS([.$I$5:.$I$505];&quot;&lt;&quot;&amp;[.$I202];[.$G$5:.$G$505];[.$G202];[.E$5:.$E$505];[.$E202])+1" office:value-type="string" office:string-value="" calcext:value-type="error">
            <text:p>#NV</text:p>
          </table:table-cell>
          <table:table-cell table:number-columns-repeated="15"/>
        </table:table-row>
        <table:table-row table:style-name="ro1">
          <table:table-cell table:number-columns-repeated="7"/>
          <table:table-cell table:formula="of:=IF(             OR           (     NOT(ISNA(VLOOKUP([.D203];[Veranstaltung.$E$10:.$E$99];1;0)));     NOT(ISNA(VLOOKUP([.D203];[Veranstaltung.$G$10:.$G$99];1;0)))   );   [.D203];   IF(     OR(N([.D203])=0;ISBLANK([.E203]));     &quot;&quot;;  VLOOKUP(       JahrDerVeranstaltung-IF(N([.D203])&lt;3000;[.D203];YEAR([.D203]));       [Veranstaltung.$C$10:.$H$99];       IF(LOWER([.E203])=&quot;m&quot;;3;5);       1     )   )  )">
            <text:p/>
          </table:table-cell>
          <table:table-cell table:formula="of:=VLOOKUP([.A203];[Zeitnahme.$A$5:.$B$505];2;0)" office:value-type="string" office:string-value="" calcext:value-type="error">
            <text:p>#NV</text:p>
          </table:table-cell>
          <table:table-cell table:formula="of:=COUNTIFS([.$I$5:.$I$505];&quot;&lt;&quot;&amp;[.$I203];[.$G$5:.$G$505];[.$G203];[.$H$5:.$H$505];[.$H203])+1" office:value-type="string" office:string-value="" calcext:value-type="error">
            <text:p>#NV</text:p>
          </table:table-cell>
          <table:table-cell table:formula="of:=COUNTIFS([.$I$5:.$I$505];&quot;&lt;&quot;&amp;[.$I203];[.$G$5:.$G$505];[.$G203];[.E$5:.$E$505];[.$E203])+1" office:value-type="string" office:string-value="" calcext:value-type="error">
            <text:p>#NV</text:p>
          </table:table-cell>
          <table:table-cell table:number-columns-repeated="15"/>
        </table:table-row>
        <table:table-row table:style-name="ro1">
          <table:table-cell table:number-columns-repeated="7"/>
          <table:table-cell table:formula="of:=IF(             OR           (     NOT(ISNA(VLOOKUP([.D204];[Veranstaltung.$E$10:.$E$99];1;0)));     NOT(ISNA(VLOOKUP([.D204];[Veranstaltung.$G$10:.$G$99];1;0)))   );   [.D204];   IF(     OR(N([.D204])=0;ISBLANK([.E204]));     &quot;&quot;;  VLOOKUP(       JahrDerVeranstaltung-IF(N([.D204])&lt;3000;[.D204];YEAR([.D204]));       [Veranstaltung.$C$10:.$H$99];       IF(LOWER([.E204])=&quot;m&quot;;3;5);       1     )   )  )">
            <text:p/>
          </table:table-cell>
          <table:table-cell table:formula="of:=VLOOKUP([.A204];[Zeitnahme.$A$5:.$B$505];2;0)" office:value-type="string" office:string-value="" calcext:value-type="error">
            <text:p>#NV</text:p>
          </table:table-cell>
          <table:table-cell table:formula="of:=COUNTIFS([.$I$5:.$I$505];&quot;&lt;&quot;&amp;[.$I204];[.$G$5:.$G$505];[.$G204];[.$H$5:.$H$505];[.$H204])+1" office:value-type="string" office:string-value="" calcext:value-type="error">
            <text:p>#NV</text:p>
          </table:table-cell>
          <table:table-cell table:formula="of:=COUNTIFS([.$I$5:.$I$505];&quot;&lt;&quot;&amp;[.$I204];[.$G$5:.$G$505];[.$G204];[.E$5:.$E$505];[.$E204])+1" office:value-type="string" office:string-value="" calcext:value-type="error">
            <text:p>#NV</text:p>
          </table:table-cell>
          <table:table-cell table:number-columns-repeated="15"/>
        </table:table-row>
        <table:table-row table:style-name="ro1">
          <table:table-cell table:number-columns-repeated="7"/>
          <table:table-cell table:formula="of:=IF(             OR           (     NOT(ISNA(VLOOKUP([.D205];[Veranstaltung.$E$10:.$E$99];1;0)));     NOT(ISNA(VLOOKUP([.D205];[Veranstaltung.$G$10:.$G$99];1;0)))   );   [.D205];   IF(     OR(N([.D205])=0;ISBLANK([.E205]));     &quot;&quot;;  VLOOKUP(       JahrDerVeranstaltung-IF(N([.D205])&lt;3000;[.D205];YEAR([.D205]));       [Veranstaltung.$C$10:.$H$99];       IF(LOWER([.E205])=&quot;m&quot;;3;5);       1     )   )  )">
            <text:p/>
          </table:table-cell>
          <table:table-cell table:formula="of:=VLOOKUP([.A205];[Zeitnahme.$A$5:.$B$505];2;0)" office:value-type="string" office:string-value="" calcext:value-type="error">
            <text:p>#NV</text:p>
          </table:table-cell>
          <table:table-cell table:formula="of:=COUNTIFS([.$I$5:.$I$505];&quot;&lt;&quot;&amp;[.$I205];[.$G$5:.$G$505];[.$G205];[.$H$5:.$H$505];[.$H205])+1" office:value-type="string" office:string-value="" calcext:value-type="error">
            <text:p>#NV</text:p>
          </table:table-cell>
          <table:table-cell table:formula="of:=COUNTIFS([.$I$5:.$I$505];&quot;&lt;&quot;&amp;[.$I205];[.$G$5:.$G$505];[.$G205];[.E$5:.$E$505];[.$E205])+1" office:value-type="string" office:string-value="" calcext:value-type="error">
            <text:p>#NV</text:p>
          </table:table-cell>
          <table:table-cell table:number-columns-repeated="15"/>
        </table:table-row>
        <table:table-row table:style-name="ro1">
          <table:table-cell table:number-columns-repeated="7"/>
          <table:table-cell table:formula="of:=IF(             OR           (     NOT(ISNA(VLOOKUP([.D206];[Veranstaltung.$E$10:.$E$99];1;0)));     NOT(ISNA(VLOOKUP([.D206];[Veranstaltung.$G$10:.$G$99];1;0)))   );   [.D206];   IF(     OR(N([.D206])=0;ISBLANK([.E206]));     &quot;&quot;;  VLOOKUP(       JahrDerVeranstaltung-IF(N([.D206])&lt;3000;[.D206];YEAR([.D206]));       [Veranstaltung.$C$10:.$H$99];       IF(LOWER([.E206])=&quot;m&quot;;3;5);       1     )   )  )">
            <text:p/>
          </table:table-cell>
          <table:table-cell table:formula="of:=VLOOKUP([.A206];[Zeitnahme.$A$5:.$B$505];2;0)" office:value-type="string" office:string-value="" calcext:value-type="error">
            <text:p>#NV</text:p>
          </table:table-cell>
          <table:table-cell table:formula="of:=COUNTIFS([.$I$5:.$I$505];&quot;&lt;&quot;&amp;[.$I206];[.$G$5:.$G$505];[.$G206];[.$H$5:.$H$505];[.$H206])+1" office:value-type="string" office:string-value="" calcext:value-type="error">
            <text:p>#NV</text:p>
          </table:table-cell>
          <table:table-cell table:formula="of:=COUNTIFS([.$I$5:.$I$505];&quot;&lt;&quot;&amp;[.$I206];[.$G$5:.$G$505];[.$G206];[.E$5:.$E$505];[.$E206])+1" office:value-type="string" office:string-value="" calcext:value-type="error">
            <text:p>#NV</text:p>
          </table:table-cell>
          <table:table-cell table:number-columns-repeated="15"/>
        </table:table-row>
        <table:table-row table:style-name="ro1">
          <table:table-cell table:number-columns-repeated="7"/>
          <table:table-cell table:formula="of:=IF(             OR           (     NOT(ISNA(VLOOKUP([.D207];[Veranstaltung.$E$10:.$E$99];1;0)));     NOT(ISNA(VLOOKUP([.D207];[Veranstaltung.$G$10:.$G$99];1;0)))   );   [.D207];   IF(     OR(N([.D207])=0;ISBLANK([.E207]));     &quot;&quot;;  VLOOKUP(       JahrDerVeranstaltung-IF(N([.D207])&lt;3000;[.D207];YEAR([.D207]));       [Veranstaltung.$C$10:.$H$99];       IF(LOWER([.E207])=&quot;m&quot;;3;5);       1     )   )  )">
            <text:p/>
          </table:table-cell>
          <table:table-cell table:formula="of:=VLOOKUP([.A207];[Zeitnahme.$A$5:.$B$505];2;0)" office:value-type="string" office:string-value="" calcext:value-type="error">
            <text:p>#NV</text:p>
          </table:table-cell>
          <table:table-cell table:formula="of:=COUNTIFS([.$I$5:.$I$505];&quot;&lt;&quot;&amp;[.$I207];[.$G$5:.$G$505];[.$G207];[.$H$5:.$H$505];[.$H207])+1" office:value-type="string" office:string-value="" calcext:value-type="error">
            <text:p>#NV</text:p>
          </table:table-cell>
          <table:table-cell table:formula="of:=COUNTIFS([.$I$5:.$I$505];&quot;&lt;&quot;&amp;[.$I207];[.$G$5:.$G$505];[.$G207];[.E$5:.$E$505];[.$E207])+1" office:value-type="string" office:string-value="" calcext:value-type="error">
            <text:p>#NV</text:p>
          </table:table-cell>
          <table:table-cell table:number-columns-repeated="15"/>
        </table:table-row>
        <table:table-row table:style-name="ro1">
          <table:table-cell table:number-columns-repeated="7"/>
          <table:table-cell table:formula="of:=IF(             OR           (     NOT(ISNA(VLOOKUP([.D208];[Veranstaltung.$E$10:.$E$99];1;0)));     NOT(ISNA(VLOOKUP([.D208];[Veranstaltung.$G$10:.$G$99];1;0)))   );   [.D208];   IF(     OR(N([.D208])=0;ISBLANK([.E208]));     &quot;&quot;;  VLOOKUP(       JahrDerVeranstaltung-IF(N([.D208])&lt;3000;[.D208];YEAR([.D208]));       [Veranstaltung.$C$10:.$H$99];       IF(LOWER([.E208])=&quot;m&quot;;3;5);       1     )   )  )">
            <text:p/>
          </table:table-cell>
          <table:table-cell table:formula="of:=VLOOKUP([.A208];[Zeitnahme.$A$5:.$B$505];2;0)" office:value-type="string" office:string-value="" calcext:value-type="error">
            <text:p>#NV</text:p>
          </table:table-cell>
          <table:table-cell table:formula="of:=COUNTIFS([.$I$5:.$I$505];&quot;&lt;&quot;&amp;[.$I208];[.$G$5:.$G$505];[.$G208];[.$H$5:.$H$505];[.$H208])+1" office:value-type="string" office:string-value="" calcext:value-type="error">
            <text:p>#NV</text:p>
          </table:table-cell>
          <table:table-cell table:formula="of:=COUNTIFS([.$I$5:.$I$505];&quot;&lt;&quot;&amp;[.$I208];[.$G$5:.$G$505];[.$G208];[.E$5:.$E$505];[.$E208])+1" office:value-type="string" office:string-value="" calcext:value-type="error">
            <text:p>#NV</text:p>
          </table:table-cell>
          <table:table-cell table:number-columns-repeated="15"/>
        </table:table-row>
        <table:table-row table:style-name="ro1">
          <table:table-cell table:number-columns-repeated="7"/>
          <table:table-cell table:formula="of:=IF(             OR           (     NOT(ISNA(VLOOKUP([.D209];[Veranstaltung.$E$10:.$E$99];1;0)));     NOT(ISNA(VLOOKUP([.D209];[Veranstaltung.$G$10:.$G$99];1;0)))   );   [.D209];   IF(     OR(N([.D209])=0;ISBLANK([.E209]));     &quot;&quot;;  VLOOKUP(       JahrDerVeranstaltung-IF(N([.D209])&lt;3000;[.D209];YEAR([.D209]));       [Veranstaltung.$C$10:.$H$99];       IF(LOWER([.E209])=&quot;m&quot;;3;5);       1     )   )  )">
            <text:p/>
          </table:table-cell>
          <table:table-cell table:formula="of:=VLOOKUP([.A209];[Zeitnahme.$A$5:.$B$505];2;0)" office:value-type="string" office:string-value="" calcext:value-type="error">
            <text:p>#NV</text:p>
          </table:table-cell>
          <table:table-cell table:formula="of:=COUNTIFS([.$I$5:.$I$505];&quot;&lt;&quot;&amp;[.$I209];[.$G$5:.$G$505];[.$G209];[.$H$5:.$H$505];[.$H209])+1" office:value-type="string" office:string-value="" calcext:value-type="error">
            <text:p>#NV</text:p>
          </table:table-cell>
          <table:table-cell table:formula="of:=COUNTIFS([.$I$5:.$I$505];&quot;&lt;&quot;&amp;[.$I209];[.$G$5:.$G$505];[.$G209];[.E$5:.$E$505];[.$E209])+1" office:value-type="string" office:string-value="" calcext:value-type="error">
            <text:p>#NV</text:p>
          </table:table-cell>
          <table:table-cell table:number-columns-repeated="15"/>
        </table:table-row>
        <table:table-row table:style-name="ro1">
          <table:table-cell table:number-columns-repeated="7"/>
          <table:table-cell table:formula="of:=IF(             OR           (     NOT(ISNA(VLOOKUP([.D210];[Veranstaltung.$E$10:.$E$99];1;0)));     NOT(ISNA(VLOOKUP([.D210];[Veranstaltung.$G$10:.$G$99];1;0)))   );   [.D210];   IF(     OR(N([.D210])=0;ISBLANK([.E210]));     &quot;&quot;;  VLOOKUP(       JahrDerVeranstaltung-IF(N([.D210])&lt;3000;[.D210];YEAR([.D210]));       [Veranstaltung.$C$10:.$H$99];       IF(LOWER([.E210])=&quot;m&quot;;3;5);       1     )   )  )">
            <text:p/>
          </table:table-cell>
          <table:table-cell table:formula="of:=VLOOKUP([.A210];[Zeitnahme.$A$5:.$B$505];2;0)" office:value-type="string" office:string-value="" calcext:value-type="error">
            <text:p>#NV</text:p>
          </table:table-cell>
          <table:table-cell table:formula="of:=COUNTIFS([.$I$5:.$I$505];&quot;&lt;&quot;&amp;[.$I210];[.$G$5:.$G$505];[.$G210];[.$H$5:.$H$505];[.$H210])+1" office:value-type="string" office:string-value="" calcext:value-type="error">
            <text:p>#NV</text:p>
          </table:table-cell>
          <table:table-cell table:formula="of:=COUNTIFS([.$I$5:.$I$505];&quot;&lt;&quot;&amp;[.$I210];[.$G$5:.$G$505];[.$G210];[.E$5:.$E$505];[.$E210])+1" office:value-type="string" office:string-value="" calcext:value-type="error">
            <text:p>#NV</text:p>
          </table:table-cell>
          <table:table-cell table:number-columns-repeated="15"/>
        </table:table-row>
        <table:table-row table:style-name="ro1">
          <table:table-cell table:number-columns-repeated="7"/>
          <table:table-cell table:formula="of:=IF(             OR           (     NOT(ISNA(VLOOKUP([.D211];[Veranstaltung.$E$10:.$E$99];1;0)));     NOT(ISNA(VLOOKUP([.D211];[Veranstaltung.$G$10:.$G$99];1;0)))   );   [.D211];   IF(     OR(N([.D211])=0;ISBLANK([.E211]));     &quot;&quot;;  VLOOKUP(       JahrDerVeranstaltung-IF(N([.D211])&lt;3000;[.D211];YEAR([.D211]));       [Veranstaltung.$C$10:.$H$99];       IF(LOWER([.E211])=&quot;m&quot;;3;5);       1     )   )  )">
            <text:p/>
          </table:table-cell>
          <table:table-cell table:formula="of:=VLOOKUP([.A211];[Zeitnahme.$A$5:.$B$505];2;0)" office:value-type="string" office:string-value="" calcext:value-type="error">
            <text:p>#NV</text:p>
          </table:table-cell>
          <table:table-cell table:formula="of:=COUNTIFS([.$I$5:.$I$505];&quot;&lt;&quot;&amp;[.$I211];[.$G$5:.$G$505];[.$G211];[.$H$5:.$H$505];[.$H211])+1" office:value-type="string" office:string-value="" calcext:value-type="error">
            <text:p>#NV</text:p>
          </table:table-cell>
          <table:table-cell table:formula="of:=COUNTIFS([.$I$5:.$I$505];&quot;&lt;&quot;&amp;[.$I211];[.$G$5:.$G$505];[.$G211];[.E$5:.$E$505];[.$E211])+1" office:value-type="string" office:string-value="" calcext:value-type="error">
            <text:p>#NV</text:p>
          </table:table-cell>
          <table:table-cell table:number-columns-repeated="15"/>
        </table:table-row>
        <table:table-row table:style-name="ro1">
          <table:table-cell table:number-columns-repeated="7"/>
          <table:table-cell table:formula="of:=IF(             OR           (     NOT(ISNA(VLOOKUP([.D212];[Veranstaltung.$E$10:.$E$99];1;0)));     NOT(ISNA(VLOOKUP([.D212];[Veranstaltung.$G$10:.$G$99];1;0)))   );   [.D212];   IF(     OR(N([.D212])=0;ISBLANK([.E212]));     &quot;&quot;;  VLOOKUP(       JahrDerVeranstaltung-IF(N([.D212])&lt;3000;[.D212];YEAR([.D212]));       [Veranstaltung.$C$10:.$H$99];       IF(LOWER([.E212])=&quot;m&quot;;3;5);       1     )   )  )">
            <text:p/>
          </table:table-cell>
          <table:table-cell table:formula="of:=VLOOKUP([.A212];[Zeitnahme.$A$5:.$B$505];2;0)" office:value-type="string" office:string-value="" calcext:value-type="error">
            <text:p>#NV</text:p>
          </table:table-cell>
          <table:table-cell table:formula="of:=COUNTIFS([.$I$5:.$I$505];&quot;&lt;&quot;&amp;[.$I212];[.$G$5:.$G$505];[.$G212];[.$H$5:.$H$505];[.$H212])+1" office:value-type="string" office:string-value="" calcext:value-type="error">
            <text:p>#NV</text:p>
          </table:table-cell>
          <table:table-cell table:formula="of:=COUNTIFS([.$I$5:.$I$505];&quot;&lt;&quot;&amp;[.$I212];[.$G$5:.$G$505];[.$G212];[.E$5:.$E$505];[.$E212])+1" office:value-type="string" office:string-value="" calcext:value-type="error">
            <text:p>#NV</text:p>
          </table:table-cell>
          <table:table-cell table:number-columns-repeated="15"/>
        </table:table-row>
        <table:table-row table:style-name="ro1">
          <table:table-cell table:number-columns-repeated="7"/>
          <table:table-cell table:formula="of:=IF(             OR           (     NOT(ISNA(VLOOKUP([.D213];[Veranstaltung.$E$10:.$E$99];1;0)));     NOT(ISNA(VLOOKUP([.D213];[Veranstaltung.$G$10:.$G$99];1;0)))   );   [.D213];   IF(     OR(N([.D213])=0;ISBLANK([.E213]));     &quot;&quot;;  VLOOKUP(       JahrDerVeranstaltung-IF(N([.D213])&lt;3000;[.D213];YEAR([.D213]));       [Veranstaltung.$C$10:.$H$99];       IF(LOWER([.E213])=&quot;m&quot;;3;5);       1     )   )  )">
            <text:p/>
          </table:table-cell>
          <table:table-cell table:formula="of:=VLOOKUP([.A213];[Zeitnahme.$A$5:.$B$505];2;0)" office:value-type="string" office:string-value="" calcext:value-type="error">
            <text:p>#NV</text:p>
          </table:table-cell>
          <table:table-cell table:formula="of:=COUNTIFS([.$I$5:.$I$505];&quot;&lt;&quot;&amp;[.$I213];[.$G$5:.$G$505];[.$G213];[.$H$5:.$H$505];[.$H213])+1" office:value-type="string" office:string-value="" calcext:value-type="error">
            <text:p>#NV</text:p>
          </table:table-cell>
          <table:table-cell table:formula="of:=COUNTIFS([.$I$5:.$I$505];&quot;&lt;&quot;&amp;[.$I213];[.$G$5:.$G$505];[.$G213];[.E$5:.$E$505];[.$E213])+1" office:value-type="string" office:string-value="" calcext:value-type="error">
            <text:p>#NV</text:p>
          </table:table-cell>
          <table:table-cell table:number-columns-repeated="15"/>
        </table:table-row>
        <table:table-row table:style-name="ro1">
          <table:table-cell table:number-columns-repeated="7"/>
          <table:table-cell table:formula="of:=IF(             OR           (     NOT(ISNA(VLOOKUP([.D214];[Veranstaltung.$E$10:.$E$99];1;0)));     NOT(ISNA(VLOOKUP([.D214];[Veranstaltung.$G$10:.$G$99];1;0)))   );   [.D214];   IF(     OR(N([.D214])=0;ISBLANK([.E214]));     &quot;&quot;;  VLOOKUP(       JahrDerVeranstaltung-IF(N([.D214])&lt;3000;[.D214];YEAR([.D214]));       [Veranstaltung.$C$10:.$H$99];       IF(LOWER([.E214])=&quot;m&quot;;3;5);       1     )   )  )">
            <text:p/>
          </table:table-cell>
          <table:table-cell table:formula="of:=VLOOKUP([.A214];[Zeitnahme.$A$5:.$B$505];2;0)" office:value-type="string" office:string-value="" calcext:value-type="error">
            <text:p>#NV</text:p>
          </table:table-cell>
          <table:table-cell table:formula="of:=COUNTIFS([.$I$5:.$I$505];&quot;&lt;&quot;&amp;[.$I214];[.$G$5:.$G$505];[.$G214];[.$H$5:.$H$505];[.$H214])+1" office:value-type="string" office:string-value="" calcext:value-type="error">
            <text:p>#NV</text:p>
          </table:table-cell>
          <table:table-cell table:formula="of:=COUNTIFS([.$I$5:.$I$505];&quot;&lt;&quot;&amp;[.$I214];[.$G$5:.$G$505];[.$G214];[.E$5:.$E$505];[.$E214])+1" office:value-type="string" office:string-value="" calcext:value-type="error">
            <text:p>#NV</text:p>
          </table:table-cell>
          <table:table-cell table:number-columns-repeated="15"/>
        </table:table-row>
        <table:table-row table:style-name="ro1">
          <table:table-cell table:number-columns-repeated="7"/>
          <table:table-cell table:formula="of:=IF(             OR           (     NOT(ISNA(VLOOKUP([.D215];[Veranstaltung.$E$10:.$E$99];1;0)));     NOT(ISNA(VLOOKUP([.D215];[Veranstaltung.$G$10:.$G$99];1;0)))   );   [.D215];   IF(     OR(N([.D215])=0;ISBLANK([.E215]));     &quot;&quot;;  VLOOKUP(       JahrDerVeranstaltung-IF(N([.D215])&lt;3000;[.D215];YEAR([.D215]));       [Veranstaltung.$C$10:.$H$99];       IF(LOWER([.E215])=&quot;m&quot;;3;5);       1     )   )  )">
            <text:p/>
          </table:table-cell>
          <table:table-cell table:formula="of:=VLOOKUP([.A215];[Zeitnahme.$A$5:.$B$505];2;0)" office:value-type="string" office:string-value="" calcext:value-type="error">
            <text:p>#NV</text:p>
          </table:table-cell>
          <table:table-cell table:formula="of:=COUNTIFS([.$I$5:.$I$505];&quot;&lt;&quot;&amp;[.$I215];[.$G$5:.$G$505];[.$G215];[.$H$5:.$H$505];[.$H215])+1" office:value-type="string" office:string-value="" calcext:value-type="error">
            <text:p>#NV</text:p>
          </table:table-cell>
          <table:table-cell table:formula="of:=COUNTIFS([.$I$5:.$I$505];&quot;&lt;&quot;&amp;[.$I215];[.$G$5:.$G$505];[.$G215];[.E$5:.$E$505];[.$E215])+1" office:value-type="string" office:string-value="" calcext:value-type="error">
            <text:p>#NV</text:p>
          </table:table-cell>
          <table:table-cell table:number-columns-repeated="15"/>
        </table:table-row>
        <table:table-row table:style-name="ro1">
          <table:table-cell table:number-columns-repeated="7"/>
          <table:table-cell table:formula="of:=IF(             OR           (     NOT(ISNA(VLOOKUP([.D216];[Veranstaltung.$E$10:.$E$99];1;0)));     NOT(ISNA(VLOOKUP([.D216];[Veranstaltung.$G$10:.$G$99];1;0)))   );   [.D216];   IF(     OR(N([.D216])=0;ISBLANK([.E216]));     &quot;&quot;;  VLOOKUP(       JahrDerVeranstaltung-IF(N([.D216])&lt;3000;[.D216];YEAR([.D216]));       [Veranstaltung.$C$10:.$H$99];       IF(LOWER([.E216])=&quot;m&quot;;3;5);       1     )   )  )">
            <text:p/>
          </table:table-cell>
          <table:table-cell table:formula="of:=VLOOKUP([.A216];[Zeitnahme.$A$5:.$B$505];2;0)" office:value-type="string" office:string-value="" calcext:value-type="error">
            <text:p>#NV</text:p>
          </table:table-cell>
          <table:table-cell table:formula="of:=COUNTIFS([.$I$5:.$I$505];&quot;&lt;&quot;&amp;[.$I216];[.$G$5:.$G$505];[.$G216];[.$H$5:.$H$505];[.$H216])+1" office:value-type="string" office:string-value="" calcext:value-type="error">
            <text:p>#NV</text:p>
          </table:table-cell>
          <table:table-cell table:formula="of:=COUNTIFS([.$I$5:.$I$505];&quot;&lt;&quot;&amp;[.$I216];[.$G$5:.$G$505];[.$G216];[.E$5:.$E$505];[.$E216])+1" office:value-type="string" office:string-value="" calcext:value-type="error">
            <text:p>#NV</text:p>
          </table:table-cell>
          <table:table-cell table:number-columns-repeated="15"/>
        </table:table-row>
        <table:table-row table:style-name="ro1">
          <table:table-cell table:number-columns-repeated="7"/>
          <table:table-cell table:formula="of:=IF(             OR           (     NOT(ISNA(VLOOKUP([.D217];[Veranstaltung.$E$10:.$E$99];1;0)));     NOT(ISNA(VLOOKUP([.D217];[Veranstaltung.$G$10:.$G$99];1;0)))   );   [.D217];   IF(     OR(N([.D217])=0;ISBLANK([.E217]));     &quot;&quot;;  VLOOKUP(       JahrDerVeranstaltung-IF(N([.D217])&lt;3000;[.D217];YEAR([.D217]));       [Veranstaltung.$C$10:.$H$99];       IF(LOWER([.E217])=&quot;m&quot;;3;5);       1     )   )  )">
            <text:p/>
          </table:table-cell>
          <table:table-cell table:formula="of:=VLOOKUP([.A217];[Zeitnahme.$A$5:.$B$505];2;0)" office:value-type="string" office:string-value="" calcext:value-type="error">
            <text:p>#NV</text:p>
          </table:table-cell>
          <table:table-cell table:formula="of:=COUNTIFS([.$I$5:.$I$505];&quot;&lt;&quot;&amp;[.$I217];[.$G$5:.$G$505];[.$G217];[.$H$5:.$H$505];[.$H217])+1" office:value-type="string" office:string-value="" calcext:value-type="error">
            <text:p>#NV</text:p>
          </table:table-cell>
          <table:table-cell table:formula="of:=COUNTIFS([.$I$5:.$I$505];&quot;&lt;&quot;&amp;[.$I217];[.$G$5:.$G$505];[.$G217];[.E$5:.$E$505];[.$E217])+1" office:value-type="string" office:string-value="" calcext:value-type="error">
            <text:p>#NV</text:p>
          </table:table-cell>
          <table:table-cell table:number-columns-repeated="15"/>
        </table:table-row>
        <table:table-row table:style-name="ro1">
          <table:table-cell table:number-columns-repeated="7"/>
          <table:table-cell table:formula="of:=IF(             OR           (     NOT(ISNA(VLOOKUP([.D218];[Veranstaltung.$E$10:.$E$99];1;0)));     NOT(ISNA(VLOOKUP([.D218];[Veranstaltung.$G$10:.$G$99];1;0)))   );   [.D218];   IF(     OR(N([.D218])=0;ISBLANK([.E218]));     &quot;&quot;;  VLOOKUP(       JahrDerVeranstaltung-IF(N([.D218])&lt;3000;[.D218];YEAR([.D218]));       [Veranstaltung.$C$10:.$H$99];       IF(LOWER([.E218])=&quot;m&quot;;3;5);       1     )   )  )">
            <text:p/>
          </table:table-cell>
          <table:table-cell table:formula="of:=VLOOKUP([.A218];[Zeitnahme.$A$5:.$B$505];2;0)" office:value-type="string" office:string-value="" calcext:value-type="error">
            <text:p>#NV</text:p>
          </table:table-cell>
          <table:table-cell table:formula="of:=COUNTIFS([.$I$5:.$I$505];&quot;&lt;&quot;&amp;[.$I218];[.$G$5:.$G$505];[.$G218];[.$H$5:.$H$505];[.$H218])+1" office:value-type="string" office:string-value="" calcext:value-type="error">
            <text:p>#NV</text:p>
          </table:table-cell>
          <table:table-cell table:formula="of:=COUNTIFS([.$I$5:.$I$505];&quot;&lt;&quot;&amp;[.$I218];[.$G$5:.$G$505];[.$G218];[.E$5:.$E$505];[.$E218])+1" office:value-type="string" office:string-value="" calcext:value-type="error">
            <text:p>#NV</text:p>
          </table:table-cell>
          <table:table-cell table:number-columns-repeated="15"/>
        </table:table-row>
        <table:table-row table:style-name="ro1">
          <table:table-cell table:number-columns-repeated="7"/>
          <table:table-cell table:formula="of:=IF(             OR           (     NOT(ISNA(VLOOKUP([.D219];[Veranstaltung.$E$10:.$E$99];1;0)));     NOT(ISNA(VLOOKUP([.D219];[Veranstaltung.$G$10:.$G$99];1;0)))   );   [.D219];   IF(     OR(N([.D219])=0;ISBLANK([.E219]));     &quot;&quot;;  VLOOKUP(       JahrDerVeranstaltung-IF(N([.D219])&lt;3000;[.D219];YEAR([.D219]));       [Veranstaltung.$C$10:.$H$99];       IF(LOWER([.E219])=&quot;m&quot;;3;5);       1     )   )  )">
            <text:p/>
          </table:table-cell>
          <table:table-cell table:formula="of:=VLOOKUP([.A219];[Zeitnahme.$A$5:.$B$505];2;0)" office:value-type="string" office:string-value="" calcext:value-type="error">
            <text:p>#NV</text:p>
          </table:table-cell>
          <table:table-cell table:formula="of:=COUNTIFS([.$I$5:.$I$505];&quot;&lt;&quot;&amp;[.$I219];[.$G$5:.$G$505];[.$G219];[.$H$5:.$H$505];[.$H219])+1" office:value-type="string" office:string-value="" calcext:value-type="error">
            <text:p>#NV</text:p>
          </table:table-cell>
          <table:table-cell table:formula="of:=COUNTIFS([.$I$5:.$I$505];&quot;&lt;&quot;&amp;[.$I219];[.$G$5:.$G$505];[.$G219];[.E$5:.$E$505];[.$E219])+1" office:value-type="string" office:string-value="" calcext:value-type="error">
            <text:p>#NV</text:p>
          </table:table-cell>
          <table:table-cell table:number-columns-repeated="15"/>
        </table:table-row>
        <table:table-row table:style-name="ro1">
          <table:table-cell table:number-columns-repeated="7"/>
          <table:table-cell table:formula="of:=IF(             OR           (     NOT(ISNA(VLOOKUP([.D220];[Veranstaltung.$E$10:.$E$99];1;0)));     NOT(ISNA(VLOOKUP([.D220];[Veranstaltung.$G$10:.$G$99];1;0)))   );   [.D220];   IF(     OR(N([.D220])=0;ISBLANK([.E220]));     &quot;&quot;;  VLOOKUP(       JahrDerVeranstaltung-IF(N([.D220])&lt;3000;[.D220];YEAR([.D220]));       [Veranstaltung.$C$10:.$H$99];       IF(LOWER([.E220])=&quot;m&quot;;3;5);       1     )   )  )">
            <text:p/>
          </table:table-cell>
          <table:table-cell table:formula="of:=VLOOKUP([.A220];[Zeitnahme.$A$5:.$B$505];2;0)" office:value-type="string" office:string-value="" calcext:value-type="error">
            <text:p>#NV</text:p>
          </table:table-cell>
          <table:table-cell table:formula="of:=COUNTIFS([.$I$5:.$I$505];&quot;&lt;&quot;&amp;[.$I220];[.$G$5:.$G$505];[.$G220];[.$H$5:.$H$505];[.$H220])+1" office:value-type="string" office:string-value="" calcext:value-type="error">
            <text:p>#NV</text:p>
          </table:table-cell>
          <table:table-cell table:formula="of:=COUNTIFS([.$I$5:.$I$505];&quot;&lt;&quot;&amp;[.$I220];[.$G$5:.$G$505];[.$G220];[.E$5:.$E$505];[.$E220])+1" office:value-type="string" office:string-value="" calcext:value-type="error">
            <text:p>#NV</text:p>
          </table:table-cell>
          <table:table-cell table:number-columns-repeated="15"/>
        </table:table-row>
        <table:table-row table:style-name="ro1">
          <table:table-cell table:number-columns-repeated="7"/>
          <table:table-cell table:formula="of:=IF(             OR           (     NOT(ISNA(VLOOKUP([.D221];[Veranstaltung.$E$10:.$E$99];1;0)));     NOT(ISNA(VLOOKUP([.D221];[Veranstaltung.$G$10:.$G$99];1;0)))   );   [.D221];   IF(     OR(N([.D221])=0;ISBLANK([.E221]));     &quot;&quot;;  VLOOKUP(       JahrDerVeranstaltung-IF(N([.D221])&lt;3000;[.D221];YEAR([.D221]));       [Veranstaltung.$C$10:.$H$99];       IF(LOWER([.E221])=&quot;m&quot;;3;5);       1     )   )  )">
            <text:p/>
          </table:table-cell>
          <table:table-cell table:formula="of:=VLOOKUP([.A221];[Zeitnahme.$A$5:.$B$505];2;0)" office:value-type="string" office:string-value="" calcext:value-type="error">
            <text:p>#NV</text:p>
          </table:table-cell>
          <table:table-cell table:formula="of:=COUNTIFS([.$I$5:.$I$505];&quot;&lt;&quot;&amp;[.$I221];[.$G$5:.$G$505];[.$G221];[.$H$5:.$H$505];[.$H221])+1" office:value-type="string" office:string-value="" calcext:value-type="error">
            <text:p>#NV</text:p>
          </table:table-cell>
          <table:table-cell table:formula="of:=COUNTIFS([.$I$5:.$I$505];&quot;&lt;&quot;&amp;[.$I221];[.$G$5:.$G$505];[.$G221];[.E$5:.$E$505];[.$E221])+1" office:value-type="string" office:string-value="" calcext:value-type="error">
            <text:p>#NV</text:p>
          </table:table-cell>
          <table:table-cell table:number-columns-repeated="15"/>
        </table:table-row>
        <table:table-row table:style-name="ro1">
          <table:table-cell table:number-columns-repeated="7"/>
          <table:table-cell table:formula="of:=IF(             OR           (     NOT(ISNA(VLOOKUP([.D222];[Veranstaltung.$E$10:.$E$99];1;0)));     NOT(ISNA(VLOOKUP([.D222];[Veranstaltung.$G$10:.$G$99];1;0)))   );   [.D222];   IF(     OR(N([.D222])=0;ISBLANK([.E222]));     &quot;&quot;;  VLOOKUP(       JahrDerVeranstaltung-IF(N([.D222])&lt;3000;[.D222];YEAR([.D222]));       [Veranstaltung.$C$10:.$H$99];       IF(LOWER([.E222])=&quot;m&quot;;3;5);       1     )   )  )">
            <text:p/>
          </table:table-cell>
          <table:table-cell table:formula="of:=VLOOKUP([.A222];[Zeitnahme.$A$5:.$B$505];2;0)" office:value-type="string" office:string-value="" calcext:value-type="error">
            <text:p>#NV</text:p>
          </table:table-cell>
          <table:table-cell table:formula="of:=COUNTIFS([.$I$5:.$I$505];&quot;&lt;&quot;&amp;[.$I222];[.$G$5:.$G$505];[.$G222];[.$H$5:.$H$505];[.$H222])+1" office:value-type="string" office:string-value="" calcext:value-type="error">
            <text:p>#NV</text:p>
          </table:table-cell>
          <table:table-cell table:formula="of:=COUNTIFS([.$I$5:.$I$505];&quot;&lt;&quot;&amp;[.$I222];[.$G$5:.$G$505];[.$G222];[.E$5:.$E$505];[.$E222])+1" office:value-type="string" office:string-value="" calcext:value-type="error">
            <text:p>#NV</text:p>
          </table:table-cell>
          <table:table-cell table:number-columns-repeated="15"/>
        </table:table-row>
        <table:table-row table:style-name="ro1">
          <table:table-cell table:number-columns-repeated="7"/>
          <table:table-cell table:formula="of:=IF(             OR           (     NOT(ISNA(VLOOKUP([.D223];[Veranstaltung.$E$10:.$E$99];1;0)));     NOT(ISNA(VLOOKUP([.D223];[Veranstaltung.$G$10:.$G$99];1;0)))   );   [.D223];   IF(     OR(N([.D223])=0;ISBLANK([.E223]));     &quot;&quot;;  VLOOKUP(       JahrDerVeranstaltung-IF(N([.D223])&lt;3000;[.D223];YEAR([.D223]));       [Veranstaltung.$C$10:.$H$99];       IF(LOWER([.E223])=&quot;m&quot;;3;5);       1     )   )  )">
            <text:p/>
          </table:table-cell>
          <table:table-cell table:formula="of:=VLOOKUP([.A223];[Zeitnahme.$A$5:.$B$505];2;0)" office:value-type="string" office:string-value="" calcext:value-type="error">
            <text:p>#NV</text:p>
          </table:table-cell>
          <table:table-cell table:formula="of:=COUNTIFS([.$I$5:.$I$505];&quot;&lt;&quot;&amp;[.$I223];[.$G$5:.$G$505];[.$G223];[.$H$5:.$H$505];[.$H223])+1" office:value-type="string" office:string-value="" calcext:value-type="error">
            <text:p>#NV</text:p>
          </table:table-cell>
          <table:table-cell table:formula="of:=COUNTIFS([.$I$5:.$I$505];&quot;&lt;&quot;&amp;[.$I223];[.$G$5:.$G$505];[.$G223];[.E$5:.$E$505];[.$E223])+1" office:value-type="string" office:string-value="" calcext:value-type="error">
            <text:p>#NV</text:p>
          </table:table-cell>
          <table:table-cell table:number-columns-repeated="15"/>
        </table:table-row>
        <table:table-row table:style-name="ro1">
          <table:table-cell table:number-columns-repeated="7"/>
          <table:table-cell table:formula="of:=IF(             OR           (     NOT(ISNA(VLOOKUP([.D224];[Veranstaltung.$E$10:.$E$99];1;0)));     NOT(ISNA(VLOOKUP([.D224];[Veranstaltung.$G$10:.$G$99];1;0)))   );   [.D224];   IF(     OR(N([.D224])=0;ISBLANK([.E224]));     &quot;&quot;;  VLOOKUP(       JahrDerVeranstaltung-IF(N([.D224])&lt;3000;[.D224];YEAR([.D224]));       [Veranstaltung.$C$10:.$H$99];       IF(LOWER([.E224])=&quot;m&quot;;3;5);       1     )   )  )">
            <text:p/>
          </table:table-cell>
          <table:table-cell table:formula="of:=VLOOKUP([.A224];[Zeitnahme.$A$5:.$B$505];2;0)" office:value-type="string" office:string-value="" calcext:value-type="error">
            <text:p>#NV</text:p>
          </table:table-cell>
          <table:table-cell table:formula="of:=COUNTIFS([.$I$5:.$I$505];&quot;&lt;&quot;&amp;[.$I224];[.$G$5:.$G$505];[.$G224];[.$H$5:.$H$505];[.$H224])+1" office:value-type="string" office:string-value="" calcext:value-type="error">
            <text:p>#NV</text:p>
          </table:table-cell>
          <table:table-cell table:formula="of:=COUNTIFS([.$I$5:.$I$505];&quot;&lt;&quot;&amp;[.$I224];[.$G$5:.$G$505];[.$G224];[.E$5:.$E$505];[.$E224])+1" office:value-type="string" office:string-value="" calcext:value-type="error">
            <text:p>#NV</text:p>
          </table:table-cell>
          <table:table-cell table:number-columns-repeated="15"/>
        </table:table-row>
        <table:table-row table:style-name="ro1">
          <table:table-cell table:number-columns-repeated="7"/>
          <table:table-cell table:formula="of:=IF(             OR           (     NOT(ISNA(VLOOKUP([.D225];[Veranstaltung.$E$10:.$E$99];1;0)));     NOT(ISNA(VLOOKUP([.D225];[Veranstaltung.$G$10:.$G$99];1;0)))   );   [.D225];   IF(     OR(N([.D225])=0;ISBLANK([.E225]));     &quot;&quot;;  VLOOKUP(       JahrDerVeranstaltung-IF(N([.D225])&lt;3000;[.D225];YEAR([.D225]));       [Veranstaltung.$C$10:.$H$99];       IF(LOWER([.E225])=&quot;m&quot;;3;5);       1     )   )  )">
            <text:p/>
          </table:table-cell>
          <table:table-cell table:formula="of:=VLOOKUP([.A225];[Zeitnahme.$A$5:.$B$505];2;0)" office:value-type="string" office:string-value="" calcext:value-type="error">
            <text:p>#NV</text:p>
          </table:table-cell>
          <table:table-cell table:formula="of:=COUNTIFS([.$I$5:.$I$505];&quot;&lt;&quot;&amp;[.$I225];[.$G$5:.$G$505];[.$G225];[.$H$5:.$H$505];[.$H225])+1" office:value-type="string" office:string-value="" calcext:value-type="error">
            <text:p>#NV</text:p>
          </table:table-cell>
          <table:table-cell table:formula="of:=COUNTIFS([.$I$5:.$I$505];&quot;&lt;&quot;&amp;[.$I225];[.$G$5:.$G$505];[.$G225];[.E$5:.$E$505];[.$E225])+1" office:value-type="string" office:string-value="" calcext:value-type="error">
            <text:p>#NV</text:p>
          </table:table-cell>
          <table:table-cell table:number-columns-repeated="15"/>
        </table:table-row>
        <table:table-row table:style-name="ro1">
          <table:table-cell table:number-columns-repeated="7"/>
          <table:table-cell table:formula="of:=IF(             OR           (     NOT(ISNA(VLOOKUP([.D226];[Veranstaltung.$E$10:.$E$99];1;0)));     NOT(ISNA(VLOOKUP([.D226];[Veranstaltung.$G$10:.$G$99];1;0)))   );   [.D226];   IF(     OR(N([.D226])=0;ISBLANK([.E226]));     &quot;&quot;;  VLOOKUP(       JahrDerVeranstaltung-IF(N([.D226])&lt;3000;[.D226];YEAR([.D226]));       [Veranstaltung.$C$10:.$H$99];       IF(LOWER([.E226])=&quot;m&quot;;3;5);       1     )   )  )">
            <text:p/>
          </table:table-cell>
          <table:table-cell table:formula="of:=VLOOKUP([.A226];[Zeitnahme.$A$5:.$B$505];2;0)" office:value-type="string" office:string-value="" calcext:value-type="error">
            <text:p>#NV</text:p>
          </table:table-cell>
          <table:table-cell table:formula="of:=COUNTIFS([.$I$5:.$I$505];&quot;&lt;&quot;&amp;[.$I226];[.$G$5:.$G$505];[.$G226];[.$H$5:.$H$505];[.$H226])+1" office:value-type="string" office:string-value="" calcext:value-type="error">
            <text:p>#NV</text:p>
          </table:table-cell>
          <table:table-cell table:formula="of:=COUNTIFS([.$I$5:.$I$505];&quot;&lt;&quot;&amp;[.$I226];[.$G$5:.$G$505];[.$G226];[.E$5:.$E$505];[.$E226])+1" office:value-type="string" office:string-value="" calcext:value-type="error">
            <text:p>#NV</text:p>
          </table:table-cell>
          <table:table-cell table:number-columns-repeated="15"/>
        </table:table-row>
        <table:table-row table:style-name="ro1">
          <table:table-cell table:number-columns-repeated="7"/>
          <table:table-cell table:formula="of:=IF(             OR           (     NOT(ISNA(VLOOKUP([.D227];[Veranstaltung.$E$10:.$E$99];1;0)));     NOT(ISNA(VLOOKUP([.D227];[Veranstaltung.$G$10:.$G$99];1;0)))   );   [.D227];   IF(     OR(N([.D227])=0;ISBLANK([.E227]));     &quot;&quot;;  VLOOKUP(       JahrDerVeranstaltung-IF(N([.D227])&lt;3000;[.D227];YEAR([.D227]));       [Veranstaltung.$C$10:.$H$99];       IF(LOWER([.E227])=&quot;m&quot;;3;5);       1     )   )  )">
            <text:p/>
          </table:table-cell>
          <table:table-cell table:formula="of:=VLOOKUP([.A227];[Zeitnahme.$A$5:.$B$505];2;0)" office:value-type="string" office:string-value="" calcext:value-type="error">
            <text:p>#NV</text:p>
          </table:table-cell>
          <table:table-cell table:formula="of:=COUNTIFS([.$I$5:.$I$505];&quot;&lt;&quot;&amp;[.$I227];[.$G$5:.$G$505];[.$G227];[.$H$5:.$H$505];[.$H227])+1" office:value-type="string" office:string-value="" calcext:value-type="error">
            <text:p>#NV</text:p>
          </table:table-cell>
          <table:table-cell table:formula="of:=COUNTIFS([.$I$5:.$I$505];&quot;&lt;&quot;&amp;[.$I227];[.$G$5:.$G$505];[.$G227];[.E$5:.$E$505];[.$E227])+1" office:value-type="string" office:string-value="" calcext:value-type="error">
            <text:p>#NV</text:p>
          </table:table-cell>
          <table:table-cell table:number-columns-repeated="15"/>
        </table:table-row>
        <table:table-row table:style-name="ro1">
          <table:table-cell table:number-columns-repeated="7"/>
          <table:table-cell table:formula="of:=IF(             OR           (     NOT(ISNA(VLOOKUP([.D228];[Veranstaltung.$E$10:.$E$99];1;0)));     NOT(ISNA(VLOOKUP([.D228];[Veranstaltung.$G$10:.$G$99];1;0)))   );   [.D228];   IF(     OR(N([.D228])=0;ISBLANK([.E228]));     &quot;&quot;;  VLOOKUP(       JahrDerVeranstaltung-IF(N([.D228])&lt;3000;[.D228];YEAR([.D228]));       [Veranstaltung.$C$10:.$H$99];       IF(LOWER([.E228])=&quot;m&quot;;3;5);       1     )   )  )">
            <text:p/>
          </table:table-cell>
          <table:table-cell table:formula="of:=VLOOKUP([.A228];[Zeitnahme.$A$5:.$B$505];2;0)" office:value-type="string" office:string-value="" calcext:value-type="error">
            <text:p>#NV</text:p>
          </table:table-cell>
          <table:table-cell table:formula="of:=COUNTIFS([.$I$5:.$I$505];&quot;&lt;&quot;&amp;[.$I228];[.$G$5:.$G$505];[.$G228];[.$H$5:.$H$505];[.$H228])+1" office:value-type="string" office:string-value="" calcext:value-type="error">
            <text:p>#NV</text:p>
          </table:table-cell>
          <table:table-cell table:formula="of:=COUNTIFS([.$I$5:.$I$505];&quot;&lt;&quot;&amp;[.$I228];[.$G$5:.$G$505];[.$G228];[.E$5:.$E$505];[.$E228])+1" office:value-type="string" office:string-value="" calcext:value-type="error">
            <text:p>#NV</text:p>
          </table:table-cell>
          <table:table-cell table:number-columns-repeated="15"/>
        </table:table-row>
        <table:table-row table:style-name="ro1">
          <table:table-cell table:number-columns-repeated="7"/>
          <table:table-cell table:formula="of:=IF(             OR           (     NOT(ISNA(VLOOKUP([.D229];[Veranstaltung.$E$10:.$E$99];1;0)));     NOT(ISNA(VLOOKUP([.D229];[Veranstaltung.$G$10:.$G$99];1;0)))   );   [.D229];   IF(     OR(N([.D229])=0;ISBLANK([.E229]));     &quot;&quot;;  VLOOKUP(       JahrDerVeranstaltung-IF(N([.D229])&lt;3000;[.D229];YEAR([.D229]));       [Veranstaltung.$C$10:.$H$99];       IF(LOWER([.E229])=&quot;m&quot;;3;5);       1     )   )  )">
            <text:p/>
          </table:table-cell>
          <table:table-cell table:formula="of:=VLOOKUP([.A229];[Zeitnahme.$A$5:.$B$505];2;0)" office:value-type="string" office:string-value="" calcext:value-type="error">
            <text:p>#NV</text:p>
          </table:table-cell>
          <table:table-cell table:formula="of:=COUNTIFS([.$I$5:.$I$505];&quot;&lt;&quot;&amp;[.$I229];[.$G$5:.$G$505];[.$G229];[.$H$5:.$H$505];[.$H229])+1" office:value-type="string" office:string-value="" calcext:value-type="error">
            <text:p>#NV</text:p>
          </table:table-cell>
          <table:table-cell table:formula="of:=COUNTIFS([.$I$5:.$I$505];&quot;&lt;&quot;&amp;[.$I229];[.$G$5:.$G$505];[.$G229];[.E$5:.$E$505];[.$E229])+1" office:value-type="string" office:string-value="" calcext:value-type="error">
            <text:p>#NV</text:p>
          </table:table-cell>
          <table:table-cell table:number-columns-repeated="15"/>
        </table:table-row>
        <table:table-row table:style-name="ro1">
          <table:table-cell table:number-columns-repeated="7"/>
          <table:table-cell table:formula="of:=IF(             OR           (     NOT(ISNA(VLOOKUP([.D230];[Veranstaltung.$E$10:.$E$99];1;0)));     NOT(ISNA(VLOOKUP([.D230];[Veranstaltung.$G$10:.$G$99];1;0)))   );   [.D230];   IF(     OR(N([.D230])=0;ISBLANK([.E230]));     &quot;&quot;;  VLOOKUP(       JahrDerVeranstaltung-IF(N([.D230])&lt;3000;[.D230];YEAR([.D230]));       [Veranstaltung.$C$10:.$H$99];       IF(LOWER([.E230])=&quot;m&quot;;3;5);       1     )   )  )">
            <text:p/>
          </table:table-cell>
          <table:table-cell table:formula="of:=VLOOKUP([.A230];[Zeitnahme.$A$5:.$B$505];2;0)" office:value-type="string" office:string-value="" calcext:value-type="error">
            <text:p>#NV</text:p>
          </table:table-cell>
          <table:table-cell table:formula="of:=COUNTIFS([.$I$5:.$I$505];&quot;&lt;&quot;&amp;[.$I230];[.$G$5:.$G$505];[.$G230];[.$H$5:.$H$505];[.$H230])+1" office:value-type="string" office:string-value="" calcext:value-type="error">
            <text:p>#NV</text:p>
          </table:table-cell>
          <table:table-cell table:formula="of:=COUNTIFS([.$I$5:.$I$505];&quot;&lt;&quot;&amp;[.$I230];[.$G$5:.$G$505];[.$G230];[.E$5:.$E$505];[.$E230])+1" office:value-type="string" office:string-value="" calcext:value-type="error">
            <text:p>#NV</text:p>
          </table:table-cell>
          <table:table-cell table:number-columns-repeated="15"/>
        </table:table-row>
        <table:table-row table:style-name="ro1">
          <table:table-cell table:number-columns-repeated="7"/>
          <table:table-cell table:formula="of:=IF(             OR           (     NOT(ISNA(VLOOKUP([.D231];[Veranstaltung.$E$10:.$E$99];1;0)));     NOT(ISNA(VLOOKUP([.D231];[Veranstaltung.$G$10:.$G$99];1;0)))   );   [.D231];   IF(     OR(N([.D231])=0;ISBLANK([.E231]));     &quot;&quot;;  VLOOKUP(       JahrDerVeranstaltung-IF(N([.D231])&lt;3000;[.D231];YEAR([.D231]));       [Veranstaltung.$C$10:.$H$99];       IF(LOWER([.E231])=&quot;m&quot;;3;5);       1     )   )  )">
            <text:p/>
          </table:table-cell>
          <table:table-cell table:formula="of:=VLOOKUP([.A231];[Zeitnahme.$A$5:.$B$505];2;0)" office:value-type="string" office:string-value="" calcext:value-type="error">
            <text:p>#NV</text:p>
          </table:table-cell>
          <table:table-cell table:formula="of:=COUNTIFS([.$I$5:.$I$505];&quot;&lt;&quot;&amp;[.$I231];[.$G$5:.$G$505];[.$G231];[.$H$5:.$H$505];[.$H231])+1" office:value-type="string" office:string-value="" calcext:value-type="error">
            <text:p>#NV</text:p>
          </table:table-cell>
          <table:table-cell table:formula="of:=COUNTIFS([.$I$5:.$I$505];&quot;&lt;&quot;&amp;[.$I231];[.$G$5:.$G$505];[.$G231];[.E$5:.$E$505];[.$E231])+1" office:value-type="string" office:string-value="" calcext:value-type="error">
            <text:p>#NV</text:p>
          </table:table-cell>
          <table:table-cell table:number-columns-repeated="15"/>
        </table:table-row>
        <table:table-row table:style-name="ro1">
          <table:table-cell table:number-columns-repeated="7"/>
          <table:table-cell table:formula="of:=IF(             OR           (     NOT(ISNA(VLOOKUP([.D232];[Veranstaltung.$E$10:.$E$99];1;0)));     NOT(ISNA(VLOOKUP([.D232];[Veranstaltung.$G$10:.$G$99];1;0)))   );   [.D232];   IF(     OR(N([.D232])=0;ISBLANK([.E232]));     &quot;&quot;;  VLOOKUP(       JahrDerVeranstaltung-IF(N([.D232])&lt;3000;[.D232];YEAR([.D232]));       [Veranstaltung.$C$10:.$H$99];       IF(LOWER([.E232])=&quot;m&quot;;3;5);       1     )   )  )">
            <text:p/>
          </table:table-cell>
          <table:table-cell table:formula="of:=VLOOKUP([.A232];[Zeitnahme.$A$5:.$B$505];2;0)" office:value-type="string" office:string-value="" calcext:value-type="error">
            <text:p>#NV</text:p>
          </table:table-cell>
          <table:table-cell table:formula="of:=COUNTIFS([.$I$5:.$I$505];&quot;&lt;&quot;&amp;[.$I232];[.$G$5:.$G$505];[.$G232];[.$H$5:.$H$505];[.$H232])+1" office:value-type="string" office:string-value="" calcext:value-type="error">
            <text:p>#NV</text:p>
          </table:table-cell>
          <table:table-cell table:formula="of:=COUNTIFS([.$I$5:.$I$505];&quot;&lt;&quot;&amp;[.$I232];[.$G$5:.$G$505];[.$G232];[.E$5:.$E$505];[.$E232])+1" office:value-type="string" office:string-value="" calcext:value-type="error">
            <text:p>#NV</text:p>
          </table:table-cell>
          <table:table-cell table:number-columns-repeated="15"/>
        </table:table-row>
        <table:table-row table:style-name="ro1">
          <table:table-cell table:number-columns-repeated="7"/>
          <table:table-cell table:formula="of:=IF(             OR           (     NOT(ISNA(VLOOKUP([.D233];[Veranstaltung.$E$10:.$E$99];1;0)));     NOT(ISNA(VLOOKUP([.D233];[Veranstaltung.$G$10:.$G$99];1;0)))   );   [.D233];   IF(     OR(N([.D233])=0;ISBLANK([.E233]));     &quot;&quot;;  VLOOKUP(       JahrDerVeranstaltung-IF(N([.D233])&lt;3000;[.D233];YEAR([.D233]));       [Veranstaltung.$C$10:.$H$99];       IF(LOWER([.E233])=&quot;m&quot;;3;5);       1     )   )  )">
            <text:p/>
          </table:table-cell>
          <table:table-cell table:formula="of:=VLOOKUP([.A233];[Zeitnahme.$A$5:.$B$505];2;0)" office:value-type="string" office:string-value="" calcext:value-type="error">
            <text:p>#NV</text:p>
          </table:table-cell>
          <table:table-cell table:formula="of:=COUNTIFS([.$I$5:.$I$505];&quot;&lt;&quot;&amp;[.$I233];[.$G$5:.$G$505];[.$G233];[.$H$5:.$H$505];[.$H233])+1" office:value-type="string" office:string-value="" calcext:value-type="error">
            <text:p>#NV</text:p>
          </table:table-cell>
          <table:table-cell table:formula="of:=COUNTIFS([.$I$5:.$I$505];&quot;&lt;&quot;&amp;[.$I233];[.$G$5:.$G$505];[.$G233];[.E$5:.$E$505];[.$E233])+1" office:value-type="string" office:string-value="" calcext:value-type="error">
            <text:p>#NV</text:p>
          </table:table-cell>
          <table:table-cell table:number-columns-repeated="15"/>
        </table:table-row>
        <table:table-row table:style-name="ro1">
          <table:table-cell table:number-columns-repeated="7"/>
          <table:table-cell table:formula="of:=IF(             OR           (     NOT(ISNA(VLOOKUP([.D234];[Veranstaltung.$E$10:.$E$99];1;0)));     NOT(ISNA(VLOOKUP([.D234];[Veranstaltung.$G$10:.$G$99];1;0)))   );   [.D234];   IF(     OR(N([.D234])=0;ISBLANK([.E234]));     &quot;&quot;;  VLOOKUP(       JahrDerVeranstaltung-IF(N([.D234])&lt;3000;[.D234];YEAR([.D234]));       [Veranstaltung.$C$10:.$H$99];       IF(LOWER([.E234])=&quot;m&quot;;3;5);       1     )   )  )">
            <text:p/>
          </table:table-cell>
          <table:table-cell table:formula="of:=VLOOKUP([.A234];[Zeitnahme.$A$5:.$B$505];2;0)" office:value-type="string" office:string-value="" calcext:value-type="error">
            <text:p>#NV</text:p>
          </table:table-cell>
          <table:table-cell table:formula="of:=COUNTIFS([.$I$5:.$I$505];&quot;&lt;&quot;&amp;[.$I234];[.$G$5:.$G$505];[.$G234];[.$H$5:.$H$505];[.$H234])+1" office:value-type="string" office:string-value="" calcext:value-type="error">
            <text:p>#NV</text:p>
          </table:table-cell>
          <table:table-cell table:formula="of:=COUNTIFS([.$I$5:.$I$505];&quot;&lt;&quot;&amp;[.$I234];[.$G$5:.$G$505];[.$G234];[.E$5:.$E$505];[.$E234])+1" office:value-type="string" office:string-value="" calcext:value-type="error">
            <text:p>#NV</text:p>
          </table:table-cell>
          <table:table-cell table:number-columns-repeated="15"/>
        </table:table-row>
        <table:table-row table:style-name="ro1">
          <table:table-cell table:number-columns-repeated="7"/>
          <table:table-cell table:formula="of:=IF(             OR           (     NOT(ISNA(VLOOKUP([.D235];[Veranstaltung.$E$10:.$E$99];1;0)));     NOT(ISNA(VLOOKUP([.D235];[Veranstaltung.$G$10:.$G$99];1;0)))   );   [.D235];   IF(     OR(N([.D235])=0;ISBLANK([.E235]));     &quot;&quot;;  VLOOKUP(       JahrDerVeranstaltung-IF(N([.D235])&lt;3000;[.D235];YEAR([.D235]));       [Veranstaltung.$C$10:.$H$99];       IF(LOWER([.E235])=&quot;m&quot;;3;5);       1     )   )  )">
            <text:p/>
          </table:table-cell>
          <table:table-cell table:formula="of:=VLOOKUP([.A235];[Zeitnahme.$A$5:.$B$505];2;0)" office:value-type="string" office:string-value="" calcext:value-type="error">
            <text:p>#NV</text:p>
          </table:table-cell>
          <table:table-cell table:formula="of:=COUNTIFS([.$I$5:.$I$505];&quot;&lt;&quot;&amp;[.$I235];[.$G$5:.$G$505];[.$G235];[.$H$5:.$H$505];[.$H235])+1" office:value-type="string" office:string-value="" calcext:value-type="error">
            <text:p>#NV</text:p>
          </table:table-cell>
          <table:table-cell table:formula="of:=COUNTIFS([.$I$5:.$I$505];&quot;&lt;&quot;&amp;[.$I235];[.$G$5:.$G$505];[.$G235];[.E$5:.$E$505];[.$E235])+1" office:value-type="string" office:string-value="" calcext:value-type="error">
            <text:p>#NV</text:p>
          </table:table-cell>
          <table:table-cell table:number-columns-repeated="15"/>
        </table:table-row>
        <table:table-row table:style-name="ro1">
          <table:table-cell table:number-columns-repeated="7"/>
          <table:table-cell table:formula="of:=IF(             OR           (     NOT(ISNA(VLOOKUP([.D236];[Veranstaltung.$E$10:.$E$99];1;0)));     NOT(ISNA(VLOOKUP([.D236];[Veranstaltung.$G$10:.$G$99];1;0)))   );   [.D236];   IF(     OR(N([.D236])=0;ISBLANK([.E236]));     &quot;&quot;;  VLOOKUP(       JahrDerVeranstaltung-IF(N([.D236])&lt;3000;[.D236];YEAR([.D236]));       [Veranstaltung.$C$10:.$H$99];       IF(LOWER([.E236])=&quot;m&quot;;3;5);       1     )   )  )">
            <text:p/>
          </table:table-cell>
          <table:table-cell table:formula="of:=VLOOKUP([.A236];[Zeitnahme.$A$5:.$B$505];2;0)" office:value-type="string" office:string-value="" calcext:value-type="error">
            <text:p>#NV</text:p>
          </table:table-cell>
          <table:table-cell table:formula="of:=COUNTIFS([.$I$5:.$I$505];&quot;&lt;&quot;&amp;[.$I236];[.$G$5:.$G$505];[.$G236];[.$H$5:.$H$505];[.$H236])+1" office:value-type="string" office:string-value="" calcext:value-type="error">
            <text:p>#NV</text:p>
          </table:table-cell>
          <table:table-cell table:formula="of:=COUNTIFS([.$I$5:.$I$505];&quot;&lt;&quot;&amp;[.$I236];[.$G$5:.$G$505];[.$G236];[.E$5:.$E$505];[.$E236])+1" office:value-type="string" office:string-value="" calcext:value-type="error">
            <text:p>#NV</text:p>
          </table:table-cell>
          <table:table-cell table:number-columns-repeated="15"/>
        </table:table-row>
        <table:table-row table:style-name="ro1">
          <table:table-cell table:number-columns-repeated="7"/>
          <table:table-cell table:formula="of:=IF(             OR           (     NOT(ISNA(VLOOKUP([.D237];[Veranstaltung.$E$10:.$E$99];1;0)));     NOT(ISNA(VLOOKUP([.D237];[Veranstaltung.$G$10:.$G$99];1;0)))   );   [.D237];   IF(     OR(N([.D237])=0;ISBLANK([.E237]));     &quot;&quot;;  VLOOKUP(       JahrDerVeranstaltung-IF(N([.D237])&lt;3000;[.D237];YEAR([.D237]));       [Veranstaltung.$C$10:.$H$99];       IF(LOWER([.E237])=&quot;m&quot;;3;5);       1     )   )  )">
            <text:p/>
          </table:table-cell>
          <table:table-cell table:formula="of:=VLOOKUP([.A237];[Zeitnahme.$A$5:.$B$505];2;0)" office:value-type="string" office:string-value="" calcext:value-type="error">
            <text:p>#NV</text:p>
          </table:table-cell>
          <table:table-cell table:formula="of:=COUNTIFS([.$I$5:.$I$505];&quot;&lt;&quot;&amp;[.$I237];[.$G$5:.$G$505];[.$G237];[.$H$5:.$H$505];[.$H237])+1" office:value-type="string" office:string-value="" calcext:value-type="error">
            <text:p>#NV</text:p>
          </table:table-cell>
          <table:table-cell table:formula="of:=COUNTIFS([.$I$5:.$I$505];&quot;&lt;&quot;&amp;[.$I237];[.$G$5:.$G$505];[.$G237];[.E$5:.$E$505];[.$E237])+1" office:value-type="string" office:string-value="" calcext:value-type="error">
            <text:p>#NV</text:p>
          </table:table-cell>
          <table:table-cell table:number-columns-repeated="15"/>
        </table:table-row>
        <table:table-row table:style-name="ro1">
          <table:table-cell table:number-columns-repeated="7"/>
          <table:table-cell table:formula="of:=IF(             OR           (     NOT(ISNA(VLOOKUP([.D238];[Veranstaltung.$E$10:.$E$99];1;0)));     NOT(ISNA(VLOOKUP([.D238];[Veranstaltung.$G$10:.$G$99];1;0)))   );   [.D238];   IF(     OR(N([.D238])=0;ISBLANK([.E238]));     &quot;&quot;;  VLOOKUP(       JahrDerVeranstaltung-IF(N([.D238])&lt;3000;[.D238];YEAR([.D238]));       [Veranstaltung.$C$10:.$H$99];       IF(LOWER([.E238])=&quot;m&quot;;3;5);       1     )   )  )">
            <text:p/>
          </table:table-cell>
          <table:table-cell table:formula="of:=VLOOKUP([.A238];[Zeitnahme.$A$5:.$B$505];2;0)" office:value-type="string" office:string-value="" calcext:value-type="error">
            <text:p>#NV</text:p>
          </table:table-cell>
          <table:table-cell table:formula="of:=COUNTIFS([.$I$5:.$I$505];&quot;&lt;&quot;&amp;[.$I238];[.$G$5:.$G$505];[.$G238];[.$H$5:.$H$505];[.$H238])+1" office:value-type="string" office:string-value="" calcext:value-type="error">
            <text:p>#NV</text:p>
          </table:table-cell>
          <table:table-cell table:formula="of:=COUNTIFS([.$I$5:.$I$505];&quot;&lt;&quot;&amp;[.$I238];[.$G$5:.$G$505];[.$G238];[.E$5:.$E$505];[.$E238])+1" office:value-type="string" office:string-value="" calcext:value-type="error">
            <text:p>#NV</text:p>
          </table:table-cell>
          <table:table-cell table:number-columns-repeated="15"/>
        </table:table-row>
        <table:table-row table:style-name="ro1">
          <table:table-cell table:number-columns-repeated="7"/>
          <table:table-cell table:formula="of:=IF(             OR           (     NOT(ISNA(VLOOKUP([.D239];[Veranstaltung.$E$10:.$E$99];1;0)));     NOT(ISNA(VLOOKUP([.D239];[Veranstaltung.$G$10:.$G$99];1;0)))   );   [.D239];   IF(     OR(N([.D239])=0;ISBLANK([.E239]));     &quot;&quot;;  VLOOKUP(       JahrDerVeranstaltung-IF(N([.D239])&lt;3000;[.D239];YEAR([.D239]));       [Veranstaltung.$C$10:.$H$99];       IF(LOWER([.E239])=&quot;m&quot;;3;5);       1     )   )  )">
            <text:p/>
          </table:table-cell>
          <table:table-cell table:formula="of:=VLOOKUP([.A239];[Zeitnahme.$A$5:.$B$505];2;0)" office:value-type="string" office:string-value="" calcext:value-type="error">
            <text:p>#NV</text:p>
          </table:table-cell>
          <table:table-cell table:formula="of:=COUNTIFS([.$I$5:.$I$505];&quot;&lt;&quot;&amp;[.$I239];[.$G$5:.$G$505];[.$G239];[.$H$5:.$H$505];[.$H239])+1" office:value-type="string" office:string-value="" calcext:value-type="error">
            <text:p>#NV</text:p>
          </table:table-cell>
          <table:table-cell table:formula="of:=COUNTIFS([.$I$5:.$I$505];&quot;&lt;&quot;&amp;[.$I239];[.$G$5:.$G$505];[.$G239];[.E$5:.$E$505];[.$E239])+1" office:value-type="string" office:string-value="" calcext:value-type="error">
            <text:p>#NV</text:p>
          </table:table-cell>
          <table:table-cell table:number-columns-repeated="15"/>
        </table:table-row>
        <table:table-row table:style-name="ro1">
          <table:table-cell table:number-columns-repeated="7"/>
          <table:table-cell table:formula="of:=IF(             OR           (     NOT(ISNA(VLOOKUP([.D240];[Veranstaltung.$E$10:.$E$99];1;0)));     NOT(ISNA(VLOOKUP([.D240];[Veranstaltung.$G$10:.$G$99];1;0)))   );   [.D240];   IF(     OR(N([.D240])=0;ISBLANK([.E240]));     &quot;&quot;;  VLOOKUP(       JahrDerVeranstaltung-IF(N([.D240])&lt;3000;[.D240];YEAR([.D240]));       [Veranstaltung.$C$10:.$H$99];       IF(LOWER([.E240])=&quot;m&quot;;3;5);       1     )   )  )">
            <text:p/>
          </table:table-cell>
          <table:table-cell table:formula="of:=VLOOKUP([.A240];[Zeitnahme.$A$5:.$B$505];2;0)" office:value-type="string" office:string-value="" calcext:value-type="error">
            <text:p>#NV</text:p>
          </table:table-cell>
          <table:table-cell table:formula="of:=COUNTIFS([.$I$5:.$I$505];&quot;&lt;&quot;&amp;[.$I240];[.$G$5:.$G$505];[.$G240];[.$H$5:.$H$505];[.$H240])+1" office:value-type="string" office:string-value="" calcext:value-type="error">
            <text:p>#NV</text:p>
          </table:table-cell>
          <table:table-cell table:formula="of:=COUNTIFS([.$I$5:.$I$505];&quot;&lt;&quot;&amp;[.$I240];[.$G$5:.$G$505];[.$G240];[.E$5:.$E$505];[.$E240])+1" office:value-type="string" office:string-value="" calcext:value-type="error">
            <text:p>#NV</text:p>
          </table:table-cell>
          <table:table-cell table:number-columns-repeated="15"/>
        </table:table-row>
        <table:table-row table:style-name="ro1">
          <table:table-cell table:number-columns-repeated="7"/>
          <table:table-cell table:formula="of:=IF(             OR           (     NOT(ISNA(VLOOKUP([.D241];[Veranstaltung.$E$10:.$E$99];1;0)));     NOT(ISNA(VLOOKUP([.D241];[Veranstaltung.$G$10:.$G$99];1;0)))   );   [.D241];   IF(     OR(N([.D241])=0;ISBLANK([.E241]));     &quot;&quot;;  VLOOKUP(       JahrDerVeranstaltung-IF(N([.D241])&lt;3000;[.D241];YEAR([.D241]));       [Veranstaltung.$C$10:.$H$99];       IF(LOWER([.E241])=&quot;m&quot;;3;5);       1     )   )  )">
            <text:p/>
          </table:table-cell>
          <table:table-cell table:formula="of:=VLOOKUP([.A241];[Zeitnahme.$A$5:.$B$505];2;0)" office:value-type="string" office:string-value="" calcext:value-type="error">
            <text:p>#NV</text:p>
          </table:table-cell>
          <table:table-cell table:formula="of:=COUNTIFS([.$I$5:.$I$505];&quot;&lt;&quot;&amp;[.$I241];[.$G$5:.$G$505];[.$G241];[.$H$5:.$H$505];[.$H241])+1" office:value-type="string" office:string-value="" calcext:value-type="error">
            <text:p>#NV</text:p>
          </table:table-cell>
          <table:table-cell table:formula="of:=COUNTIFS([.$I$5:.$I$505];&quot;&lt;&quot;&amp;[.$I241];[.$G$5:.$G$505];[.$G241];[.E$5:.$E$505];[.$E241])+1" office:value-type="string" office:string-value="" calcext:value-type="error">
            <text:p>#NV</text:p>
          </table:table-cell>
          <table:table-cell table:number-columns-repeated="15"/>
        </table:table-row>
        <table:table-row table:style-name="ro1">
          <table:table-cell table:number-columns-repeated="7"/>
          <table:table-cell table:formula="of:=IF(             OR           (     NOT(ISNA(VLOOKUP([.D242];[Veranstaltung.$E$10:.$E$99];1;0)));     NOT(ISNA(VLOOKUP([.D242];[Veranstaltung.$G$10:.$G$99];1;0)))   );   [.D242];   IF(     OR(N([.D242])=0;ISBLANK([.E242]));     &quot;&quot;;  VLOOKUP(       JahrDerVeranstaltung-IF(N([.D242])&lt;3000;[.D242];YEAR([.D242]));       [Veranstaltung.$C$10:.$H$99];       IF(LOWER([.E242])=&quot;m&quot;;3;5);       1     )   )  )">
            <text:p/>
          </table:table-cell>
          <table:table-cell table:formula="of:=VLOOKUP([.A242];[Zeitnahme.$A$5:.$B$505];2;0)" office:value-type="string" office:string-value="" calcext:value-type="error">
            <text:p>#NV</text:p>
          </table:table-cell>
          <table:table-cell table:formula="of:=COUNTIFS([.$I$5:.$I$505];&quot;&lt;&quot;&amp;[.$I242];[.$G$5:.$G$505];[.$G242];[.$H$5:.$H$505];[.$H242])+1" office:value-type="string" office:string-value="" calcext:value-type="error">
            <text:p>#NV</text:p>
          </table:table-cell>
          <table:table-cell table:formula="of:=COUNTIFS([.$I$5:.$I$505];&quot;&lt;&quot;&amp;[.$I242];[.$G$5:.$G$505];[.$G242];[.E$5:.$E$505];[.$E242])+1" office:value-type="string" office:string-value="" calcext:value-type="error">
            <text:p>#NV</text:p>
          </table:table-cell>
          <table:table-cell table:number-columns-repeated="15"/>
        </table:table-row>
        <table:table-row table:style-name="ro1">
          <table:table-cell table:number-columns-repeated="7"/>
          <table:table-cell table:formula="of:=IF(             OR           (     NOT(ISNA(VLOOKUP([.D243];[Veranstaltung.$E$10:.$E$99];1;0)));     NOT(ISNA(VLOOKUP([.D243];[Veranstaltung.$G$10:.$G$99];1;0)))   );   [.D243];   IF(     OR(N([.D243])=0;ISBLANK([.E243]));     &quot;&quot;;  VLOOKUP(       JahrDerVeranstaltung-IF(N([.D243])&lt;3000;[.D243];YEAR([.D243]));       [Veranstaltung.$C$10:.$H$99];       IF(LOWER([.E243])=&quot;m&quot;;3;5);       1     )   )  )">
            <text:p/>
          </table:table-cell>
          <table:table-cell table:formula="of:=VLOOKUP([.A243];[Zeitnahme.$A$5:.$B$505];2;0)" office:value-type="string" office:string-value="" calcext:value-type="error">
            <text:p>#NV</text:p>
          </table:table-cell>
          <table:table-cell table:formula="of:=COUNTIFS([.$I$5:.$I$505];&quot;&lt;&quot;&amp;[.$I243];[.$G$5:.$G$505];[.$G243];[.$H$5:.$H$505];[.$H243])+1" office:value-type="string" office:string-value="" calcext:value-type="error">
            <text:p>#NV</text:p>
          </table:table-cell>
          <table:table-cell table:formula="of:=COUNTIFS([.$I$5:.$I$505];&quot;&lt;&quot;&amp;[.$I243];[.$G$5:.$G$505];[.$G243];[.E$5:.$E$505];[.$E243])+1" office:value-type="string" office:string-value="" calcext:value-type="error">
            <text:p>#NV</text:p>
          </table:table-cell>
          <table:table-cell table:number-columns-repeated="15"/>
        </table:table-row>
        <table:table-row table:style-name="ro1">
          <table:table-cell table:number-columns-repeated="7"/>
          <table:table-cell table:formula="of:=IF(             OR           (     NOT(ISNA(VLOOKUP([.D244];[Veranstaltung.$E$10:.$E$99];1;0)));     NOT(ISNA(VLOOKUP([.D244];[Veranstaltung.$G$10:.$G$99];1;0)))   );   [.D244];   IF(     OR(N([.D244])=0;ISBLANK([.E244]));     &quot;&quot;;  VLOOKUP(       JahrDerVeranstaltung-IF(N([.D244])&lt;3000;[.D244];YEAR([.D244]));       [Veranstaltung.$C$10:.$H$99];       IF(LOWER([.E244])=&quot;m&quot;;3;5);       1     )   )  )">
            <text:p/>
          </table:table-cell>
          <table:table-cell table:formula="of:=VLOOKUP([.A244];[Zeitnahme.$A$5:.$B$505];2;0)" office:value-type="string" office:string-value="" calcext:value-type="error">
            <text:p>#NV</text:p>
          </table:table-cell>
          <table:table-cell table:formula="of:=COUNTIFS([.$I$5:.$I$505];&quot;&lt;&quot;&amp;[.$I244];[.$G$5:.$G$505];[.$G244];[.$H$5:.$H$505];[.$H244])+1" office:value-type="string" office:string-value="" calcext:value-type="error">
            <text:p>#NV</text:p>
          </table:table-cell>
          <table:table-cell table:formula="of:=COUNTIFS([.$I$5:.$I$505];&quot;&lt;&quot;&amp;[.$I244];[.$G$5:.$G$505];[.$G244];[.E$5:.$E$505];[.$E244])+1" office:value-type="string" office:string-value="" calcext:value-type="error">
            <text:p>#NV</text:p>
          </table:table-cell>
          <table:table-cell table:number-columns-repeated="15"/>
        </table:table-row>
        <table:table-row table:style-name="ro1">
          <table:table-cell table:number-columns-repeated="7"/>
          <table:table-cell table:formula="of:=IF(             OR           (     NOT(ISNA(VLOOKUP([.D245];[Veranstaltung.$E$10:.$E$99];1;0)));     NOT(ISNA(VLOOKUP([.D245];[Veranstaltung.$G$10:.$G$99];1;0)))   );   [.D245];   IF(     OR(N([.D245])=0;ISBLANK([.E245]));     &quot;&quot;;  VLOOKUP(       JahrDerVeranstaltung-IF(N([.D245])&lt;3000;[.D245];YEAR([.D245]));       [Veranstaltung.$C$10:.$H$99];       IF(LOWER([.E245])=&quot;m&quot;;3;5);       1     )   )  )">
            <text:p/>
          </table:table-cell>
          <table:table-cell table:formula="of:=VLOOKUP([.A245];[Zeitnahme.$A$5:.$B$505];2;0)" office:value-type="string" office:string-value="" calcext:value-type="error">
            <text:p>#NV</text:p>
          </table:table-cell>
          <table:table-cell table:formula="of:=COUNTIFS([.$I$5:.$I$505];&quot;&lt;&quot;&amp;[.$I245];[.$G$5:.$G$505];[.$G245];[.$H$5:.$H$505];[.$H245])+1" office:value-type="string" office:string-value="" calcext:value-type="error">
            <text:p>#NV</text:p>
          </table:table-cell>
          <table:table-cell table:formula="of:=COUNTIFS([.$I$5:.$I$505];&quot;&lt;&quot;&amp;[.$I245];[.$G$5:.$G$505];[.$G245];[.E$5:.$E$505];[.$E245])+1" office:value-type="string" office:string-value="" calcext:value-type="error">
            <text:p>#NV</text:p>
          </table:table-cell>
          <table:table-cell table:number-columns-repeated="15"/>
        </table:table-row>
        <table:table-row table:style-name="ro1">
          <table:table-cell table:number-columns-repeated="7"/>
          <table:table-cell table:formula="of:=IF(             OR           (     NOT(ISNA(VLOOKUP([.D246];[Veranstaltung.$E$10:.$E$99];1;0)));     NOT(ISNA(VLOOKUP([.D246];[Veranstaltung.$G$10:.$G$99];1;0)))   );   [.D246];   IF(     OR(N([.D246])=0;ISBLANK([.E246]));     &quot;&quot;;  VLOOKUP(       JahrDerVeranstaltung-IF(N([.D246])&lt;3000;[.D246];YEAR([.D246]));       [Veranstaltung.$C$10:.$H$99];       IF(LOWER([.E246])=&quot;m&quot;;3;5);       1     )   )  )">
            <text:p/>
          </table:table-cell>
          <table:table-cell table:formula="of:=VLOOKUP([.A246];[Zeitnahme.$A$5:.$B$505];2;0)" office:value-type="string" office:string-value="" calcext:value-type="error">
            <text:p>#NV</text:p>
          </table:table-cell>
          <table:table-cell table:formula="of:=COUNTIFS([.$I$5:.$I$505];&quot;&lt;&quot;&amp;[.$I246];[.$G$5:.$G$505];[.$G246];[.$H$5:.$H$505];[.$H246])+1" office:value-type="string" office:string-value="" calcext:value-type="error">
            <text:p>#NV</text:p>
          </table:table-cell>
          <table:table-cell table:formula="of:=COUNTIFS([.$I$5:.$I$505];&quot;&lt;&quot;&amp;[.$I246];[.$G$5:.$G$505];[.$G246];[.E$5:.$E$505];[.$E246])+1" office:value-type="string" office:string-value="" calcext:value-type="error">
            <text:p>#NV</text:p>
          </table:table-cell>
          <table:table-cell table:number-columns-repeated="15"/>
        </table:table-row>
        <table:table-row table:style-name="ro1">
          <table:table-cell table:number-columns-repeated="7"/>
          <table:table-cell table:formula="of:=IF(             OR           (     NOT(ISNA(VLOOKUP([.D247];[Veranstaltung.$E$10:.$E$99];1;0)));     NOT(ISNA(VLOOKUP([.D247];[Veranstaltung.$G$10:.$G$99];1;0)))   );   [.D247];   IF(     OR(N([.D247])=0;ISBLANK([.E247]));     &quot;&quot;;  VLOOKUP(       JahrDerVeranstaltung-IF(N([.D247])&lt;3000;[.D247];YEAR([.D247]));       [Veranstaltung.$C$10:.$H$99];       IF(LOWER([.E247])=&quot;m&quot;;3;5);       1     )   )  )">
            <text:p/>
          </table:table-cell>
          <table:table-cell table:formula="of:=VLOOKUP([.A247];[Zeitnahme.$A$5:.$B$505];2;0)" office:value-type="string" office:string-value="" calcext:value-type="error">
            <text:p>#NV</text:p>
          </table:table-cell>
          <table:table-cell table:formula="of:=COUNTIFS([.$I$5:.$I$505];&quot;&lt;&quot;&amp;[.$I247];[.$G$5:.$G$505];[.$G247];[.$H$5:.$H$505];[.$H247])+1" office:value-type="string" office:string-value="" calcext:value-type="error">
            <text:p>#NV</text:p>
          </table:table-cell>
          <table:table-cell table:formula="of:=COUNTIFS([.$I$5:.$I$505];&quot;&lt;&quot;&amp;[.$I247];[.$G$5:.$G$505];[.$G247];[.E$5:.$E$505];[.$E247])+1" office:value-type="string" office:string-value="" calcext:value-type="error">
            <text:p>#NV</text:p>
          </table:table-cell>
          <table:table-cell table:number-columns-repeated="15"/>
        </table:table-row>
        <table:table-row table:style-name="ro1">
          <table:table-cell table:number-columns-repeated="7"/>
          <table:table-cell table:formula="of:=IF(             OR           (     NOT(ISNA(VLOOKUP([.D248];[Veranstaltung.$E$10:.$E$99];1;0)));     NOT(ISNA(VLOOKUP([.D248];[Veranstaltung.$G$10:.$G$99];1;0)))   );   [.D248];   IF(     OR(N([.D248])=0;ISBLANK([.E248]));     &quot;&quot;;  VLOOKUP(       JahrDerVeranstaltung-IF(N([.D248])&lt;3000;[.D248];YEAR([.D248]));       [Veranstaltung.$C$10:.$H$99];       IF(LOWER([.E248])=&quot;m&quot;;3;5);       1     )   )  )">
            <text:p/>
          </table:table-cell>
          <table:table-cell table:formula="of:=VLOOKUP([.A248];[Zeitnahme.$A$5:.$B$505];2;0)" office:value-type="string" office:string-value="" calcext:value-type="error">
            <text:p>#NV</text:p>
          </table:table-cell>
          <table:table-cell table:formula="of:=COUNTIFS([.$I$5:.$I$505];&quot;&lt;&quot;&amp;[.$I248];[.$G$5:.$G$505];[.$G248];[.$H$5:.$H$505];[.$H248])+1" office:value-type="string" office:string-value="" calcext:value-type="error">
            <text:p>#NV</text:p>
          </table:table-cell>
          <table:table-cell table:formula="of:=COUNTIFS([.$I$5:.$I$505];&quot;&lt;&quot;&amp;[.$I248];[.$G$5:.$G$505];[.$G248];[.E$5:.$E$505];[.$E248])+1" office:value-type="string" office:string-value="" calcext:value-type="error">
            <text:p>#NV</text:p>
          </table:table-cell>
          <table:table-cell table:number-columns-repeated="15"/>
        </table:table-row>
        <table:table-row table:style-name="ro1">
          <table:table-cell table:number-columns-repeated="7"/>
          <table:table-cell table:formula="of:=IF(             OR           (     NOT(ISNA(VLOOKUP([.D249];[Veranstaltung.$E$10:.$E$99];1;0)));     NOT(ISNA(VLOOKUP([.D249];[Veranstaltung.$G$10:.$G$99];1;0)))   );   [.D249];   IF(     OR(N([.D249])=0;ISBLANK([.E249]));     &quot;&quot;;  VLOOKUP(       JahrDerVeranstaltung-IF(N([.D249])&lt;3000;[.D249];YEAR([.D249]));       [Veranstaltung.$C$10:.$H$99];       IF(LOWER([.E249])=&quot;m&quot;;3;5);       1     )   )  )">
            <text:p/>
          </table:table-cell>
          <table:table-cell table:formula="of:=VLOOKUP([.A249];[Zeitnahme.$A$5:.$B$505];2;0)" office:value-type="string" office:string-value="" calcext:value-type="error">
            <text:p>#NV</text:p>
          </table:table-cell>
          <table:table-cell table:formula="of:=COUNTIFS([.$I$5:.$I$505];&quot;&lt;&quot;&amp;[.$I249];[.$G$5:.$G$505];[.$G249];[.$H$5:.$H$505];[.$H249])+1" office:value-type="string" office:string-value="" calcext:value-type="error">
            <text:p>#NV</text:p>
          </table:table-cell>
          <table:table-cell table:formula="of:=COUNTIFS([.$I$5:.$I$505];&quot;&lt;&quot;&amp;[.$I249];[.$G$5:.$G$505];[.$G249];[.E$5:.$E$505];[.$E249])+1" office:value-type="string" office:string-value="" calcext:value-type="error">
            <text:p>#NV</text:p>
          </table:table-cell>
          <table:table-cell table:number-columns-repeated="15"/>
        </table:table-row>
        <table:table-row table:style-name="ro1">
          <table:table-cell table:number-columns-repeated="7"/>
          <table:table-cell table:formula="of:=IF(             OR           (     NOT(ISNA(VLOOKUP([.D250];[Veranstaltung.$E$10:.$E$99];1;0)));     NOT(ISNA(VLOOKUP([.D250];[Veranstaltung.$G$10:.$G$99];1;0)))   );   [.D250];   IF(     OR(N([.D250])=0;ISBLANK([.E250]));     &quot;&quot;;  VLOOKUP(       JahrDerVeranstaltung-IF(N([.D250])&lt;3000;[.D250];YEAR([.D250]));       [Veranstaltung.$C$10:.$H$99];       IF(LOWER([.E250])=&quot;m&quot;;3;5);       1     )   )  )">
            <text:p/>
          </table:table-cell>
          <table:table-cell table:formula="of:=VLOOKUP([.A250];[Zeitnahme.$A$5:.$B$505];2;0)" office:value-type="string" office:string-value="" calcext:value-type="error">
            <text:p>#NV</text:p>
          </table:table-cell>
          <table:table-cell table:formula="of:=COUNTIFS([.$I$5:.$I$505];&quot;&lt;&quot;&amp;[.$I250];[.$G$5:.$G$505];[.$G250];[.$H$5:.$H$505];[.$H250])+1" office:value-type="string" office:string-value="" calcext:value-type="error">
            <text:p>#NV</text:p>
          </table:table-cell>
          <table:table-cell table:formula="of:=COUNTIFS([.$I$5:.$I$505];&quot;&lt;&quot;&amp;[.$I250];[.$G$5:.$G$505];[.$G250];[.E$5:.$E$505];[.$E250])+1" office:value-type="string" office:string-value="" calcext:value-type="error">
            <text:p>#NV</text:p>
          </table:table-cell>
          <table:table-cell table:number-columns-repeated="15"/>
        </table:table-row>
        <table:table-row table:style-name="ro1">
          <table:table-cell table:number-columns-repeated="7"/>
          <table:table-cell table:formula="of:=IF(             OR           (     NOT(ISNA(VLOOKUP([.D251];[Veranstaltung.$E$10:.$E$99];1;0)));     NOT(ISNA(VLOOKUP([.D251];[Veranstaltung.$G$10:.$G$99];1;0)))   );   [.D251];   IF(     OR(N([.D251])=0;ISBLANK([.E251]));     &quot;&quot;;  VLOOKUP(       JahrDerVeranstaltung-IF(N([.D251])&lt;3000;[.D251];YEAR([.D251]));       [Veranstaltung.$C$10:.$H$99];       IF(LOWER([.E251])=&quot;m&quot;;3;5);       1     )   )  )">
            <text:p/>
          </table:table-cell>
          <table:table-cell table:formula="of:=VLOOKUP([.A251];[Zeitnahme.$A$5:.$B$505];2;0)" office:value-type="string" office:string-value="" calcext:value-type="error">
            <text:p>#NV</text:p>
          </table:table-cell>
          <table:table-cell table:formula="of:=COUNTIFS([.$I$5:.$I$505];&quot;&lt;&quot;&amp;[.$I251];[.$G$5:.$G$505];[.$G251];[.$H$5:.$H$505];[.$H251])+1" office:value-type="string" office:string-value="" calcext:value-type="error">
            <text:p>#NV</text:p>
          </table:table-cell>
          <table:table-cell table:formula="of:=COUNTIFS([.$I$5:.$I$505];&quot;&lt;&quot;&amp;[.$I251];[.$G$5:.$G$505];[.$G251];[.E$5:.$E$505];[.$E251])+1" office:value-type="string" office:string-value="" calcext:value-type="error">
            <text:p>#NV</text:p>
          </table:table-cell>
          <table:table-cell table:number-columns-repeated="15"/>
        </table:table-row>
        <table:table-row table:style-name="ro1">
          <table:table-cell table:number-columns-repeated="7"/>
          <table:table-cell table:formula="of:=IF(             OR           (     NOT(ISNA(VLOOKUP([.D252];[Veranstaltung.$E$10:.$E$99];1;0)));     NOT(ISNA(VLOOKUP([.D252];[Veranstaltung.$G$10:.$G$99];1;0)))   );   [.D252];   IF(     OR(N([.D252])=0;ISBLANK([.E252]));     &quot;&quot;;  VLOOKUP(       JahrDerVeranstaltung-IF(N([.D252])&lt;3000;[.D252];YEAR([.D252]));       [Veranstaltung.$C$10:.$H$99];       IF(LOWER([.E252])=&quot;m&quot;;3;5);       1     )   )  )">
            <text:p/>
          </table:table-cell>
          <table:table-cell table:formula="of:=VLOOKUP([.A252];[Zeitnahme.$A$5:.$B$505];2;0)" office:value-type="string" office:string-value="" calcext:value-type="error">
            <text:p>#NV</text:p>
          </table:table-cell>
          <table:table-cell table:formula="of:=COUNTIFS([.$I$5:.$I$505];&quot;&lt;&quot;&amp;[.$I252];[.$G$5:.$G$505];[.$G252];[.$H$5:.$H$505];[.$H252])+1" office:value-type="string" office:string-value="" calcext:value-type="error">
            <text:p>#NV</text:p>
          </table:table-cell>
          <table:table-cell table:formula="of:=COUNTIFS([.$I$5:.$I$505];&quot;&lt;&quot;&amp;[.$I252];[.$G$5:.$G$505];[.$G252];[.E$5:.$E$505];[.$E252])+1" office:value-type="string" office:string-value="" calcext:value-type="error">
            <text:p>#NV</text:p>
          </table:table-cell>
          <table:table-cell table:number-columns-repeated="15"/>
        </table:table-row>
        <table:table-row table:style-name="ro1">
          <table:table-cell table:number-columns-repeated="7"/>
          <table:table-cell table:formula="of:=IF(             OR           (     NOT(ISNA(VLOOKUP([.D253];[Veranstaltung.$E$10:.$E$99];1;0)));     NOT(ISNA(VLOOKUP([.D253];[Veranstaltung.$G$10:.$G$99];1;0)))   );   [.D253];   IF(     OR(N([.D253])=0;ISBLANK([.E253]));     &quot;&quot;;  VLOOKUP(       JahrDerVeranstaltung-IF(N([.D253])&lt;3000;[.D253];YEAR([.D253]));       [Veranstaltung.$C$10:.$H$99];       IF(LOWER([.E253])=&quot;m&quot;;3;5);       1     )   )  )">
            <text:p/>
          </table:table-cell>
          <table:table-cell table:formula="of:=VLOOKUP([.A253];[Zeitnahme.$A$5:.$B$505];2;0)" office:value-type="string" office:string-value="" calcext:value-type="error">
            <text:p>#NV</text:p>
          </table:table-cell>
          <table:table-cell table:formula="of:=COUNTIFS([.$I$5:.$I$505];&quot;&lt;&quot;&amp;[.$I253];[.$G$5:.$G$505];[.$G253];[.$H$5:.$H$505];[.$H253])+1" office:value-type="string" office:string-value="" calcext:value-type="error">
            <text:p>#NV</text:p>
          </table:table-cell>
          <table:table-cell table:formula="of:=COUNTIFS([.$I$5:.$I$505];&quot;&lt;&quot;&amp;[.$I253];[.$G$5:.$G$505];[.$G253];[.E$5:.$E$505];[.$E253])+1" office:value-type="string" office:string-value="" calcext:value-type="error">
            <text:p>#NV</text:p>
          </table:table-cell>
          <table:table-cell table:number-columns-repeated="15"/>
        </table:table-row>
        <table:table-row table:style-name="ro1">
          <table:table-cell table:number-columns-repeated="7"/>
          <table:table-cell table:formula="of:=IF(             OR           (     NOT(ISNA(VLOOKUP([.D254];[Veranstaltung.$E$10:.$E$99];1;0)));     NOT(ISNA(VLOOKUP([.D254];[Veranstaltung.$G$10:.$G$99];1;0)))   );   [.D254];   IF(     OR(N([.D254])=0;ISBLANK([.E254]));     &quot;&quot;;  VLOOKUP(       JahrDerVeranstaltung-IF(N([.D254])&lt;3000;[.D254];YEAR([.D254]));       [Veranstaltung.$C$10:.$H$99];       IF(LOWER([.E254])=&quot;m&quot;;3;5);       1     )   )  )">
            <text:p/>
          </table:table-cell>
          <table:table-cell table:formula="of:=VLOOKUP([.A254];[Zeitnahme.$A$5:.$B$505];2;0)" office:value-type="string" office:string-value="" calcext:value-type="error">
            <text:p>#NV</text:p>
          </table:table-cell>
          <table:table-cell table:formula="of:=COUNTIFS([.$I$5:.$I$505];&quot;&lt;&quot;&amp;[.$I254];[.$G$5:.$G$505];[.$G254];[.$H$5:.$H$505];[.$H254])+1" office:value-type="string" office:string-value="" calcext:value-type="error">
            <text:p>#NV</text:p>
          </table:table-cell>
          <table:table-cell table:formula="of:=COUNTIFS([.$I$5:.$I$505];&quot;&lt;&quot;&amp;[.$I254];[.$G$5:.$G$505];[.$G254];[.E$5:.$E$505];[.$E254])+1" office:value-type="string" office:string-value="" calcext:value-type="error">
            <text:p>#NV</text:p>
          </table:table-cell>
          <table:table-cell table:number-columns-repeated="15"/>
        </table:table-row>
        <table:table-row table:style-name="ro1">
          <table:table-cell table:number-columns-repeated="7"/>
          <table:table-cell table:formula="of:=IF(             OR           (     NOT(ISNA(VLOOKUP([.D255];[Veranstaltung.$E$10:.$E$99];1;0)));     NOT(ISNA(VLOOKUP([.D255];[Veranstaltung.$G$10:.$G$99];1;0)))   );   [.D255];   IF(     OR(N([.D255])=0;ISBLANK([.E255]));     &quot;&quot;;  VLOOKUP(       JahrDerVeranstaltung-IF(N([.D255])&lt;3000;[.D255];YEAR([.D255]));       [Veranstaltung.$C$10:.$H$99];       IF(LOWER([.E255])=&quot;m&quot;;3;5);       1     )   )  )">
            <text:p/>
          </table:table-cell>
          <table:table-cell table:formula="of:=VLOOKUP([.A255];[Zeitnahme.$A$5:.$B$505];2;0)" office:value-type="string" office:string-value="" calcext:value-type="error">
            <text:p>#NV</text:p>
          </table:table-cell>
          <table:table-cell table:formula="of:=COUNTIFS([.$I$5:.$I$505];&quot;&lt;&quot;&amp;[.$I255];[.$G$5:.$G$505];[.$G255];[.$H$5:.$H$505];[.$H255])+1" office:value-type="string" office:string-value="" calcext:value-type="error">
            <text:p>#NV</text:p>
          </table:table-cell>
          <table:table-cell table:formula="of:=COUNTIFS([.$I$5:.$I$505];&quot;&lt;&quot;&amp;[.$I255];[.$G$5:.$G$505];[.$G255];[.E$5:.$E$505];[.$E255])+1" office:value-type="string" office:string-value="" calcext:value-type="error">
            <text:p>#NV</text:p>
          </table:table-cell>
          <table:table-cell table:number-columns-repeated="15"/>
        </table:table-row>
        <table:table-row table:style-name="ro1">
          <table:table-cell table:number-columns-repeated="7"/>
          <table:table-cell table:formula="of:=IF(             OR           (     NOT(ISNA(VLOOKUP([.D256];[Veranstaltung.$E$10:.$E$99];1;0)));     NOT(ISNA(VLOOKUP([.D256];[Veranstaltung.$G$10:.$G$99];1;0)))   );   [.D256];   IF(     OR(N([.D256])=0;ISBLANK([.E256]));     &quot;&quot;;  VLOOKUP(       JahrDerVeranstaltung-IF(N([.D256])&lt;3000;[.D256];YEAR([.D256]));       [Veranstaltung.$C$10:.$H$99];       IF(LOWER([.E256])=&quot;m&quot;;3;5);       1     )   )  )">
            <text:p/>
          </table:table-cell>
          <table:table-cell table:formula="of:=VLOOKUP([.A256];[Zeitnahme.$A$5:.$B$505];2;0)" office:value-type="string" office:string-value="" calcext:value-type="error">
            <text:p>#NV</text:p>
          </table:table-cell>
          <table:table-cell table:formula="of:=COUNTIFS([.$I$5:.$I$505];&quot;&lt;&quot;&amp;[.$I256];[.$G$5:.$G$505];[.$G256];[.$H$5:.$H$505];[.$H256])+1" office:value-type="string" office:string-value="" calcext:value-type="error">
            <text:p>#NV</text:p>
          </table:table-cell>
          <table:table-cell table:formula="of:=COUNTIFS([.$I$5:.$I$505];&quot;&lt;&quot;&amp;[.$I256];[.$G$5:.$G$505];[.$G256];[.E$5:.$E$505];[.$E256])+1" office:value-type="string" office:string-value="" calcext:value-type="error">
            <text:p>#NV</text:p>
          </table:table-cell>
          <table:table-cell table:number-columns-repeated="15"/>
        </table:table-row>
        <table:table-row table:style-name="ro1">
          <table:table-cell table:number-columns-repeated="7"/>
          <table:table-cell table:formula="of:=IF(             OR           (     NOT(ISNA(VLOOKUP([.D257];[Veranstaltung.$E$10:.$E$99];1;0)));     NOT(ISNA(VLOOKUP([.D257];[Veranstaltung.$G$10:.$G$99];1;0)))   );   [.D257];   IF(     OR(N([.D257])=0;ISBLANK([.E257]));     &quot;&quot;;  VLOOKUP(       JahrDerVeranstaltung-IF(N([.D257])&lt;3000;[.D257];YEAR([.D257]));       [Veranstaltung.$C$10:.$H$99];       IF(LOWER([.E257])=&quot;m&quot;;3;5);       1     )   )  )">
            <text:p/>
          </table:table-cell>
          <table:table-cell table:formula="of:=VLOOKUP([.A257];[Zeitnahme.$A$5:.$B$505];2;0)" office:value-type="string" office:string-value="" calcext:value-type="error">
            <text:p>#NV</text:p>
          </table:table-cell>
          <table:table-cell table:formula="of:=COUNTIFS([.$I$5:.$I$505];&quot;&lt;&quot;&amp;[.$I257];[.$G$5:.$G$505];[.$G257];[.$H$5:.$H$505];[.$H257])+1" office:value-type="string" office:string-value="" calcext:value-type="error">
            <text:p>#NV</text:p>
          </table:table-cell>
          <table:table-cell table:formula="of:=COUNTIFS([.$I$5:.$I$505];&quot;&lt;&quot;&amp;[.$I257];[.$G$5:.$G$505];[.$G257];[.E$5:.$E$505];[.$E257])+1" office:value-type="string" office:string-value="" calcext:value-type="error">
            <text:p>#NV</text:p>
          </table:table-cell>
          <table:table-cell table:number-columns-repeated="15"/>
        </table:table-row>
        <table:table-row table:style-name="ro1">
          <table:table-cell table:number-columns-repeated="7"/>
          <table:table-cell table:formula="of:=IF(             OR           (     NOT(ISNA(VLOOKUP([.D258];[Veranstaltung.$E$10:.$E$99];1;0)));     NOT(ISNA(VLOOKUP([.D258];[Veranstaltung.$G$10:.$G$99];1;0)))   );   [.D258];   IF(     OR(N([.D258])=0;ISBLANK([.E258]));     &quot;&quot;;  VLOOKUP(       JahrDerVeranstaltung-IF(N([.D258])&lt;3000;[.D258];YEAR([.D258]));       [Veranstaltung.$C$10:.$H$99];       IF(LOWER([.E258])=&quot;m&quot;;3;5);       1     )   )  )">
            <text:p/>
          </table:table-cell>
          <table:table-cell table:formula="of:=VLOOKUP([.A258];[Zeitnahme.$A$5:.$B$505];2;0)" office:value-type="string" office:string-value="" calcext:value-type="error">
            <text:p>#NV</text:p>
          </table:table-cell>
          <table:table-cell table:formula="of:=COUNTIFS([.$I$5:.$I$505];&quot;&lt;&quot;&amp;[.$I258];[.$G$5:.$G$505];[.$G258];[.$H$5:.$H$505];[.$H258])+1" office:value-type="string" office:string-value="" calcext:value-type="error">
            <text:p>#NV</text:p>
          </table:table-cell>
          <table:table-cell table:formula="of:=COUNTIFS([.$I$5:.$I$505];&quot;&lt;&quot;&amp;[.$I258];[.$G$5:.$G$505];[.$G258];[.E$5:.$E$505];[.$E258])+1" office:value-type="string" office:string-value="" calcext:value-type="error">
            <text:p>#NV</text:p>
          </table:table-cell>
          <table:table-cell table:number-columns-repeated="15"/>
        </table:table-row>
        <table:table-row table:style-name="ro1">
          <table:table-cell table:number-columns-repeated="7"/>
          <table:table-cell table:formula="of:=IF(             OR           (     NOT(ISNA(VLOOKUP([.D259];[Veranstaltung.$E$10:.$E$99];1;0)));     NOT(ISNA(VLOOKUP([.D259];[Veranstaltung.$G$10:.$G$99];1;0)))   );   [.D259];   IF(     OR(N([.D259])=0;ISBLANK([.E259]));     &quot;&quot;;  VLOOKUP(       JahrDerVeranstaltung-IF(N([.D259])&lt;3000;[.D259];YEAR([.D259]));       [Veranstaltung.$C$10:.$H$99];       IF(LOWER([.E259])=&quot;m&quot;;3;5);       1     )   )  )">
            <text:p/>
          </table:table-cell>
          <table:table-cell table:formula="of:=VLOOKUP([.A259];[Zeitnahme.$A$5:.$B$505];2;0)" office:value-type="string" office:string-value="" calcext:value-type="error">
            <text:p>#NV</text:p>
          </table:table-cell>
          <table:table-cell table:formula="of:=COUNTIFS([.$I$5:.$I$505];&quot;&lt;&quot;&amp;[.$I259];[.$G$5:.$G$505];[.$G259];[.$H$5:.$H$505];[.$H259])+1" office:value-type="string" office:string-value="" calcext:value-type="error">
            <text:p>#NV</text:p>
          </table:table-cell>
          <table:table-cell table:formula="of:=COUNTIFS([.$I$5:.$I$505];&quot;&lt;&quot;&amp;[.$I259];[.$G$5:.$G$505];[.$G259];[.E$5:.$E$505];[.$E259])+1" office:value-type="string" office:string-value="" calcext:value-type="error">
            <text:p>#NV</text:p>
          </table:table-cell>
          <table:table-cell table:number-columns-repeated="15"/>
        </table:table-row>
        <table:table-row table:style-name="ro1">
          <table:table-cell table:number-columns-repeated="7"/>
          <table:table-cell table:formula="of:=IF(             OR           (     NOT(ISNA(VLOOKUP([.D260];[Veranstaltung.$E$10:.$E$99];1;0)));     NOT(ISNA(VLOOKUP([.D260];[Veranstaltung.$G$10:.$G$99];1;0)))   );   [.D260];   IF(     OR(N([.D260])=0;ISBLANK([.E260]));     &quot;&quot;;  VLOOKUP(       JahrDerVeranstaltung-IF(N([.D260])&lt;3000;[.D260];YEAR([.D260]));       [Veranstaltung.$C$10:.$H$99];       IF(LOWER([.E260])=&quot;m&quot;;3;5);       1     )   )  )">
            <text:p/>
          </table:table-cell>
          <table:table-cell table:formula="of:=VLOOKUP([.A260];[Zeitnahme.$A$5:.$B$505];2;0)" office:value-type="string" office:string-value="" calcext:value-type="error">
            <text:p>#NV</text:p>
          </table:table-cell>
          <table:table-cell table:formula="of:=COUNTIFS([.$I$5:.$I$505];&quot;&lt;&quot;&amp;[.$I260];[.$G$5:.$G$505];[.$G260];[.$H$5:.$H$505];[.$H260])+1" office:value-type="string" office:string-value="" calcext:value-type="error">
            <text:p>#NV</text:p>
          </table:table-cell>
          <table:table-cell table:formula="of:=COUNTIFS([.$I$5:.$I$505];&quot;&lt;&quot;&amp;[.$I260];[.$G$5:.$G$505];[.$G260];[.E$5:.$E$505];[.$E260])+1" office:value-type="string" office:string-value="" calcext:value-type="error">
            <text:p>#NV</text:p>
          </table:table-cell>
          <table:table-cell table:number-columns-repeated="15"/>
        </table:table-row>
        <table:table-row table:style-name="ro1">
          <table:table-cell table:number-columns-repeated="7"/>
          <table:table-cell table:formula="of:=IF(             OR           (     NOT(ISNA(VLOOKUP([.D261];[Veranstaltung.$E$10:.$E$99];1;0)));     NOT(ISNA(VLOOKUP([.D261];[Veranstaltung.$G$10:.$G$99];1;0)))   );   [.D261];   IF(     OR(N([.D261])=0;ISBLANK([.E261]));     &quot;&quot;;  VLOOKUP(       JahrDerVeranstaltung-IF(N([.D261])&lt;3000;[.D261];YEAR([.D261]));       [Veranstaltung.$C$10:.$H$99];       IF(LOWER([.E261])=&quot;m&quot;;3;5);       1     )   )  )">
            <text:p/>
          </table:table-cell>
          <table:table-cell table:formula="of:=VLOOKUP([.A261];[Zeitnahme.$A$5:.$B$505];2;0)" office:value-type="string" office:string-value="" calcext:value-type="error">
            <text:p>#NV</text:p>
          </table:table-cell>
          <table:table-cell table:formula="of:=COUNTIFS([.$I$5:.$I$505];&quot;&lt;&quot;&amp;[.$I261];[.$G$5:.$G$505];[.$G261];[.$H$5:.$H$505];[.$H261])+1" office:value-type="string" office:string-value="" calcext:value-type="error">
            <text:p>#NV</text:p>
          </table:table-cell>
          <table:table-cell table:formula="of:=COUNTIFS([.$I$5:.$I$505];&quot;&lt;&quot;&amp;[.$I261];[.$G$5:.$G$505];[.$G261];[.E$5:.$E$505];[.$E261])+1" office:value-type="string" office:string-value="" calcext:value-type="error">
            <text:p>#NV</text:p>
          </table:table-cell>
          <table:table-cell table:number-columns-repeated="15"/>
        </table:table-row>
        <table:table-row table:style-name="ro1">
          <table:table-cell table:number-columns-repeated="7"/>
          <table:table-cell table:formula="of:=IF(             OR           (     NOT(ISNA(VLOOKUP([.D262];[Veranstaltung.$E$10:.$E$99];1;0)));     NOT(ISNA(VLOOKUP([.D262];[Veranstaltung.$G$10:.$G$99];1;0)))   );   [.D262];   IF(     OR(N([.D262])=0;ISBLANK([.E262]));     &quot;&quot;;  VLOOKUP(       JahrDerVeranstaltung-IF(N([.D262])&lt;3000;[.D262];YEAR([.D262]));       [Veranstaltung.$C$10:.$H$99];       IF(LOWER([.E262])=&quot;m&quot;;3;5);       1     )   )  )">
            <text:p/>
          </table:table-cell>
          <table:table-cell table:formula="of:=VLOOKUP([.A262];[Zeitnahme.$A$5:.$B$505];2;0)" office:value-type="string" office:string-value="" calcext:value-type="error">
            <text:p>#NV</text:p>
          </table:table-cell>
          <table:table-cell table:formula="of:=COUNTIFS([.$I$5:.$I$505];&quot;&lt;&quot;&amp;[.$I262];[.$G$5:.$G$505];[.$G262];[.$H$5:.$H$505];[.$H262])+1" office:value-type="string" office:string-value="" calcext:value-type="error">
            <text:p>#NV</text:p>
          </table:table-cell>
          <table:table-cell table:formula="of:=COUNTIFS([.$I$5:.$I$505];&quot;&lt;&quot;&amp;[.$I262];[.$G$5:.$G$505];[.$G262];[.E$5:.$E$505];[.$E262])+1" office:value-type="string" office:string-value="" calcext:value-type="error">
            <text:p>#NV</text:p>
          </table:table-cell>
          <table:table-cell table:number-columns-repeated="15"/>
        </table:table-row>
        <table:table-row table:style-name="ro1">
          <table:table-cell table:number-columns-repeated="7"/>
          <table:table-cell table:formula="of:=IF(             OR           (     NOT(ISNA(VLOOKUP([.D263];[Veranstaltung.$E$10:.$E$99];1;0)));     NOT(ISNA(VLOOKUP([.D263];[Veranstaltung.$G$10:.$G$99];1;0)))   );   [.D263];   IF(     OR(N([.D263])=0;ISBLANK([.E263]));     &quot;&quot;;  VLOOKUP(       JahrDerVeranstaltung-IF(N([.D263])&lt;3000;[.D263];YEAR([.D263]));       [Veranstaltung.$C$10:.$H$99];       IF(LOWER([.E263])=&quot;m&quot;;3;5);       1     )   )  )">
            <text:p/>
          </table:table-cell>
          <table:table-cell table:formula="of:=VLOOKUP([.A263];[Zeitnahme.$A$5:.$B$505];2;0)" office:value-type="string" office:string-value="" calcext:value-type="error">
            <text:p>#NV</text:p>
          </table:table-cell>
          <table:table-cell table:formula="of:=COUNTIFS([.$I$5:.$I$505];&quot;&lt;&quot;&amp;[.$I263];[.$G$5:.$G$505];[.$G263];[.$H$5:.$H$505];[.$H263])+1" office:value-type="string" office:string-value="" calcext:value-type="error">
            <text:p>#NV</text:p>
          </table:table-cell>
          <table:table-cell table:formula="of:=COUNTIFS([.$I$5:.$I$505];&quot;&lt;&quot;&amp;[.$I263];[.$G$5:.$G$505];[.$G263];[.E$5:.$E$505];[.$E263])+1" office:value-type="string" office:string-value="" calcext:value-type="error">
            <text:p>#NV</text:p>
          </table:table-cell>
          <table:table-cell table:number-columns-repeated="15"/>
        </table:table-row>
        <table:table-row table:style-name="ro1">
          <table:table-cell table:number-columns-repeated="7"/>
          <table:table-cell table:formula="of:=IF(             OR           (     NOT(ISNA(VLOOKUP([.D264];[Veranstaltung.$E$10:.$E$99];1;0)));     NOT(ISNA(VLOOKUP([.D264];[Veranstaltung.$G$10:.$G$99];1;0)))   );   [.D264];   IF(     OR(N([.D264])=0;ISBLANK([.E264]));     &quot;&quot;;  VLOOKUP(       JahrDerVeranstaltung-IF(N([.D264])&lt;3000;[.D264];YEAR([.D264]));       [Veranstaltung.$C$10:.$H$99];       IF(LOWER([.E264])=&quot;m&quot;;3;5);       1     )   )  )">
            <text:p/>
          </table:table-cell>
          <table:table-cell table:formula="of:=VLOOKUP([.A264];[Zeitnahme.$A$5:.$B$505];2;0)" office:value-type="string" office:string-value="" calcext:value-type="error">
            <text:p>#NV</text:p>
          </table:table-cell>
          <table:table-cell table:formula="of:=COUNTIFS([.$I$5:.$I$505];&quot;&lt;&quot;&amp;[.$I264];[.$G$5:.$G$505];[.$G264];[.$H$5:.$H$505];[.$H264])+1" office:value-type="string" office:string-value="" calcext:value-type="error">
            <text:p>#NV</text:p>
          </table:table-cell>
          <table:table-cell table:formula="of:=COUNTIFS([.$I$5:.$I$505];&quot;&lt;&quot;&amp;[.$I264];[.$G$5:.$G$505];[.$G264];[.E$5:.$E$505];[.$E264])+1" office:value-type="string" office:string-value="" calcext:value-type="error">
            <text:p>#NV</text:p>
          </table:table-cell>
          <table:table-cell table:number-columns-repeated="15"/>
        </table:table-row>
        <table:table-row table:style-name="ro1">
          <table:table-cell table:number-columns-repeated="7"/>
          <table:table-cell table:formula="of:=IF(             OR           (     NOT(ISNA(VLOOKUP([.D265];[Veranstaltung.$E$10:.$E$99];1;0)));     NOT(ISNA(VLOOKUP([.D265];[Veranstaltung.$G$10:.$G$99];1;0)))   );   [.D265];   IF(     OR(N([.D265])=0;ISBLANK([.E265]));     &quot;&quot;;  VLOOKUP(       JahrDerVeranstaltung-IF(N([.D265])&lt;3000;[.D265];YEAR([.D265]));       [Veranstaltung.$C$10:.$H$99];       IF(LOWER([.E265])=&quot;m&quot;;3;5);       1     )   )  )">
            <text:p/>
          </table:table-cell>
          <table:table-cell table:formula="of:=VLOOKUP([.A265];[Zeitnahme.$A$5:.$B$505];2;0)" office:value-type="string" office:string-value="" calcext:value-type="error">
            <text:p>#NV</text:p>
          </table:table-cell>
          <table:table-cell table:formula="of:=COUNTIFS([.$I$5:.$I$505];&quot;&lt;&quot;&amp;[.$I265];[.$G$5:.$G$505];[.$G265];[.$H$5:.$H$505];[.$H265])+1" office:value-type="string" office:string-value="" calcext:value-type="error">
            <text:p>#NV</text:p>
          </table:table-cell>
          <table:table-cell table:formula="of:=COUNTIFS([.$I$5:.$I$505];&quot;&lt;&quot;&amp;[.$I265];[.$G$5:.$G$505];[.$G265];[.E$5:.$E$505];[.$E265])+1" office:value-type="string" office:string-value="" calcext:value-type="error">
            <text:p>#NV</text:p>
          </table:table-cell>
          <table:table-cell table:number-columns-repeated="15"/>
        </table:table-row>
        <table:table-row table:style-name="ro1">
          <table:table-cell table:number-columns-repeated="7"/>
          <table:table-cell table:formula="of:=IF(             OR           (     NOT(ISNA(VLOOKUP([.D266];[Veranstaltung.$E$10:.$E$99];1;0)));     NOT(ISNA(VLOOKUP([.D266];[Veranstaltung.$G$10:.$G$99];1;0)))   );   [.D266];   IF(     OR(N([.D266])=0;ISBLANK([.E266]));     &quot;&quot;;  VLOOKUP(       JahrDerVeranstaltung-IF(N([.D266])&lt;3000;[.D266];YEAR([.D266]));       [Veranstaltung.$C$10:.$H$99];       IF(LOWER([.E266])=&quot;m&quot;;3;5);       1     )   )  )">
            <text:p/>
          </table:table-cell>
          <table:table-cell table:formula="of:=VLOOKUP([.A266];[Zeitnahme.$A$5:.$B$505];2;0)" office:value-type="string" office:string-value="" calcext:value-type="error">
            <text:p>#NV</text:p>
          </table:table-cell>
          <table:table-cell table:formula="of:=COUNTIFS([.$I$5:.$I$505];&quot;&lt;&quot;&amp;[.$I266];[.$G$5:.$G$505];[.$G266];[.$H$5:.$H$505];[.$H266])+1" office:value-type="string" office:string-value="" calcext:value-type="error">
            <text:p>#NV</text:p>
          </table:table-cell>
          <table:table-cell table:formula="of:=COUNTIFS([.$I$5:.$I$505];&quot;&lt;&quot;&amp;[.$I266];[.$G$5:.$G$505];[.$G266];[.E$5:.$E$505];[.$E266])+1" office:value-type="string" office:string-value="" calcext:value-type="error">
            <text:p>#NV</text:p>
          </table:table-cell>
          <table:table-cell table:number-columns-repeated="15"/>
        </table:table-row>
        <table:table-row table:style-name="ro1">
          <table:table-cell table:number-columns-repeated="7"/>
          <table:table-cell table:formula="of:=IF(             OR           (     NOT(ISNA(VLOOKUP([.D267];[Veranstaltung.$E$10:.$E$99];1;0)));     NOT(ISNA(VLOOKUP([.D267];[Veranstaltung.$G$10:.$G$99];1;0)))   );   [.D267];   IF(     OR(N([.D267])=0;ISBLANK([.E267]));     &quot;&quot;;  VLOOKUP(       JahrDerVeranstaltung-IF(N([.D267])&lt;3000;[.D267];YEAR([.D267]));       [Veranstaltung.$C$10:.$H$99];       IF(LOWER([.E267])=&quot;m&quot;;3;5);       1     )   )  )">
            <text:p/>
          </table:table-cell>
          <table:table-cell table:formula="of:=VLOOKUP([.A267];[Zeitnahme.$A$5:.$B$505];2;0)" office:value-type="string" office:string-value="" calcext:value-type="error">
            <text:p>#NV</text:p>
          </table:table-cell>
          <table:table-cell table:formula="of:=COUNTIFS([.$I$5:.$I$505];&quot;&lt;&quot;&amp;[.$I267];[.$G$5:.$G$505];[.$G267];[.$H$5:.$H$505];[.$H267])+1" office:value-type="string" office:string-value="" calcext:value-type="error">
            <text:p>#NV</text:p>
          </table:table-cell>
          <table:table-cell table:formula="of:=COUNTIFS([.$I$5:.$I$505];&quot;&lt;&quot;&amp;[.$I267];[.$G$5:.$G$505];[.$G267];[.E$5:.$E$505];[.$E267])+1" office:value-type="string" office:string-value="" calcext:value-type="error">
            <text:p>#NV</text:p>
          </table:table-cell>
          <table:table-cell table:number-columns-repeated="15"/>
        </table:table-row>
        <table:table-row table:style-name="ro1">
          <table:table-cell table:number-columns-repeated="7"/>
          <table:table-cell table:formula="of:=IF(             OR           (     NOT(ISNA(VLOOKUP([.D268];[Veranstaltung.$E$10:.$E$99];1;0)));     NOT(ISNA(VLOOKUP([.D268];[Veranstaltung.$G$10:.$G$99];1;0)))   );   [.D268];   IF(     OR(N([.D268])=0;ISBLANK([.E268]));     &quot;&quot;;  VLOOKUP(       JahrDerVeranstaltung-IF(N([.D268])&lt;3000;[.D268];YEAR([.D268]));       [Veranstaltung.$C$10:.$H$99];       IF(LOWER([.E268])=&quot;m&quot;;3;5);       1     )   )  )">
            <text:p/>
          </table:table-cell>
          <table:table-cell table:formula="of:=VLOOKUP([.A268];[Zeitnahme.$A$5:.$B$505];2;0)" office:value-type="string" office:string-value="" calcext:value-type="error">
            <text:p>#NV</text:p>
          </table:table-cell>
          <table:table-cell table:formula="of:=COUNTIFS([.$I$5:.$I$505];&quot;&lt;&quot;&amp;[.$I268];[.$G$5:.$G$505];[.$G268];[.$H$5:.$H$505];[.$H268])+1" office:value-type="string" office:string-value="" calcext:value-type="error">
            <text:p>#NV</text:p>
          </table:table-cell>
          <table:table-cell table:formula="of:=COUNTIFS([.$I$5:.$I$505];&quot;&lt;&quot;&amp;[.$I268];[.$G$5:.$G$505];[.$G268];[.E$5:.$E$505];[.$E268])+1" office:value-type="string" office:string-value="" calcext:value-type="error">
            <text:p>#NV</text:p>
          </table:table-cell>
          <table:table-cell table:number-columns-repeated="15"/>
        </table:table-row>
        <table:table-row table:style-name="ro1">
          <table:table-cell table:number-columns-repeated="7"/>
          <table:table-cell table:formula="of:=IF(             OR           (     NOT(ISNA(VLOOKUP([.D269];[Veranstaltung.$E$10:.$E$99];1;0)));     NOT(ISNA(VLOOKUP([.D269];[Veranstaltung.$G$10:.$G$99];1;0)))   );   [.D269];   IF(     OR(N([.D269])=0;ISBLANK([.E269]));     &quot;&quot;;  VLOOKUP(       JahrDerVeranstaltung-IF(N([.D269])&lt;3000;[.D269];YEAR([.D269]));       [Veranstaltung.$C$10:.$H$99];       IF(LOWER([.E269])=&quot;m&quot;;3;5);       1     )   )  )">
            <text:p/>
          </table:table-cell>
          <table:table-cell table:formula="of:=VLOOKUP([.A269];[Zeitnahme.$A$5:.$B$505];2;0)" office:value-type="string" office:string-value="" calcext:value-type="error">
            <text:p>#NV</text:p>
          </table:table-cell>
          <table:table-cell table:formula="of:=COUNTIFS([.$I$5:.$I$505];&quot;&lt;&quot;&amp;[.$I269];[.$G$5:.$G$505];[.$G269];[.$H$5:.$H$505];[.$H269])+1" office:value-type="string" office:string-value="" calcext:value-type="error">
            <text:p>#NV</text:p>
          </table:table-cell>
          <table:table-cell table:formula="of:=COUNTIFS([.$I$5:.$I$505];&quot;&lt;&quot;&amp;[.$I269];[.$G$5:.$G$505];[.$G269];[.E$5:.$E$505];[.$E269])+1" office:value-type="string" office:string-value="" calcext:value-type="error">
            <text:p>#NV</text:p>
          </table:table-cell>
          <table:table-cell table:number-columns-repeated="15"/>
        </table:table-row>
        <table:table-row table:style-name="ro1">
          <table:table-cell table:number-columns-repeated="7"/>
          <table:table-cell table:formula="of:=IF(             OR           (     NOT(ISNA(VLOOKUP([.D270];[Veranstaltung.$E$10:.$E$99];1;0)));     NOT(ISNA(VLOOKUP([.D270];[Veranstaltung.$G$10:.$G$99];1;0)))   );   [.D270];   IF(     OR(N([.D270])=0;ISBLANK([.E270]));     &quot;&quot;;  VLOOKUP(       JahrDerVeranstaltung-IF(N([.D270])&lt;3000;[.D270];YEAR([.D270]));       [Veranstaltung.$C$10:.$H$99];       IF(LOWER([.E270])=&quot;m&quot;;3;5);       1     )   )  )">
            <text:p/>
          </table:table-cell>
          <table:table-cell table:formula="of:=VLOOKUP([.A270];[Zeitnahme.$A$5:.$B$505];2;0)" office:value-type="string" office:string-value="" calcext:value-type="error">
            <text:p>#NV</text:p>
          </table:table-cell>
          <table:table-cell table:formula="of:=COUNTIFS([.$I$5:.$I$505];&quot;&lt;&quot;&amp;[.$I270];[.$G$5:.$G$505];[.$G270];[.$H$5:.$H$505];[.$H270])+1" office:value-type="string" office:string-value="" calcext:value-type="error">
            <text:p>#NV</text:p>
          </table:table-cell>
          <table:table-cell table:formula="of:=COUNTIFS([.$I$5:.$I$505];&quot;&lt;&quot;&amp;[.$I270];[.$G$5:.$G$505];[.$G270];[.E$5:.$E$505];[.$E270])+1" office:value-type="string" office:string-value="" calcext:value-type="error">
            <text:p>#NV</text:p>
          </table:table-cell>
          <table:table-cell table:number-columns-repeated="15"/>
        </table:table-row>
        <table:table-row table:style-name="ro1">
          <table:table-cell table:number-columns-repeated="7"/>
          <table:table-cell table:formula="of:=IF(             OR           (     NOT(ISNA(VLOOKUP([.D271];[Veranstaltung.$E$10:.$E$99];1;0)));     NOT(ISNA(VLOOKUP([.D271];[Veranstaltung.$G$10:.$G$99];1;0)))   );   [.D271];   IF(     OR(N([.D271])=0;ISBLANK([.E271]));     &quot;&quot;;  VLOOKUP(       JahrDerVeranstaltung-IF(N([.D271])&lt;3000;[.D271];YEAR([.D271]));       [Veranstaltung.$C$10:.$H$99];       IF(LOWER([.E271])=&quot;m&quot;;3;5);       1     )   )  )">
            <text:p/>
          </table:table-cell>
          <table:table-cell table:formula="of:=VLOOKUP([.A271];[Zeitnahme.$A$5:.$B$505];2;0)" office:value-type="string" office:string-value="" calcext:value-type="error">
            <text:p>#NV</text:p>
          </table:table-cell>
          <table:table-cell table:formula="of:=COUNTIFS([.$I$5:.$I$505];&quot;&lt;&quot;&amp;[.$I271];[.$G$5:.$G$505];[.$G271];[.$H$5:.$H$505];[.$H271])+1" office:value-type="string" office:string-value="" calcext:value-type="error">
            <text:p>#NV</text:p>
          </table:table-cell>
          <table:table-cell table:formula="of:=COUNTIFS([.$I$5:.$I$505];&quot;&lt;&quot;&amp;[.$I271];[.$G$5:.$G$505];[.$G271];[.E$5:.$E$505];[.$E271])+1" office:value-type="string" office:string-value="" calcext:value-type="error">
            <text:p>#NV</text:p>
          </table:table-cell>
          <table:table-cell table:number-columns-repeated="15"/>
        </table:table-row>
        <table:table-row table:style-name="ro1">
          <table:table-cell table:number-columns-repeated="7"/>
          <table:table-cell table:formula="of:=IF(             OR           (     NOT(ISNA(VLOOKUP([.D272];[Veranstaltung.$E$10:.$E$99];1;0)));     NOT(ISNA(VLOOKUP([.D272];[Veranstaltung.$G$10:.$G$99];1;0)))   );   [.D272];   IF(     OR(N([.D272])=0;ISBLANK([.E272]));     &quot;&quot;;  VLOOKUP(       JahrDerVeranstaltung-IF(N([.D272])&lt;3000;[.D272];YEAR([.D272]));       [Veranstaltung.$C$10:.$H$99];       IF(LOWER([.E272])=&quot;m&quot;;3;5);       1     )   )  )">
            <text:p/>
          </table:table-cell>
          <table:table-cell table:formula="of:=VLOOKUP([.A272];[Zeitnahme.$A$5:.$B$505];2;0)" office:value-type="string" office:string-value="" calcext:value-type="error">
            <text:p>#NV</text:p>
          </table:table-cell>
          <table:table-cell table:formula="of:=COUNTIFS([.$I$5:.$I$505];&quot;&lt;&quot;&amp;[.$I272];[.$G$5:.$G$505];[.$G272];[.$H$5:.$H$505];[.$H272])+1" office:value-type="string" office:string-value="" calcext:value-type="error">
            <text:p>#NV</text:p>
          </table:table-cell>
          <table:table-cell table:formula="of:=COUNTIFS([.$I$5:.$I$505];&quot;&lt;&quot;&amp;[.$I272];[.$G$5:.$G$505];[.$G272];[.E$5:.$E$505];[.$E272])+1" office:value-type="string" office:string-value="" calcext:value-type="error">
            <text:p>#NV</text:p>
          </table:table-cell>
          <table:table-cell table:number-columns-repeated="15"/>
        </table:table-row>
        <table:table-row table:style-name="ro1">
          <table:table-cell table:number-columns-repeated="7"/>
          <table:table-cell table:formula="of:=IF(             OR           (     NOT(ISNA(VLOOKUP([.D273];[Veranstaltung.$E$10:.$E$99];1;0)));     NOT(ISNA(VLOOKUP([.D273];[Veranstaltung.$G$10:.$G$99];1;0)))   );   [.D273];   IF(     OR(N([.D273])=0;ISBLANK([.E273]));     &quot;&quot;;  VLOOKUP(       JahrDerVeranstaltung-IF(N([.D273])&lt;3000;[.D273];YEAR([.D273]));       [Veranstaltung.$C$10:.$H$99];       IF(LOWER([.E273])=&quot;m&quot;;3;5);       1     )   )  )">
            <text:p/>
          </table:table-cell>
          <table:table-cell table:formula="of:=VLOOKUP([.A273];[Zeitnahme.$A$5:.$B$505];2;0)" office:value-type="string" office:string-value="" calcext:value-type="error">
            <text:p>#NV</text:p>
          </table:table-cell>
          <table:table-cell table:formula="of:=COUNTIFS([.$I$5:.$I$505];&quot;&lt;&quot;&amp;[.$I273];[.$G$5:.$G$505];[.$G273];[.$H$5:.$H$505];[.$H273])+1" office:value-type="string" office:string-value="" calcext:value-type="error">
            <text:p>#NV</text:p>
          </table:table-cell>
          <table:table-cell table:formula="of:=COUNTIFS([.$I$5:.$I$505];&quot;&lt;&quot;&amp;[.$I273];[.$G$5:.$G$505];[.$G273];[.E$5:.$E$505];[.$E273])+1" office:value-type="string" office:string-value="" calcext:value-type="error">
            <text:p>#NV</text:p>
          </table:table-cell>
          <table:table-cell table:number-columns-repeated="15"/>
        </table:table-row>
        <table:table-row table:style-name="ro1">
          <table:table-cell table:number-columns-repeated="7"/>
          <table:table-cell table:formula="of:=IF(             OR           (     NOT(ISNA(VLOOKUP([.D274];[Veranstaltung.$E$10:.$E$99];1;0)));     NOT(ISNA(VLOOKUP([.D274];[Veranstaltung.$G$10:.$G$99];1;0)))   );   [.D274];   IF(     OR(N([.D274])=0;ISBLANK([.E274]));     &quot;&quot;;  VLOOKUP(       JahrDerVeranstaltung-IF(N([.D274])&lt;3000;[.D274];YEAR([.D274]));       [Veranstaltung.$C$10:.$H$99];       IF(LOWER([.E274])=&quot;m&quot;;3;5);       1     )   )  )">
            <text:p/>
          </table:table-cell>
          <table:table-cell table:formula="of:=VLOOKUP([.A274];[Zeitnahme.$A$5:.$B$505];2;0)" office:value-type="string" office:string-value="" calcext:value-type="error">
            <text:p>#NV</text:p>
          </table:table-cell>
          <table:table-cell table:formula="of:=COUNTIFS([.$I$5:.$I$505];&quot;&lt;&quot;&amp;[.$I274];[.$G$5:.$G$505];[.$G274];[.$H$5:.$H$505];[.$H274])+1" office:value-type="string" office:string-value="" calcext:value-type="error">
            <text:p>#NV</text:p>
          </table:table-cell>
          <table:table-cell table:formula="of:=COUNTIFS([.$I$5:.$I$505];&quot;&lt;&quot;&amp;[.$I274];[.$G$5:.$G$505];[.$G274];[.E$5:.$E$505];[.$E274])+1" office:value-type="string" office:string-value="" calcext:value-type="error">
            <text:p>#NV</text:p>
          </table:table-cell>
          <table:table-cell table:number-columns-repeated="15"/>
        </table:table-row>
        <table:table-row table:style-name="ro1">
          <table:table-cell table:number-columns-repeated="7"/>
          <table:table-cell table:formula="of:=IF(             OR           (     NOT(ISNA(VLOOKUP([.D275];[Veranstaltung.$E$10:.$E$99];1;0)));     NOT(ISNA(VLOOKUP([.D275];[Veranstaltung.$G$10:.$G$99];1;0)))   );   [.D275];   IF(     OR(N([.D275])=0;ISBLANK([.E275]));     &quot;&quot;;  VLOOKUP(       JahrDerVeranstaltung-IF(N([.D275])&lt;3000;[.D275];YEAR([.D275]));       [Veranstaltung.$C$10:.$H$99];       IF(LOWER([.E275])=&quot;m&quot;;3;5);       1     )   )  )">
            <text:p/>
          </table:table-cell>
          <table:table-cell table:formula="of:=VLOOKUP([.A275];[Zeitnahme.$A$5:.$B$505];2;0)" office:value-type="string" office:string-value="" calcext:value-type="error">
            <text:p>#NV</text:p>
          </table:table-cell>
          <table:table-cell table:formula="of:=COUNTIFS([.$I$5:.$I$505];&quot;&lt;&quot;&amp;[.$I275];[.$G$5:.$G$505];[.$G275];[.$H$5:.$H$505];[.$H275])+1" office:value-type="string" office:string-value="" calcext:value-type="error">
            <text:p>#NV</text:p>
          </table:table-cell>
          <table:table-cell table:formula="of:=COUNTIFS([.$I$5:.$I$505];&quot;&lt;&quot;&amp;[.$I275];[.$G$5:.$G$505];[.$G275];[.E$5:.$E$505];[.$E275])+1" office:value-type="string" office:string-value="" calcext:value-type="error">
            <text:p>#NV</text:p>
          </table:table-cell>
          <table:table-cell table:number-columns-repeated="15"/>
        </table:table-row>
        <table:table-row table:style-name="ro1">
          <table:table-cell table:number-columns-repeated="7"/>
          <table:table-cell table:formula="of:=IF(             OR           (     NOT(ISNA(VLOOKUP([.D276];[Veranstaltung.$E$10:.$E$99];1;0)));     NOT(ISNA(VLOOKUP([.D276];[Veranstaltung.$G$10:.$G$99];1;0)))   );   [.D276];   IF(     OR(N([.D276])=0;ISBLANK([.E276]));     &quot;&quot;;  VLOOKUP(       JahrDerVeranstaltung-IF(N([.D276])&lt;3000;[.D276];YEAR([.D276]));       [Veranstaltung.$C$10:.$H$99];       IF(LOWER([.E276])=&quot;m&quot;;3;5);       1     )   )  )">
            <text:p/>
          </table:table-cell>
          <table:table-cell table:formula="of:=VLOOKUP([.A276];[Zeitnahme.$A$5:.$B$505];2;0)" office:value-type="string" office:string-value="" calcext:value-type="error">
            <text:p>#NV</text:p>
          </table:table-cell>
          <table:table-cell table:formula="of:=COUNTIFS([.$I$5:.$I$505];&quot;&lt;&quot;&amp;[.$I276];[.$G$5:.$G$505];[.$G276];[.$H$5:.$H$505];[.$H276])+1" office:value-type="string" office:string-value="" calcext:value-type="error">
            <text:p>#NV</text:p>
          </table:table-cell>
          <table:table-cell table:formula="of:=COUNTIFS([.$I$5:.$I$505];&quot;&lt;&quot;&amp;[.$I276];[.$G$5:.$G$505];[.$G276];[.E$5:.$E$505];[.$E276])+1" office:value-type="string" office:string-value="" calcext:value-type="error">
            <text:p>#NV</text:p>
          </table:table-cell>
          <table:table-cell table:number-columns-repeated="15"/>
        </table:table-row>
        <table:table-row table:style-name="ro1">
          <table:table-cell table:number-columns-repeated="7"/>
          <table:table-cell table:formula="of:=IF(             OR           (     NOT(ISNA(VLOOKUP([.D277];[Veranstaltung.$E$10:.$E$99];1;0)));     NOT(ISNA(VLOOKUP([.D277];[Veranstaltung.$G$10:.$G$99];1;0)))   );   [.D277];   IF(     OR(N([.D277])=0;ISBLANK([.E277]));     &quot;&quot;;  VLOOKUP(       JahrDerVeranstaltung-IF(N([.D277])&lt;3000;[.D277];YEAR([.D277]));       [Veranstaltung.$C$10:.$H$99];       IF(LOWER([.E277])=&quot;m&quot;;3;5);       1     )   )  )">
            <text:p/>
          </table:table-cell>
          <table:table-cell table:formula="of:=VLOOKUP([.A277];[Zeitnahme.$A$5:.$B$505];2;0)" office:value-type="string" office:string-value="" calcext:value-type="error">
            <text:p>#NV</text:p>
          </table:table-cell>
          <table:table-cell table:formula="of:=COUNTIFS([.$I$5:.$I$505];&quot;&lt;&quot;&amp;[.$I277];[.$G$5:.$G$505];[.$G277];[.$H$5:.$H$505];[.$H277])+1" office:value-type="string" office:string-value="" calcext:value-type="error">
            <text:p>#NV</text:p>
          </table:table-cell>
          <table:table-cell table:formula="of:=COUNTIFS([.$I$5:.$I$505];&quot;&lt;&quot;&amp;[.$I277];[.$G$5:.$G$505];[.$G277];[.E$5:.$E$505];[.$E277])+1" office:value-type="string" office:string-value="" calcext:value-type="error">
            <text:p>#NV</text:p>
          </table:table-cell>
          <table:table-cell table:number-columns-repeated="15"/>
        </table:table-row>
        <table:table-row table:style-name="ro1">
          <table:table-cell table:number-columns-repeated="7"/>
          <table:table-cell table:formula="of:=IF(             OR           (     NOT(ISNA(VLOOKUP([.D278];[Veranstaltung.$E$10:.$E$99];1;0)));     NOT(ISNA(VLOOKUP([.D278];[Veranstaltung.$G$10:.$G$99];1;0)))   );   [.D278];   IF(     OR(N([.D278])=0;ISBLANK([.E278]));     &quot;&quot;;  VLOOKUP(       JahrDerVeranstaltung-IF(N([.D278])&lt;3000;[.D278];YEAR([.D278]));       [Veranstaltung.$C$10:.$H$99];       IF(LOWER([.E278])=&quot;m&quot;;3;5);       1     )   )  )">
            <text:p/>
          </table:table-cell>
          <table:table-cell table:formula="of:=VLOOKUP([.A278];[Zeitnahme.$A$5:.$B$505];2;0)" office:value-type="string" office:string-value="" calcext:value-type="error">
            <text:p>#NV</text:p>
          </table:table-cell>
          <table:table-cell table:formula="of:=COUNTIFS([.$I$5:.$I$505];&quot;&lt;&quot;&amp;[.$I278];[.$G$5:.$G$505];[.$G278];[.$H$5:.$H$505];[.$H278])+1" office:value-type="string" office:string-value="" calcext:value-type="error">
            <text:p>#NV</text:p>
          </table:table-cell>
          <table:table-cell table:formula="of:=COUNTIFS([.$I$5:.$I$505];&quot;&lt;&quot;&amp;[.$I278];[.$G$5:.$G$505];[.$G278];[.E$5:.$E$505];[.$E278])+1" office:value-type="string" office:string-value="" calcext:value-type="error">
            <text:p>#NV</text:p>
          </table:table-cell>
          <table:table-cell table:number-columns-repeated="15"/>
        </table:table-row>
        <table:table-row table:style-name="ro1">
          <table:table-cell table:number-columns-repeated="7"/>
          <table:table-cell table:formula="of:=IF(             OR           (     NOT(ISNA(VLOOKUP([.D279];[Veranstaltung.$E$10:.$E$99];1;0)));     NOT(ISNA(VLOOKUP([.D279];[Veranstaltung.$G$10:.$G$99];1;0)))   );   [.D279];   IF(     OR(N([.D279])=0;ISBLANK([.E279]));     &quot;&quot;;  VLOOKUP(       JahrDerVeranstaltung-IF(N([.D279])&lt;3000;[.D279];YEAR([.D279]));       [Veranstaltung.$C$10:.$H$99];       IF(LOWER([.E279])=&quot;m&quot;;3;5);       1     )   )  )">
            <text:p/>
          </table:table-cell>
          <table:table-cell table:formula="of:=VLOOKUP([.A279];[Zeitnahme.$A$5:.$B$505];2;0)" office:value-type="string" office:string-value="" calcext:value-type="error">
            <text:p>#NV</text:p>
          </table:table-cell>
          <table:table-cell table:formula="of:=COUNTIFS([.$I$5:.$I$505];&quot;&lt;&quot;&amp;[.$I279];[.$G$5:.$G$505];[.$G279];[.$H$5:.$H$505];[.$H279])+1" office:value-type="string" office:string-value="" calcext:value-type="error">
            <text:p>#NV</text:p>
          </table:table-cell>
          <table:table-cell table:formula="of:=COUNTIFS([.$I$5:.$I$505];&quot;&lt;&quot;&amp;[.$I279];[.$G$5:.$G$505];[.$G279];[.E$5:.$E$505];[.$E279])+1" office:value-type="string" office:string-value="" calcext:value-type="error">
            <text:p>#NV</text:p>
          </table:table-cell>
          <table:table-cell table:number-columns-repeated="15"/>
        </table:table-row>
        <table:table-row table:style-name="ro1">
          <table:table-cell table:number-columns-repeated="7"/>
          <table:table-cell table:formula="of:=IF(             OR           (     NOT(ISNA(VLOOKUP([.D280];[Veranstaltung.$E$10:.$E$99];1;0)));     NOT(ISNA(VLOOKUP([.D280];[Veranstaltung.$G$10:.$G$99];1;0)))   );   [.D280];   IF(     OR(N([.D280])=0;ISBLANK([.E280]));     &quot;&quot;;  VLOOKUP(       JahrDerVeranstaltung-IF(N([.D280])&lt;3000;[.D280];YEAR([.D280]));       [Veranstaltung.$C$10:.$H$99];       IF(LOWER([.E280])=&quot;m&quot;;3;5);       1     )   )  )">
            <text:p/>
          </table:table-cell>
          <table:table-cell table:formula="of:=VLOOKUP([.A280];[Zeitnahme.$A$5:.$B$505];2;0)" office:value-type="string" office:string-value="" calcext:value-type="error">
            <text:p>#NV</text:p>
          </table:table-cell>
          <table:table-cell table:formula="of:=COUNTIFS([.$I$5:.$I$505];&quot;&lt;&quot;&amp;[.$I280];[.$G$5:.$G$505];[.$G280];[.$H$5:.$H$505];[.$H280])+1" office:value-type="string" office:string-value="" calcext:value-type="error">
            <text:p>#NV</text:p>
          </table:table-cell>
          <table:table-cell table:formula="of:=COUNTIFS([.$I$5:.$I$505];&quot;&lt;&quot;&amp;[.$I280];[.$G$5:.$G$505];[.$G280];[.E$5:.$E$505];[.$E280])+1" office:value-type="string" office:string-value="" calcext:value-type="error">
            <text:p>#NV</text:p>
          </table:table-cell>
          <table:table-cell table:number-columns-repeated="15"/>
        </table:table-row>
        <table:table-row table:style-name="ro1">
          <table:table-cell table:number-columns-repeated="7"/>
          <table:table-cell table:formula="of:=IF(             OR           (     NOT(ISNA(VLOOKUP([.D281];[Veranstaltung.$E$10:.$E$99];1;0)));     NOT(ISNA(VLOOKUP([.D281];[Veranstaltung.$G$10:.$G$99];1;0)))   );   [.D281];   IF(     OR(N([.D281])=0;ISBLANK([.E281]));     &quot;&quot;;  VLOOKUP(       JahrDerVeranstaltung-IF(N([.D281])&lt;3000;[.D281];YEAR([.D281]));       [Veranstaltung.$C$10:.$H$99];       IF(LOWER([.E281])=&quot;m&quot;;3;5);       1     )   )  )">
            <text:p/>
          </table:table-cell>
          <table:table-cell table:formula="of:=VLOOKUP([.A281];[Zeitnahme.$A$5:.$B$505];2;0)" office:value-type="string" office:string-value="" calcext:value-type="error">
            <text:p>#NV</text:p>
          </table:table-cell>
          <table:table-cell table:formula="of:=COUNTIFS([.$I$5:.$I$505];&quot;&lt;&quot;&amp;[.$I281];[.$G$5:.$G$505];[.$G281];[.$H$5:.$H$505];[.$H281])+1" office:value-type="string" office:string-value="" calcext:value-type="error">
            <text:p>#NV</text:p>
          </table:table-cell>
          <table:table-cell table:formula="of:=COUNTIFS([.$I$5:.$I$505];&quot;&lt;&quot;&amp;[.$I281];[.$G$5:.$G$505];[.$G281];[.E$5:.$E$505];[.$E281])+1" office:value-type="string" office:string-value="" calcext:value-type="error">
            <text:p>#NV</text:p>
          </table:table-cell>
          <table:table-cell table:number-columns-repeated="15"/>
        </table:table-row>
        <table:table-row table:style-name="ro1">
          <table:table-cell table:number-columns-repeated="7"/>
          <table:table-cell table:formula="of:=IF(             OR           (     NOT(ISNA(VLOOKUP([.D282];[Veranstaltung.$E$10:.$E$99];1;0)));     NOT(ISNA(VLOOKUP([.D282];[Veranstaltung.$G$10:.$G$99];1;0)))   );   [.D282];   IF(     OR(N([.D282])=0;ISBLANK([.E282]));     &quot;&quot;;  VLOOKUP(       JahrDerVeranstaltung-IF(N([.D282])&lt;3000;[.D282];YEAR([.D282]));       [Veranstaltung.$C$10:.$H$99];       IF(LOWER([.E282])=&quot;m&quot;;3;5);       1     )   )  )">
            <text:p/>
          </table:table-cell>
          <table:table-cell table:formula="of:=VLOOKUP([.A282];[Zeitnahme.$A$5:.$B$505];2;0)" office:value-type="string" office:string-value="" calcext:value-type="error">
            <text:p>#NV</text:p>
          </table:table-cell>
          <table:table-cell table:formula="of:=COUNTIFS([.$I$5:.$I$505];&quot;&lt;&quot;&amp;[.$I282];[.$G$5:.$G$505];[.$G282];[.$H$5:.$H$505];[.$H282])+1" office:value-type="string" office:string-value="" calcext:value-type="error">
            <text:p>#NV</text:p>
          </table:table-cell>
          <table:table-cell table:formula="of:=COUNTIFS([.$I$5:.$I$505];&quot;&lt;&quot;&amp;[.$I282];[.$G$5:.$G$505];[.$G282];[.E$5:.$E$505];[.$E282])+1" office:value-type="string" office:string-value="" calcext:value-type="error">
            <text:p>#NV</text:p>
          </table:table-cell>
          <table:table-cell table:number-columns-repeated="15"/>
        </table:table-row>
        <table:table-row table:style-name="ro1">
          <table:table-cell table:number-columns-repeated="7"/>
          <table:table-cell table:formula="of:=IF(             OR           (     NOT(ISNA(VLOOKUP([.D283];[Veranstaltung.$E$10:.$E$99];1;0)));     NOT(ISNA(VLOOKUP([.D283];[Veranstaltung.$G$10:.$G$99];1;0)))   );   [.D283];   IF(     OR(N([.D283])=0;ISBLANK([.E283]));     &quot;&quot;;  VLOOKUP(       JahrDerVeranstaltung-IF(N([.D283])&lt;3000;[.D283];YEAR([.D283]));       [Veranstaltung.$C$10:.$H$99];       IF(LOWER([.E283])=&quot;m&quot;;3;5);       1     )   )  )">
            <text:p/>
          </table:table-cell>
          <table:table-cell table:formula="of:=VLOOKUP([.A283];[Zeitnahme.$A$5:.$B$505];2;0)" office:value-type="string" office:string-value="" calcext:value-type="error">
            <text:p>#NV</text:p>
          </table:table-cell>
          <table:table-cell table:formula="of:=COUNTIFS([.$I$5:.$I$505];&quot;&lt;&quot;&amp;[.$I283];[.$G$5:.$G$505];[.$G283];[.$H$5:.$H$505];[.$H283])+1" office:value-type="string" office:string-value="" calcext:value-type="error">
            <text:p>#NV</text:p>
          </table:table-cell>
          <table:table-cell table:formula="of:=COUNTIFS([.$I$5:.$I$505];&quot;&lt;&quot;&amp;[.$I283];[.$G$5:.$G$505];[.$G283];[.E$5:.$E$505];[.$E283])+1" office:value-type="string" office:string-value="" calcext:value-type="error">
            <text:p>#NV</text:p>
          </table:table-cell>
          <table:table-cell table:number-columns-repeated="15"/>
        </table:table-row>
        <table:table-row table:style-name="ro1">
          <table:table-cell table:number-columns-repeated="7"/>
          <table:table-cell table:formula="of:=IF(             OR           (     NOT(ISNA(VLOOKUP([.D284];[Veranstaltung.$E$10:.$E$99];1;0)));     NOT(ISNA(VLOOKUP([.D284];[Veranstaltung.$G$10:.$G$99];1;0)))   );   [.D284];   IF(     OR(N([.D284])=0;ISBLANK([.E284]));     &quot;&quot;;  VLOOKUP(       JahrDerVeranstaltung-IF(N([.D284])&lt;3000;[.D284];YEAR([.D284]));       [Veranstaltung.$C$10:.$H$99];       IF(LOWER([.E284])=&quot;m&quot;;3;5);       1     )   )  )">
            <text:p/>
          </table:table-cell>
          <table:table-cell table:formula="of:=VLOOKUP([.A284];[Zeitnahme.$A$5:.$B$505];2;0)" office:value-type="string" office:string-value="" calcext:value-type="error">
            <text:p>#NV</text:p>
          </table:table-cell>
          <table:table-cell table:formula="of:=COUNTIFS([.$I$5:.$I$505];&quot;&lt;&quot;&amp;[.$I284];[.$G$5:.$G$505];[.$G284];[.$H$5:.$H$505];[.$H284])+1" office:value-type="string" office:string-value="" calcext:value-type="error">
            <text:p>#NV</text:p>
          </table:table-cell>
          <table:table-cell table:formula="of:=COUNTIFS([.$I$5:.$I$505];&quot;&lt;&quot;&amp;[.$I284];[.$G$5:.$G$505];[.$G284];[.E$5:.$E$505];[.$E284])+1" office:value-type="string" office:string-value="" calcext:value-type="error">
            <text:p>#NV</text:p>
          </table:table-cell>
          <table:table-cell table:number-columns-repeated="15"/>
        </table:table-row>
        <table:table-row table:style-name="ro1">
          <table:table-cell table:number-columns-repeated="7"/>
          <table:table-cell table:formula="of:=IF(             OR           (     NOT(ISNA(VLOOKUP([.D285];[Veranstaltung.$E$10:.$E$99];1;0)));     NOT(ISNA(VLOOKUP([.D285];[Veranstaltung.$G$10:.$G$99];1;0)))   );   [.D285];   IF(     OR(N([.D285])=0;ISBLANK([.E285]));     &quot;&quot;;  VLOOKUP(       JahrDerVeranstaltung-IF(N([.D285])&lt;3000;[.D285];YEAR([.D285]));       [Veranstaltung.$C$10:.$H$99];       IF(LOWER([.E285])=&quot;m&quot;;3;5);       1     )   )  )">
            <text:p/>
          </table:table-cell>
          <table:table-cell table:formula="of:=VLOOKUP([.A285];[Zeitnahme.$A$5:.$B$505];2;0)" office:value-type="string" office:string-value="" calcext:value-type="error">
            <text:p>#NV</text:p>
          </table:table-cell>
          <table:table-cell table:formula="of:=COUNTIFS([.$I$5:.$I$505];&quot;&lt;&quot;&amp;[.$I285];[.$G$5:.$G$505];[.$G285];[.$H$5:.$H$505];[.$H285])+1" office:value-type="string" office:string-value="" calcext:value-type="error">
            <text:p>#NV</text:p>
          </table:table-cell>
          <table:table-cell table:formula="of:=COUNTIFS([.$I$5:.$I$505];&quot;&lt;&quot;&amp;[.$I285];[.$G$5:.$G$505];[.$G285];[.E$5:.$E$505];[.$E285])+1" office:value-type="string" office:string-value="" calcext:value-type="error">
            <text:p>#NV</text:p>
          </table:table-cell>
          <table:table-cell table:number-columns-repeated="15"/>
        </table:table-row>
        <table:table-row table:style-name="ro1">
          <table:table-cell table:number-columns-repeated="7"/>
          <table:table-cell table:formula="of:=IF(             OR           (     NOT(ISNA(VLOOKUP([.D286];[Veranstaltung.$E$10:.$E$99];1;0)));     NOT(ISNA(VLOOKUP([.D286];[Veranstaltung.$G$10:.$G$99];1;0)))   );   [.D286];   IF(     OR(N([.D286])=0;ISBLANK([.E286]));     &quot;&quot;;  VLOOKUP(       JahrDerVeranstaltung-IF(N([.D286])&lt;3000;[.D286];YEAR([.D286]));       [Veranstaltung.$C$10:.$H$99];       IF(LOWER([.E286])=&quot;m&quot;;3;5);       1     )   )  )">
            <text:p/>
          </table:table-cell>
          <table:table-cell table:formula="of:=VLOOKUP([.A286];[Zeitnahme.$A$5:.$B$505];2;0)" office:value-type="string" office:string-value="" calcext:value-type="error">
            <text:p>#NV</text:p>
          </table:table-cell>
          <table:table-cell table:formula="of:=COUNTIFS([.$I$5:.$I$505];&quot;&lt;&quot;&amp;[.$I286];[.$G$5:.$G$505];[.$G286];[.$H$5:.$H$505];[.$H286])+1" office:value-type="string" office:string-value="" calcext:value-type="error">
            <text:p>#NV</text:p>
          </table:table-cell>
          <table:table-cell table:formula="of:=COUNTIFS([.$I$5:.$I$505];&quot;&lt;&quot;&amp;[.$I286];[.$G$5:.$G$505];[.$G286];[.E$5:.$E$505];[.$E286])+1" office:value-type="string" office:string-value="" calcext:value-type="error">
            <text:p>#NV</text:p>
          </table:table-cell>
          <table:table-cell table:number-columns-repeated="15"/>
        </table:table-row>
        <table:table-row table:style-name="ro1">
          <table:table-cell table:number-columns-repeated="7"/>
          <table:table-cell table:formula="of:=IF(             OR           (     NOT(ISNA(VLOOKUP([.D287];[Veranstaltung.$E$10:.$E$99];1;0)));     NOT(ISNA(VLOOKUP([.D287];[Veranstaltung.$G$10:.$G$99];1;0)))   );   [.D287];   IF(     OR(N([.D287])=0;ISBLANK([.E287]));     &quot;&quot;;  VLOOKUP(       JahrDerVeranstaltung-IF(N([.D287])&lt;3000;[.D287];YEAR([.D287]));       [Veranstaltung.$C$10:.$H$99];       IF(LOWER([.E287])=&quot;m&quot;;3;5);       1     )   )  )">
            <text:p/>
          </table:table-cell>
          <table:table-cell table:formula="of:=VLOOKUP([.A287];[Zeitnahme.$A$5:.$B$505];2;0)" office:value-type="string" office:string-value="" calcext:value-type="error">
            <text:p>#NV</text:p>
          </table:table-cell>
          <table:table-cell table:formula="of:=COUNTIFS([.$I$5:.$I$505];&quot;&lt;&quot;&amp;[.$I287];[.$G$5:.$G$505];[.$G287];[.$H$5:.$H$505];[.$H287])+1" office:value-type="string" office:string-value="" calcext:value-type="error">
            <text:p>#NV</text:p>
          </table:table-cell>
          <table:table-cell table:formula="of:=COUNTIFS([.$I$5:.$I$505];&quot;&lt;&quot;&amp;[.$I287];[.$G$5:.$G$505];[.$G287];[.E$5:.$E$505];[.$E287])+1" office:value-type="string" office:string-value="" calcext:value-type="error">
            <text:p>#NV</text:p>
          </table:table-cell>
          <table:table-cell table:number-columns-repeated="15"/>
        </table:table-row>
        <table:table-row table:style-name="ro1">
          <table:table-cell table:number-columns-repeated="7"/>
          <table:table-cell table:formula="of:=IF(             OR           (     NOT(ISNA(VLOOKUP([.D288];[Veranstaltung.$E$10:.$E$99];1;0)));     NOT(ISNA(VLOOKUP([.D288];[Veranstaltung.$G$10:.$G$99];1;0)))   );   [.D288];   IF(     OR(N([.D288])=0;ISBLANK([.E288]));     &quot;&quot;;  VLOOKUP(       JahrDerVeranstaltung-IF(N([.D288])&lt;3000;[.D288];YEAR([.D288]));       [Veranstaltung.$C$10:.$H$99];       IF(LOWER([.E288])=&quot;m&quot;;3;5);       1     )   )  )">
            <text:p/>
          </table:table-cell>
          <table:table-cell table:formula="of:=VLOOKUP([.A288];[Zeitnahme.$A$5:.$B$505];2;0)" office:value-type="string" office:string-value="" calcext:value-type="error">
            <text:p>#NV</text:p>
          </table:table-cell>
          <table:table-cell table:formula="of:=COUNTIFS([.$I$5:.$I$505];&quot;&lt;&quot;&amp;[.$I288];[.$G$5:.$G$505];[.$G288];[.$H$5:.$H$505];[.$H288])+1" office:value-type="string" office:string-value="" calcext:value-type="error">
            <text:p>#NV</text:p>
          </table:table-cell>
          <table:table-cell table:formula="of:=COUNTIFS([.$I$5:.$I$505];&quot;&lt;&quot;&amp;[.$I288];[.$G$5:.$G$505];[.$G288];[.E$5:.$E$505];[.$E288])+1" office:value-type="string" office:string-value="" calcext:value-type="error">
            <text:p>#NV</text:p>
          </table:table-cell>
          <table:table-cell table:number-columns-repeated="15"/>
        </table:table-row>
        <table:table-row table:style-name="ro1">
          <table:table-cell table:number-columns-repeated="7"/>
          <table:table-cell table:formula="of:=IF(             OR           (     NOT(ISNA(VLOOKUP([.D289];[Veranstaltung.$E$10:.$E$99];1;0)));     NOT(ISNA(VLOOKUP([.D289];[Veranstaltung.$G$10:.$G$99];1;0)))   );   [.D289];   IF(     OR(N([.D289])=0;ISBLANK([.E289]));     &quot;&quot;;  VLOOKUP(       JahrDerVeranstaltung-IF(N([.D289])&lt;3000;[.D289];YEAR([.D289]));       [Veranstaltung.$C$10:.$H$99];       IF(LOWER([.E289])=&quot;m&quot;;3;5);       1     )   )  )">
            <text:p/>
          </table:table-cell>
          <table:table-cell table:formula="of:=VLOOKUP([.A289];[Zeitnahme.$A$5:.$B$505];2;0)" office:value-type="string" office:string-value="" calcext:value-type="error">
            <text:p>#NV</text:p>
          </table:table-cell>
          <table:table-cell table:formula="of:=COUNTIFS([.$I$5:.$I$505];&quot;&lt;&quot;&amp;[.$I289];[.$G$5:.$G$505];[.$G289];[.$H$5:.$H$505];[.$H289])+1" office:value-type="string" office:string-value="" calcext:value-type="error">
            <text:p>#NV</text:p>
          </table:table-cell>
          <table:table-cell table:formula="of:=COUNTIFS([.$I$5:.$I$505];&quot;&lt;&quot;&amp;[.$I289];[.$G$5:.$G$505];[.$G289];[.E$5:.$E$505];[.$E289])+1" office:value-type="string" office:string-value="" calcext:value-type="error">
            <text:p>#NV</text:p>
          </table:table-cell>
          <table:table-cell table:number-columns-repeated="15"/>
        </table:table-row>
        <table:table-row table:style-name="ro1">
          <table:table-cell table:number-columns-repeated="7"/>
          <table:table-cell table:formula="of:=IF(             OR           (     NOT(ISNA(VLOOKUP([.D290];[Veranstaltung.$E$10:.$E$99];1;0)));     NOT(ISNA(VLOOKUP([.D290];[Veranstaltung.$G$10:.$G$99];1;0)))   );   [.D290];   IF(     OR(N([.D290])=0;ISBLANK([.E290]));     &quot;&quot;;  VLOOKUP(       JahrDerVeranstaltung-IF(N([.D290])&lt;3000;[.D290];YEAR([.D290]));       [Veranstaltung.$C$10:.$H$99];       IF(LOWER([.E290])=&quot;m&quot;;3;5);       1     )   )  )">
            <text:p/>
          </table:table-cell>
          <table:table-cell table:formula="of:=VLOOKUP([.A290];[Zeitnahme.$A$5:.$B$505];2;0)" office:value-type="string" office:string-value="" calcext:value-type="error">
            <text:p>#NV</text:p>
          </table:table-cell>
          <table:table-cell table:formula="of:=COUNTIFS([.$I$5:.$I$505];&quot;&lt;&quot;&amp;[.$I290];[.$G$5:.$G$505];[.$G290];[.$H$5:.$H$505];[.$H290])+1" office:value-type="string" office:string-value="" calcext:value-type="error">
            <text:p>#NV</text:p>
          </table:table-cell>
          <table:table-cell table:formula="of:=COUNTIFS([.$I$5:.$I$505];&quot;&lt;&quot;&amp;[.$I290];[.$G$5:.$G$505];[.$G290];[.E$5:.$E$505];[.$E290])+1" office:value-type="string" office:string-value="" calcext:value-type="error">
            <text:p>#NV</text:p>
          </table:table-cell>
          <table:table-cell table:number-columns-repeated="15"/>
        </table:table-row>
        <table:table-row table:style-name="ro1">
          <table:table-cell table:number-columns-repeated="7"/>
          <table:table-cell table:formula="of:=IF(             OR           (     NOT(ISNA(VLOOKUP([.D291];[Veranstaltung.$E$10:.$E$99];1;0)));     NOT(ISNA(VLOOKUP([.D291];[Veranstaltung.$G$10:.$G$99];1;0)))   );   [.D291];   IF(     OR(N([.D291])=0;ISBLANK([.E291]));     &quot;&quot;;  VLOOKUP(       JahrDerVeranstaltung-IF(N([.D291])&lt;3000;[.D291];YEAR([.D291]));       [Veranstaltung.$C$10:.$H$99];       IF(LOWER([.E291])=&quot;m&quot;;3;5);       1     )   )  )">
            <text:p/>
          </table:table-cell>
          <table:table-cell table:formula="of:=VLOOKUP([.A291];[Zeitnahme.$A$5:.$B$505];2;0)" office:value-type="string" office:string-value="" calcext:value-type="error">
            <text:p>#NV</text:p>
          </table:table-cell>
          <table:table-cell table:formula="of:=COUNTIFS([.$I$5:.$I$505];&quot;&lt;&quot;&amp;[.$I291];[.$G$5:.$G$505];[.$G291];[.$H$5:.$H$505];[.$H291])+1" office:value-type="string" office:string-value="" calcext:value-type="error">
            <text:p>#NV</text:p>
          </table:table-cell>
          <table:table-cell table:formula="of:=COUNTIFS([.$I$5:.$I$505];&quot;&lt;&quot;&amp;[.$I291];[.$G$5:.$G$505];[.$G291];[.E$5:.$E$505];[.$E291])+1" office:value-type="string" office:string-value="" calcext:value-type="error">
            <text:p>#NV</text:p>
          </table:table-cell>
          <table:table-cell table:number-columns-repeated="15"/>
        </table:table-row>
        <table:table-row table:style-name="ro1">
          <table:table-cell table:number-columns-repeated="7"/>
          <table:table-cell table:formula="of:=IF(             OR           (     NOT(ISNA(VLOOKUP([.D292];[Veranstaltung.$E$10:.$E$99];1;0)));     NOT(ISNA(VLOOKUP([.D292];[Veranstaltung.$G$10:.$G$99];1;0)))   );   [.D292];   IF(     OR(N([.D292])=0;ISBLANK([.E292]));     &quot;&quot;;  VLOOKUP(       JahrDerVeranstaltung-IF(N([.D292])&lt;3000;[.D292];YEAR([.D292]));       [Veranstaltung.$C$10:.$H$99];       IF(LOWER([.E292])=&quot;m&quot;;3;5);       1     )   )  )">
            <text:p/>
          </table:table-cell>
          <table:table-cell table:formula="of:=VLOOKUP([.A292];[Zeitnahme.$A$5:.$B$505];2;0)" office:value-type="string" office:string-value="" calcext:value-type="error">
            <text:p>#NV</text:p>
          </table:table-cell>
          <table:table-cell table:formula="of:=COUNTIFS([.$I$5:.$I$505];&quot;&lt;&quot;&amp;[.$I292];[.$G$5:.$G$505];[.$G292];[.$H$5:.$H$505];[.$H292])+1" office:value-type="string" office:string-value="" calcext:value-type="error">
            <text:p>#NV</text:p>
          </table:table-cell>
          <table:table-cell table:formula="of:=COUNTIFS([.$I$5:.$I$505];&quot;&lt;&quot;&amp;[.$I292];[.$G$5:.$G$505];[.$G292];[.E$5:.$E$505];[.$E292])+1" office:value-type="string" office:string-value="" calcext:value-type="error">
            <text:p>#NV</text:p>
          </table:table-cell>
          <table:table-cell table:number-columns-repeated="15"/>
        </table:table-row>
        <table:table-row table:style-name="ro1">
          <table:table-cell table:number-columns-repeated="7"/>
          <table:table-cell table:formula="of:=IF(             OR           (     NOT(ISNA(VLOOKUP([.D293];[Veranstaltung.$E$10:.$E$99];1;0)));     NOT(ISNA(VLOOKUP([.D293];[Veranstaltung.$G$10:.$G$99];1;0)))   );   [.D293];   IF(     OR(N([.D293])=0;ISBLANK([.E293]));     &quot;&quot;;  VLOOKUP(       JahrDerVeranstaltung-IF(N([.D293])&lt;3000;[.D293];YEAR([.D293]));       [Veranstaltung.$C$10:.$H$99];       IF(LOWER([.E293])=&quot;m&quot;;3;5);       1     )   )  )">
            <text:p/>
          </table:table-cell>
          <table:table-cell table:formula="of:=VLOOKUP([.A293];[Zeitnahme.$A$5:.$B$505];2;0)" office:value-type="string" office:string-value="" calcext:value-type="error">
            <text:p>#NV</text:p>
          </table:table-cell>
          <table:table-cell table:formula="of:=COUNTIFS([.$I$5:.$I$505];&quot;&lt;&quot;&amp;[.$I293];[.$G$5:.$G$505];[.$G293];[.$H$5:.$H$505];[.$H293])+1" office:value-type="string" office:string-value="" calcext:value-type="error">
            <text:p>#NV</text:p>
          </table:table-cell>
          <table:table-cell table:formula="of:=COUNTIFS([.$I$5:.$I$505];&quot;&lt;&quot;&amp;[.$I293];[.$G$5:.$G$505];[.$G293];[.E$5:.$E$505];[.$E293])+1" office:value-type="string" office:string-value="" calcext:value-type="error">
            <text:p>#NV</text:p>
          </table:table-cell>
          <table:table-cell table:number-columns-repeated="15"/>
        </table:table-row>
        <table:table-row table:style-name="ro1">
          <table:table-cell table:number-columns-repeated="7"/>
          <table:table-cell table:formula="of:=IF(             OR           (     NOT(ISNA(VLOOKUP([.D294];[Veranstaltung.$E$10:.$E$99];1;0)));     NOT(ISNA(VLOOKUP([.D294];[Veranstaltung.$G$10:.$G$99];1;0)))   );   [.D294];   IF(     OR(N([.D294])=0;ISBLANK([.E294]));     &quot;&quot;;  VLOOKUP(       JahrDerVeranstaltung-IF(N([.D294])&lt;3000;[.D294];YEAR([.D294]));       [Veranstaltung.$C$10:.$H$99];       IF(LOWER([.E294])=&quot;m&quot;;3;5);       1     )   )  )">
            <text:p/>
          </table:table-cell>
          <table:table-cell table:formula="of:=VLOOKUP([.A294];[Zeitnahme.$A$5:.$B$505];2;0)" office:value-type="string" office:string-value="" calcext:value-type="error">
            <text:p>#NV</text:p>
          </table:table-cell>
          <table:table-cell table:formula="of:=COUNTIFS([.$I$5:.$I$505];&quot;&lt;&quot;&amp;[.$I294];[.$G$5:.$G$505];[.$G294];[.$H$5:.$H$505];[.$H294])+1" office:value-type="string" office:string-value="" calcext:value-type="error">
            <text:p>#NV</text:p>
          </table:table-cell>
          <table:table-cell table:formula="of:=COUNTIFS([.$I$5:.$I$505];&quot;&lt;&quot;&amp;[.$I294];[.$G$5:.$G$505];[.$G294];[.E$5:.$E$505];[.$E294])+1" office:value-type="string" office:string-value="" calcext:value-type="error">
            <text:p>#NV</text:p>
          </table:table-cell>
          <table:table-cell table:number-columns-repeated="15"/>
        </table:table-row>
        <table:table-row table:style-name="ro1">
          <table:table-cell table:number-columns-repeated="7"/>
          <table:table-cell table:formula="of:=IF(             OR           (     NOT(ISNA(VLOOKUP([.D295];[Veranstaltung.$E$10:.$E$99];1;0)));     NOT(ISNA(VLOOKUP([.D295];[Veranstaltung.$G$10:.$G$99];1;0)))   );   [.D295];   IF(     OR(N([.D295])=0;ISBLANK([.E295]));     &quot;&quot;;  VLOOKUP(       JahrDerVeranstaltung-IF(N([.D295])&lt;3000;[.D295];YEAR([.D295]));       [Veranstaltung.$C$10:.$H$99];       IF(LOWER([.E295])=&quot;m&quot;;3;5);       1     )   )  )">
            <text:p/>
          </table:table-cell>
          <table:table-cell table:formula="of:=VLOOKUP([.A295];[Zeitnahme.$A$5:.$B$505];2;0)" office:value-type="string" office:string-value="" calcext:value-type="error">
            <text:p>#NV</text:p>
          </table:table-cell>
          <table:table-cell table:formula="of:=COUNTIFS([.$I$5:.$I$505];&quot;&lt;&quot;&amp;[.$I295];[.$G$5:.$G$505];[.$G295];[.$H$5:.$H$505];[.$H295])+1" office:value-type="string" office:string-value="" calcext:value-type="error">
            <text:p>#NV</text:p>
          </table:table-cell>
          <table:table-cell table:formula="of:=COUNTIFS([.$I$5:.$I$505];&quot;&lt;&quot;&amp;[.$I295];[.$G$5:.$G$505];[.$G295];[.E$5:.$E$505];[.$E295])+1" office:value-type="string" office:string-value="" calcext:value-type="error">
            <text:p>#NV</text:p>
          </table:table-cell>
          <table:table-cell table:number-columns-repeated="15"/>
        </table:table-row>
        <table:table-row table:style-name="ro1">
          <table:table-cell table:number-columns-repeated="7"/>
          <table:table-cell table:formula="of:=IF(             OR           (     NOT(ISNA(VLOOKUP([.D296];[Veranstaltung.$E$10:.$E$99];1;0)));     NOT(ISNA(VLOOKUP([.D296];[Veranstaltung.$G$10:.$G$99];1;0)))   );   [.D296];   IF(     OR(N([.D296])=0;ISBLANK([.E296]));     &quot;&quot;;  VLOOKUP(       JahrDerVeranstaltung-IF(N([.D296])&lt;3000;[.D296];YEAR([.D296]));       [Veranstaltung.$C$10:.$H$99];       IF(LOWER([.E296])=&quot;m&quot;;3;5);       1     )   )  )">
            <text:p/>
          </table:table-cell>
          <table:table-cell table:formula="of:=VLOOKUP([.A296];[Zeitnahme.$A$5:.$B$505];2;0)" office:value-type="string" office:string-value="" calcext:value-type="error">
            <text:p>#NV</text:p>
          </table:table-cell>
          <table:table-cell table:formula="of:=COUNTIFS([.$I$5:.$I$505];&quot;&lt;&quot;&amp;[.$I296];[.$G$5:.$G$505];[.$G296];[.$H$5:.$H$505];[.$H296])+1" office:value-type="string" office:string-value="" calcext:value-type="error">
            <text:p>#NV</text:p>
          </table:table-cell>
          <table:table-cell table:formula="of:=COUNTIFS([.$I$5:.$I$505];&quot;&lt;&quot;&amp;[.$I296];[.$G$5:.$G$505];[.$G296];[.E$5:.$E$505];[.$E296])+1" office:value-type="string" office:string-value="" calcext:value-type="error">
            <text:p>#NV</text:p>
          </table:table-cell>
          <table:table-cell table:number-columns-repeated="15"/>
        </table:table-row>
        <table:table-row table:style-name="ro1">
          <table:table-cell table:number-columns-repeated="7"/>
          <table:table-cell table:formula="of:=IF(             OR           (     NOT(ISNA(VLOOKUP([.D297];[Veranstaltung.$E$10:.$E$99];1;0)));     NOT(ISNA(VLOOKUP([.D297];[Veranstaltung.$G$10:.$G$99];1;0)))   );   [.D297];   IF(     OR(N([.D297])=0;ISBLANK([.E297]));     &quot;&quot;;  VLOOKUP(       JahrDerVeranstaltung-IF(N([.D297])&lt;3000;[.D297];YEAR([.D297]));       [Veranstaltung.$C$10:.$H$99];       IF(LOWER([.E297])=&quot;m&quot;;3;5);       1     )   )  )">
            <text:p/>
          </table:table-cell>
          <table:table-cell table:formula="of:=VLOOKUP([.A297];[Zeitnahme.$A$5:.$B$505];2;0)" office:value-type="string" office:string-value="" calcext:value-type="error">
            <text:p>#NV</text:p>
          </table:table-cell>
          <table:table-cell table:formula="of:=COUNTIFS([.$I$5:.$I$505];&quot;&lt;&quot;&amp;[.$I297];[.$G$5:.$G$505];[.$G297];[.$H$5:.$H$505];[.$H297])+1" office:value-type="string" office:string-value="" calcext:value-type="error">
            <text:p>#NV</text:p>
          </table:table-cell>
          <table:table-cell table:formula="of:=COUNTIFS([.$I$5:.$I$505];&quot;&lt;&quot;&amp;[.$I297];[.$G$5:.$G$505];[.$G297];[.E$5:.$E$505];[.$E297])+1" office:value-type="string" office:string-value="" calcext:value-type="error">
            <text:p>#NV</text:p>
          </table:table-cell>
          <table:table-cell table:number-columns-repeated="15"/>
        </table:table-row>
        <table:table-row table:style-name="ro1">
          <table:table-cell table:number-columns-repeated="7"/>
          <table:table-cell table:formula="of:=IF(             OR           (     NOT(ISNA(VLOOKUP([.D298];[Veranstaltung.$E$10:.$E$99];1;0)));     NOT(ISNA(VLOOKUP([.D298];[Veranstaltung.$G$10:.$G$99];1;0)))   );   [.D298];   IF(     OR(N([.D298])=0;ISBLANK([.E298]));     &quot;&quot;;  VLOOKUP(       JahrDerVeranstaltung-IF(N([.D298])&lt;3000;[.D298];YEAR([.D298]));       [Veranstaltung.$C$10:.$H$99];       IF(LOWER([.E298])=&quot;m&quot;;3;5);       1     )   )  )">
            <text:p/>
          </table:table-cell>
          <table:table-cell table:formula="of:=VLOOKUP([.A298];[Zeitnahme.$A$5:.$B$505];2;0)" office:value-type="string" office:string-value="" calcext:value-type="error">
            <text:p>#NV</text:p>
          </table:table-cell>
          <table:table-cell table:formula="of:=COUNTIFS([.$I$5:.$I$505];&quot;&lt;&quot;&amp;[.$I298];[.$G$5:.$G$505];[.$G298];[.$H$5:.$H$505];[.$H298])+1" office:value-type="string" office:string-value="" calcext:value-type="error">
            <text:p>#NV</text:p>
          </table:table-cell>
          <table:table-cell table:formula="of:=COUNTIFS([.$I$5:.$I$505];&quot;&lt;&quot;&amp;[.$I298];[.$G$5:.$G$505];[.$G298];[.E$5:.$E$505];[.$E298])+1" office:value-type="string" office:string-value="" calcext:value-type="error">
            <text:p>#NV</text:p>
          </table:table-cell>
          <table:table-cell table:number-columns-repeated="15"/>
        </table:table-row>
        <table:table-row table:style-name="ro1">
          <table:table-cell table:number-columns-repeated="7"/>
          <table:table-cell table:formula="of:=IF(             OR           (     NOT(ISNA(VLOOKUP([.D299];[Veranstaltung.$E$10:.$E$99];1;0)));     NOT(ISNA(VLOOKUP([.D299];[Veranstaltung.$G$10:.$G$99];1;0)))   );   [.D299];   IF(     OR(N([.D299])=0;ISBLANK([.E299]));     &quot;&quot;;  VLOOKUP(       JahrDerVeranstaltung-IF(N([.D299])&lt;3000;[.D299];YEAR([.D299]));       [Veranstaltung.$C$10:.$H$99];       IF(LOWER([.E299])=&quot;m&quot;;3;5);       1     )   )  )">
            <text:p/>
          </table:table-cell>
          <table:table-cell table:formula="of:=VLOOKUP([.A299];[Zeitnahme.$A$5:.$B$505];2;0)" office:value-type="string" office:string-value="" calcext:value-type="error">
            <text:p>#NV</text:p>
          </table:table-cell>
          <table:table-cell table:formula="of:=COUNTIFS([.$I$5:.$I$505];&quot;&lt;&quot;&amp;[.$I299];[.$G$5:.$G$505];[.$G299];[.$H$5:.$H$505];[.$H299])+1" office:value-type="string" office:string-value="" calcext:value-type="error">
            <text:p>#NV</text:p>
          </table:table-cell>
          <table:table-cell table:formula="of:=COUNTIFS([.$I$5:.$I$505];&quot;&lt;&quot;&amp;[.$I299];[.$G$5:.$G$505];[.$G299];[.E$5:.$E$505];[.$E299])+1" office:value-type="string" office:string-value="" calcext:value-type="error">
            <text:p>#NV</text:p>
          </table:table-cell>
          <table:table-cell table:number-columns-repeated="15"/>
        </table:table-row>
        <table:table-row table:style-name="ro1">
          <table:table-cell table:number-columns-repeated="7"/>
          <table:table-cell table:formula="of:=IF(             OR           (     NOT(ISNA(VLOOKUP([.D300];[Veranstaltung.$E$10:.$E$99];1;0)));     NOT(ISNA(VLOOKUP([.D300];[Veranstaltung.$G$10:.$G$99];1;0)))   );   [.D300];   IF(     OR(N([.D300])=0;ISBLANK([.E300]));     &quot;&quot;;  VLOOKUP(       JahrDerVeranstaltung-IF(N([.D300])&lt;3000;[.D300];YEAR([.D300]));       [Veranstaltung.$C$10:.$H$99];       IF(LOWER([.E300])=&quot;m&quot;;3;5);       1     )   )  )">
            <text:p/>
          </table:table-cell>
          <table:table-cell table:formula="of:=VLOOKUP([.A300];[Zeitnahme.$A$5:.$B$505];2;0)" office:value-type="string" office:string-value="" calcext:value-type="error">
            <text:p>#NV</text:p>
          </table:table-cell>
          <table:table-cell table:formula="of:=COUNTIFS([.$I$5:.$I$505];&quot;&lt;&quot;&amp;[.$I300];[.$G$5:.$G$505];[.$G300];[.$H$5:.$H$505];[.$H300])+1" office:value-type="string" office:string-value="" calcext:value-type="error">
            <text:p>#NV</text:p>
          </table:table-cell>
          <table:table-cell table:formula="of:=COUNTIFS([.$I$5:.$I$505];&quot;&lt;&quot;&amp;[.$I300];[.$G$5:.$G$505];[.$G300];[.E$5:.$E$505];[.$E300])+1" office:value-type="string" office:string-value="" calcext:value-type="error">
            <text:p>#NV</text:p>
          </table:table-cell>
          <table:table-cell table:number-columns-repeated="15"/>
        </table:table-row>
        <table:table-row table:style-name="ro1">
          <table:table-cell table:number-columns-repeated="7"/>
          <table:table-cell table:formula="of:=IF(             OR           (     NOT(ISNA(VLOOKUP([.D301];[Veranstaltung.$E$10:.$E$99];1;0)));     NOT(ISNA(VLOOKUP([.D301];[Veranstaltung.$G$10:.$G$99];1;0)))   );   [.D301];   IF(     OR(N([.D301])=0;ISBLANK([.E301]));     &quot;&quot;;  VLOOKUP(       JahrDerVeranstaltung-IF(N([.D301])&lt;3000;[.D301];YEAR([.D301]));       [Veranstaltung.$C$10:.$H$99];       IF(LOWER([.E301])=&quot;m&quot;;3;5);       1     )   )  )">
            <text:p/>
          </table:table-cell>
          <table:table-cell table:formula="of:=VLOOKUP([.A301];[Zeitnahme.$A$5:.$B$505];2;0)" office:value-type="string" office:string-value="" calcext:value-type="error">
            <text:p>#NV</text:p>
          </table:table-cell>
          <table:table-cell table:formula="of:=COUNTIFS([.$I$5:.$I$505];&quot;&lt;&quot;&amp;[.$I301];[.$G$5:.$G$505];[.$G301];[.$H$5:.$H$505];[.$H301])+1" office:value-type="string" office:string-value="" calcext:value-type="error">
            <text:p>#NV</text:p>
          </table:table-cell>
          <table:table-cell table:formula="of:=COUNTIFS([.$I$5:.$I$505];&quot;&lt;&quot;&amp;[.$I301];[.$G$5:.$G$505];[.$G301];[.E$5:.$E$505];[.$E301])+1" office:value-type="string" office:string-value="" calcext:value-type="error">
            <text:p>#NV</text:p>
          </table:table-cell>
          <table:table-cell table:number-columns-repeated="15"/>
        </table:table-row>
        <table:table-row table:style-name="ro1">
          <table:table-cell table:number-columns-repeated="7"/>
          <table:table-cell table:formula="of:=IF(             OR           (     NOT(ISNA(VLOOKUP([.D302];[Veranstaltung.$E$10:.$E$99];1;0)));     NOT(ISNA(VLOOKUP([.D302];[Veranstaltung.$G$10:.$G$99];1;0)))   );   [.D302];   IF(     OR(N([.D302])=0;ISBLANK([.E302]));     &quot;&quot;;  VLOOKUP(       JahrDerVeranstaltung-IF(N([.D302])&lt;3000;[.D302];YEAR([.D302]));       [Veranstaltung.$C$10:.$H$99];       IF(LOWER([.E302])=&quot;m&quot;;3;5);       1     )   )  )">
            <text:p/>
          </table:table-cell>
          <table:table-cell table:formula="of:=VLOOKUP([.A302];[Zeitnahme.$A$5:.$B$505];2;0)" office:value-type="string" office:string-value="" calcext:value-type="error">
            <text:p>#NV</text:p>
          </table:table-cell>
          <table:table-cell table:formula="of:=COUNTIFS([.$I$5:.$I$505];&quot;&lt;&quot;&amp;[.$I302];[.$G$5:.$G$505];[.$G302];[.$H$5:.$H$505];[.$H302])+1" office:value-type="string" office:string-value="" calcext:value-type="error">
            <text:p>#NV</text:p>
          </table:table-cell>
          <table:table-cell table:formula="of:=COUNTIFS([.$I$5:.$I$505];&quot;&lt;&quot;&amp;[.$I302];[.$G$5:.$G$505];[.$G302];[.E$5:.$E$505];[.$E302])+1" office:value-type="string" office:string-value="" calcext:value-type="error">
            <text:p>#NV</text:p>
          </table:table-cell>
          <table:table-cell table:number-columns-repeated="15"/>
        </table:table-row>
        <table:table-row table:style-name="ro1">
          <table:table-cell table:number-columns-repeated="7"/>
          <table:table-cell table:formula="of:=IF(             OR           (     NOT(ISNA(VLOOKUP([.D303];[Veranstaltung.$E$10:.$E$99];1;0)));     NOT(ISNA(VLOOKUP([.D303];[Veranstaltung.$G$10:.$G$99];1;0)))   );   [.D303];   IF(     OR(N([.D303])=0;ISBLANK([.E303]));     &quot;&quot;;  VLOOKUP(       JahrDerVeranstaltung-IF(N([.D303])&lt;3000;[.D303];YEAR([.D303]));       [Veranstaltung.$C$10:.$H$99];       IF(LOWER([.E303])=&quot;m&quot;;3;5);       1     )   )  )">
            <text:p/>
          </table:table-cell>
          <table:table-cell table:formula="of:=VLOOKUP([.A303];[Zeitnahme.$A$5:.$B$505];2;0)" office:value-type="string" office:string-value="" calcext:value-type="error">
            <text:p>#NV</text:p>
          </table:table-cell>
          <table:table-cell table:formula="of:=COUNTIFS([.$I$5:.$I$505];&quot;&lt;&quot;&amp;[.$I303];[.$G$5:.$G$505];[.$G303];[.$H$5:.$H$505];[.$H303])+1" office:value-type="string" office:string-value="" calcext:value-type="error">
            <text:p>#NV</text:p>
          </table:table-cell>
          <table:table-cell table:formula="of:=COUNTIFS([.$I$5:.$I$505];&quot;&lt;&quot;&amp;[.$I303];[.$G$5:.$G$505];[.$G303];[.E$5:.$E$505];[.$E303])+1" office:value-type="string" office:string-value="" calcext:value-type="error">
            <text:p>#NV</text:p>
          </table:table-cell>
          <table:table-cell table:number-columns-repeated="15"/>
        </table:table-row>
        <table:table-row table:style-name="ro1">
          <table:table-cell table:number-columns-repeated="7"/>
          <table:table-cell table:formula="of:=IF(             OR           (     NOT(ISNA(VLOOKUP([.D304];[Veranstaltung.$E$10:.$E$99];1;0)));     NOT(ISNA(VLOOKUP([.D304];[Veranstaltung.$G$10:.$G$99];1;0)))   );   [.D304];   IF(     OR(N([.D304])=0;ISBLANK([.E304]));     &quot;&quot;;  VLOOKUP(       JahrDerVeranstaltung-IF(N([.D304])&lt;3000;[.D304];YEAR([.D304]));       [Veranstaltung.$C$10:.$H$99];       IF(LOWER([.E304])=&quot;m&quot;;3;5);       1     )   )  )">
            <text:p/>
          </table:table-cell>
          <table:table-cell table:formula="of:=VLOOKUP([.A304];[Zeitnahme.$A$5:.$B$505];2;0)" office:value-type="string" office:string-value="" calcext:value-type="error">
            <text:p>#NV</text:p>
          </table:table-cell>
          <table:table-cell table:formula="of:=COUNTIFS([.$I$5:.$I$505];&quot;&lt;&quot;&amp;[.$I304];[.$G$5:.$G$505];[.$G304];[.$H$5:.$H$505];[.$H304])+1" office:value-type="string" office:string-value="" calcext:value-type="error">
            <text:p>#NV</text:p>
          </table:table-cell>
          <table:table-cell table:formula="of:=COUNTIFS([.$I$5:.$I$505];&quot;&lt;&quot;&amp;[.$I304];[.$G$5:.$G$505];[.$G304];[.E$5:.$E$505];[.$E304])+1" office:value-type="string" office:string-value="" calcext:value-type="error">
            <text:p>#NV</text:p>
          </table:table-cell>
          <table:table-cell table:number-columns-repeated="15"/>
        </table:table-row>
        <table:table-row table:style-name="ro1">
          <table:table-cell table:number-columns-repeated="7"/>
          <table:table-cell table:formula="of:=IF(             OR           (     NOT(ISNA(VLOOKUP([.D305];[Veranstaltung.$E$10:.$E$99];1;0)));     NOT(ISNA(VLOOKUP([.D305];[Veranstaltung.$G$10:.$G$99];1;0)))   );   [.D305];   IF(     OR(N([.D305])=0;ISBLANK([.E305]));     &quot;&quot;;  VLOOKUP(       JahrDerVeranstaltung-IF(N([.D305])&lt;3000;[.D305];YEAR([.D305]));       [Veranstaltung.$C$10:.$H$99];       IF(LOWER([.E305])=&quot;m&quot;;3;5);       1     )   )  )">
            <text:p/>
          </table:table-cell>
          <table:table-cell table:formula="of:=VLOOKUP([.A305];[Zeitnahme.$A$5:.$B$505];2;0)" office:value-type="string" office:string-value="" calcext:value-type="error">
            <text:p>#NV</text:p>
          </table:table-cell>
          <table:table-cell table:formula="of:=COUNTIFS([.$I$5:.$I$505];&quot;&lt;&quot;&amp;[.$I305];[.$G$5:.$G$505];[.$G305];[.$H$5:.$H$505];[.$H305])+1" office:value-type="string" office:string-value="" calcext:value-type="error">
            <text:p>#NV</text:p>
          </table:table-cell>
          <table:table-cell table:formula="of:=COUNTIFS([.$I$5:.$I$505];&quot;&lt;&quot;&amp;[.$I305];[.$G$5:.$G$505];[.$G305];[.E$5:.$E$505];[.$E305])+1" office:value-type="string" office:string-value="" calcext:value-type="error">
            <text:p>#NV</text:p>
          </table:table-cell>
          <table:table-cell table:number-columns-repeated="15"/>
        </table:table-row>
        <table:table-row table:style-name="ro1">
          <table:table-cell table:number-columns-repeated="7"/>
          <table:table-cell table:formula="of:=IF(             OR           (     NOT(ISNA(VLOOKUP([.D306];[Veranstaltung.$E$10:.$E$99];1;0)));     NOT(ISNA(VLOOKUP([.D306];[Veranstaltung.$G$10:.$G$99];1;0)))   );   [.D306];   IF(     OR(N([.D306])=0;ISBLANK([.E306]));     &quot;&quot;;  VLOOKUP(       JahrDerVeranstaltung-IF(N([.D306])&lt;3000;[.D306];YEAR([.D306]));       [Veranstaltung.$C$10:.$H$99];       IF(LOWER([.E306])=&quot;m&quot;;3;5);       1     )   )  )">
            <text:p/>
          </table:table-cell>
          <table:table-cell table:formula="of:=VLOOKUP([.A306];[Zeitnahme.$A$5:.$B$505];2;0)" office:value-type="string" office:string-value="" calcext:value-type="error">
            <text:p>#NV</text:p>
          </table:table-cell>
          <table:table-cell table:formula="of:=COUNTIFS([.$I$5:.$I$505];&quot;&lt;&quot;&amp;[.$I306];[.$G$5:.$G$505];[.$G306];[.$H$5:.$H$505];[.$H306])+1" office:value-type="string" office:string-value="" calcext:value-type="error">
            <text:p>#NV</text:p>
          </table:table-cell>
          <table:table-cell table:formula="of:=COUNTIFS([.$I$5:.$I$505];&quot;&lt;&quot;&amp;[.$I306];[.$G$5:.$G$505];[.$G306];[.E$5:.$E$505];[.$E306])+1" office:value-type="string" office:string-value="" calcext:value-type="error">
            <text:p>#NV</text:p>
          </table:table-cell>
          <table:table-cell table:number-columns-repeated="15"/>
        </table:table-row>
        <table:table-row table:style-name="ro1">
          <table:table-cell table:number-columns-repeated="7"/>
          <table:table-cell table:formula="of:=IF(             OR           (     NOT(ISNA(VLOOKUP([.D307];[Veranstaltung.$E$10:.$E$99];1;0)));     NOT(ISNA(VLOOKUP([.D307];[Veranstaltung.$G$10:.$G$99];1;0)))   );   [.D307];   IF(     OR(N([.D307])=0;ISBLANK([.E307]));     &quot;&quot;;  VLOOKUP(       JahrDerVeranstaltung-IF(N([.D307])&lt;3000;[.D307];YEAR([.D307]));       [Veranstaltung.$C$10:.$H$99];       IF(LOWER([.E307])=&quot;m&quot;;3;5);       1     )   )  )">
            <text:p/>
          </table:table-cell>
          <table:table-cell table:formula="of:=VLOOKUP([.A307];[Zeitnahme.$A$5:.$B$505];2;0)" office:value-type="string" office:string-value="" calcext:value-type="error">
            <text:p>#NV</text:p>
          </table:table-cell>
          <table:table-cell table:formula="of:=COUNTIFS([.$I$5:.$I$505];&quot;&lt;&quot;&amp;[.$I307];[.$G$5:.$G$505];[.$G307];[.$H$5:.$H$505];[.$H307])+1" office:value-type="string" office:string-value="" calcext:value-type="error">
            <text:p>#NV</text:p>
          </table:table-cell>
          <table:table-cell table:formula="of:=COUNTIFS([.$I$5:.$I$505];&quot;&lt;&quot;&amp;[.$I307];[.$G$5:.$G$505];[.$G307];[.E$5:.$E$505];[.$E307])+1" office:value-type="string" office:string-value="" calcext:value-type="error">
            <text:p>#NV</text:p>
          </table:table-cell>
          <table:table-cell table:number-columns-repeated="15"/>
        </table:table-row>
        <table:table-row table:style-name="ro1">
          <table:table-cell table:number-columns-repeated="7"/>
          <table:table-cell table:formula="of:=IF(             OR           (     NOT(ISNA(VLOOKUP([.D308];[Veranstaltung.$E$10:.$E$99];1;0)));     NOT(ISNA(VLOOKUP([.D308];[Veranstaltung.$G$10:.$G$99];1;0)))   );   [.D308];   IF(     OR(N([.D308])=0;ISBLANK([.E308]));     &quot;&quot;;  VLOOKUP(       JahrDerVeranstaltung-IF(N([.D308])&lt;3000;[.D308];YEAR([.D308]));       [Veranstaltung.$C$10:.$H$99];       IF(LOWER([.E308])=&quot;m&quot;;3;5);       1     )   )  )">
            <text:p/>
          </table:table-cell>
          <table:table-cell table:formula="of:=VLOOKUP([.A308];[Zeitnahme.$A$5:.$B$505];2;0)" office:value-type="string" office:string-value="" calcext:value-type="error">
            <text:p>#NV</text:p>
          </table:table-cell>
          <table:table-cell table:formula="of:=COUNTIFS([.$I$5:.$I$505];&quot;&lt;&quot;&amp;[.$I308];[.$G$5:.$G$505];[.$G308];[.$H$5:.$H$505];[.$H308])+1" office:value-type="string" office:string-value="" calcext:value-type="error">
            <text:p>#NV</text:p>
          </table:table-cell>
          <table:table-cell table:formula="of:=COUNTIFS([.$I$5:.$I$505];&quot;&lt;&quot;&amp;[.$I308];[.$G$5:.$G$505];[.$G308];[.E$5:.$E$505];[.$E308])+1" office:value-type="string" office:string-value="" calcext:value-type="error">
            <text:p>#NV</text:p>
          </table:table-cell>
          <table:table-cell table:number-columns-repeated="15"/>
        </table:table-row>
        <table:table-row table:style-name="ro1">
          <table:table-cell table:number-columns-repeated="7"/>
          <table:table-cell table:formula="of:=IF(             OR           (     NOT(ISNA(VLOOKUP([.D309];[Veranstaltung.$E$10:.$E$99];1;0)));     NOT(ISNA(VLOOKUP([.D309];[Veranstaltung.$G$10:.$G$99];1;0)))   );   [.D309];   IF(     OR(N([.D309])=0;ISBLANK([.E309]));     &quot;&quot;;  VLOOKUP(       JahrDerVeranstaltung-IF(N([.D309])&lt;3000;[.D309];YEAR([.D309]));       [Veranstaltung.$C$10:.$H$99];       IF(LOWER([.E309])=&quot;m&quot;;3;5);       1     )   )  )">
            <text:p/>
          </table:table-cell>
          <table:table-cell table:formula="of:=VLOOKUP([.A309];[Zeitnahme.$A$5:.$B$505];2;0)" office:value-type="string" office:string-value="" calcext:value-type="error">
            <text:p>#NV</text:p>
          </table:table-cell>
          <table:table-cell table:formula="of:=COUNTIFS([.$I$5:.$I$505];&quot;&lt;&quot;&amp;[.$I309];[.$G$5:.$G$505];[.$G309];[.$H$5:.$H$505];[.$H309])+1" office:value-type="string" office:string-value="" calcext:value-type="error">
            <text:p>#NV</text:p>
          </table:table-cell>
          <table:table-cell table:formula="of:=COUNTIFS([.$I$5:.$I$505];&quot;&lt;&quot;&amp;[.$I309];[.$G$5:.$G$505];[.$G309];[.E$5:.$E$505];[.$E309])+1" office:value-type="string" office:string-value="" calcext:value-type="error">
            <text:p>#NV</text:p>
          </table:table-cell>
          <table:table-cell table:number-columns-repeated="15"/>
        </table:table-row>
        <table:table-row table:style-name="ro1">
          <table:table-cell table:number-columns-repeated="7"/>
          <table:table-cell table:formula="of:=IF(             OR           (     NOT(ISNA(VLOOKUP([.D310];[Veranstaltung.$E$10:.$E$99];1;0)));     NOT(ISNA(VLOOKUP([.D310];[Veranstaltung.$G$10:.$G$99];1;0)))   );   [.D310];   IF(     OR(N([.D310])=0;ISBLANK([.E310]));     &quot;&quot;;  VLOOKUP(       JahrDerVeranstaltung-IF(N([.D310])&lt;3000;[.D310];YEAR([.D310]));       [Veranstaltung.$C$10:.$H$99];       IF(LOWER([.E310])=&quot;m&quot;;3;5);       1     )   )  )">
            <text:p/>
          </table:table-cell>
          <table:table-cell table:formula="of:=VLOOKUP([.A310];[Zeitnahme.$A$5:.$B$505];2;0)" office:value-type="string" office:string-value="" calcext:value-type="error">
            <text:p>#NV</text:p>
          </table:table-cell>
          <table:table-cell table:formula="of:=COUNTIFS([.$I$5:.$I$505];&quot;&lt;&quot;&amp;[.$I310];[.$G$5:.$G$505];[.$G310];[.$H$5:.$H$505];[.$H310])+1" office:value-type="string" office:string-value="" calcext:value-type="error">
            <text:p>#NV</text:p>
          </table:table-cell>
          <table:table-cell table:formula="of:=COUNTIFS([.$I$5:.$I$505];&quot;&lt;&quot;&amp;[.$I310];[.$G$5:.$G$505];[.$G310];[.E$5:.$E$505];[.$E310])+1" office:value-type="string" office:string-value="" calcext:value-type="error">
            <text:p>#NV</text:p>
          </table:table-cell>
          <table:table-cell table:number-columns-repeated="15"/>
        </table:table-row>
        <table:table-row table:style-name="ro1">
          <table:table-cell table:number-columns-repeated="7"/>
          <table:table-cell table:formula="of:=IF(             OR           (     NOT(ISNA(VLOOKUP([.D311];[Veranstaltung.$E$10:.$E$99];1;0)));     NOT(ISNA(VLOOKUP([.D311];[Veranstaltung.$G$10:.$G$99];1;0)))   );   [.D311];   IF(     OR(N([.D311])=0;ISBLANK([.E311]));     &quot;&quot;;  VLOOKUP(       JahrDerVeranstaltung-IF(N([.D311])&lt;3000;[.D311];YEAR([.D311]));       [Veranstaltung.$C$10:.$H$99];       IF(LOWER([.E311])=&quot;m&quot;;3;5);       1     )   )  )">
            <text:p/>
          </table:table-cell>
          <table:table-cell table:formula="of:=VLOOKUP([.A311];[Zeitnahme.$A$5:.$B$505];2;0)" office:value-type="string" office:string-value="" calcext:value-type="error">
            <text:p>#NV</text:p>
          </table:table-cell>
          <table:table-cell table:formula="of:=COUNTIFS([.$I$5:.$I$505];&quot;&lt;&quot;&amp;[.$I311];[.$G$5:.$G$505];[.$G311];[.$H$5:.$H$505];[.$H311])+1" office:value-type="string" office:string-value="" calcext:value-type="error">
            <text:p>#NV</text:p>
          </table:table-cell>
          <table:table-cell table:formula="of:=COUNTIFS([.$I$5:.$I$505];&quot;&lt;&quot;&amp;[.$I311];[.$G$5:.$G$505];[.$G311];[.E$5:.$E$505];[.$E311])+1" office:value-type="string" office:string-value="" calcext:value-type="error">
            <text:p>#NV</text:p>
          </table:table-cell>
          <table:table-cell table:number-columns-repeated="15"/>
        </table:table-row>
        <table:table-row table:style-name="ro1">
          <table:table-cell table:number-columns-repeated="7"/>
          <table:table-cell table:formula="of:=IF(             OR           (     NOT(ISNA(VLOOKUP([.D312];[Veranstaltung.$E$10:.$E$99];1;0)));     NOT(ISNA(VLOOKUP([.D312];[Veranstaltung.$G$10:.$G$99];1;0)))   );   [.D312];   IF(     OR(N([.D312])=0;ISBLANK([.E312]));     &quot;&quot;;  VLOOKUP(       JahrDerVeranstaltung-IF(N([.D312])&lt;3000;[.D312];YEAR([.D312]));       [Veranstaltung.$C$10:.$H$99];       IF(LOWER([.E312])=&quot;m&quot;;3;5);       1     )   )  )">
            <text:p/>
          </table:table-cell>
          <table:table-cell table:formula="of:=VLOOKUP([.A312];[Zeitnahme.$A$5:.$B$505];2;0)" office:value-type="string" office:string-value="" calcext:value-type="error">
            <text:p>#NV</text:p>
          </table:table-cell>
          <table:table-cell table:formula="of:=COUNTIFS([.$I$5:.$I$505];&quot;&lt;&quot;&amp;[.$I312];[.$G$5:.$G$505];[.$G312];[.$H$5:.$H$505];[.$H312])+1" office:value-type="string" office:string-value="" calcext:value-type="error">
            <text:p>#NV</text:p>
          </table:table-cell>
          <table:table-cell table:formula="of:=COUNTIFS([.$I$5:.$I$505];&quot;&lt;&quot;&amp;[.$I312];[.$G$5:.$G$505];[.$G312];[.E$5:.$E$505];[.$E312])+1" office:value-type="string" office:string-value="" calcext:value-type="error">
            <text:p>#NV</text:p>
          </table:table-cell>
          <table:table-cell table:number-columns-repeated="15"/>
        </table:table-row>
        <table:table-row table:style-name="ro1">
          <table:table-cell table:number-columns-repeated="7"/>
          <table:table-cell table:formula="of:=IF(             OR           (     NOT(ISNA(VLOOKUP([.D313];[Veranstaltung.$E$10:.$E$99];1;0)));     NOT(ISNA(VLOOKUP([.D313];[Veranstaltung.$G$10:.$G$99];1;0)))   );   [.D313];   IF(     OR(N([.D313])=0;ISBLANK([.E313]));     &quot;&quot;;  VLOOKUP(       JahrDerVeranstaltung-IF(N([.D313])&lt;3000;[.D313];YEAR([.D313]));       [Veranstaltung.$C$10:.$H$99];       IF(LOWER([.E313])=&quot;m&quot;;3;5);       1     )   )  )">
            <text:p/>
          </table:table-cell>
          <table:table-cell table:formula="of:=VLOOKUP([.A313];[Zeitnahme.$A$5:.$B$505];2;0)" office:value-type="string" office:string-value="" calcext:value-type="error">
            <text:p>#NV</text:p>
          </table:table-cell>
          <table:table-cell table:formula="of:=COUNTIFS([.$I$5:.$I$505];&quot;&lt;&quot;&amp;[.$I313];[.$G$5:.$G$505];[.$G313];[.$H$5:.$H$505];[.$H313])+1" office:value-type="string" office:string-value="" calcext:value-type="error">
            <text:p>#NV</text:p>
          </table:table-cell>
          <table:table-cell table:formula="of:=COUNTIFS([.$I$5:.$I$505];&quot;&lt;&quot;&amp;[.$I313];[.$G$5:.$G$505];[.$G313];[.E$5:.$E$505];[.$E313])+1" office:value-type="string" office:string-value="" calcext:value-type="error">
            <text:p>#NV</text:p>
          </table:table-cell>
          <table:table-cell table:number-columns-repeated="15"/>
        </table:table-row>
        <table:table-row table:style-name="ro1">
          <table:table-cell table:number-columns-repeated="7"/>
          <table:table-cell table:formula="of:=IF(             OR           (     NOT(ISNA(VLOOKUP([.D314];[Veranstaltung.$E$10:.$E$99];1;0)));     NOT(ISNA(VLOOKUP([.D314];[Veranstaltung.$G$10:.$G$99];1;0)))   );   [.D314];   IF(     OR(N([.D314])=0;ISBLANK([.E314]));     &quot;&quot;;  VLOOKUP(       JahrDerVeranstaltung-IF(N([.D314])&lt;3000;[.D314];YEAR([.D314]));       [Veranstaltung.$C$10:.$H$99];       IF(LOWER([.E314])=&quot;m&quot;;3;5);       1     )   )  )">
            <text:p/>
          </table:table-cell>
          <table:table-cell table:formula="of:=VLOOKUP([.A314];[Zeitnahme.$A$5:.$B$505];2;0)" office:value-type="string" office:string-value="" calcext:value-type="error">
            <text:p>#NV</text:p>
          </table:table-cell>
          <table:table-cell table:formula="of:=COUNTIFS([.$I$5:.$I$505];&quot;&lt;&quot;&amp;[.$I314];[.$G$5:.$G$505];[.$G314];[.$H$5:.$H$505];[.$H314])+1" office:value-type="string" office:string-value="" calcext:value-type="error">
            <text:p>#NV</text:p>
          </table:table-cell>
          <table:table-cell table:formula="of:=COUNTIFS([.$I$5:.$I$505];&quot;&lt;&quot;&amp;[.$I314];[.$G$5:.$G$505];[.$G314];[.E$5:.$E$505];[.$E314])+1" office:value-type="string" office:string-value="" calcext:value-type="error">
            <text:p>#NV</text:p>
          </table:table-cell>
          <table:table-cell table:number-columns-repeated="15"/>
        </table:table-row>
        <table:table-row table:style-name="ro1">
          <table:table-cell table:number-columns-repeated="7"/>
          <table:table-cell table:formula="of:=IF(             OR           (     NOT(ISNA(VLOOKUP([.D315];[Veranstaltung.$E$10:.$E$99];1;0)));     NOT(ISNA(VLOOKUP([.D315];[Veranstaltung.$G$10:.$G$99];1;0)))   );   [.D315];   IF(     OR(N([.D315])=0;ISBLANK([.E315]));     &quot;&quot;;  VLOOKUP(       JahrDerVeranstaltung-IF(N([.D315])&lt;3000;[.D315];YEAR([.D315]));       [Veranstaltung.$C$10:.$H$99];       IF(LOWER([.E315])=&quot;m&quot;;3;5);       1     )   )  )">
            <text:p/>
          </table:table-cell>
          <table:table-cell table:formula="of:=VLOOKUP([.A315];[Zeitnahme.$A$5:.$B$505];2;0)" office:value-type="string" office:string-value="" calcext:value-type="error">
            <text:p>#NV</text:p>
          </table:table-cell>
          <table:table-cell table:formula="of:=COUNTIFS([.$I$5:.$I$505];&quot;&lt;&quot;&amp;[.$I315];[.$G$5:.$G$505];[.$G315];[.$H$5:.$H$505];[.$H315])+1" office:value-type="string" office:string-value="" calcext:value-type="error">
            <text:p>#NV</text:p>
          </table:table-cell>
          <table:table-cell table:formula="of:=COUNTIFS([.$I$5:.$I$505];&quot;&lt;&quot;&amp;[.$I315];[.$G$5:.$G$505];[.$G315];[.E$5:.$E$505];[.$E315])+1" office:value-type="string" office:string-value="" calcext:value-type="error">
            <text:p>#NV</text:p>
          </table:table-cell>
          <table:table-cell table:number-columns-repeated="15"/>
        </table:table-row>
        <table:table-row table:style-name="ro1">
          <table:table-cell table:number-columns-repeated="7"/>
          <table:table-cell table:formula="of:=IF(             OR           (     NOT(ISNA(VLOOKUP([.D316];[Veranstaltung.$E$10:.$E$99];1;0)));     NOT(ISNA(VLOOKUP([.D316];[Veranstaltung.$G$10:.$G$99];1;0)))   );   [.D316];   IF(     OR(N([.D316])=0;ISBLANK([.E316]));     &quot;&quot;;  VLOOKUP(       JahrDerVeranstaltung-IF(N([.D316])&lt;3000;[.D316];YEAR([.D316]));       [Veranstaltung.$C$10:.$H$99];       IF(LOWER([.E316])=&quot;m&quot;;3;5);       1     )   )  )">
            <text:p/>
          </table:table-cell>
          <table:table-cell table:formula="of:=VLOOKUP([.A316];[Zeitnahme.$A$5:.$B$505];2;0)" office:value-type="string" office:string-value="" calcext:value-type="error">
            <text:p>#NV</text:p>
          </table:table-cell>
          <table:table-cell table:formula="of:=COUNTIFS([.$I$5:.$I$505];&quot;&lt;&quot;&amp;[.$I316];[.$G$5:.$G$505];[.$G316];[.$H$5:.$H$505];[.$H316])+1" office:value-type="string" office:string-value="" calcext:value-type="error">
            <text:p>#NV</text:p>
          </table:table-cell>
          <table:table-cell table:formula="of:=COUNTIFS([.$I$5:.$I$505];&quot;&lt;&quot;&amp;[.$I316];[.$G$5:.$G$505];[.$G316];[.E$5:.$E$505];[.$E316])+1" office:value-type="string" office:string-value="" calcext:value-type="error">
            <text:p>#NV</text:p>
          </table:table-cell>
          <table:table-cell table:number-columns-repeated="15"/>
        </table:table-row>
        <table:table-row table:style-name="ro1">
          <table:table-cell table:number-columns-repeated="7"/>
          <table:table-cell table:formula="of:=IF(             OR           (     NOT(ISNA(VLOOKUP([.D317];[Veranstaltung.$E$10:.$E$99];1;0)));     NOT(ISNA(VLOOKUP([.D317];[Veranstaltung.$G$10:.$G$99];1;0)))   );   [.D317];   IF(     OR(N([.D317])=0;ISBLANK([.E317]));     &quot;&quot;;  VLOOKUP(       JahrDerVeranstaltung-IF(N([.D317])&lt;3000;[.D317];YEAR([.D317]));       [Veranstaltung.$C$10:.$H$99];       IF(LOWER([.E317])=&quot;m&quot;;3;5);       1     )   )  )">
            <text:p/>
          </table:table-cell>
          <table:table-cell table:formula="of:=VLOOKUP([.A317];[Zeitnahme.$A$5:.$B$505];2;0)" office:value-type="string" office:string-value="" calcext:value-type="error">
            <text:p>#NV</text:p>
          </table:table-cell>
          <table:table-cell table:formula="of:=COUNTIFS([.$I$5:.$I$505];&quot;&lt;&quot;&amp;[.$I317];[.$G$5:.$G$505];[.$G317];[.$H$5:.$H$505];[.$H317])+1" office:value-type="string" office:string-value="" calcext:value-type="error">
            <text:p>#NV</text:p>
          </table:table-cell>
          <table:table-cell table:formula="of:=COUNTIFS([.$I$5:.$I$505];&quot;&lt;&quot;&amp;[.$I317];[.$G$5:.$G$505];[.$G317];[.E$5:.$E$505];[.$E317])+1" office:value-type="string" office:string-value="" calcext:value-type="error">
            <text:p>#NV</text:p>
          </table:table-cell>
          <table:table-cell table:number-columns-repeated="15"/>
        </table:table-row>
        <table:table-row table:style-name="ro1">
          <table:table-cell table:number-columns-repeated="7"/>
          <table:table-cell table:formula="of:=IF(             OR           (     NOT(ISNA(VLOOKUP([.D318];[Veranstaltung.$E$10:.$E$99];1;0)));     NOT(ISNA(VLOOKUP([.D318];[Veranstaltung.$G$10:.$G$99];1;0)))   );   [.D318];   IF(     OR(N([.D318])=0;ISBLANK([.E318]));     &quot;&quot;;  VLOOKUP(       JahrDerVeranstaltung-IF(N([.D318])&lt;3000;[.D318];YEAR([.D318]));       [Veranstaltung.$C$10:.$H$99];       IF(LOWER([.E318])=&quot;m&quot;;3;5);       1     )   )  )">
            <text:p/>
          </table:table-cell>
          <table:table-cell table:formula="of:=VLOOKUP([.A318];[Zeitnahme.$A$5:.$B$505];2;0)" office:value-type="string" office:string-value="" calcext:value-type="error">
            <text:p>#NV</text:p>
          </table:table-cell>
          <table:table-cell table:formula="of:=COUNTIFS([.$I$5:.$I$505];&quot;&lt;&quot;&amp;[.$I318];[.$G$5:.$G$505];[.$G318];[.$H$5:.$H$505];[.$H318])+1" office:value-type="string" office:string-value="" calcext:value-type="error">
            <text:p>#NV</text:p>
          </table:table-cell>
          <table:table-cell table:formula="of:=COUNTIFS([.$I$5:.$I$505];&quot;&lt;&quot;&amp;[.$I318];[.$G$5:.$G$505];[.$G318];[.E$5:.$E$505];[.$E318])+1" office:value-type="string" office:string-value="" calcext:value-type="error">
            <text:p>#NV</text:p>
          </table:table-cell>
          <table:table-cell table:number-columns-repeated="15"/>
        </table:table-row>
        <table:table-row table:style-name="ro1">
          <table:table-cell table:number-columns-repeated="7"/>
          <table:table-cell table:formula="of:=IF(             OR           (     NOT(ISNA(VLOOKUP([.D319];[Veranstaltung.$E$10:.$E$99];1;0)));     NOT(ISNA(VLOOKUP([.D319];[Veranstaltung.$G$10:.$G$99];1;0)))   );   [.D319];   IF(     OR(N([.D319])=0;ISBLANK([.E319]));     &quot;&quot;;  VLOOKUP(       JahrDerVeranstaltung-IF(N([.D319])&lt;3000;[.D319];YEAR([.D319]));       [Veranstaltung.$C$10:.$H$99];       IF(LOWER([.E319])=&quot;m&quot;;3;5);       1     )   )  )">
            <text:p/>
          </table:table-cell>
          <table:table-cell table:formula="of:=VLOOKUP([.A319];[Zeitnahme.$A$5:.$B$505];2;0)" office:value-type="string" office:string-value="" calcext:value-type="error">
            <text:p>#NV</text:p>
          </table:table-cell>
          <table:table-cell table:formula="of:=COUNTIFS([.$I$5:.$I$505];&quot;&lt;&quot;&amp;[.$I319];[.$G$5:.$G$505];[.$G319];[.$H$5:.$H$505];[.$H319])+1" office:value-type="string" office:string-value="" calcext:value-type="error">
            <text:p>#NV</text:p>
          </table:table-cell>
          <table:table-cell table:formula="of:=COUNTIFS([.$I$5:.$I$505];&quot;&lt;&quot;&amp;[.$I319];[.$G$5:.$G$505];[.$G319];[.E$5:.$E$505];[.$E319])+1" office:value-type="string" office:string-value="" calcext:value-type="error">
            <text:p>#NV</text:p>
          </table:table-cell>
          <table:table-cell table:number-columns-repeated="15"/>
        </table:table-row>
        <table:table-row table:style-name="ro1">
          <table:table-cell table:number-columns-repeated="7"/>
          <table:table-cell table:formula="of:=IF(             OR           (     NOT(ISNA(VLOOKUP([.D320];[Veranstaltung.$E$10:.$E$99];1;0)));     NOT(ISNA(VLOOKUP([.D320];[Veranstaltung.$G$10:.$G$99];1;0)))   );   [.D320];   IF(     OR(N([.D320])=0;ISBLANK([.E320]));     &quot;&quot;;  VLOOKUP(       JahrDerVeranstaltung-IF(N([.D320])&lt;3000;[.D320];YEAR([.D320]));       [Veranstaltung.$C$10:.$H$99];       IF(LOWER([.E320])=&quot;m&quot;;3;5);       1     )   )  )">
            <text:p/>
          </table:table-cell>
          <table:table-cell table:formula="of:=VLOOKUP([.A320];[Zeitnahme.$A$5:.$B$505];2;0)" office:value-type="string" office:string-value="" calcext:value-type="error">
            <text:p>#NV</text:p>
          </table:table-cell>
          <table:table-cell table:formula="of:=COUNTIFS([.$I$5:.$I$505];&quot;&lt;&quot;&amp;[.$I320];[.$G$5:.$G$505];[.$G320];[.$H$5:.$H$505];[.$H320])+1" office:value-type="string" office:string-value="" calcext:value-type="error">
            <text:p>#NV</text:p>
          </table:table-cell>
          <table:table-cell table:formula="of:=COUNTIFS([.$I$5:.$I$505];&quot;&lt;&quot;&amp;[.$I320];[.$G$5:.$G$505];[.$G320];[.E$5:.$E$505];[.$E320])+1" office:value-type="string" office:string-value="" calcext:value-type="error">
            <text:p>#NV</text:p>
          </table:table-cell>
          <table:table-cell table:number-columns-repeated="15"/>
        </table:table-row>
        <table:table-row table:style-name="ro1">
          <table:table-cell table:number-columns-repeated="7"/>
          <table:table-cell table:formula="of:=IF(             OR           (     NOT(ISNA(VLOOKUP([.D321];[Veranstaltung.$E$10:.$E$99];1;0)));     NOT(ISNA(VLOOKUP([.D321];[Veranstaltung.$G$10:.$G$99];1;0)))   );   [.D321];   IF(     OR(N([.D321])=0;ISBLANK([.E321]));     &quot;&quot;;  VLOOKUP(       JahrDerVeranstaltung-IF(N([.D321])&lt;3000;[.D321];YEAR([.D321]));       [Veranstaltung.$C$10:.$H$99];       IF(LOWER([.E321])=&quot;m&quot;;3;5);       1     )   )  )">
            <text:p/>
          </table:table-cell>
          <table:table-cell table:formula="of:=VLOOKUP([.A321];[Zeitnahme.$A$5:.$B$505];2;0)" office:value-type="string" office:string-value="" calcext:value-type="error">
            <text:p>#NV</text:p>
          </table:table-cell>
          <table:table-cell table:formula="of:=COUNTIFS([.$I$5:.$I$505];&quot;&lt;&quot;&amp;[.$I321];[.$G$5:.$G$505];[.$G321];[.$H$5:.$H$505];[.$H321])+1" office:value-type="string" office:string-value="" calcext:value-type="error">
            <text:p>#NV</text:p>
          </table:table-cell>
          <table:table-cell table:formula="of:=COUNTIFS([.$I$5:.$I$505];&quot;&lt;&quot;&amp;[.$I321];[.$G$5:.$G$505];[.$G321];[.E$5:.$E$505];[.$E321])+1" office:value-type="string" office:string-value="" calcext:value-type="error">
            <text:p>#NV</text:p>
          </table:table-cell>
          <table:table-cell table:number-columns-repeated="15"/>
        </table:table-row>
        <table:table-row table:style-name="ro1">
          <table:table-cell table:number-columns-repeated="7"/>
          <table:table-cell table:formula="of:=IF(             OR           (     NOT(ISNA(VLOOKUP([.D322];[Veranstaltung.$E$10:.$E$99];1;0)));     NOT(ISNA(VLOOKUP([.D322];[Veranstaltung.$G$10:.$G$99];1;0)))   );   [.D322];   IF(     OR(N([.D322])=0;ISBLANK([.E322]));     &quot;&quot;;  VLOOKUP(       JahrDerVeranstaltung-IF(N([.D322])&lt;3000;[.D322];YEAR([.D322]));       [Veranstaltung.$C$10:.$H$99];       IF(LOWER([.E322])=&quot;m&quot;;3;5);       1     )   )  )">
            <text:p/>
          </table:table-cell>
          <table:table-cell table:formula="of:=VLOOKUP([.A322];[Zeitnahme.$A$5:.$B$505];2;0)" office:value-type="string" office:string-value="" calcext:value-type="error">
            <text:p>#NV</text:p>
          </table:table-cell>
          <table:table-cell table:formula="of:=COUNTIFS([.$I$5:.$I$505];&quot;&lt;&quot;&amp;[.$I322];[.$G$5:.$G$505];[.$G322];[.$H$5:.$H$505];[.$H322])+1" office:value-type="string" office:string-value="" calcext:value-type="error">
            <text:p>#NV</text:p>
          </table:table-cell>
          <table:table-cell table:formula="of:=COUNTIFS([.$I$5:.$I$505];&quot;&lt;&quot;&amp;[.$I322];[.$G$5:.$G$505];[.$G322];[.E$5:.$E$505];[.$E322])+1" office:value-type="string" office:string-value="" calcext:value-type="error">
            <text:p>#NV</text:p>
          </table:table-cell>
          <table:table-cell table:number-columns-repeated="15"/>
        </table:table-row>
        <table:table-row table:style-name="ro1">
          <table:table-cell table:number-columns-repeated="7"/>
          <table:table-cell table:formula="of:=IF(             OR           (     NOT(ISNA(VLOOKUP([.D323];[Veranstaltung.$E$10:.$E$99];1;0)));     NOT(ISNA(VLOOKUP([.D323];[Veranstaltung.$G$10:.$G$99];1;0)))   );   [.D323];   IF(     OR(N([.D323])=0;ISBLANK([.E323]));     &quot;&quot;;  VLOOKUP(       JahrDerVeranstaltung-IF(N([.D323])&lt;3000;[.D323];YEAR([.D323]));       [Veranstaltung.$C$10:.$H$99];       IF(LOWER([.E323])=&quot;m&quot;;3;5);       1     )   )  )">
            <text:p/>
          </table:table-cell>
          <table:table-cell table:formula="of:=VLOOKUP([.A323];[Zeitnahme.$A$5:.$B$505];2;0)" office:value-type="string" office:string-value="" calcext:value-type="error">
            <text:p>#NV</text:p>
          </table:table-cell>
          <table:table-cell table:formula="of:=COUNTIFS([.$I$5:.$I$505];&quot;&lt;&quot;&amp;[.$I323];[.$G$5:.$G$505];[.$G323];[.$H$5:.$H$505];[.$H323])+1" office:value-type="string" office:string-value="" calcext:value-type="error">
            <text:p>#NV</text:p>
          </table:table-cell>
          <table:table-cell table:formula="of:=COUNTIFS([.$I$5:.$I$505];&quot;&lt;&quot;&amp;[.$I323];[.$G$5:.$G$505];[.$G323];[.E$5:.$E$505];[.$E323])+1" office:value-type="string" office:string-value="" calcext:value-type="error">
            <text:p>#NV</text:p>
          </table:table-cell>
          <table:table-cell table:number-columns-repeated="15"/>
        </table:table-row>
        <table:table-row table:style-name="ro1">
          <table:table-cell table:number-columns-repeated="7"/>
          <table:table-cell table:formula="of:=IF(             OR           (     NOT(ISNA(VLOOKUP([.D324];[Veranstaltung.$E$10:.$E$99];1;0)));     NOT(ISNA(VLOOKUP([.D324];[Veranstaltung.$G$10:.$G$99];1;0)))   );   [.D324];   IF(     OR(N([.D324])=0;ISBLANK([.E324]));     &quot;&quot;;  VLOOKUP(       JahrDerVeranstaltung-IF(N([.D324])&lt;3000;[.D324];YEAR([.D324]));       [Veranstaltung.$C$10:.$H$99];       IF(LOWER([.E324])=&quot;m&quot;;3;5);       1     )   )  )">
            <text:p/>
          </table:table-cell>
          <table:table-cell table:formula="of:=VLOOKUP([.A324];[Zeitnahme.$A$5:.$B$505];2;0)" office:value-type="string" office:string-value="" calcext:value-type="error">
            <text:p>#NV</text:p>
          </table:table-cell>
          <table:table-cell table:formula="of:=COUNTIFS([.$I$5:.$I$505];&quot;&lt;&quot;&amp;[.$I324];[.$G$5:.$G$505];[.$G324];[.$H$5:.$H$505];[.$H324])+1" office:value-type="string" office:string-value="" calcext:value-type="error">
            <text:p>#NV</text:p>
          </table:table-cell>
          <table:table-cell table:formula="of:=COUNTIFS([.$I$5:.$I$505];&quot;&lt;&quot;&amp;[.$I324];[.$G$5:.$G$505];[.$G324];[.E$5:.$E$505];[.$E324])+1" office:value-type="string" office:string-value="" calcext:value-type="error">
            <text:p>#NV</text:p>
          </table:table-cell>
          <table:table-cell table:number-columns-repeated="15"/>
        </table:table-row>
        <table:table-row table:style-name="ro1">
          <table:table-cell table:number-columns-repeated="7"/>
          <table:table-cell table:formula="of:=IF(             OR           (     NOT(ISNA(VLOOKUP([.D325];[Veranstaltung.$E$10:.$E$99];1;0)));     NOT(ISNA(VLOOKUP([.D325];[Veranstaltung.$G$10:.$G$99];1;0)))   );   [.D325];   IF(     OR(N([.D325])=0;ISBLANK([.E325]));     &quot;&quot;;  VLOOKUP(       JahrDerVeranstaltung-IF(N([.D325])&lt;3000;[.D325];YEAR([.D325]));       [Veranstaltung.$C$10:.$H$99];       IF(LOWER([.E325])=&quot;m&quot;;3;5);       1     )   )  )">
            <text:p/>
          </table:table-cell>
          <table:table-cell table:formula="of:=VLOOKUP([.A325];[Zeitnahme.$A$5:.$B$505];2;0)" office:value-type="string" office:string-value="" calcext:value-type="error">
            <text:p>#NV</text:p>
          </table:table-cell>
          <table:table-cell table:formula="of:=COUNTIFS([.$I$5:.$I$505];&quot;&lt;&quot;&amp;[.$I325];[.$G$5:.$G$505];[.$G325];[.$H$5:.$H$505];[.$H325])+1" office:value-type="string" office:string-value="" calcext:value-type="error">
            <text:p>#NV</text:p>
          </table:table-cell>
          <table:table-cell table:formula="of:=COUNTIFS([.$I$5:.$I$505];&quot;&lt;&quot;&amp;[.$I325];[.$G$5:.$G$505];[.$G325];[.E$5:.$E$505];[.$E325])+1" office:value-type="string" office:string-value="" calcext:value-type="error">
            <text:p>#NV</text:p>
          </table:table-cell>
          <table:table-cell table:number-columns-repeated="15"/>
        </table:table-row>
        <table:table-row table:style-name="ro1">
          <table:table-cell table:number-columns-repeated="7"/>
          <table:table-cell table:formula="of:=IF(             OR           (     NOT(ISNA(VLOOKUP([.D326];[Veranstaltung.$E$10:.$E$99];1;0)));     NOT(ISNA(VLOOKUP([.D326];[Veranstaltung.$G$10:.$G$99];1;0)))   );   [.D326];   IF(     OR(N([.D326])=0;ISBLANK([.E326]));     &quot;&quot;;  VLOOKUP(       JahrDerVeranstaltung-IF(N([.D326])&lt;3000;[.D326];YEAR([.D326]));       [Veranstaltung.$C$10:.$H$99];       IF(LOWER([.E326])=&quot;m&quot;;3;5);       1     )   )  )">
            <text:p/>
          </table:table-cell>
          <table:table-cell table:formula="of:=VLOOKUP([.A326];[Zeitnahme.$A$5:.$B$505];2;0)" office:value-type="string" office:string-value="" calcext:value-type="error">
            <text:p>#NV</text:p>
          </table:table-cell>
          <table:table-cell table:formula="of:=COUNTIFS([.$I$5:.$I$505];&quot;&lt;&quot;&amp;[.$I326];[.$G$5:.$G$505];[.$G326];[.$H$5:.$H$505];[.$H326])+1" office:value-type="string" office:string-value="" calcext:value-type="error">
            <text:p>#NV</text:p>
          </table:table-cell>
          <table:table-cell table:formula="of:=COUNTIFS([.$I$5:.$I$505];&quot;&lt;&quot;&amp;[.$I326];[.$G$5:.$G$505];[.$G326];[.E$5:.$E$505];[.$E326])+1" office:value-type="string" office:string-value="" calcext:value-type="error">
            <text:p>#NV</text:p>
          </table:table-cell>
          <table:table-cell table:number-columns-repeated="15"/>
        </table:table-row>
        <table:table-row table:style-name="ro1">
          <table:table-cell table:number-columns-repeated="7"/>
          <table:table-cell table:formula="of:=IF(             OR           (     NOT(ISNA(VLOOKUP([.D327];[Veranstaltung.$E$10:.$E$99];1;0)));     NOT(ISNA(VLOOKUP([.D327];[Veranstaltung.$G$10:.$G$99];1;0)))   );   [.D327];   IF(     OR(N([.D327])=0;ISBLANK([.E327]));     &quot;&quot;;  VLOOKUP(       JahrDerVeranstaltung-IF(N([.D327])&lt;3000;[.D327];YEAR([.D327]));       [Veranstaltung.$C$10:.$H$99];       IF(LOWER([.E327])=&quot;m&quot;;3;5);       1     )   )  )">
            <text:p/>
          </table:table-cell>
          <table:table-cell table:formula="of:=VLOOKUP([.A327];[Zeitnahme.$A$5:.$B$505];2;0)" office:value-type="string" office:string-value="" calcext:value-type="error">
            <text:p>#NV</text:p>
          </table:table-cell>
          <table:table-cell table:formula="of:=COUNTIFS([.$I$5:.$I$505];&quot;&lt;&quot;&amp;[.$I327];[.$G$5:.$G$505];[.$G327];[.$H$5:.$H$505];[.$H327])+1" office:value-type="string" office:string-value="" calcext:value-type="error">
            <text:p>#NV</text:p>
          </table:table-cell>
          <table:table-cell table:formula="of:=COUNTIFS([.$I$5:.$I$505];&quot;&lt;&quot;&amp;[.$I327];[.$G$5:.$G$505];[.$G327];[.E$5:.$E$505];[.$E327])+1" office:value-type="string" office:string-value="" calcext:value-type="error">
            <text:p>#NV</text:p>
          </table:table-cell>
          <table:table-cell table:number-columns-repeated="15"/>
        </table:table-row>
        <table:table-row table:style-name="ro1">
          <table:table-cell table:number-columns-repeated="7"/>
          <table:table-cell table:formula="of:=IF(             OR           (     NOT(ISNA(VLOOKUP([.D328];[Veranstaltung.$E$10:.$E$99];1;0)));     NOT(ISNA(VLOOKUP([.D328];[Veranstaltung.$G$10:.$G$99];1;0)))   );   [.D328];   IF(     OR(N([.D328])=0;ISBLANK([.E328]));     &quot;&quot;;  VLOOKUP(       JahrDerVeranstaltung-IF(N([.D328])&lt;3000;[.D328];YEAR([.D328]));       [Veranstaltung.$C$10:.$H$99];       IF(LOWER([.E328])=&quot;m&quot;;3;5);       1     )   )  )">
            <text:p/>
          </table:table-cell>
          <table:table-cell table:formula="of:=VLOOKUP([.A328];[Zeitnahme.$A$5:.$B$505];2;0)" office:value-type="string" office:string-value="" calcext:value-type="error">
            <text:p>#NV</text:p>
          </table:table-cell>
          <table:table-cell table:formula="of:=COUNTIFS([.$I$5:.$I$505];&quot;&lt;&quot;&amp;[.$I328];[.$G$5:.$G$505];[.$G328];[.$H$5:.$H$505];[.$H328])+1" office:value-type="string" office:string-value="" calcext:value-type="error">
            <text:p>#NV</text:p>
          </table:table-cell>
          <table:table-cell table:formula="of:=COUNTIFS([.$I$5:.$I$505];&quot;&lt;&quot;&amp;[.$I328];[.$G$5:.$G$505];[.$G328];[.E$5:.$E$505];[.$E328])+1" office:value-type="string" office:string-value="" calcext:value-type="error">
            <text:p>#NV</text:p>
          </table:table-cell>
          <table:table-cell table:number-columns-repeated="15"/>
        </table:table-row>
        <table:table-row table:style-name="ro1">
          <table:table-cell table:number-columns-repeated="7"/>
          <table:table-cell table:formula="of:=IF(             OR           (     NOT(ISNA(VLOOKUP([.D329];[Veranstaltung.$E$10:.$E$99];1;0)));     NOT(ISNA(VLOOKUP([.D329];[Veranstaltung.$G$10:.$G$99];1;0)))   );   [.D329];   IF(     OR(N([.D329])=0;ISBLANK([.E329]));     &quot;&quot;;  VLOOKUP(       JahrDerVeranstaltung-IF(N([.D329])&lt;3000;[.D329];YEAR([.D329]));       [Veranstaltung.$C$10:.$H$99];       IF(LOWER([.E329])=&quot;m&quot;;3;5);       1     )   )  )">
            <text:p/>
          </table:table-cell>
          <table:table-cell table:formula="of:=VLOOKUP([.A329];[Zeitnahme.$A$5:.$B$505];2;0)" office:value-type="string" office:string-value="" calcext:value-type="error">
            <text:p>#NV</text:p>
          </table:table-cell>
          <table:table-cell table:formula="of:=COUNTIFS([.$I$5:.$I$505];&quot;&lt;&quot;&amp;[.$I329];[.$G$5:.$G$505];[.$G329];[.$H$5:.$H$505];[.$H329])+1" office:value-type="string" office:string-value="" calcext:value-type="error">
            <text:p>#NV</text:p>
          </table:table-cell>
          <table:table-cell table:formula="of:=COUNTIFS([.$I$5:.$I$505];&quot;&lt;&quot;&amp;[.$I329];[.$G$5:.$G$505];[.$G329];[.E$5:.$E$505];[.$E329])+1" office:value-type="string" office:string-value="" calcext:value-type="error">
            <text:p>#NV</text:p>
          </table:table-cell>
          <table:table-cell table:number-columns-repeated="15"/>
        </table:table-row>
        <table:table-row table:style-name="ro1">
          <table:table-cell table:number-columns-repeated="7"/>
          <table:table-cell table:formula="of:=IF(             OR           (     NOT(ISNA(VLOOKUP([.D330];[Veranstaltung.$E$10:.$E$99];1;0)));     NOT(ISNA(VLOOKUP([.D330];[Veranstaltung.$G$10:.$G$99];1;0)))   );   [.D330];   IF(     OR(N([.D330])=0;ISBLANK([.E330]));     &quot;&quot;;  VLOOKUP(       JahrDerVeranstaltung-IF(N([.D330])&lt;3000;[.D330];YEAR([.D330]));       [Veranstaltung.$C$10:.$H$99];       IF(LOWER([.E330])=&quot;m&quot;;3;5);       1     )   )  )">
            <text:p/>
          </table:table-cell>
          <table:table-cell table:formula="of:=VLOOKUP([.A330];[Zeitnahme.$A$5:.$B$505];2;0)" office:value-type="string" office:string-value="" calcext:value-type="error">
            <text:p>#NV</text:p>
          </table:table-cell>
          <table:table-cell table:formula="of:=COUNTIFS([.$I$5:.$I$505];&quot;&lt;&quot;&amp;[.$I330];[.$G$5:.$G$505];[.$G330];[.$H$5:.$H$505];[.$H330])+1" office:value-type="string" office:string-value="" calcext:value-type="error">
            <text:p>#NV</text:p>
          </table:table-cell>
          <table:table-cell table:formula="of:=COUNTIFS([.$I$5:.$I$505];&quot;&lt;&quot;&amp;[.$I330];[.$G$5:.$G$505];[.$G330];[.E$5:.$E$505];[.$E330])+1" office:value-type="string" office:string-value="" calcext:value-type="error">
            <text:p>#NV</text:p>
          </table:table-cell>
          <table:table-cell table:number-columns-repeated="15"/>
        </table:table-row>
        <table:table-row table:style-name="ro1">
          <table:table-cell table:number-columns-repeated="7"/>
          <table:table-cell table:formula="of:=IF(             OR           (     NOT(ISNA(VLOOKUP([.D331];[Veranstaltung.$E$10:.$E$99];1;0)));     NOT(ISNA(VLOOKUP([.D331];[Veranstaltung.$G$10:.$G$99];1;0)))   );   [.D331];   IF(     OR(N([.D331])=0;ISBLANK([.E331]));     &quot;&quot;;  VLOOKUP(       JahrDerVeranstaltung-IF(N([.D331])&lt;3000;[.D331];YEAR([.D331]));       [Veranstaltung.$C$10:.$H$99];       IF(LOWER([.E331])=&quot;m&quot;;3;5);       1     )   )  )">
            <text:p/>
          </table:table-cell>
          <table:table-cell table:formula="of:=VLOOKUP([.A331];[Zeitnahme.$A$5:.$B$505];2;0)" office:value-type="string" office:string-value="" calcext:value-type="error">
            <text:p>#NV</text:p>
          </table:table-cell>
          <table:table-cell table:formula="of:=COUNTIFS([.$I$5:.$I$505];&quot;&lt;&quot;&amp;[.$I331];[.$G$5:.$G$505];[.$G331];[.$H$5:.$H$505];[.$H331])+1" office:value-type="string" office:string-value="" calcext:value-type="error">
            <text:p>#NV</text:p>
          </table:table-cell>
          <table:table-cell table:formula="of:=COUNTIFS([.$I$5:.$I$505];&quot;&lt;&quot;&amp;[.$I331];[.$G$5:.$G$505];[.$G331];[.E$5:.$E$505];[.$E331])+1" office:value-type="string" office:string-value="" calcext:value-type="error">
            <text:p>#NV</text:p>
          </table:table-cell>
          <table:table-cell table:number-columns-repeated="15"/>
        </table:table-row>
        <table:table-row table:style-name="ro1">
          <table:table-cell table:number-columns-repeated="7"/>
          <table:table-cell table:formula="of:=IF(             OR           (     NOT(ISNA(VLOOKUP([.D332];[Veranstaltung.$E$10:.$E$99];1;0)));     NOT(ISNA(VLOOKUP([.D332];[Veranstaltung.$G$10:.$G$99];1;0)))   );   [.D332];   IF(     OR(N([.D332])=0;ISBLANK([.E332]));     &quot;&quot;;  VLOOKUP(       JahrDerVeranstaltung-IF(N([.D332])&lt;3000;[.D332];YEAR([.D332]));       [Veranstaltung.$C$10:.$H$99];       IF(LOWER([.E332])=&quot;m&quot;;3;5);       1     )   )  )">
            <text:p/>
          </table:table-cell>
          <table:table-cell table:formula="of:=VLOOKUP([.A332];[Zeitnahme.$A$5:.$B$505];2;0)" office:value-type="string" office:string-value="" calcext:value-type="error">
            <text:p>#NV</text:p>
          </table:table-cell>
          <table:table-cell table:formula="of:=COUNTIFS([.$I$5:.$I$505];&quot;&lt;&quot;&amp;[.$I332];[.$G$5:.$G$505];[.$G332];[.$H$5:.$H$505];[.$H332])+1" office:value-type="string" office:string-value="" calcext:value-type="error">
            <text:p>#NV</text:p>
          </table:table-cell>
          <table:table-cell table:formula="of:=COUNTIFS([.$I$5:.$I$505];&quot;&lt;&quot;&amp;[.$I332];[.$G$5:.$G$505];[.$G332];[.E$5:.$E$505];[.$E332])+1" office:value-type="string" office:string-value="" calcext:value-type="error">
            <text:p>#NV</text:p>
          </table:table-cell>
          <table:table-cell table:number-columns-repeated="15"/>
        </table:table-row>
        <table:table-row table:style-name="ro1">
          <table:table-cell table:number-columns-repeated="7"/>
          <table:table-cell table:formula="of:=IF(             OR           (     NOT(ISNA(VLOOKUP([.D333];[Veranstaltung.$E$10:.$E$99];1;0)));     NOT(ISNA(VLOOKUP([.D333];[Veranstaltung.$G$10:.$G$99];1;0)))   );   [.D333];   IF(     OR(N([.D333])=0;ISBLANK([.E333]));     &quot;&quot;;  VLOOKUP(       JahrDerVeranstaltung-IF(N([.D333])&lt;3000;[.D333];YEAR([.D333]));       [Veranstaltung.$C$10:.$H$99];       IF(LOWER([.E333])=&quot;m&quot;;3;5);       1     )   )  )">
            <text:p/>
          </table:table-cell>
          <table:table-cell table:formula="of:=VLOOKUP([.A333];[Zeitnahme.$A$5:.$B$505];2;0)" office:value-type="string" office:string-value="" calcext:value-type="error">
            <text:p>#NV</text:p>
          </table:table-cell>
          <table:table-cell table:formula="of:=COUNTIFS([.$I$5:.$I$505];&quot;&lt;&quot;&amp;[.$I333];[.$G$5:.$G$505];[.$G333];[.$H$5:.$H$505];[.$H333])+1" office:value-type="string" office:string-value="" calcext:value-type="error">
            <text:p>#NV</text:p>
          </table:table-cell>
          <table:table-cell table:formula="of:=COUNTIFS([.$I$5:.$I$505];&quot;&lt;&quot;&amp;[.$I333];[.$G$5:.$G$505];[.$G333];[.E$5:.$E$505];[.$E333])+1" office:value-type="string" office:string-value="" calcext:value-type="error">
            <text:p>#NV</text:p>
          </table:table-cell>
          <table:table-cell table:number-columns-repeated="15"/>
        </table:table-row>
        <table:table-row table:style-name="ro1">
          <table:table-cell table:number-columns-repeated="7"/>
          <table:table-cell table:formula="of:=IF(             OR           (     NOT(ISNA(VLOOKUP([.D334];[Veranstaltung.$E$10:.$E$99];1;0)));     NOT(ISNA(VLOOKUP([.D334];[Veranstaltung.$G$10:.$G$99];1;0)))   );   [.D334];   IF(     OR(N([.D334])=0;ISBLANK([.E334]));     &quot;&quot;;  VLOOKUP(       JahrDerVeranstaltung-IF(N([.D334])&lt;3000;[.D334];YEAR([.D334]));       [Veranstaltung.$C$10:.$H$99];       IF(LOWER([.E334])=&quot;m&quot;;3;5);       1     )   )  )">
            <text:p/>
          </table:table-cell>
          <table:table-cell table:formula="of:=VLOOKUP([.A334];[Zeitnahme.$A$5:.$B$505];2;0)" office:value-type="string" office:string-value="" calcext:value-type="error">
            <text:p>#NV</text:p>
          </table:table-cell>
          <table:table-cell table:formula="of:=COUNTIFS([.$I$5:.$I$505];&quot;&lt;&quot;&amp;[.$I334];[.$G$5:.$G$505];[.$G334];[.$H$5:.$H$505];[.$H334])+1" office:value-type="string" office:string-value="" calcext:value-type="error">
            <text:p>#NV</text:p>
          </table:table-cell>
          <table:table-cell table:formula="of:=COUNTIFS([.$I$5:.$I$505];&quot;&lt;&quot;&amp;[.$I334];[.$G$5:.$G$505];[.$G334];[.E$5:.$E$505];[.$E334])+1" office:value-type="string" office:string-value="" calcext:value-type="error">
            <text:p>#NV</text:p>
          </table:table-cell>
          <table:table-cell table:number-columns-repeated="15"/>
        </table:table-row>
        <table:table-row table:style-name="ro1">
          <table:table-cell table:number-columns-repeated="7"/>
          <table:table-cell table:formula="of:=IF(             OR           (     NOT(ISNA(VLOOKUP([.D335];[Veranstaltung.$E$10:.$E$99];1;0)));     NOT(ISNA(VLOOKUP([.D335];[Veranstaltung.$G$10:.$G$99];1;0)))   );   [.D335];   IF(     OR(N([.D335])=0;ISBLANK([.E335]));     &quot;&quot;;  VLOOKUP(       JahrDerVeranstaltung-IF(N([.D335])&lt;3000;[.D335];YEAR([.D335]));       [Veranstaltung.$C$10:.$H$99];       IF(LOWER([.E335])=&quot;m&quot;;3;5);       1     )   )  )">
            <text:p/>
          </table:table-cell>
          <table:table-cell table:formula="of:=VLOOKUP([.A335];[Zeitnahme.$A$5:.$B$505];2;0)" office:value-type="string" office:string-value="" calcext:value-type="error">
            <text:p>#NV</text:p>
          </table:table-cell>
          <table:table-cell table:formula="of:=COUNTIFS([.$I$5:.$I$505];&quot;&lt;&quot;&amp;[.$I335];[.$G$5:.$G$505];[.$G335];[.$H$5:.$H$505];[.$H335])+1" office:value-type="string" office:string-value="" calcext:value-type="error">
            <text:p>#NV</text:p>
          </table:table-cell>
          <table:table-cell table:formula="of:=COUNTIFS([.$I$5:.$I$505];&quot;&lt;&quot;&amp;[.$I335];[.$G$5:.$G$505];[.$G335];[.E$5:.$E$505];[.$E335])+1" office:value-type="string" office:string-value="" calcext:value-type="error">
            <text:p>#NV</text:p>
          </table:table-cell>
          <table:table-cell table:number-columns-repeated="15"/>
        </table:table-row>
        <table:table-row table:style-name="ro1">
          <table:table-cell table:number-columns-repeated="7"/>
          <table:table-cell table:formula="of:=IF(             OR           (     NOT(ISNA(VLOOKUP([.D336];[Veranstaltung.$E$10:.$E$99];1;0)));     NOT(ISNA(VLOOKUP([.D336];[Veranstaltung.$G$10:.$G$99];1;0)))   );   [.D336];   IF(     OR(N([.D336])=0;ISBLANK([.E336]));     &quot;&quot;;  VLOOKUP(       JahrDerVeranstaltung-IF(N([.D336])&lt;3000;[.D336];YEAR([.D336]));       [Veranstaltung.$C$10:.$H$99];       IF(LOWER([.E336])=&quot;m&quot;;3;5);       1     )   )  )">
            <text:p/>
          </table:table-cell>
          <table:table-cell table:formula="of:=VLOOKUP([.A336];[Zeitnahme.$A$5:.$B$505];2;0)" office:value-type="string" office:string-value="" calcext:value-type="error">
            <text:p>#NV</text:p>
          </table:table-cell>
          <table:table-cell table:formula="of:=COUNTIFS([.$I$5:.$I$505];&quot;&lt;&quot;&amp;[.$I336];[.$G$5:.$G$505];[.$G336];[.$H$5:.$H$505];[.$H336])+1" office:value-type="string" office:string-value="" calcext:value-type="error">
            <text:p>#NV</text:p>
          </table:table-cell>
          <table:table-cell table:formula="of:=COUNTIFS([.$I$5:.$I$505];&quot;&lt;&quot;&amp;[.$I336];[.$G$5:.$G$505];[.$G336];[.E$5:.$E$505];[.$E336])+1" office:value-type="string" office:string-value="" calcext:value-type="error">
            <text:p>#NV</text:p>
          </table:table-cell>
          <table:table-cell table:number-columns-repeated="15"/>
        </table:table-row>
        <table:table-row table:style-name="ro1">
          <table:table-cell table:number-columns-repeated="7"/>
          <table:table-cell table:formula="of:=IF(             OR           (     NOT(ISNA(VLOOKUP([.D337];[Veranstaltung.$E$10:.$E$99];1;0)));     NOT(ISNA(VLOOKUP([.D337];[Veranstaltung.$G$10:.$G$99];1;0)))   );   [.D337];   IF(     OR(N([.D337])=0;ISBLANK([.E337]));     &quot;&quot;;  VLOOKUP(       JahrDerVeranstaltung-IF(N([.D337])&lt;3000;[.D337];YEAR([.D337]));       [Veranstaltung.$C$10:.$H$99];       IF(LOWER([.E337])=&quot;m&quot;;3;5);       1     )   )  )">
            <text:p/>
          </table:table-cell>
          <table:table-cell table:formula="of:=VLOOKUP([.A337];[Zeitnahme.$A$5:.$B$505];2;0)" office:value-type="string" office:string-value="" calcext:value-type="error">
            <text:p>#NV</text:p>
          </table:table-cell>
          <table:table-cell table:formula="of:=COUNTIFS([.$I$5:.$I$505];&quot;&lt;&quot;&amp;[.$I337];[.$G$5:.$G$505];[.$G337];[.$H$5:.$H$505];[.$H337])+1" office:value-type="string" office:string-value="" calcext:value-type="error">
            <text:p>#NV</text:p>
          </table:table-cell>
          <table:table-cell table:formula="of:=COUNTIFS([.$I$5:.$I$505];&quot;&lt;&quot;&amp;[.$I337];[.$G$5:.$G$505];[.$G337];[.E$5:.$E$505];[.$E337])+1" office:value-type="string" office:string-value="" calcext:value-type="error">
            <text:p>#NV</text:p>
          </table:table-cell>
          <table:table-cell table:number-columns-repeated="15"/>
        </table:table-row>
        <table:table-row table:style-name="ro1">
          <table:table-cell table:number-columns-repeated="7"/>
          <table:table-cell table:formula="of:=IF(             OR           (     NOT(ISNA(VLOOKUP([.D338];[Veranstaltung.$E$10:.$E$99];1;0)));     NOT(ISNA(VLOOKUP([.D338];[Veranstaltung.$G$10:.$G$99];1;0)))   );   [.D338];   IF(     OR(N([.D338])=0;ISBLANK([.E338]));     &quot;&quot;;  VLOOKUP(       JahrDerVeranstaltung-IF(N([.D338])&lt;3000;[.D338];YEAR([.D338]));       [Veranstaltung.$C$10:.$H$99];       IF(LOWER([.E338])=&quot;m&quot;;3;5);       1     )   )  )">
            <text:p/>
          </table:table-cell>
          <table:table-cell table:formula="of:=VLOOKUP([.A338];[Zeitnahme.$A$5:.$B$505];2;0)" office:value-type="string" office:string-value="" calcext:value-type="error">
            <text:p>#NV</text:p>
          </table:table-cell>
          <table:table-cell table:formula="of:=COUNTIFS([.$I$5:.$I$505];&quot;&lt;&quot;&amp;[.$I338];[.$G$5:.$G$505];[.$G338];[.$H$5:.$H$505];[.$H338])+1" office:value-type="string" office:string-value="" calcext:value-type="error">
            <text:p>#NV</text:p>
          </table:table-cell>
          <table:table-cell table:formula="of:=COUNTIFS([.$I$5:.$I$505];&quot;&lt;&quot;&amp;[.$I338];[.$G$5:.$G$505];[.$G338];[.E$5:.$E$505];[.$E338])+1" office:value-type="string" office:string-value="" calcext:value-type="error">
            <text:p>#NV</text:p>
          </table:table-cell>
          <table:table-cell table:number-columns-repeated="15"/>
        </table:table-row>
        <table:table-row table:style-name="ro1">
          <table:table-cell table:number-columns-repeated="7"/>
          <table:table-cell table:formula="of:=IF(             OR           (     NOT(ISNA(VLOOKUP([.D339];[Veranstaltung.$E$10:.$E$99];1;0)));     NOT(ISNA(VLOOKUP([.D339];[Veranstaltung.$G$10:.$G$99];1;0)))   );   [.D339];   IF(     OR(N([.D339])=0;ISBLANK([.E339]));     &quot;&quot;;  VLOOKUP(       JahrDerVeranstaltung-IF(N([.D339])&lt;3000;[.D339];YEAR([.D339]));       [Veranstaltung.$C$10:.$H$99];       IF(LOWER([.E339])=&quot;m&quot;;3;5);       1     )   )  )">
            <text:p/>
          </table:table-cell>
          <table:table-cell table:formula="of:=VLOOKUP([.A339];[Zeitnahme.$A$5:.$B$505];2;0)" office:value-type="string" office:string-value="" calcext:value-type="error">
            <text:p>#NV</text:p>
          </table:table-cell>
          <table:table-cell table:formula="of:=COUNTIFS([.$I$5:.$I$505];&quot;&lt;&quot;&amp;[.$I339];[.$G$5:.$G$505];[.$G339];[.$H$5:.$H$505];[.$H339])+1" office:value-type="string" office:string-value="" calcext:value-type="error">
            <text:p>#NV</text:p>
          </table:table-cell>
          <table:table-cell table:formula="of:=COUNTIFS([.$I$5:.$I$505];&quot;&lt;&quot;&amp;[.$I339];[.$G$5:.$G$505];[.$G339];[.E$5:.$E$505];[.$E339])+1" office:value-type="string" office:string-value="" calcext:value-type="error">
            <text:p>#NV</text:p>
          </table:table-cell>
          <table:table-cell table:number-columns-repeated="15"/>
        </table:table-row>
        <table:table-row table:style-name="ro1">
          <table:table-cell table:number-columns-repeated="7"/>
          <table:table-cell table:formula="of:=IF(             OR           (     NOT(ISNA(VLOOKUP([.D340];[Veranstaltung.$E$10:.$E$99];1;0)));     NOT(ISNA(VLOOKUP([.D340];[Veranstaltung.$G$10:.$G$99];1;0)))   );   [.D340];   IF(     OR(N([.D340])=0;ISBLANK([.E340]));     &quot;&quot;;  VLOOKUP(       JahrDerVeranstaltung-IF(N([.D340])&lt;3000;[.D340];YEAR([.D340]));       [Veranstaltung.$C$10:.$H$99];       IF(LOWER([.E340])=&quot;m&quot;;3;5);       1     )   )  )">
            <text:p/>
          </table:table-cell>
          <table:table-cell table:formula="of:=VLOOKUP([.A340];[Zeitnahme.$A$5:.$B$505];2;0)" office:value-type="string" office:string-value="" calcext:value-type="error">
            <text:p>#NV</text:p>
          </table:table-cell>
          <table:table-cell table:formula="of:=COUNTIFS([.$I$5:.$I$505];&quot;&lt;&quot;&amp;[.$I340];[.$G$5:.$G$505];[.$G340];[.$H$5:.$H$505];[.$H340])+1" office:value-type="string" office:string-value="" calcext:value-type="error">
            <text:p>#NV</text:p>
          </table:table-cell>
          <table:table-cell table:formula="of:=COUNTIFS([.$I$5:.$I$505];&quot;&lt;&quot;&amp;[.$I340];[.$G$5:.$G$505];[.$G340];[.E$5:.$E$505];[.$E340])+1" office:value-type="string" office:string-value="" calcext:value-type="error">
            <text:p>#NV</text:p>
          </table:table-cell>
          <table:table-cell table:number-columns-repeated="15"/>
        </table:table-row>
        <table:table-row table:style-name="ro1">
          <table:table-cell table:number-columns-repeated="7"/>
          <table:table-cell table:formula="of:=IF(             OR           (     NOT(ISNA(VLOOKUP([.D341];[Veranstaltung.$E$10:.$E$99];1;0)));     NOT(ISNA(VLOOKUP([.D341];[Veranstaltung.$G$10:.$G$99];1;0)))   );   [.D341];   IF(     OR(N([.D341])=0;ISBLANK([.E341]));     &quot;&quot;;  VLOOKUP(       JahrDerVeranstaltung-IF(N([.D341])&lt;3000;[.D341];YEAR([.D341]));       [Veranstaltung.$C$10:.$H$99];       IF(LOWER([.E341])=&quot;m&quot;;3;5);       1     )   )  )">
            <text:p/>
          </table:table-cell>
          <table:table-cell table:formula="of:=VLOOKUP([.A341];[Zeitnahme.$A$5:.$B$505];2;0)" office:value-type="string" office:string-value="" calcext:value-type="error">
            <text:p>#NV</text:p>
          </table:table-cell>
          <table:table-cell table:formula="of:=COUNTIFS([.$I$5:.$I$505];&quot;&lt;&quot;&amp;[.$I341];[.$G$5:.$G$505];[.$G341];[.$H$5:.$H$505];[.$H341])+1" office:value-type="string" office:string-value="" calcext:value-type="error">
            <text:p>#NV</text:p>
          </table:table-cell>
          <table:table-cell table:formula="of:=COUNTIFS([.$I$5:.$I$505];&quot;&lt;&quot;&amp;[.$I341];[.$G$5:.$G$505];[.$G341];[.E$5:.$E$505];[.$E341])+1" office:value-type="string" office:string-value="" calcext:value-type="error">
            <text:p>#NV</text:p>
          </table:table-cell>
          <table:table-cell table:number-columns-repeated="15"/>
        </table:table-row>
        <table:table-row table:style-name="ro1">
          <table:table-cell table:number-columns-repeated="7"/>
          <table:table-cell table:formula="of:=IF(             OR           (     NOT(ISNA(VLOOKUP([.D342];[Veranstaltung.$E$10:.$E$99];1;0)));     NOT(ISNA(VLOOKUP([.D342];[Veranstaltung.$G$10:.$G$99];1;0)))   );   [.D342];   IF(     OR(N([.D342])=0;ISBLANK([.E342]));     &quot;&quot;;  VLOOKUP(       JahrDerVeranstaltung-IF(N([.D342])&lt;3000;[.D342];YEAR([.D342]));       [Veranstaltung.$C$10:.$H$99];       IF(LOWER([.E342])=&quot;m&quot;;3;5);       1     )   )  )">
            <text:p/>
          </table:table-cell>
          <table:table-cell table:formula="of:=VLOOKUP([.A342];[Zeitnahme.$A$5:.$B$505];2;0)" office:value-type="string" office:string-value="" calcext:value-type="error">
            <text:p>#NV</text:p>
          </table:table-cell>
          <table:table-cell table:formula="of:=COUNTIFS([.$I$5:.$I$505];&quot;&lt;&quot;&amp;[.$I342];[.$G$5:.$G$505];[.$G342];[.$H$5:.$H$505];[.$H342])+1" office:value-type="string" office:string-value="" calcext:value-type="error">
            <text:p>#NV</text:p>
          </table:table-cell>
          <table:table-cell table:formula="of:=COUNTIFS([.$I$5:.$I$505];&quot;&lt;&quot;&amp;[.$I342];[.$G$5:.$G$505];[.$G342];[.E$5:.$E$505];[.$E342])+1" office:value-type="string" office:string-value="" calcext:value-type="error">
            <text:p>#NV</text:p>
          </table:table-cell>
          <table:table-cell table:number-columns-repeated="15"/>
        </table:table-row>
        <table:table-row table:style-name="ro1">
          <table:table-cell table:number-columns-repeated="7"/>
          <table:table-cell table:formula="of:=IF(             OR           (     NOT(ISNA(VLOOKUP([.D343];[Veranstaltung.$E$10:.$E$99];1;0)));     NOT(ISNA(VLOOKUP([.D343];[Veranstaltung.$G$10:.$G$99];1;0)))   );   [.D343];   IF(     OR(N([.D343])=0;ISBLANK([.E343]));     &quot;&quot;;  VLOOKUP(       JahrDerVeranstaltung-IF(N([.D343])&lt;3000;[.D343];YEAR([.D343]));       [Veranstaltung.$C$10:.$H$99];       IF(LOWER([.E343])=&quot;m&quot;;3;5);       1     )   )  )">
            <text:p/>
          </table:table-cell>
          <table:table-cell table:formula="of:=VLOOKUP([.A343];[Zeitnahme.$A$5:.$B$505];2;0)" office:value-type="string" office:string-value="" calcext:value-type="error">
            <text:p>#NV</text:p>
          </table:table-cell>
          <table:table-cell table:formula="of:=COUNTIFS([.$I$5:.$I$505];&quot;&lt;&quot;&amp;[.$I343];[.$G$5:.$G$505];[.$G343];[.$H$5:.$H$505];[.$H343])+1" office:value-type="string" office:string-value="" calcext:value-type="error">
            <text:p>#NV</text:p>
          </table:table-cell>
          <table:table-cell table:formula="of:=COUNTIFS([.$I$5:.$I$505];&quot;&lt;&quot;&amp;[.$I343];[.$G$5:.$G$505];[.$G343];[.E$5:.$E$505];[.$E343])+1" office:value-type="string" office:string-value="" calcext:value-type="error">
            <text:p>#NV</text:p>
          </table:table-cell>
          <table:table-cell table:number-columns-repeated="15"/>
        </table:table-row>
        <table:table-row table:style-name="ro1">
          <table:table-cell table:number-columns-repeated="7"/>
          <table:table-cell table:formula="of:=IF(             OR           (     NOT(ISNA(VLOOKUP([.D344];[Veranstaltung.$E$10:.$E$99];1;0)));     NOT(ISNA(VLOOKUP([.D344];[Veranstaltung.$G$10:.$G$99];1;0)))   );   [.D344];   IF(     OR(N([.D344])=0;ISBLANK([.E344]));     &quot;&quot;;  VLOOKUP(       JahrDerVeranstaltung-IF(N([.D344])&lt;3000;[.D344];YEAR([.D344]));       [Veranstaltung.$C$10:.$H$99];       IF(LOWER([.E344])=&quot;m&quot;;3;5);       1     )   )  )">
            <text:p/>
          </table:table-cell>
          <table:table-cell table:formula="of:=VLOOKUP([.A344];[Zeitnahme.$A$5:.$B$505];2;0)" office:value-type="string" office:string-value="" calcext:value-type="error">
            <text:p>#NV</text:p>
          </table:table-cell>
          <table:table-cell table:formula="of:=COUNTIFS([.$I$5:.$I$505];&quot;&lt;&quot;&amp;[.$I344];[.$G$5:.$G$505];[.$G344];[.$H$5:.$H$505];[.$H344])+1" office:value-type="string" office:string-value="" calcext:value-type="error">
            <text:p>#NV</text:p>
          </table:table-cell>
          <table:table-cell table:formula="of:=COUNTIFS([.$I$5:.$I$505];&quot;&lt;&quot;&amp;[.$I344];[.$G$5:.$G$505];[.$G344];[.E$5:.$E$505];[.$E344])+1" office:value-type="string" office:string-value="" calcext:value-type="error">
            <text:p>#NV</text:p>
          </table:table-cell>
          <table:table-cell table:number-columns-repeated="15"/>
        </table:table-row>
        <table:table-row table:style-name="ro1">
          <table:table-cell table:number-columns-repeated="7"/>
          <table:table-cell table:formula="of:=IF(             OR           (     NOT(ISNA(VLOOKUP([.D345];[Veranstaltung.$E$10:.$E$99];1;0)));     NOT(ISNA(VLOOKUP([.D345];[Veranstaltung.$G$10:.$G$99];1;0)))   );   [.D345];   IF(     OR(N([.D345])=0;ISBLANK([.E345]));     &quot;&quot;;  VLOOKUP(       JahrDerVeranstaltung-IF(N([.D345])&lt;3000;[.D345];YEAR([.D345]));       [Veranstaltung.$C$10:.$H$99];       IF(LOWER([.E345])=&quot;m&quot;;3;5);       1     )   )  )">
            <text:p/>
          </table:table-cell>
          <table:table-cell table:formula="of:=VLOOKUP([.A345];[Zeitnahme.$A$5:.$B$505];2;0)" office:value-type="string" office:string-value="" calcext:value-type="error">
            <text:p>#NV</text:p>
          </table:table-cell>
          <table:table-cell table:formula="of:=COUNTIFS([.$I$5:.$I$505];&quot;&lt;&quot;&amp;[.$I345];[.$G$5:.$G$505];[.$G345];[.$H$5:.$H$505];[.$H345])+1" office:value-type="string" office:string-value="" calcext:value-type="error">
            <text:p>#NV</text:p>
          </table:table-cell>
          <table:table-cell table:formula="of:=COUNTIFS([.$I$5:.$I$505];&quot;&lt;&quot;&amp;[.$I345];[.$G$5:.$G$505];[.$G345];[.E$5:.$E$505];[.$E345])+1" office:value-type="string" office:string-value="" calcext:value-type="error">
            <text:p>#NV</text:p>
          </table:table-cell>
          <table:table-cell table:number-columns-repeated="15"/>
        </table:table-row>
        <table:table-row table:style-name="ro1">
          <table:table-cell table:number-columns-repeated="7"/>
          <table:table-cell table:formula="of:=IF(             OR           (     NOT(ISNA(VLOOKUP([.D346];[Veranstaltung.$E$10:.$E$99];1;0)));     NOT(ISNA(VLOOKUP([.D346];[Veranstaltung.$G$10:.$G$99];1;0)))   );   [.D346];   IF(     OR(N([.D346])=0;ISBLANK([.E346]));     &quot;&quot;;  VLOOKUP(       JahrDerVeranstaltung-IF(N([.D346])&lt;3000;[.D346];YEAR([.D346]));       [Veranstaltung.$C$10:.$H$99];       IF(LOWER([.E346])=&quot;m&quot;;3;5);       1     )   )  )">
            <text:p/>
          </table:table-cell>
          <table:table-cell table:formula="of:=VLOOKUP([.A346];[Zeitnahme.$A$5:.$B$505];2;0)" office:value-type="string" office:string-value="" calcext:value-type="error">
            <text:p>#NV</text:p>
          </table:table-cell>
          <table:table-cell table:formula="of:=COUNTIFS([.$I$5:.$I$505];&quot;&lt;&quot;&amp;[.$I346];[.$G$5:.$G$505];[.$G346];[.$H$5:.$H$505];[.$H346])+1" office:value-type="string" office:string-value="" calcext:value-type="error">
            <text:p>#NV</text:p>
          </table:table-cell>
          <table:table-cell table:formula="of:=COUNTIFS([.$I$5:.$I$505];&quot;&lt;&quot;&amp;[.$I346];[.$G$5:.$G$505];[.$G346];[.E$5:.$E$505];[.$E346])+1" office:value-type="string" office:string-value="" calcext:value-type="error">
            <text:p>#NV</text:p>
          </table:table-cell>
          <table:table-cell table:number-columns-repeated="15"/>
        </table:table-row>
        <table:table-row table:style-name="ro1">
          <table:table-cell table:number-columns-repeated="7"/>
          <table:table-cell table:formula="of:=IF(             OR           (     NOT(ISNA(VLOOKUP([.D347];[Veranstaltung.$E$10:.$E$99];1;0)));     NOT(ISNA(VLOOKUP([.D347];[Veranstaltung.$G$10:.$G$99];1;0)))   );   [.D347];   IF(     OR(N([.D347])=0;ISBLANK([.E347]));     &quot;&quot;;  VLOOKUP(       JahrDerVeranstaltung-IF(N([.D347])&lt;3000;[.D347];YEAR([.D347]));       [Veranstaltung.$C$10:.$H$99];       IF(LOWER([.E347])=&quot;m&quot;;3;5);       1     )   )  )">
            <text:p/>
          </table:table-cell>
          <table:table-cell table:formula="of:=VLOOKUP([.A347];[Zeitnahme.$A$5:.$B$505];2;0)" office:value-type="string" office:string-value="" calcext:value-type="error">
            <text:p>#NV</text:p>
          </table:table-cell>
          <table:table-cell table:formula="of:=COUNTIFS([.$I$5:.$I$505];&quot;&lt;&quot;&amp;[.$I347];[.$G$5:.$G$505];[.$G347];[.$H$5:.$H$505];[.$H347])+1" office:value-type="string" office:string-value="" calcext:value-type="error">
            <text:p>#NV</text:p>
          </table:table-cell>
          <table:table-cell table:formula="of:=COUNTIFS([.$I$5:.$I$505];&quot;&lt;&quot;&amp;[.$I347];[.$G$5:.$G$505];[.$G347];[.E$5:.$E$505];[.$E347])+1" office:value-type="string" office:string-value="" calcext:value-type="error">
            <text:p>#NV</text:p>
          </table:table-cell>
          <table:table-cell table:number-columns-repeated="15"/>
        </table:table-row>
        <table:table-row table:style-name="ro1">
          <table:table-cell table:number-columns-repeated="7"/>
          <table:table-cell table:formula="of:=IF(             OR           (     NOT(ISNA(VLOOKUP([.D348];[Veranstaltung.$E$10:.$E$99];1;0)));     NOT(ISNA(VLOOKUP([.D348];[Veranstaltung.$G$10:.$G$99];1;0)))   );   [.D348];   IF(     OR(N([.D348])=0;ISBLANK([.E348]));     &quot;&quot;;  VLOOKUP(       JahrDerVeranstaltung-IF(N([.D348])&lt;3000;[.D348];YEAR([.D348]));       [Veranstaltung.$C$10:.$H$99];       IF(LOWER([.E348])=&quot;m&quot;;3;5);       1     )   )  )">
            <text:p/>
          </table:table-cell>
          <table:table-cell table:formula="of:=VLOOKUP([.A348];[Zeitnahme.$A$5:.$B$505];2;0)" office:value-type="string" office:string-value="" calcext:value-type="error">
            <text:p>#NV</text:p>
          </table:table-cell>
          <table:table-cell table:formula="of:=COUNTIFS([.$I$5:.$I$505];&quot;&lt;&quot;&amp;[.$I348];[.$G$5:.$G$505];[.$G348];[.$H$5:.$H$505];[.$H348])+1" office:value-type="string" office:string-value="" calcext:value-type="error">
            <text:p>#NV</text:p>
          </table:table-cell>
          <table:table-cell table:formula="of:=COUNTIFS([.$I$5:.$I$505];&quot;&lt;&quot;&amp;[.$I348];[.$G$5:.$G$505];[.$G348];[.E$5:.$E$505];[.$E348])+1" office:value-type="string" office:string-value="" calcext:value-type="error">
            <text:p>#NV</text:p>
          </table:table-cell>
          <table:table-cell table:number-columns-repeated="15"/>
        </table:table-row>
        <table:table-row table:style-name="ro1">
          <table:table-cell table:number-columns-repeated="7"/>
          <table:table-cell table:formula="of:=IF(             OR           (     NOT(ISNA(VLOOKUP([.D349];[Veranstaltung.$E$10:.$E$99];1;0)));     NOT(ISNA(VLOOKUP([.D349];[Veranstaltung.$G$10:.$G$99];1;0)))   );   [.D349];   IF(     OR(N([.D349])=0;ISBLANK([.E349]));     &quot;&quot;;  VLOOKUP(       JahrDerVeranstaltung-IF(N([.D349])&lt;3000;[.D349];YEAR([.D349]));       [Veranstaltung.$C$10:.$H$99];       IF(LOWER([.E349])=&quot;m&quot;;3;5);       1     )   )  )">
            <text:p/>
          </table:table-cell>
          <table:table-cell table:formula="of:=VLOOKUP([.A349];[Zeitnahme.$A$5:.$B$505];2;0)" office:value-type="string" office:string-value="" calcext:value-type="error">
            <text:p>#NV</text:p>
          </table:table-cell>
          <table:table-cell table:formula="of:=COUNTIFS([.$I$5:.$I$505];&quot;&lt;&quot;&amp;[.$I349];[.$G$5:.$G$505];[.$G349];[.$H$5:.$H$505];[.$H349])+1" office:value-type="string" office:string-value="" calcext:value-type="error">
            <text:p>#NV</text:p>
          </table:table-cell>
          <table:table-cell table:formula="of:=COUNTIFS([.$I$5:.$I$505];&quot;&lt;&quot;&amp;[.$I349];[.$G$5:.$G$505];[.$G349];[.E$5:.$E$505];[.$E349])+1" office:value-type="string" office:string-value="" calcext:value-type="error">
            <text:p>#NV</text:p>
          </table:table-cell>
          <table:table-cell table:number-columns-repeated="15"/>
        </table:table-row>
        <table:table-row table:style-name="ro1">
          <table:table-cell table:number-columns-repeated="7"/>
          <table:table-cell table:formula="of:=IF(             OR           (     NOT(ISNA(VLOOKUP([.D350];[Veranstaltung.$E$10:.$E$99];1;0)));     NOT(ISNA(VLOOKUP([.D350];[Veranstaltung.$G$10:.$G$99];1;0)))   );   [.D350];   IF(     OR(N([.D350])=0;ISBLANK([.E350]));     &quot;&quot;;  VLOOKUP(       JahrDerVeranstaltung-IF(N([.D350])&lt;3000;[.D350];YEAR([.D350]));       [Veranstaltung.$C$10:.$H$99];       IF(LOWER([.E350])=&quot;m&quot;;3;5);       1     )   )  )">
            <text:p/>
          </table:table-cell>
          <table:table-cell table:formula="of:=VLOOKUP([.A350];[Zeitnahme.$A$5:.$B$505];2;0)" office:value-type="string" office:string-value="" calcext:value-type="error">
            <text:p>#NV</text:p>
          </table:table-cell>
          <table:table-cell table:formula="of:=COUNTIFS([.$I$5:.$I$505];&quot;&lt;&quot;&amp;[.$I350];[.$G$5:.$G$505];[.$G350];[.$H$5:.$H$505];[.$H350])+1" office:value-type="string" office:string-value="" calcext:value-type="error">
            <text:p>#NV</text:p>
          </table:table-cell>
          <table:table-cell table:formula="of:=COUNTIFS([.$I$5:.$I$505];&quot;&lt;&quot;&amp;[.$I350];[.$G$5:.$G$505];[.$G350];[.E$5:.$E$505];[.$E350])+1" office:value-type="string" office:string-value="" calcext:value-type="error">
            <text:p>#NV</text:p>
          </table:table-cell>
          <table:table-cell table:number-columns-repeated="15"/>
        </table:table-row>
        <table:table-row table:style-name="ro1">
          <table:table-cell table:number-columns-repeated="7"/>
          <table:table-cell table:formula="of:=IF(             OR           (     NOT(ISNA(VLOOKUP([.D351];[Veranstaltung.$E$10:.$E$99];1;0)));     NOT(ISNA(VLOOKUP([.D351];[Veranstaltung.$G$10:.$G$99];1;0)))   );   [.D351];   IF(     OR(N([.D351])=0;ISBLANK([.E351]));     &quot;&quot;;  VLOOKUP(       JahrDerVeranstaltung-IF(N([.D351])&lt;3000;[.D351];YEAR([.D351]));       [Veranstaltung.$C$10:.$H$99];       IF(LOWER([.E351])=&quot;m&quot;;3;5);       1     )   )  )">
            <text:p/>
          </table:table-cell>
          <table:table-cell table:formula="of:=VLOOKUP([.A351];[Zeitnahme.$A$5:.$B$505];2;0)" office:value-type="string" office:string-value="" calcext:value-type="error">
            <text:p>#NV</text:p>
          </table:table-cell>
          <table:table-cell table:formula="of:=COUNTIFS([.$I$5:.$I$505];&quot;&lt;&quot;&amp;[.$I351];[.$G$5:.$G$505];[.$G351];[.$H$5:.$H$505];[.$H351])+1" office:value-type="string" office:string-value="" calcext:value-type="error">
            <text:p>#NV</text:p>
          </table:table-cell>
          <table:table-cell table:formula="of:=COUNTIFS([.$I$5:.$I$505];&quot;&lt;&quot;&amp;[.$I351];[.$G$5:.$G$505];[.$G351];[.E$5:.$E$505];[.$E351])+1" office:value-type="string" office:string-value="" calcext:value-type="error">
            <text:p>#NV</text:p>
          </table:table-cell>
          <table:table-cell table:number-columns-repeated="15"/>
        </table:table-row>
        <table:table-row table:style-name="ro1">
          <table:table-cell table:number-columns-repeated="7"/>
          <table:table-cell table:formula="of:=IF(             OR           (     NOT(ISNA(VLOOKUP([.D352];[Veranstaltung.$E$10:.$E$99];1;0)));     NOT(ISNA(VLOOKUP([.D352];[Veranstaltung.$G$10:.$G$99];1;0)))   );   [.D352];   IF(     OR(N([.D352])=0;ISBLANK([.E352]));     &quot;&quot;;  VLOOKUP(       JahrDerVeranstaltung-IF(N([.D352])&lt;3000;[.D352];YEAR([.D352]));       [Veranstaltung.$C$10:.$H$99];       IF(LOWER([.E352])=&quot;m&quot;;3;5);       1     )   )  )">
            <text:p/>
          </table:table-cell>
          <table:table-cell table:formula="of:=VLOOKUP([.A352];[Zeitnahme.$A$5:.$B$505];2;0)" office:value-type="string" office:string-value="" calcext:value-type="error">
            <text:p>#NV</text:p>
          </table:table-cell>
          <table:table-cell table:formula="of:=COUNTIFS([.$I$5:.$I$505];&quot;&lt;&quot;&amp;[.$I352];[.$G$5:.$G$505];[.$G352];[.$H$5:.$H$505];[.$H352])+1" office:value-type="string" office:string-value="" calcext:value-type="error">
            <text:p>#NV</text:p>
          </table:table-cell>
          <table:table-cell table:formula="of:=COUNTIFS([.$I$5:.$I$505];&quot;&lt;&quot;&amp;[.$I352];[.$G$5:.$G$505];[.$G352];[.E$5:.$E$505];[.$E352])+1" office:value-type="string" office:string-value="" calcext:value-type="error">
            <text:p>#NV</text:p>
          </table:table-cell>
          <table:table-cell table:number-columns-repeated="15"/>
        </table:table-row>
        <table:table-row table:style-name="ro1">
          <table:table-cell table:number-columns-repeated="7"/>
          <table:table-cell table:formula="of:=IF(             OR           (     NOT(ISNA(VLOOKUP([.D353];[Veranstaltung.$E$10:.$E$99];1;0)));     NOT(ISNA(VLOOKUP([.D353];[Veranstaltung.$G$10:.$G$99];1;0)))   );   [.D353];   IF(     OR(N([.D353])=0;ISBLANK([.E353]));     &quot;&quot;;  VLOOKUP(       JahrDerVeranstaltung-IF(N([.D353])&lt;3000;[.D353];YEAR([.D353]));       [Veranstaltung.$C$10:.$H$99];       IF(LOWER([.E353])=&quot;m&quot;;3;5);       1     )   )  )">
            <text:p/>
          </table:table-cell>
          <table:table-cell table:formula="of:=VLOOKUP([.A353];[Zeitnahme.$A$5:.$B$505];2;0)" office:value-type="string" office:string-value="" calcext:value-type="error">
            <text:p>#NV</text:p>
          </table:table-cell>
          <table:table-cell table:formula="of:=COUNTIFS([.$I$5:.$I$505];&quot;&lt;&quot;&amp;[.$I353];[.$G$5:.$G$505];[.$G353];[.$H$5:.$H$505];[.$H353])+1" office:value-type="string" office:string-value="" calcext:value-type="error">
            <text:p>#NV</text:p>
          </table:table-cell>
          <table:table-cell table:formula="of:=COUNTIFS([.$I$5:.$I$505];&quot;&lt;&quot;&amp;[.$I353];[.$G$5:.$G$505];[.$G353];[.E$5:.$E$505];[.$E353])+1" office:value-type="string" office:string-value="" calcext:value-type="error">
            <text:p>#NV</text:p>
          </table:table-cell>
          <table:table-cell table:number-columns-repeated="15"/>
        </table:table-row>
        <table:table-row table:style-name="ro1">
          <table:table-cell table:number-columns-repeated="7"/>
          <table:table-cell table:formula="of:=IF(             OR           (     NOT(ISNA(VLOOKUP([.D354];[Veranstaltung.$E$10:.$E$99];1;0)));     NOT(ISNA(VLOOKUP([.D354];[Veranstaltung.$G$10:.$G$99];1;0)))   );   [.D354];   IF(     OR(N([.D354])=0;ISBLANK([.E354]));     &quot;&quot;;  VLOOKUP(       JahrDerVeranstaltung-IF(N([.D354])&lt;3000;[.D354];YEAR([.D354]));       [Veranstaltung.$C$10:.$H$99];       IF(LOWER([.E354])=&quot;m&quot;;3;5);       1     )   )  )">
            <text:p/>
          </table:table-cell>
          <table:table-cell table:formula="of:=VLOOKUP([.A354];[Zeitnahme.$A$5:.$B$505];2;0)" office:value-type="string" office:string-value="" calcext:value-type="error">
            <text:p>#NV</text:p>
          </table:table-cell>
          <table:table-cell table:formula="of:=COUNTIFS([.$I$5:.$I$505];&quot;&lt;&quot;&amp;[.$I354];[.$G$5:.$G$505];[.$G354];[.$H$5:.$H$505];[.$H354])+1" office:value-type="string" office:string-value="" calcext:value-type="error">
            <text:p>#NV</text:p>
          </table:table-cell>
          <table:table-cell table:formula="of:=COUNTIFS([.$I$5:.$I$505];&quot;&lt;&quot;&amp;[.$I354];[.$G$5:.$G$505];[.$G354];[.E$5:.$E$505];[.$E354])+1" office:value-type="string" office:string-value="" calcext:value-type="error">
            <text:p>#NV</text:p>
          </table:table-cell>
          <table:table-cell table:number-columns-repeated="15"/>
        </table:table-row>
        <table:table-row table:style-name="ro1">
          <table:table-cell table:number-columns-repeated="7"/>
          <table:table-cell table:formula="of:=IF(             OR           (     NOT(ISNA(VLOOKUP([.D355];[Veranstaltung.$E$10:.$E$99];1;0)));     NOT(ISNA(VLOOKUP([.D355];[Veranstaltung.$G$10:.$G$99];1;0)))   );   [.D355];   IF(     OR(N([.D355])=0;ISBLANK([.E355]));     &quot;&quot;;  VLOOKUP(       JahrDerVeranstaltung-IF(N([.D355])&lt;3000;[.D355];YEAR([.D355]));       [Veranstaltung.$C$10:.$H$99];       IF(LOWER([.E355])=&quot;m&quot;;3;5);       1     )   )  )">
            <text:p/>
          </table:table-cell>
          <table:table-cell table:formula="of:=VLOOKUP([.A355];[Zeitnahme.$A$5:.$B$505];2;0)" office:value-type="string" office:string-value="" calcext:value-type="error">
            <text:p>#NV</text:p>
          </table:table-cell>
          <table:table-cell table:formula="of:=COUNTIFS([.$I$5:.$I$505];&quot;&lt;&quot;&amp;[.$I355];[.$G$5:.$G$505];[.$G355];[.$H$5:.$H$505];[.$H355])+1" office:value-type="string" office:string-value="" calcext:value-type="error">
            <text:p>#NV</text:p>
          </table:table-cell>
          <table:table-cell table:formula="of:=COUNTIFS([.$I$5:.$I$505];&quot;&lt;&quot;&amp;[.$I355];[.$G$5:.$G$505];[.$G355];[.E$5:.$E$505];[.$E355])+1" office:value-type="string" office:string-value="" calcext:value-type="error">
            <text:p>#NV</text:p>
          </table:table-cell>
          <table:table-cell table:number-columns-repeated="15"/>
        </table:table-row>
        <table:table-row table:style-name="ro1">
          <table:table-cell table:number-columns-repeated="7"/>
          <table:table-cell table:formula="of:=IF(             OR           (     NOT(ISNA(VLOOKUP([.D356];[Veranstaltung.$E$10:.$E$99];1;0)));     NOT(ISNA(VLOOKUP([.D356];[Veranstaltung.$G$10:.$G$99];1;0)))   );   [.D356];   IF(     OR(N([.D356])=0;ISBLANK([.E356]));     &quot;&quot;;  VLOOKUP(       JahrDerVeranstaltung-IF(N([.D356])&lt;3000;[.D356];YEAR([.D356]));       [Veranstaltung.$C$10:.$H$99];       IF(LOWER([.E356])=&quot;m&quot;;3;5);       1     )   )  )">
            <text:p/>
          </table:table-cell>
          <table:table-cell table:formula="of:=VLOOKUP([.A356];[Zeitnahme.$A$5:.$B$505];2;0)" office:value-type="string" office:string-value="" calcext:value-type="error">
            <text:p>#NV</text:p>
          </table:table-cell>
          <table:table-cell table:formula="of:=COUNTIFS([.$I$5:.$I$505];&quot;&lt;&quot;&amp;[.$I356];[.$G$5:.$G$505];[.$G356];[.$H$5:.$H$505];[.$H356])+1" office:value-type="string" office:string-value="" calcext:value-type="error">
            <text:p>#NV</text:p>
          </table:table-cell>
          <table:table-cell table:formula="of:=COUNTIFS([.$I$5:.$I$505];&quot;&lt;&quot;&amp;[.$I356];[.$G$5:.$G$505];[.$G356];[.E$5:.$E$505];[.$E356])+1" office:value-type="string" office:string-value="" calcext:value-type="error">
            <text:p>#NV</text:p>
          </table:table-cell>
          <table:table-cell table:number-columns-repeated="15"/>
        </table:table-row>
        <table:table-row table:style-name="ro1">
          <table:table-cell table:number-columns-repeated="7"/>
          <table:table-cell table:formula="of:=IF(             OR           (     NOT(ISNA(VLOOKUP([.D357];[Veranstaltung.$E$10:.$E$99];1;0)));     NOT(ISNA(VLOOKUP([.D357];[Veranstaltung.$G$10:.$G$99];1;0)))   );   [.D357];   IF(     OR(N([.D357])=0;ISBLANK([.E357]));     &quot;&quot;;  VLOOKUP(       JahrDerVeranstaltung-IF(N([.D357])&lt;3000;[.D357];YEAR([.D357]));       [Veranstaltung.$C$10:.$H$99];       IF(LOWER([.E357])=&quot;m&quot;;3;5);       1     )   )  )">
            <text:p/>
          </table:table-cell>
          <table:table-cell table:formula="of:=VLOOKUP([.A357];[Zeitnahme.$A$5:.$B$505];2;0)" office:value-type="string" office:string-value="" calcext:value-type="error">
            <text:p>#NV</text:p>
          </table:table-cell>
          <table:table-cell table:formula="of:=COUNTIFS([.$I$5:.$I$505];&quot;&lt;&quot;&amp;[.$I357];[.$G$5:.$G$505];[.$G357];[.$H$5:.$H$505];[.$H357])+1" office:value-type="string" office:string-value="" calcext:value-type="error">
            <text:p>#NV</text:p>
          </table:table-cell>
          <table:table-cell table:formula="of:=COUNTIFS([.$I$5:.$I$505];&quot;&lt;&quot;&amp;[.$I357];[.$G$5:.$G$505];[.$G357];[.E$5:.$E$505];[.$E357])+1" office:value-type="string" office:string-value="" calcext:value-type="error">
            <text:p>#NV</text:p>
          </table:table-cell>
          <table:table-cell table:number-columns-repeated="15"/>
        </table:table-row>
        <table:table-row table:style-name="ro1">
          <table:table-cell table:number-columns-repeated="7"/>
          <table:table-cell table:formula="of:=IF(             OR           (     NOT(ISNA(VLOOKUP([.D358];[Veranstaltung.$E$10:.$E$99];1;0)));     NOT(ISNA(VLOOKUP([.D358];[Veranstaltung.$G$10:.$G$99];1;0)))   );   [.D358];   IF(     OR(N([.D358])=0;ISBLANK([.E358]));     &quot;&quot;;  VLOOKUP(       JahrDerVeranstaltung-IF(N([.D358])&lt;3000;[.D358];YEAR([.D358]));       [Veranstaltung.$C$10:.$H$99];       IF(LOWER([.E358])=&quot;m&quot;;3;5);       1     )   )  )">
            <text:p/>
          </table:table-cell>
          <table:table-cell table:formula="of:=VLOOKUP([.A358];[Zeitnahme.$A$5:.$B$505];2;0)" office:value-type="string" office:string-value="" calcext:value-type="error">
            <text:p>#NV</text:p>
          </table:table-cell>
          <table:table-cell table:formula="of:=COUNTIFS([.$I$5:.$I$505];&quot;&lt;&quot;&amp;[.$I358];[.$G$5:.$G$505];[.$G358];[.$H$5:.$H$505];[.$H358])+1" office:value-type="string" office:string-value="" calcext:value-type="error">
            <text:p>#NV</text:p>
          </table:table-cell>
          <table:table-cell table:formula="of:=COUNTIFS([.$I$5:.$I$505];&quot;&lt;&quot;&amp;[.$I358];[.$G$5:.$G$505];[.$G358];[.E$5:.$E$505];[.$E358])+1" office:value-type="string" office:string-value="" calcext:value-type="error">
            <text:p>#NV</text:p>
          </table:table-cell>
          <table:table-cell table:number-columns-repeated="15"/>
        </table:table-row>
        <table:table-row table:style-name="ro1">
          <table:table-cell table:number-columns-repeated="7"/>
          <table:table-cell table:formula="of:=IF(             OR           (     NOT(ISNA(VLOOKUP([.D359];[Veranstaltung.$E$10:.$E$99];1;0)));     NOT(ISNA(VLOOKUP([.D359];[Veranstaltung.$G$10:.$G$99];1;0)))   );   [.D359];   IF(     OR(N([.D359])=0;ISBLANK([.E359]));     &quot;&quot;;  VLOOKUP(       JahrDerVeranstaltung-IF(N([.D359])&lt;3000;[.D359];YEAR([.D359]));       [Veranstaltung.$C$10:.$H$99];       IF(LOWER([.E359])=&quot;m&quot;;3;5);       1     )   )  )">
            <text:p/>
          </table:table-cell>
          <table:table-cell table:formula="of:=VLOOKUP([.A359];[Zeitnahme.$A$5:.$B$505];2;0)" office:value-type="string" office:string-value="" calcext:value-type="error">
            <text:p>#NV</text:p>
          </table:table-cell>
          <table:table-cell table:formula="of:=COUNTIFS([.$I$5:.$I$505];&quot;&lt;&quot;&amp;[.$I359];[.$G$5:.$G$505];[.$G359];[.$H$5:.$H$505];[.$H359])+1" office:value-type="string" office:string-value="" calcext:value-type="error">
            <text:p>#NV</text:p>
          </table:table-cell>
          <table:table-cell table:formula="of:=COUNTIFS([.$I$5:.$I$505];&quot;&lt;&quot;&amp;[.$I359];[.$G$5:.$G$505];[.$G359];[.E$5:.$E$505];[.$E359])+1" office:value-type="string" office:string-value="" calcext:value-type="error">
            <text:p>#NV</text:p>
          </table:table-cell>
          <table:table-cell table:number-columns-repeated="15"/>
        </table:table-row>
        <table:table-row table:style-name="ro1">
          <table:table-cell table:number-columns-repeated="7"/>
          <table:table-cell table:formula="of:=IF(             OR           (     NOT(ISNA(VLOOKUP([.D360];[Veranstaltung.$E$10:.$E$99];1;0)));     NOT(ISNA(VLOOKUP([.D360];[Veranstaltung.$G$10:.$G$99];1;0)))   );   [.D360];   IF(     OR(N([.D360])=0;ISBLANK([.E360]));     &quot;&quot;;  VLOOKUP(       JahrDerVeranstaltung-IF(N([.D360])&lt;3000;[.D360];YEAR([.D360]));       [Veranstaltung.$C$10:.$H$99];       IF(LOWER([.E360])=&quot;m&quot;;3;5);       1     )   )  )">
            <text:p/>
          </table:table-cell>
          <table:table-cell table:formula="of:=VLOOKUP([.A360];[Zeitnahme.$A$5:.$B$505];2;0)" office:value-type="string" office:string-value="" calcext:value-type="error">
            <text:p>#NV</text:p>
          </table:table-cell>
          <table:table-cell table:formula="of:=COUNTIFS([.$I$5:.$I$505];&quot;&lt;&quot;&amp;[.$I360];[.$G$5:.$G$505];[.$G360];[.$H$5:.$H$505];[.$H360])+1" office:value-type="string" office:string-value="" calcext:value-type="error">
            <text:p>#NV</text:p>
          </table:table-cell>
          <table:table-cell table:formula="of:=COUNTIFS([.$I$5:.$I$505];&quot;&lt;&quot;&amp;[.$I360];[.$G$5:.$G$505];[.$G360];[.E$5:.$E$505];[.$E360])+1" office:value-type="string" office:string-value="" calcext:value-type="error">
            <text:p>#NV</text:p>
          </table:table-cell>
          <table:table-cell table:number-columns-repeated="15"/>
        </table:table-row>
        <table:table-row table:style-name="ro1">
          <table:table-cell table:number-columns-repeated="7"/>
          <table:table-cell table:formula="of:=IF(             OR           (     NOT(ISNA(VLOOKUP([.D361];[Veranstaltung.$E$10:.$E$99];1;0)));     NOT(ISNA(VLOOKUP([.D361];[Veranstaltung.$G$10:.$G$99];1;0)))   );   [.D361];   IF(     OR(N([.D361])=0;ISBLANK([.E361]));     &quot;&quot;;  VLOOKUP(       JahrDerVeranstaltung-IF(N([.D361])&lt;3000;[.D361];YEAR([.D361]));       [Veranstaltung.$C$10:.$H$99];       IF(LOWER([.E361])=&quot;m&quot;;3;5);       1     )   )  )">
            <text:p/>
          </table:table-cell>
          <table:table-cell table:formula="of:=VLOOKUP([.A361];[Zeitnahme.$A$5:.$B$505];2;0)" office:value-type="string" office:string-value="" calcext:value-type="error">
            <text:p>#NV</text:p>
          </table:table-cell>
          <table:table-cell table:formula="of:=COUNTIFS([.$I$5:.$I$505];&quot;&lt;&quot;&amp;[.$I361];[.$G$5:.$G$505];[.$G361];[.$H$5:.$H$505];[.$H361])+1" office:value-type="string" office:string-value="" calcext:value-type="error">
            <text:p>#NV</text:p>
          </table:table-cell>
          <table:table-cell table:formula="of:=COUNTIFS([.$I$5:.$I$505];&quot;&lt;&quot;&amp;[.$I361];[.$G$5:.$G$505];[.$G361];[.E$5:.$E$505];[.$E361])+1" office:value-type="string" office:string-value="" calcext:value-type="error">
            <text:p>#NV</text:p>
          </table:table-cell>
          <table:table-cell table:number-columns-repeated="15"/>
        </table:table-row>
        <table:table-row table:style-name="ro1">
          <table:table-cell table:number-columns-repeated="7"/>
          <table:table-cell table:formula="of:=IF(             OR           (     NOT(ISNA(VLOOKUP([.D362];[Veranstaltung.$E$10:.$E$99];1;0)));     NOT(ISNA(VLOOKUP([.D362];[Veranstaltung.$G$10:.$G$99];1;0)))   );   [.D362];   IF(     OR(N([.D362])=0;ISBLANK([.E362]));     &quot;&quot;;  VLOOKUP(       JahrDerVeranstaltung-IF(N([.D362])&lt;3000;[.D362];YEAR([.D362]));       [Veranstaltung.$C$10:.$H$99];       IF(LOWER([.E362])=&quot;m&quot;;3;5);       1     )   )  )">
            <text:p/>
          </table:table-cell>
          <table:table-cell table:formula="of:=VLOOKUP([.A362];[Zeitnahme.$A$5:.$B$505];2;0)" office:value-type="string" office:string-value="" calcext:value-type="error">
            <text:p>#NV</text:p>
          </table:table-cell>
          <table:table-cell table:formula="of:=COUNTIFS([.$I$5:.$I$505];&quot;&lt;&quot;&amp;[.$I362];[.$G$5:.$G$505];[.$G362];[.$H$5:.$H$505];[.$H362])+1" office:value-type="string" office:string-value="" calcext:value-type="error">
            <text:p>#NV</text:p>
          </table:table-cell>
          <table:table-cell table:formula="of:=COUNTIFS([.$I$5:.$I$505];&quot;&lt;&quot;&amp;[.$I362];[.$G$5:.$G$505];[.$G362];[.E$5:.$E$505];[.$E362])+1" office:value-type="string" office:string-value="" calcext:value-type="error">
            <text:p>#NV</text:p>
          </table:table-cell>
          <table:table-cell table:number-columns-repeated="15"/>
        </table:table-row>
        <table:table-row table:style-name="ro1">
          <table:table-cell table:number-columns-repeated="7"/>
          <table:table-cell table:formula="of:=IF(             OR           (     NOT(ISNA(VLOOKUP([.D363];[Veranstaltung.$E$10:.$E$99];1;0)));     NOT(ISNA(VLOOKUP([.D363];[Veranstaltung.$G$10:.$G$99];1;0)))   );   [.D363];   IF(     OR(N([.D363])=0;ISBLANK([.E363]));     &quot;&quot;;  VLOOKUP(       JahrDerVeranstaltung-IF(N([.D363])&lt;3000;[.D363];YEAR([.D363]));       [Veranstaltung.$C$10:.$H$99];       IF(LOWER([.E363])=&quot;m&quot;;3;5);       1     )   )  )">
            <text:p/>
          </table:table-cell>
          <table:table-cell table:formula="of:=VLOOKUP([.A363];[Zeitnahme.$A$5:.$B$505];2;0)" office:value-type="string" office:string-value="" calcext:value-type="error">
            <text:p>#NV</text:p>
          </table:table-cell>
          <table:table-cell table:formula="of:=COUNTIFS([.$I$5:.$I$505];&quot;&lt;&quot;&amp;[.$I363];[.$G$5:.$G$505];[.$G363];[.$H$5:.$H$505];[.$H363])+1" office:value-type="string" office:string-value="" calcext:value-type="error">
            <text:p>#NV</text:p>
          </table:table-cell>
          <table:table-cell table:formula="of:=COUNTIFS([.$I$5:.$I$505];&quot;&lt;&quot;&amp;[.$I363];[.$G$5:.$G$505];[.$G363];[.E$5:.$E$505];[.$E363])+1" office:value-type="string" office:string-value="" calcext:value-type="error">
            <text:p>#NV</text:p>
          </table:table-cell>
          <table:table-cell table:number-columns-repeated="15"/>
        </table:table-row>
        <table:table-row table:style-name="ro1">
          <table:table-cell table:number-columns-repeated="7"/>
          <table:table-cell table:formula="of:=IF(             OR           (     NOT(ISNA(VLOOKUP([.D364];[Veranstaltung.$E$10:.$E$99];1;0)));     NOT(ISNA(VLOOKUP([.D364];[Veranstaltung.$G$10:.$G$99];1;0)))   );   [.D364];   IF(     OR(N([.D364])=0;ISBLANK([.E364]));     &quot;&quot;;  VLOOKUP(       JahrDerVeranstaltung-IF(N([.D364])&lt;3000;[.D364];YEAR([.D364]));       [Veranstaltung.$C$10:.$H$99];       IF(LOWER([.E364])=&quot;m&quot;;3;5);       1     )   )  )">
            <text:p/>
          </table:table-cell>
          <table:table-cell table:formula="of:=VLOOKUP([.A364];[Zeitnahme.$A$5:.$B$505];2;0)" office:value-type="string" office:string-value="" calcext:value-type="error">
            <text:p>#NV</text:p>
          </table:table-cell>
          <table:table-cell table:formula="of:=COUNTIFS([.$I$5:.$I$505];&quot;&lt;&quot;&amp;[.$I364];[.$G$5:.$G$505];[.$G364];[.$H$5:.$H$505];[.$H364])+1" office:value-type="string" office:string-value="" calcext:value-type="error">
            <text:p>#NV</text:p>
          </table:table-cell>
          <table:table-cell table:formula="of:=COUNTIFS([.$I$5:.$I$505];&quot;&lt;&quot;&amp;[.$I364];[.$G$5:.$G$505];[.$G364];[.E$5:.$E$505];[.$E364])+1" office:value-type="string" office:string-value="" calcext:value-type="error">
            <text:p>#NV</text:p>
          </table:table-cell>
          <table:table-cell table:number-columns-repeated="15"/>
        </table:table-row>
        <table:table-row table:style-name="ro1">
          <table:table-cell table:number-columns-repeated="7"/>
          <table:table-cell table:formula="of:=IF(             OR           (     NOT(ISNA(VLOOKUP([.D365];[Veranstaltung.$E$10:.$E$99];1;0)));     NOT(ISNA(VLOOKUP([.D365];[Veranstaltung.$G$10:.$G$99];1;0)))   );   [.D365];   IF(     OR(N([.D365])=0;ISBLANK([.E365]));     &quot;&quot;;  VLOOKUP(       JahrDerVeranstaltung-IF(N([.D365])&lt;3000;[.D365];YEAR([.D365]));       [Veranstaltung.$C$10:.$H$99];       IF(LOWER([.E365])=&quot;m&quot;;3;5);       1     )   )  )">
            <text:p/>
          </table:table-cell>
          <table:table-cell table:formula="of:=VLOOKUP([.A365];[Zeitnahme.$A$5:.$B$505];2;0)" office:value-type="string" office:string-value="" calcext:value-type="error">
            <text:p>#NV</text:p>
          </table:table-cell>
          <table:table-cell table:formula="of:=COUNTIFS([.$I$5:.$I$505];&quot;&lt;&quot;&amp;[.$I365];[.$G$5:.$G$505];[.$G365];[.$H$5:.$H$505];[.$H365])+1" office:value-type="string" office:string-value="" calcext:value-type="error">
            <text:p>#NV</text:p>
          </table:table-cell>
          <table:table-cell table:formula="of:=COUNTIFS([.$I$5:.$I$505];&quot;&lt;&quot;&amp;[.$I365];[.$G$5:.$G$505];[.$G365];[.E$5:.$E$505];[.$E365])+1" office:value-type="string" office:string-value="" calcext:value-type="error">
            <text:p>#NV</text:p>
          </table:table-cell>
          <table:table-cell table:number-columns-repeated="15"/>
        </table:table-row>
        <table:table-row table:style-name="ro1">
          <table:table-cell table:number-columns-repeated="7"/>
          <table:table-cell table:formula="of:=IF(             OR           (     NOT(ISNA(VLOOKUP([.D366];[Veranstaltung.$E$10:.$E$99];1;0)));     NOT(ISNA(VLOOKUP([.D366];[Veranstaltung.$G$10:.$G$99];1;0)))   );   [.D366];   IF(     OR(N([.D366])=0;ISBLANK([.E366]));     &quot;&quot;;  VLOOKUP(       JahrDerVeranstaltung-IF(N([.D366])&lt;3000;[.D366];YEAR([.D366]));       [Veranstaltung.$C$10:.$H$99];       IF(LOWER([.E366])=&quot;m&quot;;3;5);       1     )   )  )">
            <text:p/>
          </table:table-cell>
          <table:table-cell table:formula="of:=VLOOKUP([.A366];[Zeitnahme.$A$5:.$B$505];2;0)" office:value-type="string" office:string-value="" calcext:value-type="error">
            <text:p>#NV</text:p>
          </table:table-cell>
          <table:table-cell table:formula="of:=COUNTIFS([.$I$5:.$I$505];&quot;&lt;&quot;&amp;[.$I366];[.$G$5:.$G$505];[.$G366];[.$H$5:.$H$505];[.$H366])+1" office:value-type="string" office:string-value="" calcext:value-type="error">
            <text:p>#NV</text:p>
          </table:table-cell>
          <table:table-cell table:formula="of:=COUNTIFS([.$I$5:.$I$505];&quot;&lt;&quot;&amp;[.$I366];[.$G$5:.$G$505];[.$G366];[.E$5:.$E$505];[.$E366])+1" office:value-type="string" office:string-value="" calcext:value-type="error">
            <text:p>#NV</text:p>
          </table:table-cell>
          <table:table-cell table:number-columns-repeated="15"/>
        </table:table-row>
        <table:table-row table:style-name="ro1">
          <table:table-cell table:number-columns-repeated="7"/>
          <table:table-cell table:formula="of:=IF(             OR           (     NOT(ISNA(VLOOKUP([.D367];[Veranstaltung.$E$10:.$E$99];1;0)));     NOT(ISNA(VLOOKUP([.D367];[Veranstaltung.$G$10:.$G$99];1;0)))   );   [.D367];   IF(     OR(N([.D367])=0;ISBLANK([.E367]));     &quot;&quot;;  VLOOKUP(       JahrDerVeranstaltung-IF(N([.D367])&lt;3000;[.D367];YEAR([.D367]));       [Veranstaltung.$C$10:.$H$99];       IF(LOWER([.E367])=&quot;m&quot;;3;5);       1     )   )  )">
            <text:p/>
          </table:table-cell>
          <table:table-cell table:formula="of:=VLOOKUP([.A367];[Zeitnahme.$A$5:.$B$505];2;0)" office:value-type="string" office:string-value="" calcext:value-type="error">
            <text:p>#NV</text:p>
          </table:table-cell>
          <table:table-cell table:formula="of:=COUNTIFS([.$I$5:.$I$505];&quot;&lt;&quot;&amp;[.$I367];[.$G$5:.$G$505];[.$G367];[.$H$5:.$H$505];[.$H367])+1" office:value-type="string" office:string-value="" calcext:value-type="error">
            <text:p>#NV</text:p>
          </table:table-cell>
          <table:table-cell table:formula="of:=COUNTIFS([.$I$5:.$I$505];&quot;&lt;&quot;&amp;[.$I367];[.$G$5:.$G$505];[.$G367];[.E$5:.$E$505];[.$E367])+1" office:value-type="string" office:string-value="" calcext:value-type="error">
            <text:p>#NV</text:p>
          </table:table-cell>
          <table:table-cell table:number-columns-repeated="15"/>
        </table:table-row>
        <table:table-row table:style-name="ro1">
          <table:table-cell table:number-columns-repeated="7"/>
          <table:table-cell table:formula="of:=IF(             OR           (     NOT(ISNA(VLOOKUP([.D368];[Veranstaltung.$E$10:.$E$99];1;0)));     NOT(ISNA(VLOOKUP([.D368];[Veranstaltung.$G$10:.$G$99];1;0)))   );   [.D368];   IF(     OR(N([.D368])=0;ISBLANK([.E368]));     &quot;&quot;;  VLOOKUP(       JahrDerVeranstaltung-IF(N([.D368])&lt;3000;[.D368];YEAR([.D368]));       [Veranstaltung.$C$10:.$H$99];       IF(LOWER([.E368])=&quot;m&quot;;3;5);       1     )   )  )">
            <text:p/>
          </table:table-cell>
          <table:table-cell table:formula="of:=VLOOKUP([.A368];[Zeitnahme.$A$5:.$B$505];2;0)" office:value-type="string" office:string-value="" calcext:value-type="error">
            <text:p>#NV</text:p>
          </table:table-cell>
          <table:table-cell table:formula="of:=COUNTIFS([.$I$5:.$I$505];&quot;&lt;&quot;&amp;[.$I368];[.$G$5:.$G$505];[.$G368];[.$H$5:.$H$505];[.$H368])+1" office:value-type="string" office:string-value="" calcext:value-type="error">
            <text:p>#NV</text:p>
          </table:table-cell>
          <table:table-cell table:formula="of:=COUNTIFS([.$I$5:.$I$505];&quot;&lt;&quot;&amp;[.$I368];[.$G$5:.$G$505];[.$G368];[.E$5:.$E$505];[.$E368])+1" office:value-type="string" office:string-value="" calcext:value-type="error">
            <text:p>#NV</text:p>
          </table:table-cell>
          <table:table-cell table:number-columns-repeated="15"/>
        </table:table-row>
        <table:table-row table:style-name="ro1">
          <table:table-cell table:number-columns-repeated="7"/>
          <table:table-cell table:formula="of:=IF(             OR           (     NOT(ISNA(VLOOKUP([.D369];[Veranstaltung.$E$10:.$E$99];1;0)));     NOT(ISNA(VLOOKUP([.D369];[Veranstaltung.$G$10:.$G$99];1;0)))   );   [.D369];   IF(     OR(N([.D369])=0;ISBLANK([.E369]));     &quot;&quot;;  VLOOKUP(       JahrDerVeranstaltung-IF(N([.D369])&lt;3000;[.D369];YEAR([.D369]));       [Veranstaltung.$C$10:.$H$99];       IF(LOWER([.E369])=&quot;m&quot;;3;5);       1     )   )  )">
            <text:p/>
          </table:table-cell>
          <table:table-cell table:formula="of:=VLOOKUP([.A369];[Zeitnahme.$A$5:.$B$505];2;0)" office:value-type="string" office:string-value="" calcext:value-type="error">
            <text:p>#NV</text:p>
          </table:table-cell>
          <table:table-cell table:formula="of:=COUNTIFS([.$I$5:.$I$505];&quot;&lt;&quot;&amp;[.$I369];[.$G$5:.$G$505];[.$G369];[.$H$5:.$H$505];[.$H369])+1" office:value-type="string" office:string-value="" calcext:value-type="error">
            <text:p>#NV</text:p>
          </table:table-cell>
          <table:table-cell table:formula="of:=COUNTIFS([.$I$5:.$I$505];&quot;&lt;&quot;&amp;[.$I369];[.$G$5:.$G$505];[.$G369];[.E$5:.$E$505];[.$E369])+1" office:value-type="string" office:string-value="" calcext:value-type="error">
            <text:p>#NV</text:p>
          </table:table-cell>
          <table:table-cell table:number-columns-repeated="15"/>
        </table:table-row>
        <table:table-row table:style-name="ro1">
          <table:table-cell table:number-columns-repeated="7"/>
          <table:table-cell table:formula="of:=IF(             OR           (     NOT(ISNA(VLOOKUP([.D370];[Veranstaltung.$E$10:.$E$99];1;0)));     NOT(ISNA(VLOOKUP([.D370];[Veranstaltung.$G$10:.$G$99];1;0)))   );   [.D370];   IF(     OR(N([.D370])=0;ISBLANK([.E370]));     &quot;&quot;;  VLOOKUP(       JahrDerVeranstaltung-IF(N([.D370])&lt;3000;[.D370];YEAR([.D370]));       [Veranstaltung.$C$10:.$H$99];       IF(LOWER([.E370])=&quot;m&quot;;3;5);       1     )   )  )">
            <text:p/>
          </table:table-cell>
          <table:table-cell table:formula="of:=VLOOKUP([.A370];[Zeitnahme.$A$5:.$B$505];2;0)" office:value-type="string" office:string-value="" calcext:value-type="error">
            <text:p>#NV</text:p>
          </table:table-cell>
          <table:table-cell table:formula="of:=COUNTIFS([.$I$5:.$I$505];&quot;&lt;&quot;&amp;[.$I370];[.$G$5:.$G$505];[.$G370];[.$H$5:.$H$505];[.$H370])+1" office:value-type="string" office:string-value="" calcext:value-type="error">
            <text:p>#NV</text:p>
          </table:table-cell>
          <table:table-cell table:formula="of:=COUNTIFS([.$I$5:.$I$505];&quot;&lt;&quot;&amp;[.$I370];[.$G$5:.$G$505];[.$G370];[.E$5:.$E$505];[.$E370])+1" office:value-type="string" office:string-value="" calcext:value-type="error">
            <text:p>#NV</text:p>
          </table:table-cell>
          <table:table-cell table:number-columns-repeated="15"/>
        </table:table-row>
        <table:table-row table:style-name="ro1">
          <table:table-cell table:number-columns-repeated="7"/>
          <table:table-cell table:formula="of:=IF(             OR           (     NOT(ISNA(VLOOKUP([.D371];[Veranstaltung.$E$10:.$E$99];1;0)));     NOT(ISNA(VLOOKUP([.D371];[Veranstaltung.$G$10:.$G$99];1;0)))   );   [.D371];   IF(     OR(N([.D371])=0;ISBLANK([.E371]));     &quot;&quot;;  VLOOKUP(       JahrDerVeranstaltung-IF(N([.D371])&lt;3000;[.D371];YEAR([.D371]));       [Veranstaltung.$C$10:.$H$99];       IF(LOWER([.E371])=&quot;m&quot;;3;5);       1     )   )  )">
            <text:p/>
          </table:table-cell>
          <table:table-cell table:formula="of:=VLOOKUP([.A371];[Zeitnahme.$A$5:.$B$505];2;0)" office:value-type="string" office:string-value="" calcext:value-type="error">
            <text:p>#NV</text:p>
          </table:table-cell>
          <table:table-cell table:formula="of:=COUNTIFS([.$I$5:.$I$505];&quot;&lt;&quot;&amp;[.$I371];[.$G$5:.$G$505];[.$G371];[.$H$5:.$H$505];[.$H371])+1" office:value-type="string" office:string-value="" calcext:value-type="error">
            <text:p>#NV</text:p>
          </table:table-cell>
          <table:table-cell table:formula="of:=COUNTIFS([.$I$5:.$I$505];&quot;&lt;&quot;&amp;[.$I371];[.$G$5:.$G$505];[.$G371];[.E$5:.$E$505];[.$E371])+1" office:value-type="string" office:string-value="" calcext:value-type="error">
            <text:p>#NV</text:p>
          </table:table-cell>
          <table:table-cell table:number-columns-repeated="15"/>
        </table:table-row>
        <table:table-row table:style-name="ro1">
          <table:table-cell table:number-columns-repeated="7"/>
          <table:table-cell table:formula="of:=IF(             OR           (     NOT(ISNA(VLOOKUP([.D372];[Veranstaltung.$E$10:.$E$99];1;0)));     NOT(ISNA(VLOOKUP([.D372];[Veranstaltung.$G$10:.$G$99];1;0)))   );   [.D372];   IF(     OR(N([.D372])=0;ISBLANK([.E372]));     &quot;&quot;;  VLOOKUP(       JahrDerVeranstaltung-IF(N([.D372])&lt;3000;[.D372];YEAR([.D372]));       [Veranstaltung.$C$10:.$H$99];       IF(LOWER([.E372])=&quot;m&quot;;3;5);       1     )   )  )">
            <text:p/>
          </table:table-cell>
          <table:table-cell table:formula="of:=VLOOKUP([.A372];[Zeitnahme.$A$5:.$B$505];2;0)" office:value-type="string" office:string-value="" calcext:value-type="error">
            <text:p>#NV</text:p>
          </table:table-cell>
          <table:table-cell table:formula="of:=COUNTIFS([.$I$5:.$I$505];&quot;&lt;&quot;&amp;[.$I372];[.$G$5:.$G$505];[.$G372];[.$H$5:.$H$505];[.$H372])+1" office:value-type="string" office:string-value="" calcext:value-type="error">
            <text:p>#NV</text:p>
          </table:table-cell>
          <table:table-cell table:formula="of:=COUNTIFS([.$I$5:.$I$505];&quot;&lt;&quot;&amp;[.$I372];[.$G$5:.$G$505];[.$G372];[.E$5:.$E$505];[.$E372])+1" office:value-type="string" office:string-value="" calcext:value-type="error">
            <text:p>#NV</text:p>
          </table:table-cell>
          <table:table-cell table:number-columns-repeated="15"/>
        </table:table-row>
        <table:table-row table:style-name="ro1">
          <table:table-cell table:number-columns-repeated="7"/>
          <table:table-cell table:formula="of:=IF(             OR           (     NOT(ISNA(VLOOKUP([.D373];[Veranstaltung.$E$10:.$E$99];1;0)));     NOT(ISNA(VLOOKUP([.D373];[Veranstaltung.$G$10:.$G$99];1;0)))   );   [.D373];   IF(     OR(N([.D373])=0;ISBLANK([.E373]));     &quot;&quot;;  VLOOKUP(       JahrDerVeranstaltung-IF(N([.D373])&lt;3000;[.D373];YEAR([.D373]));       [Veranstaltung.$C$10:.$H$99];       IF(LOWER([.E373])=&quot;m&quot;;3;5);       1     )   )  )">
            <text:p/>
          </table:table-cell>
          <table:table-cell table:formula="of:=VLOOKUP([.A373];[Zeitnahme.$A$5:.$B$505];2;0)" office:value-type="string" office:string-value="" calcext:value-type="error">
            <text:p>#NV</text:p>
          </table:table-cell>
          <table:table-cell table:formula="of:=COUNTIFS([.$I$5:.$I$505];&quot;&lt;&quot;&amp;[.$I373];[.$G$5:.$G$505];[.$G373];[.$H$5:.$H$505];[.$H373])+1" office:value-type="string" office:string-value="" calcext:value-type="error">
            <text:p>#NV</text:p>
          </table:table-cell>
          <table:table-cell table:formula="of:=COUNTIFS([.$I$5:.$I$505];&quot;&lt;&quot;&amp;[.$I373];[.$G$5:.$G$505];[.$G373];[.E$5:.$E$505];[.$E373])+1" office:value-type="string" office:string-value="" calcext:value-type="error">
            <text:p>#NV</text:p>
          </table:table-cell>
          <table:table-cell table:number-columns-repeated="15"/>
        </table:table-row>
        <table:table-row table:style-name="ro1">
          <table:table-cell table:number-columns-repeated="7"/>
          <table:table-cell table:formula="of:=IF(             OR           (     NOT(ISNA(VLOOKUP([.D374];[Veranstaltung.$E$10:.$E$99];1;0)));     NOT(ISNA(VLOOKUP([.D374];[Veranstaltung.$G$10:.$G$99];1;0)))   );   [.D374];   IF(     OR(N([.D374])=0;ISBLANK([.E374]));     &quot;&quot;;  VLOOKUP(       JahrDerVeranstaltung-IF(N([.D374])&lt;3000;[.D374];YEAR([.D374]));       [Veranstaltung.$C$10:.$H$99];       IF(LOWER([.E374])=&quot;m&quot;;3;5);       1     )   )  )">
            <text:p/>
          </table:table-cell>
          <table:table-cell table:formula="of:=VLOOKUP([.A374];[Zeitnahme.$A$5:.$B$505];2;0)" office:value-type="string" office:string-value="" calcext:value-type="error">
            <text:p>#NV</text:p>
          </table:table-cell>
          <table:table-cell table:formula="of:=COUNTIFS([.$I$5:.$I$505];&quot;&lt;&quot;&amp;[.$I374];[.$G$5:.$G$505];[.$G374];[.$H$5:.$H$505];[.$H374])+1" office:value-type="string" office:string-value="" calcext:value-type="error">
            <text:p>#NV</text:p>
          </table:table-cell>
          <table:table-cell table:formula="of:=COUNTIFS([.$I$5:.$I$505];&quot;&lt;&quot;&amp;[.$I374];[.$G$5:.$G$505];[.$G374];[.E$5:.$E$505];[.$E374])+1" office:value-type="string" office:string-value="" calcext:value-type="error">
            <text:p>#NV</text:p>
          </table:table-cell>
          <table:table-cell table:number-columns-repeated="15"/>
        </table:table-row>
        <table:table-row table:style-name="ro1">
          <table:table-cell table:number-columns-repeated="7"/>
          <table:table-cell table:formula="of:=IF(             OR           (     NOT(ISNA(VLOOKUP([.D375];[Veranstaltung.$E$10:.$E$99];1;0)));     NOT(ISNA(VLOOKUP([.D375];[Veranstaltung.$G$10:.$G$99];1;0)))   );   [.D375];   IF(     OR(N([.D375])=0;ISBLANK([.E375]));     &quot;&quot;;  VLOOKUP(       JahrDerVeranstaltung-IF(N([.D375])&lt;3000;[.D375];YEAR([.D375]));       [Veranstaltung.$C$10:.$H$99];       IF(LOWER([.E375])=&quot;m&quot;;3;5);       1     )   )  )">
            <text:p/>
          </table:table-cell>
          <table:table-cell table:formula="of:=VLOOKUP([.A375];[Zeitnahme.$A$5:.$B$505];2;0)" office:value-type="string" office:string-value="" calcext:value-type="error">
            <text:p>#NV</text:p>
          </table:table-cell>
          <table:table-cell table:formula="of:=COUNTIFS([.$I$5:.$I$505];&quot;&lt;&quot;&amp;[.$I375];[.$G$5:.$G$505];[.$G375];[.$H$5:.$H$505];[.$H375])+1" office:value-type="string" office:string-value="" calcext:value-type="error">
            <text:p>#NV</text:p>
          </table:table-cell>
          <table:table-cell table:formula="of:=COUNTIFS([.$I$5:.$I$505];&quot;&lt;&quot;&amp;[.$I375];[.$G$5:.$G$505];[.$G375];[.E$5:.$E$505];[.$E375])+1" office:value-type="string" office:string-value="" calcext:value-type="error">
            <text:p>#NV</text:p>
          </table:table-cell>
          <table:table-cell table:number-columns-repeated="15"/>
        </table:table-row>
        <table:table-row table:style-name="ro1">
          <table:table-cell table:number-columns-repeated="7"/>
          <table:table-cell table:formula="of:=IF(             OR           (     NOT(ISNA(VLOOKUP([.D376];[Veranstaltung.$E$10:.$E$99];1;0)));     NOT(ISNA(VLOOKUP([.D376];[Veranstaltung.$G$10:.$G$99];1;0)))   );   [.D376];   IF(     OR(N([.D376])=0;ISBLANK([.E376]));     &quot;&quot;;  VLOOKUP(       JahrDerVeranstaltung-IF(N([.D376])&lt;3000;[.D376];YEAR([.D376]));       [Veranstaltung.$C$10:.$H$99];       IF(LOWER([.E376])=&quot;m&quot;;3;5);       1     )   )  )">
            <text:p/>
          </table:table-cell>
          <table:table-cell table:formula="of:=VLOOKUP([.A376];[Zeitnahme.$A$5:.$B$505];2;0)" office:value-type="string" office:string-value="" calcext:value-type="error">
            <text:p>#NV</text:p>
          </table:table-cell>
          <table:table-cell table:formula="of:=COUNTIFS([.$I$5:.$I$505];&quot;&lt;&quot;&amp;[.$I376];[.$G$5:.$G$505];[.$G376];[.$H$5:.$H$505];[.$H376])+1" office:value-type="string" office:string-value="" calcext:value-type="error">
            <text:p>#NV</text:p>
          </table:table-cell>
          <table:table-cell table:formula="of:=COUNTIFS([.$I$5:.$I$505];&quot;&lt;&quot;&amp;[.$I376];[.$G$5:.$G$505];[.$G376];[.E$5:.$E$505];[.$E376])+1" office:value-type="string" office:string-value="" calcext:value-type="error">
            <text:p>#NV</text:p>
          </table:table-cell>
          <table:table-cell table:number-columns-repeated="15"/>
        </table:table-row>
        <table:table-row table:style-name="ro1">
          <table:table-cell table:number-columns-repeated="7"/>
          <table:table-cell table:formula="of:=IF(             OR           (     NOT(ISNA(VLOOKUP([.D377];[Veranstaltung.$E$10:.$E$99];1;0)));     NOT(ISNA(VLOOKUP([.D377];[Veranstaltung.$G$10:.$G$99];1;0)))   );   [.D377];   IF(     OR(N([.D377])=0;ISBLANK([.E377]));     &quot;&quot;;  VLOOKUP(       JahrDerVeranstaltung-IF(N([.D377])&lt;3000;[.D377];YEAR([.D377]));       [Veranstaltung.$C$10:.$H$99];       IF(LOWER([.E377])=&quot;m&quot;;3;5);       1     )   )  )">
            <text:p/>
          </table:table-cell>
          <table:table-cell table:formula="of:=VLOOKUP([.A377];[Zeitnahme.$A$5:.$B$505];2;0)" office:value-type="string" office:string-value="" calcext:value-type="error">
            <text:p>#NV</text:p>
          </table:table-cell>
          <table:table-cell table:formula="of:=COUNTIFS([.$I$5:.$I$505];&quot;&lt;&quot;&amp;[.$I377];[.$G$5:.$G$505];[.$G377];[.$H$5:.$H$505];[.$H377])+1" office:value-type="string" office:string-value="" calcext:value-type="error">
            <text:p>#NV</text:p>
          </table:table-cell>
          <table:table-cell table:formula="of:=COUNTIFS([.$I$5:.$I$505];&quot;&lt;&quot;&amp;[.$I377];[.$G$5:.$G$505];[.$G377];[.E$5:.$E$505];[.$E377])+1" office:value-type="string" office:string-value="" calcext:value-type="error">
            <text:p>#NV</text:p>
          </table:table-cell>
          <table:table-cell table:number-columns-repeated="15"/>
        </table:table-row>
        <table:table-row table:style-name="ro1">
          <table:table-cell table:number-columns-repeated="7"/>
          <table:table-cell table:formula="of:=IF(             OR           (     NOT(ISNA(VLOOKUP([.D378];[Veranstaltung.$E$10:.$E$99];1;0)));     NOT(ISNA(VLOOKUP([.D378];[Veranstaltung.$G$10:.$G$99];1;0)))   );   [.D378];   IF(     OR(N([.D378])=0;ISBLANK([.E378]));     &quot;&quot;;  VLOOKUP(       JahrDerVeranstaltung-IF(N([.D378])&lt;3000;[.D378];YEAR([.D378]));       [Veranstaltung.$C$10:.$H$99];       IF(LOWER([.E378])=&quot;m&quot;;3;5);       1     )   )  )">
            <text:p/>
          </table:table-cell>
          <table:table-cell table:formula="of:=VLOOKUP([.A378];[Zeitnahme.$A$5:.$B$505];2;0)" office:value-type="string" office:string-value="" calcext:value-type="error">
            <text:p>#NV</text:p>
          </table:table-cell>
          <table:table-cell table:formula="of:=COUNTIFS([.$I$5:.$I$505];&quot;&lt;&quot;&amp;[.$I378];[.$G$5:.$G$505];[.$G378];[.$H$5:.$H$505];[.$H378])+1" office:value-type="string" office:string-value="" calcext:value-type="error">
            <text:p>#NV</text:p>
          </table:table-cell>
          <table:table-cell table:formula="of:=COUNTIFS([.$I$5:.$I$505];&quot;&lt;&quot;&amp;[.$I378];[.$G$5:.$G$505];[.$G378];[.E$5:.$E$505];[.$E378])+1" office:value-type="string" office:string-value="" calcext:value-type="error">
            <text:p>#NV</text:p>
          </table:table-cell>
          <table:table-cell table:number-columns-repeated="15"/>
        </table:table-row>
        <table:table-row table:style-name="ro1">
          <table:table-cell table:number-columns-repeated="7"/>
          <table:table-cell table:formula="of:=IF(             OR           (     NOT(ISNA(VLOOKUP([.D379];[Veranstaltung.$E$10:.$E$99];1;0)));     NOT(ISNA(VLOOKUP([.D379];[Veranstaltung.$G$10:.$G$99];1;0)))   );   [.D379];   IF(     OR(N([.D379])=0;ISBLANK([.E379]));     &quot;&quot;;  VLOOKUP(       JahrDerVeranstaltung-IF(N([.D379])&lt;3000;[.D379];YEAR([.D379]));       [Veranstaltung.$C$10:.$H$99];       IF(LOWER([.E379])=&quot;m&quot;;3;5);       1     )   )  )">
            <text:p/>
          </table:table-cell>
          <table:table-cell table:formula="of:=VLOOKUP([.A379];[Zeitnahme.$A$5:.$B$505];2;0)" office:value-type="string" office:string-value="" calcext:value-type="error">
            <text:p>#NV</text:p>
          </table:table-cell>
          <table:table-cell table:formula="of:=COUNTIFS([.$I$5:.$I$505];&quot;&lt;&quot;&amp;[.$I379];[.$G$5:.$G$505];[.$G379];[.$H$5:.$H$505];[.$H379])+1" office:value-type="string" office:string-value="" calcext:value-type="error">
            <text:p>#NV</text:p>
          </table:table-cell>
          <table:table-cell table:formula="of:=COUNTIFS([.$I$5:.$I$505];&quot;&lt;&quot;&amp;[.$I379];[.$G$5:.$G$505];[.$G379];[.E$5:.$E$505];[.$E379])+1" office:value-type="string" office:string-value="" calcext:value-type="error">
            <text:p>#NV</text:p>
          </table:table-cell>
          <table:table-cell table:number-columns-repeated="15"/>
        </table:table-row>
        <table:table-row table:style-name="ro1">
          <table:table-cell table:number-columns-repeated="7"/>
          <table:table-cell table:formula="of:=IF(             OR           (     NOT(ISNA(VLOOKUP([.D380];[Veranstaltung.$E$10:.$E$99];1;0)));     NOT(ISNA(VLOOKUP([.D380];[Veranstaltung.$G$10:.$G$99];1;0)))   );   [.D380];   IF(     OR(N([.D380])=0;ISBLANK([.E380]));     &quot;&quot;;  VLOOKUP(       JahrDerVeranstaltung-IF(N([.D380])&lt;3000;[.D380];YEAR([.D380]));       [Veranstaltung.$C$10:.$H$99];       IF(LOWER([.E380])=&quot;m&quot;;3;5);       1     )   )  )">
            <text:p/>
          </table:table-cell>
          <table:table-cell table:formula="of:=VLOOKUP([.A380];[Zeitnahme.$A$5:.$B$505];2;0)" office:value-type="string" office:string-value="" calcext:value-type="error">
            <text:p>#NV</text:p>
          </table:table-cell>
          <table:table-cell table:formula="of:=COUNTIFS([.$I$5:.$I$505];&quot;&lt;&quot;&amp;[.$I380];[.$G$5:.$G$505];[.$G380];[.$H$5:.$H$505];[.$H380])+1" office:value-type="string" office:string-value="" calcext:value-type="error">
            <text:p>#NV</text:p>
          </table:table-cell>
          <table:table-cell table:formula="of:=COUNTIFS([.$I$5:.$I$505];&quot;&lt;&quot;&amp;[.$I380];[.$G$5:.$G$505];[.$G380];[.E$5:.$E$505];[.$E380])+1" office:value-type="string" office:string-value="" calcext:value-type="error">
            <text:p>#NV</text:p>
          </table:table-cell>
          <table:table-cell table:number-columns-repeated="15"/>
        </table:table-row>
        <table:table-row table:style-name="ro1">
          <table:table-cell table:number-columns-repeated="7"/>
          <table:table-cell table:formula="of:=IF(             OR           (     NOT(ISNA(VLOOKUP([.D381];[Veranstaltung.$E$10:.$E$99];1;0)));     NOT(ISNA(VLOOKUP([.D381];[Veranstaltung.$G$10:.$G$99];1;0)))   );   [.D381];   IF(     OR(N([.D381])=0;ISBLANK([.E381]));     &quot;&quot;;  VLOOKUP(       JahrDerVeranstaltung-IF(N([.D381])&lt;3000;[.D381];YEAR([.D381]));       [Veranstaltung.$C$10:.$H$99];       IF(LOWER([.E381])=&quot;m&quot;;3;5);       1     )   )  )">
            <text:p/>
          </table:table-cell>
          <table:table-cell table:formula="of:=VLOOKUP([.A381];[Zeitnahme.$A$5:.$B$505];2;0)" office:value-type="string" office:string-value="" calcext:value-type="error">
            <text:p>#NV</text:p>
          </table:table-cell>
          <table:table-cell table:formula="of:=COUNTIFS([.$I$5:.$I$505];&quot;&lt;&quot;&amp;[.$I381];[.$G$5:.$G$505];[.$G381];[.$H$5:.$H$505];[.$H381])+1" office:value-type="string" office:string-value="" calcext:value-type="error">
            <text:p>#NV</text:p>
          </table:table-cell>
          <table:table-cell table:formula="of:=COUNTIFS([.$I$5:.$I$505];&quot;&lt;&quot;&amp;[.$I381];[.$G$5:.$G$505];[.$G381];[.E$5:.$E$505];[.$E381])+1" office:value-type="string" office:string-value="" calcext:value-type="error">
            <text:p>#NV</text:p>
          </table:table-cell>
          <table:table-cell table:number-columns-repeated="15"/>
        </table:table-row>
        <table:table-row table:style-name="ro1">
          <table:table-cell table:number-columns-repeated="7"/>
          <table:table-cell table:formula="of:=IF(             OR           (     NOT(ISNA(VLOOKUP([.D382];[Veranstaltung.$E$10:.$E$99];1;0)));     NOT(ISNA(VLOOKUP([.D382];[Veranstaltung.$G$10:.$G$99];1;0)))   );   [.D382];   IF(     OR(N([.D382])=0;ISBLANK([.E382]));     &quot;&quot;;  VLOOKUP(       JahrDerVeranstaltung-IF(N([.D382])&lt;3000;[.D382];YEAR([.D382]));       [Veranstaltung.$C$10:.$H$99];       IF(LOWER([.E382])=&quot;m&quot;;3;5);       1     )   )  )">
            <text:p/>
          </table:table-cell>
          <table:table-cell table:formula="of:=VLOOKUP([.A382];[Zeitnahme.$A$5:.$B$505];2;0)" office:value-type="string" office:string-value="" calcext:value-type="error">
            <text:p>#NV</text:p>
          </table:table-cell>
          <table:table-cell table:formula="of:=COUNTIFS([.$I$5:.$I$505];&quot;&lt;&quot;&amp;[.$I382];[.$G$5:.$G$505];[.$G382];[.$H$5:.$H$505];[.$H382])+1" office:value-type="string" office:string-value="" calcext:value-type="error">
            <text:p>#NV</text:p>
          </table:table-cell>
          <table:table-cell table:formula="of:=COUNTIFS([.$I$5:.$I$505];&quot;&lt;&quot;&amp;[.$I382];[.$G$5:.$G$505];[.$G382];[.E$5:.$E$505];[.$E382])+1" office:value-type="string" office:string-value="" calcext:value-type="error">
            <text:p>#NV</text:p>
          </table:table-cell>
          <table:table-cell table:number-columns-repeated="15"/>
        </table:table-row>
        <table:table-row table:style-name="ro1">
          <table:table-cell table:number-columns-repeated="7"/>
          <table:table-cell table:formula="of:=IF(             OR           (     NOT(ISNA(VLOOKUP([.D383];[Veranstaltung.$E$10:.$E$99];1;0)));     NOT(ISNA(VLOOKUP([.D383];[Veranstaltung.$G$10:.$G$99];1;0)))   );   [.D383];   IF(     OR(N([.D383])=0;ISBLANK([.E383]));     &quot;&quot;;  VLOOKUP(       JahrDerVeranstaltung-IF(N([.D383])&lt;3000;[.D383];YEAR([.D383]));       [Veranstaltung.$C$10:.$H$99];       IF(LOWER([.E383])=&quot;m&quot;;3;5);       1     )   )  )">
            <text:p/>
          </table:table-cell>
          <table:table-cell table:formula="of:=VLOOKUP([.A383];[Zeitnahme.$A$5:.$B$505];2;0)" office:value-type="string" office:string-value="" calcext:value-type="error">
            <text:p>#NV</text:p>
          </table:table-cell>
          <table:table-cell table:formula="of:=COUNTIFS([.$I$5:.$I$505];&quot;&lt;&quot;&amp;[.$I383];[.$G$5:.$G$505];[.$G383];[.$H$5:.$H$505];[.$H383])+1" office:value-type="string" office:string-value="" calcext:value-type="error">
            <text:p>#NV</text:p>
          </table:table-cell>
          <table:table-cell table:formula="of:=COUNTIFS([.$I$5:.$I$505];&quot;&lt;&quot;&amp;[.$I383];[.$G$5:.$G$505];[.$G383];[.E$5:.$E$505];[.$E383])+1" office:value-type="string" office:string-value="" calcext:value-type="error">
            <text:p>#NV</text:p>
          </table:table-cell>
          <table:table-cell table:number-columns-repeated="15"/>
        </table:table-row>
        <table:table-row table:style-name="ro1">
          <table:table-cell table:number-columns-repeated="7"/>
          <table:table-cell table:formula="of:=IF(             OR           (     NOT(ISNA(VLOOKUP([.D384];[Veranstaltung.$E$10:.$E$99];1;0)));     NOT(ISNA(VLOOKUP([.D384];[Veranstaltung.$G$10:.$G$99];1;0)))   );   [.D384];   IF(     OR(N([.D384])=0;ISBLANK([.E384]));     &quot;&quot;;  VLOOKUP(       JahrDerVeranstaltung-IF(N([.D384])&lt;3000;[.D384];YEAR([.D384]));       [Veranstaltung.$C$10:.$H$99];       IF(LOWER([.E384])=&quot;m&quot;;3;5);       1     )   )  )">
            <text:p/>
          </table:table-cell>
          <table:table-cell table:formula="of:=VLOOKUP([.A384];[Zeitnahme.$A$5:.$B$505];2;0)" office:value-type="string" office:string-value="" calcext:value-type="error">
            <text:p>#NV</text:p>
          </table:table-cell>
          <table:table-cell table:formula="of:=COUNTIFS([.$I$5:.$I$505];&quot;&lt;&quot;&amp;[.$I384];[.$G$5:.$G$505];[.$G384];[.$H$5:.$H$505];[.$H384])+1" office:value-type="string" office:string-value="" calcext:value-type="error">
            <text:p>#NV</text:p>
          </table:table-cell>
          <table:table-cell table:formula="of:=COUNTIFS([.$I$5:.$I$505];&quot;&lt;&quot;&amp;[.$I384];[.$G$5:.$G$505];[.$G384];[.E$5:.$E$505];[.$E384])+1" office:value-type="string" office:string-value="" calcext:value-type="error">
            <text:p>#NV</text:p>
          </table:table-cell>
          <table:table-cell table:number-columns-repeated="15"/>
        </table:table-row>
        <table:table-row table:style-name="ro1">
          <table:table-cell table:number-columns-repeated="7"/>
          <table:table-cell table:formula="of:=IF(             OR           (     NOT(ISNA(VLOOKUP([.D385];[Veranstaltung.$E$10:.$E$99];1;0)));     NOT(ISNA(VLOOKUP([.D385];[Veranstaltung.$G$10:.$G$99];1;0)))   );   [.D385];   IF(     OR(N([.D385])=0;ISBLANK([.E385]));     &quot;&quot;;  VLOOKUP(       JahrDerVeranstaltung-IF(N([.D385])&lt;3000;[.D385];YEAR([.D385]));       [Veranstaltung.$C$10:.$H$99];       IF(LOWER([.E385])=&quot;m&quot;;3;5);       1     )   )  )">
            <text:p/>
          </table:table-cell>
          <table:table-cell table:formula="of:=VLOOKUP([.A385];[Zeitnahme.$A$5:.$B$505];2;0)" office:value-type="string" office:string-value="" calcext:value-type="error">
            <text:p>#NV</text:p>
          </table:table-cell>
          <table:table-cell table:formula="of:=COUNTIFS([.$I$5:.$I$505];&quot;&lt;&quot;&amp;[.$I385];[.$G$5:.$G$505];[.$G385];[.$H$5:.$H$505];[.$H385])+1" office:value-type="string" office:string-value="" calcext:value-type="error">
            <text:p>#NV</text:p>
          </table:table-cell>
          <table:table-cell table:formula="of:=COUNTIFS([.$I$5:.$I$505];&quot;&lt;&quot;&amp;[.$I385];[.$G$5:.$G$505];[.$G385];[.E$5:.$E$505];[.$E385])+1" office:value-type="string" office:string-value="" calcext:value-type="error">
            <text:p>#NV</text:p>
          </table:table-cell>
          <table:table-cell table:number-columns-repeated="15"/>
        </table:table-row>
        <table:table-row table:style-name="ro1">
          <table:table-cell table:number-columns-repeated="7"/>
          <table:table-cell table:formula="of:=IF(             OR           (     NOT(ISNA(VLOOKUP([.D386];[Veranstaltung.$E$10:.$E$99];1;0)));     NOT(ISNA(VLOOKUP([.D386];[Veranstaltung.$G$10:.$G$99];1;0)))   );   [.D386];   IF(     OR(N([.D386])=0;ISBLANK([.E386]));     &quot;&quot;;  VLOOKUP(       JahrDerVeranstaltung-IF(N([.D386])&lt;3000;[.D386];YEAR([.D386]));       [Veranstaltung.$C$10:.$H$99];       IF(LOWER([.E386])=&quot;m&quot;;3;5);       1     )   )  )">
            <text:p/>
          </table:table-cell>
          <table:table-cell table:formula="of:=VLOOKUP([.A386];[Zeitnahme.$A$5:.$B$505];2;0)" office:value-type="string" office:string-value="" calcext:value-type="error">
            <text:p>#NV</text:p>
          </table:table-cell>
          <table:table-cell table:formula="of:=COUNTIFS([.$I$5:.$I$505];&quot;&lt;&quot;&amp;[.$I386];[.$G$5:.$G$505];[.$G386];[.$H$5:.$H$505];[.$H386])+1" office:value-type="string" office:string-value="" calcext:value-type="error">
            <text:p>#NV</text:p>
          </table:table-cell>
          <table:table-cell table:formula="of:=COUNTIFS([.$I$5:.$I$505];&quot;&lt;&quot;&amp;[.$I386];[.$G$5:.$G$505];[.$G386];[.E$5:.$E$505];[.$E386])+1" office:value-type="string" office:string-value="" calcext:value-type="error">
            <text:p>#NV</text:p>
          </table:table-cell>
          <table:table-cell table:number-columns-repeated="15"/>
        </table:table-row>
        <table:table-row table:style-name="ro1">
          <table:table-cell table:number-columns-repeated="7"/>
          <table:table-cell table:formula="of:=IF(             OR           (     NOT(ISNA(VLOOKUP([.D387];[Veranstaltung.$E$10:.$E$99];1;0)));     NOT(ISNA(VLOOKUP([.D387];[Veranstaltung.$G$10:.$G$99];1;0)))   );   [.D387];   IF(     OR(N([.D387])=0;ISBLANK([.E387]));     &quot;&quot;;  VLOOKUP(       JahrDerVeranstaltung-IF(N([.D387])&lt;3000;[.D387];YEAR([.D387]));       [Veranstaltung.$C$10:.$H$99];       IF(LOWER([.E387])=&quot;m&quot;;3;5);       1     )   )  )">
            <text:p/>
          </table:table-cell>
          <table:table-cell table:formula="of:=VLOOKUP([.A387];[Zeitnahme.$A$5:.$B$505];2;0)" office:value-type="string" office:string-value="" calcext:value-type="error">
            <text:p>#NV</text:p>
          </table:table-cell>
          <table:table-cell table:formula="of:=COUNTIFS([.$I$5:.$I$505];&quot;&lt;&quot;&amp;[.$I387];[.$G$5:.$G$505];[.$G387];[.$H$5:.$H$505];[.$H387])+1" office:value-type="string" office:string-value="" calcext:value-type="error">
            <text:p>#NV</text:p>
          </table:table-cell>
          <table:table-cell table:formula="of:=COUNTIFS([.$I$5:.$I$505];&quot;&lt;&quot;&amp;[.$I387];[.$G$5:.$G$505];[.$G387];[.E$5:.$E$505];[.$E387])+1" office:value-type="string" office:string-value="" calcext:value-type="error">
            <text:p>#NV</text:p>
          </table:table-cell>
          <table:table-cell table:number-columns-repeated="15"/>
        </table:table-row>
        <table:table-row table:style-name="ro1">
          <table:table-cell table:number-columns-repeated="7"/>
          <table:table-cell table:formula="of:=IF(             OR           (     NOT(ISNA(VLOOKUP([.D388];[Veranstaltung.$E$10:.$E$99];1;0)));     NOT(ISNA(VLOOKUP([.D388];[Veranstaltung.$G$10:.$G$99];1;0)))   );   [.D388];   IF(     OR(N([.D388])=0;ISBLANK([.E388]));     &quot;&quot;;  VLOOKUP(       JahrDerVeranstaltung-IF(N([.D388])&lt;3000;[.D388];YEAR([.D388]));       [Veranstaltung.$C$10:.$H$99];       IF(LOWER([.E388])=&quot;m&quot;;3;5);       1     )   )  )">
            <text:p/>
          </table:table-cell>
          <table:table-cell table:formula="of:=VLOOKUP([.A388];[Zeitnahme.$A$5:.$B$505];2;0)" office:value-type="string" office:string-value="" calcext:value-type="error">
            <text:p>#NV</text:p>
          </table:table-cell>
          <table:table-cell table:formula="of:=COUNTIFS([.$I$5:.$I$505];&quot;&lt;&quot;&amp;[.$I388];[.$G$5:.$G$505];[.$G388];[.$H$5:.$H$505];[.$H388])+1" office:value-type="string" office:string-value="" calcext:value-type="error">
            <text:p>#NV</text:p>
          </table:table-cell>
          <table:table-cell table:formula="of:=COUNTIFS([.$I$5:.$I$505];&quot;&lt;&quot;&amp;[.$I388];[.$G$5:.$G$505];[.$G388];[.E$5:.$E$505];[.$E388])+1" office:value-type="string" office:string-value="" calcext:value-type="error">
            <text:p>#NV</text:p>
          </table:table-cell>
          <table:table-cell table:number-columns-repeated="15"/>
        </table:table-row>
        <table:table-row table:style-name="ro1">
          <table:table-cell table:number-columns-repeated="7"/>
          <table:table-cell table:formula="of:=IF(             OR           (     NOT(ISNA(VLOOKUP([.D389];[Veranstaltung.$E$10:.$E$99];1;0)));     NOT(ISNA(VLOOKUP([.D389];[Veranstaltung.$G$10:.$G$99];1;0)))   );   [.D389];   IF(     OR(N([.D389])=0;ISBLANK([.E389]));     &quot;&quot;;  VLOOKUP(       JahrDerVeranstaltung-IF(N([.D389])&lt;3000;[.D389];YEAR([.D389]));       [Veranstaltung.$C$10:.$H$99];       IF(LOWER([.E389])=&quot;m&quot;;3;5);       1     )   )  )">
            <text:p/>
          </table:table-cell>
          <table:table-cell table:formula="of:=VLOOKUP([.A389];[Zeitnahme.$A$5:.$B$505];2;0)" office:value-type="string" office:string-value="" calcext:value-type="error">
            <text:p>#NV</text:p>
          </table:table-cell>
          <table:table-cell table:formula="of:=COUNTIFS([.$I$5:.$I$505];&quot;&lt;&quot;&amp;[.$I389];[.$G$5:.$G$505];[.$G389];[.$H$5:.$H$505];[.$H389])+1" office:value-type="string" office:string-value="" calcext:value-type="error">
            <text:p>#NV</text:p>
          </table:table-cell>
          <table:table-cell table:formula="of:=COUNTIFS([.$I$5:.$I$505];&quot;&lt;&quot;&amp;[.$I389];[.$G$5:.$G$505];[.$G389];[.E$5:.$E$505];[.$E389])+1" office:value-type="string" office:string-value="" calcext:value-type="error">
            <text:p>#NV</text:p>
          </table:table-cell>
          <table:table-cell table:number-columns-repeated="15"/>
        </table:table-row>
        <table:table-row table:style-name="ro1">
          <table:table-cell table:number-columns-repeated="7"/>
          <table:table-cell table:formula="of:=IF(             OR           (     NOT(ISNA(VLOOKUP([.D390];[Veranstaltung.$E$10:.$E$99];1;0)));     NOT(ISNA(VLOOKUP([.D390];[Veranstaltung.$G$10:.$G$99];1;0)))   );   [.D390];   IF(     OR(N([.D390])=0;ISBLANK([.E390]));     &quot;&quot;;  VLOOKUP(       JahrDerVeranstaltung-IF(N([.D390])&lt;3000;[.D390];YEAR([.D390]));       [Veranstaltung.$C$10:.$H$99];       IF(LOWER([.E390])=&quot;m&quot;;3;5);       1     )   )  )">
            <text:p/>
          </table:table-cell>
          <table:table-cell table:formula="of:=VLOOKUP([.A390];[Zeitnahme.$A$5:.$B$505];2;0)" office:value-type="string" office:string-value="" calcext:value-type="error">
            <text:p>#NV</text:p>
          </table:table-cell>
          <table:table-cell table:formula="of:=COUNTIFS([.$I$5:.$I$505];&quot;&lt;&quot;&amp;[.$I390];[.$G$5:.$G$505];[.$G390];[.$H$5:.$H$505];[.$H390])+1" office:value-type="string" office:string-value="" calcext:value-type="error">
            <text:p>#NV</text:p>
          </table:table-cell>
          <table:table-cell table:formula="of:=COUNTIFS([.$I$5:.$I$505];&quot;&lt;&quot;&amp;[.$I390];[.$G$5:.$G$505];[.$G390];[.E$5:.$E$505];[.$E390])+1" office:value-type="string" office:string-value="" calcext:value-type="error">
            <text:p>#NV</text:p>
          </table:table-cell>
          <table:table-cell table:number-columns-repeated="15"/>
        </table:table-row>
        <table:table-row table:style-name="ro1">
          <table:table-cell table:number-columns-repeated="7"/>
          <table:table-cell table:formula="of:=IF(             OR           (     NOT(ISNA(VLOOKUP([.D391];[Veranstaltung.$E$10:.$E$99];1;0)));     NOT(ISNA(VLOOKUP([.D391];[Veranstaltung.$G$10:.$G$99];1;0)))   );   [.D391];   IF(     OR(N([.D391])=0;ISBLANK([.E391]));     &quot;&quot;;  VLOOKUP(       JahrDerVeranstaltung-IF(N([.D391])&lt;3000;[.D391];YEAR([.D391]));       [Veranstaltung.$C$10:.$H$99];       IF(LOWER([.E391])=&quot;m&quot;;3;5);       1     )   )  )">
            <text:p/>
          </table:table-cell>
          <table:table-cell table:formula="of:=VLOOKUP([.A391];[Zeitnahme.$A$5:.$B$505];2;0)" office:value-type="string" office:string-value="" calcext:value-type="error">
            <text:p>#NV</text:p>
          </table:table-cell>
          <table:table-cell table:formula="of:=COUNTIFS([.$I$5:.$I$505];&quot;&lt;&quot;&amp;[.$I391];[.$G$5:.$G$505];[.$G391];[.$H$5:.$H$505];[.$H391])+1" office:value-type="string" office:string-value="" calcext:value-type="error">
            <text:p>#NV</text:p>
          </table:table-cell>
          <table:table-cell table:formula="of:=COUNTIFS([.$I$5:.$I$505];&quot;&lt;&quot;&amp;[.$I391];[.$G$5:.$G$505];[.$G391];[.E$5:.$E$505];[.$E391])+1" office:value-type="string" office:string-value="" calcext:value-type="error">
            <text:p>#NV</text:p>
          </table:table-cell>
          <table:table-cell table:number-columns-repeated="15"/>
        </table:table-row>
        <table:table-row table:style-name="ro1">
          <table:table-cell table:number-columns-repeated="7"/>
          <table:table-cell table:formula="of:=IF(             OR           (     NOT(ISNA(VLOOKUP([.D392];[Veranstaltung.$E$10:.$E$99];1;0)));     NOT(ISNA(VLOOKUP([.D392];[Veranstaltung.$G$10:.$G$99];1;0)))   );   [.D392];   IF(     OR(N([.D392])=0;ISBLANK([.E392]));     &quot;&quot;;  VLOOKUP(       JahrDerVeranstaltung-IF(N([.D392])&lt;3000;[.D392];YEAR([.D392]));       [Veranstaltung.$C$10:.$H$99];       IF(LOWER([.E392])=&quot;m&quot;;3;5);       1     )   )  )">
            <text:p/>
          </table:table-cell>
          <table:table-cell table:formula="of:=VLOOKUP([.A392];[Zeitnahme.$A$5:.$B$505];2;0)" office:value-type="string" office:string-value="" calcext:value-type="error">
            <text:p>#NV</text:p>
          </table:table-cell>
          <table:table-cell table:formula="of:=COUNTIFS([.$I$5:.$I$505];&quot;&lt;&quot;&amp;[.$I392];[.$G$5:.$G$505];[.$G392];[.$H$5:.$H$505];[.$H392])+1" office:value-type="string" office:string-value="" calcext:value-type="error">
            <text:p>#NV</text:p>
          </table:table-cell>
          <table:table-cell table:formula="of:=COUNTIFS([.$I$5:.$I$505];&quot;&lt;&quot;&amp;[.$I392];[.$G$5:.$G$505];[.$G392];[.E$5:.$E$505];[.$E392])+1" office:value-type="string" office:string-value="" calcext:value-type="error">
            <text:p>#NV</text:p>
          </table:table-cell>
          <table:table-cell table:number-columns-repeated="15"/>
        </table:table-row>
        <table:table-row table:style-name="ro1">
          <table:table-cell table:number-columns-repeated="7"/>
          <table:table-cell table:formula="of:=IF(             OR           (     NOT(ISNA(VLOOKUP([.D393];[Veranstaltung.$E$10:.$E$99];1;0)));     NOT(ISNA(VLOOKUP([.D393];[Veranstaltung.$G$10:.$G$99];1;0)))   );   [.D393];   IF(     OR(N([.D393])=0;ISBLANK([.E393]));     &quot;&quot;;  VLOOKUP(       JahrDerVeranstaltung-IF(N([.D393])&lt;3000;[.D393];YEAR([.D393]));       [Veranstaltung.$C$10:.$H$99];       IF(LOWER([.E393])=&quot;m&quot;;3;5);       1     )   )  )">
            <text:p/>
          </table:table-cell>
          <table:table-cell table:formula="of:=VLOOKUP([.A393];[Zeitnahme.$A$5:.$B$505];2;0)" office:value-type="string" office:string-value="" calcext:value-type="error">
            <text:p>#NV</text:p>
          </table:table-cell>
          <table:table-cell table:formula="of:=COUNTIFS([.$I$5:.$I$505];&quot;&lt;&quot;&amp;[.$I393];[.$G$5:.$G$505];[.$G393];[.$H$5:.$H$505];[.$H393])+1" office:value-type="string" office:string-value="" calcext:value-type="error">
            <text:p>#NV</text:p>
          </table:table-cell>
          <table:table-cell table:formula="of:=COUNTIFS([.$I$5:.$I$505];&quot;&lt;&quot;&amp;[.$I393];[.$G$5:.$G$505];[.$G393];[.E$5:.$E$505];[.$E393])+1" office:value-type="string" office:string-value="" calcext:value-type="error">
            <text:p>#NV</text:p>
          </table:table-cell>
          <table:table-cell table:number-columns-repeated="15"/>
        </table:table-row>
        <table:table-row table:style-name="ro1">
          <table:table-cell table:number-columns-repeated="7"/>
          <table:table-cell table:formula="of:=IF(             OR           (     NOT(ISNA(VLOOKUP([.D394];[Veranstaltung.$E$10:.$E$99];1;0)));     NOT(ISNA(VLOOKUP([.D394];[Veranstaltung.$G$10:.$G$99];1;0)))   );   [.D394];   IF(     OR(N([.D394])=0;ISBLANK([.E394]));     &quot;&quot;;  VLOOKUP(       JahrDerVeranstaltung-IF(N([.D394])&lt;3000;[.D394];YEAR([.D394]));       [Veranstaltung.$C$10:.$H$99];       IF(LOWER([.E394])=&quot;m&quot;;3;5);       1     )   )  )">
            <text:p/>
          </table:table-cell>
          <table:table-cell table:formula="of:=VLOOKUP([.A394];[Zeitnahme.$A$5:.$B$505];2;0)" office:value-type="string" office:string-value="" calcext:value-type="error">
            <text:p>#NV</text:p>
          </table:table-cell>
          <table:table-cell table:formula="of:=COUNTIFS([.$I$5:.$I$505];&quot;&lt;&quot;&amp;[.$I394];[.$G$5:.$G$505];[.$G394];[.$H$5:.$H$505];[.$H394])+1" office:value-type="string" office:string-value="" calcext:value-type="error">
            <text:p>#NV</text:p>
          </table:table-cell>
          <table:table-cell table:formula="of:=COUNTIFS([.$I$5:.$I$505];&quot;&lt;&quot;&amp;[.$I394];[.$G$5:.$G$505];[.$G394];[.E$5:.$E$505];[.$E394])+1" office:value-type="string" office:string-value="" calcext:value-type="error">
            <text:p>#NV</text:p>
          </table:table-cell>
          <table:table-cell table:number-columns-repeated="15"/>
        </table:table-row>
        <table:table-row table:style-name="ro1">
          <table:table-cell table:number-columns-repeated="7"/>
          <table:table-cell table:formula="of:=IF(             OR           (     NOT(ISNA(VLOOKUP([.D395];[Veranstaltung.$E$10:.$E$99];1;0)));     NOT(ISNA(VLOOKUP([.D395];[Veranstaltung.$G$10:.$G$99];1;0)))   );   [.D395];   IF(     OR(N([.D395])=0;ISBLANK([.E395]));     &quot;&quot;;  VLOOKUP(       JahrDerVeranstaltung-IF(N([.D395])&lt;3000;[.D395];YEAR([.D395]));       [Veranstaltung.$C$10:.$H$99];       IF(LOWER([.E395])=&quot;m&quot;;3;5);       1     )   )  )">
            <text:p/>
          </table:table-cell>
          <table:table-cell table:formula="of:=VLOOKUP([.A395];[Zeitnahme.$A$5:.$B$505];2;0)" office:value-type="string" office:string-value="" calcext:value-type="error">
            <text:p>#NV</text:p>
          </table:table-cell>
          <table:table-cell table:formula="of:=COUNTIFS([.$I$5:.$I$505];&quot;&lt;&quot;&amp;[.$I395];[.$G$5:.$G$505];[.$G395];[.$H$5:.$H$505];[.$H395])+1" office:value-type="string" office:string-value="" calcext:value-type="error">
            <text:p>#NV</text:p>
          </table:table-cell>
          <table:table-cell table:formula="of:=COUNTIFS([.$I$5:.$I$505];&quot;&lt;&quot;&amp;[.$I395];[.$G$5:.$G$505];[.$G395];[.E$5:.$E$505];[.$E395])+1" office:value-type="string" office:string-value="" calcext:value-type="error">
            <text:p>#NV</text:p>
          </table:table-cell>
          <table:table-cell table:number-columns-repeated="15"/>
        </table:table-row>
        <table:table-row table:style-name="ro1">
          <table:table-cell table:number-columns-repeated="7"/>
          <table:table-cell table:formula="of:=IF(             OR           (     NOT(ISNA(VLOOKUP([.D396];[Veranstaltung.$E$10:.$E$99];1;0)));     NOT(ISNA(VLOOKUP([.D396];[Veranstaltung.$G$10:.$G$99];1;0)))   );   [.D396];   IF(     OR(N([.D396])=0;ISBLANK([.E396]));     &quot;&quot;;  VLOOKUP(       JahrDerVeranstaltung-IF(N([.D396])&lt;3000;[.D396];YEAR([.D396]));       [Veranstaltung.$C$10:.$H$99];       IF(LOWER([.E396])=&quot;m&quot;;3;5);       1     )   )  )">
            <text:p/>
          </table:table-cell>
          <table:table-cell table:formula="of:=VLOOKUP([.A396];[Zeitnahme.$A$5:.$B$505];2;0)" office:value-type="string" office:string-value="" calcext:value-type="error">
            <text:p>#NV</text:p>
          </table:table-cell>
          <table:table-cell table:formula="of:=COUNTIFS([.$I$5:.$I$505];&quot;&lt;&quot;&amp;[.$I396];[.$G$5:.$G$505];[.$G396];[.$H$5:.$H$505];[.$H396])+1" office:value-type="string" office:string-value="" calcext:value-type="error">
            <text:p>#NV</text:p>
          </table:table-cell>
          <table:table-cell table:formula="of:=COUNTIFS([.$I$5:.$I$505];&quot;&lt;&quot;&amp;[.$I396];[.$G$5:.$G$505];[.$G396];[.E$5:.$E$505];[.$E396])+1" office:value-type="string" office:string-value="" calcext:value-type="error">
            <text:p>#NV</text:p>
          </table:table-cell>
          <table:table-cell table:number-columns-repeated="15"/>
        </table:table-row>
        <table:table-row table:style-name="ro1">
          <table:table-cell table:number-columns-repeated="7"/>
          <table:table-cell table:formula="of:=IF(             OR           (     NOT(ISNA(VLOOKUP([.D397];[Veranstaltung.$E$10:.$E$99];1;0)));     NOT(ISNA(VLOOKUP([.D397];[Veranstaltung.$G$10:.$G$99];1;0)))   );   [.D397];   IF(     OR(N([.D397])=0;ISBLANK([.E397]));     &quot;&quot;;  VLOOKUP(       JahrDerVeranstaltung-IF(N([.D397])&lt;3000;[.D397];YEAR([.D397]));       [Veranstaltung.$C$10:.$H$99];       IF(LOWER([.E397])=&quot;m&quot;;3;5);       1     )   )  )">
            <text:p/>
          </table:table-cell>
          <table:table-cell table:formula="of:=VLOOKUP([.A397];[Zeitnahme.$A$5:.$B$505];2;0)" office:value-type="string" office:string-value="" calcext:value-type="error">
            <text:p>#NV</text:p>
          </table:table-cell>
          <table:table-cell table:formula="of:=COUNTIFS([.$I$5:.$I$505];&quot;&lt;&quot;&amp;[.$I397];[.$G$5:.$G$505];[.$G397];[.$H$5:.$H$505];[.$H397])+1" office:value-type="string" office:string-value="" calcext:value-type="error">
            <text:p>#NV</text:p>
          </table:table-cell>
          <table:table-cell table:formula="of:=COUNTIFS([.$I$5:.$I$505];&quot;&lt;&quot;&amp;[.$I397];[.$G$5:.$G$505];[.$G397];[.E$5:.$E$505];[.$E397])+1" office:value-type="string" office:string-value="" calcext:value-type="error">
            <text:p>#NV</text:p>
          </table:table-cell>
          <table:table-cell table:number-columns-repeated="15"/>
        </table:table-row>
        <table:table-row table:style-name="ro1">
          <table:table-cell table:number-columns-repeated="7"/>
          <table:table-cell table:formula="of:=IF(             OR           (     NOT(ISNA(VLOOKUP([.D398];[Veranstaltung.$E$10:.$E$99];1;0)));     NOT(ISNA(VLOOKUP([.D398];[Veranstaltung.$G$10:.$G$99];1;0)))   );   [.D398];   IF(     OR(N([.D398])=0;ISBLANK([.E398]));     &quot;&quot;;  VLOOKUP(       JahrDerVeranstaltung-IF(N([.D398])&lt;3000;[.D398];YEAR([.D398]));       [Veranstaltung.$C$10:.$H$99];       IF(LOWER([.E398])=&quot;m&quot;;3;5);       1     )   )  )">
            <text:p/>
          </table:table-cell>
          <table:table-cell table:formula="of:=VLOOKUP([.A398];[Zeitnahme.$A$5:.$B$505];2;0)" office:value-type="string" office:string-value="" calcext:value-type="error">
            <text:p>#NV</text:p>
          </table:table-cell>
          <table:table-cell table:formula="of:=COUNTIFS([.$I$5:.$I$505];&quot;&lt;&quot;&amp;[.$I398];[.$G$5:.$G$505];[.$G398];[.$H$5:.$H$505];[.$H398])+1" office:value-type="string" office:string-value="" calcext:value-type="error">
            <text:p>#NV</text:p>
          </table:table-cell>
          <table:table-cell table:formula="of:=COUNTIFS([.$I$5:.$I$505];&quot;&lt;&quot;&amp;[.$I398];[.$G$5:.$G$505];[.$G398];[.E$5:.$E$505];[.$E398])+1" office:value-type="string" office:string-value="" calcext:value-type="error">
            <text:p>#NV</text:p>
          </table:table-cell>
          <table:table-cell table:number-columns-repeated="15"/>
        </table:table-row>
        <table:table-row table:style-name="ro1">
          <table:table-cell table:number-columns-repeated="7"/>
          <table:table-cell table:formula="of:=IF(             OR           (     NOT(ISNA(VLOOKUP([.D399];[Veranstaltung.$E$10:.$E$99];1;0)));     NOT(ISNA(VLOOKUP([.D399];[Veranstaltung.$G$10:.$G$99];1;0)))   );   [.D399];   IF(     OR(N([.D399])=0;ISBLANK([.E399]));     &quot;&quot;;  VLOOKUP(       JahrDerVeranstaltung-IF(N([.D399])&lt;3000;[.D399];YEAR([.D399]));       [Veranstaltung.$C$10:.$H$99];       IF(LOWER([.E399])=&quot;m&quot;;3;5);       1     )   )  )">
            <text:p/>
          </table:table-cell>
          <table:table-cell table:formula="of:=VLOOKUP([.A399];[Zeitnahme.$A$5:.$B$505];2;0)" office:value-type="string" office:string-value="" calcext:value-type="error">
            <text:p>#NV</text:p>
          </table:table-cell>
          <table:table-cell table:formula="of:=COUNTIFS([.$I$5:.$I$505];&quot;&lt;&quot;&amp;[.$I399];[.$G$5:.$G$505];[.$G399];[.$H$5:.$H$505];[.$H399])+1" office:value-type="string" office:string-value="" calcext:value-type="error">
            <text:p>#NV</text:p>
          </table:table-cell>
          <table:table-cell table:formula="of:=COUNTIFS([.$I$5:.$I$505];&quot;&lt;&quot;&amp;[.$I399];[.$G$5:.$G$505];[.$G399];[.E$5:.$E$505];[.$E399])+1" office:value-type="string" office:string-value="" calcext:value-type="error">
            <text:p>#NV</text:p>
          </table:table-cell>
          <table:table-cell table:number-columns-repeated="15"/>
        </table:table-row>
        <table:table-row table:style-name="ro1">
          <table:table-cell table:number-columns-repeated="7"/>
          <table:table-cell table:formula="of:=IF(             OR           (     NOT(ISNA(VLOOKUP([.D400];[Veranstaltung.$E$10:.$E$99];1;0)));     NOT(ISNA(VLOOKUP([.D400];[Veranstaltung.$G$10:.$G$99];1;0)))   );   [.D400];   IF(     OR(N([.D400])=0;ISBLANK([.E400]));     &quot;&quot;;  VLOOKUP(       JahrDerVeranstaltung-IF(N([.D400])&lt;3000;[.D400];YEAR([.D400]));       [Veranstaltung.$C$10:.$H$99];       IF(LOWER([.E400])=&quot;m&quot;;3;5);       1     )   )  )">
            <text:p/>
          </table:table-cell>
          <table:table-cell table:formula="of:=VLOOKUP([.A400];[Zeitnahme.$A$5:.$B$505];2;0)" office:value-type="string" office:string-value="" calcext:value-type="error">
            <text:p>#NV</text:p>
          </table:table-cell>
          <table:table-cell table:formula="of:=COUNTIFS([.$I$5:.$I$505];&quot;&lt;&quot;&amp;[.$I400];[.$G$5:.$G$505];[.$G400];[.$H$5:.$H$505];[.$H400])+1" office:value-type="string" office:string-value="" calcext:value-type="error">
            <text:p>#NV</text:p>
          </table:table-cell>
          <table:table-cell table:formula="of:=COUNTIFS([.$I$5:.$I$505];&quot;&lt;&quot;&amp;[.$I400];[.$G$5:.$G$505];[.$G400];[.E$5:.$E$505];[.$E400])+1" office:value-type="string" office:string-value="" calcext:value-type="error">
            <text:p>#NV</text:p>
          </table:table-cell>
          <table:table-cell table:number-columns-repeated="15"/>
        </table:table-row>
        <table:table-row table:style-name="ro1">
          <table:table-cell table:number-columns-repeated="7"/>
          <table:table-cell table:formula="of:=IF(             OR           (     NOT(ISNA(VLOOKUP([.D401];[Veranstaltung.$E$10:.$E$99];1;0)));     NOT(ISNA(VLOOKUP([.D401];[Veranstaltung.$G$10:.$G$99];1;0)))   );   [.D401];   IF(     OR(N([.D401])=0;ISBLANK([.E401]));     &quot;&quot;;  VLOOKUP(       JahrDerVeranstaltung-IF(N([.D401])&lt;3000;[.D401];YEAR([.D401]));       [Veranstaltung.$C$10:.$H$99];       IF(LOWER([.E401])=&quot;m&quot;;3;5);       1     )   )  )">
            <text:p/>
          </table:table-cell>
          <table:table-cell table:formula="of:=VLOOKUP([.A401];[Zeitnahme.$A$5:.$B$505];2;0)" office:value-type="string" office:string-value="" calcext:value-type="error">
            <text:p>#NV</text:p>
          </table:table-cell>
          <table:table-cell table:formula="of:=COUNTIFS([.$I$5:.$I$505];&quot;&lt;&quot;&amp;[.$I401];[.$G$5:.$G$505];[.$G401];[.$H$5:.$H$505];[.$H401])+1" office:value-type="string" office:string-value="" calcext:value-type="error">
            <text:p>#NV</text:p>
          </table:table-cell>
          <table:table-cell table:formula="of:=COUNTIFS([.$I$5:.$I$505];&quot;&lt;&quot;&amp;[.$I401];[.$G$5:.$G$505];[.$G401];[.E$5:.$E$505];[.$E401])+1" office:value-type="string" office:string-value="" calcext:value-type="error">
            <text:p>#NV</text:p>
          </table:table-cell>
          <table:table-cell table:number-columns-repeated="15"/>
        </table:table-row>
        <table:table-row table:style-name="ro1">
          <table:table-cell table:number-columns-repeated="7"/>
          <table:table-cell table:formula="of:=IF(             OR           (     NOT(ISNA(VLOOKUP([.D402];[Veranstaltung.$E$10:.$E$99];1;0)));     NOT(ISNA(VLOOKUP([.D402];[Veranstaltung.$G$10:.$G$99];1;0)))   );   [.D402];   IF(     OR(N([.D402])=0;ISBLANK([.E402]));     &quot;&quot;;  VLOOKUP(       JahrDerVeranstaltung-IF(N([.D402])&lt;3000;[.D402];YEAR([.D402]));       [Veranstaltung.$C$10:.$H$99];       IF(LOWER([.E402])=&quot;m&quot;;3;5);       1     )   )  )">
            <text:p/>
          </table:table-cell>
          <table:table-cell table:formula="of:=VLOOKUP([.A402];[Zeitnahme.$A$5:.$B$505];2;0)" office:value-type="string" office:string-value="" calcext:value-type="error">
            <text:p>#NV</text:p>
          </table:table-cell>
          <table:table-cell table:formula="of:=COUNTIFS([.$I$5:.$I$505];&quot;&lt;&quot;&amp;[.$I402];[.$G$5:.$G$505];[.$G402];[.$H$5:.$H$505];[.$H402])+1" office:value-type="string" office:string-value="" calcext:value-type="error">
            <text:p>#NV</text:p>
          </table:table-cell>
          <table:table-cell table:formula="of:=COUNTIFS([.$I$5:.$I$505];&quot;&lt;&quot;&amp;[.$I402];[.$G$5:.$G$505];[.$G402];[.E$5:.$E$505];[.$E402])+1" office:value-type="string" office:string-value="" calcext:value-type="error">
            <text:p>#NV</text:p>
          </table:table-cell>
          <table:table-cell table:number-columns-repeated="15"/>
        </table:table-row>
        <table:table-row table:style-name="ro1">
          <table:table-cell table:number-columns-repeated="7"/>
          <table:table-cell table:formula="of:=IF(             OR           (     NOT(ISNA(VLOOKUP([.D403];[Veranstaltung.$E$10:.$E$99];1;0)));     NOT(ISNA(VLOOKUP([.D403];[Veranstaltung.$G$10:.$G$99];1;0)))   );   [.D403];   IF(     OR(N([.D403])=0;ISBLANK([.E403]));     &quot;&quot;;  VLOOKUP(       JahrDerVeranstaltung-IF(N([.D403])&lt;3000;[.D403];YEAR([.D403]));       [Veranstaltung.$C$10:.$H$99];       IF(LOWER([.E403])=&quot;m&quot;;3;5);       1     )   )  )">
            <text:p/>
          </table:table-cell>
          <table:table-cell table:formula="of:=VLOOKUP([.A403];[Zeitnahme.$A$5:.$B$505];2;0)" office:value-type="string" office:string-value="" calcext:value-type="error">
            <text:p>#NV</text:p>
          </table:table-cell>
          <table:table-cell table:formula="of:=COUNTIFS([.$I$5:.$I$505];&quot;&lt;&quot;&amp;[.$I403];[.$G$5:.$G$505];[.$G403];[.$H$5:.$H$505];[.$H403])+1" office:value-type="string" office:string-value="" calcext:value-type="error">
            <text:p>#NV</text:p>
          </table:table-cell>
          <table:table-cell table:formula="of:=COUNTIFS([.$I$5:.$I$505];&quot;&lt;&quot;&amp;[.$I403];[.$G$5:.$G$505];[.$G403];[.E$5:.$E$505];[.$E403])+1" office:value-type="string" office:string-value="" calcext:value-type="error">
            <text:p>#NV</text:p>
          </table:table-cell>
          <table:table-cell table:number-columns-repeated="15"/>
        </table:table-row>
        <table:table-row table:style-name="ro1">
          <table:table-cell table:number-columns-repeated="7"/>
          <table:table-cell table:formula="of:=IF(             OR           (     NOT(ISNA(VLOOKUP([.D404];[Veranstaltung.$E$10:.$E$99];1;0)));     NOT(ISNA(VLOOKUP([.D404];[Veranstaltung.$G$10:.$G$99];1;0)))   );   [.D404];   IF(     OR(N([.D404])=0;ISBLANK([.E404]));     &quot;&quot;;  VLOOKUP(       JahrDerVeranstaltung-IF(N([.D404])&lt;3000;[.D404];YEAR([.D404]));       [Veranstaltung.$C$10:.$H$99];       IF(LOWER([.E404])=&quot;m&quot;;3;5);       1     )   )  )">
            <text:p/>
          </table:table-cell>
          <table:table-cell table:formula="of:=VLOOKUP([.A404];[Zeitnahme.$A$5:.$B$505];2;0)" office:value-type="string" office:string-value="" calcext:value-type="error">
            <text:p>#NV</text:p>
          </table:table-cell>
          <table:table-cell table:formula="of:=COUNTIFS([.$I$5:.$I$505];&quot;&lt;&quot;&amp;[.$I404];[.$G$5:.$G$505];[.$G404];[.$H$5:.$H$505];[.$H404])+1" office:value-type="string" office:string-value="" calcext:value-type="error">
            <text:p>#NV</text:p>
          </table:table-cell>
          <table:table-cell table:formula="of:=COUNTIFS([.$I$5:.$I$505];&quot;&lt;&quot;&amp;[.$I404];[.$G$5:.$G$505];[.$G404];[.E$5:.$E$505];[.$E404])+1" office:value-type="string" office:string-value="" calcext:value-type="error">
            <text:p>#NV</text:p>
          </table:table-cell>
          <table:table-cell table:number-columns-repeated="15"/>
        </table:table-row>
        <table:table-row table:style-name="ro1">
          <table:table-cell table:number-columns-repeated="7"/>
          <table:table-cell table:formula="of:=IF(             OR           (     NOT(ISNA(VLOOKUP([.D405];[Veranstaltung.$E$10:.$E$99];1;0)));     NOT(ISNA(VLOOKUP([.D405];[Veranstaltung.$G$10:.$G$99];1;0)))   );   [.D405];   IF(     OR(N([.D405])=0;ISBLANK([.E405]));     &quot;&quot;;  VLOOKUP(       JahrDerVeranstaltung-IF(N([.D405])&lt;3000;[.D405];YEAR([.D405]));       [Veranstaltung.$C$10:.$H$99];       IF(LOWER([.E405])=&quot;m&quot;;3;5);       1     )   )  )">
            <text:p/>
          </table:table-cell>
          <table:table-cell table:formula="of:=VLOOKUP([.A405];[Zeitnahme.$A$5:.$B$505];2;0)" office:value-type="string" office:string-value="" calcext:value-type="error">
            <text:p>#NV</text:p>
          </table:table-cell>
          <table:table-cell table:formula="of:=COUNTIFS([.$I$5:.$I$505];&quot;&lt;&quot;&amp;[.$I405];[.$G$5:.$G$505];[.$G405];[.$H$5:.$H$505];[.$H405])+1" office:value-type="string" office:string-value="" calcext:value-type="error">
            <text:p>#NV</text:p>
          </table:table-cell>
          <table:table-cell table:formula="of:=COUNTIFS([.$I$5:.$I$505];&quot;&lt;&quot;&amp;[.$I405];[.$G$5:.$G$505];[.$G405];[.E$5:.$E$505];[.$E405])+1" office:value-type="string" office:string-value="" calcext:value-type="error">
            <text:p>#NV</text:p>
          </table:table-cell>
          <table:table-cell table:number-columns-repeated="15"/>
        </table:table-row>
        <table:table-row table:style-name="ro1">
          <table:table-cell table:number-columns-repeated="7"/>
          <table:table-cell table:formula="of:=IF(             OR           (     NOT(ISNA(VLOOKUP([.D406];[Veranstaltung.$E$10:.$E$99];1;0)));     NOT(ISNA(VLOOKUP([.D406];[Veranstaltung.$G$10:.$G$99];1;0)))   );   [.D406];   IF(     OR(N([.D406])=0;ISBLANK([.E406]));     &quot;&quot;;  VLOOKUP(       JahrDerVeranstaltung-IF(N([.D406])&lt;3000;[.D406];YEAR([.D406]));       [Veranstaltung.$C$10:.$H$99];       IF(LOWER([.E406])=&quot;m&quot;;3;5);       1     )   )  )">
            <text:p/>
          </table:table-cell>
          <table:table-cell table:formula="of:=VLOOKUP([.A406];[Zeitnahme.$A$5:.$B$505];2;0)" office:value-type="string" office:string-value="" calcext:value-type="error">
            <text:p>#NV</text:p>
          </table:table-cell>
          <table:table-cell table:formula="of:=COUNTIFS([.$I$5:.$I$505];&quot;&lt;&quot;&amp;[.$I406];[.$G$5:.$G$505];[.$G406];[.$H$5:.$H$505];[.$H406])+1" office:value-type="string" office:string-value="" calcext:value-type="error">
            <text:p>#NV</text:p>
          </table:table-cell>
          <table:table-cell table:formula="of:=COUNTIFS([.$I$5:.$I$505];&quot;&lt;&quot;&amp;[.$I406];[.$G$5:.$G$505];[.$G406];[.E$5:.$E$505];[.$E406])+1" office:value-type="string" office:string-value="" calcext:value-type="error">
            <text:p>#NV</text:p>
          </table:table-cell>
          <table:table-cell table:number-columns-repeated="15"/>
        </table:table-row>
        <table:table-row table:style-name="ro1">
          <table:table-cell table:number-columns-repeated="7"/>
          <table:table-cell table:formula="of:=IF(             OR           (     NOT(ISNA(VLOOKUP([.D407];[Veranstaltung.$E$10:.$E$99];1;0)));     NOT(ISNA(VLOOKUP([.D407];[Veranstaltung.$G$10:.$G$99];1;0)))   );   [.D407];   IF(     OR(N([.D407])=0;ISBLANK([.E407]));     &quot;&quot;;  VLOOKUP(       JahrDerVeranstaltung-IF(N([.D407])&lt;3000;[.D407];YEAR([.D407]));       [Veranstaltung.$C$10:.$H$99];       IF(LOWER([.E407])=&quot;m&quot;;3;5);       1     )   )  )">
            <text:p/>
          </table:table-cell>
          <table:table-cell table:formula="of:=VLOOKUP([.A407];[Zeitnahme.$A$5:.$B$505];2;0)" office:value-type="string" office:string-value="" calcext:value-type="error">
            <text:p>#NV</text:p>
          </table:table-cell>
          <table:table-cell table:formula="of:=COUNTIFS([.$I$5:.$I$505];&quot;&lt;&quot;&amp;[.$I407];[.$G$5:.$G$505];[.$G407];[.$H$5:.$H$505];[.$H407])+1" office:value-type="string" office:string-value="" calcext:value-type="error">
            <text:p>#NV</text:p>
          </table:table-cell>
          <table:table-cell table:formula="of:=COUNTIFS([.$I$5:.$I$505];&quot;&lt;&quot;&amp;[.$I407];[.$G$5:.$G$505];[.$G407];[.E$5:.$E$505];[.$E407])+1" office:value-type="string" office:string-value="" calcext:value-type="error">
            <text:p>#NV</text:p>
          </table:table-cell>
          <table:table-cell table:number-columns-repeated="15"/>
        </table:table-row>
        <table:table-row table:style-name="ro1">
          <table:table-cell table:number-columns-repeated="7"/>
          <table:table-cell table:formula="of:=IF(             OR           (     NOT(ISNA(VLOOKUP([.D408];[Veranstaltung.$E$10:.$E$99];1;0)));     NOT(ISNA(VLOOKUP([.D408];[Veranstaltung.$G$10:.$G$99];1;0)))   );   [.D408];   IF(     OR(N([.D408])=0;ISBLANK([.E408]));     &quot;&quot;;  VLOOKUP(       JahrDerVeranstaltung-IF(N([.D408])&lt;3000;[.D408];YEAR([.D408]));       [Veranstaltung.$C$10:.$H$99];       IF(LOWER([.E408])=&quot;m&quot;;3;5);       1     )   )  )">
            <text:p/>
          </table:table-cell>
          <table:table-cell table:formula="of:=VLOOKUP([.A408];[Zeitnahme.$A$5:.$B$505];2;0)" office:value-type="string" office:string-value="" calcext:value-type="error">
            <text:p>#NV</text:p>
          </table:table-cell>
          <table:table-cell table:formula="of:=COUNTIFS([.$I$5:.$I$505];&quot;&lt;&quot;&amp;[.$I408];[.$G$5:.$G$505];[.$G408];[.$H$5:.$H$505];[.$H408])+1" office:value-type="string" office:string-value="" calcext:value-type="error">
            <text:p>#NV</text:p>
          </table:table-cell>
          <table:table-cell table:formula="of:=COUNTIFS([.$I$5:.$I$505];&quot;&lt;&quot;&amp;[.$I408];[.$G$5:.$G$505];[.$G408];[.E$5:.$E$505];[.$E408])+1" office:value-type="string" office:string-value="" calcext:value-type="error">
            <text:p>#NV</text:p>
          </table:table-cell>
          <table:table-cell table:number-columns-repeated="15"/>
        </table:table-row>
        <table:table-row table:style-name="ro1">
          <table:table-cell table:number-columns-repeated="7"/>
          <table:table-cell table:formula="of:=IF(             OR           (     NOT(ISNA(VLOOKUP([.D409];[Veranstaltung.$E$10:.$E$99];1;0)));     NOT(ISNA(VLOOKUP([.D409];[Veranstaltung.$G$10:.$G$99];1;0)))   );   [.D409];   IF(     OR(N([.D409])=0;ISBLANK([.E409]));     &quot;&quot;;  VLOOKUP(       JahrDerVeranstaltung-IF(N([.D409])&lt;3000;[.D409];YEAR([.D409]));       [Veranstaltung.$C$10:.$H$99];       IF(LOWER([.E409])=&quot;m&quot;;3;5);       1     )   )  )">
            <text:p/>
          </table:table-cell>
          <table:table-cell table:formula="of:=VLOOKUP([.A409];[Zeitnahme.$A$5:.$B$505];2;0)" office:value-type="string" office:string-value="" calcext:value-type="error">
            <text:p>#NV</text:p>
          </table:table-cell>
          <table:table-cell table:formula="of:=COUNTIFS([.$I$5:.$I$505];&quot;&lt;&quot;&amp;[.$I409];[.$G$5:.$G$505];[.$G409];[.$H$5:.$H$505];[.$H409])+1" office:value-type="string" office:string-value="" calcext:value-type="error">
            <text:p>#NV</text:p>
          </table:table-cell>
          <table:table-cell table:formula="of:=COUNTIFS([.$I$5:.$I$505];&quot;&lt;&quot;&amp;[.$I409];[.$G$5:.$G$505];[.$G409];[.E$5:.$E$505];[.$E409])+1" office:value-type="string" office:string-value="" calcext:value-type="error">
            <text:p>#NV</text:p>
          </table:table-cell>
          <table:table-cell table:number-columns-repeated="15"/>
        </table:table-row>
        <table:table-row table:style-name="ro1">
          <table:table-cell table:number-columns-repeated="7"/>
          <table:table-cell table:formula="of:=IF(             OR           (     NOT(ISNA(VLOOKUP([.D410];[Veranstaltung.$E$10:.$E$99];1;0)));     NOT(ISNA(VLOOKUP([.D410];[Veranstaltung.$G$10:.$G$99];1;0)))   );   [.D410];   IF(     OR(N([.D410])=0;ISBLANK([.E410]));     &quot;&quot;;  VLOOKUP(       JahrDerVeranstaltung-IF(N([.D410])&lt;3000;[.D410];YEAR([.D410]));       [Veranstaltung.$C$10:.$H$99];       IF(LOWER([.E410])=&quot;m&quot;;3;5);       1     )   )  )">
            <text:p/>
          </table:table-cell>
          <table:table-cell table:formula="of:=VLOOKUP([.A410];[Zeitnahme.$A$5:.$B$505];2;0)" office:value-type="string" office:string-value="" calcext:value-type="error">
            <text:p>#NV</text:p>
          </table:table-cell>
          <table:table-cell table:formula="of:=COUNTIFS([.$I$5:.$I$505];&quot;&lt;&quot;&amp;[.$I410];[.$G$5:.$G$505];[.$G410];[.$H$5:.$H$505];[.$H410])+1" office:value-type="string" office:string-value="" calcext:value-type="error">
            <text:p>#NV</text:p>
          </table:table-cell>
          <table:table-cell table:formula="of:=COUNTIFS([.$I$5:.$I$505];&quot;&lt;&quot;&amp;[.$I410];[.$G$5:.$G$505];[.$G410];[.E$5:.$E$505];[.$E410])+1" office:value-type="string" office:string-value="" calcext:value-type="error">
            <text:p>#NV</text:p>
          </table:table-cell>
          <table:table-cell table:number-columns-repeated="15"/>
        </table:table-row>
        <table:table-row table:style-name="ro1">
          <table:table-cell table:number-columns-repeated="7"/>
          <table:table-cell table:formula="of:=IF(             OR           (     NOT(ISNA(VLOOKUP([.D411];[Veranstaltung.$E$10:.$E$99];1;0)));     NOT(ISNA(VLOOKUP([.D411];[Veranstaltung.$G$10:.$G$99];1;0)))   );   [.D411];   IF(     OR(N([.D411])=0;ISBLANK([.E411]));     &quot;&quot;;  VLOOKUP(       JahrDerVeranstaltung-IF(N([.D411])&lt;3000;[.D411];YEAR([.D411]));       [Veranstaltung.$C$10:.$H$99];       IF(LOWER([.E411])=&quot;m&quot;;3;5);       1     )   )  )">
            <text:p/>
          </table:table-cell>
          <table:table-cell table:formula="of:=VLOOKUP([.A411];[Zeitnahme.$A$5:.$B$505];2;0)" office:value-type="string" office:string-value="" calcext:value-type="error">
            <text:p>#NV</text:p>
          </table:table-cell>
          <table:table-cell table:formula="of:=COUNTIFS([.$I$5:.$I$505];&quot;&lt;&quot;&amp;[.$I411];[.$G$5:.$G$505];[.$G411];[.$H$5:.$H$505];[.$H411])+1" office:value-type="string" office:string-value="" calcext:value-type="error">
            <text:p>#NV</text:p>
          </table:table-cell>
          <table:table-cell table:formula="of:=COUNTIFS([.$I$5:.$I$505];&quot;&lt;&quot;&amp;[.$I411];[.$G$5:.$G$505];[.$G411];[.E$5:.$E$505];[.$E411])+1" office:value-type="string" office:string-value="" calcext:value-type="error">
            <text:p>#NV</text:p>
          </table:table-cell>
          <table:table-cell table:number-columns-repeated="15"/>
        </table:table-row>
        <table:table-row table:style-name="ro1">
          <table:table-cell table:number-columns-repeated="7"/>
          <table:table-cell table:formula="of:=IF(             OR           (     NOT(ISNA(VLOOKUP([.D412];[Veranstaltung.$E$10:.$E$99];1;0)));     NOT(ISNA(VLOOKUP([.D412];[Veranstaltung.$G$10:.$G$99];1;0)))   );   [.D412];   IF(     OR(N([.D412])=0;ISBLANK([.E412]));     &quot;&quot;;  VLOOKUP(       JahrDerVeranstaltung-IF(N([.D412])&lt;3000;[.D412];YEAR([.D412]));       [Veranstaltung.$C$10:.$H$99];       IF(LOWER([.E412])=&quot;m&quot;;3;5);       1     )   )  )">
            <text:p/>
          </table:table-cell>
          <table:table-cell table:formula="of:=VLOOKUP([.A412];[Zeitnahme.$A$5:.$B$505];2;0)" office:value-type="string" office:string-value="" calcext:value-type="error">
            <text:p>#NV</text:p>
          </table:table-cell>
          <table:table-cell table:formula="of:=COUNTIFS([.$I$5:.$I$505];&quot;&lt;&quot;&amp;[.$I412];[.$G$5:.$G$505];[.$G412];[.$H$5:.$H$505];[.$H412])+1" office:value-type="string" office:string-value="" calcext:value-type="error">
            <text:p>#NV</text:p>
          </table:table-cell>
          <table:table-cell table:formula="of:=COUNTIFS([.$I$5:.$I$505];&quot;&lt;&quot;&amp;[.$I412];[.$G$5:.$G$505];[.$G412];[.E$5:.$E$505];[.$E412])+1" office:value-type="string" office:string-value="" calcext:value-type="error">
            <text:p>#NV</text:p>
          </table:table-cell>
          <table:table-cell table:number-columns-repeated="15"/>
        </table:table-row>
        <table:table-row table:style-name="ro1">
          <table:table-cell table:number-columns-repeated="7"/>
          <table:table-cell table:formula="of:=IF(             OR           (     NOT(ISNA(VLOOKUP([.D413];[Veranstaltung.$E$10:.$E$99];1;0)));     NOT(ISNA(VLOOKUP([.D413];[Veranstaltung.$G$10:.$G$99];1;0)))   );   [.D413];   IF(     OR(N([.D413])=0;ISBLANK([.E413]));     &quot;&quot;;  VLOOKUP(       JahrDerVeranstaltung-IF(N([.D413])&lt;3000;[.D413];YEAR([.D413]));       [Veranstaltung.$C$10:.$H$99];       IF(LOWER([.E413])=&quot;m&quot;;3;5);       1     )   )  )">
            <text:p/>
          </table:table-cell>
          <table:table-cell table:formula="of:=VLOOKUP([.A413];[Zeitnahme.$A$5:.$B$505];2;0)" office:value-type="string" office:string-value="" calcext:value-type="error">
            <text:p>#NV</text:p>
          </table:table-cell>
          <table:table-cell table:formula="of:=COUNTIFS([.$I$5:.$I$505];&quot;&lt;&quot;&amp;[.$I413];[.$G$5:.$G$505];[.$G413];[.$H$5:.$H$505];[.$H413])+1" office:value-type="string" office:string-value="" calcext:value-type="error">
            <text:p>#NV</text:p>
          </table:table-cell>
          <table:table-cell table:formula="of:=COUNTIFS([.$I$5:.$I$505];&quot;&lt;&quot;&amp;[.$I413];[.$G$5:.$G$505];[.$G413];[.E$5:.$E$505];[.$E413])+1" office:value-type="string" office:string-value="" calcext:value-type="error">
            <text:p>#NV</text:p>
          </table:table-cell>
          <table:table-cell table:number-columns-repeated="15"/>
        </table:table-row>
        <table:table-row table:style-name="ro1">
          <table:table-cell table:number-columns-repeated="7"/>
          <table:table-cell table:formula="of:=IF(             OR           (     NOT(ISNA(VLOOKUP([.D414];[Veranstaltung.$E$10:.$E$99];1;0)));     NOT(ISNA(VLOOKUP([.D414];[Veranstaltung.$G$10:.$G$99];1;0)))   );   [.D414];   IF(     OR(N([.D414])=0;ISBLANK([.E414]));     &quot;&quot;;  VLOOKUP(       JahrDerVeranstaltung-IF(N([.D414])&lt;3000;[.D414];YEAR([.D414]));       [Veranstaltung.$C$10:.$H$99];       IF(LOWER([.E414])=&quot;m&quot;;3;5);       1     )   )  )">
            <text:p/>
          </table:table-cell>
          <table:table-cell table:formula="of:=VLOOKUP([.A414];[Zeitnahme.$A$5:.$B$505];2;0)" office:value-type="string" office:string-value="" calcext:value-type="error">
            <text:p>#NV</text:p>
          </table:table-cell>
          <table:table-cell table:formula="of:=COUNTIFS([.$I$5:.$I$505];&quot;&lt;&quot;&amp;[.$I414];[.$G$5:.$G$505];[.$G414];[.$H$5:.$H$505];[.$H414])+1" office:value-type="string" office:string-value="" calcext:value-type="error">
            <text:p>#NV</text:p>
          </table:table-cell>
          <table:table-cell table:formula="of:=COUNTIFS([.$I$5:.$I$505];&quot;&lt;&quot;&amp;[.$I414];[.$G$5:.$G$505];[.$G414];[.E$5:.$E$505];[.$E414])+1" office:value-type="string" office:string-value="" calcext:value-type="error">
            <text:p>#NV</text:p>
          </table:table-cell>
          <table:table-cell table:number-columns-repeated="15"/>
        </table:table-row>
        <table:table-row table:style-name="ro1">
          <table:table-cell table:number-columns-repeated="7"/>
          <table:table-cell table:formula="of:=IF(             OR           (     NOT(ISNA(VLOOKUP([.D415];[Veranstaltung.$E$10:.$E$99];1;0)));     NOT(ISNA(VLOOKUP([.D415];[Veranstaltung.$G$10:.$G$99];1;0)))   );   [.D415];   IF(     OR(N([.D415])=0;ISBLANK([.E415]));     &quot;&quot;;  VLOOKUP(       JahrDerVeranstaltung-IF(N([.D415])&lt;3000;[.D415];YEAR([.D415]));       [Veranstaltung.$C$10:.$H$99];       IF(LOWER([.E415])=&quot;m&quot;;3;5);       1     )   )  )">
            <text:p/>
          </table:table-cell>
          <table:table-cell table:formula="of:=VLOOKUP([.A415];[Zeitnahme.$A$5:.$B$505];2;0)" office:value-type="string" office:string-value="" calcext:value-type="error">
            <text:p>#NV</text:p>
          </table:table-cell>
          <table:table-cell table:formula="of:=COUNTIFS([.$I$5:.$I$505];&quot;&lt;&quot;&amp;[.$I415];[.$G$5:.$G$505];[.$G415];[.$H$5:.$H$505];[.$H415])+1" office:value-type="string" office:string-value="" calcext:value-type="error">
            <text:p>#NV</text:p>
          </table:table-cell>
          <table:table-cell table:formula="of:=COUNTIFS([.$I$5:.$I$505];&quot;&lt;&quot;&amp;[.$I415];[.$G$5:.$G$505];[.$G415];[.E$5:.$E$505];[.$E415])+1" office:value-type="string" office:string-value="" calcext:value-type="error">
            <text:p>#NV</text:p>
          </table:table-cell>
          <table:table-cell table:number-columns-repeated="15"/>
        </table:table-row>
        <table:table-row table:style-name="ro1">
          <table:table-cell table:number-columns-repeated="7"/>
          <table:table-cell table:formula="of:=IF(             OR           (     NOT(ISNA(VLOOKUP([.D416];[Veranstaltung.$E$10:.$E$99];1;0)));     NOT(ISNA(VLOOKUP([.D416];[Veranstaltung.$G$10:.$G$99];1;0)))   );   [.D416];   IF(     OR(N([.D416])=0;ISBLANK([.E416]));     &quot;&quot;;  VLOOKUP(       JahrDerVeranstaltung-IF(N([.D416])&lt;3000;[.D416];YEAR([.D416]));       [Veranstaltung.$C$10:.$H$99];       IF(LOWER([.E416])=&quot;m&quot;;3;5);       1     )   )  )">
            <text:p/>
          </table:table-cell>
          <table:table-cell table:formula="of:=VLOOKUP([.A416];[Zeitnahme.$A$5:.$B$505];2;0)" office:value-type="string" office:string-value="" calcext:value-type="error">
            <text:p>#NV</text:p>
          </table:table-cell>
          <table:table-cell table:formula="of:=COUNTIFS([.$I$5:.$I$505];&quot;&lt;&quot;&amp;[.$I416];[.$G$5:.$G$505];[.$G416];[.$H$5:.$H$505];[.$H416])+1" office:value-type="string" office:string-value="" calcext:value-type="error">
            <text:p>#NV</text:p>
          </table:table-cell>
          <table:table-cell table:formula="of:=COUNTIFS([.$I$5:.$I$505];&quot;&lt;&quot;&amp;[.$I416];[.$G$5:.$G$505];[.$G416];[.E$5:.$E$505];[.$E416])+1" office:value-type="string" office:string-value="" calcext:value-type="error">
            <text:p>#NV</text:p>
          </table:table-cell>
          <table:table-cell table:number-columns-repeated="15"/>
        </table:table-row>
        <table:table-row table:style-name="ro1">
          <table:table-cell table:number-columns-repeated="7"/>
          <table:table-cell table:formula="of:=IF(             OR           (     NOT(ISNA(VLOOKUP([.D417];[Veranstaltung.$E$10:.$E$99];1;0)));     NOT(ISNA(VLOOKUP([.D417];[Veranstaltung.$G$10:.$G$99];1;0)))   );   [.D417];   IF(     OR(N([.D417])=0;ISBLANK([.E417]));     &quot;&quot;;  VLOOKUP(       JahrDerVeranstaltung-IF(N([.D417])&lt;3000;[.D417];YEAR([.D417]));       [Veranstaltung.$C$10:.$H$99];       IF(LOWER([.E417])=&quot;m&quot;;3;5);       1     )   )  )">
            <text:p/>
          </table:table-cell>
          <table:table-cell table:formula="of:=VLOOKUP([.A417];[Zeitnahme.$A$5:.$B$505];2;0)" office:value-type="string" office:string-value="" calcext:value-type="error">
            <text:p>#NV</text:p>
          </table:table-cell>
          <table:table-cell table:formula="of:=COUNTIFS([.$I$5:.$I$505];&quot;&lt;&quot;&amp;[.$I417];[.$G$5:.$G$505];[.$G417];[.$H$5:.$H$505];[.$H417])+1" office:value-type="string" office:string-value="" calcext:value-type="error">
            <text:p>#NV</text:p>
          </table:table-cell>
          <table:table-cell table:formula="of:=COUNTIFS([.$I$5:.$I$505];&quot;&lt;&quot;&amp;[.$I417];[.$G$5:.$G$505];[.$G417];[.E$5:.$E$505];[.$E417])+1" office:value-type="string" office:string-value="" calcext:value-type="error">
            <text:p>#NV</text:p>
          </table:table-cell>
          <table:table-cell table:number-columns-repeated="15"/>
        </table:table-row>
        <table:table-row table:style-name="ro1">
          <table:table-cell table:number-columns-repeated="7"/>
          <table:table-cell table:formula="of:=IF(             OR           (     NOT(ISNA(VLOOKUP([.D418];[Veranstaltung.$E$10:.$E$99];1;0)));     NOT(ISNA(VLOOKUP([.D418];[Veranstaltung.$G$10:.$G$99];1;0)))   );   [.D418];   IF(     OR(N([.D418])=0;ISBLANK([.E418]));     &quot;&quot;;  VLOOKUP(       JahrDerVeranstaltung-IF(N([.D418])&lt;3000;[.D418];YEAR([.D418]));       [Veranstaltung.$C$10:.$H$99];       IF(LOWER([.E418])=&quot;m&quot;;3;5);       1     )   )  )">
            <text:p/>
          </table:table-cell>
          <table:table-cell table:formula="of:=VLOOKUP([.A418];[Zeitnahme.$A$5:.$B$505];2;0)" office:value-type="string" office:string-value="" calcext:value-type="error">
            <text:p>#NV</text:p>
          </table:table-cell>
          <table:table-cell table:formula="of:=COUNTIFS([.$I$5:.$I$505];&quot;&lt;&quot;&amp;[.$I418];[.$G$5:.$G$505];[.$G418];[.$H$5:.$H$505];[.$H418])+1" office:value-type="string" office:string-value="" calcext:value-type="error">
            <text:p>#NV</text:p>
          </table:table-cell>
          <table:table-cell table:formula="of:=COUNTIFS([.$I$5:.$I$505];&quot;&lt;&quot;&amp;[.$I418];[.$G$5:.$G$505];[.$G418];[.E$5:.$E$505];[.$E418])+1" office:value-type="string" office:string-value="" calcext:value-type="error">
            <text:p>#NV</text:p>
          </table:table-cell>
          <table:table-cell table:number-columns-repeated="15"/>
        </table:table-row>
        <table:table-row table:style-name="ro1">
          <table:table-cell table:number-columns-repeated="7"/>
          <table:table-cell table:formula="of:=IF(             OR           (     NOT(ISNA(VLOOKUP([.D419];[Veranstaltung.$E$10:.$E$99];1;0)));     NOT(ISNA(VLOOKUP([.D419];[Veranstaltung.$G$10:.$G$99];1;0)))   );   [.D419];   IF(     OR(N([.D419])=0;ISBLANK([.E419]));     &quot;&quot;;  VLOOKUP(       JahrDerVeranstaltung-IF(N([.D419])&lt;3000;[.D419];YEAR([.D419]));       [Veranstaltung.$C$10:.$H$99];       IF(LOWER([.E419])=&quot;m&quot;;3;5);       1     )   )  )">
            <text:p/>
          </table:table-cell>
          <table:table-cell table:formula="of:=VLOOKUP([.A419];[Zeitnahme.$A$5:.$B$505];2;0)" office:value-type="string" office:string-value="" calcext:value-type="error">
            <text:p>#NV</text:p>
          </table:table-cell>
          <table:table-cell table:formula="of:=COUNTIFS([.$I$5:.$I$505];&quot;&lt;&quot;&amp;[.$I419];[.$G$5:.$G$505];[.$G419];[.$H$5:.$H$505];[.$H419])+1" office:value-type="string" office:string-value="" calcext:value-type="error">
            <text:p>#NV</text:p>
          </table:table-cell>
          <table:table-cell table:formula="of:=COUNTIFS([.$I$5:.$I$505];&quot;&lt;&quot;&amp;[.$I419];[.$G$5:.$G$505];[.$G419];[.E$5:.$E$505];[.$E419])+1" office:value-type="string" office:string-value="" calcext:value-type="error">
            <text:p>#NV</text:p>
          </table:table-cell>
          <table:table-cell table:number-columns-repeated="15"/>
        </table:table-row>
        <table:table-row table:style-name="ro1">
          <table:table-cell table:number-columns-repeated="7"/>
          <table:table-cell table:formula="of:=IF(             OR           (     NOT(ISNA(VLOOKUP([.D420];[Veranstaltung.$E$10:.$E$99];1;0)));     NOT(ISNA(VLOOKUP([.D420];[Veranstaltung.$G$10:.$G$99];1;0)))   );   [.D420];   IF(     OR(N([.D420])=0;ISBLANK([.E420]));     &quot;&quot;;  VLOOKUP(       JahrDerVeranstaltung-IF(N([.D420])&lt;3000;[.D420];YEAR([.D420]));       [Veranstaltung.$C$10:.$H$99];       IF(LOWER([.E420])=&quot;m&quot;;3;5);       1     )   )  )">
            <text:p/>
          </table:table-cell>
          <table:table-cell table:formula="of:=VLOOKUP([.A420];[Zeitnahme.$A$5:.$B$505];2;0)" office:value-type="string" office:string-value="" calcext:value-type="error">
            <text:p>#NV</text:p>
          </table:table-cell>
          <table:table-cell table:formula="of:=COUNTIFS([.$I$5:.$I$505];&quot;&lt;&quot;&amp;[.$I420];[.$G$5:.$G$505];[.$G420];[.$H$5:.$H$505];[.$H420])+1" office:value-type="string" office:string-value="" calcext:value-type="error">
            <text:p>#NV</text:p>
          </table:table-cell>
          <table:table-cell table:formula="of:=COUNTIFS([.$I$5:.$I$505];&quot;&lt;&quot;&amp;[.$I420];[.$G$5:.$G$505];[.$G420];[.E$5:.$E$505];[.$E420])+1" office:value-type="string" office:string-value="" calcext:value-type="error">
            <text:p>#NV</text:p>
          </table:table-cell>
          <table:table-cell table:number-columns-repeated="15"/>
        </table:table-row>
        <table:table-row table:style-name="ro1">
          <table:table-cell table:number-columns-repeated="7"/>
          <table:table-cell table:formula="of:=IF(             OR           (     NOT(ISNA(VLOOKUP([.D421];[Veranstaltung.$E$10:.$E$99];1;0)));     NOT(ISNA(VLOOKUP([.D421];[Veranstaltung.$G$10:.$G$99];1;0)))   );   [.D421];   IF(     OR(N([.D421])=0;ISBLANK([.E421]));     &quot;&quot;;  VLOOKUP(       JahrDerVeranstaltung-IF(N([.D421])&lt;3000;[.D421];YEAR([.D421]));       [Veranstaltung.$C$10:.$H$99];       IF(LOWER([.E421])=&quot;m&quot;;3;5);       1     )   )  )">
            <text:p/>
          </table:table-cell>
          <table:table-cell table:formula="of:=VLOOKUP([.A421];[Zeitnahme.$A$5:.$B$505];2;0)" office:value-type="string" office:string-value="" calcext:value-type="error">
            <text:p>#NV</text:p>
          </table:table-cell>
          <table:table-cell table:formula="of:=COUNTIFS([.$I$5:.$I$505];&quot;&lt;&quot;&amp;[.$I421];[.$G$5:.$G$505];[.$G421];[.$H$5:.$H$505];[.$H421])+1" office:value-type="string" office:string-value="" calcext:value-type="error">
            <text:p>#NV</text:p>
          </table:table-cell>
          <table:table-cell table:formula="of:=COUNTIFS([.$I$5:.$I$505];&quot;&lt;&quot;&amp;[.$I421];[.$G$5:.$G$505];[.$G421];[.E$5:.$E$505];[.$E421])+1" office:value-type="string" office:string-value="" calcext:value-type="error">
            <text:p>#NV</text:p>
          </table:table-cell>
          <table:table-cell table:number-columns-repeated="15"/>
        </table:table-row>
        <table:table-row table:style-name="ro1">
          <table:table-cell table:number-columns-repeated="7"/>
          <table:table-cell table:formula="of:=IF(             OR           (     NOT(ISNA(VLOOKUP([.D422];[Veranstaltung.$E$10:.$E$99];1;0)));     NOT(ISNA(VLOOKUP([.D422];[Veranstaltung.$G$10:.$G$99];1;0)))   );   [.D422];   IF(     OR(N([.D422])=0;ISBLANK([.E422]));     &quot;&quot;;  VLOOKUP(       JahrDerVeranstaltung-IF(N([.D422])&lt;3000;[.D422];YEAR([.D422]));       [Veranstaltung.$C$10:.$H$99];       IF(LOWER([.E422])=&quot;m&quot;;3;5);       1     )   )  )">
            <text:p/>
          </table:table-cell>
          <table:table-cell table:formula="of:=VLOOKUP([.A422];[Zeitnahme.$A$5:.$B$505];2;0)" office:value-type="string" office:string-value="" calcext:value-type="error">
            <text:p>#NV</text:p>
          </table:table-cell>
          <table:table-cell table:formula="of:=COUNTIFS([.$I$5:.$I$505];&quot;&lt;&quot;&amp;[.$I422];[.$G$5:.$G$505];[.$G422];[.$H$5:.$H$505];[.$H422])+1" office:value-type="string" office:string-value="" calcext:value-type="error">
            <text:p>#NV</text:p>
          </table:table-cell>
          <table:table-cell table:formula="of:=COUNTIFS([.$I$5:.$I$505];&quot;&lt;&quot;&amp;[.$I422];[.$G$5:.$G$505];[.$G422];[.E$5:.$E$505];[.$E422])+1" office:value-type="string" office:string-value="" calcext:value-type="error">
            <text:p>#NV</text:p>
          </table:table-cell>
          <table:table-cell table:number-columns-repeated="15"/>
        </table:table-row>
        <table:table-row table:style-name="ro1">
          <table:table-cell table:number-columns-repeated="7"/>
          <table:table-cell table:formula="of:=IF(             OR           (     NOT(ISNA(VLOOKUP([.D423];[Veranstaltung.$E$10:.$E$99];1;0)));     NOT(ISNA(VLOOKUP([.D423];[Veranstaltung.$G$10:.$G$99];1;0)))   );   [.D423];   IF(     OR(N([.D423])=0;ISBLANK([.E423]));     &quot;&quot;;  VLOOKUP(       JahrDerVeranstaltung-IF(N([.D423])&lt;3000;[.D423];YEAR([.D423]));       [Veranstaltung.$C$10:.$H$99];       IF(LOWER([.E423])=&quot;m&quot;;3;5);       1     )   )  )">
            <text:p/>
          </table:table-cell>
          <table:table-cell table:formula="of:=VLOOKUP([.A423];[Zeitnahme.$A$5:.$B$505];2;0)" office:value-type="string" office:string-value="" calcext:value-type="error">
            <text:p>#NV</text:p>
          </table:table-cell>
          <table:table-cell table:formula="of:=COUNTIFS([.$I$5:.$I$505];&quot;&lt;&quot;&amp;[.$I423];[.$G$5:.$G$505];[.$G423];[.$H$5:.$H$505];[.$H423])+1" office:value-type="string" office:string-value="" calcext:value-type="error">
            <text:p>#NV</text:p>
          </table:table-cell>
          <table:table-cell table:formula="of:=COUNTIFS([.$I$5:.$I$505];&quot;&lt;&quot;&amp;[.$I423];[.$G$5:.$G$505];[.$G423];[.E$5:.$E$505];[.$E423])+1" office:value-type="string" office:string-value="" calcext:value-type="error">
            <text:p>#NV</text:p>
          </table:table-cell>
          <table:table-cell table:number-columns-repeated="15"/>
        </table:table-row>
        <table:table-row table:style-name="ro1">
          <table:table-cell table:number-columns-repeated="7"/>
          <table:table-cell table:formula="of:=IF(             OR           (     NOT(ISNA(VLOOKUP([.D424];[Veranstaltung.$E$10:.$E$99];1;0)));     NOT(ISNA(VLOOKUP([.D424];[Veranstaltung.$G$10:.$G$99];1;0)))   );   [.D424];   IF(     OR(N([.D424])=0;ISBLANK([.E424]));     &quot;&quot;;  VLOOKUP(       JahrDerVeranstaltung-IF(N([.D424])&lt;3000;[.D424];YEAR([.D424]));       [Veranstaltung.$C$10:.$H$99];       IF(LOWER([.E424])=&quot;m&quot;;3;5);       1     )   )  )">
            <text:p/>
          </table:table-cell>
          <table:table-cell table:formula="of:=VLOOKUP([.A424];[Zeitnahme.$A$5:.$B$505];2;0)" office:value-type="string" office:string-value="" calcext:value-type="error">
            <text:p>#NV</text:p>
          </table:table-cell>
          <table:table-cell table:formula="of:=COUNTIFS([.$I$5:.$I$505];&quot;&lt;&quot;&amp;[.$I424];[.$G$5:.$G$505];[.$G424];[.$H$5:.$H$505];[.$H424])+1" office:value-type="string" office:string-value="" calcext:value-type="error">
            <text:p>#NV</text:p>
          </table:table-cell>
          <table:table-cell table:formula="of:=COUNTIFS([.$I$5:.$I$505];&quot;&lt;&quot;&amp;[.$I424];[.$G$5:.$G$505];[.$G424];[.E$5:.$E$505];[.$E424])+1" office:value-type="string" office:string-value="" calcext:value-type="error">
            <text:p>#NV</text:p>
          </table:table-cell>
          <table:table-cell table:number-columns-repeated="15"/>
        </table:table-row>
        <table:table-row table:style-name="ro1">
          <table:table-cell table:number-columns-repeated="7"/>
          <table:table-cell table:formula="of:=IF(             OR           (     NOT(ISNA(VLOOKUP([.D425];[Veranstaltung.$E$10:.$E$99];1;0)));     NOT(ISNA(VLOOKUP([.D425];[Veranstaltung.$G$10:.$G$99];1;0)))   );   [.D425];   IF(     OR(N([.D425])=0;ISBLANK([.E425]));     &quot;&quot;;  VLOOKUP(       JahrDerVeranstaltung-IF(N([.D425])&lt;3000;[.D425];YEAR([.D425]));       [Veranstaltung.$C$10:.$H$99];       IF(LOWER([.E425])=&quot;m&quot;;3;5);       1     )   )  )">
            <text:p/>
          </table:table-cell>
          <table:table-cell table:formula="of:=VLOOKUP([.A425];[Zeitnahme.$A$5:.$B$505];2;0)" office:value-type="string" office:string-value="" calcext:value-type="error">
            <text:p>#NV</text:p>
          </table:table-cell>
          <table:table-cell table:formula="of:=COUNTIFS([.$I$5:.$I$505];&quot;&lt;&quot;&amp;[.$I425];[.$G$5:.$G$505];[.$G425];[.$H$5:.$H$505];[.$H425])+1" office:value-type="string" office:string-value="" calcext:value-type="error">
            <text:p>#NV</text:p>
          </table:table-cell>
          <table:table-cell table:formula="of:=COUNTIFS([.$I$5:.$I$505];&quot;&lt;&quot;&amp;[.$I425];[.$G$5:.$G$505];[.$G425];[.E$5:.$E$505];[.$E425])+1" office:value-type="string" office:string-value="" calcext:value-type="error">
            <text:p>#NV</text:p>
          </table:table-cell>
          <table:table-cell table:number-columns-repeated="15"/>
        </table:table-row>
        <table:table-row table:style-name="ro1">
          <table:table-cell table:number-columns-repeated="7"/>
          <table:table-cell table:formula="of:=IF(             OR           (     NOT(ISNA(VLOOKUP([.D426];[Veranstaltung.$E$10:.$E$99];1;0)));     NOT(ISNA(VLOOKUP([.D426];[Veranstaltung.$G$10:.$G$99];1;0)))   );   [.D426];   IF(     OR(N([.D426])=0;ISBLANK([.E426]));     &quot;&quot;;  VLOOKUP(       JahrDerVeranstaltung-IF(N([.D426])&lt;3000;[.D426];YEAR([.D426]));       [Veranstaltung.$C$10:.$H$99];       IF(LOWER([.E426])=&quot;m&quot;;3;5);       1     )   )  )">
            <text:p/>
          </table:table-cell>
          <table:table-cell table:formula="of:=VLOOKUP([.A426];[Zeitnahme.$A$5:.$B$505];2;0)" office:value-type="string" office:string-value="" calcext:value-type="error">
            <text:p>#NV</text:p>
          </table:table-cell>
          <table:table-cell table:formula="of:=COUNTIFS([.$I$5:.$I$505];&quot;&lt;&quot;&amp;[.$I426];[.$G$5:.$G$505];[.$G426];[.$H$5:.$H$505];[.$H426])+1" office:value-type="string" office:string-value="" calcext:value-type="error">
            <text:p>#NV</text:p>
          </table:table-cell>
          <table:table-cell table:formula="of:=COUNTIFS([.$I$5:.$I$505];&quot;&lt;&quot;&amp;[.$I426];[.$G$5:.$G$505];[.$G426];[.E$5:.$E$505];[.$E426])+1" office:value-type="string" office:string-value="" calcext:value-type="error">
            <text:p>#NV</text:p>
          </table:table-cell>
          <table:table-cell table:number-columns-repeated="15"/>
        </table:table-row>
        <table:table-row table:style-name="ro1">
          <table:table-cell table:number-columns-repeated="7"/>
          <table:table-cell table:formula="of:=IF(             OR           (     NOT(ISNA(VLOOKUP([.D427];[Veranstaltung.$E$10:.$E$99];1;0)));     NOT(ISNA(VLOOKUP([.D427];[Veranstaltung.$G$10:.$G$99];1;0)))   );   [.D427];   IF(     OR(N([.D427])=0;ISBLANK([.E427]));     &quot;&quot;;  VLOOKUP(       JahrDerVeranstaltung-IF(N([.D427])&lt;3000;[.D427];YEAR([.D427]));       [Veranstaltung.$C$10:.$H$99];       IF(LOWER([.E427])=&quot;m&quot;;3;5);       1     )   )  )">
            <text:p/>
          </table:table-cell>
          <table:table-cell table:formula="of:=VLOOKUP([.A427];[Zeitnahme.$A$5:.$B$505];2;0)" office:value-type="string" office:string-value="" calcext:value-type="error">
            <text:p>#NV</text:p>
          </table:table-cell>
          <table:table-cell table:formula="of:=COUNTIFS([.$I$5:.$I$505];&quot;&lt;&quot;&amp;[.$I427];[.$G$5:.$G$505];[.$G427];[.$H$5:.$H$505];[.$H427])+1" office:value-type="string" office:string-value="" calcext:value-type="error">
            <text:p>#NV</text:p>
          </table:table-cell>
          <table:table-cell table:formula="of:=COUNTIFS([.$I$5:.$I$505];&quot;&lt;&quot;&amp;[.$I427];[.$G$5:.$G$505];[.$G427];[.E$5:.$E$505];[.$E427])+1" office:value-type="string" office:string-value="" calcext:value-type="error">
            <text:p>#NV</text:p>
          </table:table-cell>
          <table:table-cell table:number-columns-repeated="15"/>
        </table:table-row>
        <table:table-row table:style-name="ro1">
          <table:table-cell table:number-columns-repeated="7"/>
          <table:table-cell table:formula="of:=IF(             OR           (     NOT(ISNA(VLOOKUP([.D428];[Veranstaltung.$E$10:.$E$99];1;0)));     NOT(ISNA(VLOOKUP([.D428];[Veranstaltung.$G$10:.$G$99];1;0)))   );   [.D428];   IF(     OR(N([.D428])=0;ISBLANK([.E428]));     &quot;&quot;;  VLOOKUP(       JahrDerVeranstaltung-IF(N([.D428])&lt;3000;[.D428];YEAR([.D428]));       [Veranstaltung.$C$10:.$H$99];       IF(LOWER([.E428])=&quot;m&quot;;3;5);       1     )   )  )">
            <text:p/>
          </table:table-cell>
          <table:table-cell table:formula="of:=VLOOKUP([.A428];[Zeitnahme.$A$5:.$B$505];2;0)" office:value-type="string" office:string-value="" calcext:value-type="error">
            <text:p>#NV</text:p>
          </table:table-cell>
          <table:table-cell table:formula="of:=COUNTIFS([.$I$5:.$I$505];&quot;&lt;&quot;&amp;[.$I428];[.$G$5:.$G$505];[.$G428];[.$H$5:.$H$505];[.$H428])+1" office:value-type="string" office:string-value="" calcext:value-type="error">
            <text:p>#NV</text:p>
          </table:table-cell>
          <table:table-cell table:formula="of:=COUNTIFS([.$I$5:.$I$505];&quot;&lt;&quot;&amp;[.$I428];[.$G$5:.$G$505];[.$G428];[.E$5:.$E$505];[.$E428])+1" office:value-type="string" office:string-value="" calcext:value-type="error">
            <text:p>#NV</text:p>
          </table:table-cell>
          <table:table-cell table:number-columns-repeated="15"/>
        </table:table-row>
        <table:table-row table:style-name="ro1">
          <table:table-cell table:number-columns-repeated="7"/>
          <table:table-cell table:formula="of:=IF(             OR           (     NOT(ISNA(VLOOKUP([.D429];[Veranstaltung.$E$10:.$E$99];1;0)));     NOT(ISNA(VLOOKUP([.D429];[Veranstaltung.$G$10:.$G$99];1;0)))   );   [.D429];   IF(     OR(N([.D429])=0;ISBLANK([.E429]));     &quot;&quot;;  VLOOKUP(       JahrDerVeranstaltung-IF(N([.D429])&lt;3000;[.D429];YEAR([.D429]));       [Veranstaltung.$C$10:.$H$99];       IF(LOWER([.E429])=&quot;m&quot;;3;5);       1     )   )  )">
            <text:p/>
          </table:table-cell>
          <table:table-cell table:formula="of:=VLOOKUP([.A429];[Zeitnahme.$A$5:.$B$505];2;0)" office:value-type="string" office:string-value="" calcext:value-type="error">
            <text:p>#NV</text:p>
          </table:table-cell>
          <table:table-cell table:formula="of:=COUNTIFS([.$I$5:.$I$505];&quot;&lt;&quot;&amp;[.$I429];[.$G$5:.$G$505];[.$G429];[.$H$5:.$H$505];[.$H429])+1" office:value-type="string" office:string-value="" calcext:value-type="error">
            <text:p>#NV</text:p>
          </table:table-cell>
          <table:table-cell table:formula="of:=COUNTIFS([.$I$5:.$I$505];&quot;&lt;&quot;&amp;[.$I429];[.$G$5:.$G$505];[.$G429];[.E$5:.$E$505];[.$E429])+1" office:value-type="string" office:string-value="" calcext:value-type="error">
            <text:p>#NV</text:p>
          </table:table-cell>
          <table:table-cell table:number-columns-repeated="15"/>
        </table:table-row>
        <table:table-row table:style-name="ro1">
          <table:table-cell table:number-columns-repeated="7"/>
          <table:table-cell table:formula="of:=IF(             OR           (     NOT(ISNA(VLOOKUP([.D430];[Veranstaltung.$E$10:.$E$99];1;0)));     NOT(ISNA(VLOOKUP([.D430];[Veranstaltung.$G$10:.$G$99];1;0)))   );   [.D430];   IF(     OR(N([.D430])=0;ISBLANK([.E430]));     &quot;&quot;;  VLOOKUP(       JahrDerVeranstaltung-IF(N([.D430])&lt;3000;[.D430];YEAR([.D430]));       [Veranstaltung.$C$10:.$H$99];       IF(LOWER([.E430])=&quot;m&quot;;3;5);       1     )   )  )">
            <text:p/>
          </table:table-cell>
          <table:table-cell table:formula="of:=VLOOKUP([.A430];[Zeitnahme.$A$5:.$B$505];2;0)" office:value-type="string" office:string-value="" calcext:value-type="error">
            <text:p>#NV</text:p>
          </table:table-cell>
          <table:table-cell table:formula="of:=COUNTIFS([.$I$5:.$I$505];&quot;&lt;&quot;&amp;[.$I430];[.$G$5:.$G$505];[.$G430];[.$H$5:.$H$505];[.$H430])+1" office:value-type="string" office:string-value="" calcext:value-type="error">
            <text:p>#NV</text:p>
          </table:table-cell>
          <table:table-cell table:formula="of:=COUNTIFS([.$I$5:.$I$505];&quot;&lt;&quot;&amp;[.$I430];[.$G$5:.$G$505];[.$G430];[.E$5:.$E$505];[.$E430])+1" office:value-type="string" office:string-value="" calcext:value-type="error">
            <text:p>#NV</text:p>
          </table:table-cell>
          <table:table-cell table:number-columns-repeated="15"/>
        </table:table-row>
        <table:table-row table:style-name="ro1">
          <table:table-cell table:number-columns-repeated="7"/>
          <table:table-cell table:formula="of:=IF(             OR           (     NOT(ISNA(VLOOKUP([.D431];[Veranstaltung.$E$10:.$E$99];1;0)));     NOT(ISNA(VLOOKUP([.D431];[Veranstaltung.$G$10:.$G$99];1;0)))   );   [.D431];   IF(     OR(N([.D431])=0;ISBLANK([.E431]));     &quot;&quot;;  VLOOKUP(       JahrDerVeranstaltung-IF(N([.D431])&lt;3000;[.D431];YEAR([.D431]));       [Veranstaltung.$C$10:.$H$99];       IF(LOWER([.E431])=&quot;m&quot;;3;5);       1     )   )  )">
            <text:p/>
          </table:table-cell>
          <table:table-cell table:formula="of:=VLOOKUP([.A431];[Zeitnahme.$A$5:.$B$505];2;0)" office:value-type="string" office:string-value="" calcext:value-type="error">
            <text:p>#NV</text:p>
          </table:table-cell>
          <table:table-cell table:formula="of:=COUNTIFS([.$I$5:.$I$505];&quot;&lt;&quot;&amp;[.$I431];[.$G$5:.$G$505];[.$G431];[.$H$5:.$H$505];[.$H431])+1" office:value-type="string" office:string-value="" calcext:value-type="error">
            <text:p>#NV</text:p>
          </table:table-cell>
          <table:table-cell table:formula="of:=COUNTIFS([.$I$5:.$I$505];&quot;&lt;&quot;&amp;[.$I431];[.$G$5:.$G$505];[.$G431];[.E$5:.$E$505];[.$E431])+1" office:value-type="string" office:string-value="" calcext:value-type="error">
            <text:p>#NV</text:p>
          </table:table-cell>
          <table:table-cell table:number-columns-repeated="15"/>
        </table:table-row>
        <table:table-row table:style-name="ro1">
          <table:table-cell table:number-columns-repeated="7"/>
          <table:table-cell table:formula="of:=IF(             OR           (     NOT(ISNA(VLOOKUP([.D432];[Veranstaltung.$E$10:.$E$99];1;0)));     NOT(ISNA(VLOOKUP([.D432];[Veranstaltung.$G$10:.$G$99];1;0)))   );   [.D432];   IF(     OR(N([.D432])=0;ISBLANK([.E432]));     &quot;&quot;;  VLOOKUP(       JahrDerVeranstaltung-IF(N([.D432])&lt;3000;[.D432];YEAR([.D432]));       [Veranstaltung.$C$10:.$H$99];       IF(LOWER([.E432])=&quot;m&quot;;3;5);       1     )   )  )">
            <text:p/>
          </table:table-cell>
          <table:table-cell table:formula="of:=VLOOKUP([.A432];[Zeitnahme.$A$5:.$B$505];2;0)" office:value-type="string" office:string-value="" calcext:value-type="error">
            <text:p>#NV</text:p>
          </table:table-cell>
          <table:table-cell table:formula="of:=COUNTIFS([.$I$5:.$I$505];&quot;&lt;&quot;&amp;[.$I432];[.$G$5:.$G$505];[.$G432];[.$H$5:.$H$505];[.$H432])+1" office:value-type="string" office:string-value="" calcext:value-type="error">
            <text:p>#NV</text:p>
          </table:table-cell>
          <table:table-cell table:formula="of:=COUNTIFS([.$I$5:.$I$505];&quot;&lt;&quot;&amp;[.$I432];[.$G$5:.$G$505];[.$G432];[.E$5:.$E$505];[.$E432])+1" office:value-type="string" office:string-value="" calcext:value-type="error">
            <text:p>#NV</text:p>
          </table:table-cell>
          <table:table-cell table:number-columns-repeated="15"/>
        </table:table-row>
        <table:table-row table:style-name="ro1">
          <table:table-cell table:number-columns-repeated="7"/>
          <table:table-cell table:formula="of:=IF(             OR           (     NOT(ISNA(VLOOKUP([.D433];[Veranstaltung.$E$10:.$E$99];1;0)));     NOT(ISNA(VLOOKUP([.D433];[Veranstaltung.$G$10:.$G$99];1;0)))   );   [.D433];   IF(     OR(N([.D433])=0;ISBLANK([.E433]));     &quot;&quot;;  VLOOKUP(       JahrDerVeranstaltung-IF(N([.D433])&lt;3000;[.D433];YEAR([.D433]));       [Veranstaltung.$C$10:.$H$99];       IF(LOWER([.E433])=&quot;m&quot;;3;5);       1     )   )  )">
            <text:p/>
          </table:table-cell>
          <table:table-cell table:formula="of:=VLOOKUP([.A433];[Zeitnahme.$A$5:.$B$505];2;0)" office:value-type="string" office:string-value="" calcext:value-type="error">
            <text:p>#NV</text:p>
          </table:table-cell>
          <table:table-cell table:formula="of:=COUNTIFS([.$I$5:.$I$505];&quot;&lt;&quot;&amp;[.$I433];[.$G$5:.$G$505];[.$G433];[.$H$5:.$H$505];[.$H433])+1" office:value-type="string" office:string-value="" calcext:value-type="error">
            <text:p>#NV</text:p>
          </table:table-cell>
          <table:table-cell table:formula="of:=COUNTIFS([.$I$5:.$I$505];&quot;&lt;&quot;&amp;[.$I433];[.$G$5:.$G$505];[.$G433];[.E$5:.$E$505];[.$E433])+1" office:value-type="string" office:string-value="" calcext:value-type="error">
            <text:p>#NV</text:p>
          </table:table-cell>
          <table:table-cell table:number-columns-repeated="15"/>
        </table:table-row>
        <table:table-row table:style-name="ro1">
          <table:table-cell table:number-columns-repeated="7"/>
          <table:table-cell table:formula="of:=IF(             OR           (     NOT(ISNA(VLOOKUP([.D434];[Veranstaltung.$E$10:.$E$99];1;0)));     NOT(ISNA(VLOOKUP([.D434];[Veranstaltung.$G$10:.$G$99];1;0)))   );   [.D434];   IF(     OR(N([.D434])=0;ISBLANK([.E434]));     &quot;&quot;;  VLOOKUP(       JahrDerVeranstaltung-IF(N([.D434])&lt;3000;[.D434];YEAR([.D434]));       [Veranstaltung.$C$10:.$H$99];       IF(LOWER([.E434])=&quot;m&quot;;3;5);       1     )   )  )">
            <text:p/>
          </table:table-cell>
          <table:table-cell table:formula="of:=VLOOKUP([.A434];[Zeitnahme.$A$5:.$B$505];2;0)" office:value-type="string" office:string-value="" calcext:value-type="error">
            <text:p>#NV</text:p>
          </table:table-cell>
          <table:table-cell table:formula="of:=COUNTIFS([.$I$5:.$I$505];&quot;&lt;&quot;&amp;[.$I434];[.$G$5:.$G$505];[.$G434];[.$H$5:.$H$505];[.$H434])+1" office:value-type="string" office:string-value="" calcext:value-type="error">
            <text:p>#NV</text:p>
          </table:table-cell>
          <table:table-cell table:formula="of:=COUNTIFS([.$I$5:.$I$505];&quot;&lt;&quot;&amp;[.$I434];[.$G$5:.$G$505];[.$G434];[.E$5:.$E$505];[.$E434])+1" office:value-type="string" office:string-value="" calcext:value-type="error">
            <text:p>#NV</text:p>
          </table:table-cell>
          <table:table-cell table:number-columns-repeated="15"/>
        </table:table-row>
        <table:table-row table:style-name="ro1">
          <table:table-cell table:number-columns-repeated="7"/>
          <table:table-cell table:formula="of:=IF(             OR           (     NOT(ISNA(VLOOKUP([.D435];[Veranstaltung.$E$10:.$E$99];1;0)));     NOT(ISNA(VLOOKUP([.D435];[Veranstaltung.$G$10:.$G$99];1;0)))   );   [.D435];   IF(     OR(N([.D435])=0;ISBLANK([.E435]));     &quot;&quot;;  VLOOKUP(       JahrDerVeranstaltung-IF(N([.D435])&lt;3000;[.D435];YEAR([.D435]));       [Veranstaltung.$C$10:.$H$99];       IF(LOWER([.E435])=&quot;m&quot;;3;5);       1     )   )  )">
            <text:p/>
          </table:table-cell>
          <table:table-cell table:formula="of:=VLOOKUP([.A435];[Zeitnahme.$A$5:.$B$505];2;0)" office:value-type="string" office:string-value="" calcext:value-type="error">
            <text:p>#NV</text:p>
          </table:table-cell>
          <table:table-cell table:formula="of:=COUNTIFS([.$I$5:.$I$505];&quot;&lt;&quot;&amp;[.$I435];[.$G$5:.$G$505];[.$G435];[.$H$5:.$H$505];[.$H435])+1" office:value-type="string" office:string-value="" calcext:value-type="error">
            <text:p>#NV</text:p>
          </table:table-cell>
          <table:table-cell table:formula="of:=COUNTIFS([.$I$5:.$I$505];&quot;&lt;&quot;&amp;[.$I435];[.$G$5:.$G$505];[.$G435];[.E$5:.$E$505];[.$E435])+1" office:value-type="string" office:string-value="" calcext:value-type="error">
            <text:p>#NV</text:p>
          </table:table-cell>
          <table:table-cell table:number-columns-repeated="15"/>
        </table:table-row>
        <table:table-row table:style-name="ro1">
          <table:table-cell table:number-columns-repeated="7"/>
          <table:table-cell table:formula="of:=IF(             OR           (     NOT(ISNA(VLOOKUP([.D436];[Veranstaltung.$E$10:.$E$99];1;0)));     NOT(ISNA(VLOOKUP([.D436];[Veranstaltung.$G$10:.$G$99];1;0)))   );   [.D436];   IF(     OR(N([.D436])=0;ISBLANK([.E436]));     &quot;&quot;;  VLOOKUP(       JahrDerVeranstaltung-IF(N([.D436])&lt;3000;[.D436];YEAR([.D436]));       [Veranstaltung.$C$10:.$H$99];       IF(LOWER([.E436])=&quot;m&quot;;3;5);       1     )   )  )">
            <text:p/>
          </table:table-cell>
          <table:table-cell table:formula="of:=VLOOKUP([.A436];[Zeitnahme.$A$5:.$B$505];2;0)" office:value-type="string" office:string-value="" calcext:value-type="error">
            <text:p>#NV</text:p>
          </table:table-cell>
          <table:table-cell table:formula="of:=COUNTIFS([.$I$5:.$I$505];&quot;&lt;&quot;&amp;[.$I436];[.$G$5:.$G$505];[.$G436];[.$H$5:.$H$505];[.$H436])+1" office:value-type="string" office:string-value="" calcext:value-type="error">
            <text:p>#NV</text:p>
          </table:table-cell>
          <table:table-cell table:formula="of:=COUNTIFS([.$I$5:.$I$505];&quot;&lt;&quot;&amp;[.$I436];[.$G$5:.$G$505];[.$G436];[.E$5:.$E$505];[.$E436])+1" office:value-type="string" office:string-value="" calcext:value-type="error">
            <text:p>#NV</text:p>
          </table:table-cell>
          <table:table-cell table:number-columns-repeated="15"/>
        </table:table-row>
        <table:table-row table:style-name="ro1">
          <table:table-cell table:number-columns-repeated="7"/>
          <table:table-cell table:formula="of:=IF(             OR           (     NOT(ISNA(VLOOKUP([.D437];[Veranstaltung.$E$10:.$E$99];1;0)));     NOT(ISNA(VLOOKUP([.D437];[Veranstaltung.$G$10:.$G$99];1;0)))   );   [.D437];   IF(     OR(N([.D437])=0;ISBLANK([.E437]));     &quot;&quot;;  VLOOKUP(       JahrDerVeranstaltung-IF(N([.D437])&lt;3000;[.D437];YEAR([.D437]));       [Veranstaltung.$C$10:.$H$99];       IF(LOWER([.E437])=&quot;m&quot;;3;5);       1     )   )  )">
            <text:p/>
          </table:table-cell>
          <table:table-cell table:formula="of:=VLOOKUP([.A437];[Zeitnahme.$A$5:.$B$505];2;0)" office:value-type="string" office:string-value="" calcext:value-type="error">
            <text:p>#NV</text:p>
          </table:table-cell>
          <table:table-cell table:formula="of:=COUNTIFS([.$I$5:.$I$505];&quot;&lt;&quot;&amp;[.$I437];[.$G$5:.$G$505];[.$G437];[.$H$5:.$H$505];[.$H437])+1" office:value-type="string" office:string-value="" calcext:value-type="error">
            <text:p>#NV</text:p>
          </table:table-cell>
          <table:table-cell table:formula="of:=COUNTIFS([.$I$5:.$I$505];&quot;&lt;&quot;&amp;[.$I437];[.$G$5:.$G$505];[.$G437];[.E$5:.$E$505];[.$E437])+1" office:value-type="string" office:string-value="" calcext:value-type="error">
            <text:p>#NV</text:p>
          </table:table-cell>
          <table:table-cell table:number-columns-repeated="15"/>
        </table:table-row>
        <table:table-row table:style-name="ro1">
          <table:table-cell table:number-columns-repeated="7"/>
          <table:table-cell table:formula="of:=IF(             OR           (     NOT(ISNA(VLOOKUP([.D438];[Veranstaltung.$E$10:.$E$99];1;0)));     NOT(ISNA(VLOOKUP([.D438];[Veranstaltung.$G$10:.$G$99];1;0)))   );   [.D438];   IF(     OR(N([.D438])=0;ISBLANK([.E438]));     &quot;&quot;;  VLOOKUP(       JahrDerVeranstaltung-IF(N([.D438])&lt;3000;[.D438];YEAR([.D438]));       [Veranstaltung.$C$10:.$H$99];       IF(LOWER([.E438])=&quot;m&quot;;3;5);       1     )   )  )">
            <text:p/>
          </table:table-cell>
          <table:table-cell table:formula="of:=VLOOKUP([.A438];[Zeitnahme.$A$5:.$B$505];2;0)" office:value-type="string" office:string-value="" calcext:value-type="error">
            <text:p>#NV</text:p>
          </table:table-cell>
          <table:table-cell table:formula="of:=COUNTIFS([.$I$5:.$I$505];&quot;&lt;&quot;&amp;[.$I438];[.$G$5:.$G$505];[.$G438];[.$H$5:.$H$505];[.$H438])+1" office:value-type="string" office:string-value="" calcext:value-type="error">
            <text:p>#NV</text:p>
          </table:table-cell>
          <table:table-cell table:formula="of:=COUNTIFS([.$I$5:.$I$505];&quot;&lt;&quot;&amp;[.$I438];[.$G$5:.$G$505];[.$G438];[.E$5:.$E$505];[.$E438])+1" office:value-type="string" office:string-value="" calcext:value-type="error">
            <text:p>#NV</text:p>
          </table:table-cell>
          <table:table-cell table:number-columns-repeated="15"/>
        </table:table-row>
        <table:table-row table:style-name="ro1">
          <table:table-cell table:number-columns-repeated="7"/>
          <table:table-cell table:formula="of:=IF(             OR           (     NOT(ISNA(VLOOKUP([.D439];[Veranstaltung.$E$10:.$E$99];1;0)));     NOT(ISNA(VLOOKUP([.D439];[Veranstaltung.$G$10:.$G$99];1;0)))   );   [.D439];   IF(     OR(N([.D439])=0;ISBLANK([.E439]));     &quot;&quot;;  VLOOKUP(       JahrDerVeranstaltung-IF(N([.D439])&lt;3000;[.D439];YEAR([.D439]));       [Veranstaltung.$C$10:.$H$99];       IF(LOWER([.E439])=&quot;m&quot;;3;5);       1     )   )  )">
            <text:p/>
          </table:table-cell>
          <table:table-cell table:formula="of:=VLOOKUP([.A439];[Zeitnahme.$A$5:.$B$505];2;0)" office:value-type="string" office:string-value="" calcext:value-type="error">
            <text:p>#NV</text:p>
          </table:table-cell>
          <table:table-cell table:formula="of:=COUNTIFS([.$I$5:.$I$505];&quot;&lt;&quot;&amp;[.$I439];[.$G$5:.$G$505];[.$G439];[.$H$5:.$H$505];[.$H439])+1" office:value-type="string" office:string-value="" calcext:value-type="error">
            <text:p>#NV</text:p>
          </table:table-cell>
          <table:table-cell table:formula="of:=COUNTIFS([.$I$5:.$I$505];&quot;&lt;&quot;&amp;[.$I439];[.$G$5:.$G$505];[.$G439];[.E$5:.$E$505];[.$E439])+1" office:value-type="string" office:string-value="" calcext:value-type="error">
            <text:p>#NV</text:p>
          </table:table-cell>
          <table:table-cell table:number-columns-repeated="15"/>
        </table:table-row>
        <table:table-row table:style-name="ro1">
          <table:table-cell table:number-columns-repeated="7"/>
          <table:table-cell table:formula="of:=IF(             OR           (     NOT(ISNA(VLOOKUP([.D440];[Veranstaltung.$E$10:.$E$99];1;0)));     NOT(ISNA(VLOOKUP([.D440];[Veranstaltung.$G$10:.$G$99];1;0)))   );   [.D440];   IF(     OR(N([.D440])=0;ISBLANK([.E440]));     &quot;&quot;;  VLOOKUP(       JahrDerVeranstaltung-IF(N([.D440])&lt;3000;[.D440];YEAR([.D440]));       [Veranstaltung.$C$10:.$H$99];       IF(LOWER([.E440])=&quot;m&quot;;3;5);       1     )   )  )">
            <text:p/>
          </table:table-cell>
          <table:table-cell table:formula="of:=VLOOKUP([.A440];[Zeitnahme.$A$5:.$B$505];2;0)" office:value-type="string" office:string-value="" calcext:value-type="error">
            <text:p>#NV</text:p>
          </table:table-cell>
          <table:table-cell table:formula="of:=COUNTIFS([.$I$5:.$I$505];&quot;&lt;&quot;&amp;[.$I440];[.$G$5:.$G$505];[.$G440];[.$H$5:.$H$505];[.$H440])+1" office:value-type="string" office:string-value="" calcext:value-type="error">
            <text:p>#NV</text:p>
          </table:table-cell>
          <table:table-cell table:formula="of:=COUNTIFS([.$I$5:.$I$505];&quot;&lt;&quot;&amp;[.$I440];[.$G$5:.$G$505];[.$G440];[.E$5:.$E$505];[.$E440])+1" office:value-type="string" office:string-value="" calcext:value-type="error">
            <text:p>#NV</text:p>
          </table:table-cell>
          <table:table-cell table:number-columns-repeated="15"/>
        </table:table-row>
        <table:table-row table:style-name="ro1">
          <table:table-cell table:number-columns-repeated="7"/>
          <table:table-cell table:formula="of:=IF(             OR           (     NOT(ISNA(VLOOKUP([.D441];[Veranstaltung.$E$10:.$E$99];1;0)));     NOT(ISNA(VLOOKUP([.D441];[Veranstaltung.$G$10:.$G$99];1;0)))   );   [.D441];   IF(     OR(N([.D441])=0;ISBLANK([.E441]));     &quot;&quot;;  VLOOKUP(       JahrDerVeranstaltung-IF(N([.D441])&lt;3000;[.D441];YEAR([.D441]));       [Veranstaltung.$C$10:.$H$99];       IF(LOWER([.E441])=&quot;m&quot;;3;5);       1     )   )  )">
            <text:p/>
          </table:table-cell>
          <table:table-cell table:formula="of:=VLOOKUP([.A441];[Zeitnahme.$A$5:.$B$505];2;0)" office:value-type="string" office:string-value="" calcext:value-type="error">
            <text:p>#NV</text:p>
          </table:table-cell>
          <table:table-cell table:formula="of:=COUNTIFS([.$I$5:.$I$505];&quot;&lt;&quot;&amp;[.$I441];[.$G$5:.$G$505];[.$G441];[.$H$5:.$H$505];[.$H441])+1" office:value-type="string" office:string-value="" calcext:value-type="error">
            <text:p>#NV</text:p>
          </table:table-cell>
          <table:table-cell table:formula="of:=COUNTIFS([.$I$5:.$I$505];&quot;&lt;&quot;&amp;[.$I441];[.$G$5:.$G$505];[.$G441];[.E$5:.$E$505];[.$E441])+1" office:value-type="string" office:string-value="" calcext:value-type="error">
            <text:p>#NV</text:p>
          </table:table-cell>
          <table:table-cell table:number-columns-repeated="15"/>
        </table:table-row>
        <table:table-row table:style-name="ro1">
          <table:table-cell table:number-columns-repeated="7"/>
          <table:table-cell table:formula="of:=IF(             OR           (     NOT(ISNA(VLOOKUP([.D442];[Veranstaltung.$E$10:.$E$99];1;0)));     NOT(ISNA(VLOOKUP([.D442];[Veranstaltung.$G$10:.$G$99];1;0)))   );   [.D442];   IF(     OR(N([.D442])=0;ISBLANK([.E442]));     &quot;&quot;;  VLOOKUP(       JahrDerVeranstaltung-IF(N([.D442])&lt;3000;[.D442];YEAR([.D442]));       [Veranstaltung.$C$10:.$H$99];       IF(LOWER([.E442])=&quot;m&quot;;3;5);       1     )   )  )">
            <text:p/>
          </table:table-cell>
          <table:table-cell table:formula="of:=VLOOKUP([.A442];[Zeitnahme.$A$5:.$B$505];2;0)" office:value-type="string" office:string-value="" calcext:value-type="error">
            <text:p>#NV</text:p>
          </table:table-cell>
          <table:table-cell table:formula="of:=COUNTIFS([.$I$5:.$I$505];&quot;&lt;&quot;&amp;[.$I442];[.$G$5:.$G$505];[.$G442];[.$H$5:.$H$505];[.$H442])+1" office:value-type="string" office:string-value="" calcext:value-type="error">
            <text:p>#NV</text:p>
          </table:table-cell>
          <table:table-cell table:formula="of:=COUNTIFS([.$I$5:.$I$505];&quot;&lt;&quot;&amp;[.$I442];[.$G$5:.$G$505];[.$G442];[.E$5:.$E$505];[.$E442])+1" office:value-type="string" office:string-value="" calcext:value-type="error">
            <text:p>#NV</text:p>
          </table:table-cell>
          <table:table-cell table:number-columns-repeated="15"/>
        </table:table-row>
        <table:table-row table:style-name="ro1">
          <table:table-cell table:number-columns-repeated="7"/>
          <table:table-cell table:formula="of:=IF(             OR           (     NOT(ISNA(VLOOKUP([.D443];[Veranstaltung.$E$10:.$E$99];1;0)));     NOT(ISNA(VLOOKUP([.D443];[Veranstaltung.$G$10:.$G$99];1;0)))   );   [.D443];   IF(     OR(N([.D443])=0;ISBLANK([.E443]));     &quot;&quot;;  VLOOKUP(       JahrDerVeranstaltung-IF(N([.D443])&lt;3000;[.D443];YEAR([.D443]));       [Veranstaltung.$C$10:.$H$99];       IF(LOWER([.E443])=&quot;m&quot;;3;5);       1     )   )  )">
            <text:p/>
          </table:table-cell>
          <table:table-cell table:formula="of:=VLOOKUP([.A443];[Zeitnahme.$A$5:.$B$505];2;0)" office:value-type="string" office:string-value="" calcext:value-type="error">
            <text:p>#NV</text:p>
          </table:table-cell>
          <table:table-cell table:formula="of:=COUNTIFS([.$I$5:.$I$505];&quot;&lt;&quot;&amp;[.$I443];[.$G$5:.$G$505];[.$G443];[.$H$5:.$H$505];[.$H443])+1" office:value-type="string" office:string-value="" calcext:value-type="error">
            <text:p>#NV</text:p>
          </table:table-cell>
          <table:table-cell table:formula="of:=COUNTIFS([.$I$5:.$I$505];&quot;&lt;&quot;&amp;[.$I443];[.$G$5:.$G$505];[.$G443];[.E$5:.$E$505];[.$E443])+1" office:value-type="string" office:string-value="" calcext:value-type="error">
            <text:p>#NV</text:p>
          </table:table-cell>
          <table:table-cell table:number-columns-repeated="15"/>
        </table:table-row>
        <table:table-row table:style-name="ro1">
          <table:table-cell table:number-columns-repeated="7"/>
          <table:table-cell table:formula="of:=IF(             OR           (     NOT(ISNA(VLOOKUP([.D444];[Veranstaltung.$E$10:.$E$99];1;0)));     NOT(ISNA(VLOOKUP([.D444];[Veranstaltung.$G$10:.$G$99];1;0)))   );   [.D444];   IF(     OR(N([.D444])=0;ISBLANK([.E444]));     &quot;&quot;;  VLOOKUP(       JahrDerVeranstaltung-IF(N([.D444])&lt;3000;[.D444];YEAR([.D444]));       [Veranstaltung.$C$10:.$H$99];       IF(LOWER([.E444])=&quot;m&quot;;3;5);       1     )   )  )">
            <text:p/>
          </table:table-cell>
          <table:table-cell table:formula="of:=VLOOKUP([.A444];[Zeitnahme.$A$5:.$B$505];2;0)" office:value-type="string" office:string-value="" calcext:value-type="error">
            <text:p>#NV</text:p>
          </table:table-cell>
          <table:table-cell table:formula="of:=COUNTIFS([.$I$5:.$I$505];&quot;&lt;&quot;&amp;[.$I444];[.$G$5:.$G$505];[.$G444];[.$H$5:.$H$505];[.$H444])+1" office:value-type="string" office:string-value="" calcext:value-type="error">
            <text:p>#NV</text:p>
          </table:table-cell>
          <table:table-cell table:formula="of:=COUNTIFS([.$I$5:.$I$505];&quot;&lt;&quot;&amp;[.$I444];[.$G$5:.$G$505];[.$G444];[.E$5:.$E$505];[.$E444])+1" office:value-type="string" office:string-value="" calcext:value-type="error">
            <text:p>#NV</text:p>
          </table:table-cell>
          <table:table-cell table:number-columns-repeated="15"/>
        </table:table-row>
        <table:table-row table:style-name="ro1">
          <table:table-cell table:number-columns-repeated="7"/>
          <table:table-cell table:formula="of:=IF(             OR           (     NOT(ISNA(VLOOKUP([.D445];[Veranstaltung.$E$10:.$E$99];1;0)));     NOT(ISNA(VLOOKUP([.D445];[Veranstaltung.$G$10:.$G$99];1;0)))   );   [.D445];   IF(     OR(N([.D445])=0;ISBLANK([.E445]));     &quot;&quot;;  VLOOKUP(       JahrDerVeranstaltung-IF(N([.D445])&lt;3000;[.D445];YEAR([.D445]));       [Veranstaltung.$C$10:.$H$99];       IF(LOWER([.E445])=&quot;m&quot;;3;5);       1     )   )  )">
            <text:p/>
          </table:table-cell>
          <table:table-cell table:formula="of:=VLOOKUP([.A445];[Zeitnahme.$A$5:.$B$505];2;0)" office:value-type="string" office:string-value="" calcext:value-type="error">
            <text:p>#NV</text:p>
          </table:table-cell>
          <table:table-cell table:formula="of:=COUNTIFS([.$I$5:.$I$505];&quot;&lt;&quot;&amp;[.$I445];[.$G$5:.$G$505];[.$G445];[.$H$5:.$H$505];[.$H445])+1" office:value-type="string" office:string-value="" calcext:value-type="error">
            <text:p>#NV</text:p>
          </table:table-cell>
          <table:table-cell table:formula="of:=COUNTIFS([.$I$5:.$I$505];&quot;&lt;&quot;&amp;[.$I445];[.$G$5:.$G$505];[.$G445];[.E$5:.$E$505];[.$E445])+1" office:value-type="string" office:string-value="" calcext:value-type="error">
            <text:p>#NV</text:p>
          </table:table-cell>
          <table:table-cell table:number-columns-repeated="15"/>
        </table:table-row>
        <table:table-row table:style-name="ro1">
          <table:table-cell table:number-columns-repeated="7"/>
          <table:table-cell table:formula="of:=IF(             OR           (     NOT(ISNA(VLOOKUP([.D446];[Veranstaltung.$E$10:.$E$99];1;0)));     NOT(ISNA(VLOOKUP([.D446];[Veranstaltung.$G$10:.$G$99];1;0)))   );   [.D446];   IF(     OR(N([.D446])=0;ISBLANK([.E446]));     &quot;&quot;;  VLOOKUP(       JahrDerVeranstaltung-IF(N([.D446])&lt;3000;[.D446];YEAR([.D446]));       [Veranstaltung.$C$10:.$H$99];       IF(LOWER([.E446])=&quot;m&quot;;3;5);       1     )   )  )">
            <text:p/>
          </table:table-cell>
          <table:table-cell table:formula="of:=VLOOKUP([.A446];[Zeitnahme.$A$5:.$B$505];2;0)" office:value-type="string" office:string-value="" calcext:value-type="error">
            <text:p>#NV</text:p>
          </table:table-cell>
          <table:table-cell table:formula="of:=COUNTIFS([.$I$5:.$I$505];&quot;&lt;&quot;&amp;[.$I446];[.$G$5:.$G$505];[.$G446];[.$H$5:.$H$505];[.$H446])+1" office:value-type="string" office:string-value="" calcext:value-type="error">
            <text:p>#NV</text:p>
          </table:table-cell>
          <table:table-cell table:formula="of:=COUNTIFS([.$I$5:.$I$505];&quot;&lt;&quot;&amp;[.$I446];[.$G$5:.$G$505];[.$G446];[.E$5:.$E$505];[.$E446])+1" office:value-type="string" office:string-value="" calcext:value-type="error">
            <text:p>#NV</text:p>
          </table:table-cell>
          <table:table-cell table:number-columns-repeated="15"/>
        </table:table-row>
        <table:table-row table:style-name="ro1">
          <table:table-cell table:number-columns-repeated="7"/>
          <table:table-cell table:formula="of:=IF(             OR           (     NOT(ISNA(VLOOKUP([.D447];[Veranstaltung.$E$10:.$E$99];1;0)));     NOT(ISNA(VLOOKUP([.D447];[Veranstaltung.$G$10:.$G$99];1;0)))   );   [.D447];   IF(     OR(N([.D447])=0;ISBLANK([.E447]));     &quot;&quot;;  VLOOKUP(       JahrDerVeranstaltung-IF(N([.D447])&lt;3000;[.D447];YEAR([.D447]));       [Veranstaltung.$C$10:.$H$99];       IF(LOWER([.E447])=&quot;m&quot;;3;5);       1     )   )  )">
            <text:p/>
          </table:table-cell>
          <table:table-cell table:formula="of:=VLOOKUP([.A447];[Zeitnahme.$A$5:.$B$505];2;0)" office:value-type="string" office:string-value="" calcext:value-type="error">
            <text:p>#NV</text:p>
          </table:table-cell>
          <table:table-cell table:formula="of:=COUNTIFS([.$I$5:.$I$505];&quot;&lt;&quot;&amp;[.$I447];[.$G$5:.$G$505];[.$G447];[.$H$5:.$H$505];[.$H447])+1" office:value-type="string" office:string-value="" calcext:value-type="error">
            <text:p>#NV</text:p>
          </table:table-cell>
          <table:table-cell table:formula="of:=COUNTIFS([.$I$5:.$I$505];&quot;&lt;&quot;&amp;[.$I447];[.$G$5:.$G$505];[.$G447];[.E$5:.$E$505];[.$E447])+1" office:value-type="string" office:string-value="" calcext:value-type="error">
            <text:p>#NV</text:p>
          </table:table-cell>
          <table:table-cell table:number-columns-repeated="15"/>
        </table:table-row>
        <table:table-row table:style-name="ro1">
          <table:table-cell table:number-columns-repeated="7"/>
          <table:table-cell table:formula="of:=IF(             OR           (     NOT(ISNA(VLOOKUP([.D448];[Veranstaltung.$E$10:.$E$99];1;0)));     NOT(ISNA(VLOOKUP([.D448];[Veranstaltung.$G$10:.$G$99];1;0)))   );   [.D448];   IF(     OR(N([.D448])=0;ISBLANK([.E448]));     &quot;&quot;;  VLOOKUP(       JahrDerVeranstaltung-IF(N([.D448])&lt;3000;[.D448];YEAR([.D448]));       [Veranstaltung.$C$10:.$H$99];       IF(LOWER([.E448])=&quot;m&quot;;3;5);       1     )   )  )">
            <text:p/>
          </table:table-cell>
          <table:table-cell table:formula="of:=VLOOKUP([.A448];[Zeitnahme.$A$5:.$B$505];2;0)" office:value-type="string" office:string-value="" calcext:value-type="error">
            <text:p>#NV</text:p>
          </table:table-cell>
          <table:table-cell table:formula="of:=COUNTIFS([.$I$5:.$I$505];&quot;&lt;&quot;&amp;[.$I448];[.$G$5:.$G$505];[.$G448];[.$H$5:.$H$505];[.$H448])+1" office:value-type="string" office:string-value="" calcext:value-type="error">
            <text:p>#NV</text:p>
          </table:table-cell>
          <table:table-cell table:formula="of:=COUNTIFS([.$I$5:.$I$505];&quot;&lt;&quot;&amp;[.$I448];[.$G$5:.$G$505];[.$G448];[.E$5:.$E$505];[.$E448])+1" office:value-type="string" office:string-value="" calcext:value-type="error">
            <text:p>#NV</text:p>
          </table:table-cell>
          <table:table-cell table:number-columns-repeated="15"/>
        </table:table-row>
        <table:table-row table:style-name="ro1">
          <table:table-cell table:number-columns-repeated="7"/>
          <table:table-cell table:formula="of:=IF(             OR           (     NOT(ISNA(VLOOKUP([.D449];[Veranstaltung.$E$10:.$E$99];1;0)));     NOT(ISNA(VLOOKUP([.D449];[Veranstaltung.$G$10:.$G$99];1;0)))   );   [.D449];   IF(     OR(N([.D449])=0;ISBLANK([.E449]));     &quot;&quot;;  VLOOKUP(       JahrDerVeranstaltung-IF(N([.D449])&lt;3000;[.D449];YEAR([.D449]));       [Veranstaltung.$C$10:.$H$99];       IF(LOWER([.E449])=&quot;m&quot;;3;5);       1     )   )  )">
            <text:p/>
          </table:table-cell>
          <table:table-cell table:formula="of:=VLOOKUP([.A449];[Zeitnahme.$A$5:.$B$505];2;0)" office:value-type="string" office:string-value="" calcext:value-type="error">
            <text:p>#NV</text:p>
          </table:table-cell>
          <table:table-cell table:formula="of:=COUNTIFS([.$I$5:.$I$505];&quot;&lt;&quot;&amp;[.$I449];[.$G$5:.$G$505];[.$G449];[.$H$5:.$H$505];[.$H449])+1" office:value-type="string" office:string-value="" calcext:value-type="error">
            <text:p>#NV</text:p>
          </table:table-cell>
          <table:table-cell table:formula="of:=COUNTIFS([.$I$5:.$I$505];&quot;&lt;&quot;&amp;[.$I449];[.$G$5:.$G$505];[.$G449];[.E$5:.$E$505];[.$E449])+1" office:value-type="string" office:string-value="" calcext:value-type="error">
            <text:p>#NV</text:p>
          </table:table-cell>
          <table:table-cell table:number-columns-repeated="15"/>
        </table:table-row>
        <table:table-row table:style-name="ro1">
          <table:table-cell table:number-columns-repeated="7"/>
          <table:table-cell table:formula="of:=IF(             OR           (     NOT(ISNA(VLOOKUP([.D450];[Veranstaltung.$E$10:.$E$99];1;0)));     NOT(ISNA(VLOOKUP([.D450];[Veranstaltung.$G$10:.$G$99];1;0)))   );   [.D450];   IF(     OR(N([.D450])=0;ISBLANK([.E450]));     &quot;&quot;;  VLOOKUP(       JahrDerVeranstaltung-IF(N([.D450])&lt;3000;[.D450];YEAR([.D450]));       [Veranstaltung.$C$10:.$H$99];       IF(LOWER([.E450])=&quot;m&quot;;3;5);       1     )   )  )">
            <text:p/>
          </table:table-cell>
          <table:table-cell table:formula="of:=VLOOKUP([.A450];[Zeitnahme.$A$5:.$B$505];2;0)" office:value-type="string" office:string-value="" calcext:value-type="error">
            <text:p>#NV</text:p>
          </table:table-cell>
          <table:table-cell table:formula="of:=COUNTIFS([.$I$5:.$I$505];&quot;&lt;&quot;&amp;[.$I450];[.$G$5:.$G$505];[.$G450];[.$H$5:.$H$505];[.$H450])+1" office:value-type="string" office:string-value="" calcext:value-type="error">
            <text:p>#NV</text:p>
          </table:table-cell>
          <table:table-cell table:formula="of:=COUNTIFS([.$I$5:.$I$505];&quot;&lt;&quot;&amp;[.$I450];[.$G$5:.$G$505];[.$G450];[.E$5:.$E$505];[.$E450])+1" office:value-type="string" office:string-value="" calcext:value-type="error">
            <text:p>#NV</text:p>
          </table:table-cell>
          <table:table-cell table:number-columns-repeated="15"/>
        </table:table-row>
        <table:table-row table:style-name="ro1">
          <table:table-cell table:number-columns-repeated="7"/>
          <table:table-cell table:formula="of:=IF(             OR           (     NOT(ISNA(VLOOKUP([.D451];[Veranstaltung.$E$10:.$E$99];1;0)));     NOT(ISNA(VLOOKUP([.D451];[Veranstaltung.$G$10:.$G$99];1;0)))   );   [.D451];   IF(     OR(N([.D451])=0;ISBLANK([.E451]));     &quot;&quot;;  VLOOKUP(       JahrDerVeranstaltung-IF(N([.D451])&lt;3000;[.D451];YEAR([.D451]));       [Veranstaltung.$C$10:.$H$99];       IF(LOWER([.E451])=&quot;m&quot;;3;5);       1     )   )  )">
            <text:p/>
          </table:table-cell>
          <table:table-cell table:formula="of:=VLOOKUP([.A451];[Zeitnahme.$A$5:.$B$505];2;0)" office:value-type="string" office:string-value="" calcext:value-type="error">
            <text:p>#NV</text:p>
          </table:table-cell>
          <table:table-cell table:formula="of:=COUNTIFS([.$I$5:.$I$505];&quot;&lt;&quot;&amp;[.$I451];[.$G$5:.$G$505];[.$G451];[.$H$5:.$H$505];[.$H451])+1" office:value-type="string" office:string-value="" calcext:value-type="error">
            <text:p>#NV</text:p>
          </table:table-cell>
          <table:table-cell table:formula="of:=COUNTIFS([.$I$5:.$I$505];&quot;&lt;&quot;&amp;[.$I451];[.$G$5:.$G$505];[.$G451];[.E$5:.$E$505];[.$E451])+1" office:value-type="string" office:string-value="" calcext:value-type="error">
            <text:p>#NV</text:p>
          </table:table-cell>
          <table:table-cell table:number-columns-repeated="15"/>
        </table:table-row>
        <table:table-row table:style-name="ro1">
          <table:table-cell table:number-columns-repeated="7"/>
          <table:table-cell table:formula="of:=IF(             OR           (     NOT(ISNA(VLOOKUP([.D452];[Veranstaltung.$E$10:.$E$99];1;0)));     NOT(ISNA(VLOOKUP([.D452];[Veranstaltung.$G$10:.$G$99];1;0)))   );   [.D452];   IF(     OR(N([.D452])=0;ISBLANK([.E452]));     &quot;&quot;;  VLOOKUP(       JahrDerVeranstaltung-IF(N([.D452])&lt;3000;[.D452];YEAR([.D452]));       [Veranstaltung.$C$10:.$H$99];       IF(LOWER([.E452])=&quot;m&quot;;3;5);       1     )   )  )">
            <text:p/>
          </table:table-cell>
          <table:table-cell table:formula="of:=VLOOKUP([.A452];[Zeitnahme.$A$5:.$B$505];2;0)" office:value-type="string" office:string-value="" calcext:value-type="error">
            <text:p>#NV</text:p>
          </table:table-cell>
          <table:table-cell table:formula="of:=COUNTIFS([.$I$5:.$I$505];&quot;&lt;&quot;&amp;[.$I452];[.$G$5:.$G$505];[.$G452];[.$H$5:.$H$505];[.$H452])+1" office:value-type="string" office:string-value="" calcext:value-type="error">
            <text:p>#NV</text:p>
          </table:table-cell>
          <table:table-cell table:formula="of:=COUNTIFS([.$I$5:.$I$505];&quot;&lt;&quot;&amp;[.$I452];[.$G$5:.$G$505];[.$G452];[.E$5:.$E$505];[.$E452])+1" office:value-type="string" office:string-value="" calcext:value-type="error">
            <text:p>#NV</text:p>
          </table:table-cell>
          <table:table-cell table:number-columns-repeated="15"/>
        </table:table-row>
        <table:table-row table:style-name="ro1">
          <table:table-cell table:number-columns-repeated="7"/>
          <table:table-cell table:formula="of:=IF(             OR           (     NOT(ISNA(VLOOKUP([.D453];[Veranstaltung.$E$10:.$E$99];1;0)));     NOT(ISNA(VLOOKUP([.D453];[Veranstaltung.$G$10:.$G$99];1;0)))   );   [.D453];   IF(     OR(N([.D453])=0;ISBLANK([.E453]));     &quot;&quot;;  VLOOKUP(       JahrDerVeranstaltung-IF(N([.D453])&lt;3000;[.D453];YEAR([.D453]));       [Veranstaltung.$C$10:.$H$99];       IF(LOWER([.E453])=&quot;m&quot;;3;5);       1     )   )  )">
            <text:p/>
          </table:table-cell>
          <table:table-cell table:formula="of:=VLOOKUP([.A453];[Zeitnahme.$A$5:.$B$505];2;0)" office:value-type="string" office:string-value="" calcext:value-type="error">
            <text:p>#NV</text:p>
          </table:table-cell>
          <table:table-cell table:formula="of:=COUNTIFS([.$I$5:.$I$505];&quot;&lt;&quot;&amp;[.$I453];[.$G$5:.$G$505];[.$G453];[.$H$5:.$H$505];[.$H453])+1" office:value-type="string" office:string-value="" calcext:value-type="error">
            <text:p>#NV</text:p>
          </table:table-cell>
          <table:table-cell table:formula="of:=COUNTIFS([.$I$5:.$I$505];&quot;&lt;&quot;&amp;[.$I453];[.$G$5:.$G$505];[.$G453];[.E$5:.$E$505];[.$E453])+1" office:value-type="string" office:string-value="" calcext:value-type="error">
            <text:p>#NV</text:p>
          </table:table-cell>
          <table:table-cell table:number-columns-repeated="15"/>
        </table:table-row>
        <table:table-row table:style-name="ro1">
          <table:table-cell table:number-columns-repeated="7"/>
          <table:table-cell table:formula="of:=IF(             OR           (     NOT(ISNA(VLOOKUP([.D454];[Veranstaltung.$E$10:.$E$99];1;0)));     NOT(ISNA(VLOOKUP([.D454];[Veranstaltung.$G$10:.$G$99];1;0)))   );   [.D454];   IF(     OR(N([.D454])=0;ISBLANK([.E454]));     &quot;&quot;;  VLOOKUP(       JahrDerVeranstaltung-IF(N([.D454])&lt;3000;[.D454];YEAR([.D454]));       [Veranstaltung.$C$10:.$H$99];       IF(LOWER([.E454])=&quot;m&quot;;3;5);       1     )   )  )">
            <text:p/>
          </table:table-cell>
          <table:table-cell table:formula="of:=VLOOKUP([.A454];[Zeitnahme.$A$5:.$B$505];2;0)" office:value-type="string" office:string-value="" calcext:value-type="error">
            <text:p>#NV</text:p>
          </table:table-cell>
          <table:table-cell table:formula="of:=COUNTIFS([.$I$5:.$I$505];&quot;&lt;&quot;&amp;[.$I454];[.$G$5:.$G$505];[.$G454];[.$H$5:.$H$505];[.$H454])+1" office:value-type="string" office:string-value="" calcext:value-type="error">
            <text:p>#NV</text:p>
          </table:table-cell>
          <table:table-cell table:formula="of:=COUNTIFS([.$I$5:.$I$505];&quot;&lt;&quot;&amp;[.$I454];[.$G$5:.$G$505];[.$G454];[.E$5:.$E$505];[.$E454])+1" office:value-type="string" office:string-value="" calcext:value-type="error">
            <text:p>#NV</text:p>
          </table:table-cell>
          <table:table-cell table:number-columns-repeated="15"/>
        </table:table-row>
        <table:table-row table:style-name="ro1">
          <table:table-cell table:number-columns-repeated="7"/>
          <table:table-cell table:formula="of:=IF(             OR           (     NOT(ISNA(VLOOKUP([.D455];[Veranstaltung.$E$10:.$E$99];1;0)));     NOT(ISNA(VLOOKUP([.D455];[Veranstaltung.$G$10:.$G$99];1;0)))   );   [.D455];   IF(     OR(N([.D455])=0;ISBLANK([.E455]));     &quot;&quot;;  VLOOKUP(       JahrDerVeranstaltung-IF(N([.D455])&lt;3000;[.D455];YEAR([.D455]));       [Veranstaltung.$C$10:.$H$99];       IF(LOWER([.E455])=&quot;m&quot;;3;5);       1     )   )  )">
            <text:p/>
          </table:table-cell>
          <table:table-cell table:formula="of:=VLOOKUP([.A455];[Zeitnahme.$A$5:.$B$505];2;0)" office:value-type="string" office:string-value="" calcext:value-type="error">
            <text:p>#NV</text:p>
          </table:table-cell>
          <table:table-cell table:formula="of:=COUNTIFS([.$I$5:.$I$505];&quot;&lt;&quot;&amp;[.$I455];[.$G$5:.$G$505];[.$G455];[.$H$5:.$H$505];[.$H455])+1" office:value-type="string" office:string-value="" calcext:value-type="error">
            <text:p>#NV</text:p>
          </table:table-cell>
          <table:table-cell table:formula="of:=COUNTIFS([.$I$5:.$I$505];&quot;&lt;&quot;&amp;[.$I455];[.$G$5:.$G$505];[.$G455];[.E$5:.$E$505];[.$E455])+1" office:value-type="string" office:string-value="" calcext:value-type="error">
            <text:p>#NV</text:p>
          </table:table-cell>
          <table:table-cell table:number-columns-repeated="15"/>
        </table:table-row>
        <table:table-row table:style-name="ro1">
          <table:table-cell table:number-columns-repeated="7"/>
          <table:table-cell table:formula="of:=IF(             OR           (     NOT(ISNA(VLOOKUP([.D456];[Veranstaltung.$E$10:.$E$99];1;0)));     NOT(ISNA(VLOOKUP([.D456];[Veranstaltung.$G$10:.$G$99];1;0)))   );   [.D456];   IF(     OR(N([.D456])=0;ISBLANK([.E456]));     &quot;&quot;;  VLOOKUP(       JahrDerVeranstaltung-IF(N([.D456])&lt;3000;[.D456];YEAR([.D456]));       [Veranstaltung.$C$10:.$H$99];       IF(LOWER([.E456])=&quot;m&quot;;3;5);       1     )   )  )">
            <text:p/>
          </table:table-cell>
          <table:table-cell table:formula="of:=VLOOKUP([.A456];[Zeitnahme.$A$5:.$B$505];2;0)" office:value-type="string" office:string-value="" calcext:value-type="error">
            <text:p>#NV</text:p>
          </table:table-cell>
          <table:table-cell table:formula="of:=COUNTIFS([.$I$5:.$I$505];&quot;&lt;&quot;&amp;[.$I456];[.$G$5:.$G$505];[.$G456];[.$H$5:.$H$505];[.$H456])+1" office:value-type="string" office:string-value="" calcext:value-type="error">
            <text:p>#NV</text:p>
          </table:table-cell>
          <table:table-cell table:formula="of:=COUNTIFS([.$I$5:.$I$505];&quot;&lt;&quot;&amp;[.$I456];[.$G$5:.$G$505];[.$G456];[.E$5:.$E$505];[.$E456])+1" office:value-type="string" office:string-value="" calcext:value-type="error">
            <text:p>#NV</text:p>
          </table:table-cell>
          <table:table-cell table:number-columns-repeated="15"/>
        </table:table-row>
        <table:table-row table:style-name="ro1">
          <table:table-cell table:number-columns-repeated="7"/>
          <table:table-cell table:formula="of:=IF(             OR           (     NOT(ISNA(VLOOKUP([.D457];[Veranstaltung.$E$10:.$E$99];1;0)));     NOT(ISNA(VLOOKUP([.D457];[Veranstaltung.$G$10:.$G$99];1;0)))   );   [.D457];   IF(     OR(N([.D457])=0;ISBLANK([.E457]));     &quot;&quot;;  VLOOKUP(       JahrDerVeranstaltung-IF(N([.D457])&lt;3000;[.D457];YEAR([.D457]));       [Veranstaltung.$C$10:.$H$99];       IF(LOWER([.E457])=&quot;m&quot;;3;5);       1     )   )  )">
            <text:p/>
          </table:table-cell>
          <table:table-cell table:formula="of:=VLOOKUP([.A457];[Zeitnahme.$A$5:.$B$505];2;0)" office:value-type="string" office:string-value="" calcext:value-type="error">
            <text:p>#NV</text:p>
          </table:table-cell>
          <table:table-cell table:formula="of:=COUNTIFS([.$I$5:.$I$505];&quot;&lt;&quot;&amp;[.$I457];[.$G$5:.$G$505];[.$G457];[.$H$5:.$H$505];[.$H457])+1" office:value-type="string" office:string-value="" calcext:value-type="error">
            <text:p>#NV</text:p>
          </table:table-cell>
          <table:table-cell table:formula="of:=COUNTIFS([.$I$5:.$I$505];&quot;&lt;&quot;&amp;[.$I457];[.$G$5:.$G$505];[.$G457];[.E$5:.$E$505];[.$E457])+1" office:value-type="string" office:string-value="" calcext:value-type="error">
            <text:p>#NV</text:p>
          </table:table-cell>
          <table:table-cell table:number-columns-repeated="15"/>
        </table:table-row>
        <table:table-row table:style-name="ro1">
          <table:table-cell table:number-columns-repeated="7"/>
          <table:table-cell table:formula="of:=IF(             OR           (     NOT(ISNA(VLOOKUP([.D458];[Veranstaltung.$E$10:.$E$99];1;0)));     NOT(ISNA(VLOOKUP([.D458];[Veranstaltung.$G$10:.$G$99];1;0)))   );   [.D458];   IF(     OR(N([.D458])=0;ISBLANK([.E458]));     &quot;&quot;;  VLOOKUP(       JahrDerVeranstaltung-IF(N([.D458])&lt;3000;[.D458];YEAR([.D458]));       [Veranstaltung.$C$10:.$H$99];       IF(LOWER([.E458])=&quot;m&quot;;3;5);       1     )   )  )">
            <text:p/>
          </table:table-cell>
          <table:table-cell table:formula="of:=VLOOKUP([.A458];[Zeitnahme.$A$5:.$B$505];2;0)" office:value-type="string" office:string-value="" calcext:value-type="error">
            <text:p>#NV</text:p>
          </table:table-cell>
          <table:table-cell table:formula="of:=COUNTIFS([.$I$5:.$I$505];&quot;&lt;&quot;&amp;[.$I458];[.$G$5:.$G$505];[.$G458];[.$H$5:.$H$505];[.$H458])+1" office:value-type="string" office:string-value="" calcext:value-type="error">
            <text:p>#NV</text:p>
          </table:table-cell>
          <table:table-cell table:formula="of:=COUNTIFS([.$I$5:.$I$505];&quot;&lt;&quot;&amp;[.$I458];[.$G$5:.$G$505];[.$G458];[.E$5:.$E$505];[.$E458])+1" office:value-type="string" office:string-value="" calcext:value-type="error">
            <text:p>#NV</text:p>
          </table:table-cell>
          <table:table-cell table:number-columns-repeated="15"/>
        </table:table-row>
        <table:table-row table:style-name="ro1">
          <table:table-cell table:number-columns-repeated="7"/>
          <table:table-cell table:formula="of:=IF(             OR           (     NOT(ISNA(VLOOKUP([.D459];[Veranstaltung.$E$10:.$E$99];1;0)));     NOT(ISNA(VLOOKUP([.D459];[Veranstaltung.$G$10:.$G$99];1;0)))   );   [.D459];   IF(     OR(N([.D459])=0;ISBLANK([.E459]));     &quot;&quot;;  VLOOKUP(       JahrDerVeranstaltung-IF(N([.D459])&lt;3000;[.D459];YEAR([.D459]));       [Veranstaltung.$C$10:.$H$99];       IF(LOWER([.E459])=&quot;m&quot;;3;5);       1     )   )  )">
            <text:p/>
          </table:table-cell>
          <table:table-cell table:formula="of:=VLOOKUP([.A459];[Zeitnahme.$A$5:.$B$505];2;0)" office:value-type="string" office:string-value="" calcext:value-type="error">
            <text:p>#NV</text:p>
          </table:table-cell>
          <table:table-cell table:formula="of:=COUNTIFS([.$I$5:.$I$505];&quot;&lt;&quot;&amp;[.$I459];[.$G$5:.$G$505];[.$G459];[.$H$5:.$H$505];[.$H459])+1" office:value-type="string" office:string-value="" calcext:value-type="error">
            <text:p>#NV</text:p>
          </table:table-cell>
          <table:table-cell table:formula="of:=COUNTIFS([.$I$5:.$I$505];&quot;&lt;&quot;&amp;[.$I459];[.$G$5:.$G$505];[.$G459];[.E$5:.$E$505];[.$E459])+1" office:value-type="string" office:string-value="" calcext:value-type="error">
            <text:p>#NV</text:p>
          </table:table-cell>
          <table:table-cell table:number-columns-repeated="15"/>
        </table:table-row>
        <table:table-row table:style-name="ro1">
          <table:table-cell table:number-columns-repeated="7"/>
          <table:table-cell table:formula="of:=IF(             OR           (     NOT(ISNA(VLOOKUP([.D460];[Veranstaltung.$E$10:.$E$99];1;0)));     NOT(ISNA(VLOOKUP([.D460];[Veranstaltung.$G$10:.$G$99];1;0)))   );   [.D460];   IF(     OR(N([.D460])=0;ISBLANK([.E460]));     &quot;&quot;;  VLOOKUP(       JahrDerVeranstaltung-IF(N([.D460])&lt;3000;[.D460];YEAR([.D460]));       [Veranstaltung.$C$10:.$H$99];       IF(LOWER([.E460])=&quot;m&quot;;3;5);       1     )   )  )">
            <text:p/>
          </table:table-cell>
          <table:table-cell table:formula="of:=VLOOKUP([.A460];[Zeitnahme.$A$5:.$B$505];2;0)" office:value-type="string" office:string-value="" calcext:value-type="error">
            <text:p>#NV</text:p>
          </table:table-cell>
          <table:table-cell table:formula="of:=COUNTIFS([.$I$5:.$I$505];&quot;&lt;&quot;&amp;[.$I460];[.$G$5:.$G$505];[.$G460];[.$H$5:.$H$505];[.$H460])+1" office:value-type="string" office:string-value="" calcext:value-type="error">
            <text:p>#NV</text:p>
          </table:table-cell>
          <table:table-cell table:formula="of:=COUNTIFS([.$I$5:.$I$505];&quot;&lt;&quot;&amp;[.$I460];[.$G$5:.$G$505];[.$G460];[.E$5:.$E$505];[.$E460])+1" office:value-type="string" office:string-value="" calcext:value-type="error">
            <text:p>#NV</text:p>
          </table:table-cell>
          <table:table-cell table:number-columns-repeated="15"/>
        </table:table-row>
        <table:table-row table:style-name="ro1">
          <table:table-cell table:number-columns-repeated="7"/>
          <table:table-cell table:formula="of:=IF(             OR           (     NOT(ISNA(VLOOKUP([.D461];[Veranstaltung.$E$10:.$E$99];1;0)));     NOT(ISNA(VLOOKUP([.D461];[Veranstaltung.$G$10:.$G$99];1;0)))   );   [.D461];   IF(     OR(N([.D461])=0;ISBLANK([.E461]));     &quot;&quot;;  VLOOKUP(       JahrDerVeranstaltung-IF(N([.D461])&lt;3000;[.D461];YEAR([.D461]));       [Veranstaltung.$C$10:.$H$99];       IF(LOWER([.E461])=&quot;m&quot;;3;5);       1     )   )  )">
            <text:p/>
          </table:table-cell>
          <table:table-cell table:formula="of:=VLOOKUP([.A461];[Zeitnahme.$A$5:.$B$505];2;0)" office:value-type="string" office:string-value="" calcext:value-type="error">
            <text:p>#NV</text:p>
          </table:table-cell>
          <table:table-cell table:formula="of:=COUNTIFS([.$I$5:.$I$505];&quot;&lt;&quot;&amp;[.$I461];[.$G$5:.$G$505];[.$G461];[.$H$5:.$H$505];[.$H461])+1" office:value-type="string" office:string-value="" calcext:value-type="error">
            <text:p>#NV</text:p>
          </table:table-cell>
          <table:table-cell table:formula="of:=COUNTIFS([.$I$5:.$I$505];&quot;&lt;&quot;&amp;[.$I461];[.$G$5:.$G$505];[.$G461];[.E$5:.$E$505];[.$E461])+1" office:value-type="string" office:string-value="" calcext:value-type="error">
            <text:p>#NV</text:p>
          </table:table-cell>
          <table:table-cell table:number-columns-repeated="15"/>
        </table:table-row>
        <table:table-row table:style-name="ro1">
          <table:table-cell table:number-columns-repeated="7"/>
          <table:table-cell table:formula="of:=IF(             OR           (     NOT(ISNA(VLOOKUP([.D462];[Veranstaltung.$E$10:.$E$99];1;0)));     NOT(ISNA(VLOOKUP([.D462];[Veranstaltung.$G$10:.$G$99];1;0)))   );   [.D462];   IF(     OR(N([.D462])=0;ISBLANK([.E462]));     &quot;&quot;;  VLOOKUP(       JahrDerVeranstaltung-IF(N([.D462])&lt;3000;[.D462];YEAR([.D462]));       [Veranstaltung.$C$10:.$H$99];       IF(LOWER([.E462])=&quot;m&quot;;3;5);       1     )   )  )">
            <text:p/>
          </table:table-cell>
          <table:table-cell table:formula="of:=VLOOKUP([.A462];[Zeitnahme.$A$5:.$B$505];2;0)" office:value-type="string" office:string-value="" calcext:value-type="error">
            <text:p>#NV</text:p>
          </table:table-cell>
          <table:table-cell table:formula="of:=COUNTIFS([.$I$5:.$I$505];&quot;&lt;&quot;&amp;[.$I462];[.$G$5:.$G$505];[.$G462];[.$H$5:.$H$505];[.$H462])+1" office:value-type="string" office:string-value="" calcext:value-type="error">
            <text:p>#NV</text:p>
          </table:table-cell>
          <table:table-cell table:formula="of:=COUNTIFS([.$I$5:.$I$505];&quot;&lt;&quot;&amp;[.$I462];[.$G$5:.$G$505];[.$G462];[.E$5:.$E$505];[.$E462])+1" office:value-type="string" office:string-value="" calcext:value-type="error">
            <text:p>#NV</text:p>
          </table:table-cell>
          <table:table-cell table:number-columns-repeated="15"/>
        </table:table-row>
        <table:table-row table:style-name="ro1">
          <table:table-cell table:number-columns-repeated="7"/>
          <table:table-cell table:formula="of:=IF(             OR           (     NOT(ISNA(VLOOKUP([.D463];[Veranstaltung.$E$10:.$E$99];1;0)));     NOT(ISNA(VLOOKUP([.D463];[Veranstaltung.$G$10:.$G$99];1;0)))   );   [.D463];   IF(     OR(N([.D463])=0;ISBLANK([.E463]));     &quot;&quot;;  VLOOKUP(       JahrDerVeranstaltung-IF(N([.D463])&lt;3000;[.D463];YEAR([.D463]));       [Veranstaltung.$C$10:.$H$99];       IF(LOWER([.E463])=&quot;m&quot;;3;5);       1     )   )  )">
            <text:p/>
          </table:table-cell>
          <table:table-cell table:formula="of:=VLOOKUP([.A463];[Zeitnahme.$A$5:.$B$505];2;0)" office:value-type="string" office:string-value="" calcext:value-type="error">
            <text:p>#NV</text:p>
          </table:table-cell>
          <table:table-cell table:formula="of:=COUNTIFS([.$I$5:.$I$505];&quot;&lt;&quot;&amp;[.$I463];[.$G$5:.$G$505];[.$G463];[.$H$5:.$H$505];[.$H463])+1" office:value-type="string" office:string-value="" calcext:value-type="error">
            <text:p>#NV</text:p>
          </table:table-cell>
          <table:table-cell table:formula="of:=COUNTIFS([.$I$5:.$I$505];&quot;&lt;&quot;&amp;[.$I463];[.$G$5:.$G$505];[.$G463];[.E$5:.$E$505];[.$E463])+1" office:value-type="string" office:string-value="" calcext:value-type="error">
            <text:p>#NV</text:p>
          </table:table-cell>
          <table:table-cell table:number-columns-repeated="15"/>
        </table:table-row>
        <table:table-row table:style-name="ro1">
          <table:table-cell table:number-columns-repeated="7"/>
          <table:table-cell table:formula="of:=IF(             OR           (     NOT(ISNA(VLOOKUP([.D464];[Veranstaltung.$E$10:.$E$99];1;0)));     NOT(ISNA(VLOOKUP([.D464];[Veranstaltung.$G$10:.$G$99];1;0)))   );   [.D464];   IF(     OR(N([.D464])=0;ISBLANK([.E464]));     &quot;&quot;;  VLOOKUP(       JahrDerVeranstaltung-IF(N([.D464])&lt;3000;[.D464];YEAR([.D464]));       [Veranstaltung.$C$10:.$H$99];       IF(LOWER([.E464])=&quot;m&quot;;3;5);       1     )   )  )">
            <text:p/>
          </table:table-cell>
          <table:table-cell table:formula="of:=VLOOKUP([.A464];[Zeitnahme.$A$5:.$B$505];2;0)" office:value-type="string" office:string-value="" calcext:value-type="error">
            <text:p>#NV</text:p>
          </table:table-cell>
          <table:table-cell table:formula="of:=COUNTIFS([.$I$5:.$I$505];&quot;&lt;&quot;&amp;[.$I464];[.$G$5:.$G$505];[.$G464];[.$H$5:.$H$505];[.$H464])+1" office:value-type="string" office:string-value="" calcext:value-type="error">
            <text:p>#NV</text:p>
          </table:table-cell>
          <table:table-cell table:formula="of:=COUNTIFS([.$I$5:.$I$505];&quot;&lt;&quot;&amp;[.$I464];[.$G$5:.$G$505];[.$G464];[.E$5:.$E$505];[.$E464])+1" office:value-type="string" office:string-value="" calcext:value-type="error">
            <text:p>#NV</text:p>
          </table:table-cell>
          <table:table-cell table:number-columns-repeated="15"/>
        </table:table-row>
        <table:table-row table:style-name="ro1">
          <table:table-cell table:number-columns-repeated="7"/>
          <table:table-cell table:formula="of:=IF(             OR           (     NOT(ISNA(VLOOKUP([.D465];[Veranstaltung.$E$10:.$E$99];1;0)));     NOT(ISNA(VLOOKUP([.D465];[Veranstaltung.$G$10:.$G$99];1;0)))   );   [.D465];   IF(     OR(N([.D465])=0;ISBLANK([.E465]));     &quot;&quot;;  VLOOKUP(       JahrDerVeranstaltung-IF(N([.D465])&lt;3000;[.D465];YEAR([.D465]));       [Veranstaltung.$C$10:.$H$99];       IF(LOWER([.E465])=&quot;m&quot;;3;5);       1     )   )  )">
            <text:p/>
          </table:table-cell>
          <table:table-cell table:formula="of:=VLOOKUP([.A465];[Zeitnahme.$A$5:.$B$505];2;0)" office:value-type="string" office:string-value="" calcext:value-type="error">
            <text:p>#NV</text:p>
          </table:table-cell>
          <table:table-cell table:formula="of:=COUNTIFS([.$I$5:.$I$505];&quot;&lt;&quot;&amp;[.$I465];[.$G$5:.$G$505];[.$G465];[.$H$5:.$H$505];[.$H465])+1" office:value-type="string" office:string-value="" calcext:value-type="error">
            <text:p>#NV</text:p>
          </table:table-cell>
          <table:table-cell table:formula="of:=COUNTIFS([.$I$5:.$I$505];&quot;&lt;&quot;&amp;[.$I465];[.$G$5:.$G$505];[.$G465];[.E$5:.$E$505];[.$E465])+1" office:value-type="string" office:string-value="" calcext:value-type="error">
            <text:p>#NV</text:p>
          </table:table-cell>
          <table:table-cell table:number-columns-repeated="15"/>
        </table:table-row>
        <table:table-row table:style-name="ro1">
          <table:table-cell table:number-columns-repeated="7"/>
          <table:table-cell table:formula="of:=IF(             OR           (     NOT(ISNA(VLOOKUP([.D466];[Veranstaltung.$E$10:.$E$99];1;0)));     NOT(ISNA(VLOOKUP([.D466];[Veranstaltung.$G$10:.$G$99];1;0)))   );   [.D466];   IF(     OR(N([.D466])=0;ISBLANK([.E466]));     &quot;&quot;;  VLOOKUP(       JahrDerVeranstaltung-IF(N([.D466])&lt;3000;[.D466];YEAR([.D466]));       [Veranstaltung.$C$10:.$H$99];       IF(LOWER([.E466])=&quot;m&quot;;3;5);       1     )   )  )">
            <text:p/>
          </table:table-cell>
          <table:table-cell table:formula="of:=VLOOKUP([.A466];[Zeitnahme.$A$5:.$B$505];2;0)" office:value-type="string" office:string-value="" calcext:value-type="error">
            <text:p>#NV</text:p>
          </table:table-cell>
          <table:table-cell table:formula="of:=COUNTIFS([.$I$5:.$I$505];&quot;&lt;&quot;&amp;[.$I466];[.$G$5:.$G$505];[.$G466];[.$H$5:.$H$505];[.$H466])+1" office:value-type="string" office:string-value="" calcext:value-type="error">
            <text:p>#NV</text:p>
          </table:table-cell>
          <table:table-cell table:formula="of:=COUNTIFS([.$I$5:.$I$505];&quot;&lt;&quot;&amp;[.$I466];[.$G$5:.$G$505];[.$G466];[.E$5:.$E$505];[.$E466])+1" office:value-type="string" office:string-value="" calcext:value-type="error">
            <text:p>#NV</text:p>
          </table:table-cell>
          <table:table-cell table:number-columns-repeated="15"/>
        </table:table-row>
        <table:table-row table:style-name="ro1">
          <table:table-cell table:number-columns-repeated="7"/>
          <table:table-cell table:formula="of:=IF(             OR           (     NOT(ISNA(VLOOKUP([.D467];[Veranstaltung.$E$10:.$E$99];1;0)));     NOT(ISNA(VLOOKUP([.D467];[Veranstaltung.$G$10:.$G$99];1;0)))   );   [.D467];   IF(     OR(N([.D467])=0;ISBLANK([.E467]));     &quot;&quot;;  VLOOKUP(       JahrDerVeranstaltung-IF(N([.D467])&lt;3000;[.D467];YEAR([.D467]));       [Veranstaltung.$C$10:.$H$99];       IF(LOWER([.E467])=&quot;m&quot;;3;5);       1     )   )  )">
            <text:p/>
          </table:table-cell>
          <table:table-cell table:formula="of:=VLOOKUP([.A467];[Zeitnahme.$A$5:.$B$505];2;0)" office:value-type="string" office:string-value="" calcext:value-type="error">
            <text:p>#NV</text:p>
          </table:table-cell>
          <table:table-cell table:formula="of:=COUNTIFS([.$I$5:.$I$505];&quot;&lt;&quot;&amp;[.$I467];[.$G$5:.$G$505];[.$G467];[.$H$5:.$H$505];[.$H467])+1" office:value-type="string" office:string-value="" calcext:value-type="error">
            <text:p>#NV</text:p>
          </table:table-cell>
          <table:table-cell table:formula="of:=COUNTIFS([.$I$5:.$I$505];&quot;&lt;&quot;&amp;[.$I467];[.$G$5:.$G$505];[.$G467];[.E$5:.$E$505];[.$E467])+1" office:value-type="string" office:string-value="" calcext:value-type="error">
            <text:p>#NV</text:p>
          </table:table-cell>
          <table:table-cell table:number-columns-repeated="15"/>
        </table:table-row>
        <table:table-row table:style-name="ro1">
          <table:table-cell table:number-columns-repeated="7"/>
          <table:table-cell table:formula="of:=IF(             OR           (     NOT(ISNA(VLOOKUP([.D468];[Veranstaltung.$E$10:.$E$99];1;0)));     NOT(ISNA(VLOOKUP([.D468];[Veranstaltung.$G$10:.$G$99];1;0)))   );   [.D468];   IF(     OR(N([.D468])=0;ISBLANK([.E468]));     &quot;&quot;;  VLOOKUP(       JahrDerVeranstaltung-IF(N([.D468])&lt;3000;[.D468];YEAR([.D468]));       [Veranstaltung.$C$10:.$H$99];       IF(LOWER([.E468])=&quot;m&quot;;3;5);       1     )   )  )">
            <text:p/>
          </table:table-cell>
          <table:table-cell table:formula="of:=VLOOKUP([.A468];[Zeitnahme.$A$5:.$B$505];2;0)" office:value-type="string" office:string-value="" calcext:value-type="error">
            <text:p>#NV</text:p>
          </table:table-cell>
          <table:table-cell table:formula="of:=COUNTIFS([.$I$5:.$I$505];&quot;&lt;&quot;&amp;[.$I468];[.$G$5:.$G$505];[.$G468];[.$H$5:.$H$505];[.$H468])+1" office:value-type="string" office:string-value="" calcext:value-type="error">
            <text:p>#NV</text:p>
          </table:table-cell>
          <table:table-cell table:formula="of:=COUNTIFS([.$I$5:.$I$505];&quot;&lt;&quot;&amp;[.$I468];[.$G$5:.$G$505];[.$G468];[.E$5:.$E$505];[.$E468])+1" office:value-type="string" office:string-value="" calcext:value-type="error">
            <text:p>#NV</text:p>
          </table:table-cell>
          <table:table-cell table:number-columns-repeated="15"/>
        </table:table-row>
        <table:table-row table:style-name="ro1">
          <table:table-cell table:number-columns-repeated="7"/>
          <table:table-cell table:formula="of:=IF(             OR           (     NOT(ISNA(VLOOKUP([.D469];[Veranstaltung.$E$10:.$E$99];1;0)));     NOT(ISNA(VLOOKUP([.D469];[Veranstaltung.$G$10:.$G$99];1;0)))   );   [.D469];   IF(     OR(N([.D469])=0;ISBLANK([.E469]));     &quot;&quot;;  VLOOKUP(       JahrDerVeranstaltung-IF(N([.D469])&lt;3000;[.D469];YEAR([.D469]));       [Veranstaltung.$C$10:.$H$99];       IF(LOWER([.E469])=&quot;m&quot;;3;5);       1     )   )  )">
            <text:p/>
          </table:table-cell>
          <table:table-cell table:formula="of:=VLOOKUP([.A469];[Zeitnahme.$A$5:.$B$505];2;0)" office:value-type="string" office:string-value="" calcext:value-type="error">
            <text:p>#NV</text:p>
          </table:table-cell>
          <table:table-cell table:formula="of:=COUNTIFS([.$I$5:.$I$505];&quot;&lt;&quot;&amp;[.$I469];[.$G$5:.$G$505];[.$G469];[.$H$5:.$H$505];[.$H469])+1" office:value-type="string" office:string-value="" calcext:value-type="error">
            <text:p>#NV</text:p>
          </table:table-cell>
          <table:table-cell table:formula="of:=COUNTIFS([.$I$5:.$I$505];&quot;&lt;&quot;&amp;[.$I469];[.$G$5:.$G$505];[.$G469];[.E$5:.$E$505];[.$E469])+1" office:value-type="string" office:string-value="" calcext:value-type="error">
            <text:p>#NV</text:p>
          </table:table-cell>
          <table:table-cell table:number-columns-repeated="15"/>
        </table:table-row>
        <table:table-row table:style-name="ro1">
          <table:table-cell table:number-columns-repeated="7"/>
          <table:table-cell table:formula="of:=IF(             OR           (     NOT(ISNA(VLOOKUP([.D470];[Veranstaltung.$E$10:.$E$99];1;0)));     NOT(ISNA(VLOOKUP([.D470];[Veranstaltung.$G$10:.$G$99];1;0)))   );   [.D470];   IF(     OR(N([.D470])=0;ISBLANK([.E470]));     &quot;&quot;;  VLOOKUP(       JahrDerVeranstaltung-IF(N([.D470])&lt;3000;[.D470];YEAR([.D470]));       [Veranstaltung.$C$10:.$H$99];       IF(LOWER([.E470])=&quot;m&quot;;3;5);       1     )   )  )">
            <text:p/>
          </table:table-cell>
          <table:table-cell table:formula="of:=VLOOKUP([.A470];[Zeitnahme.$A$5:.$B$505];2;0)" office:value-type="string" office:string-value="" calcext:value-type="error">
            <text:p>#NV</text:p>
          </table:table-cell>
          <table:table-cell table:formula="of:=COUNTIFS([.$I$5:.$I$505];&quot;&lt;&quot;&amp;[.$I470];[.$G$5:.$G$505];[.$G470];[.$H$5:.$H$505];[.$H470])+1" office:value-type="string" office:string-value="" calcext:value-type="error">
            <text:p>#NV</text:p>
          </table:table-cell>
          <table:table-cell table:formula="of:=COUNTIFS([.$I$5:.$I$505];&quot;&lt;&quot;&amp;[.$I470];[.$G$5:.$G$505];[.$G470];[.E$5:.$E$505];[.$E470])+1" office:value-type="string" office:string-value="" calcext:value-type="error">
            <text:p>#NV</text:p>
          </table:table-cell>
          <table:table-cell table:number-columns-repeated="15"/>
        </table:table-row>
        <table:table-row table:style-name="ro1">
          <table:table-cell table:number-columns-repeated="7"/>
          <table:table-cell table:formula="of:=IF(             OR           (     NOT(ISNA(VLOOKUP([.D471];[Veranstaltung.$E$10:.$E$99];1;0)));     NOT(ISNA(VLOOKUP([.D471];[Veranstaltung.$G$10:.$G$99];1;0)))   );   [.D471];   IF(     OR(N([.D471])=0;ISBLANK([.E471]));     &quot;&quot;;  VLOOKUP(       JahrDerVeranstaltung-IF(N([.D471])&lt;3000;[.D471];YEAR([.D471]));       [Veranstaltung.$C$10:.$H$99];       IF(LOWER([.E471])=&quot;m&quot;;3;5);       1     )   )  )">
            <text:p/>
          </table:table-cell>
          <table:table-cell table:formula="of:=VLOOKUP([.A471];[Zeitnahme.$A$5:.$B$505];2;0)" office:value-type="string" office:string-value="" calcext:value-type="error">
            <text:p>#NV</text:p>
          </table:table-cell>
          <table:table-cell table:formula="of:=COUNTIFS([.$I$5:.$I$505];&quot;&lt;&quot;&amp;[.$I471];[.$G$5:.$G$505];[.$G471];[.$H$5:.$H$505];[.$H471])+1" office:value-type="string" office:string-value="" calcext:value-type="error">
            <text:p>#NV</text:p>
          </table:table-cell>
          <table:table-cell table:formula="of:=COUNTIFS([.$I$5:.$I$505];&quot;&lt;&quot;&amp;[.$I471];[.$G$5:.$G$505];[.$G471];[.E$5:.$E$505];[.$E471])+1" office:value-type="string" office:string-value="" calcext:value-type="error">
            <text:p>#NV</text:p>
          </table:table-cell>
          <table:table-cell table:number-columns-repeated="15"/>
        </table:table-row>
        <table:table-row table:style-name="ro1">
          <table:table-cell table:number-columns-repeated="7"/>
          <table:table-cell table:formula="of:=IF(             OR           (     NOT(ISNA(VLOOKUP([.D472];[Veranstaltung.$E$10:.$E$99];1;0)));     NOT(ISNA(VLOOKUP([.D472];[Veranstaltung.$G$10:.$G$99];1;0)))   );   [.D472];   IF(     OR(N([.D472])=0;ISBLANK([.E472]));     &quot;&quot;;  VLOOKUP(       JahrDerVeranstaltung-IF(N([.D472])&lt;3000;[.D472];YEAR([.D472]));       [Veranstaltung.$C$10:.$H$99];       IF(LOWER([.E472])=&quot;m&quot;;3;5);       1     )   )  )">
            <text:p/>
          </table:table-cell>
          <table:table-cell table:formula="of:=VLOOKUP([.A472];[Zeitnahme.$A$5:.$B$505];2;0)" office:value-type="string" office:string-value="" calcext:value-type="error">
            <text:p>#NV</text:p>
          </table:table-cell>
          <table:table-cell table:formula="of:=COUNTIFS([.$I$5:.$I$505];&quot;&lt;&quot;&amp;[.$I472];[.$G$5:.$G$505];[.$G472];[.$H$5:.$H$505];[.$H472])+1" office:value-type="string" office:string-value="" calcext:value-type="error">
            <text:p>#NV</text:p>
          </table:table-cell>
          <table:table-cell table:formula="of:=COUNTIFS([.$I$5:.$I$505];&quot;&lt;&quot;&amp;[.$I472];[.$G$5:.$G$505];[.$G472];[.E$5:.$E$505];[.$E472])+1" office:value-type="string" office:string-value="" calcext:value-type="error">
            <text:p>#NV</text:p>
          </table:table-cell>
          <table:table-cell table:number-columns-repeated="15"/>
        </table:table-row>
        <table:table-row table:style-name="ro1">
          <table:table-cell table:number-columns-repeated="7"/>
          <table:table-cell table:formula="of:=IF(             OR           (     NOT(ISNA(VLOOKUP([.D473];[Veranstaltung.$E$10:.$E$99];1;0)));     NOT(ISNA(VLOOKUP([.D473];[Veranstaltung.$G$10:.$G$99];1;0)))   );   [.D473];   IF(     OR(N([.D473])=0;ISBLANK([.E473]));     &quot;&quot;;  VLOOKUP(       JahrDerVeranstaltung-IF(N([.D473])&lt;3000;[.D473];YEAR([.D473]));       [Veranstaltung.$C$10:.$H$99];       IF(LOWER([.E473])=&quot;m&quot;;3;5);       1     )   )  )">
            <text:p/>
          </table:table-cell>
          <table:table-cell table:formula="of:=VLOOKUP([.A473];[Zeitnahme.$A$5:.$B$505];2;0)" office:value-type="string" office:string-value="" calcext:value-type="error">
            <text:p>#NV</text:p>
          </table:table-cell>
          <table:table-cell table:formula="of:=COUNTIFS([.$I$5:.$I$505];&quot;&lt;&quot;&amp;[.$I473];[.$G$5:.$G$505];[.$G473];[.$H$5:.$H$505];[.$H473])+1" office:value-type="string" office:string-value="" calcext:value-type="error">
            <text:p>#NV</text:p>
          </table:table-cell>
          <table:table-cell table:formula="of:=COUNTIFS([.$I$5:.$I$505];&quot;&lt;&quot;&amp;[.$I473];[.$G$5:.$G$505];[.$G473];[.E$5:.$E$505];[.$E473])+1" office:value-type="string" office:string-value="" calcext:value-type="error">
            <text:p>#NV</text:p>
          </table:table-cell>
          <table:table-cell table:number-columns-repeated="15"/>
        </table:table-row>
        <table:table-row table:style-name="ro1">
          <table:table-cell table:number-columns-repeated="7"/>
          <table:table-cell table:formula="of:=IF(             OR           (     NOT(ISNA(VLOOKUP([.D474];[Veranstaltung.$E$10:.$E$99];1;0)));     NOT(ISNA(VLOOKUP([.D474];[Veranstaltung.$G$10:.$G$99];1;0)))   );   [.D474];   IF(     OR(N([.D474])=0;ISBLANK([.E474]));     &quot;&quot;;  VLOOKUP(       JahrDerVeranstaltung-IF(N([.D474])&lt;3000;[.D474];YEAR([.D474]));       [Veranstaltung.$C$10:.$H$99];       IF(LOWER([.E474])=&quot;m&quot;;3;5);       1     )   )  )">
            <text:p/>
          </table:table-cell>
          <table:table-cell table:formula="of:=VLOOKUP([.A474];[Zeitnahme.$A$5:.$B$505];2;0)" office:value-type="string" office:string-value="" calcext:value-type="error">
            <text:p>#NV</text:p>
          </table:table-cell>
          <table:table-cell table:formula="of:=COUNTIFS([.$I$5:.$I$505];&quot;&lt;&quot;&amp;[.$I474];[.$G$5:.$G$505];[.$G474];[.$H$5:.$H$505];[.$H474])+1" office:value-type="string" office:string-value="" calcext:value-type="error">
            <text:p>#NV</text:p>
          </table:table-cell>
          <table:table-cell table:formula="of:=COUNTIFS([.$I$5:.$I$505];&quot;&lt;&quot;&amp;[.$I474];[.$G$5:.$G$505];[.$G474];[.E$5:.$E$505];[.$E474])+1" office:value-type="string" office:string-value="" calcext:value-type="error">
            <text:p>#NV</text:p>
          </table:table-cell>
          <table:table-cell table:number-columns-repeated="15"/>
        </table:table-row>
        <table:table-row table:style-name="ro1">
          <table:table-cell table:number-columns-repeated="7"/>
          <table:table-cell table:formula="of:=IF(             OR           (     NOT(ISNA(VLOOKUP([.D475];[Veranstaltung.$E$10:.$E$99];1;0)));     NOT(ISNA(VLOOKUP([.D475];[Veranstaltung.$G$10:.$G$99];1;0)))   );   [.D475];   IF(     OR(N([.D475])=0;ISBLANK([.E475]));     &quot;&quot;;  VLOOKUP(       JahrDerVeranstaltung-IF(N([.D475])&lt;3000;[.D475];YEAR([.D475]));       [Veranstaltung.$C$10:.$H$99];       IF(LOWER([.E475])=&quot;m&quot;;3;5);       1     )   )  )">
            <text:p/>
          </table:table-cell>
          <table:table-cell table:formula="of:=VLOOKUP([.A475];[Zeitnahme.$A$5:.$B$505];2;0)" office:value-type="string" office:string-value="" calcext:value-type="error">
            <text:p>#NV</text:p>
          </table:table-cell>
          <table:table-cell table:formula="of:=COUNTIFS([.$I$5:.$I$505];&quot;&lt;&quot;&amp;[.$I475];[.$G$5:.$G$505];[.$G475];[.$H$5:.$H$505];[.$H475])+1" office:value-type="string" office:string-value="" calcext:value-type="error">
            <text:p>#NV</text:p>
          </table:table-cell>
          <table:table-cell table:formula="of:=COUNTIFS([.$I$5:.$I$505];&quot;&lt;&quot;&amp;[.$I475];[.$G$5:.$G$505];[.$G475];[.E$5:.$E$505];[.$E475])+1" office:value-type="string" office:string-value="" calcext:value-type="error">
            <text:p>#NV</text:p>
          </table:table-cell>
          <table:table-cell table:number-columns-repeated="15"/>
        </table:table-row>
        <table:table-row table:style-name="ro1">
          <table:table-cell table:number-columns-repeated="7"/>
          <table:table-cell table:formula="of:=IF(             OR           (     NOT(ISNA(VLOOKUP([.D476];[Veranstaltung.$E$10:.$E$99];1;0)));     NOT(ISNA(VLOOKUP([.D476];[Veranstaltung.$G$10:.$G$99];1;0)))   );   [.D476];   IF(     OR(N([.D476])=0;ISBLANK([.E476]));     &quot;&quot;;  VLOOKUP(       JahrDerVeranstaltung-IF(N([.D476])&lt;3000;[.D476];YEAR([.D476]));       [Veranstaltung.$C$10:.$H$99];       IF(LOWER([.E476])=&quot;m&quot;;3;5);       1     )   )  )">
            <text:p/>
          </table:table-cell>
          <table:table-cell table:formula="of:=VLOOKUP([.A476];[Zeitnahme.$A$5:.$B$505];2;0)" office:value-type="string" office:string-value="" calcext:value-type="error">
            <text:p>#NV</text:p>
          </table:table-cell>
          <table:table-cell table:formula="of:=COUNTIFS([.$I$5:.$I$505];&quot;&lt;&quot;&amp;[.$I476];[.$G$5:.$G$505];[.$G476];[.$H$5:.$H$505];[.$H476])+1" office:value-type="string" office:string-value="" calcext:value-type="error">
            <text:p>#NV</text:p>
          </table:table-cell>
          <table:table-cell table:formula="of:=COUNTIFS([.$I$5:.$I$505];&quot;&lt;&quot;&amp;[.$I476];[.$G$5:.$G$505];[.$G476];[.E$5:.$E$505];[.$E476])+1" office:value-type="string" office:string-value="" calcext:value-type="error">
            <text:p>#NV</text:p>
          </table:table-cell>
          <table:table-cell table:number-columns-repeated="15"/>
        </table:table-row>
        <table:table-row table:style-name="ro1">
          <table:table-cell table:number-columns-repeated="7"/>
          <table:table-cell table:formula="of:=IF(             OR           (     NOT(ISNA(VLOOKUP([.D477];[Veranstaltung.$E$10:.$E$99];1;0)));     NOT(ISNA(VLOOKUP([.D477];[Veranstaltung.$G$10:.$G$99];1;0)))   );   [.D477];   IF(     OR(N([.D477])=0;ISBLANK([.E477]));     &quot;&quot;;  VLOOKUP(       JahrDerVeranstaltung-IF(N([.D477])&lt;3000;[.D477];YEAR([.D477]));       [Veranstaltung.$C$10:.$H$99];       IF(LOWER([.E477])=&quot;m&quot;;3;5);       1     )   )  )">
            <text:p/>
          </table:table-cell>
          <table:table-cell table:formula="of:=VLOOKUP([.A477];[Zeitnahme.$A$5:.$B$505];2;0)" office:value-type="string" office:string-value="" calcext:value-type="error">
            <text:p>#NV</text:p>
          </table:table-cell>
          <table:table-cell table:formula="of:=COUNTIFS([.$I$5:.$I$505];&quot;&lt;&quot;&amp;[.$I477];[.$G$5:.$G$505];[.$G477];[.$H$5:.$H$505];[.$H477])+1" office:value-type="string" office:string-value="" calcext:value-type="error">
            <text:p>#NV</text:p>
          </table:table-cell>
          <table:table-cell table:formula="of:=COUNTIFS([.$I$5:.$I$505];&quot;&lt;&quot;&amp;[.$I477];[.$G$5:.$G$505];[.$G477];[.E$5:.$E$505];[.$E477])+1" office:value-type="string" office:string-value="" calcext:value-type="error">
            <text:p>#NV</text:p>
          </table:table-cell>
          <table:table-cell table:number-columns-repeated="15"/>
        </table:table-row>
        <table:table-row table:style-name="ro1">
          <table:table-cell table:number-columns-repeated="7"/>
          <table:table-cell table:formula="of:=IF(             OR           (     NOT(ISNA(VLOOKUP([.D478];[Veranstaltung.$E$10:.$E$99];1;0)));     NOT(ISNA(VLOOKUP([.D478];[Veranstaltung.$G$10:.$G$99];1;0)))   );   [.D478];   IF(     OR(N([.D478])=0;ISBLANK([.E478]));     &quot;&quot;;  VLOOKUP(       JahrDerVeranstaltung-IF(N([.D478])&lt;3000;[.D478];YEAR([.D478]));       [Veranstaltung.$C$10:.$H$99];       IF(LOWER([.E478])=&quot;m&quot;;3;5);       1     )   )  )">
            <text:p/>
          </table:table-cell>
          <table:table-cell table:formula="of:=VLOOKUP([.A478];[Zeitnahme.$A$5:.$B$505];2;0)" office:value-type="string" office:string-value="" calcext:value-type="error">
            <text:p>#NV</text:p>
          </table:table-cell>
          <table:table-cell table:formula="of:=COUNTIFS([.$I$5:.$I$505];&quot;&lt;&quot;&amp;[.$I478];[.$G$5:.$G$505];[.$G478];[.$H$5:.$H$505];[.$H478])+1" office:value-type="string" office:string-value="" calcext:value-type="error">
            <text:p>#NV</text:p>
          </table:table-cell>
          <table:table-cell table:formula="of:=COUNTIFS([.$I$5:.$I$505];&quot;&lt;&quot;&amp;[.$I478];[.$G$5:.$G$505];[.$G478];[.E$5:.$E$505];[.$E478])+1" office:value-type="string" office:string-value="" calcext:value-type="error">
            <text:p>#NV</text:p>
          </table:table-cell>
          <table:table-cell table:number-columns-repeated="15"/>
        </table:table-row>
        <table:table-row table:style-name="ro1">
          <table:table-cell table:number-columns-repeated="7"/>
          <table:table-cell table:formula="of:=IF(             OR           (     NOT(ISNA(VLOOKUP([.D479];[Veranstaltung.$E$10:.$E$99];1;0)));     NOT(ISNA(VLOOKUP([.D479];[Veranstaltung.$G$10:.$G$99];1;0)))   );   [.D479];   IF(     OR(N([.D479])=0;ISBLANK([.E479]));     &quot;&quot;;  VLOOKUP(       JahrDerVeranstaltung-IF(N([.D479])&lt;3000;[.D479];YEAR([.D479]));       [Veranstaltung.$C$10:.$H$99];       IF(LOWER([.E479])=&quot;m&quot;;3;5);       1     )   )  )">
            <text:p/>
          </table:table-cell>
          <table:table-cell table:formula="of:=VLOOKUP([.A479];[Zeitnahme.$A$5:.$B$505];2;0)" office:value-type="string" office:string-value="" calcext:value-type="error">
            <text:p>#NV</text:p>
          </table:table-cell>
          <table:table-cell table:formula="of:=COUNTIFS([.$I$5:.$I$505];&quot;&lt;&quot;&amp;[.$I479];[.$G$5:.$G$505];[.$G479];[.$H$5:.$H$505];[.$H479])+1" office:value-type="string" office:string-value="" calcext:value-type="error">
            <text:p>#NV</text:p>
          </table:table-cell>
          <table:table-cell table:formula="of:=COUNTIFS([.$I$5:.$I$505];&quot;&lt;&quot;&amp;[.$I479];[.$G$5:.$G$505];[.$G479];[.E$5:.$E$505];[.$E479])+1" office:value-type="string" office:string-value="" calcext:value-type="error">
            <text:p>#NV</text:p>
          </table:table-cell>
          <table:table-cell table:number-columns-repeated="15"/>
        </table:table-row>
        <table:table-row table:style-name="ro1">
          <table:table-cell table:number-columns-repeated="7"/>
          <table:table-cell table:formula="of:=IF(             OR           (     NOT(ISNA(VLOOKUP([.D480];[Veranstaltung.$E$10:.$E$99];1;0)));     NOT(ISNA(VLOOKUP([.D480];[Veranstaltung.$G$10:.$G$99];1;0)))   );   [.D480];   IF(     OR(N([.D480])=0;ISBLANK([.E480]));     &quot;&quot;;  VLOOKUP(       JahrDerVeranstaltung-IF(N([.D480])&lt;3000;[.D480];YEAR([.D480]));       [Veranstaltung.$C$10:.$H$99];       IF(LOWER([.E480])=&quot;m&quot;;3;5);       1     )   )  )">
            <text:p/>
          </table:table-cell>
          <table:table-cell table:formula="of:=VLOOKUP([.A480];[Zeitnahme.$A$5:.$B$505];2;0)" office:value-type="string" office:string-value="" calcext:value-type="error">
            <text:p>#NV</text:p>
          </table:table-cell>
          <table:table-cell table:formula="of:=COUNTIFS([.$I$5:.$I$505];&quot;&lt;&quot;&amp;[.$I480];[.$G$5:.$G$505];[.$G480];[.$H$5:.$H$505];[.$H480])+1" office:value-type="string" office:string-value="" calcext:value-type="error">
            <text:p>#NV</text:p>
          </table:table-cell>
          <table:table-cell table:formula="of:=COUNTIFS([.$I$5:.$I$505];&quot;&lt;&quot;&amp;[.$I480];[.$G$5:.$G$505];[.$G480];[.E$5:.$E$505];[.$E480])+1" office:value-type="string" office:string-value="" calcext:value-type="error">
            <text:p>#NV</text:p>
          </table:table-cell>
          <table:table-cell table:number-columns-repeated="15"/>
        </table:table-row>
        <table:table-row table:style-name="ro1">
          <table:table-cell table:number-columns-repeated="7"/>
          <table:table-cell table:formula="of:=IF(             OR           (     NOT(ISNA(VLOOKUP([.D481];[Veranstaltung.$E$10:.$E$99];1;0)));     NOT(ISNA(VLOOKUP([.D481];[Veranstaltung.$G$10:.$G$99];1;0)))   );   [.D481];   IF(     OR(N([.D481])=0;ISBLANK([.E481]));     &quot;&quot;;  VLOOKUP(       JahrDerVeranstaltung-IF(N([.D481])&lt;3000;[.D481];YEAR([.D481]));       [Veranstaltung.$C$10:.$H$99];       IF(LOWER([.E481])=&quot;m&quot;;3;5);       1     )   )  )">
            <text:p/>
          </table:table-cell>
          <table:table-cell table:formula="of:=VLOOKUP([.A481];[Zeitnahme.$A$5:.$B$505];2;0)" office:value-type="string" office:string-value="" calcext:value-type="error">
            <text:p>#NV</text:p>
          </table:table-cell>
          <table:table-cell table:formula="of:=COUNTIFS([.$I$5:.$I$505];&quot;&lt;&quot;&amp;[.$I481];[.$G$5:.$G$505];[.$G481];[.$H$5:.$H$505];[.$H481])+1" office:value-type="string" office:string-value="" calcext:value-type="error">
            <text:p>#NV</text:p>
          </table:table-cell>
          <table:table-cell table:formula="of:=COUNTIFS([.$I$5:.$I$505];&quot;&lt;&quot;&amp;[.$I481];[.$G$5:.$G$505];[.$G481];[.E$5:.$E$505];[.$E481])+1" office:value-type="string" office:string-value="" calcext:value-type="error">
            <text:p>#NV</text:p>
          </table:table-cell>
          <table:table-cell table:number-columns-repeated="15"/>
        </table:table-row>
        <table:table-row table:style-name="ro1">
          <table:table-cell table:number-columns-repeated="7"/>
          <table:table-cell table:formula="of:=IF(             OR           (     NOT(ISNA(VLOOKUP([.D482];[Veranstaltung.$E$10:.$E$99];1;0)));     NOT(ISNA(VLOOKUP([.D482];[Veranstaltung.$G$10:.$G$99];1;0)))   );   [.D482];   IF(     OR(N([.D482])=0;ISBLANK([.E482]));     &quot;&quot;;  VLOOKUP(       JahrDerVeranstaltung-IF(N([.D482])&lt;3000;[.D482];YEAR([.D482]));       [Veranstaltung.$C$10:.$H$99];       IF(LOWER([.E482])=&quot;m&quot;;3;5);       1     )   )  )">
            <text:p/>
          </table:table-cell>
          <table:table-cell table:formula="of:=VLOOKUP([.A482];[Zeitnahme.$A$5:.$B$505];2;0)" office:value-type="string" office:string-value="" calcext:value-type="error">
            <text:p>#NV</text:p>
          </table:table-cell>
          <table:table-cell table:formula="of:=COUNTIFS([.$I$5:.$I$505];&quot;&lt;&quot;&amp;[.$I482];[.$G$5:.$G$505];[.$G482];[.$H$5:.$H$505];[.$H482])+1" office:value-type="string" office:string-value="" calcext:value-type="error">
            <text:p>#NV</text:p>
          </table:table-cell>
          <table:table-cell table:formula="of:=COUNTIFS([.$I$5:.$I$505];&quot;&lt;&quot;&amp;[.$I482];[.$G$5:.$G$505];[.$G482];[.E$5:.$E$505];[.$E482])+1" office:value-type="string" office:string-value="" calcext:value-type="error">
            <text:p>#NV</text:p>
          </table:table-cell>
          <table:table-cell table:number-columns-repeated="15"/>
        </table:table-row>
        <table:table-row table:style-name="ro1">
          <table:table-cell table:number-columns-repeated="7"/>
          <table:table-cell table:formula="of:=IF(             OR           (     NOT(ISNA(VLOOKUP([.D483];[Veranstaltung.$E$10:.$E$99];1;0)));     NOT(ISNA(VLOOKUP([.D483];[Veranstaltung.$G$10:.$G$99];1;0)))   );   [.D483];   IF(     OR(N([.D483])=0;ISBLANK([.E483]));     &quot;&quot;;  VLOOKUP(       JahrDerVeranstaltung-IF(N([.D483])&lt;3000;[.D483];YEAR([.D483]));       [Veranstaltung.$C$10:.$H$99];       IF(LOWER([.E483])=&quot;m&quot;;3;5);       1     )   )  )">
            <text:p/>
          </table:table-cell>
          <table:table-cell table:formula="of:=VLOOKUP([.A483];[Zeitnahme.$A$5:.$B$505];2;0)" office:value-type="string" office:string-value="" calcext:value-type="error">
            <text:p>#NV</text:p>
          </table:table-cell>
          <table:table-cell table:formula="of:=COUNTIFS([.$I$5:.$I$505];&quot;&lt;&quot;&amp;[.$I483];[.$G$5:.$G$505];[.$G483];[.$H$5:.$H$505];[.$H483])+1" office:value-type="string" office:string-value="" calcext:value-type="error">
            <text:p>#NV</text:p>
          </table:table-cell>
          <table:table-cell table:formula="of:=COUNTIFS([.$I$5:.$I$505];&quot;&lt;&quot;&amp;[.$I483];[.$G$5:.$G$505];[.$G483];[.E$5:.$E$505];[.$E483])+1" office:value-type="string" office:string-value="" calcext:value-type="error">
            <text:p>#NV</text:p>
          </table:table-cell>
          <table:table-cell table:number-columns-repeated="15"/>
        </table:table-row>
        <table:table-row table:style-name="ro1">
          <table:table-cell table:number-columns-repeated="7"/>
          <table:table-cell table:formula="of:=IF(             OR           (     NOT(ISNA(VLOOKUP([.D484];[Veranstaltung.$E$10:.$E$99];1;0)));     NOT(ISNA(VLOOKUP([.D484];[Veranstaltung.$G$10:.$G$99];1;0)))   );   [.D484];   IF(     OR(N([.D484])=0;ISBLANK([.E484]));     &quot;&quot;;  VLOOKUP(       JahrDerVeranstaltung-IF(N([.D484])&lt;3000;[.D484];YEAR([.D484]));       [Veranstaltung.$C$10:.$H$99];       IF(LOWER([.E484])=&quot;m&quot;;3;5);       1     )   )  )">
            <text:p/>
          </table:table-cell>
          <table:table-cell table:formula="of:=VLOOKUP([.A484];[Zeitnahme.$A$5:.$B$505];2;0)" office:value-type="string" office:string-value="" calcext:value-type="error">
            <text:p>#NV</text:p>
          </table:table-cell>
          <table:table-cell table:formula="of:=COUNTIFS([.$I$5:.$I$505];&quot;&lt;&quot;&amp;[.$I484];[.$G$5:.$G$505];[.$G484];[.$H$5:.$H$505];[.$H484])+1" office:value-type="string" office:string-value="" calcext:value-type="error">
            <text:p>#NV</text:p>
          </table:table-cell>
          <table:table-cell table:formula="of:=COUNTIFS([.$I$5:.$I$505];&quot;&lt;&quot;&amp;[.$I484];[.$G$5:.$G$505];[.$G484];[.E$5:.$E$505];[.$E484])+1" office:value-type="string" office:string-value="" calcext:value-type="error">
            <text:p>#NV</text:p>
          </table:table-cell>
          <table:table-cell table:number-columns-repeated="15"/>
        </table:table-row>
        <table:table-row table:style-name="ro1">
          <table:table-cell table:number-columns-repeated="7"/>
          <table:table-cell table:formula="of:=IF(             OR           (     NOT(ISNA(VLOOKUP([.D485];[Veranstaltung.$E$10:.$E$99];1;0)));     NOT(ISNA(VLOOKUP([.D485];[Veranstaltung.$G$10:.$G$99];1;0)))   );   [.D485];   IF(     OR(N([.D485])=0;ISBLANK([.E485]));     &quot;&quot;;  VLOOKUP(       JahrDerVeranstaltung-IF(N([.D485])&lt;3000;[.D485];YEAR([.D485]));       [Veranstaltung.$C$10:.$H$99];       IF(LOWER([.E485])=&quot;m&quot;;3;5);       1     )   )  )">
            <text:p/>
          </table:table-cell>
          <table:table-cell table:formula="of:=VLOOKUP([.A485];[Zeitnahme.$A$5:.$B$505];2;0)" office:value-type="string" office:string-value="" calcext:value-type="error">
            <text:p>#NV</text:p>
          </table:table-cell>
          <table:table-cell table:formula="of:=COUNTIFS([.$I$5:.$I$505];&quot;&lt;&quot;&amp;[.$I485];[.$G$5:.$G$505];[.$G485];[.$H$5:.$H$505];[.$H485])+1" office:value-type="string" office:string-value="" calcext:value-type="error">
            <text:p>#NV</text:p>
          </table:table-cell>
          <table:table-cell table:formula="of:=COUNTIFS([.$I$5:.$I$505];&quot;&lt;&quot;&amp;[.$I485];[.$G$5:.$G$505];[.$G485];[.E$5:.$E$505];[.$E485])+1" office:value-type="string" office:string-value="" calcext:value-type="error">
            <text:p>#NV</text:p>
          </table:table-cell>
          <table:table-cell table:number-columns-repeated="15"/>
        </table:table-row>
        <table:table-row table:style-name="ro1">
          <table:table-cell table:number-columns-repeated="7"/>
          <table:table-cell table:formula="of:=IF(             OR           (     NOT(ISNA(VLOOKUP([.D486];[Veranstaltung.$E$10:.$E$99];1;0)));     NOT(ISNA(VLOOKUP([.D486];[Veranstaltung.$G$10:.$G$99];1;0)))   );   [.D486];   IF(     OR(N([.D486])=0;ISBLANK([.E486]));     &quot;&quot;;  VLOOKUP(       JahrDerVeranstaltung-IF(N([.D486])&lt;3000;[.D486];YEAR([.D486]));       [Veranstaltung.$C$10:.$H$99];       IF(LOWER([.E486])=&quot;m&quot;;3;5);       1     )   )  )">
            <text:p/>
          </table:table-cell>
          <table:table-cell table:formula="of:=VLOOKUP([.A486];[Zeitnahme.$A$5:.$B$505];2;0)" office:value-type="string" office:string-value="" calcext:value-type="error">
            <text:p>#NV</text:p>
          </table:table-cell>
          <table:table-cell table:formula="of:=COUNTIFS([.$I$5:.$I$505];&quot;&lt;&quot;&amp;[.$I486];[.$G$5:.$G$505];[.$G486];[.$H$5:.$H$505];[.$H486])+1" office:value-type="string" office:string-value="" calcext:value-type="error">
            <text:p>#NV</text:p>
          </table:table-cell>
          <table:table-cell table:formula="of:=COUNTIFS([.$I$5:.$I$505];&quot;&lt;&quot;&amp;[.$I486];[.$G$5:.$G$505];[.$G486];[.E$5:.$E$505];[.$E486])+1" office:value-type="string" office:string-value="" calcext:value-type="error">
            <text:p>#NV</text:p>
          </table:table-cell>
          <table:table-cell table:number-columns-repeated="15"/>
        </table:table-row>
        <table:table-row table:style-name="ro1">
          <table:table-cell table:number-columns-repeated="7"/>
          <table:table-cell table:formula="of:=IF(             OR           (     NOT(ISNA(VLOOKUP([.D487];[Veranstaltung.$E$10:.$E$99];1;0)));     NOT(ISNA(VLOOKUP([.D487];[Veranstaltung.$G$10:.$G$99];1;0)))   );   [.D487];   IF(     OR(N([.D487])=0;ISBLANK([.E487]));     &quot;&quot;;  VLOOKUP(       JahrDerVeranstaltung-IF(N([.D487])&lt;3000;[.D487];YEAR([.D487]));       [Veranstaltung.$C$10:.$H$99];       IF(LOWER([.E487])=&quot;m&quot;;3;5);       1     )   )  )">
            <text:p/>
          </table:table-cell>
          <table:table-cell table:formula="of:=VLOOKUP([.A487];[Zeitnahme.$A$5:.$B$505];2;0)" office:value-type="string" office:string-value="" calcext:value-type="error">
            <text:p>#NV</text:p>
          </table:table-cell>
          <table:table-cell table:formula="of:=COUNTIFS([.$I$5:.$I$505];&quot;&lt;&quot;&amp;[.$I487];[.$G$5:.$G$505];[.$G487];[.$H$5:.$H$505];[.$H487])+1" office:value-type="string" office:string-value="" calcext:value-type="error">
            <text:p>#NV</text:p>
          </table:table-cell>
          <table:table-cell table:formula="of:=COUNTIFS([.$I$5:.$I$505];&quot;&lt;&quot;&amp;[.$I487];[.$G$5:.$G$505];[.$G487];[.E$5:.$E$505];[.$E487])+1" office:value-type="string" office:string-value="" calcext:value-type="error">
            <text:p>#NV</text:p>
          </table:table-cell>
          <table:table-cell table:number-columns-repeated="15"/>
        </table:table-row>
        <table:table-row table:style-name="ro1">
          <table:table-cell table:number-columns-repeated="7"/>
          <table:table-cell table:formula="of:=IF(             OR           (     NOT(ISNA(VLOOKUP([.D488];[Veranstaltung.$E$10:.$E$99];1;0)));     NOT(ISNA(VLOOKUP([.D488];[Veranstaltung.$G$10:.$G$99];1;0)))   );   [.D488];   IF(     OR(N([.D488])=0;ISBLANK([.E488]));     &quot;&quot;;  VLOOKUP(       JahrDerVeranstaltung-IF(N([.D488])&lt;3000;[.D488];YEAR([.D488]));       [Veranstaltung.$C$10:.$H$99];       IF(LOWER([.E488])=&quot;m&quot;;3;5);       1     )   )  )">
            <text:p/>
          </table:table-cell>
          <table:table-cell table:formula="of:=VLOOKUP([.A488];[Zeitnahme.$A$5:.$B$505];2;0)" office:value-type="string" office:string-value="" calcext:value-type="error">
            <text:p>#NV</text:p>
          </table:table-cell>
          <table:table-cell table:formula="of:=COUNTIFS([.$I$5:.$I$505];&quot;&lt;&quot;&amp;[.$I488];[.$G$5:.$G$505];[.$G488];[.$H$5:.$H$505];[.$H488])+1" office:value-type="string" office:string-value="" calcext:value-type="error">
            <text:p>#NV</text:p>
          </table:table-cell>
          <table:table-cell table:formula="of:=COUNTIFS([.$I$5:.$I$505];&quot;&lt;&quot;&amp;[.$I488];[.$G$5:.$G$505];[.$G488];[.E$5:.$E$505];[.$E488])+1" office:value-type="string" office:string-value="" calcext:value-type="error">
            <text:p>#NV</text:p>
          </table:table-cell>
          <table:table-cell table:number-columns-repeated="15"/>
        </table:table-row>
        <table:table-row table:style-name="ro1">
          <table:table-cell table:number-columns-repeated="7"/>
          <table:table-cell table:formula="of:=IF(             OR           (     NOT(ISNA(VLOOKUP([.D489];[Veranstaltung.$E$10:.$E$99];1;0)));     NOT(ISNA(VLOOKUP([.D489];[Veranstaltung.$G$10:.$G$99];1;0)))   );   [.D489];   IF(     OR(N([.D489])=0;ISBLANK([.E489]));     &quot;&quot;;  VLOOKUP(       JahrDerVeranstaltung-IF(N([.D489])&lt;3000;[.D489];YEAR([.D489]));       [Veranstaltung.$C$10:.$H$99];       IF(LOWER([.E489])=&quot;m&quot;;3;5);       1     )   )  )">
            <text:p/>
          </table:table-cell>
          <table:table-cell table:formula="of:=VLOOKUP([.A489];[Zeitnahme.$A$5:.$B$505];2;0)" office:value-type="string" office:string-value="" calcext:value-type="error">
            <text:p>#NV</text:p>
          </table:table-cell>
          <table:table-cell table:formula="of:=COUNTIFS([.$I$5:.$I$505];&quot;&lt;&quot;&amp;[.$I489];[.$G$5:.$G$505];[.$G489];[.$H$5:.$H$505];[.$H489])+1" office:value-type="string" office:string-value="" calcext:value-type="error">
            <text:p>#NV</text:p>
          </table:table-cell>
          <table:table-cell table:formula="of:=COUNTIFS([.$I$5:.$I$505];&quot;&lt;&quot;&amp;[.$I489];[.$G$5:.$G$505];[.$G489];[.E$5:.$E$505];[.$E489])+1" office:value-type="string" office:string-value="" calcext:value-type="error">
            <text:p>#NV</text:p>
          </table:table-cell>
          <table:table-cell table:number-columns-repeated="15"/>
        </table:table-row>
        <table:table-row table:style-name="ro1">
          <table:table-cell table:number-columns-repeated="7"/>
          <table:table-cell table:formula="of:=IF(             OR           (     NOT(ISNA(VLOOKUP([.D490];[Veranstaltung.$E$10:.$E$99];1;0)));     NOT(ISNA(VLOOKUP([.D490];[Veranstaltung.$G$10:.$G$99];1;0)))   );   [.D490];   IF(     OR(N([.D490])=0;ISBLANK([.E490]));     &quot;&quot;;  VLOOKUP(       JahrDerVeranstaltung-IF(N([.D490])&lt;3000;[.D490];YEAR([.D490]));       [Veranstaltung.$C$10:.$H$99];       IF(LOWER([.E490])=&quot;m&quot;;3;5);       1     )   )  )">
            <text:p/>
          </table:table-cell>
          <table:table-cell table:formula="of:=VLOOKUP([.A490];[Zeitnahme.$A$5:.$B$505];2;0)" office:value-type="string" office:string-value="" calcext:value-type="error">
            <text:p>#NV</text:p>
          </table:table-cell>
          <table:table-cell table:formula="of:=COUNTIFS([.$I$5:.$I$505];&quot;&lt;&quot;&amp;[.$I490];[.$G$5:.$G$505];[.$G490];[.$H$5:.$H$505];[.$H490])+1" office:value-type="string" office:string-value="" calcext:value-type="error">
            <text:p>#NV</text:p>
          </table:table-cell>
          <table:table-cell table:formula="of:=COUNTIFS([.$I$5:.$I$505];&quot;&lt;&quot;&amp;[.$I490];[.$G$5:.$G$505];[.$G490];[.E$5:.$E$505];[.$E490])+1" office:value-type="string" office:string-value="" calcext:value-type="error">
            <text:p>#NV</text:p>
          </table:table-cell>
          <table:table-cell table:number-columns-repeated="15"/>
        </table:table-row>
        <table:table-row table:style-name="ro1">
          <table:table-cell table:number-columns-repeated="7"/>
          <table:table-cell table:formula="of:=IF(             OR           (     NOT(ISNA(VLOOKUP([.D491];[Veranstaltung.$E$10:.$E$99];1;0)));     NOT(ISNA(VLOOKUP([.D491];[Veranstaltung.$G$10:.$G$99];1;0)))   );   [.D491];   IF(     OR(N([.D491])=0;ISBLANK([.E491]));     &quot;&quot;;  VLOOKUP(       JahrDerVeranstaltung-IF(N([.D491])&lt;3000;[.D491];YEAR([.D491]));       [Veranstaltung.$C$10:.$H$99];       IF(LOWER([.E491])=&quot;m&quot;;3;5);       1     )   )  )">
            <text:p/>
          </table:table-cell>
          <table:table-cell table:formula="of:=VLOOKUP([.A491];[Zeitnahme.$A$5:.$B$505];2;0)" office:value-type="string" office:string-value="" calcext:value-type="error">
            <text:p>#NV</text:p>
          </table:table-cell>
          <table:table-cell table:formula="of:=COUNTIFS([.$I$5:.$I$505];&quot;&lt;&quot;&amp;[.$I491];[.$G$5:.$G$505];[.$G491];[.$H$5:.$H$505];[.$H491])+1" office:value-type="string" office:string-value="" calcext:value-type="error">
            <text:p>#NV</text:p>
          </table:table-cell>
          <table:table-cell table:formula="of:=COUNTIFS([.$I$5:.$I$505];&quot;&lt;&quot;&amp;[.$I491];[.$G$5:.$G$505];[.$G491];[.E$5:.$E$505];[.$E491])+1" office:value-type="string" office:string-value="" calcext:value-type="error">
            <text:p>#NV</text:p>
          </table:table-cell>
          <table:table-cell table:number-columns-repeated="15"/>
        </table:table-row>
        <table:table-row table:style-name="ro1">
          <table:table-cell table:number-columns-repeated="7"/>
          <table:table-cell table:formula="of:=IF(             OR           (     NOT(ISNA(VLOOKUP([.D492];[Veranstaltung.$E$10:.$E$99];1;0)));     NOT(ISNA(VLOOKUP([.D492];[Veranstaltung.$G$10:.$G$99];1;0)))   );   [.D492];   IF(     OR(N([.D492])=0;ISBLANK([.E492]));     &quot;&quot;;  VLOOKUP(       JahrDerVeranstaltung-IF(N([.D492])&lt;3000;[.D492];YEAR([.D492]));       [Veranstaltung.$C$10:.$H$99];       IF(LOWER([.E492])=&quot;m&quot;;3;5);       1     )   )  )">
            <text:p/>
          </table:table-cell>
          <table:table-cell table:formula="of:=VLOOKUP([.A492];[Zeitnahme.$A$5:.$B$505];2;0)" office:value-type="string" office:string-value="" calcext:value-type="error">
            <text:p>#NV</text:p>
          </table:table-cell>
          <table:table-cell table:formula="of:=COUNTIFS([.$I$5:.$I$505];&quot;&lt;&quot;&amp;[.$I492];[.$G$5:.$G$505];[.$G492];[.$H$5:.$H$505];[.$H492])+1" office:value-type="string" office:string-value="" calcext:value-type="error">
            <text:p>#NV</text:p>
          </table:table-cell>
          <table:table-cell table:formula="of:=COUNTIFS([.$I$5:.$I$505];&quot;&lt;&quot;&amp;[.$I492];[.$G$5:.$G$505];[.$G492];[.E$5:.$E$505];[.$E492])+1" office:value-type="string" office:string-value="" calcext:value-type="error">
            <text:p>#NV</text:p>
          </table:table-cell>
          <table:table-cell table:number-columns-repeated="15"/>
        </table:table-row>
        <table:table-row table:style-name="ro1">
          <table:table-cell table:number-columns-repeated="7"/>
          <table:table-cell table:formula="of:=IF(             OR           (     NOT(ISNA(VLOOKUP([.D493];[Veranstaltung.$E$10:.$E$99];1;0)));     NOT(ISNA(VLOOKUP([.D493];[Veranstaltung.$G$10:.$G$99];1;0)))   );   [.D493];   IF(     OR(N([.D493])=0;ISBLANK([.E493]));     &quot;&quot;;  VLOOKUP(       JahrDerVeranstaltung-IF(N([.D493])&lt;3000;[.D493];YEAR([.D493]));       [Veranstaltung.$C$10:.$H$99];       IF(LOWER([.E493])=&quot;m&quot;;3;5);       1     )   )  )">
            <text:p/>
          </table:table-cell>
          <table:table-cell table:formula="of:=VLOOKUP([.A493];[Zeitnahme.$A$5:.$B$505];2;0)" office:value-type="string" office:string-value="" calcext:value-type="error">
            <text:p>#NV</text:p>
          </table:table-cell>
          <table:table-cell table:formula="of:=COUNTIFS([.$I$5:.$I$505];&quot;&lt;&quot;&amp;[.$I493];[.$G$5:.$G$505];[.$G493];[.$H$5:.$H$505];[.$H493])+1" office:value-type="string" office:string-value="" calcext:value-type="error">
            <text:p>#NV</text:p>
          </table:table-cell>
          <table:table-cell table:formula="of:=COUNTIFS([.$I$5:.$I$505];&quot;&lt;&quot;&amp;[.$I493];[.$G$5:.$G$505];[.$G493];[.E$5:.$E$505];[.$E493])+1" office:value-type="string" office:string-value="" calcext:value-type="error">
            <text:p>#NV</text:p>
          </table:table-cell>
          <table:table-cell table:number-columns-repeated="15"/>
        </table:table-row>
        <table:table-row table:style-name="ro1">
          <table:table-cell table:number-columns-repeated="7"/>
          <table:table-cell table:formula="of:=IF(             OR           (     NOT(ISNA(VLOOKUP([.D494];[Veranstaltung.$E$10:.$E$99];1;0)));     NOT(ISNA(VLOOKUP([.D494];[Veranstaltung.$G$10:.$G$99];1;0)))   );   [.D494];   IF(     OR(N([.D494])=0;ISBLANK([.E494]));     &quot;&quot;;  VLOOKUP(       JahrDerVeranstaltung-IF(N([.D494])&lt;3000;[.D494];YEAR([.D494]));       [Veranstaltung.$C$10:.$H$99];       IF(LOWER([.E494])=&quot;m&quot;;3;5);       1     )   )  )">
            <text:p/>
          </table:table-cell>
          <table:table-cell table:formula="of:=VLOOKUP([.A494];[Zeitnahme.$A$5:.$B$505];2;0)" office:value-type="string" office:string-value="" calcext:value-type="error">
            <text:p>#NV</text:p>
          </table:table-cell>
          <table:table-cell table:formula="of:=COUNTIFS([.$I$5:.$I$505];&quot;&lt;&quot;&amp;[.$I494];[.$G$5:.$G$505];[.$G494];[.$H$5:.$H$505];[.$H494])+1" office:value-type="string" office:string-value="" calcext:value-type="error">
            <text:p>#NV</text:p>
          </table:table-cell>
          <table:table-cell table:formula="of:=COUNTIFS([.$I$5:.$I$505];&quot;&lt;&quot;&amp;[.$I494];[.$G$5:.$G$505];[.$G494];[.E$5:.$E$505];[.$E494])+1" office:value-type="string" office:string-value="" calcext:value-type="error">
            <text:p>#NV</text:p>
          </table:table-cell>
          <table:table-cell table:number-columns-repeated="15"/>
        </table:table-row>
        <table:table-row table:style-name="ro1">
          <table:table-cell table:number-columns-repeated="7"/>
          <table:table-cell table:formula="of:=IF(             OR           (     NOT(ISNA(VLOOKUP([.D495];[Veranstaltung.$E$10:.$E$99];1;0)));     NOT(ISNA(VLOOKUP([.D495];[Veranstaltung.$G$10:.$G$99];1;0)))   );   [.D495];   IF(     OR(N([.D495])=0;ISBLANK([.E495]));     &quot;&quot;;  VLOOKUP(       JahrDerVeranstaltung-IF(N([.D495])&lt;3000;[.D495];YEAR([.D495]));       [Veranstaltung.$C$10:.$H$99];       IF(LOWER([.E495])=&quot;m&quot;;3;5);       1     )   )  )">
            <text:p/>
          </table:table-cell>
          <table:table-cell table:formula="of:=VLOOKUP([.A495];[Zeitnahme.$A$5:.$B$505];2;0)" office:value-type="string" office:string-value="" calcext:value-type="error">
            <text:p>#NV</text:p>
          </table:table-cell>
          <table:table-cell table:formula="of:=COUNTIFS([.$I$5:.$I$505];&quot;&lt;&quot;&amp;[.$I495];[.$G$5:.$G$505];[.$G495];[.$H$5:.$H$505];[.$H495])+1" office:value-type="string" office:string-value="" calcext:value-type="error">
            <text:p>#NV</text:p>
          </table:table-cell>
          <table:table-cell table:formula="of:=COUNTIFS([.$I$5:.$I$505];&quot;&lt;&quot;&amp;[.$I495];[.$G$5:.$G$505];[.$G495];[.E$5:.$E$505];[.$E495])+1" office:value-type="string" office:string-value="" calcext:value-type="error">
            <text:p>#NV</text:p>
          </table:table-cell>
          <table:table-cell table:number-columns-repeated="15"/>
        </table:table-row>
        <table:table-row table:style-name="ro1">
          <table:table-cell table:number-columns-repeated="7"/>
          <table:table-cell table:formula="of:=IF(             OR           (     NOT(ISNA(VLOOKUP([.D496];[Veranstaltung.$E$10:.$E$99];1;0)));     NOT(ISNA(VLOOKUP([.D496];[Veranstaltung.$G$10:.$G$99];1;0)))   );   [.D496];   IF(     OR(N([.D496])=0;ISBLANK([.E496]));     &quot;&quot;;  VLOOKUP(       JahrDerVeranstaltung-IF(N([.D496])&lt;3000;[.D496];YEAR([.D496]));       [Veranstaltung.$C$10:.$H$99];       IF(LOWER([.E496])=&quot;m&quot;;3;5);       1     )   )  )">
            <text:p/>
          </table:table-cell>
          <table:table-cell table:formula="of:=VLOOKUP([.A496];[Zeitnahme.$A$5:.$B$505];2;0)" office:value-type="string" office:string-value="" calcext:value-type="error">
            <text:p>#NV</text:p>
          </table:table-cell>
          <table:table-cell table:formula="of:=COUNTIFS([.$I$5:.$I$505];&quot;&lt;&quot;&amp;[.$I496];[.$G$5:.$G$505];[.$G496];[.$H$5:.$H$505];[.$H496])+1" office:value-type="string" office:string-value="" calcext:value-type="error">
            <text:p>#NV</text:p>
          </table:table-cell>
          <table:table-cell table:formula="of:=COUNTIFS([.$I$5:.$I$505];&quot;&lt;&quot;&amp;[.$I496];[.$G$5:.$G$505];[.$G496];[.E$5:.$E$505];[.$E496])+1" office:value-type="string" office:string-value="" calcext:value-type="error">
            <text:p>#NV</text:p>
          </table:table-cell>
          <table:table-cell table:number-columns-repeated="15"/>
        </table:table-row>
        <table:table-row table:style-name="ro1">
          <table:table-cell table:number-columns-repeated="7"/>
          <table:table-cell table:formula="of:=IF(             OR           (     NOT(ISNA(VLOOKUP([.D497];[Veranstaltung.$E$10:.$E$99];1;0)));     NOT(ISNA(VLOOKUP([.D497];[Veranstaltung.$G$10:.$G$99];1;0)))   );   [.D497];   IF(     OR(N([.D497])=0;ISBLANK([.E497]));     &quot;&quot;;  VLOOKUP(       JahrDerVeranstaltung-IF(N([.D497])&lt;3000;[.D497];YEAR([.D497]));       [Veranstaltung.$C$10:.$H$99];       IF(LOWER([.E497])=&quot;m&quot;;3;5);       1     )   )  )">
            <text:p/>
          </table:table-cell>
          <table:table-cell table:formula="of:=VLOOKUP([.A497];[Zeitnahme.$A$5:.$B$505];2;0)" office:value-type="string" office:string-value="" calcext:value-type="error">
            <text:p>#NV</text:p>
          </table:table-cell>
          <table:table-cell table:formula="of:=COUNTIFS([.$I$5:.$I$505];&quot;&lt;&quot;&amp;[.$I497];[.$G$5:.$G$505];[.$G497];[.$H$5:.$H$505];[.$H497])+1" office:value-type="string" office:string-value="" calcext:value-type="error">
            <text:p>#NV</text:p>
          </table:table-cell>
          <table:table-cell table:formula="of:=COUNTIFS([.$I$5:.$I$505];&quot;&lt;&quot;&amp;[.$I497];[.$G$5:.$G$505];[.$G497];[.E$5:.$E$505];[.$E497])+1" office:value-type="string" office:string-value="" calcext:value-type="error">
            <text:p>#NV</text:p>
          </table:table-cell>
          <table:table-cell table:number-columns-repeated="15"/>
        </table:table-row>
        <table:table-row table:style-name="ro1">
          <table:table-cell table:number-columns-repeated="7"/>
          <table:table-cell table:formula="of:=IF(             OR           (     NOT(ISNA(VLOOKUP([.D498];[Veranstaltung.$E$10:.$E$99];1;0)));     NOT(ISNA(VLOOKUP([.D498];[Veranstaltung.$G$10:.$G$99];1;0)))   );   [.D498];   IF(     OR(N([.D498])=0;ISBLANK([.E498]));     &quot;&quot;;  VLOOKUP(       JahrDerVeranstaltung-IF(N([.D498])&lt;3000;[.D498];YEAR([.D498]));       [Veranstaltung.$C$10:.$H$99];       IF(LOWER([.E498])=&quot;m&quot;;3;5);       1     )   )  )">
            <text:p/>
          </table:table-cell>
          <table:table-cell table:formula="of:=VLOOKUP([.A498];[Zeitnahme.$A$5:.$B$505];2;0)" office:value-type="string" office:string-value="" calcext:value-type="error">
            <text:p>#NV</text:p>
          </table:table-cell>
          <table:table-cell table:formula="of:=COUNTIFS([.$I$5:.$I$505];&quot;&lt;&quot;&amp;[.$I498];[.$G$5:.$G$505];[.$G498];[.$H$5:.$H$505];[.$H498])+1" office:value-type="string" office:string-value="" calcext:value-type="error">
            <text:p>#NV</text:p>
          </table:table-cell>
          <table:table-cell table:formula="of:=COUNTIFS([.$I$5:.$I$505];&quot;&lt;&quot;&amp;[.$I498];[.$G$5:.$G$505];[.$G498];[.E$5:.$E$505];[.$E498])+1" office:value-type="string" office:string-value="" calcext:value-type="error">
            <text:p>#NV</text:p>
          </table:table-cell>
          <table:table-cell table:number-columns-repeated="15"/>
        </table:table-row>
        <table:table-row table:style-name="ro1">
          <table:table-cell table:number-columns-repeated="7"/>
          <table:table-cell table:formula="of:=IF(             OR           (     NOT(ISNA(VLOOKUP([.D499];[Veranstaltung.$E$10:.$E$99];1;0)));     NOT(ISNA(VLOOKUP([.D499];[Veranstaltung.$G$10:.$G$99];1;0)))   );   [.D499];   IF(     OR(N([.D499])=0;ISBLANK([.E499]));     &quot;&quot;;  VLOOKUP(       JahrDerVeranstaltung-IF(N([.D499])&lt;3000;[.D499];YEAR([.D499]));       [Veranstaltung.$C$10:.$H$99];       IF(LOWER([.E499])=&quot;m&quot;;3;5);       1     )   )  )">
            <text:p/>
          </table:table-cell>
          <table:table-cell table:formula="of:=VLOOKUP([.A499];[Zeitnahme.$A$5:.$B$505];2;0)" office:value-type="string" office:string-value="" calcext:value-type="error">
            <text:p>#NV</text:p>
          </table:table-cell>
          <table:table-cell table:formula="of:=COUNTIFS([.$I$5:.$I$505];&quot;&lt;&quot;&amp;[.$I499];[.$G$5:.$G$505];[.$G499];[.$H$5:.$H$505];[.$H499])+1" office:value-type="string" office:string-value="" calcext:value-type="error">
            <text:p>#NV</text:p>
          </table:table-cell>
          <table:table-cell table:formula="of:=COUNTIFS([.$I$5:.$I$505];&quot;&lt;&quot;&amp;[.$I499];[.$G$5:.$G$505];[.$G499];[.E$5:.$E$505];[.$E499])+1" office:value-type="string" office:string-value="" calcext:value-type="error">
            <text:p>#NV</text:p>
          </table:table-cell>
          <table:table-cell table:number-columns-repeated="15"/>
        </table:table-row>
        <table:table-row table:style-name="ro1">
          <table:table-cell table:number-columns-repeated="7"/>
          <table:table-cell table:formula="of:=IF(             OR           (     NOT(ISNA(VLOOKUP([.D500];[Veranstaltung.$E$10:.$E$99];1;0)));     NOT(ISNA(VLOOKUP([.D500];[Veranstaltung.$G$10:.$G$99];1;0)))   );   [.D500];   IF(     OR(N([.D500])=0;ISBLANK([.E500]));     &quot;&quot;;  VLOOKUP(       JahrDerVeranstaltung-IF(N([.D500])&lt;3000;[.D500];YEAR([.D500]));       [Veranstaltung.$C$10:.$H$99];       IF(LOWER([.E500])=&quot;m&quot;;3;5);       1     )   )  )">
            <text:p/>
          </table:table-cell>
          <table:table-cell table:formula="of:=VLOOKUP([.A500];[Zeitnahme.$A$5:.$B$505];2;0)" office:value-type="string" office:string-value="" calcext:value-type="error">
            <text:p>#NV</text:p>
          </table:table-cell>
          <table:table-cell table:formula="of:=COUNTIFS([.$I$5:.$I$505];&quot;&lt;&quot;&amp;[.$I500];[.$G$5:.$G$505];[.$G500];[.$H$5:.$H$505];[.$H500])+1" office:value-type="string" office:string-value="" calcext:value-type="error">
            <text:p>#NV</text:p>
          </table:table-cell>
          <table:table-cell table:formula="of:=COUNTIFS([.$I$5:.$I$505];&quot;&lt;&quot;&amp;[.$I500];[.$G$5:.$G$505];[.$G500];[.E$5:.$E$505];[.$E500])+1" office:value-type="string" office:string-value="" calcext:value-type="error">
            <text:p>#NV</text:p>
          </table:table-cell>
          <table:table-cell table:number-columns-repeated="15"/>
        </table:table-row>
        <table:table-row table:style-name="ro1">
          <table:table-cell table:number-columns-repeated="7"/>
          <table:table-cell table:formula="of:=IF(             OR           (     NOT(ISNA(VLOOKUP([.D501];[Veranstaltung.$E$10:.$E$99];1;0)));     NOT(ISNA(VLOOKUP([.D501];[Veranstaltung.$G$10:.$G$99];1;0)))   );   [.D501];   IF(     OR(N([.D501])=0;ISBLANK([.E501]));     &quot;&quot;;  VLOOKUP(       JahrDerVeranstaltung-IF(N([.D501])&lt;3000;[.D501];YEAR([.D501]));       [Veranstaltung.$C$10:.$H$99];       IF(LOWER([.E501])=&quot;m&quot;;3;5);       1     )   )  )">
            <text:p/>
          </table:table-cell>
          <table:table-cell table:formula="of:=VLOOKUP([.A501];[Zeitnahme.$A$5:.$B$505];2;0)" office:value-type="string" office:string-value="" calcext:value-type="error">
            <text:p>#NV</text:p>
          </table:table-cell>
          <table:table-cell table:formula="of:=COUNTIFS([.$I$5:.$I$505];&quot;&lt;&quot;&amp;[.$I501];[.$G$5:.$G$505];[.$G501];[.$H$5:.$H$505];[.$H501])+1" office:value-type="string" office:string-value="" calcext:value-type="error">
            <text:p>#NV</text:p>
          </table:table-cell>
          <table:table-cell table:formula="of:=COUNTIFS([.$I$5:.$I$505];&quot;&lt;&quot;&amp;[.$I501];[.$G$5:.$G$505];[.$G501];[.E$5:.$E$505];[.$E501])+1" office:value-type="string" office:string-value="" calcext:value-type="error">
            <text:p>#NV</text:p>
          </table:table-cell>
          <table:table-cell table:number-columns-repeated="15"/>
        </table:table-row>
        <table:table-row table:style-name="ro1">
          <table:table-cell table:number-columns-repeated="7"/>
          <table:table-cell table:formula="of:=IF(             OR           (     NOT(ISNA(VLOOKUP([.D502];[Veranstaltung.$E$10:.$E$99];1;0)));     NOT(ISNA(VLOOKUP([.D502];[Veranstaltung.$G$10:.$G$99];1;0)))   );   [.D502];   IF(     OR(N([.D502])=0;ISBLANK([.E502]));     &quot;&quot;;  VLOOKUP(       JahrDerVeranstaltung-IF(N([.D502])&lt;3000;[.D502];YEAR([.D502]));       [Veranstaltung.$C$10:.$H$99];       IF(LOWER([.E502])=&quot;m&quot;;3;5);       1     )   )  )">
            <text:p/>
          </table:table-cell>
          <table:table-cell table:formula="of:=VLOOKUP([.A502];[Zeitnahme.$A$5:.$B$505];2;0)" office:value-type="string" office:string-value="" calcext:value-type="error">
            <text:p>#NV</text:p>
          </table:table-cell>
          <table:table-cell table:formula="of:=COUNTIFS([.$I$5:.$I$505];&quot;&lt;&quot;&amp;[.$I502];[.$G$5:.$G$505];[.$G502];[.$H$5:.$H$505];[.$H502])+1" office:value-type="string" office:string-value="" calcext:value-type="error">
            <text:p>#NV</text:p>
          </table:table-cell>
          <table:table-cell table:formula="of:=COUNTIFS([.$I$5:.$I$505];&quot;&lt;&quot;&amp;[.$I502];[.$G$5:.$G$505];[.$G502];[.E$5:.$E$505];[.$E502])+1" office:value-type="string" office:string-value="" calcext:value-type="error">
            <text:p>#NV</text:p>
          </table:table-cell>
          <table:table-cell table:number-columns-repeated="15"/>
        </table:table-row>
        <table:table-row table:style-name="ro1">
          <table:table-cell table:number-columns-repeated="7"/>
          <table:table-cell table:formula="of:=IF(             OR           (     NOT(ISNA(VLOOKUP([.D503];[Veranstaltung.$E$10:.$E$99];1;0)));     NOT(ISNA(VLOOKUP([.D503];[Veranstaltung.$G$10:.$G$99];1;0)))   );   [.D503];   IF(     OR(N([.D503])=0;ISBLANK([.E503]));     &quot;&quot;;  VLOOKUP(       JahrDerVeranstaltung-IF(N([.D503])&lt;3000;[.D503];YEAR([.D503]));       [Veranstaltung.$C$10:.$H$99];       IF(LOWER([.E503])=&quot;m&quot;;3;5);       1     )   )  )">
            <text:p/>
          </table:table-cell>
          <table:table-cell table:formula="of:=VLOOKUP([.A503];[Zeitnahme.$A$5:.$B$505];2;0)" office:value-type="string" office:string-value="" calcext:value-type="error">
            <text:p>#NV</text:p>
          </table:table-cell>
          <table:table-cell table:formula="of:=COUNTIFS([.$I$5:.$I$505];&quot;&lt;&quot;&amp;[.$I503];[.$G$5:.$G$505];[.$G503];[.$H$5:.$H$505];[.$H503])+1" office:value-type="string" office:string-value="" calcext:value-type="error">
            <text:p>#NV</text:p>
          </table:table-cell>
          <table:table-cell table:formula="of:=COUNTIFS([.$I$5:.$I$505];&quot;&lt;&quot;&amp;[.$I503];[.$G$5:.$G$505];[.$G503];[.E$5:.$E$505];[.$E503])+1" office:value-type="string" office:string-value="" calcext:value-type="error">
            <text:p>#NV</text:p>
          </table:table-cell>
          <table:table-cell table:number-columns-repeated="15"/>
        </table:table-row>
        <table:table-row table:style-name="ro1">
          <table:table-cell table:number-columns-repeated="7"/>
          <table:table-cell table:formula="of:=IF(             OR           (     NOT(ISNA(VLOOKUP([.D504];[Veranstaltung.$E$10:.$E$99];1;0)));     NOT(ISNA(VLOOKUP([.D504];[Veranstaltung.$G$10:.$G$99];1;0)))   );   [.D504];   IF(     OR(N([.D504])=0;ISBLANK([.E504]));     &quot;&quot;;  VLOOKUP(       JahrDerVeranstaltung-IF(N([.D504])&lt;3000;[.D504];YEAR([.D504]));       [Veranstaltung.$C$10:.$H$99];       IF(LOWER([.E504])=&quot;m&quot;;3;5);       1     )   )  )">
            <text:p/>
          </table:table-cell>
          <table:table-cell table:formula="of:=VLOOKUP([.A504];[Zeitnahme.$A$5:.$B$505];2;0)" office:value-type="string" office:string-value="" calcext:value-type="error">
            <text:p>#NV</text:p>
          </table:table-cell>
          <table:table-cell table:formula="of:=COUNTIFS([.$I$5:.$I$505];&quot;&lt;&quot;&amp;[.$I504];[.$G$5:.$G$505];[.$G504];[.$H$5:.$H$505];[.$H504])+1" office:value-type="string" office:string-value="" calcext:value-type="error">
            <text:p>#NV</text:p>
          </table:table-cell>
          <table:table-cell table:formula="of:=COUNTIFS([.$I$5:.$I$505];&quot;&lt;&quot;&amp;[.$I504];[.$G$5:.$G$505];[.$G504];[.E$5:.$E$505];[.$E504])+1" office:value-type="string" office:string-value="" calcext:value-type="error">
            <text:p>#NV</text:p>
          </table:table-cell>
          <table:table-cell table:number-columns-repeated="15"/>
        </table:table-row>
        <table:table-row table:style-name="ro2">
          <table:table-cell table:number-columns-repeated="7"/>
          <table:table-cell table:style-name="ce10" table:formula="of:=IF(             OR           (     NOT(ISNA(VLOOKUP([.D505];[Veranstaltung.$E$10:.$E$99];1;0)));     NOT(ISNA(VLOOKUP([.D505];[Veranstaltung.$G$10:.$G$99];1;0)))   );   [.D505];   IF(     OR(N([.D505])=0;ISBLANK([.E505]));     &quot;&quot;;  VLOOKUP(       JahrDerVeranstaltung-IF(N([.D505])&lt;3000;[.D505];YEAR([.D505]));       [Veranstaltung.$C$10:.$H$99];       IF(LOWER([.E505])=&quot;m&quot;;3;5);       1     )   )  )">
            <text:p/>
          </table:table-cell>
          <table:table-cell table:style-name="ce12"/>
          <table:table-cell table:number-columns-repeated="17"/>
        </table:table-row>
        <calcext:conditional-formats>
          <calcext:conditional-format calcext:target-range-address="Teilnehmer.A5:Teilnehmer.A505">
            <calcext:condition calcext:apply-style-name="ZELLE_FEHLER" calcext:value="formula-is(COUNTIF([.$A$5:.$A$505];[.A5])&gt;1)" calcext:base-cell-address="Teilnehmer.A5"/>
            <calcext:condition calcext:apply-style-name="ZELLE_GERADE" calcext:value="formula-is(ISEVEN(ROW()))" calcext:base-cell-address="Teilnehmer.A5"/>
          </calcext:conditional-format>
          <calcext:conditional-format calcext:target-range-address="Teilnehmer.B5:Teilnehmer.Z505">
            <calcext:condition calcext:apply-style-name="ZELLE_GERADE" calcext:value="formula-is(ISEVEN(ROW()))" calcext:base-cell-address="Teilnehmer.B5"/>
          </calcext:conditional-format>
        </calcext:conditional-formats>
      </table:table>
      <table:table table:name="Zeitnahme" table:style-name="ta1">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chaltfläche 1" form:control-implementation="ooo:com.sun.star.form.component.CommandButton" xml:id="control2" form:id="control2" form:label="Stoppuhr einlesen"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Stoppuhr.StoppuhrEinlesen?language=Basic&amp;location=document" xlink:type="simple"/>
              </office:event-listeners>
            </form:button>
          </form:form>
        </office:forms>
        <table:shapes>
          <draw:control draw:z-index="0" draw:text-style-name="P1" svg:width="4.098cm" svg:height="1.169cm" svg:x="6.542cm" svg:y="0.478cm" draw:control="control2"/>
        </table:shapes>
        <table:table-column table:style-name="co3" table:default-cell-style-name="Default"/>
        <table:table-column table:style-name="co9" table:default-cell-style-name="ce16"/>
        <table:table-column table:style-name="co3" table:default-cell-style-name="Default"/>
        <table:table-row table:style-name="ro1">
          <table:table-cell office:value-type="string" calcext:value-type="string">
            <text:p>Startzeit</text:p>
          </table:table-cell>
          <table:table-cell table:style-name="ce14" office:value-type="date" office:date-value="2014-09-18T08:42:05.11" calcext:value-type="date">
            <text:p>18.09.2014 08:42:05</text:p>
          </table:table-cell>
          <table:table-cell/>
        </table:table-row>
        <table:table-row table:style-name="ro1">
          <table:table-cell office:value-type="string" calcext:value-type="string">
            <text:p>Stoppuhr:</text:p>
          </table:table-cell>
          <table:table-cell table:style-name="ce15" office:value-type="float" office:value="1" calcext:value-type="float">
            <text:p>1</text:p>
          </table:table-cell>
          <table:table-cell/>
        </table:table-row>
        <table:table-row table:style-name="ro1">
          <table:table-cell/>
          <table:table-cell table:style-name="ce14"/>
          <table:table-cell/>
        </table:table-row>
        <table:table-row table:style-name="ro1">
          <table:table-cell office:value-type="string" calcext:value-type="string">
            <text:p>Startnummer</text:p>
          </table:table-cell>
          <table:table-cell table:style-name="Default" office:value-type="string" calcext:value-type="string">
            <text:p>Zeit</text:p>
          </table:table-cell>
          <table:table-cell/>
        </table:table-row>
        <table:table-row table:style-name="ro1">
          <table:table-cell office:value-type="float" office:value="1" calcext:value-type="float">
            <text:p>1</text:p>
          </table:table-cell>
          <table:table-cell office:value-type="time" office:time-value="PT00H01M04.742S" calcext:value-type="time">
            <text:p>00:01:04,74</text:p>
          </table:table-cell>
          <table:table-cell table:style-name="ce15"/>
        </table:table-row>
        <table:table-row table:style-name="ro1">
          <table:table-cell office:value-type="float" office:value="2" calcext:value-type="float">
            <text:p>2</text:p>
          </table:table-cell>
          <table:table-cell office:value-type="time" office:time-value="PT00H01M05.078S" calcext:value-type="time">
            <text:p>00:01:05,08</text:p>
          </table:table-cell>
          <table:table-cell/>
        </table:table-row>
        <table:table-row table:style-name="ro1">
          <table:table-cell office:value-type="float" office:value="5" calcext:value-type="float">
            <text:p>5</text:p>
          </table:table-cell>
          <table:table-cell office:value-type="time" office:time-value="PT00H01M05.078S" calcext:value-type="time">
            <text:p>00:01:05,08</text:p>
          </table:table-cell>
          <table:table-cell/>
        </table:table-row>
        <table:table-row table:style-name="ro1">
          <table:table-cell office:value-type="float" office:value="3" calcext:value-type="float">
            <text:p>3</text:p>
          </table:table-cell>
          <table:table-cell office:value-type="time" office:time-value="PT00H01M05.302S" calcext:value-type="time">
            <text:p>00:01:05,30</text:p>
          </table:table-cell>
          <table:table-cell/>
        </table:table-row>
        <table:table-row table:style-name="ro1">
          <table:table-cell office:value-type="float" office:value="4" calcext:value-type="float">
            <text:p>4</text:p>
          </table:table-cell>
          <table:table-cell office:value-type="time" office:time-value="PT00H01M05.302S" calcext:value-type="time">
            <text:p>00:01:05,30</text:p>
          </table:table-cell>
          <table:table-cell/>
        </table:table-row>
        <table:table-row table:style-name="ro1">
          <table:table-cell office:value-type="float" office:value="6" calcext:value-type="float">
            <text:p>6</text:p>
          </table:table-cell>
          <table:table-cell office:value-type="time" office:time-value="PT00H01M05.302S" calcext:value-type="time">
            <text:p>00:01:05,30</text:p>
          </table:table-cell>
          <table:table-cell/>
        </table:table-row>
        <table:table-row table:style-name="ro1">
          <table:table-cell office:value-type="float" office:value="7" calcext:value-type="float">
            <text:p>7</text:p>
          </table:table-cell>
          <table:table-cell office:value-type="time" office:time-value="PT00H01M01.3S" calcext:value-type="time">
            <text:p>00:01:01,30</text:p>
          </table:table-cell>
          <table:table-cell/>
        </table:table-row>
        <table:table-row table:style-name="ro1">
          <table:table-cell office:value-type="float" office:value="8" calcext:value-type="float">
            <text:p>8</text:p>
          </table:table-cell>
          <table:table-cell office:value-type="time" office:time-value="PT00H01M12.3S" calcext:value-type="time">
            <text:p>00:01:12,30</text:p>
          </table:table-cell>
          <table:table-cell/>
        </table:table-row>
        <table:table-row table:style-name="ro1" table:number-rows-repeated="492">
          <table:table-cell table:number-columns-repeated="3"/>
        </table:table-row>
        <table:table-row table:style-name="ro1">
          <table:table-cell table:number-columns-repeated="3"/>
        </table:table-row>
      </table:table>
      <table:table table:name="Auswertung nach AK" table:style-name="ta1">
        <office:forms form:automatic-focus="false" form:apply-design-mode="false"/>
        <table:table-column table:style-name="co3" table:default-cell-style-name="ce19"/>
        <table:table-column table:style-name="co3" table:number-columns-repeated="7" table:default-cell-style-name="ce23"/>
        <table:table-column table:style-name="co3" table:default-cell-style-name="ce26"/>
        <table:table-column table:style-name="co10" table:visibility="collapse" table:default-cell-style-name="ce29"/>
        <table:table-column table:style-name="co3" table:number-columns-repeated="2" table:default-cell-style-name="Default"/>
        <table:table-row table:style-name="ro1">
          <table:table-cell table:style-name="Default" office:value-type="string" calcext:value-type="string">
            <text:p>Filtern</text:p>
          </table:table-cell>
          <table:table-cell table:style-name="Default" table:number-columns-repeated="9"/>
          <table:table-cell table:number-columns-repeated="2"/>
        </table:table-row>
        <table:table-row table:style-name="ro1">
          <table:table-cell table:style-name="Default" table:number-columns-repeated="10"/>
          <table:table-cell table:number-columns-repeated="2"/>
        </table:table-row>
        <table:table-row table:style-name="ro1">
          <table:table-cell table:style-name="ce17" office:value-type="string" calcext:value-type="string">
            <text:p>AK</text:p>
          </table:table-cell>
          <table:table-cell table:style-name="ce21" office:value-type="string" calcext:value-type="string">
            <text:p>Strecke</text:p>
          </table:table-cell>
          <table:table-cell table:style-name="ce21" office:value-type="string" calcext:value-type="string">
            <text:p>Platz AK</text:p>
          </table:table-cell>
          <table:table-cell table:style-name="ce21" office:value-type="string" calcext:value-type="string">
            <text:p>Startnummer</text:p>
          </table:table-cell>
          <table:table-cell table:style-name="ce21" office:value-type="string" calcext:value-type="string">
            <text:p>Nachname</text:p>
          </table:table-cell>
          <table:table-cell table:style-name="ce21" office:value-type="string" calcext:value-type="string">
            <text:p>Vorname</text:p>
          </table:table-cell>
          <table:table-cell table:style-name="ce21" office:value-type="string" calcext:value-type="string">
            <text:p>Verein</text:p>
          </table:table-cell>
          <table:table-cell table:style-name="ce21" office:value-type="string" calcext:value-type="string">
            <text:p>E-Mail</text:p>
          </table:table-cell>
          <table:table-cell table:style-name="ce21" office:value-type="string" calcext:value-type="string">
            <text:p>Zeit</text:p>
          </table:table-cell>
          <table:table-cell table:style-name="ce28"/>
          <table:table-cell/>
          <table:table-cell office:value-type="string" calcext:value-type="string">
            <text:p>Achtung, die Tabelle muss über Rechtsklick → Aktualisieren aktualisiert werden!</text:p>
          </table:table-cell>
        </table:table-row>
        <table:table-row table:style-name="ro1">
          <table:table-cell table:style-name="ce18" office:value-type="string" calcext:value-type="string">
            <text:p>M30</text:p>
          </table:table-cell>
          <table:table-cell table:style-name="ce22" office:value-type="string" calcext:value-type="string">
            <text:p>12 km</text:p>
          </table:table-cell>
          <table:table-cell table:number-columns-repeated="2" table:style-name="ce22" office:value-type="float" office:value="1" calcext:value-type="float">
            <text:p>1</text:p>
          </table:table-cell>
          <table:table-cell table:style-name="ce22" office:value-type="string" calcext:value-type="string">
            <text:p>Nachname1</text:p>
          </table:table-cell>
          <table:table-cell table:style-name="ce22" office:value-type="string" calcext:value-type="string">
            <text:p>Vorname1</text:p>
          </table:table-cell>
          <table:table-cell table:style-name="ce22" office:value-type="string" calcext:value-type="string">
            <text:p>Verein1</text:p>
          </table:table-cell>
          <table:table-cell table:style-name="ce22" office:value-type="string" calcext:value-type="string">
            <text:p>(leer)</text:p>
          </table:table-cell>
          <table:table-cell table:style-name="ce25" office:value-type="time" office:time-value="PT00H01M04.74S" calcext:value-type="time">
            <text:p>00:01:04,74</text:p>
          </table:table-cell>
          <table:table-cell table:number-columns-repeated="3"/>
        </table:table-row>
        <table:table-row table:style-name="ro1">
          <table:table-cell table:number-columns-repeated="9"/>
          <table:table-cell table:style-name="ce30"/>
          <table:table-cell table:number-columns-repeated="2"/>
        </table:table-row>
        <table:table-row table:style-name="ro1">
          <table:table-cell office:value-type="string" calcext:value-type="string">
            <text:p>M65</text:p>
          </table:table-cell>
          <table:table-cell office:value-type="string" calcext:value-type="string">
            <text:p>6 km</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chname8</text:p>
          </table:table-cell>
          <table:table-cell office:value-type="string" calcext:value-type="string">
            <text:p>Vorname8</text:p>
          </table:table-cell>
          <table:table-cell table:number-columns-repeated="2" office:value-type="string" calcext:value-type="string">
            <text:p>(leer)</text:p>
          </table:table-cell>
          <table:table-cell office:value-type="time" office:time-value="PT00H01M12.3S" calcext:value-type="time">
            <text:p>00:01:12,30</text:p>
          </table:table-cell>
          <table:table-cell table:number-columns-repeated="3"/>
        </table:table-row>
        <table:table-row table:style-name="ro1">
          <table:table-cell table:number-columns-repeated="9"/>
          <table:table-cell table:style-name="ce30"/>
          <table:table-cell table:number-columns-repeated="2"/>
        </table:table-row>
        <table:table-row table:style-name="ro1">
          <table:table-cell office:value-type="string" calcext:value-type="string">
            <text:p>MU20</text:p>
          </table:table-cell>
          <table:table-cell office:value-type="string" calcext:value-type="string">
            <text:p>12 km</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chname7</text:p>
          </table:table-cell>
          <table:table-cell office:value-type="string" calcext:value-type="string">
            <text:p>Vorname7</text:p>
          </table:table-cell>
          <table:table-cell table:number-columns-repeated="2" office:value-type="string" calcext:value-type="string">
            <text:p>(leer)</text:p>
          </table:table-cell>
          <table:table-cell office:value-type="time" office:time-value="PT00H01M01.3S" calcext:value-type="time">
            <text:p>00:01:01,30</text:p>
          </table:table-cell>
          <table:table-cell table:style-name="ce31"/>
          <table:table-cell table:number-columns-repeated="2"/>
        </table:table-row>
        <table:table-row table:style-name="ro1">
          <table:table-cell table:number-columns-repeated="2"/>
          <table:table-cell table:number-columns-repeated="2" office:value-type="float" office:value="2" calcext:value-type="float">
            <text:p>2</text:p>
          </table:table-cell>
          <table:table-cell office:value-type="string" calcext:value-type="string">
            <text:p>Nachname2</text:p>
          </table:table-cell>
          <table:table-cell office:value-type="string" calcext:value-type="string">
            <text:p>Vorname2</text:p>
          </table:table-cell>
          <table:table-cell office:value-type="string" calcext:value-type="string">
            <text:p>Verein2</text:p>
          </table:table-cell>
          <table:table-cell office:value-type="string" calcext:value-type="string">
            <text:p>(leer)</text:p>
          </table:table-cell>
          <table:table-cell office:value-type="time" office:time-value="PT00H01M05.08S" calcext:value-type="time">
            <text:p>00:01:05,08</text:p>
          </table:table-cell>
          <table:table-cell table:style-name="ce31"/>
          <table:table-cell table:number-columns-repeated="2"/>
        </table:table-row>
        <table:table-row table:style-name="ro1">
          <table:table-cell table:number-columns-repeated="3"/>
          <table:table-cell office:value-type="float" office:value="5" calcext:value-type="float">
            <text:p>5</text:p>
          </table:table-cell>
          <table:table-cell office:value-type="string" calcext:value-type="string">
            <text:p>Nachname5</text:p>
          </table:table-cell>
          <table:table-cell office:value-type="string" calcext:value-type="string">
            <text:p>Vorname5</text:p>
          </table:table-cell>
          <table:table-cell table:number-columns-repeated="2" office:value-type="string" calcext:value-type="string">
            <text:p>(leer)</text:p>
          </table:table-cell>
          <table:table-cell office:value-type="time" office:time-value="PT00H01M05.08S" calcext:value-type="time">
            <text:p>00:01:05,08</text:p>
          </table:table-cell>
          <table:table-cell table:style-name="ce31"/>
          <table:table-cell table:number-columns-repeated="2"/>
        </table:table-row>
        <table:table-row table:style-name="ro1" table:visibility="collapse">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Nachname6</text:p>
          </table:table-cell>
          <table:table-cell office:value-type="string" calcext:value-type="string">
            <text:p>Vorname6</text:p>
          </table:table-cell>
          <table:table-cell table:number-columns-repeated="2" office:value-type="string" calcext:value-type="string">
            <text:p>(leer)</text:p>
          </table:table-cell>
          <table:table-cell office:value-type="time" office:time-value="PT00H01M05.3S" calcext:value-type="time">
            <text:p>00:01:05,30</text:p>
          </table:table-cell>
          <table:table-cell table:style-name="ce31"/>
          <table:table-cell table:number-columns-repeated="2"/>
        </table:table-row>
        <table:table-row table:style-name="ro1">
          <table:table-cell table:number-columns-repeated="9"/>
          <table:table-cell table:style-name="ce30"/>
          <table:table-cell table:number-columns-repeated="2"/>
        </table:table-row>
        <table:table-row table:style-name="ro1">
          <table:table-cell office:value-type="string" calcext:value-type="string">
            <text:p>W30</text:p>
          </table:table-cell>
          <table:table-cell office:value-type="string" calcext:value-type="string">
            <text:p>6 km</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chname4</text:p>
          </table:table-cell>
          <table:table-cell office:value-type="string" calcext:value-type="string">
            <text:p>Vorname4</text:p>
          </table:table-cell>
          <table:table-cell table:number-columns-repeated="2" office:value-type="string" calcext:value-type="string">
            <text:p>(leer)</text:p>
          </table:table-cell>
          <table:table-cell office:value-type="time" office:time-value="PT00H01M05.3S" calcext:value-type="time">
            <text:p>00:01:05,30</text:p>
          </table:table-cell>
          <table:table-cell table:number-columns-repeated="3"/>
        </table:table-row>
        <table:table-row table:style-name="ro1">
          <table:table-cell table:number-columns-repeated="9"/>
          <table:table-cell table:style-name="ce30"/>
          <table:table-cell table:number-columns-repeated="2"/>
        </table:table-row>
        <table:table-row table:style-name="ro1">
          <table:table-cell office:value-type="string" calcext:value-type="string">
            <text:p>WHK</text:p>
          </table:table-cell>
          <table:table-cell office:value-type="string" calcext:value-type="string">
            <text:p>6 km</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chname3</text:p>
          </table:table-cell>
          <table:table-cell office:value-type="string" calcext:value-type="string">
            <text:p>Vorname3</text:p>
          </table:table-cell>
          <table:table-cell table:number-columns-repeated="2" office:value-type="string" calcext:value-type="string">
            <text:p>(leer)</text:p>
          </table:table-cell>
          <table:table-cell office:value-type="time" office:time-value="PT00H01M05.3S" calcext:value-type="time">
            <text:p>00:01:05,30</text:p>
          </table:table-cell>
          <table:table-cell table:number-columns-repeated="3"/>
        </table:table-row>
        <table:table-row table:style-name="ro1">
          <table:table-cell table:style-name="ce20"/>
          <table:table-cell table:style-name="ce24" table:number-columns-repeated="7"/>
          <table:table-cell table:style-name="ce27"/>
          <table:table-cell table:style-name="ce32"/>
          <table:table-cell table:number-columns-repeated="2"/>
        </table:table-row>
      </table:table>
      <table:table table:name="Auswertung Gesamt" table:style-name="ta1">
        <office:forms form:automatic-focus="false" form:apply-design-mode="false"/>
        <table:table-column table:style-name="co3" table:default-cell-style-name="ce19"/>
        <table:table-column table:style-name="co3" table:number-columns-repeated="8" table:default-cell-style-name="ce23"/>
        <table:table-column table:style-name="co11" table:default-cell-style-name="ce26"/>
        <table:table-column table:style-name="co3" table:visibility="collapse" table:default-cell-style-name="ce31"/>
        <table:table-column table:style-name="co3" table:number-columns-repeated="2" table:default-cell-style-name="Default"/>
        <table:table-row table:style-name="ro1">
          <table:table-cell table:style-name="Default" office:value-type="string" calcext:value-type="string">
            <text:p>Filtern</text:p>
          </table:table-cell>
          <table:table-cell table:style-name="Default" table:number-columns-repeated="10"/>
          <table:table-cell table:number-columns-repeated="2"/>
        </table:table-row>
        <table:table-row table:style-name="ro1">
          <table:table-cell table:style-name="Default" table:number-columns-repeated="11"/>
          <table:table-cell table:number-columns-repeated="2"/>
        </table:table-row>
        <table:table-row table:style-name="ro1">
          <table:table-cell table:style-name="ce17" office:value-type="string" calcext:value-type="string">
            <text:p>Strecke</text:p>
          </table:table-cell>
          <table:table-cell table:style-name="ce21" office:value-type="string" calcext:value-type="string">
            <text:p>M/W</text:p>
          </table:table-cell>
          <table:table-cell table:style-name="ce21" office:value-type="string" calcext:value-type="string">
            <text:p>Platz M/W</text:p>
          </table:table-cell>
          <table:table-cell table:style-name="ce21" office:value-type="string" calcext:value-type="string">
            <text:p>Startnummer</text:p>
          </table:table-cell>
          <table:table-cell table:style-name="ce21" office:value-type="string" calcext:value-type="string">
            <text:p>AK</text:p>
          </table:table-cell>
          <table:table-cell table:style-name="ce21" office:value-type="string" calcext:value-type="string">
            <text:p>Nachname</text:p>
          </table:table-cell>
          <table:table-cell table:style-name="ce21" office:value-type="string" calcext:value-type="string">
            <text:p>Vorname</text:p>
          </table:table-cell>
          <table:table-cell table:style-name="ce21" office:value-type="string" calcext:value-type="string">
            <text:p>Verein</text:p>
          </table:table-cell>
          <table:table-cell table:style-name="ce21" office:value-type="string" calcext:value-type="string">
            <text:p>E-Mail</text:p>
          </table:table-cell>
          <table:table-cell table:style-name="ce21" office:value-type="string" calcext:value-type="string">
            <text:p>Zeit</text:p>
          </table:table-cell>
          <table:table-cell table:style-name="ce28"/>
          <table:table-cell/>
          <table:table-cell office:value-type="string" calcext:value-type="string">
            <text:p>Achtung, die Tabelle muss über Rechtsklick → Aktualisieren aktualisiert werden!</text:p>
          </table:table-cell>
        </table:table-row>
        <table:table-row table:style-name="ro1">
          <table:table-cell table:style-name="ce18" office:value-type="string" calcext:value-type="string">
            <text:p>12 km</text:p>
          </table:table-cell>
          <table:table-cell table:style-name="ce22" office:value-type="string" calcext:value-type="string">
            <text:p>M</text:p>
          </table:table-cell>
          <table:table-cell table:style-name="ce22" office:value-type="float" office:value="1" calcext:value-type="float">
            <text:p>1</text:p>
          </table:table-cell>
          <table:table-cell table:style-name="ce22" office:value-type="float" office:value="7" calcext:value-type="float">
            <text:p>7</text:p>
          </table:table-cell>
          <table:table-cell table:style-name="ce22" office:value-type="string" calcext:value-type="string">
            <text:p>MU20</text:p>
          </table:table-cell>
          <table:table-cell table:style-name="ce22" office:value-type="string" calcext:value-type="string">
            <text:p>Nachname7</text:p>
          </table:table-cell>
          <table:table-cell table:style-name="ce22" office:value-type="string" calcext:value-type="string">
            <text:p>Vorname7</text:p>
          </table:table-cell>
          <table:table-cell table:number-columns-repeated="2" table:style-name="ce22" office:value-type="string" calcext:value-type="string">
            <text:p>(leer)</text:p>
          </table:table-cell>
          <table:table-cell table:style-name="ce25" office:value-type="time" office:time-value="PT00H01M01.3S" calcext:value-type="time">
            <text:p>00:01:01,30</text:p>
          </table:table-cell>
          <table:table-cell table:number-columns-repeated="3"/>
        </table:table-row>
        <table:table-row table:style-name="ro1">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M30</text:p>
          </table:table-cell>
          <table:table-cell office:value-type="string" calcext:value-type="string">
            <text:p>Nachname1</text:p>
          </table:table-cell>
          <table:table-cell office:value-type="string" calcext:value-type="string">
            <text:p>Vorname1</text:p>
          </table:table-cell>
          <table:table-cell office:value-type="string" calcext:value-type="string">
            <text:p>Verein1</text:p>
          </table:table-cell>
          <table:table-cell office:value-type="string" calcext:value-type="string">
            <text:p>(leer)</text:p>
          </table:table-cell>
          <table:table-cell office:value-type="time" office:time-value="PT00H01M04.74S" calcext:value-type="time">
            <text:p>00:01:04,74</text:p>
          </table:table-cell>
          <table:table-cell table:number-columns-repeated="3"/>
        </table:table-row>
        <table:table-row table:style-name="ro1">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MU20</text:p>
          </table:table-cell>
          <table:table-cell office:value-type="string" calcext:value-type="string">
            <text:p>Nachname2</text:p>
          </table:table-cell>
          <table:table-cell office:value-type="string" calcext:value-type="string">
            <text:p>Vorname2</text:p>
          </table:table-cell>
          <table:table-cell office:value-type="string" calcext:value-type="string">
            <text:p>Verein2</text:p>
          </table:table-cell>
          <table:table-cell office:value-type="string" calcext:value-type="string">
            <text:p>(leer)</text:p>
          </table:table-cell>
          <table:table-cell office:value-type="time" office:time-value="PT00H01M05.08S" calcext:value-type="time">
            <text:p>00:01:05,08</text:p>
          </table:table-cell>
          <table:table-cell table:number-columns-repeated="3"/>
        </table:table-row>
        <table:table-row table:style-name="ro1">
          <table:table-cell table:number-columns-repeated="3"/>
          <table:table-cell office:value-type="float" office:value="5" calcext:value-type="float">
            <text:p>5</text:p>
          </table:table-cell>
          <table:table-cell office:value-type="string" calcext:value-type="string">
            <text:p>MU20</text:p>
          </table:table-cell>
          <table:table-cell office:value-type="string" calcext:value-type="string">
            <text:p>Nachname5</text:p>
          </table:table-cell>
          <table:table-cell office:value-type="string" calcext:value-type="string">
            <text:p>Vorname5</text:p>
          </table:table-cell>
          <table:table-cell table:number-columns-repeated="2" office:value-type="string" calcext:value-type="string">
            <text:p>(leer)</text:p>
          </table:table-cell>
          <table:table-cell office:value-type="time" office:time-value="PT00H01M05.08S" calcext:value-type="time">
            <text:p>00:01:05,08</text:p>
          </table:table-cell>
          <table:table-cell table:number-columns-repeated="3"/>
        </table:table-row>
        <table:table-row table:style-name="ro1">
          <table:table-cell table:number-columns-repeated="2"/>
          <table:table-cell office:value-type="float" office:value="5" calcext:value-type="float">
            <text:p>5</text:p>
          </table:table-cell>
          <table:table-cell office:value-type="float" office:value="6" calcext:value-type="float">
            <text:p>6</text:p>
          </table:table-cell>
          <table:table-cell office:value-type="string" calcext:value-type="string">
            <text:p>MU20</text:p>
          </table:table-cell>
          <table:table-cell office:value-type="string" calcext:value-type="string">
            <text:p>Nachname6</text:p>
          </table:table-cell>
          <table:table-cell office:value-type="string" calcext:value-type="string">
            <text:p>Vorname6</text:p>
          </table:table-cell>
          <table:table-cell table:number-columns-repeated="2" office:value-type="string" calcext:value-type="string">
            <text:p>(leer)</text:p>
          </table:table-cell>
          <table:table-cell office:value-type="time" office:time-value="PT00H01M05.3S" calcext:value-type="time">
            <text:p>00:01:05,30</text:p>
          </table:table-cell>
          <table:table-cell table:number-columns-repeated="3"/>
        </table:table-row>
        <table:table-row table:style-name="ro1">
          <table:table-cell table:number-columns-repeated="10"/>
          <table:table-cell table:style-name="ce30"/>
          <table:table-cell table:number-columns-repeated="2"/>
        </table:table-row>
        <table:table-row table:style-name="ro1">
          <table:table-cell office:value-type="string" calcext:value-type="string">
            <text:p>6 km</text:p>
          </table:table-cell>
          <table:table-cell office:value-type="string" calcext:value-type="string">
            <text:p>M</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M65</text:p>
          </table:table-cell>
          <table:table-cell office:value-type="string" calcext:value-type="string">
            <text:p>Nachname8</text:p>
          </table:table-cell>
          <table:table-cell office:value-type="string" calcext:value-type="string">
            <text:p>Vorname8</text:p>
          </table:table-cell>
          <table:table-cell table:number-columns-repeated="2" office:value-type="string" calcext:value-type="string">
            <text:p>(leer)</text:p>
          </table:table-cell>
          <table:table-cell office:value-type="time" office:time-value="PT00H01M12.3S" calcext:value-type="time">
            <text:p>00:01:12,30</text:p>
          </table:table-cell>
          <table:table-cell table:style-name="ce29"/>
          <table:table-cell table:number-columns-repeated="2"/>
        </table:table-row>
        <table:table-row table:style-name="ro1" table:visibility="collapse">
          <table:table-cell table:number-columns-repeated="10"/>
          <table:table-cell table:style-name="ce30"/>
          <table:table-cell table:number-columns-repeated="2"/>
        </table:table-row>
        <table:table-row table:style-name="ro1">
          <table:table-cell/>
          <table:table-cell office:value-type="string" calcext:value-type="string">
            <text:p>W</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WHK</text:p>
          </table:table-cell>
          <table:table-cell office:value-type="string" calcext:value-type="string">
            <text:p>Nachname3</text:p>
          </table:table-cell>
          <table:table-cell office:value-type="string" calcext:value-type="string">
            <text:p>Vorname3</text:p>
          </table:table-cell>
          <table:table-cell table:number-columns-repeated="2" office:value-type="string" calcext:value-type="string">
            <text:p>(leer)</text:p>
          </table:table-cell>
          <table:table-cell office:value-type="time" office:time-value="PT00H01M05.3S" calcext:value-type="time">
            <text:p>00:01:05,30</text:p>
          </table:table-cell>
          <table:table-cell table:number-columns-repeated="3"/>
        </table:table-row>
        <table:table-row table:style-name="ro1">
          <table:table-cell table:number-columns-repeated="3"/>
          <table:table-cell office:value-type="float" office:value="4" calcext:value-type="float">
            <text:p>4</text:p>
          </table:table-cell>
          <table:table-cell office:value-type="string" calcext:value-type="string">
            <text:p>W30</text:p>
          </table:table-cell>
          <table:table-cell office:value-type="string" calcext:value-type="string">
            <text:p>Nachname4</text:p>
          </table:table-cell>
          <table:table-cell office:value-type="string" calcext:value-type="string">
            <text:p>Vorname4</text:p>
          </table:table-cell>
          <table:table-cell table:number-columns-repeated="2" office:value-type="string" calcext:value-type="string">
            <text:p>(leer)</text:p>
          </table:table-cell>
          <table:table-cell office:value-type="time" office:time-value="PT00H01M05.3S" calcext:value-type="time">
            <text:p>00:01:05,30</text:p>
          </table:table-cell>
          <table:table-cell table:number-columns-repeated="3"/>
        </table:table-row>
        <table:table-row table:style-name="ro1">
          <table:table-cell table:style-name="ce20"/>
          <table:table-cell table:style-name="ce24" table:number-columns-repeated="8"/>
          <table:table-cell table:style-name="ce27"/>
          <table:table-cell table:style-name="ce32"/>
          <table:table-cell table:number-columns-repeated="2"/>
        </table:table-row>
      </table:table>
      <table:named-expressions>
        <table:named-range table:name="AlleTeilnehmer" table:base-cell-address="$Teilnehmer.$A$19" table:cell-range-address="$Teilnehmer.$A$4:.$L$504"/>
        <table:named-range table:name="JahrDerVeranstaltung" table:base-cell-address="$Veranstaltung.$B$3" table:cell-range-address="$Veranstaltung.$B$3"/>
      </table:named-expressions>
      <table:database-ranges>
        <table:database-range table:name="__Anonymous_Sheet_DB__1" table:target-range-address="Teilnehmer.A4:Teilnehmer.K52" table:display-filter-buttons="true">
          <table:sort>
            <table:sort-by table:field-number="1" table:data-type="automatic"/>
          </table:sort>
        </table:database-range>
      </table:database-ranges>
      <table:data-pilot-tables>
        <table:data-pilot-table table:name="DataPilot1" table:application-data="" table:target-range-address="'Auswertung nach AK'.A1:'Auswertung nach AK'.J16" table:buttons="'Auswertung nach AK'.A1 'Auswertung nach AK'.A3 'Auswertung nach AK'.B3 'Auswertung nach AK'.C3 'Auswertung nach AK'.D3 'Auswertung nach AK'.E3 'Auswertung nach AK'.F3 'Auswertung nach AK'.G3 'Auswertung nach AK'.H3 'Auswertung nach AK'.I3" table:grand-total="none" table:drill-down-on-double-click="false">
          <table:source-cell-range table:name="AlleTeilnehmer" table:cell-range-address="Teilnehmer.A4:Teilnehmer.L504">
            <table:filter table:condition-source-range-address="">
              <table:filter-condition table:field-number="9" table:value="#NV" table:operator="!="/>
            </table:filter>
          </table:source-cell-range>
          <table:data-pilot-field table:source-field-name="AK" table:orientation="row" table:used-hierarchy="0" table:function="auto">
            <table:data-pilot-level table:show-empty="false">
              <table:data-pilot-members>
                <table:data-pilot-member table:name="M30" table:display="true" table:show-details="true"/>
                <table:data-pilot-member table:name="M65" table:display="true" table:show-details="true"/>
                <table:data-pilot-member table:name="MU20" table:display="true" table:show-details="true"/>
                <table:data-pilot-member table:name="W30" table:display="true" table:show-details="true"/>
                <table:data-pilot-member table:name="WHK" table:display="true" table:show-details="true"/>
              </table:data-pilot-members>
              <table:data-pilot-display-info table:enabled="false" table:display-member-mode="from-top" table:member-count="0" table:data-field=""/>
              <table:data-pilot-sort-info table:order="ascending" table:sort-mode="name"/>
              <table:data-pilot-layout-info table:add-empty-lines="true" table:layout-mode="tabular-layout"/>
            </table:data-pilot-level>
          </table:data-pilot-field>
          <table:data-pilot-field table:source-field-name="Strecke" table:orientation="row" table:used-hierarchy="0" table:function="auto">
            <table:data-pilot-level table:show-empty="false">
              <table:data-pilot-members>
                <table:data-pilot-member table:name="12 km" table:display="true" table:show-details="true"/>
                <table:data-pilot-member table:name="6 k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latz AK" table:orientation="row" table:used-hierarchy="0" table:function="auto">
            <table:data-pilot-level table:show-empty="false">
              <table:data-pilot-members>
                <table:data-pilot-member table:name="1" table:display="true" table:show-details="true"/>
                <table:data-pilot-member table:name="2" table:display="true" table:show-details="true"/>
                <table:data-pilot-member table:name="4"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tartnummer" table:orientation="row" table:used-hierarchy="0" table:function="auto">
            <table:data-pilot-level table:show-empty="false">
              <table:data-pilot-members>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chname" table:orientation="row" table:used-hierarchy="0" table:function="auto">
            <table:data-pilot-level table:show-empty="false">
              <table:data-pilot-members>
                <table:data-pilot-member table:name="Nachname1" table:display="true" table:show-details="true"/>
                <table:data-pilot-member table:name="Nachname2" table:display="true" table:show-details="true"/>
                <table:data-pilot-member table:name="Nachname3" table:display="true" table:show-details="true"/>
                <table:data-pilot-member table:name="Nachname4" table:display="true" table:show-details="true"/>
                <table:data-pilot-member table:name="Nachname5" table:display="true" table:show-details="true"/>
                <table:data-pilot-member table:name="Nachname6" table:display="true" table:show-details="true"/>
                <table:data-pilot-member table:name="Nachname7" table:display="true" table:show-details="true"/>
                <table:data-pilot-member table:name="Nachname8"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orname" table:orientation="row" table:used-hierarchy="0" table:function="auto">
            <table:data-pilot-level table:show-empty="false">
              <table:data-pilot-members>
                <table:data-pilot-member table:name="Vorname1" table:display="true" table:show-details="true"/>
                <table:data-pilot-member table:name="Vorname2" table:display="true" table:show-details="true"/>
                <table:data-pilot-member table:name="Vorname3" table:display="true" table:show-details="true"/>
                <table:data-pilot-member table:name="Vorname4" table:display="true" table:show-details="true"/>
                <table:data-pilot-member table:name="Vorname5" table:display="true" table:show-details="true"/>
                <table:data-pilot-member table:name="Vorname6" table:display="true" table:show-details="true"/>
                <table:data-pilot-member table:name="Vorname7" table:display="true" table:show-details="true"/>
                <table:data-pilot-member table:name="Vorname8"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erein" table:orientation="row" table:used-hierarchy="0" table:function="auto">
            <table:data-pilot-level table:show-empty="false">
              <table:data-pilot-members>
                <table:data-pilot-member table:name="Verein1" table:display="true" table:show-details="true"/>
                <table:data-pilot-member table:name="Verein2"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Mail" table:orientation="row" table:used-hierarchy="0" table:function="auto">
            <table:data-pilot-level table:show-empty="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Zeit" table:orientation="row" table:used-hierarchy="0" table:function="auto">
            <table:data-pilot-level table:show-empty="false">
              <table:data-pilot-members>
                <table:data-pilot-member table:name="00:01:01,30" table:display="true" table:show-details="true"/>
                <table:data-pilot-member table:name="00:01:04,74" table:display="true" table:show-details="true"/>
                <table:data-pilot-member table:name="00:01:05,08" table:display="true" table:show-details="true"/>
                <table:data-pilot-member table:name="00:01:05,30" table:display="true" table:show-details="true"/>
                <table:data-pilot-member table:name="00:01:12,3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table>
        <table:data-pilot-table table:name="DataPilot1" table:application-data="" table:target-range-address="'Auswertung Gesamt'.A1:'Auswertung Gesamt'.K14" table:buttons="'Auswertung Gesamt'.A1 'Auswertung Gesamt'.A3 'Auswertung Gesamt'.B3 'Auswertung Gesamt'.C3 'Auswertung Gesamt'.D3 'Auswertung Gesamt'.E3 'Auswertung Gesamt'.F3 'Auswertung Gesamt'.G3 'Auswertung Gesamt'.H3 'Auswertung Gesamt'.I3 'Auswertung Gesamt'.J3" table:grand-total="none" table:drill-down-on-double-click="false">
          <table:source-cell-range table:name="AlleTeilnehmer" table:cell-range-address="Teilnehmer.A4:Teilnehmer.L504">
            <table:filter table:condition-source-range-address="">
              <table:filter-condition table:field-number="9" table:value="#NV" table:operator="!="/>
            </table:filter>
          </table:source-cell-range>
          <table:data-pilot-field table:source-field-name="Strecke" table:orientation="row" table:used-hierarchy="0" table:function="auto">
            <table:data-pilot-level table:show-empty="false">
              <table:data-pilot-members>
                <table:data-pilot-member table:name="12 km" table:display="true" table:show-details="true"/>
                <table:data-pilot-member table:name="6 km"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M/W" table:orientation="row" table:used-hierarchy="0" table:function="auto">
            <table:data-pilot-level table:show-empty="false">
              <table:data-pilot-members>
                <table:data-pilot-member table:name="M" table:display="true" table:show-details="true"/>
                <table:data-pilot-member table:name="W" table:display="true" table:show-details="true"/>
              </table:data-pilot-members>
              <table:data-pilot-display-info table:enabled="false" table:display-member-mode="from-top" table:member-count="0" table:data-field=""/>
              <table:data-pilot-sort-info table:order="ascending" table:sort-mode="name"/>
              <table:data-pilot-layout-info table:add-empty-lines="true" table:layout-mode="tabular-layout"/>
            </table:data-pilot-level>
          </table:data-pilot-field>
          <table:data-pilot-field table:source-field-name="Platz M/W" table:orientation="row" table:used-hierarchy="0" table:function="auto">
            <table:data-pilot-level table:show-empty="false">
              <table:data-pilot-members>
                <table:data-pilot-member table:name="1" table:display="true" table:show-details="true"/>
                <table:data-pilot-member table:name="2" table:display="true" table:show-details="true"/>
                <table:data-pilot-member table:name="3" table:display="true" table:show-details="true"/>
                <table:data-pilot-member table:name="5"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tartnummer" table:orientation="row" table:used-hierarchy="0" table:function="auto">
            <table:data-pilot-level table:show-empty="false">
              <table:data-pilot-members>
                <table:data-pilot-member table:name="1" table:display="true" table:show-details="true"/>
                <table:data-pilot-member table:name="2" table:display="true" table:show-details="true"/>
                <table:data-pilot-member table:name="3" table:display="true" table:show-details="true"/>
                <table:data-pilot-member table:name="4" table:display="true" table:show-details="true"/>
                <table:data-pilot-member table:name="5" table:display="true" table:show-details="true"/>
                <table:data-pilot-member table:name="6" table:display="true" table:show-details="true"/>
                <table:data-pilot-member table:name="7" table:display="true" table:show-details="true"/>
                <table:data-pilot-member table:name="8"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AK" table:orientation="row" table:used-hierarchy="0" table:function="auto">
            <table:data-pilot-level table:show-empty="false">
              <table:data-pilot-members>
                <table:data-pilot-member table:name="M30" table:display="true" table:show-details="true"/>
                <table:data-pilot-member table:name="M65" table:display="true" table:show-details="true"/>
                <table:data-pilot-member table:name="MU20" table:display="true" table:show-details="true"/>
                <table:data-pilot-member table:name="W30" table:display="true" table:show-details="true"/>
                <table:data-pilot-member table:name="WHK"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chname" table:orientation="row" table:used-hierarchy="0" table:function="auto">
            <table:data-pilot-level table:show-empty="false">
              <table:data-pilot-members>
                <table:data-pilot-member table:name="Nachname1" table:display="true" table:show-details="true"/>
                <table:data-pilot-member table:name="Nachname2" table:display="true" table:show-details="true"/>
                <table:data-pilot-member table:name="Nachname3" table:display="true" table:show-details="true"/>
                <table:data-pilot-member table:name="Nachname4" table:display="true" table:show-details="true"/>
                <table:data-pilot-member table:name="Nachname5" table:display="true" table:show-details="true"/>
                <table:data-pilot-member table:name="Nachname6" table:display="true" table:show-details="true"/>
                <table:data-pilot-member table:name="Nachname7" table:display="true" table:show-details="true"/>
                <table:data-pilot-member table:name="Nachname8"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orname" table:orientation="row" table:used-hierarchy="0" table:function="auto">
            <table:data-pilot-level table:show-empty="false">
              <table:data-pilot-members>
                <table:data-pilot-member table:name="Vorname1" table:display="true" table:show-details="true"/>
                <table:data-pilot-member table:name="Vorname2" table:display="true" table:show-details="true"/>
                <table:data-pilot-member table:name="Vorname3" table:display="true" table:show-details="true"/>
                <table:data-pilot-member table:name="Vorname4" table:display="true" table:show-details="true"/>
                <table:data-pilot-member table:name="Vorname5" table:display="true" table:show-details="true"/>
                <table:data-pilot-member table:name="Vorname6" table:display="true" table:show-details="true"/>
                <table:data-pilot-member table:name="Vorname7" table:display="true" table:show-details="true"/>
                <table:data-pilot-member table:name="Vorname8"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Verein" table:orientation="row" table:used-hierarchy="0" table:function="auto">
            <table:data-pilot-level table:show-empty="false">
              <table:data-pilot-members>
                <table:data-pilot-member table:name="Verein1" table:display="true" table:show-details="true"/>
                <table:data-pilot-member table:name="Verein2"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Mail" table:orientation="row" table:used-hierarchy="0" table:function="auto">
            <table:data-pilot-level table:show-empty="false">
              <table:data-pilot-members>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Zeit" table:orientation="row" table:used-hierarchy="0" table:function="auto">
            <table:data-pilot-level table:show-empty="false">
              <table:data-pilot-members>
                <table:data-pilot-member table:name="00:01:01,30" table:display="true" table:show-details="true"/>
                <table:data-pilot-member table:name="00:01:04,74" table:display="true" table:show-details="true"/>
                <table:data-pilot-member table:name="00:01:05,08" table:display="true" table:show-details="true"/>
                <table:data-pilot-member table:name="00:01:05,30" table:display="true" table:show-details="true"/>
                <table:data-pilot-member table:name="00:01:12,30"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0107P0" style:volatile="true" number:language="de" number:country="DE">
      <number:number number:decimal-places="0" number:min-integer-digits="1" number:grouping="true"/>
      <number:text> €</number:text>
    </number:number-style>
    <number:number-style style:name="N10107" number:language="de" number:country="DE">
      <number:text>-</number:text>
      <number:number number:decimal-places="0" number:min-integer-digits="1" number:grouping="true"/>
      <number:text> €</number:text>
      <style:map style:condition="value()&gt;=0" style:apply-style-name="N10107P0"/>
    </number:number-style>
    <number:number-style style:name="N10108P0" style:volatile="true" number:language="de" number:country="DE">
      <number:number number:decimal-places="0" number:min-integer-digits="1" number:grouping="true"/>
      <number:text> €</number:text>
    </number:number-style>
    <number:number-style style:name="N10108" number:language="de" number:country="DE">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de" number:country="DE">
      <number:number number:decimal-places="2" number:min-integer-digits="1" number:grouping="true"/>
      <number:text> €</number:text>
    </number:number-style>
    <number:number-style style:name="N10110" number:language="de" number:country="DE">
      <number:text>-</number:text>
      <number:number number:decimal-places="2" number:min-integer-digits="1" number:grouping="true"/>
      <number:text> €</number:text>
      <style:map style:condition="value()&gt;=0" style:apply-style-name="N10110P0"/>
    </number:number-style>
    <number:number-style style:name="N10111P0" style:volatile="true" number:language="de" number:country="DE">
      <number:number number:decimal-places="2" number:min-integer-digits="1" number:grouping="true"/>
      <number:text> €</number:text>
    </number:number-style>
    <number:number-style style:name="N10111" number:language="de" number:country="DE">
      <style:text-properties fo:color="#ff0000"/>
      <number:text>-</number:text>
      <number:number number:decimal-places="2" number:min-integer-digits="1" number:grouping="true"/>
      <number:text> €</number:text>
      <style:map style:condition="value()&gt;=0" style:apply-style-name="N10111P0"/>
    </number:number-style>
    <number:date-style style:name="N10112" number:language="de" number:country="DE">
      <number:day number:style="long"/>
      <number:text>. </number:text>
      <number:month number:textual="true"/>
      <number:text> </number:text>
      <number:year/>
    </number:date-style>
    <number:date-style style:name="N10113" number:language="de" number:country="DE">
      <number:day number:style="long"/>
      <number:text>. </number:text>
      <number:month number:textual="true"/>
    </number:date-style>
    <number:date-style style:name="N10114" number:language="de" number:country="DE">
      <number:month number:textual="true"/>
      <number:text> </number:text>
      <number:year/>
    </number:date-style>
    <number:time-style style:name="N10115" number:language="de" number:country="DE">
      <number:hours/>
      <number:text>:</number:text>
      <number:minutes number:style="long"/>
      <number:text> </number:text>
      <number:am-pm/>
    </number:time-style>
    <number:time-style style:name="N10116" number:language="de" number:country="DE">
      <number:hours/>
      <number:text>:</number:text>
      <number:minutes number:style="long"/>
      <number:text>:</number:text>
      <number:seconds number:style="long"/>
      <number:text> </number:text>
      <number:am-pm/>
    </number:time-style>
    <number:date-style style:name="N10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de" number:country="DE">
      <loext:fill-character> </loext:fill-character>
      <number:number number:decimal-places="0" number:min-integer-digits="1" number:grouping="true"/>
      <number:text>    </number:text>
    </number:number-style>
    <number:number-style style:name="N10127P1" style:volatile="true" number:language="de" number:country="DE">
      <number:text>-</number:text>
      <loext:fill-character> </loext:fill-character>
      <number:number number:decimal-places="0" number:min-integer-digits="1" number:grouping="true"/>
      <number:text>    </number:text>
    </number:number-style>
    <number:number-style style:name="N10127P2" style:volatile="true" number:language="de" number:country="DE">
      <loext:fill-character> </loext:fill-character>
      <number:text>-    </number:text>
    </number:number-style>
    <number:text-style style:name="N10127" number:language="de" number:country="DE">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de" number:country="DE">
      <loext:fill-character> </loext:fill-character>
      <number:number number:decimal-places="0" number:min-integer-digits="1" number:grouping="true"/>
      <number:text> € </number:text>
    </number:number-style>
    <number:number-style style:name="N10131P1" style:volatile="true" number:language="de" number:country="DE">
      <number:text>-</number:text>
      <loext:fill-character> </loext:fill-character>
      <number:number number:decimal-places="0" number:min-integer-digits="1" number:grouping="true"/>
      <number:text> € </number:text>
    </number:number-style>
    <number:number-style style:name="N10131P2" style:volatile="true" number:language="de" number:country="DE">
      <loext:fill-character> </loext:fill-character>
      <number:text>- € </number:text>
    </number:number-style>
    <number:text-style style:name="N10131" number:language="de" number:country="DE">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de" number:country="DE">
      <loext:fill-character> </loext:fill-character>
      <number:number number:decimal-places="2" number:min-integer-digits="1" number:grouping="true"/>
      <number:text>    </number:text>
    </number:number-style>
    <number:number-style style:name="N10135P1" style:volatile="true" number:language="de" number:country="DE">
      <number:text>-</number:text>
      <loext:fill-character> </loext:fill-character>
      <number:number number:decimal-places="2" number:min-integer-digits="1" number:grouping="true"/>
      <number:text>    </number:text>
    </number:number-style>
    <number:number-style style:name="N10135P2" style:volatile="true" number:language="de" number:country="DE">
      <loext:fill-character> </loext:fill-character>
      <number:text>-</number:text>
      <number:number number:decimal-places="0" number:min-integer-digits="0"/>
      <number:text>    </number:text>
    </number:number-style>
    <number:text-style style:name="N10135" number:language="de" number:country="DE">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de" number:country="DE">
      <loext:fill-character> </loext:fill-character>
      <number:number number:decimal-places="2" number:min-integer-digits="1" number:grouping="true"/>
      <number:text> € </number:text>
    </number:number-style>
    <number:number-style style:name="N10139P1" style:volatile="true" number:language="de" number:country="DE">
      <number:text>-</number:text>
      <loext:fill-character> </loext:fill-character>
      <number:number number:decimal-places="2" number:min-integer-digits="1" number:grouping="true"/>
      <number:text> € </number:text>
    </number:number-style>
    <number:number-style style:name="N10139P2" style:volatile="true" number:language="de" number:country="DE">
      <loext:fill-character> </loext:fill-character>
      <number:text>-</number:text>
      <number:number number:decimal-places="0" number:min-integer-digits="0"/>
      <number:text> € </number:text>
    </number:number-style>
    <number:text-style style:name="N10139" number:language="de" number:country="DE">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ZELLE_5f_GERADE" style:display-name="ZELLE_GERADE" style:family="table-cell" style:parent-style-name="Default">
      <style:table-cell-properties fo:background-color="#dddddd"/>
    </style:style>
    <style:style style:name="ZELLE_5f_FEHLER" style:display-name="ZELLE_FEHLER" style:family="table-cell" style:parent-style-name="Default">
      <style:table-cell-properties fo:background-color="#ff9900"/>
    </style:style>
    <style:style style:name="Pivot-Tabelle_20_Ecke" style:display-name="Pivot-Tabelle Ecke" style:family="table-cell" style:parent-style-name="Default"/>
    <style:style style:name="Pivot-Tabelle_20_Wert" style:display-name="Pivot-Tabelle Wert" style:family="table-cell" style:parent-style-name="Default"/>
    <style:style style:name="Pivot-Tabelle_20_Feld" style:display-name="Pivot-Tabelle Feld" style:family="table-cell" style:parent-style-name="Default"/>
    <style:style style:name="Pivot-Tabelle_20_Kategorie" style:display-name="Pivot-Tabelle Kategorie" style:family="table-cell" style:parent-style-name="Default">
      <style:table-cell-properties style:text-align-source="fix" style:repeat-content="false" fo:border="none"/>
      <style:paragraph-properties fo:text-align="start"/>
    </style:style>
    <style:style style:name="Pivot-Tabelle_20_Titel" style:display-name="Pivot-Tabelle Titel" style:family="table-cell" style:parent-style-name="Default">
      <style:table-cell-properties style:text-align-source="fix" style:repeat-content="false"/>
      <style:paragraph-properties fo:text-align="start"/>
      <style:text-properties fo:font-weight="bold"/>
    </style:style>
    <style:style style:name="Pivot-Tabelle_20_Ergebnis" style:display-name="Pivot-Tabelle Ergebnis" style:family="table-cell" style:parent-style-name="Default">
      <style:text-properties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8">00.00.0000</text:date>, <text:time style:data-style-name="N2" text:time-value="08:47:48.69891907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20:48:29.695382149</meta:creation-date>
    <dc:date>2014-09-18T09:35:36.013890840</dc:date>
    <meta:editing-duration>PT4H56M18S</meta:editing-duration>
    <meta:editing-cycles>317</meta:editing-cycles>
    <meta:generator>LibreOffice/4.2.6.3$Linux_X86_64 LibreOffice_project/420m0$Build-3</meta:generator>
    <meta:document-statistic meta:table-count="5" meta:cell-count="2637" meta:object-count="2"/>
  </office:meta>
</office:document-meta>
</file>

<file path=Basic/Standard/Stoppuhr.xml><?xml version="1.0" encoding="utf-8"?>
<!DOCTYPE module  PUBLIC '-//OpenOffice.org//DTD OfficeDocument 1.0//EN'  'module.dtd'>
<script:module xmlns:script="http://openoffice.org/2000/script" script:name="Stoppuhr" script:language="StarBasic">REM  *****  BASIC  *****

Sub StoppuhrEinlesen
	GlobalScope.BasicLibraries.loadLibrary("Tools")
	
	REM Workdir finden
	
	docPath=ConvertFromUrl(ThisComponent.getURL())
	if Left(docPath,1)="/" then
		FileSeparator="/"
	else 
		FileSeparator="\"	
	endif
	workdir=DirectoryNameoutofPath(docPath,FileSeparator) &amp; FileSeparator
	
	REM Letzte Stoppuhr finden
	
	dim maxNum as Integer
	maxNum=0
	nextFile = Dir(workdir , 0)
	Do While nextFile &lt;&gt; ""
		if left(nextFile,9)="Stoppuhr_" and right(nextFile,4)=".csv" then
			num=CInt(mid(nextFile,10,len(nextFile)-13)
			if num&gt;maxNum then maxNum=num
		endif
	   i = i + 1
	   nextFile = Dir
	Loop
	
	if maxNum=0 then
		msgbox "Keine Stoppuhr gefunden"
		exit sub
	endif

	ZeitSheet=ThisComponent.Sheets.getByName("Zeitnahme")
	ZeitSheet.getCellByPosition(1,1).value=maxNum
	
	REM https://wiki.openoffice.org/wiki/Documentation/BASIC_Guide/StarDesktop
	REM Stoppuhr als Tabelle laden
	Dim FileProperties(2) As New com.sun.star.beans.PropertyValue
	FileProperties(0).Name = "FilterName"
	FileProperties(0).Value ="Text - txt - csv (StarCalc)"
	FileProperties(1).Name = "FilterOptions"
	REM https://wiki.openoffice.org/wiki/Documentation/DevGuide/Spreadsheets/Filter_Options
	REM 59 = ;
	FileProperties(1).Value ="59,34,0,1"
	FileProperties(2).Name = "Hidden"
	FileProperties(2).Value = True
	
	REM Datum/Zeit: https://forum.openoffice.org/en/forum/viewtopic.php?f=13&amp;t=606
	Url_quelle=converttourl(workdir &amp; "Stoppuhr_" &amp; maxNum &amp; ".csv")
	s_document = StarDesktop.loadComponentFromURL(Url_quelle, "_blank", 0, FileProperties())
	s_sheet=s_document.sheets(0)
	
	startTs=s_sheet.getCellByPosition(0, 2).Value / 1000 / 86400 + DATEVALUE("1970-01-01")
	
	ZeitSheet.getCellByPosition(1,0).value=startTs
	
	for rowNum=1 to 500
		snum=s_sheet.getCellByPosition(1,2+rowNum).value
		if snum&gt;0 then
			ZeitSheet.getCellByPosition(0,3+rowNum).value=snum
		else
			ZeitSheet.getCellByPosition(0,3+rowNum).string=""
		end if

		zeit=s_sheet.getCellByPosition(0,2+rowNum).value
		if zeit&gt;0 then
			ZeitSheet.getCellByPosition(1,3+rowNum).value=zeit/1000 / 86400
		else
			ZeitSheet.getCellByPosition(1,3+rowNum).string=""
		end if
	next rowNum
	
rem	MsgBox startTs
    
rem 	MsgBox oq_document.sheets(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oppuh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